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33ff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37564.8" calcext:value-type="float">
            <text:p>37564,8</text:p>
          </table:table-cell>
          <table:table-cell table:style-name="ce1" office:value-type="float" office:value="1704.2" calcext:value-type="float">
            <text:p>1704,2</text:p>
          </table:table-cell>
          <table:table-cell table:style-name="ce1" office:value-type="float" office:value="4461.3" calcext:value-type="float">
            <text:p>4461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46.4" calcext:value-type="float">
            <text:p>16746,4</text:p>
          </table:table-cell>
          <table:table-cell table:style-name="ce1" office:value-type="float" office:value="10288.2" calcext:value-type="float">
            <text:p>10288,2</text:p>
          </table:table-cell>
          <table:table-cell table:style-name="ce1" office:value-type="float" office:value="7138.1" calcext:value-type="float">
            <text:p>7138,1</text:p>
          </table:table-cell>
          <table:table-cell table:style-name="ce1" office:value-type="float" office:value="7640.8" calcext:value-type="float">
            <text:p>7640,8</text:p>
          </table:table-cell>
          <table:table-cell table:style-name="ce1" office:value-type="float" office:value="2080.5" calcext:value-type="float">
            <text:p>2080,5</text:p>
          </table:table-cell>
          <table:table-cell table:style-name="ce1" office:value-type="float" office:value="2380.8" calcext:value-type="float">
            <text:p>2380,8</text:p>
          </table:table-cell>
          <table:table-cell table:style-name="ce1" office:value-type="float" office:value="3489.4" calcext:value-type="float">
            <text:p>3489,4</text:p>
          </table:table-cell>
          <table:table-cell table:style-name="ce1" office:value-type="float" office:value="61170.6" calcext:value-type="float">
            <text:p>61170,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0.8" calcext:value-type="float">
            <text:p>520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42097.2" calcext:value-type="float">
            <text:p>42097,2</text:p>
          </table:table-cell>
          <table:table-cell table:style-name="ce1" office:value-type="float" office:value="1744.4" calcext:value-type="float">
            <text:p>1744,4</text:p>
          </table:table-cell>
          <table:table-cell table:style-name="ce1" office:value-type="float" office:value="5948.4" calcext:value-type="float">
            <text:p>5948,4</text:p>
          </table:table-cell>
          <table:table-cell table:style-name="ce1" office:value-type="float" office:value="3569.1" calcext:value-type="float">
            <text:p>3569,1</text:p>
          </table:table-cell>
          <table:table-cell table:style-name="ce1" office:value-type="float" office:value="4461.3" calcext:value-type="float">
            <text:p>4461,3</text:p>
          </table:table-cell>
          <table:table-cell table:style-name="ce1" office:value-type="float" office:value="18852.5" calcext:value-type="float">
            <text:p>18852,5</text:p>
          </table:table-cell>
          <table:table-cell table:style-name="ce1" office:value-type="float" office:value="10077.8" calcext:value-type="float">
            <text:p>10077,8</text:p>
          </table:table-cell>
          <table:table-cell table:style-name="ce1" office:value-type="float" office:value="4461.3" calcext:value-type="float">
            <text:p>4461,3</text:p>
          </table:table-cell>
          <table:table-cell table:style-name="ce1" office:value-type="float" office:value="7239.8" calcext:value-type="float">
            <text:p>7239,8</text:p>
          </table:table-cell>
          <table:table-cell table:style-name="ce1" office:value-type="float" office:value="2065.2" calcext:value-type="float">
            <text:p>2065,2</text:p>
          </table:table-cell>
          <table:table-cell table:style-name="ce1" office:value-type="float" office:value="1664" calcext:value-type="float">
            <text:p>1664</text:p>
          </table:table-cell>
          <table:table-cell table:style-name="ce1" office:value-type="float" office:value="3108.2" calcext:value-type="float">
            <text:p>3108,2</text:p>
          </table:table-cell>
          <table:table-cell table:style-name="ce1" office:value-type="float" office:value="62374.2" calcext:value-type="float">
            <text:p>62374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40.6" calcext:value-type="float">
            <text:p>340,6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1.2" calcext:value-type="float">
            <text:p>541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42638.8" calcext:value-type="float">
            <text:p>42638,8</text:p>
          </table:table-cell>
          <table:table-cell table:style-name="ce1" office:value-type="float" office:value="1744.4" calcext:value-type="float">
            <text:p>1744,4</text:p>
          </table:table-cell>
          <table:table-cell table:style-name="ce1" office:value-type="float" office:value="3569.1" calcext:value-type="float">
            <text:p>3569,1</text:p>
          </table:table-cell>
          <table:table-cell table:style-name="ce1" office:value-type="float" office:value="5948.4" calcext:value-type="float">
            <text:p>5948,4</text:p>
          </table:table-cell>
          <table:table-cell table:style-name="ce1" office:value-type="float" office:value="4461.3" calcext:value-type="float">
            <text:p>4461,3</text:p>
          </table:table-cell>
          <table:table-cell table:style-name="ce1" office:value-type="float" office:value="16826.6" calcext:value-type="float">
            <text:p>16826,6</text:p>
          </table:table-cell>
          <table:table-cell table:style-name="ce1" office:value-type="float" office:value="10549.2" calcext:value-type="float">
            <text:p>10549,2</text:p>
          </table:table-cell>
          <table:table-cell table:style-name="ce1" office:value-type="float" office:value="7138.1" calcext:value-type="float">
            <text:p>7138,1</text:p>
          </table:table-cell>
          <table:table-cell table:style-name="ce1" office:value-type="float" office:value="8423.2" calcext:value-type="float">
            <text:p>8423,2</text:p>
          </table:table-cell>
          <table:table-cell table:style-name="ce1" office:value-type="float" office:value="1985.2" calcext:value-type="float">
            <text:p>1985,2</text:p>
          </table:table-cell>
          <table:table-cell table:style-name="ce1" office:value-type="float" office:value="1543.8" calcext:value-type="float">
            <text:p>1543,8</text:p>
          </table:table-cell>
          <table:table-cell table:style-name="ce1" office:value-type="float" office:value="3990.6" calcext:value-type="float">
            <text:p>3990,6</text:p>
          </table:table-cell>
          <table:table-cell table:style-name="ce1" office:value-type="float" office:value="61130.4" calcext:value-type="float">
            <text:p>61130,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0.3" calcext:value-type="float">
            <text:p>150,3</text:p>
          </table:table-cell>
          <table:table-cell table:style-name="ce1" office:value-type="float" office:value="300.4" calcext:value-type="float">
            <text:p>300,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948.4" calcext:value-type="float">
            <text:p>5948,4</text:p>
          </table:table-cell>
          <table:table-cell table:style-name="ce1" office:value-type="float" office:value="420.6" calcext:value-type="float">
            <text:p>420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45366.6" calcext:value-type="float">
            <text:p>45366,6</text:p>
          </table:table-cell>
          <table:table-cell table:style-name="ce1" office:value-type="float" office:value="1764.4" calcext:value-type="float">
            <text:p>1764,4</text:p>
          </table:table-cell>
          <table:table-cell table:style-name="ce1" office:value-type="float" office:value="3569.1" calcext:value-type="float">
            <text:p>3569,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889.4" calcext:value-type="float">
            <text:p>17889,4</text:p>
          </table:table-cell>
          <table:table-cell table:style-name="ce1" office:value-type="float" office:value="11130.5" calcext:value-type="float">
            <text:p>11130,5</text:p>
          </table:table-cell>
          <table:table-cell table:style-name="ce1" office:value-type="float" office:value="8922.7" calcext:value-type="float">
            <text:p>8922,7</text:p>
          </table:table-cell>
          <table:table-cell table:style-name="ce1" office:value-type="float" office:value="9305.8" calcext:value-type="float">
            <text:p>9305,8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1644" calcext:value-type="float">
            <text:p>1644</text:p>
          </table:table-cell>
          <table:table-cell table:style-name="ce1" office:value-type="float" office:value="3409.2" calcext:value-type="float">
            <text:p>3409,2</text:p>
          </table:table-cell>
          <table:table-cell table:style-name="ce1" office:value-type="float" office:value="60067.4" calcext:value-type="float">
            <text:p>60067,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300.4" calcext:value-type="float">
            <text:p>300,4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461.3" calcext:value-type="float">
            <text:p>4461,3</text:p>
          </table:table-cell>
          <table:table-cell table:style-name="ce1" office:value-type="float" office:value="420.8" calcext:value-type="float">
            <text:p>420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43561.4" calcext:value-type="float">
            <text:p>43561,4</text:p>
          </table:table-cell>
          <table:table-cell table:style-name="ce1" office:value-type="float" office:value="1724.2" calcext:value-type="float">
            <text:p>1724,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8922.7" calcext:value-type="float">
            <text:p>8922,7</text:p>
          </table:table-cell>
          <table:table-cell table:style-name="ce1" office:value-type="float" office:value="15543.2" calcext:value-type="float">
            <text:p>15543,2</text:p>
          </table:table-cell>
          <table:table-cell table:style-name="ce1" office:value-type="float" office:value="9385.8" calcext:value-type="float">
            <text:p>9385,8</text:p>
          </table:table-cell>
          <table:table-cell table:style-name="ce1" office:value-type="float" office:value="4461.3" calcext:value-type="float">
            <text:p>4461,3</text:p>
          </table:table-cell>
          <table:table-cell table:style-name="ce1" office:value-type="float" office:value="9265.4" calcext:value-type="float">
            <text:p>9265,4</text:p>
          </table:table-cell>
          <table:table-cell table:style-name="ce1" office:value-type="float" office:value="2406" calcext:value-type="float">
            <text:p>2406</text:p>
          </table:table-cell>
          <table:table-cell table:style-name="ce1" office:value-type="float" office:value="1543.8" calcext:value-type="float">
            <text:p>1543,8</text:p>
          </table:table-cell>
          <table:table-cell table:style-name="ce1" office:value-type="float" office:value="3509.2" calcext:value-type="float">
            <text:p>3509,2</text:p>
          </table:table-cell>
          <table:table-cell table:style-name="ce1" office:value-type="float" office:value="58061.8" calcext:value-type="float">
            <text:p>58061,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0.8" calcext:value-type="float">
            <text:p>340,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569.1" calcext:value-type="float">
            <text:p>3569,1</text:p>
          </table:table-cell>
          <table:table-cell table:style-name="ce1" office:value-type="float" office:value="521" calcext:value-type="float">
            <text:p>5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43902.4" calcext:value-type="float">
            <text:p>43902,4</text:p>
          </table:table-cell>
          <table:table-cell table:style-name="ce1" office:value-type="float" office:value="2005.4" calcext:value-type="float">
            <text:p>2005,4</text:p>
          </table:table-cell>
          <table:table-cell table:style-name="ce1" office:value-type="float" office:value="4461.3" calcext:value-type="float">
            <text:p>4461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45.6" calcext:value-type="float">
            <text:p>16445,6</text:p>
          </table:table-cell>
          <table:table-cell table:style-name="ce1" office:value-type="float" office:value="9205.4" calcext:value-type="float">
            <text:p>9205,4</text:p>
          </table:table-cell>
          <table:table-cell table:style-name="ce1" office:value-type="float" office:value="3569.1" calcext:value-type="float">
            <text:p>3569,1</text:p>
          </table:table-cell>
          <table:table-cell table:style-name="ce1" office:value-type="float" office:value="9205.4" calcext:value-type="float">
            <text:p>9205,4</text:p>
          </table:table-cell>
          <table:table-cell table:style-name="ce1" office:value-type="float" office:value="2025.2" calcext:value-type="float">
            <text:p>2025,2</text:p>
          </table:table-cell>
          <table:table-cell table:style-name="ce1" office:value-type="float" office:value="1904.8" calcext:value-type="float">
            <text:p>1904,8</text:p>
          </table:table-cell>
          <table:table-cell table:style-name="ce1" office:value-type="float" office:value="3870.4" calcext:value-type="float">
            <text:p>3870,4</text:p>
          </table:table-cell>
          <table:table-cell table:style-name="ce1" office:value-type="float" office:value="60870" calcext:value-type="float">
            <text:p>60870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4" calcext:value-type="float">
            <text:p>320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45246.4" calcext:value-type="float">
            <text:p>45246,4</text:p>
          </table:table-cell>
          <table:table-cell table:style-name="ce1" office:value-type="float" office:value="1503.6" calcext:value-type="float">
            <text:p>1503,6</text:p>
          </table:table-cell>
          <table:table-cell table:style-name="ce1" office:value-type="float" office:value="4461.3" calcext:value-type="float">
            <text:p>4461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846.6" calcext:value-type="float">
            <text:p>16846,6</text:p>
          </table:table-cell>
          <table:table-cell table:style-name="ce1" office:value-type="float" office:value="11607" calcext:value-type="float">
            <text:p>11607</text:p>
          </table:table-cell>
          <table:table-cell table:style-name="ce1" office:value-type="float" office:value="3569.1" calcext:value-type="float">
            <text:p>3569,1</text:p>
          </table:table-cell>
          <table:table-cell table:style-name="ce1" office:value-type="float" office:value="8523.4" calcext:value-type="float">
            <text:p>8523,4</text:p>
          </table:table-cell>
          <table:table-cell table:style-name="ce1" office:value-type="float" office:value="1844.8" calcext:value-type="float">
            <text:p>1844,8</text:p>
          </table:table-cell>
          <table:table-cell table:style-name="ce1" office:value-type="float" office:value="1804.8" calcext:value-type="float">
            <text:p>1804,8</text:p>
          </table:table-cell>
          <table:table-cell table:style-name="ce1" office:value-type="float" office:value="3529.6" calcext:value-type="float">
            <text:p>3529,6</text:p>
          </table:table-cell>
          <table:table-cell table:style-name="ce1" office:value-type="float" office:value="62133" calcext:value-type="float">
            <text:p>6213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0.4" calcext:value-type="float">
            <text:p>340,4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3569.1" calcext:value-type="float">
            <text:p>3569,1</text:p>
          </table:table-cell>
          <table:table-cell table:style-name="ce1" office:value-type="float" office:value="626.3" calcext:value-type="float">
            <text:p>626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43200.6" calcext:value-type="float">
            <text:p>43200,6</text:p>
          </table:table-cell>
          <table:table-cell table:style-name="ce1" office:value-type="float" office:value="2225.8" calcext:value-type="float">
            <text:p>2225,8</text:p>
          </table:table-cell>
          <table:table-cell table:style-name="ce1" office:value-type="float" office:value="4461.3" calcext:value-type="float">
            <text:p>4461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38.1" calcext:value-type="float">
            <text:p>7138,1</text:p>
          </table:table-cell>
          <table:table-cell table:style-name="ce1" office:value-type="float" office:value="17107.4" calcext:value-type="float">
            <text:p>17107,4</text:p>
          </table:table-cell>
          <table:table-cell table:style-name="ce1" office:value-type="float" office:value="9185.2" calcext:value-type="float">
            <text:p>9185,2</text:p>
          </table:table-cell>
          <table:table-cell table:style-name="ce1" office:value-type="float" office:value="4461.3" calcext:value-type="float">
            <text:p>4461,3</text:p>
          </table:table-cell>
          <table:table-cell table:style-name="ce1" office:value-type="float" office:value="8844.2" calcext:value-type="float">
            <text:p>8844,2</text:p>
          </table:table-cell>
          <table:table-cell table:style-name="ce1" office:value-type="float" office:value="2045.4" calcext:value-type="float">
            <text:p>2045,4</text:p>
          </table:table-cell>
          <table:table-cell table:style-name="ce1" office:value-type="float" office:value="1905" calcext:value-type="float">
            <text:p>1905</text:p>
          </table:table-cell>
          <table:table-cell table:style-name="ce1" office:value-type="float" office:value="3689.8" calcext:value-type="float">
            <text:p>3689,8</text:p>
          </table:table-cell>
          <table:table-cell table:style-name="ce1" office:value-type="float" office:value="62594.6" calcext:value-type="float">
            <text:p>62594,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80.6" calcext:value-type="float">
            <text:p>380,6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7138.1" calcext:value-type="float">
            <text:p>7138,1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office:value-type="float" office:value="43842.2" calcext:value-type="float">
            <text:p>43842,2</text:p>
          </table:table-cell>
          <table:table-cell office:value-type="float" office:value="1864.8" calcext:value-type="float">
            <text:p>1864,8</text:p>
          </table:table-cell>
          <table:table-cell office:value-type="float" office:value="0" calcext:value-type="float">
            <text:p>0</text:p>
          </table:table-cell>
          <table:table-cell office:value-type="float" office:value="8922.7" calcext:value-type="float">
            <text:p>8922,7</text:p>
          </table:table-cell>
          <table:table-cell office:value-type="float" office:value="4461.3" calcext:value-type="float">
            <text:p>4461,3</text:p>
          </table:table-cell>
          <table:table-cell office:value-type="float" office:value="16646" calcext:value-type="float">
            <text:p>16646</text:p>
          </table:table-cell>
          <table:table-cell office:value-type="float" office:value="9225.4" calcext:value-type="float">
            <text:p>9225,4</text:p>
          </table:table-cell>
          <table:table-cell office:value-type="float" office:value="8922.7" calcext:value-type="float">
            <text:p>8922,7</text:p>
          </table:table-cell>
          <table:table-cell office:value-type="float" office:value="9105" calcext:value-type="float">
            <text:p>9105</text:p>
          </table:table-cell>
          <table:table-cell office:value-type="float" office:value="2005.3" calcext:value-type="float">
            <text:p>2005,3</text:p>
          </table:table-cell>
          <table:table-cell office:value-type="float" office:value="1584" calcext:value-type="float">
            <text:p>1584</text:p>
          </table:table-cell>
          <table:table-cell office:value-type="float" office:value="4251.4" calcext:value-type="float">
            <text:p>4251,4</text:p>
          </table:table-cell>
          <table:table-cell office:value-type="float" office:value="62755" calcext:value-type="float">
            <text:p>62755</text:p>
          </table:table-cell>
          <table:table-cell office:value-type="float" office:value="112.5" calcext:value-type="float">
            <text:p>112,5</text:p>
          </table:table-cell>
          <table:table-cell office:value-type="float" office:value="180.2" calcext:value-type="float">
            <text:p>180,2</text:p>
          </table:table-cell>
          <table:table-cell office:value-type="float" office:value="300.5" calcext:value-type="float">
            <text:p>300,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0.8" calcext:value-type="float">
            <text:p>460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office:value-type="float" office:value="44062.8" calcext:value-type="float">
            <text:p>44062,8</text:p>
          </table:table-cell>
          <table:table-cell office:value-type="float" office:value="1784.4" calcext:value-type="float">
            <text:p>1784,4</text:p>
          </table:table-cell>
          <table:table-cell office:value-type="float" office:value="10707.2" calcext:value-type="float">
            <text:p>10707,2</text:p>
          </table:table-cell>
          <table:table-cell office:value-type="float" office:value="5948.4" calcext:value-type="float">
            <text:p>5948,4</text:p>
          </table:table-cell>
          <table:table-cell office:value-type="float" office:value="0" calcext:value-type="float">
            <text:p>0</text:p>
          </table:table-cell>
          <table:table-cell office:value-type="float" office:value="17508.4" calcext:value-type="float">
            <text:p>17508,4</text:p>
          </table:table-cell>
          <table:table-cell office:value-type="float" office:value="9827" calcext:value-type="float">
            <text:p>9827</text:p>
          </table:table-cell>
          <table:table-cell office:value-type="float" office:value="3569.1" calcext:value-type="float">
            <text:p>3569,1</text:p>
          </table:table-cell>
          <table:table-cell office:value-type="float" office:value="9185.2" calcext:value-type="float">
            <text:p>9185,2</text:p>
          </table:table-cell>
          <table:table-cell office:value-type="float" office:value="2255.8" calcext:value-type="float">
            <text:p>2255,8</text:p>
          </table:table-cell>
          <table:table-cell office:value-type="float" office:value="1945" calcext:value-type="float">
            <text:p>1945</text:p>
          </table:table-cell>
          <table:table-cell office:value-type="float" office:value="3730" calcext:value-type="float">
            <text:p>3730</text:p>
          </table:table-cell>
          <table:table-cell office:value-type="float" office:value="61411.4" calcext:value-type="float">
            <text:p>61411,4</text:p>
          </table:table-cell>
          <table:table-cell office:value-type="float" office:value="25" calcext:value-type="float">
            <text:p>25</text:p>
          </table:table-cell>
          <table:table-cell office:value-type="float" office:value="180.2" calcext:value-type="float">
            <text:p>180,2</text:p>
          </table:table-cell>
          <table:table-cell office:value-type="float" office:value="350.5" calcext:value-type="float">
            <text:p>350,5</text:p>
          </table:table-cell>
          <table:table-cell office:value-type="float" office:value="312.5" calcext:value-type="float">
            <text:p>312,5</text:p>
          </table:table-cell>
          <table:table-cell office:value-type="float" office:value="3569.1" calcext:value-type="float">
            <text:p>3569,1</text:p>
          </table:table-cell>
          <table:table-cell office:value-type="float" office:value="460.8" calcext:value-type="float">
            <text:p>460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office:value-type="float" office:value="42137.4" calcext:value-type="float">
            <text:p>42137,4</text:p>
          </table:table-cell>
          <table:table-cell office:value-type="float" office:value="1724.4" calcext:value-type="float">
            <text:p>1724,4</text:p>
          </table:table-cell>
          <table:table-cell office:value-type="float" office:value="4461.3" calcext:value-type="float">
            <text:p>446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0.3" calcext:value-type="float">
            <text:p>18150,3</text:p>
          </table:table-cell>
          <table:table-cell office:value-type="float" office:value="9125.2" calcext:value-type="float">
            <text:p>9125,2</text:p>
          </table:table-cell>
          <table:table-cell office:value-type="float" office:value="8922.7" calcext:value-type="float">
            <text:p>8922,7</text:p>
          </table:table-cell>
          <table:table-cell office:value-type="float" office:value="8483.4" calcext:value-type="float">
            <text:p>8483,4</text:p>
          </table:table-cell>
          <table:table-cell office:value-type="float" office:value="1925" calcext:value-type="float">
            <text:p>1925</text:p>
          </table:table-cell>
          <table:table-cell office:value-type="float" office:value="2005" calcext:value-type="float">
            <text:p>2005</text:p>
          </table:table-cell>
          <table:table-cell office:value-type="float" office:value="3469.4" calcext:value-type="float">
            <text:p>3469,4</text:p>
          </table:table-cell>
          <table:table-cell office:value-type="float" office:value="63156.4" calcext:value-type="float">
            <text:p>63156,4</text:p>
          </table:table-cell>
          <table:table-cell office:value-type="float" office:value="62.5" calcext:value-type="float">
            <text:p>62,5</text:p>
          </table:table-cell>
          <table:table-cell office:value-type="float" office:value="267" calcext:value-type="float">
            <text:p>267</text:p>
          </table:table-cell>
          <table:table-cell office:value-type="float" office:value="375.5" calcext:value-type="float">
            <text:p>375,5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00.4" calcext:value-type="float">
            <text:p>400,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office:value-type="float" office:value="43782.2" calcext:value-type="float">
            <text:p>43782,2</text:p>
          </table:table-cell>
          <table:table-cell office:value-type="float" office:value="1784.4" calcext:value-type="float">
            <text:p>1784,4</text:p>
          </table:table-cell>
          <table:table-cell office:value-type="float" office:value="5948.4" calcext:value-type="float">
            <text:p>5948,4</text:p>
          </table:table-cell>
          <table:table-cell office:value-type="float" office:value="0" calcext:value-type="float">
            <text:p>0</text:p>
          </table:table-cell>
          <table:table-cell office:value-type="float" office:value="5948.4" calcext:value-type="float">
            <text:p>5948,4</text:p>
          </table:table-cell>
          <table:table-cell office:value-type="float" office:value="18370.8" calcext:value-type="float">
            <text:p>18370,8</text:p>
          </table:table-cell>
          <table:table-cell office:value-type="float" office:value="11281" calcext:value-type="float">
            <text:p>11281</text:p>
          </table:table-cell>
          <table:table-cell office:value-type="float" office:value="3569.1" calcext:value-type="float">
            <text:p>3569,1</text:p>
          </table:table-cell>
          <table:table-cell office:value-type="float" office:value="8984.6" calcext:value-type="float">
            <text:p>8984,6</text:p>
          </table:table-cell>
          <table:table-cell office:value-type="float" office:value="2356.3" calcext:value-type="float">
            <text:p>2356,3</text:p>
          </table:table-cell>
          <table:table-cell office:value-type="float" office:value="1704.5" calcext:value-type="float">
            <text:p>1704,5</text:p>
          </table:table-cell>
          <table:table-cell office:value-type="float" office:value="3669.6" calcext:value-type="float">
            <text:p>3669,6</text:p>
          </table:table-cell>
          <table:table-cell office:value-type="float" office:value="61110.4" calcext:value-type="float">
            <text:p>61110,4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400.8" calcext:value-type="float">
            <text:p>400,8</text:p>
          </table:table-cell>
          <table:table-cell office:value-type="float" office:value="500" calcext:value-type="float">
            <text:p>500</text:p>
          </table:table-cell>
          <table:table-cell office:value-type="float" office:value="3569.1" calcext:value-type="float">
            <text:p>3569,1</text:p>
          </table:table-cell>
          <table:table-cell office:value-type="float" office:value="420.8" calcext:value-type="float">
            <text:p>420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float" office:value="41736.4" calcext:value-type="float">
            <text:p>41736,4</text:p>
          </table:table-cell>
          <table:table-cell office:value-type="float" office:value="1543.8" calcext:value-type="float">
            <text:p>1543,8</text:p>
          </table:table-cell>
          <table:table-cell table:number-columns-repeated="3" office:value-type="float" office:value="4461.3" calcext:value-type="float">
            <text:p>4461,3</text:p>
          </table:table-cell>
          <table:table-cell office:value-type="float" office:value="16987" calcext:value-type="float">
            <text:p>16987</text:p>
          </table:table-cell>
          <table:table-cell office:value-type="float" office:value="11933" calcext:value-type="float">
            <text:p>11933</text:p>
          </table:table-cell>
          <table:table-cell office:value-type="float" office:value="8922.7" calcext:value-type="float">
            <text:p>8922,7</text:p>
          </table:table-cell>
          <table:table-cell office:value-type="float" office:value="11431.6" calcext:value-type="float">
            <text:p>11431,6</text:p>
          </table:table-cell>
          <table:table-cell office:value-type="float" office:value="10468.8" calcext:value-type="float">
            <text:p>10468,8</text:p>
          </table:table-cell>
          <table:table-cell office:value-type="float" office:value="14620.4" calcext:value-type="float">
            <text:p>14620,4</text:p>
          </table:table-cell>
          <table:table-cell office:value-type="float" office:value="37704.8" calcext:value-type="float">
            <text:p>37704,8</text:p>
          </table:table-cell>
          <table:table-cell office:value-type="float" office:value="70978" calcext:value-type="float">
            <text:p>70978</text:p>
          </table:table-cell>
          <table:table-cell office:value-type="float" office:value="9408.9" calcext:value-type="float">
            <text:p>9408,9</text:p>
          </table:table-cell>
          <table:table-cell office:value-type="float" office:value="1162.8" calcext:value-type="float">
            <text:p>1162,8</text:p>
          </table:table-cell>
          <table:table-cell office:value-type="float" office:value="3950.8" calcext:value-type="float">
            <text:p>3950,8</text:p>
          </table:table-cell>
          <table:table-cell office:value-type="float" office:value="29929.2" calcext:value-type="float">
            <text:p>29929,2</text:p>
          </table:table-cell>
          <table:table-cell office:value-type="float" office:value="4461.3" calcext:value-type="float">
            <text:p>4461,3</text:p>
          </table:table-cell>
          <table:table-cell office:value-type="float" office:value="169612.8" calcext:value-type="float">
            <text:p>169612,8</text:p>
          </table:table-cell>
          <table:table-cell office:value-type="float" office:value="91956.6" calcext:value-type="float">
            <text:p>91956,6</text:p>
          </table:table-cell>
          <table:table-cell office:value-type="float" office:value="168750.4" calcext:value-type="float">
            <text:p>168750,4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office:value-type="float" office:value="85056.8" calcext:value-type="float">
            <text:p>85056,8</text:p>
          </table:table-cell>
          <table:table-cell office:value-type="float" office:value="282446.4" calcext:value-type="float">
            <text:p>282446,4</text:p>
          </table:table-cell>
          <table:table-cell office:value-type="float" office:value="8922.7" calcext:value-type="float">
            <text:p>8922,7</text:p>
          </table:table-cell>
          <table:table-cell office:value-type="float" office:value="35690.6" calcext:value-type="float">
            <text:p>35690,6</text:p>
          </table:table-cell>
          <table:table-cell office:value-type="float" office:value="7138.1" calcext:value-type="float">
            <text:p>7138,1</text:p>
          </table:table-cell>
          <table:table-cell office:value-type="float" office:value="168972" calcext:value-type="float">
            <text:p>168972</text:p>
          </table:table-cell>
          <table:table-cell office:value-type="float" office:value="23204.6" calcext:value-type="float">
            <text:p>23204,6</text:p>
          </table:table-cell>
          <table:table-cell office:value-type="float" office:value="28552.5" calcext:value-type="float">
            <text:p>28552,5</text:p>
          </table:table-cell>
          <table:table-cell office:value-type="float" office:value="72823.4" calcext:value-type="float">
            <text:p>72823,4</text:p>
          </table:table-cell>
          <table:table-cell office:value-type="float" office:value="153989.6" calcext:value-type="float">
            <text:p>153989,6</text:p>
          </table:table-cell>
          <table:table-cell office:value-type="float" office:value="64761" calcext:value-type="float">
            <text:p>64761</text:p>
          </table:table-cell>
          <table:table-cell office:value-type="float" office:value="242756" calcext:value-type="float">
            <text:p>242756</text:p>
          </table:table-cell>
          <table:table-cell office:value-type="float" office:value="162694.4" calcext:value-type="float">
            <text:p>162694,4</text:p>
          </table:table-cell>
          <table:table-cell office:value-type="float" office:value="235332.3" calcext:value-type="float">
            <text:p>235332,3</text:p>
          </table:table-cell>
          <table:table-cell office:value-type="float" office:value="21820.8" calcext:value-type="float">
            <text:p>21820,8</text:p>
          </table:table-cell>
          <table:table-cell office:value-type="float" office:value="22803.4" calcext:value-type="float">
            <text:p>22803,4</text:p>
          </table:table-cell>
          <table:table-cell office:value-type="float" office:value="131740" calcext:value-type="float">
            <text:p>131740</text:p>
          </table:table-cell>
          <table:table-cell office:value-type="float" office:value="32121.6" calcext:value-type="float">
            <text:p>32121,6</text:p>
          </table:table-cell>
          <table:table-cell office:value-type="float" office:value="397950.4" calcext:value-type="float">
            <text:p>397950,4</text:p>
          </table:table-cell>
          <table:table-cell office:value-type="float" office:value="407256" calcext:value-type="float">
            <text:p>407256</text:p>
          </table:table-cell>
          <table:table-cell office:value-type="float" office:value="462008" calcext:value-type="float">
            <text:p>462008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office:value-type="float" office:value="130725.2" calcext:value-type="float">
            <text:p>130725,2</text:p>
          </table:table-cell>
          <table:table-cell office:value-type="float" office:value="203628.8" calcext:value-type="float">
            <text:p>203628,8</text:p>
          </table:table-cell>
          <table:table-cell office:value-type="float" office:value="47327.5" calcext:value-type="float">
            <text:p>47327,5</text:p>
          </table:table-cell>
          <table:table-cell office:value-type="float" office:value="1772045.7" calcext:value-type="float">
            <text:p>1772045,7</text:p>
          </table:table-cell>
          <table:table-cell office:value-type="float" office:value="35495.6" calcext:value-type="float">
            <text:p>35495,6</text:p>
          </table:table-cell>
          <table:table-cell office:value-type="float" office:value="378275.2" calcext:value-type="float">
            <text:p>378275,2</text:p>
          </table:table-cell>
          <table:table-cell office:value-type="float" office:value="42177.6" calcext:value-type="float">
            <text:p>42177,6</text:p>
          </table:table-cell>
          <table:table-cell office:value-type="float" office:value="1239743.9" calcext:value-type="float">
            <text:p>1239743,9</text:p>
          </table:table-cell>
          <table:table-cell office:value-type="float" office:value="105855.2" calcext:value-type="float">
            <text:p>105855,2</text:p>
          </table:table-cell>
          <table:table-cell office:value-type="float" office:value="164318.8" calcext:value-type="float">
            <text:p>164318,8</text:p>
          </table:table-cell>
          <table:table-cell office:value-type="float" office:value="60669.2" calcext:value-type="float">
            <text:p>60669,2</text:p>
          </table:table-cell>
          <table:table-cell office:value-type="float" office:value="438782.4" calcext:value-type="float">
            <text:p>438782,4</text:p>
          </table:table-cell>
          <table:table-cell office:value-type="float" office:value="227855.2" calcext:value-type="float">
            <text:p>227855,2</text:p>
          </table:table-cell>
          <table:table-cell office:value-type="float" office:value="467149.5" calcext:value-type="float">
            <text:p>467149,5</text:p>
          </table:table-cell>
          <table:table-cell office:value-type="float" office:value="41114.6" calcext:value-type="float">
            <text:p>41114,6</text:p>
          </table:table-cell>
          <table:table-cell office:value-type="float" office:value="29863" calcext:value-type="float">
            <text:p>29863</text:p>
          </table:table-cell>
          <table:table-cell office:value-type="float" office:value="184712.8" calcext:value-type="float">
            <text:p>184712,8</text:p>
          </table:table-cell>
          <table:table-cell office:value-type="float" office:value="1109061.4" calcext:value-type="float">
            <text:p>1109061,4</text:p>
          </table:table-cell>
          <table:table-cell office:value-type="float" office:value="536577.6" calcext:value-type="float">
            <text:p>536577,6</text:p>
          </table:table-cell>
          <table:table-cell office:value-type="float" office:value="650291.2" calcext:value-type="float">
            <text:p>650291,2</text:p>
          </table:table-cell>
          <table:table-cell office:value-type="float" office:value="763286.4" calcext:value-type="float">
            <text:p>763286,4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office:value-type="float" office:value="158863.6" calcext:value-type="float">
            <text:p>158863,6</text:p>
          </table:table-cell>
          <table:table-cell office:value-type="float" office:value="165440.8" calcext:value-type="float">
            <text:p>165440,8</text:p>
          </table:table-cell>
          <table:table-cell office:value-type="float" office:value="197504.2" calcext:value-type="float">
            <text:p>197504,2</text:p>
          </table:table-cell>
          <table:table-cell office:value-type="float" office:value="1635650.7" calcext:value-type="float">
            <text:p>1635650,7</text:p>
          </table:table-cell>
          <table:table-cell office:value-type="float" office:value="21896.3" calcext:value-type="float">
            <text:p>21896,3</text:p>
          </table:table-cell>
          <table:table-cell office:value-type="float" office:value="399894.4" calcext:value-type="float">
            <text:p>399894,4</text:p>
          </table:table-cell>
          <table:table-cell office:value-type="float" office:value="46690.2" calcext:value-type="float">
            <text:p>46690,2</text:p>
          </table:table-cell>
          <table:table-cell office:value-type="float" office:value="1028247.9" calcext:value-type="float">
            <text:p>1028247,9</text:p>
          </table:table-cell>
          <table:table-cell office:value-type="float" office:value="119634" calcext:value-type="float">
            <text:p>119634</text:p>
          </table:table-cell>
          <table:table-cell office:value-type="float" office:value="134415.2" calcext:value-type="float">
            <text:p>134415,2</text:p>
          </table:table-cell>
          <table:table-cell office:value-type="float" office:value="52646.8" calcext:value-type="float">
            <text:p>52646,8</text:p>
          </table:table-cell>
          <table:table-cell office:value-type="float" office:value="478035.2" calcext:value-type="float">
            <text:p>478035,2</text:p>
          </table:table-cell>
          <table:table-cell office:value-type="float" office:value="258340.8" calcext:value-type="float">
            <text:p>258340,8</text:p>
          </table:table-cell>
          <table:table-cell office:value-type="float" office:value="548554" calcext:value-type="float">
            <text:p>548554</text:p>
          </table:table-cell>
          <table:table-cell office:value-type="float" office:value="44303.4" calcext:value-type="float">
            <text:p>44303,4</text:p>
          </table:table-cell>
          <table:table-cell office:value-type="float" office:value="29161.4" calcext:value-type="float">
            <text:p>29161,4</text:p>
          </table:table-cell>
          <table:table-cell office:value-type="float" office:value="174201.6" calcext:value-type="float">
            <text:p>174201,6</text:p>
          </table:table-cell>
          <table:table-cell office:value-type="float" office:value="607402" calcext:value-type="float">
            <text:p>607402</text:p>
          </table:table-cell>
          <table:table-cell office:value-type="float" office:value="426249.6" calcext:value-type="float">
            <text:p>426249,6</text:p>
          </table:table-cell>
          <table:table-cell office:value-type="float" office:value="578030.4" calcext:value-type="float">
            <text:p>578030,4</text:p>
          </table:table-cell>
          <table:table-cell office:value-type="float" office:value="640467.2" calcext:value-type="float">
            <text:p>640467,2</text:p>
          </table:table-cell>
          <table:table-cell table:style-name="ce2" table:number-columns-repeated="1002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style-name="ce2" office:value-type="float" office:value="152465.2" calcext:value-type="float">
            <text:p>152465,2</text:p>
          </table:table-cell>
          <table:table-cell table:style-name="ce2" office:value-type="float" office:value="113216" calcext:value-type="float">
            <text:p>113216</text:p>
          </table:table-cell>
          <table:table-cell table:style-name="ce2" office:value-type="float" office:value="192058.4" calcext:value-type="float">
            <text:p>192058,4</text:p>
          </table:table-cell>
          <table:table-cell table:style-name="ce2" office:value-type="float" office:value="1757803" calcext:value-type="float">
            <text:p>1757803</text:p>
          </table:table-cell>
          <table:table-cell table:style-name="ce2" office:value-type="float" office:value="24841.3" calcext:value-type="float">
            <text:p>24841,3</text:p>
          </table:table-cell>
          <table:table-cell table:style-name="ce2" office:value-type="float" office:value="446828.8" calcext:value-type="float">
            <text:p>446828,8</text:p>
          </table:table-cell>
          <table:table-cell table:style-name="ce2" office:value-type="float" office:value="51684.2" calcext:value-type="float">
            <text:p>51684,2</text:p>
          </table:table-cell>
          <table:table-cell table:style-name="ce2" office:value-type="float" office:value="786403" calcext:value-type="float">
            <text:p>786403</text:p>
          </table:table-cell>
          <table:table-cell table:style-name="ce2" office:value-type="float" office:value="126453.2" calcext:value-type="float">
            <text:p>126453,2</text:p>
          </table:table-cell>
          <table:table-cell table:style-name="ce2" office:value-type="float" office:value="135698.4" calcext:value-type="float">
            <text:p>135698,4</text:p>
          </table:table-cell>
          <table:table-cell table:style-name="ce2" office:value-type="float" office:value="73384.4" calcext:value-type="float">
            <text:p>73384,4</text:p>
          </table:table-cell>
          <table:table-cell table:style-name="ce2" office:value-type="float" office:value="466824" calcext:value-type="float">
            <text:p>466824</text:p>
          </table:table-cell>
          <table:table-cell table:style-name="ce2" office:value-type="float" office:value="225970.4" calcext:value-type="float">
            <text:p>225970,4</text:p>
          </table:table-cell>
          <table:table-cell table:style-name="ce2" office:value-type="float" office:value="473305" calcext:value-type="float">
            <text:p>473305</text:p>
          </table:table-cell>
          <table:table-cell table:style-name="ce2" office:value-type="float" office:value="50039.4" calcext:value-type="float">
            <text:p>50039,4</text:p>
          </table:table-cell>
          <table:table-cell table:style-name="ce2" office:value-type="float" office:value="31066.2" calcext:value-type="float">
            <text:p>31066,2</text:p>
          </table:table-cell>
          <table:table-cell table:style-name="ce2" office:value-type="float" office:value="201188.8" calcext:value-type="float">
            <text:p>201188,8</text:p>
          </table:table-cell>
          <table:table-cell table:style-name="ce2" office:value-type="float" office:value="754357.8" calcext:value-type="float">
            <text:p>754357,8</text:p>
          </table:table-cell>
          <table:table-cell table:style-name="ce2" office:value-type="float" office:value="686457.6" calcext:value-type="float">
            <text:p>686457,6</text:p>
          </table:table-cell>
          <table:table-cell table:style-name="ce2" office:value-type="float" office:value="701516.8" calcext:value-type="float">
            <text:p>701516,8</text:p>
          </table:table-cell>
          <table:table-cell table:style-name="ce2" office:value-type="float" office:value="746144.3" calcext:value-type="float">
            <text:p>746144,3</text:p>
          </table:table-cell>
          <table:table-cell table:style-name="ce2"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style-name="ce2" office:value-type="float" office:value="248473.6" calcext:value-type="float">
            <text:p>248473,6</text:p>
          </table:table-cell>
          <table:table-cell table:style-name="ce2" office:value-type="float" office:value="647744" calcext:value-type="float">
            <text:p>647744</text:p>
          </table:table-cell>
          <table:table-cell table:style-name="ce2" office:value-type="float" office:value="307228.4" calcext:value-type="float">
            <text:p>307228,4</text:p>
          </table:table-cell>
          <table:table-cell table:style-name="ce2" office:value-type="float" office:value="2901220.1" calcext:value-type="float">
            <text:p>2901220,1</text:p>
          </table:table-cell>
          <table:table-cell table:style-name="ce2" office:value-type="float" office:value="59979.5" calcext:value-type="float">
            <text:p>59979,5</text:p>
          </table:table-cell>
          <table:table-cell table:style-name="ce2" office:value-type="float" office:value="755308.8" calcext:value-type="float">
            <text:p>755308,8</text:p>
          </table:table-cell>
          <table:table-cell table:style-name="ce2" office:value-type="float" office:value="82891.2" calcext:value-type="float">
            <text:p>82891,2</text:p>
          </table:table-cell>
          <table:table-cell table:style-name="ce2" office:value-type="float" office:value="1469922.3" calcext:value-type="float">
            <text:p>1469922,3</text:p>
          </table:table-cell>
          <table:table-cell table:style-name="ce2" office:value-type="float" office:value="244862.4" calcext:value-type="float">
            <text:p>244862,4</text:p>
          </table:table-cell>
          <table:table-cell table:style-name="ce2" office:value-type="float" office:value="293177.6" calcext:value-type="float">
            <text:p>293177,6</text:p>
          </table:table-cell>
          <table:table-cell table:style-name="ce2" office:value-type="float" office:value="132849.2" calcext:value-type="float">
            <text:p>132849,2</text:p>
          </table:table-cell>
          <table:table-cell table:style-name="ce2" office:value-type="float" office:value="728752" calcext:value-type="float">
            <text:p>728752</text:p>
          </table:table-cell>
          <table:table-cell table:style-name="ce2" office:value-type="float" office:value="305009.6" calcext:value-type="float">
            <text:p>305009,6</text:p>
          </table:table-cell>
          <table:table-cell table:style-name="ce2" office:value-type="float" office:value="661443" calcext:value-type="float">
            <text:p>661443</text:p>
          </table:table-cell>
          <table:table-cell table:style-name="ce2" office:value-type="float" office:value="66144.2" calcext:value-type="float">
            <text:p>66144,2</text:p>
          </table:table-cell>
          <table:table-cell table:style-name="ce2" office:value-type="float" office:value="61250.8" calcext:value-type="float">
            <text:p>61250,8</text:p>
          </table:table-cell>
          <table:table-cell table:style-name="ce2" office:value-type="float" office:value="315008.8" calcext:value-type="float">
            <text:p>315008,8</text:p>
          </table:table-cell>
          <table:table-cell table:style-name="ce2" office:value-type="float" office:value="1021202.9" calcext:value-type="float">
            <text:p>1021202,9</text:p>
          </table:table-cell>
          <table:table-cell table:style-name="ce2" office:value-type="float" office:value="762279.2" calcext:value-type="float">
            <text:p>762279,2</text:p>
          </table:table-cell>
          <table:table-cell table:style-name="ce2" office:value-type="float" office:value="943148.8" calcext:value-type="float">
            <text:p>943148,8</text:p>
          </table:table-cell>
          <table:table-cell table:style-name="ce2" office:value-type="float" office:value="1209296" calcext:value-type="float">
            <text:p>1209296</text:p>
          </table:table-cell>
          <table:table-cell table:style-name="ce2"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style-name="ce2" office:value-type="float" office:value="243519.2" calcext:value-type="float">
            <text:p>243519,2</text:p>
          </table:table-cell>
          <table:table-cell table:style-name="ce2" office:value-type="float" office:value="273382.4" calcext:value-type="float">
            <text:p>273382,4</text:p>
          </table:table-cell>
          <table:table-cell table:style-name="ce2" office:value-type="float" office:value="302380.3" calcext:value-type="float">
            <text:p>302380,3</text:p>
          </table:table-cell>
          <table:table-cell table:style-name="ce2" office:value-type="float" office:value="2782998" calcext:value-type="float">
            <text:p>2782998</text:p>
          </table:table-cell>
          <table:table-cell table:style-name="ce2" office:value-type="float" office:value="46173.3" calcext:value-type="float">
            <text:p>46173,3</text:p>
          </table:table-cell>
          <table:table-cell table:style-name="ce2" office:value-type="float" office:value="768825.6" calcext:value-type="float">
            <text:p>768825,6</text:p>
          </table:table-cell>
          <table:table-cell table:style-name="ce2" office:value-type="float" office:value="77756.6" calcext:value-type="float">
            <text:p>77756,6</text:p>
          </table:table-cell>
          <table:table-cell table:style-name="ce2" office:value-type="float" office:value="1259775.4" calcext:value-type="float">
            <text:p>1259775,4</text:p>
          </table:table-cell>
          <table:table-cell table:style-name="ce2" office:value-type="float" office:value="214939.2" calcext:value-type="float">
            <text:p>214939,2</text:p>
          </table:table-cell>
          <table:table-cell table:style-name="ce2" office:value-type="float" office:value="237442.4" calcext:value-type="float">
            <text:p>237442,4</text:p>
          </table:table-cell>
          <table:table-cell table:style-name="ce2" office:value-type="float" office:value="107640.4" calcext:value-type="float">
            <text:p>107640,4</text:p>
          </table:table-cell>
          <table:table-cell table:style-name="ce2" office:value-type="float" office:value="744553.6" calcext:value-type="float">
            <text:p>744553,6</text:p>
          </table:table-cell>
          <table:table-cell table:style-name="ce2" office:value-type="float" office:value="291232" calcext:value-type="float">
            <text:p>291232</text:p>
          </table:table-cell>
          <table:table-cell table:style-name="ce2" office:value-type="float" office:value="708564" calcext:value-type="float">
            <text:p>708564</text:p>
          </table:table-cell>
          <table:table-cell table:style-name="ce2" office:value-type="float" office:value="70496.6" calcext:value-type="float">
            <text:p>70496,6</text:p>
          </table:table-cell>
          <table:table-cell table:style-name="ce2" office:value-type="float" office:value="56718.4" calcext:value-type="float">
            <text:p>56718,4</text:p>
          </table:table-cell>
          <table:table-cell table:style-name="ce2" office:value-type="float" office:value="296222.4" calcext:value-type="float">
            <text:p>296222,4</text:p>
          </table:table-cell>
          <table:table-cell table:style-name="ce2" office:value-type="float" office:value="1110182.9" calcext:value-type="float">
            <text:p>1110182,9</text:p>
          </table:table-cell>
          <table:table-cell table:style-name="ce2" office:value-type="float" office:value="837676.8" calcext:value-type="float">
            <text:p>837676,8</text:p>
          </table:table-cell>
          <table:table-cell table:style-name="ce2" office:value-type="float" office:value="969542.4" calcext:value-type="float">
            <text:p>969542,4</text:p>
          </table:table-cell>
          <table:table-cell table:style-name="ce2" office:value-type="float" office:value="1247257.6" calcext:value-type="float">
            <text:p>1247257,6</text:p>
          </table:table-cell>
          <table:table-cell table:style-name="ce2"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2" office:value-type="float" office:value="232427.2" calcext:value-type="float">
            <text:p>232427,2</text:p>
          </table:table-cell>
          <table:table-cell table:style-name="ce2" office:value-type="float" office:value="190691.2" calcext:value-type="float">
            <text:p>190691,2</text:p>
          </table:table-cell>
          <table:table-cell table:style-name="ce2" office:value-type="float" office:value="229552" calcext:value-type="float">
            <text:p>229552</text:p>
          </table:table-cell>
          <table:table-cell table:style-name="ce2" office:value-type="float" office:value="2766427.4" calcext:value-type="float">
            <text:p>2766427,4</text:p>
          </table:table-cell>
          <table:table-cell table:style-name="ce2" office:value-type="float" office:value="45839.9" calcext:value-type="float">
            <text:p>45839,9</text:p>
          </table:table-cell>
          <table:table-cell table:style-name="ce2" office:value-type="float" office:value="768403.2" calcext:value-type="float">
            <text:p>768403,2</text:p>
          </table:table-cell>
          <table:table-cell table:style-name="ce2" office:value-type="float" office:value="80063.2" calcext:value-type="float">
            <text:p>80063,2</text:p>
          </table:table-cell>
          <table:table-cell table:style-name="ce2" office:value-type="float" office:value="1194093.6" calcext:value-type="float">
            <text:p>1194093,6</text:p>
          </table:table-cell>
          <table:table-cell table:style-name="ce2" office:value-type="float" office:value="224908" calcext:value-type="float">
            <text:p>224908</text:p>
          </table:table-cell>
          <table:table-cell table:style-name="ce2" office:value-type="float" office:value="249957.6" calcext:value-type="float">
            <text:p>249957,6</text:p>
          </table:table-cell>
          <table:table-cell table:style-name="ce2" office:value-type="float" office:value="110689.2" calcext:value-type="float">
            <text:p>110689,2</text:p>
          </table:table-cell>
          <table:table-cell table:style-name="ce2" office:value-type="float" office:value="834992" calcext:value-type="float">
            <text:p>834992</text:p>
          </table:table-cell>
          <table:table-cell table:style-name="ce2" office:value-type="float" office:value="335172.8" calcext:value-type="float">
            <text:p>335172,8</text:p>
          </table:table-cell>
          <table:table-cell table:style-name="ce2" office:value-type="float" office:value="847599" calcext:value-type="float">
            <text:p>847599</text:p>
          </table:table-cell>
          <table:table-cell table:style-name="ce2" office:value-type="float" office:value="82249" calcext:value-type="float">
            <text:p>82249</text:p>
          </table:table-cell>
          <table:table-cell table:style-name="ce2" office:value-type="float" office:value="65763.2" calcext:value-type="float">
            <text:p>65763,2</text:p>
          </table:table-cell>
          <table:table-cell table:style-name="ce2" office:value-type="float" office:value="346264" calcext:value-type="float">
            <text:p>346264</text:p>
          </table:table-cell>
          <table:table-cell table:style-name="ce2" office:value-type="float" office:value="1211745.8" calcext:value-type="float">
            <text:p>1211745,8</text:p>
          </table:table-cell>
          <table:table-cell table:style-name="ce2" office:value-type="float" office:value="971884.8" calcext:value-type="float">
            <text:p>971884,8</text:p>
          </table:table-cell>
          <table:table-cell table:style-name="ce2" office:value-type="float" office:value="1225017.6" calcext:value-type="float">
            <text:p>1225017,6</text:p>
          </table:table-cell>
          <table:table-cell table:style-name="ce2" office:value-type="float" office:value="1551673.6" calcext:value-type="float">
            <text:p>1551673,6</text:p>
          </table:table-cell>
          <table:table-cell table:style-name="ce2"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2" office:value-type="float" office:value="322519.2" calcext:value-type="float">
            <text:p>322519,2</text:p>
          </table:table-cell>
          <table:table-cell table:style-name="ce2" office:value-type="float" office:value="180343.2" calcext:value-type="float">
            <text:p>180343,2</text:p>
          </table:table-cell>
          <table:table-cell table:style-name="ce2" office:value-type="float" office:value="245372.8" calcext:value-type="float">
            <text:p>245372,8</text:p>
          </table:table-cell>
          <table:table-cell table:style-name="ce2" office:value-type="float" office:value="4047516.6" calcext:value-type="float">
            <text:p>4047516,6</text:p>
          </table:table-cell>
          <table:table-cell table:style-name="ce2" office:value-type="float" office:value="56820.9" calcext:value-type="float">
            <text:p>56820,9</text:p>
          </table:table-cell>
          <table:table-cell table:style-name="ce2" office:value-type="float" office:value="1091440" calcext:value-type="float">
            <text:p>1091440</text:p>
          </table:table-cell>
          <table:table-cell table:style-name="ce2" office:value-type="float" office:value="108924.4" calcext:value-type="float">
            <text:p>108924,4</text:p>
          </table:table-cell>
          <table:table-cell table:style-name="ce2" office:value-type="float" office:value="1390552.8" calcext:value-type="float">
            <text:p>1390552,8</text:p>
          </table:table-cell>
          <table:table-cell table:style-name="ce2" office:value-type="float" office:value="269552.8" calcext:value-type="float">
            <text:p>269552,8</text:p>
          </table:table-cell>
          <table:table-cell table:style-name="ce2" office:value-type="float" office:value="255492" calcext:value-type="float">
            <text:p>255492</text:p>
          </table:table-cell>
          <table:table-cell table:style-name="ce2" office:value-type="float" office:value="105775.2" calcext:value-type="float">
            <text:p>105775,2</text:p>
          </table:table-cell>
          <table:table-cell table:style-name="ce2" office:value-type="float" office:value="955606.4" calcext:value-type="float">
            <text:p>955606,4</text:p>
          </table:table-cell>
          <table:table-cell table:style-name="ce2" office:value-type="float" office:value="375188.8" calcext:value-type="float">
            <text:p>375188,8</text:p>
          </table:table-cell>
          <table:table-cell table:style-name="ce2" office:value-type="float" office:value="891267" calcext:value-type="float">
            <text:p>891267</text:p>
          </table:table-cell>
          <table:table-cell table:style-name="ce2" office:value-type="float" office:value="92116.8" calcext:value-type="float">
            <text:p>92116,8</text:p>
          </table:table-cell>
          <table:table-cell table:style-name="ce2" office:value-type="float" office:value="69975" calcext:value-type="float">
            <text:p>69975</text:p>
          </table:table-cell>
          <table:table-cell table:style-name="ce2" office:value-type="float" office:value="361048" calcext:value-type="float">
            <text:p>361048</text:p>
          </table:table-cell>
          <table:table-cell table:style-name="ce2" office:value-type="float" office:value="1198524.8" calcext:value-type="float">
            <text:p>1198524,8</text:p>
          </table:table-cell>
          <table:table-cell table:style-name="ce2" office:value-type="float" office:value="834348.8" calcext:value-type="float">
            <text:p>834348,8</text:p>
          </table:table-cell>
          <table:table-cell table:style-name="ce2" office:value-type="float" office:value="1047961.6" calcext:value-type="float">
            <text:p>1047961,6</text:p>
          </table:table-cell>
          <table:table-cell table:style-name="ce2" office:value-type="float" office:value="1190604.8" calcext:value-type="float">
            <text:p>1190604,8</text:p>
          </table:table-cell>
          <table:table-cell table:style-name="ce2"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2" office:value-type="float" office:value="232148" calcext:value-type="float">
            <text:p>232148</text:p>
          </table:table-cell>
          <table:table-cell table:style-name="ce2" office:value-type="float" office:value="126633.6" calcext:value-type="float">
            <text:p>126633,6</text:p>
          </table:table-cell>
          <table:table-cell table:style-name="ce2" office:value-type="float" office:value="194526" calcext:value-type="float">
            <text:p>194526</text:p>
          </table:table-cell>
          <table:table-cell table:style-name="ce2" office:value-type="float" office:value="2586030.7" calcext:value-type="float">
            <text:p>2586030,7</text:p>
          </table:table-cell>
          <table:table-cell table:style-name="ce2" office:value-type="float" office:value="34662.5" calcext:value-type="float">
            <text:p>34662,5</text:p>
          </table:table-cell>
          <table:table-cell table:style-name="ce2" office:value-type="float" office:value="693974.4" calcext:value-type="float">
            <text:p>693974,4</text:p>
          </table:table-cell>
          <table:table-cell table:style-name="ce2" office:value-type="float" office:value="79682.2" calcext:value-type="float">
            <text:p>79682,2</text:p>
          </table:table-cell>
          <table:table-cell table:style-name="ce2" office:value-type="float" office:value="934917.3" calcext:value-type="float">
            <text:p>934917,3</text:p>
          </table:table-cell>
          <table:table-cell table:style-name="ce2" office:value-type="float" office:value="197972.8" calcext:value-type="float">
            <text:p>197972,8</text:p>
          </table:table-cell>
          <table:table-cell table:style-name="ce2" office:value-type="float" office:value="173342.4" calcext:value-type="float">
            <text:p>173342,4</text:p>
          </table:table-cell>
          <table:table-cell table:style-name="ce2" office:value-type="float" office:value="65562.6" calcext:value-type="float">
            <text:p>65562,6</text:p>
          </table:table-cell>
          <table:table-cell table:style-name="ce2" office:value-type="float" office:value="604267.2" calcext:value-type="float">
            <text:p>604267,2</text:p>
          </table:table-cell>
          <table:table-cell table:style-name="ce2" office:value-type="float" office:value="258642.4" calcext:value-type="float">
            <text:p>258642,4</text:p>
          </table:table-cell>
          <table:table-cell table:style-name="ce2" office:value-type="float" office:value="613268" calcext:value-type="float">
            <text:p>613268</text:p>
          </table:table-cell>
          <table:table-cell table:style-name="ce2" office:value-type="float" office:value="60087.8" calcext:value-type="float">
            <text:p>60087,8</text:p>
          </table:table-cell>
          <table:table-cell table:style-name="ce2" office:value-type="float" office:value="49157.2" calcext:value-type="float">
            <text:p>49157,2</text:p>
          </table:table-cell>
          <table:table-cell table:style-name="ce2" office:value-type="float" office:value="244080.8" calcext:value-type="float">
            <text:p>244080,8</text:p>
          </table:table-cell>
          <table:table-cell table:style-name="ce2" office:value-type="float" office:value="848052.7" calcext:value-type="float">
            <text:p>848052,7</text:p>
          </table:table-cell>
          <table:table-cell table:style-name="ce2" office:value-type="float" office:value="666841.6" calcext:value-type="float">
            <text:p>666841,6</text:p>
          </table:table-cell>
          <table:table-cell table:style-name="ce2" office:value-type="float" office:value="849392" calcext:value-type="float">
            <text:p>849392</text:p>
          </table:table-cell>
          <table:table-cell table:style-name="ce2" office:value-type="float" office:value="1060896" calcext:value-type="float">
            <text:p>1060896</text:p>
          </table:table-cell>
          <table:table-cell table:style-name="ce2"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2" office:value-type="float" office:value="248594.4" calcext:value-type="float">
            <text:p>248594,4</text:p>
          </table:table-cell>
          <table:table-cell table:style-name="ce2" office:value-type="float" office:value="127315.2" calcext:value-type="float">
            <text:p>127315,2</text:p>
          </table:table-cell>
          <table:table-cell table:style-name="ce2" office:value-type="float" office:value="201543.9" calcext:value-type="float">
            <text:p>201543,9</text:p>
          </table:table-cell>
          <table:table-cell table:style-name="ce2" office:value-type="float" office:value="3183780.7" calcext:value-type="float">
            <text:p>3183780,7</text:p>
          </table:table-cell>
          <table:table-cell table:style-name="ce2" office:value-type="float" office:value="42333.8" calcext:value-type="float">
            <text:p>42333,8</text:p>
          </table:table-cell>
          <table:table-cell table:style-name="ce2" office:value-type="float" office:value="899667.2" calcext:value-type="float">
            <text:p>899667,2</text:p>
          </table:table-cell>
          <table:table-cell table:style-name="ce2" office:value-type="float" office:value="83573.2" calcext:value-type="float">
            <text:p>83573,2</text:p>
          </table:table-cell>
          <table:table-cell table:style-name="ce2" office:value-type="float" office:value="1117752.5" calcext:value-type="float">
            <text:p>1117752,5</text:p>
          </table:table-cell>
          <table:table-cell table:style-name="ce2" office:value-type="float" office:value="204511.2" calcext:value-type="float">
            <text:p>204511,2</text:p>
          </table:table-cell>
          <table:table-cell table:style-name="ce2" office:value-type="float" office:value="220355.2" calcext:value-type="float">
            <text:p>220355,2</text:p>
          </table:table-cell>
          <table:table-cell table:style-name="ce2" office:value-type="float" office:value="81567.2" calcext:value-type="float">
            <text:p>81567,2</text:p>
          </table:table-cell>
          <table:table-cell table:style-name="ce2" office:value-type="float" office:value="801212.8" calcext:value-type="float">
            <text:p>801212,8</text:p>
          </table:table-cell>
          <table:table-cell table:style-name="ce2" office:value-type="float" office:value="319310.4" calcext:value-type="float">
            <text:p>319310,4</text:p>
          </table:table-cell>
          <table:table-cell table:style-name="ce2" office:value-type="float" office:value="815734" calcext:value-type="float">
            <text:p>815734</text:p>
          </table:table-cell>
          <table:table-cell table:style-name="ce2" office:value-type="float" office:value="90432.4" calcext:value-type="float">
            <text:p>90432,4</text:p>
          </table:table-cell>
          <table:table-cell table:style-name="ce2" office:value-type="float" office:value="59927.2" calcext:value-type="float">
            <text:p>59927,2</text:p>
          </table:table-cell>
          <table:table-cell table:style-name="ce2" office:value-type="float" office:value="395420.8" calcext:value-type="float">
            <text:p>395420,8</text:p>
          </table:table-cell>
          <table:table-cell table:style-name="ce2" office:value-type="float" office:value="1386572" calcext:value-type="float">
            <text:p>1386572</text:p>
          </table:table-cell>
          <table:table-cell table:style-name="ce2" office:value-type="float" office:value="911548.8" calcext:value-type="float">
            <text:p>911548,8</text:p>
          </table:table-cell>
          <table:table-cell table:style-name="ce2" office:value-type="float" office:value="1187232" calcext:value-type="float">
            <text:p>1187232</text:p>
          </table:table-cell>
          <table:table-cell table:style-name="ce2" office:value-type="float" office:value="1395993.6" calcext:value-type="float">
            <text:p>1395993,6</text:p>
          </table:table-cell>
          <table:table-cell table:style-name="ce2"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2" office:value-type="float" office:value="241414.4" calcext:value-type="float">
            <text:p>241414,4</text:p>
          </table:table-cell>
          <table:table-cell table:style-name="ce2" office:value-type="float" office:value="106858.4" calcext:value-type="float">
            <text:p>106858,4</text:p>
          </table:table-cell>
          <table:table-cell table:style-name="ce2" office:value-type="float" office:value="189142.8" calcext:value-type="float">
            <text:p>189142,8</text:p>
          </table:table-cell>
          <table:table-cell table:style-name="ce2" office:value-type="float" office:value="2941556.8" calcext:value-type="float">
            <text:p>2941556,8</text:p>
          </table:table-cell>
          <table:table-cell table:style-name="ce2" office:value-type="float" office:value="39160" calcext:value-type="float">
            <text:p>39160</text:p>
          </table:table-cell>
          <table:table-cell table:style-name="ce2" office:value-type="float" office:value="844355.2" calcext:value-type="float">
            <text:p>844355,2</text:p>
          </table:table-cell>
          <table:table-cell table:style-name="ce2" office:value-type="float" office:value="78699.4" calcext:value-type="float">
            <text:p>78699,4</text:p>
          </table:table-cell>
          <table:table-cell table:style-name="ce2" office:value-type="float" office:value="1056608" calcext:value-type="float">
            <text:p>1056608</text:p>
          </table:table-cell>
          <table:table-cell table:style-name="ce2" office:value-type="float" office:value="195987.2" calcext:value-type="float">
            <text:p>195987,2</text:p>
          </table:table-cell>
          <table:table-cell table:style-name="ce2" office:value-type="float" office:value="204771.2" calcext:value-type="float">
            <text:p>204771,2</text:p>
          </table:table-cell>
          <table:table-cell table:style-name="ce2" office:value-type="float" office:value="79281.2" calcext:value-type="float">
            <text:p>79281,2</text:p>
          </table:table-cell>
          <table:table-cell table:style-name="ce2" office:value-type="float" office:value="790643.2" calcext:value-type="float">
            <text:p>790643,2</text:p>
          </table:table-cell>
          <table:table-cell table:style-name="ce2" office:value-type="float" office:value="325508" calcext:value-type="float">
            <text:p>325508</text:p>
          </table:table-cell>
          <table:table-cell table:style-name="ce2" office:value-type="float" office:value="752196" calcext:value-type="float">
            <text:p>752196</text:p>
          </table:table-cell>
          <table:table-cell table:style-name="ce2" office:value-type="float" office:value="80946.2" calcext:value-type="float">
            <text:p>80946,2</text:p>
          </table:table-cell>
          <table:table-cell table:style-name="ce2" office:value-type="float" office:value="55314.2" calcext:value-type="float">
            <text:p>55314,2</text:p>
          </table:table-cell>
          <table:table-cell table:style-name="ce2" office:value-type="float" office:value="338016" calcext:value-type="float">
            <text:p>338016</text:p>
          </table:table-cell>
          <table:table-cell table:style-name="ce2" office:value-type="float" office:value="1202995.2" calcext:value-type="float">
            <text:p>1202995,2</text:p>
          </table:table-cell>
          <table:table-cell table:style-name="ce2" office:value-type="float" office:value="857936" calcext:value-type="float">
            <text:p>857936</text:p>
          </table:table-cell>
          <table:table-cell table:style-name="ce2" office:value-type="float" office:value="1103276.8" calcext:value-type="float">
            <text:p>1103276,8</text:p>
          </table:table-cell>
          <table:table-cell table:style-name="ce2" office:value-type="float" office:value="1352486.4" calcext:value-type="float">
            <text:p>1352486,4</text:p>
          </table:table-cell>
          <table:table-cell table:style-name="ce2"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2" office:value-type="float" office:value="289628" calcext:value-type="float">
            <text:p>289628</text:p>
          </table:table-cell>
          <table:table-cell table:style-name="ce2" office:value-type="float" office:value="108162" calcext:value-type="float">
            <text:p>108162</text:p>
          </table:table-cell>
          <table:table-cell table:style-name="ce2" office:value-type="float" office:value="194918.1" calcext:value-type="float">
            <text:p>194918,1</text:p>
          </table:table-cell>
          <table:table-cell table:style-name="ce2" office:value-type="float" office:value="3322555" calcext:value-type="float">
            <text:p>3322555</text:p>
          </table:table-cell>
          <table:table-cell table:style-name="ce2" office:value-type="float" office:value="42435" calcext:value-type="float">
            <text:p>42435</text:p>
          </table:table-cell>
          <table:table-cell table:style-name="ce2" office:value-type="float" office:value="866419.2" calcext:value-type="float">
            <text:p>866419,2</text:p>
          </table:table-cell>
          <table:table-cell table:style-name="ce2" office:value-type="float" office:value="78739.8" calcext:value-type="float">
            <text:p>78739,8</text:p>
          </table:table-cell>
          <table:table-cell table:style-name="ce2" office:value-type="float" office:value="1031842.4" calcext:value-type="float">
            <text:p>1031842,4</text:p>
          </table:table-cell>
          <table:table-cell table:style-name="ce2" office:value-type="float" office:value="190351.2" calcext:value-type="float">
            <text:p>190351,2</text:p>
          </table:table-cell>
          <table:table-cell table:style-name="ce2" office:value-type="float" office:value="180984.8" calcext:value-type="float">
            <text:p>180984,8</text:p>
          </table:table-cell>
          <table:table-cell table:style-name="ce2" office:value-type="float" office:value="62434" calcext:value-type="float">
            <text:p>62434</text:p>
          </table:table-cell>
          <table:table-cell table:style-name="ce2" office:value-type="float" office:value="659580.8" calcext:value-type="float">
            <text:p>659580,8</text:p>
          </table:table-cell>
          <table:table-cell table:style-name="ce2" office:value-type="float" office:value="273360.8" calcext:value-type="float">
            <text:p>273360,8</text:p>
          </table:table-cell>
          <table:table-cell table:style-name="ce2" office:value-type="float" office:value="654699" calcext:value-type="float">
            <text:p>654699</text:p>
          </table:table-cell>
          <table:table-cell table:style-name="ce2" office:value-type="float" office:value="65522.8" calcext:value-type="float">
            <text:p>65522,8</text:p>
          </table:table-cell>
          <table:table-cell table:style-name="ce2" office:value-type="float" office:value="41937" calcext:value-type="float">
            <text:p>41937</text:p>
          </table:table-cell>
          <table:table-cell table:style-name="ce2" office:value-type="float" office:value="274239.2" calcext:value-type="float">
            <text:p>274239,2</text:p>
          </table:table-cell>
          <table:table-cell table:style-name="ce2" office:value-type="float" office:value="1049559.2" calcext:value-type="float">
            <text:p>1049559,2</text:p>
          </table:table-cell>
          <table:table-cell table:style-name="ce2" office:value-type="float" office:value="787401.6" calcext:value-type="float">
            <text:p>787401,6</text:p>
          </table:table-cell>
          <table:table-cell table:style-name="ce2" office:value-type="float" office:value="1035030.4" calcext:value-type="float">
            <text:p>1035030,4</text:p>
          </table:table-cell>
          <table:table-cell table:style-name="ce2" office:value-type="float" office:value="1247532.8" calcext:value-type="float">
            <text:p>1247532,8</text:p>
          </table:table-cell>
          <table:table-cell table:style-name="ce2"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float" office:value="227454.4" calcext:value-type="float">
            <text:p>227454,4</text:p>
          </table:table-cell>
          <table:table-cell table:style-name="ce2" office:value-type="float" office:value="79040.2" calcext:value-type="float">
            <text:p>79040,2</text:p>
          </table:table-cell>
          <table:table-cell table:style-name="ce2" office:value-type="float" office:value="165131.4" calcext:value-type="float">
            <text:p>165131,4</text:p>
          </table:table-cell>
          <table:table-cell table:style-name="ce2" office:value-type="float" office:value="2556905.1" calcext:value-type="float">
            <text:p>2556905,1</text:p>
          </table:table-cell>
          <table:table-cell table:style-name="ce2" office:value-type="float" office:value="35812.5" calcext:value-type="float">
            <text:p>35812,5</text:p>
          </table:table-cell>
          <table:table-cell table:style-name="ce2" office:value-type="float" office:value="680220.8" calcext:value-type="float">
            <text:p>680220,8</text:p>
          </table:table-cell>
          <table:table-cell table:style-name="ce2" office:value-type="float" office:value="63677.4" calcext:value-type="float">
            <text:p>63677,4</text:p>
          </table:table-cell>
          <table:table-cell table:style-name="ce2" office:value-type="float" office:value="890549.4" calcext:value-type="float">
            <text:p>890549,4</text:p>
          </table:table-cell>
          <table:table-cell table:style-name="ce2" office:value-type="float" office:value="159384" calcext:value-type="float">
            <text:p>159384</text:p>
          </table:table-cell>
          <table:table-cell table:style-name="ce2" office:value-type="float" office:value="155634" calcext:value-type="float">
            <text:p>155634</text:p>
          </table:table-cell>
          <table:table-cell table:style-name="ce2" office:value-type="float" office:value="55394.6" calcext:value-type="float">
            <text:p>55394,6</text:p>
          </table:table-cell>
          <table:table-cell table:style-name="ce2" office:value-type="float" office:value="586356.8" calcext:value-type="float">
            <text:p>586356,8</text:p>
          </table:table-cell>
          <table:table-cell table:style-name="ce2" office:value-type="float" office:value="253045.6" calcext:value-type="float">
            <text:p>253045,6</text:p>
          </table:table-cell>
          <table:table-cell table:style-name="ce2" office:value-type="float" office:value="623918" calcext:value-type="float">
            <text:p>623918</text:p>
          </table:table-cell>
          <table:table-cell table:style-name="ce2" office:value-type="float" office:value="66786.2" calcext:value-type="float">
            <text:p>66786,2</text:p>
          </table:table-cell>
          <table:table-cell table:style-name="ce2" office:value-type="float" office:value="43080.2" calcext:value-type="float">
            <text:p>43080,2</text:p>
          </table:table-cell>
          <table:table-cell table:style-name="ce2" office:value-type="float" office:value="286162.4" calcext:value-type="float">
            <text:p>286162,4</text:p>
          </table:table-cell>
          <table:table-cell table:style-name="ce2" office:value-type="float" office:value="1080857.3" calcext:value-type="float">
            <text:p>1080857,3</text:p>
          </table:table-cell>
          <table:table-cell table:style-name="ce2" office:value-type="float" office:value="766236.8" calcext:value-type="float">
            <text:p>766236,8</text:p>
          </table:table-cell>
          <table:table-cell table:style-name="ce2" office:value-type="float" office:value="1051952" calcext:value-type="float">
            <text:p>1051952</text:p>
          </table:table-cell>
          <table:table-cell table:style-name="ce2" office:value-type="float" office:value="1263833.6" calcext:value-type="float">
            <text:p>1263833,6</text:p>
          </table:table-cell>
          <table:table-cell table:style-name="ce2"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2" office:value-type="float" office:value="266642.4" calcext:value-type="float">
            <text:p>266642,4</text:p>
          </table:table-cell>
          <table:table-cell table:style-name="ce2" office:value-type="float" office:value="79942.8" calcext:value-type="float">
            <text:p>79942,8</text:p>
          </table:table-cell>
          <table:table-cell table:style-name="ce2" office:value-type="float" office:value="176876.6" calcext:value-type="float">
            <text:p>176876,6</text:p>
          </table:table-cell>
          <table:table-cell table:style-name="ce2" office:value-type="float" office:value="3213212" calcext:value-type="float">
            <text:p>3213212</text:p>
          </table:table-cell>
          <table:table-cell table:style-name="ce2" office:value-type="float" office:value="45877.8" calcext:value-type="float">
            <text:p>45877,8</text:p>
          </table:table-cell>
          <table:table-cell table:style-name="ce2" office:value-type="float" office:value="862886.4" calcext:value-type="float">
            <text:p>862886,4</text:p>
          </table:table-cell>
          <table:table-cell table:style-name="ce2" office:value-type="float" office:value="85518.2" calcext:value-type="float">
            <text:p>85518,2</text:p>
          </table:table-cell>
          <table:table-cell table:style-name="ce2" office:value-type="float" office:value="1058013.2" calcext:value-type="float">
            <text:p>1058013,2</text:p>
          </table:table-cell>
          <table:table-cell table:style-name="ce2" office:value-type="float" office:value="201040" calcext:value-type="float">
            <text:p>201040</text:p>
          </table:table-cell>
          <table:table-cell table:style-name="ce2" office:value-type="float" office:value="216844.8" calcext:value-type="float">
            <text:p>216844,8</text:p>
          </table:table-cell>
          <table:table-cell table:style-name="ce2" office:value-type="float" office:value="64239.2" calcext:value-type="float">
            <text:p>64239,2</text:p>
          </table:table-cell>
          <table:table-cell table:style-name="ce2" office:value-type="float" office:value="829113.6" calcext:value-type="float">
            <text:p>829113,6</text:p>
          </table:table-cell>
          <table:table-cell table:style-name="ce2" office:value-type="float" office:value="320494.4" calcext:value-type="float">
            <text:p>320494,4</text:p>
          </table:table-cell>
          <table:table-cell table:style-name="ce2" office:value-type="float" office:value="817158" calcext:value-type="float">
            <text:p>817158</text:p>
          </table:table-cell>
          <table:table-cell table:style-name="ce2" office:value-type="float" office:value="89128.8" calcext:value-type="float">
            <text:p>89128,8</text:p>
          </table:table-cell>
          <table:table-cell table:style-name="ce2" office:value-type="float" office:value="53469.4" calcext:value-type="float">
            <text:p>53469,4</text:p>
          </table:table-cell>
          <table:table-cell table:style-name="ce2" office:value-type="float" office:value="362128" calcext:value-type="float">
            <text:p>362128</text:p>
          </table:table-cell>
          <table:table-cell table:style-name="ce2" office:value-type="float" office:value="1312846.8" calcext:value-type="float">
            <text:p>1312846,8</text:p>
          </table:table-cell>
          <table:table-cell table:style-name="ce2" office:value-type="float" office:value="862425.6" calcext:value-type="float">
            <text:p>862425,6</text:p>
          </table:table-cell>
          <table:table-cell table:style-name="ce2" office:value-type="float" office:value="1153856" calcext:value-type="float">
            <text:p>1153856</text:p>
          </table:table-cell>
          <table:table-cell table:style-name="ce2" office:value-type="float" office:value="1358988.8" calcext:value-type="float">
            <text:p>1358988,8</text:p>
          </table:table-cell>
          <table:table-cell table:style-name="ce2"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2" office:value-type="float" office:value="251160" calcext:value-type="float">
            <text:p>251160</text:p>
          </table:table-cell>
          <table:table-cell table:style-name="ce2" office:value-type="float" office:value="79862.8" calcext:value-type="float">
            <text:p>79862,8</text:p>
          </table:table-cell>
          <table:table-cell table:style-name="ce2" office:value-type="float" office:value="176062.2" calcext:value-type="float">
            <text:p>176062,2</text:p>
          </table:table-cell>
          <table:table-cell table:style-name="ce2" office:value-type="float" office:value="2927226.9" calcext:value-type="float">
            <text:p>2927226,9</text:p>
          </table:table-cell>
          <table:table-cell table:style-name="ce2" office:value-type="float" office:value="42153.8" calcext:value-type="float">
            <text:p>42153,8</text:p>
          </table:table-cell>
          <table:table-cell table:style-name="ce2" office:value-type="float" office:value="792726.4" calcext:value-type="float">
            <text:p>792726,4</text:p>
          </table:table-cell>
          <table:table-cell table:style-name="ce2" office:value-type="float" office:value="77656.8" calcext:value-type="float">
            <text:p>77656,8</text:p>
          </table:table-cell>
          <table:table-cell table:style-name="ce2" office:value-type="float" office:value="979126.7" calcext:value-type="float">
            <text:p>979126,7</text:p>
          </table:table-cell>
          <table:table-cell table:style-name="ce2" office:value-type="float" office:value="192076" calcext:value-type="float">
            <text:p>192076</text:p>
          </table:table-cell>
          <table:table-cell table:style-name="ce2" office:value-type="float" office:value="198292.8" calcext:value-type="float">
            <text:p>198292,8</text:p>
          </table:table-cell>
          <table:table-cell table:style-name="ce2" office:value-type="float" office:value="62253.6" calcext:value-type="float">
            <text:p>62253,6</text:p>
          </table:table-cell>
          <table:table-cell table:style-name="ce2" office:value-type="float" office:value="765075.2" calcext:value-type="float">
            <text:p>765075,2</text:p>
          </table:table-cell>
          <table:table-cell table:style-name="ce2" office:value-type="float" office:value="310447.2" calcext:value-type="float">
            <text:p>310447,2</text:p>
          </table:table-cell>
          <table:table-cell table:style-name="ce2" office:value-type="float" office:value="753609" calcext:value-type="float">
            <text:p>753609</text:p>
          </table:table-cell>
          <table:table-cell table:style-name="ce2" office:value-type="float" office:value="77455.6" calcext:value-type="float">
            <text:p>77455,6</text:p>
          </table:table-cell>
          <table:table-cell table:style-name="ce2" office:value-type="float" office:value="46830.8" calcext:value-type="float">
            <text:p>46830,8</text:p>
          </table:table-cell>
          <table:table-cell table:style-name="ce2" office:value-type="float" office:value="302279.2" calcext:value-type="float">
            <text:p>302279,2</text:p>
          </table:table-cell>
          <table:table-cell table:style-name="ce2" office:value-type="float" office:value="1046150.9" calcext:value-type="float">
            <text:p>1046150,9</text:p>
          </table:table-cell>
          <table:table-cell table:style-name="ce2" office:value-type="float" office:value="735011.2" calcext:value-type="float">
            <text:p>735011,2</text:p>
          </table:table-cell>
          <table:table-cell table:style-name="ce2" office:value-type="float" office:value="992825.6" calcext:value-type="float">
            <text:p>992825,6</text:p>
          </table:table-cell>
          <table:table-cell table:style-name="ce2" office:value-type="float" office:value="1149625.6" calcext:value-type="float">
            <text:p>1149625,6</text:p>
          </table:table-cell>
          <table:table-cell table:style-name="ce2"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2" office:value-type="float" office:value="233913.6" calcext:value-type="float">
            <text:p>233913,6</text:p>
          </table:table-cell>
          <table:table-cell table:style-name="ce2" office:value-type="float" office:value="70115.2" calcext:value-type="float">
            <text:p>70115,2</text:p>
          </table:table-cell>
          <table:table-cell table:style-name="ce2" office:value-type="float" office:value="170359.8" calcext:value-type="float">
            <text:p>170359,8</text:p>
          </table:table-cell>
          <table:table-cell table:style-name="ce2" office:value-type="float" office:value="2836498.6" calcext:value-type="float">
            <text:p>2836498,6</text:p>
          </table:table-cell>
          <table:table-cell table:style-name="ce2" office:value-type="float" office:value="35403.1" calcext:value-type="float">
            <text:p>35403,1</text:p>
          </table:table-cell>
          <table:table-cell table:style-name="ce2" office:value-type="float" office:value="797523.2" calcext:value-type="float">
            <text:p>797523,2</text:p>
          </table:table-cell>
          <table:table-cell table:style-name="ce2" office:value-type="float" office:value="75952" calcext:value-type="float">
            <text:p>75952</text:p>
          </table:table-cell>
          <table:table-cell table:style-name="ce2" office:value-type="float" office:value="954787.7" calcext:value-type="float">
            <text:p>954787,7</text:p>
          </table:table-cell>
          <table:table-cell table:style-name="ce2" office:value-type="float" office:value="180383.2" calcext:value-type="float">
            <text:p>180383,2</text:p>
          </table:table-cell>
          <table:table-cell table:style-name="ce2" office:value-type="float" office:value="182468.8" calcext:value-type="float">
            <text:p>182468,8</text:p>
          </table:table-cell>
          <table:table-cell table:style-name="ce2" office:value-type="float" office:value="54271.6" calcext:value-type="float">
            <text:p>54271,6</text:p>
          </table:table-cell>
          <table:table-cell table:style-name="ce2" office:value-type="float" office:value="677628.8" calcext:value-type="float">
            <text:p>677628,8</text:p>
          </table:table-cell>
          <table:table-cell table:style-name="ce2" office:value-type="float" office:value="281164" calcext:value-type="float">
            <text:p>281164</text:p>
          </table:table-cell>
          <table:table-cell table:style-name="ce2" office:value-type="float" office:value="645626" calcext:value-type="float">
            <text:p>645626</text:p>
          </table:table-cell>
          <table:table-cell table:style-name="ce2" office:value-type="float" office:value="61591.6" calcext:value-type="float">
            <text:p>61591,6</text:p>
          </table:table-cell>
          <table:table-cell table:style-name="ce2" office:value-type="float" office:value="37103.6" calcext:value-type="float">
            <text:p>37103,6</text:p>
          </table:table-cell>
          <table:table-cell table:style-name="ce2" office:value-type="float" office:value="229437.6" calcext:value-type="float">
            <text:p>229437,6</text:p>
          </table:table-cell>
          <table:table-cell table:style-name="ce2" office:value-type="float" office:value="812926.6" calcext:value-type="float">
            <text:p>812926,6</text:p>
          </table:table-cell>
          <table:table-cell table:style-name="ce2" office:value-type="float" office:value="590004.8" calcext:value-type="float">
            <text:p>590004,8</text:p>
          </table:table-cell>
          <table:table-cell table:style-name="ce2" office:value-type="float" office:value="788259.2" calcext:value-type="float">
            <text:p>788259,2</text:p>
          </table:table-cell>
          <table:table-cell table:style-name="ce2" office:value-type="float" office:value="911040" calcext:value-type="float">
            <text:p>911040</text:p>
          </table:table-cell>
          <table:table-cell table:style-name="ce2"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float" office:value="189328" calcext:value-type="float">
            <text:p>189328</text:p>
          </table:table-cell>
          <table:table-cell table:style-name="ce2" office:value-type="float" office:value="74487.6" calcext:value-type="float">
            <text:p>74487,6</text:p>
          </table:table-cell>
          <table:table-cell table:style-name="ce2" office:value-type="float" office:value="149362.9" calcext:value-type="float">
            <text:p>149362,9</text:p>
          </table:table-cell>
          <table:table-cell table:style-name="ce2" office:value-type="float" office:value="2372883.9" calcext:value-type="float">
            <text:p>2372883,9</text:p>
          </table:table-cell>
          <table:table-cell table:style-name="ce2" office:value-type="float" office:value="31930.3" calcext:value-type="float">
            <text:p>31930,3</text:p>
          </table:table-cell>
          <table:table-cell table:style-name="ce2" office:value-type="float" office:value="662249.6" calcext:value-type="float">
            <text:p>662249,6</text:p>
          </table:table-cell>
          <table:table-cell table:style-name="ce2" office:value-type="float" office:value="66445.4" calcext:value-type="float">
            <text:p>66445,4</text:p>
          </table:table-cell>
          <table:table-cell table:style-name="ce2" office:value-type="float" office:value="871555.6" calcext:value-type="float">
            <text:p>871555,6</text:p>
          </table:table-cell>
          <table:table-cell table:style-name="ce2" office:value-type="float" office:value="165501.6" calcext:value-type="float">
            <text:p>165501,6</text:p>
          </table:table-cell>
          <table:table-cell table:style-name="ce2" office:value-type="float" office:value="167587.2" calcext:value-type="float">
            <text:p>167587,2</text:p>
          </table:table-cell>
          <table:table-cell table:style-name="ce2" office:value-type="float" office:value="52867.8" calcext:value-type="float">
            <text:p>52867,8</text:p>
          </table:table-cell>
          <table:table-cell table:style-name="ce2" office:value-type="float" office:value="664028.8" calcext:value-type="float">
            <text:p>664028,8</text:p>
          </table:table-cell>
          <table:table-cell table:style-name="ce2" office:value-type="float" office:value="281282.4" calcext:value-type="float">
            <text:p>281282,4</text:p>
          </table:table-cell>
          <table:table-cell table:style-name="ce2" office:value-type="float" office:value="693301" calcext:value-type="float">
            <text:p>693301</text:p>
          </table:table-cell>
          <table:table-cell table:style-name="ce2" office:value-type="float" office:value="72582.4" calcext:value-type="float">
            <text:p>72582,4</text:p>
          </table:table-cell>
          <table:table-cell table:style-name="ce2" office:value-type="float" office:value="44905.2" calcext:value-type="float">
            <text:p>44905,2</text:p>
          </table:table-cell>
          <table:table-cell table:style-name="ce2" office:value-type="float" office:value="301189.6" calcext:value-type="float">
            <text:p>301189,6</text:p>
          </table:table-cell>
          <table:table-cell table:style-name="ce2" office:value-type="float" office:value="1095600.6" calcext:value-type="float">
            <text:p>1095600,6</text:p>
          </table:table-cell>
          <table:table-cell table:style-name="ce2" office:value-type="float" office:value="774819.2" calcext:value-type="float">
            <text:p>774819,2</text:p>
          </table:table-cell>
          <table:table-cell table:style-name="ce2" office:value-type="float" office:value="1020707.2" calcext:value-type="float">
            <text:p>1020707,2</text:p>
          </table:table-cell>
          <table:table-cell table:style-name="ce2" office:value-type="float" office:value="1228508.8" calcext:value-type="float">
            <text:p>1228508,8</text:p>
          </table:table-cell>
          <table:table-cell table:style-name="ce2"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2" office:value-type="float" office:value="225108" calcext:value-type="float">
            <text:p>225108</text:p>
          </table:table-cell>
          <table:table-cell table:style-name="ce2" office:value-type="float" office:value="102786.8" calcext:value-type="float">
            <text:p>102786,8</text:p>
          </table:table-cell>
          <table:table-cell table:style-name="ce2" office:value-type="float" office:value="158202.3" calcext:value-type="float">
            <text:p>158202,3</text:p>
          </table:table-cell>
          <table:table-cell table:style-name="ce2" office:value-type="float" office:value="2553652.9" calcext:value-type="float">
            <text:p>2553652,9</text:p>
          </table:table-cell>
          <table:table-cell table:style-name="ce2" office:value-type="float" office:value="38585.9" calcext:value-type="float">
            <text:p>38585,9</text:p>
          </table:table-cell>
          <table:table-cell table:style-name="ce2" office:value-type="float" office:value="707075.2" calcext:value-type="float">
            <text:p>707075,2</text:p>
          </table:table-cell>
          <table:table-cell table:style-name="ce2" office:value-type="float" office:value="70777.4" calcext:value-type="float">
            <text:p>70777,4</text:p>
          </table:table-cell>
          <table:table-cell table:style-name="ce2" office:value-type="float" office:value="861659.7" calcext:value-type="float">
            <text:p>861659,7</text:p>
          </table:table-cell>
          <table:table-cell table:style-name="ce2" office:value-type="float" office:value="160206.8" calcext:value-type="float">
            <text:p>160206,8</text:p>
          </table:table-cell>
          <table:table-cell table:style-name="ce2" office:value-type="float" office:value="168731.6" calcext:value-type="float">
            <text:p>168731,6</text:p>
          </table:table-cell>
          <table:table-cell table:style-name="ce2" office:value-type="float" office:value="54833" calcext:value-type="float">
            <text:p>54833</text:p>
          </table:table-cell>
          <table:table-cell table:style-name="ce2" office:value-type="float" office:value="630843.2" calcext:value-type="float">
            <text:p>630843,2</text:p>
          </table:table-cell>
          <table:table-cell table:style-name="ce2" office:value-type="float" office:value="263313.6" calcext:value-type="float">
            <text:p>263313,6</text:p>
          </table:table-cell>
          <table:table-cell table:style-name="ce2" office:value-type="float" office:value="629922" calcext:value-type="float">
            <text:p>629922</text:p>
          </table:table-cell>
          <table:table-cell table:style-name="ce2" office:value-type="float" office:value="69213" calcext:value-type="float">
            <text:p>69213</text:p>
          </table:table-cell>
          <table:table-cell table:style-name="ce2" office:value-type="float" office:value="36180.8" calcext:value-type="float">
            <text:p>36180,8</text:p>
          </table:table-cell>
          <table:table-cell table:style-name="ce2" office:value-type="float" office:value="257524" calcext:value-type="float">
            <text:p>257524</text:p>
          </table:table-cell>
          <table:table-cell table:style-name="ce2" office:value-type="float" office:value="865132.4" calcext:value-type="float">
            <text:p>865132,4</text:p>
          </table:table-cell>
          <table:table-cell table:style-name="ce2" office:value-type="float" office:value="586598.4" calcext:value-type="float">
            <text:p>586598,4</text:p>
          </table:table-cell>
          <table:table-cell table:style-name="ce2" office:value-type="float" office:value="775344" calcext:value-type="float">
            <text:p>775344</text:p>
          </table:table-cell>
          <table:table-cell table:style-name="ce2" office:value-type="float" office:value="911363.2" calcext:value-type="float">
            <text:p>911363,2</text:p>
          </table:table-cell>
          <table:table-cell table:style-name="ce2"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2" office:value-type="float" office:value="176392.8" calcext:value-type="float">
            <text:p>176392,8</text:p>
          </table:table-cell>
          <table:table-cell table:style-name="ce2" office:value-type="float" office:value="50681.4" calcext:value-type="float">
            <text:p>50681,4</text:p>
          </table:table-cell>
          <table:table-cell table:style-name="ce2" office:value-type="float" office:value="136076.5" calcext:value-type="float">
            <text:p>136076,5</text:p>
          </table:table-cell>
          <table:table-cell table:style-name="ce2" office:value-type="float" office:value="1813091" calcext:value-type="float">
            <text:p>1813091</text:p>
          </table:table-cell>
          <table:table-cell table:style-name="ce2" office:value-type="float" office:value="25014.1" calcext:value-type="float">
            <text:p>25014,1</text:p>
          </table:table-cell>
          <table:table-cell table:style-name="ce2" office:value-type="float" office:value="528691.2" calcext:value-type="float">
            <text:p>528691,2</text:p>
          </table:table-cell>
          <table:table-cell table:style-name="ce2" office:value-type="float" office:value="49798.6" calcext:value-type="float">
            <text:p>49798,6</text:p>
          </table:table-cell>
          <table:table-cell table:style-name="ce2" office:value-type="float" office:value="695069.7" calcext:value-type="float">
            <text:p>695069,7</text:p>
          </table:table-cell>
          <table:table-cell table:style-name="ce2" office:value-type="float" office:value="118751.2" calcext:value-type="float">
            <text:p>118751,2</text:p>
          </table:table-cell>
          <table:table-cell table:style-name="ce2" office:value-type="float" office:value="125049.2" calcext:value-type="float">
            <text:p>125049,2</text:p>
          </table:table-cell>
          <table:table-cell table:style-name="ce2" office:value-type="float" office:value="40673.4" calcext:value-type="float">
            <text:p>40673,4</text:p>
          </table:table-cell>
          <table:table-cell table:style-name="ce2" office:value-type="float" office:value="441352" calcext:value-type="float">
            <text:p>441352</text:p>
          </table:table-cell>
          <table:table-cell table:style-name="ce2" office:value-type="float" office:value="206576.8" calcext:value-type="float">
            <text:p>206576,8</text:p>
          </table:table-cell>
          <table:table-cell table:style-name="ce2" office:value-type="float" office:value="465260.5" calcext:value-type="float">
            <text:p>465260,5</text:p>
          </table:table-cell>
          <table:table-cell table:style-name="ce2" office:value-type="float" office:value="50420.6" calcext:value-type="float">
            <text:p>50420,6</text:p>
          </table:table-cell>
          <table:table-cell table:style-name="ce2" office:value-type="float" office:value="30404.4" calcext:value-type="float">
            <text:p>30404,4</text:p>
          </table:table-cell>
          <table:table-cell table:style-name="ce2" office:value-type="float" office:value="203681.6" calcext:value-type="float">
            <text:p>203681,6</text:p>
          </table:table-cell>
          <table:table-cell table:style-name="ce2" office:value-type="float" office:value="727266.4" calcext:value-type="float">
            <text:p>727266,4</text:p>
          </table:table-cell>
          <table:table-cell table:style-name="ce2" office:value-type="float" office:value="516036.8" calcext:value-type="float">
            <text:p>516036,8</text:p>
          </table:table-cell>
          <table:table-cell table:style-name="ce2" office:value-type="float" office:value="700070.4" calcext:value-type="float">
            <text:p>700070,4</text:p>
          </table:table-cell>
          <table:table-cell table:style-name="ce2" office:value-type="float" office:value="829113.6" calcext:value-type="float">
            <text:p>829113,6</text:p>
          </table:table-cell>
          <table:table-cell table:style-name="ce2"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2" office:value-type="float" office:value="183692" calcext:value-type="float">
            <text:p>183692</text:p>
          </table:table-cell>
          <table:table-cell table:style-name="ce2" office:value-type="float" office:value="64640.2" calcext:value-type="float">
            <text:p>64640,2</text:p>
          </table:table-cell>
          <table:table-cell table:style-name="ce2" office:value-type="float" office:value="143473.9" calcext:value-type="float">
            <text:p>143473,9</text:p>
          </table:table-cell>
          <table:table-cell table:style-name="ce2" office:value-type="float" office:value="2121430.4" calcext:value-type="float">
            <text:p>2121430,4</text:p>
          </table:table-cell>
          <table:table-cell table:style-name="ce2" office:value-type="float" office:value="25057.8" calcext:value-type="float">
            <text:p>25057,8</text:p>
          </table:table-cell>
          <table:table-cell table:style-name="ce2" office:value-type="float" office:value="605488" calcext:value-type="float">
            <text:p>605488</text:p>
          </table:table-cell>
          <table:table-cell table:style-name="ce2" office:value-type="float" office:value="56638.2" calcext:value-type="float">
            <text:p>56638,2</text:p>
          </table:table-cell>
          <table:table-cell table:style-name="ce2" office:value-type="float" office:value="757283.1" calcext:value-type="float">
            <text:p>757283,1</text:p>
          </table:table-cell>
          <table:table-cell table:style-name="ce2" office:value-type="float" office:value="130744" calcext:value-type="float">
            <text:p>130744</text:p>
          </table:table-cell>
          <table:table-cell table:style-name="ce2" office:value-type="float" office:value="131125.2" calcext:value-type="float">
            <text:p>131125,2</text:p>
          </table:table-cell>
          <table:table-cell table:style-name="ce2" office:value-type="float" office:value="43702" calcext:value-type="float">
            <text:p>43702</text:p>
          </table:table-cell>
          <table:table-cell table:style-name="ce2" office:value-type="float" office:value="524745.6" calcext:value-type="float">
            <text:p>524745,6</text:p>
          </table:table-cell>
          <table:table-cell table:style-name="ce2" office:value-type="float" office:value="229120" calcext:value-type="float">
            <text:p>229120</text:p>
          </table:table-cell>
          <table:table-cell table:style-name="ce2" office:value-type="float" office:value="523003" calcext:value-type="float">
            <text:p>523003</text:p>
          </table:table-cell>
          <table:table-cell table:style-name="ce2" office:value-type="float" office:value="54171.4" calcext:value-type="float">
            <text:p>54171,4</text:p>
          </table:table-cell>
          <table:table-cell table:style-name="ce2" office:value-type="float" office:value="32410.4" calcext:value-type="float">
            <text:p>32410,4</text:p>
          </table:table-cell>
          <table:table-cell table:style-name="ce2" office:value-type="float" office:value="229327.2" calcext:value-type="float">
            <text:p>229327,2</text:p>
          </table:table-cell>
          <table:table-cell table:style-name="ce2" office:value-type="float" office:value="836251.2" calcext:value-type="float">
            <text:p>836251,2</text:p>
          </table:table-cell>
          <table:table-cell table:style-name="ce2" office:value-type="float" office:value="583505.6" calcext:value-type="float">
            <text:p>583505,6</text:p>
          </table:table-cell>
          <table:table-cell table:style-name="ce2" office:value-type="float" office:value="793529.6" calcext:value-type="float">
            <text:p>793529,6</text:p>
          </table:table-cell>
          <table:table-cell table:style-name="ce2" office:value-type="float" office:value="938716.8" calcext:value-type="float">
            <text:p>938716,8</text:p>
          </table:table-cell>
          <table:table-cell table:style-name="ce2"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2" office:value-type="float" office:value="198693.6" calcext:value-type="float">
            <text:p>198693,6</text:p>
          </table:table-cell>
          <table:table-cell table:style-name="ce2" office:value-type="float" office:value="59766.8" calcext:value-type="float">
            <text:p>59766,8</text:p>
          </table:table-cell>
          <table:table-cell table:style-name="ce2" office:value-type="float" office:value="158409.6" calcext:value-type="float">
            <text:p>158409,6</text:p>
          </table:table-cell>
          <table:table-cell table:style-name="ce2" office:value-type="float" office:value="2532532.3" calcext:value-type="float">
            <text:p>2532532,3</text:p>
          </table:table-cell>
          <table:table-cell table:style-name="ce2" office:value-type="float" office:value="33086.3" calcext:value-type="float">
            <text:p>33086,3</text:p>
          </table:table-cell>
          <table:table-cell table:style-name="ce2" office:value-type="float" office:value="703200" calcext:value-type="float">
            <text:p>703200</text:p>
          </table:table-cell>
          <table:table-cell table:style-name="ce2" office:value-type="float" office:value="66445.4" calcext:value-type="float">
            <text:p>66445,4</text:p>
          </table:table-cell>
          <table:table-cell table:style-name="ce2" office:value-type="float" office:value="888329.1" calcext:value-type="float">
            <text:p>888329,1</text:p>
          </table:table-cell>
          <table:table-cell table:style-name="ce2" office:value-type="float" office:value="168108" calcext:value-type="float">
            <text:p>168108</text:p>
          </table:table-cell>
          <table:table-cell table:style-name="ce2" office:value-type="float" office:value="151081.2" calcext:value-type="float">
            <text:p>151081,2</text:p>
          </table:table-cell>
          <table:table-cell table:style-name="ce2" office:value-type="float" office:value="49016.6" calcext:value-type="float">
            <text:p>49016,6</text:p>
          </table:table-cell>
          <table:table-cell table:style-name="ce2" office:value-type="float" office:value="630036.8" calcext:value-type="float">
            <text:p>630036,8</text:p>
          </table:table-cell>
          <table:table-cell table:style-name="ce2" office:value-type="float" office:value="265260.8" calcext:value-type="float">
            <text:p>265260,8</text:p>
          </table:table-cell>
          <table:table-cell table:style-name="ce2" office:value-type="float" office:value="623681" calcext:value-type="float">
            <text:p>623681</text:p>
          </table:table-cell>
          <table:table-cell table:style-name="ce2" office:value-type="float" office:value="66645.8" calcext:value-type="float">
            <text:p>66645,8</text:p>
          </table:table-cell>
          <table:table-cell table:style-name="ce2" office:value-type="float" office:value="34937.4" calcext:value-type="float">
            <text:p>34937,4</text:p>
          </table:table-cell>
          <table:table-cell table:style-name="ce2" office:value-type="float" office:value="252249.6" calcext:value-type="float">
            <text:p>252249,6</text:p>
          </table:table-cell>
          <table:table-cell table:style-name="ce2" office:value-type="float" office:value="910496.8" calcext:value-type="float">
            <text:p>910496,8</text:p>
          </table:table-cell>
          <table:table-cell table:style-name="ce2" office:value-type="float" office:value="579936" calcext:value-type="float">
            <text:p>579936</text:p>
          </table:table-cell>
          <table:table-cell table:style-name="ce2" office:value-type="float" office:value="820886.4" calcext:value-type="float">
            <text:p>820886,4</text:p>
          </table:table-cell>
          <table:table-cell table:style-name="ce2" office:value-type="float" office:value="954604.8" calcext:value-type="float">
            <text:p>954604,8</text:p>
          </table:table-cell>
          <table:table-cell table:style-name="ce2"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2" office:value-type="float" office:value="179340" calcext:value-type="float">
            <text:p>179340</text:p>
          </table:table-cell>
          <table:table-cell table:style-name="ce2" office:value-type="float" office:value="56798.4" calcext:value-type="float">
            <text:p>56798,4</text:p>
          </table:table-cell>
          <table:table-cell table:style-name="ce2" office:value-type="float" office:value="136290.7" calcext:value-type="float">
            <text:p>136290,7</text:p>
          </table:table-cell>
          <table:table-cell table:style-name="ce2" office:value-type="float" office:value="1981083.1" calcext:value-type="float">
            <text:p>1981083,1</text:p>
          </table:table-cell>
          <table:table-cell table:style-name="ce2" office:value-type="float" office:value="25053.4" calcext:value-type="float">
            <text:p>25053,4</text:p>
          </table:table-cell>
          <table:table-cell table:style-name="ce2" office:value-type="float" office:value="546784" calcext:value-type="float">
            <text:p>546784</text:p>
          </table:table-cell>
          <table:table-cell table:style-name="ce2" office:value-type="float" office:value="54391.8" calcext:value-type="float">
            <text:p>54391,8</text:p>
          </table:table-cell>
          <table:table-cell table:style-name="ce2" office:value-type="float" office:value="721253.1" calcext:value-type="float">
            <text:p>721253,1</text:p>
          </table:table-cell>
          <table:table-cell table:style-name="ce2" office:value-type="float" office:value="128638.8" calcext:value-type="float">
            <text:p>128638,8</text:p>
          </table:table-cell>
          <table:table-cell table:style-name="ce2" office:value-type="float" office:value="130162.8" calcext:value-type="float">
            <text:p>130162,8</text:p>
          </table:table-cell>
          <table:table-cell table:style-name="ce2" office:value-type="float" office:value="38427.2" calcext:value-type="float">
            <text:p>38427,2</text:p>
          </table:table-cell>
          <table:table-cell table:style-name="ce2" office:value-type="float" office:value="497526.4" calcext:value-type="float">
            <text:p>497526,4</text:p>
          </table:table-cell>
          <table:table-cell table:style-name="ce2" office:value-type="float" office:value="226111.2" calcext:value-type="float">
            <text:p>226111,2</text:p>
          </table:table-cell>
          <table:table-cell table:style-name="ce2" office:value-type="float" office:value="526621" calcext:value-type="float">
            <text:p>526621</text:p>
          </table:table-cell>
          <table:table-cell table:style-name="ce2" office:value-type="float" office:value="55514.8" calcext:value-type="float">
            <text:p>55514,8</text:p>
          </table:table-cell>
          <table:table-cell table:style-name="ce2" office:value-type="float" office:value="32009.2" calcext:value-type="float">
            <text:p>32009,2</text:p>
          </table:table-cell>
          <table:table-cell table:style-name="ce2" office:value-type="float" office:value="209948" calcext:value-type="float">
            <text:p>209948</text:p>
          </table:table-cell>
          <table:table-cell table:style-name="ce2" office:value-type="float" office:value="732061.7" calcext:value-type="float">
            <text:p>732061,7</text:p>
          </table:table-cell>
          <table:table-cell table:style-name="ce2" office:value-type="float" office:value="485934.4" calcext:value-type="float">
            <text:p>485934,4</text:p>
          </table:table-cell>
          <table:table-cell table:style-name="ce2" office:value-type="float" office:value="693718.4" calcext:value-type="float">
            <text:p>693718,4</text:p>
          </table:table-cell>
          <table:table-cell table:style-name="ce2" office:value-type="float" office:value="787900.8" calcext:value-type="float">
            <text:p>787900,8</text:p>
          </table:table-cell>
          <table:table-cell table:style-name="ce2"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2" office:value-type="float" office:value="156716.8" calcext:value-type="float">
            <text:p>156716,8</text:p>
          </table:table-cell>
          <table:table-cell table:style-name="ce2" office:value-type="float" office:value="42197.6" calcext:value-type="float">
            <text:p>42197,6</text:p>
          </table:table-cell>
          <table:table-cell table:style-name="ce2" office:value-type="float" office:value="135410.1" calcext:value-type="float">
            <text:p>135410,1</text:p>
          </table:table-cell>
          <table:table-cell table:style-name="ce2" office:value-type="float" office:value="1800620.5" calcext:value-type="float">
            <text:p>1800620,5</text:p>
          </table:table-cell>
          <table:table-cell table:style-name="ce2" office:value-type="float" office:value="24891.6" calcext:value-type="float">
            <text:p>24891,6</text:p>
          </table:table-cell>
          <table:table-cell table:style-name="ce2" office:value-type="float" office:value="493195.2" calcext:value-type="float">
            <text:p>493195,2</text:p>
          </table:table-cell>
          <table:table-cell table:style-name="ce2" office:value-type="float" office:value="48194.4" calcext:value-type="float">
            <text:p>48194,4</text:p>
          </table:table-cell>
          <table:table-cell table:style-name="ce2" office:value-type="float" office:value="663111.6" calcext:value-type="float">
            <text:p>663111,6</text:p>
          </table:table-cell>
          <table:table-cell table:style-name="ce2" office:value-type="float" office:value="118069.6" calcext:value-type="float">
            <text:p>118069,6</text:p>
          </table:table-cell>
          <table:table-cell table:style-name="ce2" office:value-type="float" office:value="120235.6" calcext:value-type="float">
            <text:p>120235,6</text:p>
          </table:table-cell>
          <table:table-cell table:style-name="ce2" office:value-type="float" office:value="33794" calcext:value-type="float">
            <text:p>33794</text:p>
          </table:table-cell>
          <table:table-cell table:style-name="ce2" office:value-type="float" office:value="457558.4" calcext:value-type="float">
            <text:p>457558,4</text:p>
          </table:table-cell>
          <table:table-cell table:style-name="ce2" office:value-type="float" office:value="214840" calcext:value-type="float">
            <text:p>214840</text:p>
          </table:table-cell>
          <table:table-cell table:style-name="ce2" office:value-type="float" office:value="493248.5" calcext:value-type="float">
            <text:p>493248,5</text:p>
          </table:table-cell>
          <table:table-cell table:style-name="ce2" office:value-type="float" office:value="50821.8" calcext:value-type="float">
            <text:p>50821,8</text:p>
          </table:table-cell>
          <table:table-cell table:style-name="ce2" office:value-type="float" office:value="29843" calcext:value-type="float">
            <text:p>29843</text:p>
          </table:table-cell>
          <table:table-cell table:style-name="ce2" office:value-type="float" office:value="208256" calcext:value-type="float">
            <text:p>208256</text:p>
          </table:table-cell>
          <table:table-cell table:style-name="ce2" office:value-type="float" office:value="709481.1" calcext:value-type="float">
            <text:p>709481,1</text:p>
          </table:table-cell>
          <table:table-cell table:style-name="ce2" office:value-type="float" office:value="495323.2" calcext:value-type="float">
            <text:p>495323,2</text:p>
          </table:table-cell>
          <table:table-cell table:style-name="ce2" office:value-type="float" office:value="674339.2" calcext:value-type="float">
            <text:p>674339,2</text:p>
          </table:table-cell>
          <table:table-cell table:style-name="ce2" office:value-type="float" office:value="761968" calcext:value-type="float">
            <text:p>761968</text:p>
          </table:table-cell>
          <table:table-cell table:style-name="ce2"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2" office:value-type="float" office:value="159924.8" calcext:value-type="float">
            <text:p>159924,8</text:p>
          </table:table-cell>
          <table:table-cell table:style-name="ce2" office:value-type="float" office:value="41756.2" calcext:value-type="float">
            <text:p>41756,2</text:p>
          </table:table-cell>
          <table:table-cell table:style-name="ce2" office:value-type="float" office:value="131402.3" calcext:value-type="float">
            <text:p>131402,3</text:p>
          </table:table-cell>
          <table:table-cell table:style-name="ce2" office:value-type="float" office:value="1762590.4" calcext:value-type="float">
            <text:p>1762590,4</text:p>
          </table:table-cell>
          <table:table-cell table:style-name="ce2" office:value-type="float" office:value="21262.5" calcext:value-type="float">
            <text:p>21262,5</text:p>
          </table:table-cell>
          <table:table-cell table:style-name="ce2" office:value-type="float" office:value="476571.2" calcext:value-type="float">
            <text:p>476571,2</text:p>
          </table:table-cell>
          <table:table-cell table:style-name="ce2" office:value-type="float" office:value="51182.8" calcext:value-type="float">
            <text:p>51182,8</text:p>
          </table:table-cell>
          <table:table-cell table:style-name="ce2" office:value-type="float" office:value="646663.5" calcext:value-type="float">
            <text:p>646663,5</text:p>
          </table:table-cell>
          <table:table-cell table:style-name="ce2" office:value-type="float" office:value="115923.6" calcext:value-type="float">
            <text:p>115923,6</text:p>
          </table:table-cell>
          <table:table-cell table:style-name="ce2" office:value-type="float" office:value="122902.4" calcext:value-type="float">
            <text:p>122902,4</text:p>
          </table:table-cell>
          <table:table-cell table:style-name="ce2" office:value-type="float" office:value="36922.6" calcext:value-type="float">
            <text:p>36922,6</text:p>
          </table:table-cell>
          <table:table-cell table:style-name="ce2" office:value-type="float" office:value="461086.4" calcext:value-type="float">
            <text:p>461086,4</text:p>
          </table:table-cell>
          <table:table-cell table:style-name="ce2" office:value-type="float" office:value="209585.6" calcext:value-type="float">
            <text:p>209585,6</text:p>
          </table:table-cell>
          <table:table-cell table:style-name="ce2" office:value-type="float" office:value="459890.5" calcext:value-type="float">
            <text:p>459890,5</text:p>
          </table:table-cell>
          <table:table-cell table:style-name="ce2" office:value-type="float" office:value="47051.2" calcext:value-type="float">
            <text:p>47051,2</text:p>
          </table:table-cell>
          <table:table-cell table:style-name="ce2" office:value-type="float" office:value="28198.4" calcext:value-type="float">
            <text:p>28198,4</text:p>
          </table:table-cell>
          <table:table-cell table:style-name="ce2" office:value-type="float" office:value="185673.6" calcext:value-type="float">
            <text:p>185673,6</text:p>
          </table:table-cell>
          <table:table-cell table:style-name="ce2" office:value-type="float" office:value="632453.1" calcext:value-type="float">
            <text:p>632453,1</text:p>
          </table:table-cell>
          <table:table-cell table:style-name="ce2" office:value-type="float" office:value="424684.8" calcext:value-type="float">
            <text:p>424684,8</text:p>
          </table:table-cell>
          <table:table-cell table:style-name="ce2" office:value-type="float" office:value="585212.8" calcext:value-type="float">
            <text:p>585212,8</text:p>
          </table:table-cell>
          <table:table-cell table:style-name="ce2" office:value-type="float" office:value="683628.8" calcext:value-type="float">
            <text:p>683628,8</text:p>
          </table:table-cell>
          <table:table-cell table:style-name="ce2"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2" office:value-type="float" office:value="142437.6" calcext:value-type="float">
            <text:p>142437,6</text:p>
          </table:table-cell>
          <table:table-cell table:style-name="ce2" office:value-type="float" office:value="37103.4" calcext:value-type="float">
            <text:p>37103,4</text:p>
          </table:table-cell>
          <table:table-cell table:style-name="ce2" office:value-type="float" office:value="133205.3" calcext:value-type="float">
            <text:p>133205,3</text:p>
          </table:table-cell>
          <table:table-cell table:style-name="ce2" office:value-type="float" office:value="1599110" calcext:value-type="float">
            <text:p>1599110</text:p>
          </table:table-cell>
          <table:table-cell table:style-name="ce2" office:value-type="float" office:value="18985.9" calcext:value-type="float">
            <text:p>18985,9</text:p>
          </table:table-cell>
          <table:table-cell table:style-name="ce2" office:value-type="float" office:value="422459.2" calcext:value-type="float">
            <text:p>422459,2</text:p>
          </table:table-cell>
          <table:table-cell table:style-name="ce2" office:value-type="float" office:value="45968.2" calcext:value-type="float">
            <text:p>45968,2</text:p>
          </table:table-cell>
          <table:table-cell table:style-name="ce2" office:value-type="float" office:value="635725.6" calcext:value-type="float">
            <text:p>635725,6</text:p>
          </table:table-cell>
          <table:table-cell table:style-name="ce2" office:value-type="float" office:value="106416.8" calcext:value-type="float">
            <text:p>106416,8</text:p>
          </table:table-cell>
          <table:table-cell table:style-name="ce2" office:value-type="float" office:value="99537.6" calcext:value-type="float">
            <text:p>99537,6</text:p>
          </table:table-cell>
          <table:table-cell table:style-name="ce2" office:value-type="float" office:value="30404.6" calcext:value-type="float">
            <text:p>30404,6</text:p>
          </table:table-cell>
          <table:table-cell table:style-name="ce2" office:value-type="float" office:value="402121.6" calcext:value-type="float">
            <text:p>402121,6</text:p>
          </table:table-cell>
          <table:table-cell table:style-name="ce2" office:value-type="float" office:value="190050.4" calcext:value-type="float">
            <text:p>190050,4</text:p>
          </table:table-cell>
          <table:table-cell table:style-name="ce2" office:value-type="float" office:value="426560.5" calcext:value-type="float">
            <text:p>426560,5</text:p>
          </table:table-cell>
          <table:table-cell table:style-name="ce2" office:value-type="float" office:value="45205.8" calcext:value-type="float">
            <text:p>45205,8</text:p>
          </table:table-cell>
          <table:table-cell table:style-name="ce2" office:value-type="float" office:value="24267.2" calcext:value-type="float">
            <text:p>24267,2</text:p>
          </table:table-cell>
          <table:table-cell table:style-name="ce2" office:value-type="float" office:value="185583.2" calcext:value-type="float">
            <text:p>185583,2</text:p>
          </table:table-cell>
          <table:table-cell table:style-name="ce2" office:value-type="float" office:value="696670.4" calcext:value-type="float">
            <text:p>696670,4</text:p>
          </table:table-cell>
          <table:table-cell table:style-name="ce2" office:value-type="float" office:value="472760" calcext:value-type="float">
            <text:p>472760</text:p>
          </table:table-cell>
          <table:table-cell table:style-name="ce2" office:value-type="float" office:value="657254.4" calcext:value-type="float">
            <text:p>657254,4</text:p>
          </table:table-cell>
          <table:table-cell table:style-name="ce2" office:value-type="float" office:value="767302.4" calcext:value-type="float">
            <text:p>767302,4</text:p>
          </table:table-cell>
          <table:table-cell table:style-name="ce2"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2" office:value-type="float" office:value="168268.8" calcext:value-type="float">
            <text:p>168268,8</text:p>
          </table:table-cell>
          <table:table-cell table:style-name="ce2" office:value-type="float" office:value="47853.4" calcext:value-type="float">
            <text:p>47853,4</text:p>
          </table:table-cell>
          <table:table-cell table:style-name="ce2" office:value-type="float" office:value="142385.5" calcext:value-type="float">
            <text:p>142385,5</text:p>
          </table:table-cell>
          <table:table-cell table:style-name="ce2" office:value-type="float" office:value="2192038.3" calcext:value-type="float">
            <text:p>2192038,3</text:p>
          </table:table-cell>
          <table:table-cell table:style-name="ce2" office:value-type="float" office:value="29147.5" calcext:value-type="float">
            <text:p>29147,5</text:p>
          </table:table-cell>
          <table:table-cell table:style-name="ce2" office:value-type="float" office:value="610803.2" calcext:value-type="float">
            <text:p>610803,2</text:p>
          </table:table-cell>
          <table:table-cell table:style-name="ce2" office:value-type="float" office:value="62454.2" calcext:value-type="float">
            <text:p>62454,2</text:p>
          </table:table-cell>
          <table:table-cell table:style-name="ce2" office:value-type="float" office:value="799917.3" calcext:value-type="float">
            <text:p>799917,3</text:p>
          </table:table-cell>
          <table:table-cell table:style-name="ce2" office:value-type="float" office:value="150620" calcext:value-type="float">
            <text:p>150620</text:p>
          </table:table-cell>
          <table:table-cell table:style-name="ce2" office:value-type="float" office:value="142818.4" calcext:value-type="float">
            <text:p>142818,4</text:p>
          </table:table-cell>
          <table:table-cell table:style-name="ce2" office:value-type="float" office:value="44223.2" calcext:value-type="float">
            <text:p>44223,2</text:p>
          </table:table-cell>
          <table:table-cell table:style-name="ce2" office:value-type="float" office:value="586675.2" calcext:value-type="float">
            <text:p>586675,2</text:p>
          </table:table-cell>
          <table:table-cell table:style-name="ce2" office:value-type="float" office:value="241172.8" calcext:value-type="float">
            <text:p>241172,8</text:p>
          </table:table-cell>
          <table:table-cell table:style-name="ce2" office:value-type="float" office:value="586818" calcext:value-type="float">
            <text:p>586818</text:p>
          </table:table-cell>
          <table:table-cell table:style-name="ce2" office:value-type="float" office:value="63677.6" calcext:value-type="float">
            <text:p>63677,6</text:p>
          </table:table-cell>
          <table:table-cell table:style-name="ce2" office:value-type="float" office:value="34957.2" calcext:value-type="float">
            <text:p>34957,2</text:p>
          </table:table-cell>
          <table:table-cell table:style-name="ce2" office:value-type="float" office:value="248936" calcext:value-type="float">
            <text:p>248936</text:p>
          </table:table-cell>
          <table:table-cell table:style-name="ce2" office:value-type="float" office:value="894974.4" calcext:value-type="float">
            <text:p>894974,4</text:p>
          </table:table-cell>
          <table:table-cell table:style-name="ce2" office:value-type="float" office:value="587718.4" calcext:value-type="float">
            <text:p>587718,4</text:p>
          </table:table-cell>
          <table:table-cell table:style-name="ce2" office:value-type="float" office:value="828291.2" calcext:value-type="float">
            <text:p>828291,2</text:p>
          </table:table-cell>
          <table:table-cell table:style-name="ce2" office:value-type="float" office:value="975001.6" calcext:value-type="float">
            <text:p>975001,6</text:p>
          </table:table-cell>
          <table:table-cell table:style-name="ce2"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2" office:value-type="float" office:value="194523.2" calcext:value-type="float">
            <text:p>194523,2</text:p>
          </table:table-cell>
          <table:table-cell table:style-name="ce2" office:value-type="float" office:value="54311.6" calcext:value-type="float">
            <text:p>54311,6</text:p>
          </table:table-cell>
          <table:table-cell table:style-name="ce2" office:value-type="float" office:value="140693.3" calcext:value-type="float">
            <text:p>140693,3</text:p>
          </table:table-cell>
          <table:table-cell table:style-name="ce2" office:value-type="float" office:value="2126056.1" calcext:value-type="float">
            <text:p>2126056,1</text:p>
          </table:table-cell>
          <table:table-cell table:style-name="ce2" office:value-type="float" office:value="31592.8" calcext:value-type="float">
            <text:p>31592,8</text:p>
          </table:table-cell>
          <table:table-cell table:style-name="ce2" office:value-type="float" office:value="574904" calcext:value-type="float">
            <text:p>574904</text:p>
          </table:table-cell>
          <table:table-cell table:style-name="ce2" office:value-type="float" office:value="54432" calcext:value-type="float">
            <text:p>54432</text:p>
          </table:table-cell>
          <table:table-cell table:style-name="ce2" office:value-type="float" office:value="735586.2" calcext:value-type="float">
            <text:p>735586,2</text:p>
          </table:table-cell>
          <table:table-cell table:style-name="ce2" office:value-type="float" office:value="140150.8" calcext:value-type="float">
            <text:p>140150,8</text:p>
          </table:table-cell>
          <table:table-cell table:style-name="ce2" office:value-type="float" office:value="136259.6" calcext:value-type="float">
            <text:p>136259,6</text:p>
          </table:table-cell>
          <table:table-cell table:style-name="ce2" office:value-type="float" office:value="38547.4" calcext:value-type="float">
            <text:p>38547,4</text:p>
          </table:table-cell>
          <table:table-cell table:style-name="ce2" office:value-type="float" office:value="527670.4" calcext:value-type="float">
            <text:p>527670,4</text:p>
          </table:table-cell>
          <table:table-cell table:style-name="ce2" office:value-type="float" office:value="228357.6" calcext:value-type="float">
            <text:p>228357,6</text:p>
          </table:table-cell>
          <table:table-cell table:style-name="ce2" office:value-type="float" office:value="530061.5" calcext:value-type="float">
            <text:p>530061,5</text:p>
          </table:table-cell>
          <table:table-cell table:style-name="ce2" office:value-type="float" office:value="54773" calcext:value-type="float">
            <text:p>54773</text:p>
          </table:table-cell>
          <table:table-cell table:style-name="ce2" office:value-type="float" office:value="30745.6" calcext:value-type="float">
            <text:p>30745,6</text:p>
          </table:table-cell>
          <table:table-cell table:style-name="ce2" office:value-type="float" office:value="221049.6" calcext:value-type="float">
            <text:p>221049,6</text:p>
          </table:table-cell>
          <table:table-cell table:style-name="ce2" office:value-type="float" office:value="735516.2" calcext:value-type="float">
            <text:p>735516,2</text:p>
          </table:table-cell>
          <table:table-cell table:style-name="ce2" office:value-type="float" office:value="510360" calcext:value-type="float">
            <text:p>510360</text:p>
          </table:table-cell>
          <table:table-cell table:style-name="ce2" office:value-type="float" office:value="695440" calcext:value-type="float">
            <text:p>695440</text:p>
          </table:table-cell>
          <table:table-cell table:style-name="ce2" office:value-type="float" office:value="812483.2" calcext:value-type="float">
            <text:p>812483,2</text:p>
          </table:table-cell>
          <table:table-cell table:style-name="ce2"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2" office:value-type="float" office:value="162854.4" calcext:value-type="float">
            <text:p>162854,4</text:p>
          </table:table-cell>
          <table:table-cell table:style-name="ce2" office:value-type="float" office:value="45948.2" calcext:value-type="float">
            <text:p>45948,2</text:p>
          </table:table-cell>
          <table:table-cell table:style-name="ce2" office:value-type="float" office:value="136350.2" calcext:value-type="float">
            <text:p>136350,2</text:p>
          </table:table-cell>
          <table:table-cell table:style-name="ce2" office:value-type="float" office:value="1884877.6" calcext:value-type="float">
            <text:p>1884877,6</text:p>
          </table:table-cell>
          <table:table-cell table:style-name="ce2" office:value-type="float" office:value="21483.8" calcext:value-type="float">
            <text:p>21483,8</text:p>
          </table:table-cell>
          <table:table-cell table:style-name="ce2" office:value-type="float" office:value="516020.8" calcext:value-type="float">
            <text:p>516020,8</text:p>
          </table:table-cell>
          <table:table-cell table:style-name="ce2" office:value-type="float" office:value="50240.4" calcext:value-type="float">
            <text:p>50240,4</text:p>
          </table:table-cell>
          <table:table-cell table:style-name="ce2" office:value-type="float" office:value="685654.3" calcext:value-type="float">
            <text:p>685654,3</text:p>
          </table:table-cell>
          <table:table-cell table:style-name="ce2" office:value-type="float" office:value="127776.4" calcext:value-type="float">
            <text:p>127776,4</text:p>
          </table:table-cell>
          <table:table-cell table:style-name="ce2" office:value-type="float" office:value="127716.4" calcext:value-type="float">
            <text:p>127716,4</text:p>
          </table:table-cell>
          <table:table-cell table:style-name="ce2" office:value-type="float" office:value="34776.8" calcext:value-type="float">
            <text:p>34776,8</text:p>
          </table:table-cell>
          <table:table-cell table:style-name="ce2" office:value-type="float" office:value="506891.2" calcext:value-type="float">
            <text:p>506891,2</text:p>
          </table:table-cell>
          <table:table-cell table:style-name="ce2" office:value-type="float" office:value="218870.4" calcext:value-type="float">
            <text:p>218870,4</text:p>
          </table:table-cell>
          <table:table-cell table:style-name="ce2" office:value-type="float" office:value="528999" calcext:value-type="float">
            <text:p>528999</text:p>
          </table:table-cell>
          <table:table-cell table:style-name="ce2" office:value-type="float" office:value="54692.6" calcext:value-type="float">
            <text:p>54692,6</text:p>
          </table:table-cell>
          <table:table-cell table:style-name="ce2" office:value-type="float" office:value="28599.4" calcext:value-type="float">
            <text:p>28599,4</text:p>
          </table:table-cell>
          <table:table-cell table:style-name="ce2" office:value-type="float" office:value="219627.2" calcext:value-type="float">
            <text:p>219627,2</text:p>
          </table:table-cell>
          <table:table-cell table:style-name="ce2" office:value-type="float" office:value="732381.3" calcext:value-type="float">
            <text:p>732381,3</text:p>
          </table:table-cell>
          <table:table-cell table:style-name="ce2" office:value-type="float" office:value="486256" calcext:value-type="float">
            <text:p>486256</text:p>
          </table:table-cell>
          <table:table-cell table:style-name="ce2" office:value-type="float" office:value="673520" calcext:value-type="float">
            <text:p>673520</text:p>
          </table:table-cell>
          <table:table-cell table:style-name="ce2" office:value-type="float" office:value="766620.8" calcext:value-type="float">
            <text:p>766620,8</text:p>
          </table:table-cell>
          <table:table-cell table:style-name="ce2"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2" office:value-type="float" office:value="163536" calcext:value-type="float">
            <text:p>163536</text:p>
          </table:table-cell>
          <table:table-cell table:style-name="ce2" office:value-type="float" office:value="45527" calcext:value-type="float">
            <text:p>45527</text:p>
          </table:table-cell>
          <table:table-cell table:style-name="ce2" office:value-type="float" office:value="131854.2" calcext:value-type="float">
            <text:p>131854,2</text:p>
          </table:table-cell>
          <table:table-cell table:style-name="ce2" office:value-type="float" office:value="1879064.5" calcext:value-type="float">
            <text:p>1879064,5</text:p>
          </table:table-cell>
          <table:table-cell table:style-name="ce2" office:value-type="float" office:value="24891.6" calcext:value-type="float">
            <text:p>24891,6</text:p>
          </table:table-cell>
          <table:table-cell table:style-name="ce2" office:value-type="float" office:value="561288" calcext:value-type="float">
            <text:p>561288</text:p>
          </table:table-cell>
          <table:table-cell table:style-name="ce2" office:value-type="float" office:value="57540.8" calcext:value-type="float">
            <text:p>57540,8</text:p>
          </table:table-cell>
          <table:table-cell table:style-name="ce2" office:value-type="float" office:value="745111.6" calcext:value-type="float">
            <text:p>745111,6</text:p>
          </table:table-cell>
          <table:table-cell table:style-name="ce2" office:value-type="float" office:value="147049.6" calcext:value-type="float">
            <text:p>147049,6</text:p>
          </table:table-cell>
          <table:table-cell table:style-name="ce2" office:value-type="float" office:value="144964.4" calcext:value-type="float">
            <text:p>144964,4</text:p>
          </table:table-cell>
          <table:table-cell table:style-name="ce2" office:value-type="float" office:value="40131.8" calcext:value-type="float">
            <text:p>40131,8</text:p>
          </table:table-cell>
          <table:table-cell table:style-name="ce2" office:value-type="float" office:value="568182.4" calcext:value-type="float">
            <text:p>568182,4</text:p>
          </table:table-cell>
          <table:table-cell table:style-name="ce2" office:value-type="float" office:value="237884.8" calcext:value-type="float">
            <text:p>237884,8</text:p>
          </table:table-cell>
          <table:table-cell table:style-name="ce2" office:value-type="float" office:value="545288.5" calcext:value-type="float">
            <text:p>545288,5</text:p>
          </table:table-cell>
          <table:table-cell table:style-name="ce2" office:value-type="float" office:value="58784" calcext:value-type="float">
            <text:p>58784</text:p>
          </table:table-cell>
          <table:table-cell table:style-name="ce2" office:value-type="float" office:value="30404.6" calcext:value-type="float">
            <text:p>30404,6</text:p>
          </table:table-cell>
          <table:table-cell table:style-name="ce2" office:value-type="float" office:value="217244.8" calcext:value-type="float">
            <text:p>217244,8</text:p>
          </table:table-cell>
          <table:table-cell table:style-name="ce2" office:value-type="float" office:value="748738.4" calcext:value-type="float">
            <text:p>748738,4</text:p>
          </table:table-cell>
          <table:table-cell table:style-name="ce2" office:value-type="float" office:value="502481.6" calcext:value-type="float">
            <text:p>502481,6</text:p>
          </table:table-cell>
          <table:table-cell table:style-name="ce2" office:value-type="float" office:value="730816" calcext:value-type="float">
            <text:p>730816</text:p>
          </table:table-cell>
          <table:table-cell table:style-name="ce2" office:value-type="float" office:value="969164.5" calcext:value-type="float">
            <text:p>969164,5</text:p>
          </table:table-cell>
          <table:table-cell table:style-name="ce2"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float" office:value="179380" calcext:value-type="float">
            <text:p>179380</text:p>
          </table:table-cell>
          <table:table-cell table:style-name="ce2" office:value-type="float" office:value="52025.2" calcext:value-type="float">
            <text:p>52025,2</text:p>
          </table:table-cell>
          <table:table-cell table:style-name="ce2" office:value-type="float" office:value="133024.5" calcext:value-type="float">
            <text:p>133024,5</text:p>
          </table:table-cell>
          <table:table-cell table:style-name="ce2" office:value-type="float" office:value="2082831.1" calcext:value-type="float">
            <text:p>2082831,1</text:p>
          </table:table-cell>
          <table:table-cell table:style-name="ce2" office:value-type="float" office:value="25112.5" calcext:value-type="float">
            <text:p>25112,5</text:p>
          </table:table-cell>
          <table:table-cell table:style-name="ce2" office:value-type="float" office:value="579395.2" calcext:value-type="float">
            <text:p>579395,2</text:p>
          </table:table-cell>
          <table:table-cell table:style-name="ce2" office:value-type="float" office:value="59084.8" calcext:value-type="float">
            <text:p>59084,8</text:p>
          </table:table-cell>
          <table:table-cell table:style-name="ce2" office:value-type="float" office:value="740998.1" calcext:value-type="float">
            <text:p>740998,1</text:p>
          </table:table-cell>
          <table:table-cell table:style-name="ce2" office:value-type="float" office:value="138346.4" calcext:value-type="float">
            <text:p>138346,4</text:p>
          </table:table-cell>
          <table:table-cell table:style-name="ce2" office:value-type="float" office:value="144643.2" calcext:value-type="float">
            <text:p>144643,2</text:p>
          </table:table-cell>
          <table:table-cell table:style-name="ce2" office:value-type="float" office:value="40934.2" calcext:value-type="float">
            <text:p>40934,2</text:p>
          </table:table-cell>
          <table:table-cell table:style-name="ce2" office:value-type="float" office:value="570950.4" calcext:value-type="float">
            <text:p>570950,4</text:p>
          </table:table-cell>
          <table:table-cell table:style-name="ce2" office:value-type="float" office:value="241955.2" calcext:value-type="float">
            <text:p>241955,2</text:p>
          </table:table-cell>
          <table:table-cell table:style-name="ce2" office:value-type="float" office:value="557036" calcext:value-type="float">
            <text:p>557036</text:p>
          </table:table-cell>
          <table:table-cell table:style-name="ce2" office:value-type="float" office:value="62193" calcext:value-type="float">
            <text:p>62193</text:p>
          </table:table-cell>
          <table:table-cell table:style-name="ce2" office:value-type="float" office:value="32069.2" calcext:value-type="float">
            <text:p>32069,2</text:p>
          </table:table-cell>
          <table:table-cell table:style-name="ce2" office:value-type="float" office:value="242470.4" calcext:value-type="float">
            <text:p>242470,4</text:p>
          </table:table-cell>
          <table:table-cell table:style-name="ce2" office:value-type="float" office:value="820138.4" calcext:value-type="float">
            <text:p>820138,4</text:p>
          </table:table-cell>
          <table:table-cell table:style-name="ce2" office:value-type="float" office:value="511569.6" calcext:value-type="float">
            <text:p>511569,6</text:p>
          </table:table-cell>
          <table:table-cell table:style-name="ce2" office:value-type="float" office:value="684368" calcext:value-type="float">
            <text:p>684368</text:p>
          </table:table-cell>
          <table:table-cell table:style-name="ce2" office:value-type="float" office:value="806992" calcext:value-type="float">
            <text:p>806992</text:p>
          </table:table-cell>
          <table:table-cell table:style-name="ce2"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2" office:value-type="float" office:value="154531.2" calcext:value-type="float">
            <text:p>154531,2</text:p>
          </table:table-cell>
          <table:table-cell table:style-name="ce2" office:value-type="float" office:value="41856.6" calcext:value-type="float">
            <text:p>41856,6</text:p>
          </table:table-cell>
          <table:table-cell table:style-name="ce2" office:value-type="float" office:value="123150.5" calcext:value-type="float">
            <text:p>123150,5</text:p>
          </table:table-cell>
          <table:table-cell table:style-name="ce2" office:value-type="float" office:value="1514010.8" calcext:value-type="float">
            <text:p>1514010,8</text:p>
          </table:table-cell>
          <table:table-cell table:style-name="ce2" office:value-type="float" office:value="21947.3" calcext:value-type="float">
            <text:p>21947,3</text:p>
          </table:table-cell>
          <table:table-cell table:style-name="ce2" office:value-type="float" office:value="398971.2" calcext:value-type="float">
            <text:p>398971,2</text:p>
          </table:table-cell>
          <table:table-cell table:style-name="ce2" office:value-type="float" office:value="41054.6" calcext:value-type="float">
            <text:p>41054,6</text:p>
          </table:table-cell>
          <table:table-cell table:style-name="ce2" office:value-type="float" office:value="542115.6" calcext:value-type="float">
            <text:p>542115,6</text:p>
          </table:table-cell>
          <table:table-cell table:style-name="ce2" office:value-type="float" office:value="97652.8" calcext:value-type="float">
            <text:p>97652,8</text:p>
          </table:table-cell>
          <table:table-cell table:style-name="ce2" office:value-type="float" office:value="91655.6" calcext:value-type="float">
            <text:p>91655,6</text:p>
          </table:table-cell>
          <table:table-cell table:style-name="ce2" office:value-type="float" office:value="26012.2" calcext:value-type="float">
            <text:p>26012,2</text:p>
          </table:table-cell>
          <table:table-cell table:style-name="ce2" office:value-type="float" office:value="346646.4" calcext:value-type="float">
            <text:p>346646,4</text:p>
          </table:table-cell>
          <table:table-cell table:style-name="ce2" office:value-type="float" office:value="171298.4" calcext:value-type="float">
            <text:p>171298,4</text:p>
          </table:table-cell>
          <table:table-cell table:style-name="ce2" office:value-type="float" office:value="345804.5" calcext:value-type="float">
            <text:p>345804,5</text:p>
          </table:table-cell>
          <table:table-cell table:style-name="ce2" office:value-type="float" office:value="35519" calcext:value-type="float">
            <text:p>35519</text:p>
          </table:table-cell>
          <table:table-cell table:style-name="ce2" office:value-type="float" office:value="21118.6" calcext:value-type="float">
            <text:p>21118,6</text:p>
          </table:table-cell>
          <table:table-cell table:style-name="ce2" office:value-type="float" office:value="144042.4" calcext:value-type="float">
            <text:p>144042,4</text:p>
          </table:table-cell>
          <table:table-cell table:style-name="ce2" office:value-type="float" office:value="478836.7" calcext:value-type="float">
            <text:p>478836,7</text:p>
          </table:table-cell>
          <table:table-cell table:style-name="ce2" office:value-type="float" office:value="343636.8" calcext:value-type="float">
            <text:p>343636,8</text:p>
          </table:table-cell>
          <table:table-cell table:style-name="ce2" office:value-type="float" office:value="465177.6" calcext:value-type="float">
            <text:p>465177,6</text:p>
          </table:table-cell>
          <table:table-cell table:style-name="ce2" office:value-type="float" office:value="549812.8" calcext:value-type="float">
            <text:p>549812,8</text:p>
          </table:table-cell>
          <table:table-cell table:style-name="ce2"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2" office:value-type="float" office:value="122221.2" calcext:value-type="float">
            <text:p>122221,2</text:p>
          </table:table-cell>
          <table:table-cell table:style-name="ce2" office:value-type="float" office:value="32771.4" calcext:value-type="float">
            <text:p>32771,4</text:p>
          </table:table-cell>
          <table:table-cell table:style-name="ce2" office:value-type="float" office:value="114700.6" calcext:value-type="float">
            <text:p>114700,6</text:p>
          </table:table-cell>
          <table:table-cell table:style-name="ce2" office:value-type="float" office:value="1370460.9" calcext:value-type="float">
            <text:p>1370460,9</text:p>
          </table:table-cell>
          <table:table-cell table:style-name="ce2" office:value-type="float" office:value="18470.3" calcext:value-type="float">
            <text:p>18470,3</text:p>
          </table:table-cell>
          <table:table-cell table:style-name="ce2" office:value-type="float" office:value="378475.2" calcext:value-type="float">
            <text:p>378475,2</text:p>
          </table:table-cell>
          <table:table-cell table:style-name="ce2" office:value-type="float" office:value="38607.6" calcext:value-type="float">
            <text:p>38607,6</text:p>
          </table:table-cell>
          <table:table-cell table:style-name="ce2" office:value-type="float" office:value="555476.8" calcext:value-type="float">
            <text:p>555476,8</text:p>
          </table:table-cell>
          <table:table-cell table:style-name="ce2" office:value-type="float" office:value="93982" calcext:value-type="float">
            <text:p>93982</text:p>
          </table:table-cell>
          <table:table-cell table:style-name="ce2" office:value-type="float" office:value="88506.8" calcext:value-type="float">
            <text:p>88506,8</text:p>
          </table:table-cell>
          <table:table-cell table:style-name="ce2" office:value-type="float" office:value="26152.8" calcext:value-type="float">
            <text:p>26152,8</text:p>
          </table:table-cell>
          <table:table-cell table:style-name="ce2" office:value-type="float" office:value="367465.6" calcext:value-type="float">
            <text:p>367465,6</text:p>
          </table:table-cell>
          <table:table-cell table:style-name="ce2" office:value-type="float" office:value="172902.4" calcext:value-type="float">
            <text:p>172902,4</text:p>
          </table:table-cell>
          <table:table-cell table:style-name="ce2" office:value-type="float" office:value="357891.5" calcext:value-type="float">
            <text:p>357891,5</text:p>
          </table:table-cell>
          <table:table-cell table:style-name="ce2" office:value-type="float" office:value="39169.2" calcext:value-type="float">
            <text:p>39169,2</text:p>
          </table:table-cell>
          <table:table-cell table:style-name="ce2" office:value-type="float" office:value="22061" calcext:value-type="float">
            <text:p>22061</text:p>
          </table:table-cell>
          <table:table-cell table:style-name="ce2" office:value-type="float" office:value="147154.8" calcext:value-type="float">
            <text:p>147154,8</text:p>
          </table:table-cell>
          <table:table-cell table:style-name="ce2" office:value-type="float" office:value="514804.6" calcext:value-type="float">
            <text:p>514804,6</text:p>
          </table:table-cell>
          <table:table-cell table:style-name="ce2" office:value-type="float" office:value="348771.2" calcext:value-type="float">
            <text:p>348771,2</text:p>
          </table:table-cell>
          <table:table-cell table:style-name="ce2" office:value-type="float" office:value="460446.4" calcext:value-type="float">
            <text:p>460446,4</text:p>
          </table:table-cell>
          <table:table-cell table:style-name="ce2" office:value-type="float" office:value="548008" calcext:value-type="float">
            <text:p>548008</text:p>
          </table:table-cell>
          <table:table-cell table:style-name="ce2"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2" office:value-type="float" office:value="121458.8" calcext:value-type="float">
            <text:p>121458,8</text:p>
          </table:table-cell>
          <table:table-cell table:style-name="ce2" office:value-type="float" office:value="32590.8" calcext:value-type="float">
            <text:p>32590,8</text:p>
          </table:table-cell>
          <table:table-cell table:style-name="ce2" office:value-type="float" office:value="121904.3" calcext:value-type="float">
            <text:p>121904,3</text:p>
          </table:table-cell>
          <table:table-cell table:style-name="ce2" office:value-type="float" office:value="1411981.4" calcext:value-type="float">
            <text:p>1411981,4</text:p>
          </table:table-cell>
          <table:table-cell table:style-name="ce2" office:value-type="float" office:value="22117.5" calcext:value-type="float">
            <text:p>22117,5</text:p>
          </table:table-cell>
          <table:table-cell table:style-name="ce2" office:value-type="float" office:value="373801.6" calcext:value-type="float">
            <text:p>373801,6</text:p>
          </table:table-cell>
          <table:table-cell table:style-name="ce2" office:value-type="float" office:value="40753.6" calcext:value-type="float">
            <text:p>40753,6</text:p>
          </table:table-cell>
          <table:table-cell table:style-name="ce2" office:value-type="float" office:value="572880.1" calcext:value-type="float">
            <text:p>572880,1</text:p>
          </table:table-cell>
          <table:table-cell table:style-name="ce2" office:value-type="float" office:value="95246" calcext:value-type="float">
            <text:p>95246</text:p>
          </table:table-cell>
          <table:table-cell table:style-name="ce2" office:value-type="float" office:value="92498" calcext:value-type="float">
            <text:p>92498</text:p>
          </table:table-cell>
          <table:table-cell table:style-name="ce2" office:value-type="float" office:value="27717" calcext:value-type="float">
            <text:p>27717</text:p>
          </table:table-cell>
          <table:table-cell table:style-name="ce2" office:value-type="float" office:value="361188.8" calcext:value-type="float">
            <text:p>361188,8</text:p>
          </table:table-cell>
          <table:table-cell table:style-name="ce2" office:value-type="float" office:value="186640" calcext:value-type="float">
            <text:p>186640</text:p>
          </table:table-cell>
          <table:table-cell table:style-name="ce2" office:value-type="float" office:value="411956.5" calcext:value-type="float">
            <text:p>411956,5</text:p>
          </table:table-cell>
          <table:table-cell table:style-name="ce2" office:value-type="float" office:value="44885.2" calcext:value-type="float">
            <text:p>44885,2</text:p>
          </table:table-cell>
          <table:table-cell table:style-name="ce2" office:value-type="float" office:value="25450.8" calcext:value-type="float">
            <text:p>25450,8</text:p>
          </table:table-cell>
          <table:table-cell table:style-name="ce2" office:value-type="float" office:value="199577.6" calcext:value-type="float">
            <text:p>199577,6</text:p>
          </table:table-cell>
          <table:table-cell table:style-name="ce2" office:value-type="float" office:value="765081.2" calcext:value-type="float">
            <text:p>765081,2</text:p>
          </table:table-cell>
          <table:table-cell table:style-name="ce2" office:value-type="float" office:value="495763.2" calcext:value-type="float">
            <text:p>495763,2</text:p>
          </table:table-cell>
          <table:table-cell table:style-name="ce2" office:value-type="float" office:value="699126.4" calcext:value-type="float">
            <text:p>699126,4</text:p>
          </table:table-cell>
          <table:table-cell table:style-name="ce2" office:value-type="float" office:value="828332.8" calcext:value-type="float">
            <text:p>828332,8</text:p>
          </table:table-cell>
          <table:table-cell table:style-name="ce2"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2" office:value-type="float" office:value="204911.2" calcext:value-type="float">
            <text:p>204911,2</text:p>
          </table:table-cell>
          <table:table-cell table:style-name="ce2" office:value-type="float" office:value="59004.8" calcext:value-type="float">
            <text:p>59004,8</text:p>
          </table:table-cell>
          <table:table-cell table:style-name="ce2" office:value-type="float" office:value="140653.3" calcext:value-type="float">
            <text:p>140653,3</text:p>
          </table:table-cell>
          <table:table-cell table:style-name="ce2" office:value-type="float" office:value="2399350.6" calcext:value-type="float">
            <text:p>2399350,6</text:p>
          </table:table-cell>
          <table:table-cell table:style-name="ce2" office:value-type="float" office:value="31575.9" calcext:value-type="float">
            <text:p>31575,9</text:p>
          </table:table-cell>
          <table:table-cell table:style-name="ce2" office:value-type="float" office:value="635692.8" calcext:value-type="float">
            <text:p>635692,8</text:p>
          </table:table-cell>
          <table:table-cell table:style-name="ce2" office:value-type="float" office:value="62955.4" calcext:value-type="float">
            <text:p>62955,4</text:p>
          </table:table-cell>
          <table:table-cell table:style-name="ce2" office:value-type="float" office:value="756209.2" calcext:value-type="float">
            <text:p>756209,2</text:p>
          </table:table-cell>
          <table:table-cell table:style-name="ce2" office:value-type="float" office:value="135477.2" calcext:value-type="float">
            <text:p>135477,2</text:p>
          </table:table-cell>
          <table:table-cell table:style-name="ce2" office:value-type="float" office:value="141534.8" calcext:value-type="float">
            <text:p>141534,8</text:p>
          </table:table-cell>
          <table:table-cell table:style-name="ce2" office:value-type="float" office:value="40352.6" calcext:value-type="float">
            <text:p>40352,6</text:p>
          </table:table-cell>
          <table:table-cell table:style-name="ce2" office:value-type="float" office:value="571254.4" calcext:value-type="float">
            <text:p>571254,4</text:p>
          </table:table-cell>
          <table:table-cell table:style-name="ce2" office:value-type="float" office:value="242796" calcext:value-type="float">
            <text:p>242796</text:p>
          </table:table-cell>
          <table:table-cell table:style-name="ce2" office:value-type="float" office:value="559201" calcext:value-type="float">
            <text:p>559201</text:p>
          </table:table-cell>
          <table:table-cell table:style-name="ce2" office:value-type="float" office:value="60709.4" calcext:value-type="float">
            <text:p>60709,4</text:p>
          </table:table-cell>
          <table:table-cell table:style-name="ce2" office:value-type="float" office:value="31768.6" calcext:value-type="float">
            <text:p>31768,6</text:p>
          </table:table-cell>
          <table:table-cell table:style-name="ce2" office:value-type="float" office:value="224552.8" calcext:value-type="float">
            <text:p>224552,8</text:p>
          </table:table-cell>
          <table:table-cell table:style-name="ce2" office:value-type="float" office:value="763331" calcext:value-type="float">
            <text:p>763331</text:p>
          </table:table-cell>
          <table:table-cell table:style-name="ce2" office:value-type="float" office:value="507979.2" calcext:value-type="float">
            <text:p>507979,2</text:p>
          </table:table-cell>
          <table:table-cell table:style-name="ce2" office:value-type="float" office:value="693193.6" calcext:value-type="float">
            <text:p>693193,6</text:p>
          </table:table-cell>
          <table:table-cell table:style-name="ce2" office:value-type="float" office:value="762284.8" calcext:value-type="float">
            <text:p>762284,8</text:p>
          </table:table-cell>
          <table:table-cell table:style-name="ce2"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2" office:value-type="float" office:value="166243.6" calcext:value-type="float">
            <text:p>166243,6</text:p>
          </table:table-cell>
          <table:table-cell table:style-name="ce2" office:value-type="float" office:value="69213.4" calcext:value-type="float">
            <text:p>69213,4</text:p>
          </table:table-cell>
          <table:table-cell table:style-name="ce2" office:value-type="float" office:value="131263.2" calcext:value-type="float">
            <text:p>131263,2</text:p>
          </table:table-cell>
          <table:table-cell table:style-name="ce2" office:value-type="float" office:value="2037588.6" calcext:value-type="float">
            <text:p>2037588,6</text:p>
          </table:table-cell>
          <table:table-cell table:style-name="ce2" office:value-type="float" office:value="28320" calcext:value-type="float">
            <text:p>28320</text:p>
          </table:table-cell>
          <table:table-cell table:style-name="ce2" office:value-type="float" office:value="559683.2" calcext:value-type="float">
            <text:p>559683,2</text:p>
          </table:table-cell>
          <table:table-cell table:style-name="ce2" office:value-type="float" office:value="57841.4" calcext:value-type="float">
            <text:p>57841,4</text:p>
          </table:table-cell>
          <table:table-cell table:style-name="ce2" office:value-type="float" office:value="759613.2" calcext:value-type="float">
            <text:p>759613,2</text:p>
          </table:table-cell>
          <table:table-cell table:style-name="ce2" office:value-type="float" office:value="142196.4" calcext:value-type="float">
            <text:p>142196,4</text:p>
          </table:table-cell>
          <table:table-cell table:style-name="ce2" office:value-type="float" office:value="144102.4" calcext:value-type="float">
            <text:p>144102,4</text:p>
          </table:table-cell>
          <table:table-cell table:style-name="ce2" office:value-type="float" office:value="39811" calcext:value-type="float">
            <text:p>39811</text:p>
          </table:table-cell>
          <table:table-cell table:style-name="ce2" office:value-type="float" office:value="590225.6" calcext:value-type="float">
            <text:p>590225,6</text:p>
          </table:table-cell>
          <table:table-cell table:style-name="ce2" office:value-type="float" office:value="257938.4" calcext:value-type="float">
            <text:p>257938,4</text:p>
          </table:table-cell>
          <table:table-cell table:style-name="ce2" office:value-type="float" office:value="601633" calcext:value-type="float">
            <text:p>601633</text:p>
          </table:table-cell>
          <table:table-cell table:style-name="ce2" office:value-type="float" office:value="71138.2" calcext:value-type="float">
            <text:p>71138,2</text:p>
          </table:table-cell>
          <table:table-cell table:style-name="ce2" office:value-type="float" office:value="37484.6" calcext:value-type="float">
            <text:p>37484,6</text:p>
          </table:table-cell>
          <table:table-cell table:style-name="ce2" office:value-type="float" office:value="270357.6" calcext:value-type="float">
            <text:p>270357,6</text:p>
          </table:table-cell>
          <table:table-cell table:style-name="ce2" office:value-type="float" office:value="908682.6" calcext:value-type="float">
            <text:p>908682,6</text:p>
          </table:table-cell>
          <table:table-cell table:style-name="ce2" office:value-type="float" office:value="580497.6" calcext:value-type="float">
            <text:p>580497,6</text:p>
          </table:table-cell>
          <table:table-cell table:style-name="ce2" office:value-type="float" office:value="780758.4" calcext:value-type="float">
            <text:p>780758,4</text:p>
          </table:table-cell>
          <table:table-cell table:style-name="ce2" office:value-type="float" office:value="877913.6" calcext:value-type="float">
            <text:p>877913,6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office:value-type="float" office:value="167467.2" calcext:value-type="float">
            <text:p>167467,2</text:p>
          </table:table-cell>
          <table:table-cell office:value-type="float" office:value="48394.8" calcext:value-type="float">
            <text:p>48394,8</text:p>
          </table:table-cell>
          <table:table-cell office:value-type="float" office:value="129673.8" calcext:value-type="float">
            <text:p>129673,8</text:p>
          </table:table-cell>
          <table:table-cell office:value-type="float" office:value="1834409.7" calcext:value-type="float">
            <text:p>1834409,7</text:p>
          </table:table-cell>
          <table:table-cell office:value-type="float" office:value="21564.4" calcext:value-type="float">
            <text:p>21564,4</text:p>
          </table:table-cell>
          <table:table-cell office:value-type="float" office:value="470953.6" calcext:value-type="float">
            <text:p>470953,6</text:p>
          </table:table-cell>
          <table:table-cell office:value-type="float" office:value="46228.8" calcext:value-type="float">
            <text:p>46228,8</text:p>
          </table:table-cell>
          <table:table-cell office:value-type="float" office:value="626948.5" calcext:value-type="float">
            <text:p>626948,5</text:p>
          </table:table-cell>
          <table:table-cell office:value-type="float" office:value="108803.6" calcext:value-type="float">
            <text:p>108803,6</text:p>
          </table:table-cell>
          <table:table-cell office:value-type="float" office:value="101222.4" calcext:value-type="float">
            <text:p>101222,4</text:p>
          </table:table-cell>
          <table:table-cell office:value-type="float" office:value="28318.8" calcext:value-type="float">
            <text:p>28318,8</text:p>
          </table:table-cell>
          <table:table-cell office:value-type="float" office:value="373078.4" calcext:value-type="float">
            <text:p>373078,4</text:p>
          </table:table-cell>
          <table:table-cell office:value-type="float" office:value="177656" calcext:value-type="float">
            <text:p>177656</text:p>
          </table:table-cell>
          <table:table-cell office:value-type="float" office:value="366964.5" calcext:value-type="float">
            <text:p>366964,5</text:p>
          </table:table-cell>
          <table:table-cell office:value-type="float" office:value="38607.6" calcext:value-type="float">
            <text:p>38607,6</text:p>
          </table:table-cell>
          <table:table-cell office:value-type="float" office:value="24628.6" calcext:value-type="float">
            <text:p>24628,6</text:p>
          </table:table-cell>
          <table:table-cell office:value-type="float" office:value="148856.8" calcext:value-type="float">
            <text:p>148856,8</text:p>
          </table:table-cell>
          <table:table-cell office:value-type="float" office:value="479268.2" calcext:value-type="float">
            <text:p>479268,2</text:p>
          </table:table-cell>
          <table:table-cell office:value-type="float" office:value="348030.4" calcext:value-type="float">
            <text:p>348030,4</text:p>
          </table:table-cell>
          <table:table-cell office:value-type="float" office:value="450857.6" calcext:value-type="float">
            <text:p>450857,6</text:p>
          </table:table-cell>
          <table:table-cell office:value-type="float" office:value="532406.4" calcext:value-type="float">
            <text:p>532406,4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office:value-type="float" office:value="121759.6" calcext:value-type="float">
            <text:p>121759,6</text:p>
          </table:table-cell>
          <table:table-cell office:value-type="float" office:value="35699.4" calcext:value-type="float">
            <text:p>35699,4</text:p>
          </table:table-cell>
          <table:table-cell office:value-type="float" office:value="117036.8" calcext:value-type="float">
            <text:p>117036,8</text:p>
          </table:table-cell>
          <table:table-cell office:value-type="float" office:value="1391029.1" calcext:value-type="float">
            <text:p>1391029,1</text:p>
          </table:table-cell>
          <table:table-cell office:value-type="float" office:value="17695.3" calcext:value-type="float">
            <text:p>17695,3</text:p>
          </table:table-cell>
          <table:table-cell office:value-type="float" office:value="403064" calcext:value-type="float">
            <text:p>403064</text:p>
          </table:table-cell>
          <table:table-cell office:value-type="float" office:value="42338" calcext:value-type="float">
            <text:p>42338</text:p>
          </table:table-cell>
          <table:table-cell office:value-type="float" office:value="567630.8" calcext:value-type="float">
            <text:p>567630,8</text:p>
          </table:table-cell>
          <table:table-cell office:value-type="float" office:value="100199.6" calcext:value-type="float">
            <text:p>100199,6</text:p>
          </table:table-cell>
          <table:table-cell office:value-type="float" office:value="102927.6" calcext:value-type="float">
            <text:p>102927,6</text:p>
          </table:table-cell>
          <table:table-cell office:value-type="float" office:value="35859.8" calcext:value-type="float">
            <text:p>35859,8</text:p>
          </table:table-cell>
          <table:table-cell office:value-type="float" office:value="414739.2" calcext:value-type="float">
            <text:p>414739,2</text:p>
          </table:table-cell>
          <table:table-cell office:value-type="float" office:value="197872.8" calcext:value-type="float">
            <text:p>197872,8</text:p>
          </table:table-cell>
          <table:table-cell office:value-type="float" office:value="481639" calcext:value-type="float">
            <text:p>481639</text:p>
          </table:table-cell>
          <table:table-cell office:value-type="float" office:value="64439.6" calcext:value-type="float">
            <text:p>64439,6</text:p>
          </table:table-cell>
          <table:table-cell office:value-type="float" office:value="31949" calcext:value-type="float">
            <text:p>31949</text:p>
          </table:table-cell>
          <table:table-cell office:value-type="float" office:value="252190.4" calcext:value-type="float">
            <text:p>252190,4</text:p>
          </table:table-cell>
          <table:table-cell office:value-type="float" office:value="855073.5" calcext:value-type="float">
            <text:p>855073,5</text:p>
          </table:table-cell>
          <table:table-cell office:value-type="float" office:value="553843.2" calcext:value-type="float">
            <text:p>553843,2</text:p>
          </table:table-cell>
          <table:table-cell office:value-type="float" office:value="738963.2" calcext:value-type="float">
            <text:p>738963,2</text:p>
          </table:table-cell>
          <table:table-cell office:value-type="float" office:value="885792" calcext:value-type="float">
            <text:p>885792</text:p>
          </table:table-cell>
          <table:table-cell table:style-name="ce2" table:number-columns-repeated="1002"/>
        </table:table-row>
        <table:table-row table:style-name="ro2" table:number-rows-repeated="79">
          <table:table-cell table:style-name="ce3" table:number-columns-repeated="1024"/>
        </table:table-row>
        <table:table-row table:style-name="ro2" table:number-rows-repeated="45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 table:formula="of:=AVERAGE([.B2:.B9])" office:value-type="float" office:value="42947.275" calcext:value-type="float">
            <text:p>42947,275</text:p>
          </table:table-cell>
          <table:table-cell table:formula="of:=AVERAGE([.C2:.C9])" office:value-type="float" office:value="1802.05" calcext:value-type="float">
            <text:p>1802,05</text:p>
          </table:table-cell>
          <table:table-cell table:formula="of:=AVERAGE([.D2:.D9])" office:value-type="float" office:value="3866.475" calcext:value-type="float">
            <text:p>3866,475</text:p>
          </table:table-cell>
          <table:table-cell table:formula="of:=AVERAGE([.E2:.E9])" office:value-type="float" office:value="2305.025" calcext:value-type="float">
            <text:p>2305,025</text:p>
          </table:table-cell>
          <table:table-cell table:formula="of:=AVERAGE([.F2:.F9])" office:value-type="float" office:value="3122.925" calcext:value-type="float">
            <text:p>3122,925</text:p>
          </table:table-cell>
          <table:table-cell table:formula="of:=AVERAGE([.G2:.G9])" office:value-type="float" office:value="17032.2125" calcext:value-type="float">
            <text:p>17032,2125</text:p>
          </table:table-cell>
          <table:table-cell table:formula="of:=AVERAGE([.H2:.H9])" office:value-type="float" office:value="10178.6375" calcext:value-type="float">
            <text:p>10178,6375</text:p>
          </table:table-cell>
          <table:table-cell table:formula="of:=AVERAGE([.I2:.I9])" office:value-type="float" office:value="5465.125" calcext:value-type="float">
            <text:p>5465,125</text:p>
          </table:table-cell>
          <table:table-cell table:formula="of:=AVERAGE([.J2:.J9])" office:value-type="float" office:value="8556" calcext:value-type="float">
            <text:p>8556</text:p>
          </table:table-cell>
          <table:table-cell table:formula="of:=AVERAGE([.K2:.K9])" office:value-type="float" office:value="2094.7875" calcext:value-type="float">
            <text:p>2094,7875</text:p>
          </table:table-cell>
          <table:table-cell table:formula="of:=AVERAGE([.L2:.L9])" office:value-type="float" office:value="1798.875" calcext:value-type="float">
            <text:p>1798,875</text:p>
          </table:table-cell>
          <table:table-cell table:formula="of:=AVERAGE([.M2:.M9])" office:value-type="float" office:value="3574.55" calcext:value-type="float">
            <text:p>3574,55</text:p>
          </table:table-cell>
          <table:table-cell table:formula="of:=AVERAGE([.N2:.N9])" office:value-type="float" office:value="61050.25" calcext:value-type="float">
            <text:p>61050,25</text:p>
          </table:table-cell>
          <table:table-cell table:formula="of:=AVERAGE([.O2:.O9])" office:value-type="float" office:value="51.5625" calcext:value-type="float">
            <text:p>51,5625</text:p>
          </table:table-cell>
          <table:table-cell table:formula="of:=AVERAGE([.P2:.P9])" office:value-type="float" office:value="88.6125" calcext:value-type="float">
            <text:p>88,6125</text:p>
          </table:table-cell>
          <table:table-cell table:formula="of:=AVERAGE([.Q2:.Q9])" office:value-type="float" office:value="343.675" calcext:value-type="float">
            <text:p>343,675</text:p>
          </table:table-cell>
          <table:table-cell table:formula="of:=AVERAGE([.R2:.R9])" office:value-type="float" office:value="398.75" calcext:value-type="float">
            <text:p>398,75</text:p>
          </table:table-cell>
          <table:table-cell table:formula="of:=AVERAGE([.S2:.S9])" office:value-type="float" office:value="3085.75" calcext:value-type="float">
            <text:p>3085,75</text:p>
          </table:table-cell>
          <table:table-cell table:formula="of:=AVERAGE([.T2:.T9])" office:value-type="float" office:value="484.0125" calcext:value-type="float">
            <text:p>484,012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OD</text:p>
          </table:table-cell>
          <table:table-cell table:formula="of:=3*STDEV([.B2:.B9])" office:value-type="float" office:value="7373.05574987157" calcext:value-type="float">
            <text:p>7373,0557498716</text:p>
          </table:table-cell>
          <table:table-cell table:formula="of:=3*STDEV([.C2:.C9])" office:value-type="float" office:value="655.001363139258" calcext:value-type="float">
            <text:p>655,0013631393</text:p>
          </table:table-cell>
          <table:table-cell table:formula="of:=3*STDEV([.D2:.D9])" office:value-type="float" office:value="5180.80997273317" calcext:value-type="float">
            <text:p>5180,8099727332</text:p>
          </table:table-cell>
          <table:table-cell table:formula="of:=3*STDEV([.E2:.E9])" office:value-type="float" office:value="10468.2002539323" calcext:value-type="float">
            <text:p>10468,2002539323</text:p>
          </table:table-cell>
          <table:table-cell table:formula="of:=3*STDEV([.F2:.F9])" office:value-type="float" office:value="10896.71916886" calcext:value-type="float">
            <text:p>10896,71916886</text:p>
          </table:table-cell>
          <table:table-cell table:formula="of:=3*STDEV([.G2:.G9])" office:value-type="float" office:value="2951.07822907275" calcext:value-type="float">
            <text:p>2951,0782290728</text:p>
          </table:table-cell>
          <table:table-cell table:formula="of:=3*STDEV([.H2:.H9])" office:value-type="float" office:value="2699.631155461" calcext:value-type="float">
            <text:p>2699,631155461</text:p>
          </table:table-cell>
          <table:table-cell table:formula="of:=3*STDEV([.I2:.I9])" office:value-type="float" office:value="5974.80399768179" calcext:value-type="float">
            <text:p>5974,8039976818</text:p>
          </table:table-cell>
          <table:table-cell table:formula="of:=3*STDEV([.J2:.J9])" office:value-type="float" office:value="2312.39210466441" calcext:value-type="float">
            <text:p>2312,3921046644</text:p>
          </table:table-cell>
          <table:table-cell table:formula="of:=3*STDEV([.K2:.K9])" office:value-type="float" office:value="537.049329837187" calcext:value-type="float">
            <text:p>537,0493298372</text:p>
          </table:table-cell>
          <table:table-cell table:formula="of:=3*STDEV([.L2:.L9])" office:value-type="float" office:value="828.175815961114" calcext:value-type="float">
            <text:p>828,1758159611</text:p>
          </table:table-cell>
          <table:table-cell table:formula="of:=3*STDEV([.M2:.M9])" office:value-type="float" office:value="827.254307073362" calcext:value-type="float">
            <text:p>827,2543070734</text:p>
          </table:table-cell>
          <table:table-cell table:formula="of:=3*STDEV([.N2:.N9])" office:value-type="float" office:value="4429.5098790466" calcext:value-type="float">
            <text:p>4429,5098790466</text:p>
          </table:table-cell>
          <table:table-cell table:formula="of:=3*STDEV([.O2:.O9])" office:value-type="float" office:value="99.0890427487174" calcext:value-type="float">
            <text:p>99,0890427487</text:p>
          </table:table-cell>
          <table:table-cell table:formula="of:=3*STDEV([.P2:.P9])" office:value-type="float" office:value="172.193835442172" calcext:value-type="float">
            <text:p>172,1938354422</text:p>
          </table:table-cell>
          <table:table-cell table:formula="of:=3*STDEV([.Q2:.Q9])" office:value-type="float" office:value="262.578563753512" calcext:value-type="float">
            <text:p>262,5785637535</text:p>
          </table:table-cell>
          <table:table-cell table:formula="of:=3*STDEV([.R2:.R9])" office:value-type="float" office:value="195.370527094398" calcext:value-type="float">
            <text:p>195,3705270944</text:p>
          </table:table-cell>
          <table:table-cell table:formula="of:=3*STDEV([.S2:.S9])" office:value-type="float" office:value="8450.45487211868" calcext:value-type="float">
            <text:p>8450,4548721187</text:p>
          </table:table-cell>
          <table:table-cell table:formula="of:=3*STDEV([.T2:.T9])" office:value-type="float" office:value="280.766593136414" calcext:value-type="float">
            <text:p>280,7665931364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style-name="ce3" table:formula="of:=[.B18]-[.B$176]" office:value-type="float" office:value="109517.925" calcext:value-type="float">
            <text:p>109517,925</text:p>
          </table:table-cell>
          <table:table-cell table:style-name="ce3" table:formula="of:=[.C18]-[.C$176]" office:value-type="float" office:value="111413.95" calcext:value-type="float">
            <text:p>111413,95</text:p>
          </table:table-cell>
          <table:table-cell table:style-name="ce3" table:formula="of:=[.D18]-[.D$176]" office:value-type="float" office:value="188191.925" calcext:value-type="float">
            <text:p>188191,925</text:p>
          </table:table-cell>
          <table:table-cell table:style-name="ce3" table:formula="of:=[.E18]-[.E$176]" office:value-type="float" office:value="1755497.975" calcext:value-type="float">
            <text:p>1755497,975</text:p>
          </table:table-cell>
          <table:table-cell table:style-name="ce3" table:formula="of:=[.F18]-[.F$176]" office:value-type="float" office:value="21718.375" calcext:value-type="float">
            <text:p>21718,375</text:p>
          </table:table-cell>
          <table:table-cell table:style-name="ce3" table:formula="of:=[.G18]-[.G$176]" office:value-type="float" office:value="429796.5875" calcext:value-type="float">
            <text:p>429796,5875</text:p>
          </table:table-cell>
          <table:table-cell table:style-name="ce3" table:formula="of:=[.H18]-[.H$176]" office:value-type="float" office:value="41505.5625" calcext:value-type="float">
            <text:p>41505,5625</text:p>
          </table:table-cell>
          <table:table-cell table:style-name="ce3" table:formula="of:=[.I18]-[.I$176]" office:value-type="float" office:value="780937.875" calcext:value-type="float">
            <text:p>780937,875</text:p>
          </table:table-cell>
          <table:table-cell table:style-name="ce3" table:formula="of:=[.J18]-[.J$176]" office:value-type="float" office:value="117897.2" calcext:value-type="float">
            <text:p>117897,2</text:p>
          </table:table-cell>
          <table:table-cell table:style-name="ce3" table:formula="of:=[.K18]-[.K$176]" office:value-type="float" office:value="133603.6125" calcext:value-type="float">
            <text:p>133603,6125</text:p>
          </table:table-cell>
          <table:table-cell table:style-name="ce3" table:formula="of:=[.L18]-[.L$176]" office:value-type="float" office:value="71585.525" calcext:value-type="float">
            <text:p>71585,525</text:p>
          </table:table-cell>
          <table:table-cell table:style-name="ce3" table:formula="of:=[.M18]-[.M$176]" office:value-type="float" office:value="463249.45" calcext:value-type="float">
            <text:p>463249,45</text:p>
          </table:table-cell>
          <table:table-cell table:style-name="ce3" table:formula="of:=[.N18]-[.N$176]" office:value-type="float" office:value="164920.15" calcext:value-type="float">
            <text:p>164920,15</text:p>
          </table:table-cell>
          <table:table-cell table:style-name="ce3" table:formula="of:=[.O18]-[.O$176]" office:value-type="float" office:value="473253.4375" calcext:value-type="float">
            <text:p>473253,4375</text:p>
          </table:table-cell>
          <table:table-cell table:style-name="ce3" table:formula="of:=[.P18]-[.P$176]" office:value-type="float" office:value="49950.7875" calcext:value-type="float">
            <text:p>49950,7875</text:p>
          </table:table-cell>
          <table:table-cell table:style-name="ce3" table:formula="of:=[.Q18]-[.Q$176]" office:value-type="float" office:value="30722.525" calcext:value-type="float">
            <text:p>30722,525</text:p>
          </table:table-cell>
          <table:table-cell table:style-name="ce3" table:formula="of:=[.R18]-[.R$176]" office:value-type="float" office:value="200790.05" calcext:value-type="float">
            <text:p>200790,05</text:p>
          </table:table-cell>
          <table:table-cell table:style-name="ce3" table:formula="of:=[.S18]-[.S$176]" office:value-type="float" office:value="751272.05" calcext:value-type="float">
            <text:p>751272,05</text:p>
          </table:table-cell>
          <table:table-cell table:style-name="ce3" table:formula="of:=[.T18]-[.T$176]" office:value-type="float" office:value="685973.5875" calcext:value-type="float">
            <text:p>685973,5875</text:p>
          </table:table-cell>
          <table:table-cell table:style-name="ce3" table:formula="of:=[.U18]-[.U$176]" office:value-type="float" office:value="701516.8" calcext:value-type="float">
            <text:p>701516,8</text:p>
          </table:table-cell>
          <table:table-cell table:style-name="ce3" table:formula="of:=[.V18]-[.V$176]" office:value-type="float" office:value="746144.3" calcext:value-type="float">
            <text:p>746144,3</text:p>
          </table:table-cell>
          <table:table-cell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style-name="ce3" table:formula="of:=[.B19]-[.B$176]" office:value-type="float" office:value="205526.325" calcext:value-type="float">
            <text:p>205526,325</text:p>
          </table:table-cell>
          <table:table-cell table:style-name="ce3" table:formula="of:=[.C19]-[.C$176]" office:value-type="float" office:value="645941.95" calcext:value-type="float">
            <text:p>645941,95</text:p>
          </table:table-cell>
          <table:table-cell table:style-name="ce3" table:formula="of:=[.D19]-[.D$176]" office:value-type="float" office:value="303361.925" calcext:value-type="float">
            <text:p>303361,925</text:p>
          </table:table-cell>
          <table:table-cell table:style-name="ce3" table:formula="of:=[.E19]-[.E$176]" office:value-type="float" office:value="2898915.075" calcext:value-type="float">
            <text:p>2898915,075</text:p>
          </table:table-cell>
          <table:table-cell table:style-name="ce3" table:formula="of:=[.F19]-[.F$176]" office:value-type="float" office:value="56856.575" calcext:value-type="float">
            <text:p>56856,575</text:p>
          </table:table-cell>
          <table:table-cell table:style-name="ce3" table:formula="of:=[.G19]-[.G$176]" office:value-type="float" office:value="738276.5875" calcext:value-type="float">
            <text:p>738276,5875</text:p>
          </table:table-cell>
          <table:table-cell table:style-name="ce3" table:formula="of:=[.H19]-[.H$176]" office:value-type="float" office:value="72712.5625" calcext:value-type="float">
            <text:p>72712,5625</text:p>
          </table:table-cell>
          <table:table-cell table:style-name="ce3" table:formula="of:=[.I19]-[.I$176]" office:value-type="float" office:value="1464457.175" calcext:value-type="float">
            <text:p>1464457,175</text:p>
          </table:table-cell>
          <table:table-cell table:style-name="ce3" table:formula="of:=[.J19]-[.J$176]" office:value-type="float" office:value="236306.4" calcext:value-type="float">
            <text:p>236306,4</text:p>
          </table:table-cell>
          <table:table-cell table:style-name="ce3" table:formula="of:=[.K19]-[.K$176]" office:value-type="float" office:value="291082.8125" calcext:value-type="float">
            <text:p>291082,8125</text:p>
          </table:table-cell>
          <table:table-cell table:style-name="ce3" table:formula="of:=[.L19]-[.L$176]" office:value-type="float" office:value="131050.325" calcext:value-type="float">
            <text:p>131050,325</text:p>
          </table:table-cell>
          <table:table-cell table:style-name="ce3" table:formula="of:=[.M19]-[.M$176]" office:value-type="float" office:value="725177.45" calcext:value-type="float">
            <text:p>725177,45</text:p>
          </table:table-cell>
          <table:table-cell table:style-name="ce3" table:formula="of:=[.N19]-[.N$176]" office:value-type="float" office:value="243959.35" calcext:value-type="float">
            <text:p>243959,35</text:p>
          </table:table-cell>
          <table:table-cell table:style-name="ce3" table:formula="of:=[.O19]-[.O$176]" office:value-type="float" office:value="661391.4375" calcext:value-type="float">
            <text:p>661391,4375</text:p>
          </table:table-cell>
          <table:table-cell table:style-name="ce3" table:formula="of:=[.P19]-[.P$176]" office:value-type="float" office:value="66055.5875" calcext:value-type="float">
            <text:p>66055,5875</text:p>
          </table:table-cell>
          <table:table-cell table:style-name="ce3" table:formula="of:=[.Q19]-[.Q$176]" office:value-type="float" office:value="60907.125" calcext:value-type="float">
            <text:p>60907,125</text:p>
          </table:table-cell>
          <table:table-cell table:style-name="ce3" table:formula="of:=[.R19]-[.R$176]" office:value-type="float" office:value="314610.05" calcext:value-type="float">
            <text:p>314610,05</text:p>
          </table:table-cell>
          <table:table-cell table:style-name="ce3" table:formula="of:=[.S19]-[.S$176]" office:value-type="float" office:value="1018117.15" calcext:value-type="float">
            <text:p>1018117,15</text:p>
          </table:table-cell>
          <table:table-cell table:style-name="ce3" table:formula="of:=[.T19]-[.T$176]" office:value-type="float" office:value="761795.1875" calcext:value-type="float">
            <text:p>761795,1875</text:p>
          </table:table-cell>
          <table:table-cell table:style-name="ce3" table:formula="of:=[.U19]-[.U$176]" office:value-type="float" office:value="943148.8" calcext:value-type="float">
            <text:p>943148,8</text:p>
          </table:table-cell>
          <table:table-cell table:style-name="ce3" table:formula="of:=[.V19]-[.V$176]" office:value-type="float" office:value="1209296" calcext:value-type="float">
            <text:p>1209296</text:p>
          </table:table-cell>
          <table:table-cell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style-name="ce3" table:formula="of:=[.B20]-[.B$176]" office:value-type="float" office:value="200571.925" calcext:value-type="float">
            <text:p>200571,925</text:p>
          </table:table-cell>
          <table:table-cell table:style-name="ce3" table:formula="of:=[.C20]-[.C$176]" office:value-type="float" office:value="271580.35" calcext:value-type="float">
            <text:p>271580,35</text:p>
          </table:table-cell>
          <table:table-cell table:style-name="ce3" table:formula="of:=[.D20]-[.D$176]" office:value-type="float" office:value="298513.825" calcext:value-type="float">
            <text:p>298513,825</text:p>
          </table:table-cell>
          <table:table-cell table:style-name="ce3" table:formula="of:=[.E20]-[.E$176]" office:value-type="float" office:value="2780692.975" calcext:value-type="float">
            <text:p>2780692,975</text:p>
          </table:table-cell>
          <table:table-cell table:style-name="ce3" table:formula="of:=[.F20]-[.F$176]" office:value-type="float" office:value="43050.375" calcext:value-type="float">
            <text:p>43050,375</text:p>
          </table:table-cell>
          <table:table-cell table:style-name="ce3" table:formula="of:=[.G20]-[.G$176]" office:value-type="float" office:value="751793.3875" calcext:value-type="float">
            <text:p>751793,3875</text:p>
          </table:table-cell>
          <table:table-cell table:style-name="ce3" table:formula="of:=[.H20]-[.H$176]" office:value-type="float" office:value="67577.9625" calcext:value-type="float">
            <text:p>67577,9625</text:p>
          </table:table-cell>
          <table:table-cell table:style-name="ce3" table:formula="of:=[.I20]-[.I$176]" office:value-type="float" office:value="1254310.275" calcext:value-type="float">
            <text:p>1254310,275</text:p>
          </table:table-cell>
          <table:table-cell table:style-name="ce3" table:formula="of:=[.J20]-[.J$176]" office:value-type="float" office:value="206383.2" calcext:value-type="float">
            <text:p>206383,2</text:p>
          </table:table-cell>
          <table:table-cell table:style-name="ce3" table:formula="of:=[.K20]-[.K$176]" office:value-type="float" office:value="235347.6125" calcext:value-type="float">
            <text:p>235347,6125</text:p>
          </table:table-cell>
          <table:table-cell table:style-name="ce3" table:formula="of:=[.L20]-[.L$176]" office:value-type="float" office:value="105841.525" calcext:value-type="float">
            <text:p>105841,525</text:p>
          </table:table-cell>
          <table:table-cell table:style-name="ce3" table:formula="of:=[.M20]-[.M$176]" office:value-type="float" office:value="740979.05" calcext:value-type="float">
            <text:p>740979,05</text:p>
          </table:table-cell>
          <table:table-cell table:style-name="ce3" table:formula="of:=[.N20]-[.N$176]" office:value-type="float" office:value="230181.75" calcext:value-type="float">
            <text:p>230181,75</text:p>
          </table:table-cell>
          <table:table-cell table:style-name="ce3" table:formula="of:=[.O20]-[.O$176]" office:value-type="float" office:value="708512.4375" calcext:value-type="float">
            <text:p>708512,4375</text:p>
          </table:table-cell>
          <table:table-cell table:style-name="ce3" table:formula="of:=[.P20]-[.P$176]" office:value-type="float" office:value="70407.9875" calcext:value-type="float">
            <text:p>70407,9875</text:p>
          </table:table-cell>
          <table:table-cell table:style-name="ce3" table:formula="of:=[.Q20]-[.Q$176]" office:value-type="float" office:value="56374.725" calcext:value-type="float">
            <text:p>56374,725</text:p>
          </table:table-cell>
          <table:table-cell table:style-name="ce3" table:formula="of:=[.R20]-[.R$176]" office:value-type="float" office:value="295823.65" calcext:value-type="float">
            <text:p>295823,65</text:p>
          </table:table-cell>
          <table:table-cell table:style-name="ce3" table:formula="of:=[.S20]-[.S$176]" office:value-type="float" office:value="1107097.15" calcext:value-type="float">
            <text:p>1107097,15</text:p>
          </table:table-cell>
          <table:table-cell table:style-name="ce3" table:formula="of:=[.T20]-[.T$176]" office:value-type="float" office:value="837192.7875" calcext:value-type="float">
            <text:p>837192,7875</text:p>
          </table:table-cell>
          <table:table-cell table:style-name="ce3" table:formula="of:=[.U20]-[.U$176]" office:value-type="float" office:value="969542.4" calcext:value-type="float">
            <text:p>969542,4</text:p>
          </table:table-cell>
          <table:table-cell table:style-name="ce3" table:formula="of:=[.V20]-[.V$176]" office:value-type="float" office:value="1247257.6" calcext:value-type="float">
            <text:p>1247257,6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3" table:formula="of:=[.B21]-[.B$176]" office:value-type="float" office:value="189479.925" calcext:value-type="float">
            <text:p>189479,925</text:p>
          </table:table-cell>
          <table:table-cell table:style-name="ce3" table:formula="of:=[.C21]-[.C$176]" office:value-type="float" office:value="188889.15" calcext:value-type="float">
            <text:p>188889,15</text:p>
          </table:table-cell>
          <table:table-cell table:style-name="ce3" table:formula="of:=[.D21]-[.D$176]" office:value-type="float" office:value="225685.525" calcext:value-type="float">
            <text:p>225685,525</text:p>
          </table:table-cell>
          <table:table-cell table:style-name="ce3" table:formula="of:=[.E21]-[.E$176]" office:value-type="float" office:value="2764122.375" calcext:value-type="float">
            <text:p>2764122,375</text:p>
          </table:table-cell>
          <table:table-cell table:style-name="ce3" table:formula="of:=[.F21]-[.F$176]" office:value-type="float" office:value="42716.975" calcext:value-type="float">
            <text:p>42716,975</text:p>
          </table:table-cell>
          <table:table-cell table:style-name="ce3" table:formula="of:=[.G21]-[.G$176]" office:value-type="float" office:value="751370.9875" calcext:value-type="float">
            <text:p>751370,9875</text:p>
          </table:table-cell>
          <table:table-cell table:style-name="ce3" table:formula="of:=[.H21]-[.H$176]" office:value-type="float" office:value="69884.5625" calcext:value-type="float">
            <text:p>69884,5625</text:p>
          </table:table-cell>
          <table:table-cell table:style-name="ce3" table:formula="of:=[.I21]-[.I$176]" office:value-type="float" office:value="1188628.475" calcext:value-type="float">
            <text:p>1188628,475</text:p>
          </table:table-cell>
          <table:table-cell table:style-name="ce3" table:formula="of:=[.J21]-[.J$176]" office:value-type="float" office:value="216352" calcext:value-type="float">
            <text:p>216352</text:p>
          </table:table-cell>
          <table:table-cell table:style-name="ce3" table:formula="of:=[.K21]-[.K$176]" office:value-type="float" office:value="247862.8125" calcext:value-type="float">
            <text:p>247862,8125</text:p>
          </table:table-cell>
          <table:table-cell table:style-name="ce3" table:formula="of:=[.L21]-[.L$176]" office:value-type="float" office:value="108890.325" calcext:value-type="float">
            <text:p>108890,325</text:p>
          </table:table-cell>
          <table:table-cell table:style-name="ce3" table:formula="of:=[.M21]-[.M$176]" office:value-type="float" office:value="831417.45" calcext:value-type="float">
            <text:p>831417,45</text:p>
          </table:table-cell>
          <table:table-cell table:style-name="ce3" table:formula="of:=[.N21]-[.N$176]" office:value-type="float" office:value="274122.55" calcext:value-type="float">
            <text:p>274122,55</text:p>
          </table:table-cell>
          <table:table-cell table:style-name="ce3" table:formula="of:=[.O21]-[.O$176]" office:value-type="float" office:value="847547.4375" calcext:value-type="float">
            <text:p>847547,4375</text:p>
          </table:table-cell>
          <table:table-cell table:style-name="ce3" table:formula="of:=[.P21]-[.P$176]" office:value-type="float" office:value="82160.3875" calcext:value-type="float">
            <text:p>82160,3875</text:p>
          </table:table-cell>
          <table:table-cell table:style-name="ce3" table:formula="of:=[.Q21]-[.Q$176]" office:value-type="float" office:value="65419.525" calcext:value-type="float">
            <text:p>65419,525</text:p>
          </table:table-cell>
          <table:table-cell table:style-name="ce3" table:formula="of:=[.R21]-[.R$176]" office:value-type="float" office:value="345865.25" calcext:value-type="float">
            <text:p>345865,25</text:p>
          </table:table-cell>
          <table:table-cell table:style-name="ce3" table:formula="of:=[.S21]-[.S$176]" office:value-type="float" office:value="1208660.05" calcext:value-type="float">
            <text:p>1208660,05</text:p>
          </table:table-cell>
          <table:table-cell table:style-name="ce3" table:formula="of:=[.T21]-[.T$176]" office:value-type="float" office:value="971400.7875" calcext:value-type="float">
            <text:p>971400,7875</text:p>
          </table:table-cell>
          <table:table-cell table:style-name="ce3" table:formula="of:=[.U21]-[.U$176]" office:value-type="float" office:value="1225017.6" calcext:value-type="float">
            <text:p>1225017,6</text:p>
          </table:table-cell>
          <table:table-cell table:style-name="ce3" table:formula="of:=[.V21]-[.V$176]" office:value-type="float" office:value="1551673.6" calcext:value-type="float">
            <text:p>1551673,6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[.B22]-[.B$176]" office:value-type="float" office:value="279571.925" calcext:value-type="float">
            <text:p>279571,925</text:p>
          </table:table-cell>
          <table:table-cell table:style-name="ce3" table:formula="of:=[.C22]-[.C$176]" office:value-type="float" office:value="178541.15" calcext:value-type="float">
            <text:p>178541,15</text:p>
          </table:table-cell>
          <table:table-cell table:style-name="ce3" table:formula="of:=[.D22]-[.D$176]" office:value-type="float" office:value="241506.325" calcext:value-type="float">
            <text:p>241506,325</text:p>
          </table:table-cell>
          <table:table-cell table:style-name="ce3" table:formula="of:=[.E22]-[.E$176]" office:value-type="float" office:value="4045211.575" calcext:value-type="float">
            <text:p>4045211,575</text:p>
          </table:table-cell>
          <table:table-cell table:style-name="ce3" table:formula="of:=[.F22]-[.F$176]" office:value-type="float" office:value="53697.975" calcext:value-type="float">
            <text:p>53697,975</text:p>
          </table:table-cell>
          <table:table-cell table:style-name="ce3" table:formula="of:=[.G22]-[.G$176]" office:value-type="float" office:value="1074407.7875" calcext:value-type="float">
            <text:p>1074407,7875</text:p>
          </table:table-cell>
          <table:table-cell table:style-name="ce3" table:formula="of:=[.H22]-[.H$176]" office:value-type="float" office:value="98745.7625" calcext:value-type="float">
            <text:p>98745,7625</text:p>
          </table:table-cell>
          <table:table-cell table:style-name="ce3" table:formula="of:=[.I22]-[.I$176]" office:value-type="float" office:value="1385087.675" calcext:value-type="float">
            <text:p>1385087,675</text:p>
          </table:table-cell>
          <table:table-cell table:style-name="ce3" table:formula="of:=[.J22]-[.J$176]" office:value-type="float" office:value="260996.8" calcext:value-type="float">
            <text:p>260996,8</text:p>
          </table:table-cell>
          <table:table-cell table:style-name="ce3" table:formula="of:=[.K22]-[.K$176]" office:value-type="float" office:value="253397.2125" calcext:value-type="float">
            <text:p>253397,2125</text:p>
          </table:table-cell>
          <table:table-cell table:style-name="ce3" table:formula="of:=[.L22]-[.L$176]" office:value-type="float" office:value="103976.325" calcext:value-type="float">
            <text:p>103976,325</text:p>
          </table:table-cell>
          <table:table-cell table:style-name="ce3" table:formula="of:=[.M22]-[.M$176]" office:value-type="float" office:value="952031.85" calcext:value-type="float">
            <text:p>952031,85</text:p>
          </table:table-cell>
          <table:table-cell table:style-name="ce3" table:formula="of:=[.N22]-[.N$176]" office:value-type="float" office:value="314138.55" calcext:value-type="float">
            <text:p>314138,55</text:p>
          </table:table-cell>
          <table:table-cell table:style-name="ce3" table:formula="of:=[.O22]-[.O$176]" office:value-type="float" office:value="891215.4375" calcext:value-type="float">
            <text:p>891215,4375</text:p>
          </table:table-cell>
          <table:table-cell table:style-name="ce3" table:formula="of:=[.P22]-[.P$176]" office:value-type="float" office:value="92028.1875" calcext:value-type="float">
            <text:p>92028,1875</text:p>
          </table:table-cell>
          <table:table-cell table:style-name="ce3" table:formula="of:=[.Q22]-[.Q$176]" office:value-type="float" office:value="69631.325" calcext:value-type="float">
            <text:p>69631,325</text:p>
          </table:table-cell>
          <table:table-cell table:style-name="ce3" table:formula="of:=[.R22]-[.R$176]" office:value-type="float" office:value="360649.25" calcext:value-type="float">
            <text:p>360649,25</text:p>
          </table:table-cell>
          <table:table-cell table:style-name="ce3" table:formula="of:=[.S22]-[.S$176]" office:value-type="float" office:value="1195439.05" calcext:value-type="float">
            <text:p>1195439,05</text:p>
          </table:table-cell>
          <table:table-cell table:style-name="ce3" table:formula="of:=[.T22]-[.T$176]" office:value-type="float" office:value="833864.7875" calcext:value-type="float">
            <text:p>833864,7875</text:p>
          </table:table-cell>
          <table:table-cell table:style-name="ce3" table:formula="of:=[.U22]-[.U$176]" office:value-type="float" office:value="1047961.6" calcext:value-type="float">
            <text:p>1047961,6</text:p>
          </table:table-cell>
          <table:table-cell table:style-name="ce3" table:formula="of:=[.V22]-[.V$176]" office:value-type="float" office:value="1190604.8" calcext:value-type="float">
            <text:p>1190604,8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[.B23]-[.B$176]" office:value-type="float" office:value="189200.725" calcext:value-type="float">
            <text:p>189200,725</text:p>
          </table:table-cell>
          <table:table-cell table:style-name="ce3" table:formula="of:=[.C23]-[.C$176]" office:value-type="float" office:value="124831.55" calcext:value-type="float">
            <text:p>124831,55</text:p>
          </table:table-cell>
          <table:table-cell table:style-name="ce3" table:formula="of:=[.D23]-[.D$176]" office:value-type="float" office:value="190659.525" calcext:value-type="float">
            <text:p>190659,525</text:p>
          </table:table-cell>
          <table:table-cell table:style-name="ce3" table:formula="of:=[.E23]-[.E$176]" office:value-type="float" office:value="2583725.675" calcext:value-type="float">
            <text:p>2583725,675</text:p>
          </table:table-cell>
          <table:table-cell table:style-name="ce3" table:formula="of:=[.F23]-[.F$176]" office:value-type="float" office:value="31539.575" calcext:value-type="float">
            <text:p>31539,575</text:p>
          </table:table-cell>
          <table:table-cell table:style-name="ce3" table:formula="of:=[.G23]-[.G$176]" office:value-type="float" office:value="676942.1875" calcext:value-type="float">
            <text:p>676942,1875</text:p>
          </table:table-cell>
          <table:table-cell table:style-name="ce3" table:formula="of:=[.H23]-[.H$176]" office:value-type="float" office:value="69503.5625" calcext:value-type="float">
            <text:p>69503,5625</text:p>
          </table:table-cell>
          <table:table-cell table:style-name="ce3" table:formula="of:=[.I23]-[.I$176]" office:value-type="float" office:value="929452.175" calcext:value-type="float">
            <text:p>929452,175</text:p>
          </table:table-cell>
          <table:table-cell table:style-name="ce3" table:formula="of:=[.J23]-[.J$176]" office:value-type="float" office:value="189416.8" calcext:value-type="float">
            <text:p>189416,8</text:p>
          </table:table-cell>
          <table:table-cell table:style-name="ce3" table:formula="of:=[.K23]-[.K$176]" office:value-type="float" office:value="171247.6125" calcext:value-type="float">
            <text:p>171247,6125</text:p>
          </table:table-cell>
          <table:table-cell table:style-name="ce3" table:formula="of:=[.L23]-[.L$176]" office:value-type="float" office:value="63763.725" calcext:value-type="float">
            <text:p>63763,725</text:p>
          </table:table-cell>
          <table:table-cell table:style-name="ce3" table:formula="of:=[.M23]-[.M$176]" office:value-type="float" office:value="600692.65" calcext:value-type="float">
            <text:p>600692,65</text:p>
          </table:table-cell>
          <table:table-cell table:style-name="ce3" table:formula="of:=[.N23]-[.N$176]" office:value-type="float" office:value="197592.15" calcext:value-type="float">
            <text:p>197592,15</text:p>
          </table:table-cell>
          <table:table-cell table:style-name="ce3" table:formula="of:=[.O23]-[.O$176]" office:value-type="float" office:value="613216.4375" calcext:value-type="float">
            <text:p>613216,4375</text:p>
          </table:table-cell>
          <table:table-cell table:style-name="ce3" table:formula="of:=[.P23]-[.P$176]" office:value-type="float" office:value="59999.1875" calcext:value-type="float">
            <text:p>59999,1875</text:p>
          </table:table-cell>
          <table:table-cell table:style-name="ce3" table:formula="of:=[.Q23]-[.Q$176]" office:value-type="float" office:value="48813.525" calcext:value-type="float">
            <text:p>48813,525</text:p>
          </table:table-cell>
          <table:table-cell table:style-name="ce3" table:formula="of:=[.R23]-[.R$176]" office:value-type="float" office:value="243682.05" calcext:value-type="float">
            <text:p>243682,05</text:p>
          </table:table-cell>
          <table:table-cell table:style-name="ce3" table:formula="of:=[.S23]-[.S$176]" office:value-type="float" office:value="844966.95" calcext:value-type="float">
            <text:p>844966,95</text:p>
          </table:table-cell>
          <table:table-cell table:style-name="ce3" table:formula="of:=[.T23]-[.T$176]" office:value-type="float" office:value="666357.5875" calcext:value-type="float">
            <text:p>666357,5875</text:p>
          </table:table-cell>
          <table:table-cell table:style-name="ce3" table:formula="of:=[.U23]-[.U$176]" office:value-type="float" office:value="849392" calcext:value-type="float">
            <text:p>849392</text:p>
          </table:table-cell>
          <table:table-cell table:style-name="ce3" table:formula="of:=[.V23]-[.V$176]" office:value-type="float" office:value="1060896" calcext:value-type="float">
            <text:p>1060896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[.B24]-[.B$176]" office:value-type="float" office:value="205647.125" calcext:value-type="float">
            <text:p>205647,125</text:p>
          </table:table-cell>
          <table:table-cell table:style-name="ce3" table:formula="of:=[.C24]-[.C$176]" office:value-type="float" office:value="125513.15" calcext:value-type="float">
            <text:p>125513,15</text:p>
          </table:table-cell>
          <table:table-cell table:style-name="ce3" table:formula="of:=[.D24]-[.D$176]" office:value-type="float" office:value="197677.425" calcext:value-type="float">
            <text:p>197677,425</text:p>
          </table:table-cell>
          <table:table-cell table:style-name="ce3" table:formula="of:=[.E24]-[.E$176]" office:value-type="float" office:value="3181475.675" calcext:value-type="float">
            <text:p>3181475,675</text:p>
          </table:table-cell>
          <table:table-cell table:style-name="ce3" table:formula="of:=[.F24]-[.F$176]" office:value-type="float" office:value="39210.875" calcext:value-type="float">
            <text:p>39210,875</text:p>
          </table:table-cell>
          <table:table-cell table:style-name="ce3" table:formula="of:=[.G24]-[.G$176]" office:value-type="float" office:value="882634.9875" calcext:value-type="float">
            <text:p>882634,9875</text:p>
          </table:table-cell>
          <table:table-cell table:style-name="ce3" table:formula="of:=[.H24]-[.H$176]" office:value-type="float" office:value="73394.5625" calcext:value-type="float">
            <text:p>73394,5625</text:p>
          </table:table-cell>
          <table:table-cell table:style-name="ce3" table:formula="of:=[.I24]-[.I$176]" office:value-type="float" office:value="1112287.375" calcext:value-type="float">
            <text:p>1112287,375</text:p>
          </table:table-cell>
          <table:table-cell table:style-name="ce3" table:formula="of:=[.J24]-[.J$176]" office:value-type="float" office:value="195955.2" calcext:value-type="float">
            <text:p>195955,2</text:p>
          </table:table-cell>
          <table:table-cell table:style-name="ce3" table:formula="of:=[.K24]-[.K$176]" office:value-type="float" office:value="218260.4125" calcext:value-type="float">
            <text:p>218260,4125</text:p>
          </table:table-cell>
          <table:table-cell table:style-name="ce3" table:formula="of:=[.L24]-[.L$176]" office:value-type="float" office:value="79768.325" calcext:value-type="float">
            <text:p>79768,325</text:p>
          </table:table-cell>
          <table:table-cell table:style-name="ce3" table:formula="of:=[.M24]-[.M$176]" office:value-type="float" office:value="797638.25" calcext:value-type="float">
            <text:p>797638,25</text:p>
          </table:table-cell>
          <table:table-cell table:style-name="ce3" table:formula="of:=[.N24]-[.N$176]" office:value-type="float" office:value="258260.15" calcext:value-type="float">
            <text:p>258260,15</text:p>
          </table:table-cell>
          <table:table-cell table:style-name="ce3" table:formula="of:=[.O24]-[.O$176]" office:value-type="float" office:value="815682.4375" calcext:value-type="float">
            <text:p>815682,4375</text:p>
          </table:table-cell>
          <table:table-cell table:style-name="ce3" table:formula="of:=[.P24]-[.P$176]" office:value-type="float" office:value="90343.7875" calcext:value-type="float">
            <text:p>90343,7875</text:p>
          </table:table-cell>
          <table:table-cell table:style-name="ce3" table:formula="of:=[.Q24]-[.Q$176]" office:value-type="float" office:value="59583.525" calcext:value-type="float">
            <text:p>59583,525</text:p>
          </table:table-cell>
          <table:table-cell table:style-name="ce3" table:formula="of:=[.R24]-[.R$176]" office:value-type="float" office:value="395022.05" calcext:value-type="float">
            <text:p>395022,05</text:p>
          </table:table-cell>
          <table:table-cell table:style-name="ce3" table:formula="of:=[.S24]-[.S$176]" office:value-type="float" office:value="1383486.25" calcext:value-type="float">
            <text:p>1383486,25</text:p>
          </table:table-cell>
          <table:table-cell table:style-name="ce3" table:formula="of:=[.T24]-[.T$176]" office:value-type="float" office:value="911064.7875" calcext:value-type="float">
            <text:p>911064,7875</text:p>
          </table:table-cell>
          <table:table-cell table:style-name="ce3" table:formula="of:=[.U24]-[.U$176]" office:value-type="float" office:value="1187232" calcext:value-type="float">
            <text:p>1187232</text:p>
          </table:table-cell>
          <table:table-cell table:style-name="ce3" table:formula="of:=[.V24]-[.V$176]" office:value-type="float" office:value="1395993.6" calcext:value-type="float">
            <text:p>1395993,6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[.B25]-[.B$176]" office:value-type="float" office:value="198467.125" calcext:value-type="float">
            <text:p>198467,125</text:p>
          </table:table-cell>
          <table:table-cell table:style-name="ce3" table:formula="of:=[.C25]-[.C$176]" office:value-type="float" office:value="105056.35" calcext:value-type="float">
            <text:p>105056,35</text:p>
          </table:table-cell>
          <table:table-cell table:style-name="ce3" table:formula="of:=[.D25]-[.D$176]" office:value-type="float" office:value="185276.325" calcext:value-type="float">
            <text:p>185276,325</text:p>
          </table:table-cell>
          <table:table-cell table:style-name="ce3" table:formula="of:=[.E25]-[.E$176]" office:value-type="float" office:value="2939251.775" calcext:value-type="float">
            <text:p>2939251,775</text:p>
          </table:table-cell>
          <table:table-cell table:style-name="ce3" table:formula="of:=[.F25]-[.F$176]" office:value-type="float" office:value="36037.075" calcext:value-type="float">
            <text:p>36037,075</text:p>
          </table:table-cell>
          <table:table-cell table:style-name="ce3" table:formula="of:=[.G25]-[.G$176]" office:value-type="float" office:value="827322.9875" calcext:value-type="float">
            <text:p>827322,9875</text:p>
          </table:table-cell>
          <table:table-cell table:style-name="ce3" table:formula="of:=[.H25]-[.H$176]" office:value-type="float" office:value="68520.7625" calcext:value-type="float">
            <text:p>68520,7625</text:p>
          </table:table-cell>
          <table:table-cell table:style-name="ce3" table:formula="of:=[.I25]-[.I$176]" office:value-type="float" office:value="1051142.875" calcext:value-type="float">
            <text:p>1051142,875</text:p>
          </table:table-cell>
          <table:table-cell table:style-name="ce3" table:formula="of:=[.J25]-[.J$176]" office:value-type="float" office:value="187431.2" calcext:value-type="float">
            <text:p>187431,2</text:p>
          </table:table-cell>
          <table:table-cell table:style-name="ce3" table:formula="of:=[.K25]-[.K$176]" office:value-type="float" office:value="202676.4125" calcext:value-type="float">
            <text:p>202676,4125</text:p>
          </table:table-cell>
          <table:table-cell table:style-name="ce3" table:formula="of:=[.L25]-[.L$176]" office:value-type="float" office:value="77482.325" calcext:value-type="float">
            <text:p>77482,325</text:p>
          </table:table-cell>
          <table:table-cell table:style-name="ce3" table:formula="of:=[.M25]-[.M$176]" office:value-type="float" office:value="787068.65" calcext:value-type="float">
            <text:p>787068,65</text:p>
          </table:table-cell>
          <table:table-cell table:style-name="ce3" table:formula="of:=[.N25]-[.N$176]" office:value-type="float" office:value="264457.75" calcext:value-type="float">
            <text:p>264457,75</text:p>
          </table:table-cell>
          <table:table-cell table:style-name="ce3" table:formula="of:=[.O25]-[.O$176]" office:value-type="float" office:value="752144.4375" calcext:value-type="float">
            <text:p>752144,4375</text:p>
          </table:table-cell>
          <table:table-cell table:style-name="ce3" table:formula="of:=[.P25]-[.P$176]" office:value-type="float" office:value="80857.5875" calcext:value-type="float">
            <text:p>80857,5875</text:p>
          </table:table-cell>
          <table:table-cell table:style-name="ce3" table:formula="of:=[.Q25]-[.Q$176]" office:value-type="float" office:value="54970.525" calcext:value-type="float">
            <text:p>54970,525</text:p>
          </table:table-cell>
          <table:table-cell table:style-name="ce3" table:formula="of:=[.R25]-[.R$176]" office:value-type="float" office:value="337617.25" calcext:value-type="float">
            <text:p>337617,25</text:p>
          </table:table-cell>
          <table:table-cell table:style-name="ce3" table:formula="of:=[.S25]-[.S$176]" office:value-type="float" office:value="1199909.45" calcext:value-type="float">
            <text:p>1199909,45</text:p>
          </table:table-cell>
          <table:table-cell table:style-name="ce3" table:formula="of:=[.T25]-[.T$176]" office:value-type="float" office:value="857451.9875" calcext:value-type="float">
            <text:p>857451,9875</text:p>
          </table:table-cell>
          <table:table-cell table:style-name="ce3" table:formula="of:=[.U25]-[.U$176]" office:value-type="float" office:value="1103276.8" calcext:value-type="float">
            <text:p>1103276,8</text:p>
          </table:table-cell>
          <table:table-cell table:style-name="ce3" table:formula="of:=[.V25]-[.V$176]" office:value-type="float" office:value="1352486.4" calcext:value-type="float">
            <text:p>1352486,4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[.B26]-[.B$176]" office:value-type="float" office:value="246680.725" calcext:value-type="float">
            <text:p>246680,725</text:p>
          </table:table-cell>
          <table:table-cell table:style-name="ce3" table:formula="of:=[.C26]-[.C$176]" office:value-type="float" office:value="106359.95" calcext:value-type="float">
            <text:p>106359,95</text:p>
          </table:table-cell>
          <table:table-cell table:style-name="ce3" table:formula="of:=[.D26]-[.D$176]" office:value-type="float" office:value="191051.625" calcext:value-type="float">
            <text:p>191051,625</text:p>
          </table:table-cell>
          <table:table-cell table:style-name="ce3" table:formula="of:=[.E26]-[.E$176]" office:value-type="float" office:value="3320249.975" calcext:value-type="float">
            <text:p>3320249,975</text:p>
          </table:table-cell>
          <table:table-cell table:style-name="ce3" table:formula="of:=[.F26]-[.F$176]" office:value-type="float" office:value="39312.075" calcext:value-type="float">
            <text:p>39312,075</text:p>
          </table:table-cell>
          <table:table-cell table:style-name="ce3" table:formula="of:=[.G26]-[.G$176]" office:value-type="float" office:value="849386.9875" calcext:value-type="float">
            <text:p>849386,9875</text:p>
          </table:table-cell>
          <table:table-cell table:style-name="ce3" table:formula="of:=[.H26]-[.H$176]" office:value-type="float" office:value="68561.1625" calcext:value-type="float">
            <text:p>68561,1625</text:p>
          </table:table-cell>
          <table:table-cell table:style-name="ce3" table:formula="of:=[.I26]-[.I$176]" office:value-type="float" office:value="1026377.275" calcext:value-type="float">
            <text:p>1026377,275</text:p>
          </table:table-cell>
          <table:table-cell table:style-name="ce3" table:formula="of:=[.J26]-[.J$176]" office:value-type="float" office:value="181795.2" calcext:value-type="float">
            <text:p>181795,2</text:p>
          </table:table-cell>
          <table:table-cell table:style-name="ce3" table:formula="of:=[.K26]-[.K$176]" office:value-type="float" office:value="178890.0125" calcext:value-type="float">
            <text:p>178890,0125</text:p>
          </table:table-cell>
          <table:table-cell table:style-name="ce3" table:formula="of:=[.L26]-[.L$176]" office:value-type="float" office:value="60635.125" calcext:value-type="float">
            <text:p>60635,125</text:p>
          </table:table-cell>
          <table:table-cell table:style-name="ce3" table:formula="of:=[.M26]-[.M$176]" office:value-type="float" office:value="656006.25" calcext:value-type="float">
            <text:p>656006,25</text:p>
          </table:table-cell>
          <table:table-cell table:style-name="ce3" table:formula="of:=[.N26]-[.N$176]" office:value-type="float" office:value="212310.55" calcext:value-type="float">
            <text:p>212310,55</text:p>
          </table:table-cell>
          <table:table-cell table:style-name="ce3" table:formula="of:=[.O26]-[.O$176]" office:value-type="float" office:value="654647.4375" calcext:value-type="float">
            <text:p>654647,4375</text:p>
          </table:table-cell>
          <table:table-cell table:style-name="ce3" table:formula="of:=[.P26]-[.P$176]" office:value-type="float" office:value="65434.1875" calcext:value-type="float">
            <text:p>65434,1875</text:p>
          </table:table-cell>
          <table:table-cell table:style-name="ce3" table:formula="of:=[.Q26]-[.Q$176]" office:value-type="float" office:value="41593.325" calcext:value-type="float">
            <text:p>41593,325</text:p>
          </table:table-cell>
          <table:table-cell table:style-name="ce3" table:formula="of:=[.R26]-[.R$176]" office:value-type="float" office:value="273840.45" calcext:value-type="float">
            <text:p>273840,45</text:p>
          </table:table-cell>
          <table:table-cell table:style-name="ce3" table:formula="of:=[.S26]-[.S$176]" office:value-type="float" office:value="1046473.45" calcext:value-type="float">
            <text:p>1046473,45</text:p>
          </table:table-cell>
          <table:table-cell table:style-name="ce3" table:formula="of:=[.T26]-[.T$176]" office:value-type="float" office:value="786917.5875" calcext:value-type="float">
            <text:p>786917,5875</text:p>
          </table:table-cell>
          <table:table-cell table:style-name="ce3" table:formula="of:=[.U26]-[.U$176]" office:value-type="float" office:value="1035030.4" calcext:value-type="float">
            <text:p>1035030,4</text:p>
          </table:table-cell>
          <table:table-cell table:style-name="ce3" table:formula="of:=[.V26]-[.V$176]" office:value-type="float" office:value="1247532.8" calcext:value-type="float">
            <text:p>1247532,8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[.B27]-[.B$176]" office:value-type="float" office:value="184507.125" calcext:value-type="float">
            <text:p>184507,125</text:p>
          </table:table-cell>
          <table:table-cell table:style-name="ce3" table:formula="of:=[.C27]-[.C$176]" office:value-type="float" office:value="77238.15" calcext:value-type="float">
            <text:p>77238,15</text:p>
          </table:table-cell>
          <table:table-cell table:style-name="ce3" table:formula="of:=[.D27]-[.D$176]" office:value-type="float" office:value="161264.925" calcext:value-type="float">
            <text:p>161264,925</text:p>
          </table:table-cell>
          <table:table-cell table:style-name="ce3" table:formula="of:=[.E27]-[.E$176]" office:value-type="float" office:value="2554600.075" calcext:value-type="float">
            <text:p>2554600,075</text:p>
          </table:table-cell>
          <table:table-cell table:style-name="ce3" table:formula="of:=[.F27]-[.F$176]" office:value-type="float" office:value="32689.575" calcext:value-type="float">
            <text:p>32689,575</text:p>
          </table:table-cell>
          <table:table-cell table:style-name="ce3" table:formula="of:=[.G27]-[.G$176]" office:value-type="float" office:value="663188.5875" calcext:value-type="float">
            <text:p>663188,5875</text:p>
          </table:table-cell>
          <table:table-cell table:style-name="ce3" table:formula="of:=[.H27]-[.H$176]" office:value-type="float" office:value="53498.7625" calcext:value-type="float">
            <text:p>53498,7625</text:p>
          </table:table-cell>
          <table:table-cell table:style-name="ce3" table:formula="of:=[.I27]-[.I$176]" office:value-type="float" office:value="885084.275" calcext:value-type="float">
            <text:p>885084,275</text:p>
          </table:table-cell>
          <table:table-cell table:style-name="ce3" table:formula="of:=[.J27]-[.J$176]" office:value-type="float" office:value="150828" calcext:value-type="float">
            <text:p>150828</text:p>
          </table:table-cell>
          <table:table-cell table:style-name="ce3" table:formula="of:=[.K27]-[.K$176]" office:value-type="float" office:value="153539.2125" calcext:value-type="float">
            <text:p>153539,2125</text:p>
          </table:table-cell>
          <table:table-cell table:style-name="ce3" table:formula="of:=[.L27]-[.L$176]" office:value-type="float" office:value="53595.725" calcext:value-type="float">
            <text:p>53595,725</text:p>
          </table:table-cell>
          <table:table-cell table:style-name="ce3" table:formula="of:=[.M27]-[.M$176]" office:value-type="float" office:value="582782.25" calcext:value-type="float">
            <text:p>582782,25</text:p>
          </table:table-cell>
          <table:table-cell table:style-name="ce3" table:formula="of:=[.N27]-[.N$176]" office:value-type="float" office:value="191995.35" calcext:value-type="float">
            <text:p>191995,35</text:p>
          </table:table-cell>
          <table:table-cell table:style-name="ce3" table:formula="of:=[.O27]-[.O$176]" office:value-type="float" office:value="623866.4375" calcext:value-type="float">
            <text:p>623866,4375</text:p>
          </table:table-cell>
          <table:table-cell table:style-name="ce3" table:formula="of:=[.P27]-[.P$176]" office:value-type="float" office:value="66697.5875" calcext:value-type="float">
            <text:p>66697,5875</text:p>
          </table:table-cell>
          <table:table-cell table:style-name="ce3" table:formula="of:=[.Q27]-[.Q$176]" office:value-type="float" office:value="42736.525" calcext:value-type="float">
            <text:p>42736,525</text:p>
          </table:table-cell>
          <table:table-cell table:style-name="ce3" table:formula="of:=[.R27]-[.R$176]" office:value-type="float" office:value="285763.65" calcext:value-type="float">
            <text:p>285763,65</text:p>
          </table:table-cell>
          <table:table-cell table:style-name="ce3" table:formula="of:=[.S27]-[.S$176]" office:value-type="float" office:value="1077771.55" calcext:value-type="float">
            <text:p>1077771,55</text:p>
          </table:table-cell>
          <table:table-cell table:style-name="ce3" table:formula="of:=[.T27]-[.T$176]" office:value-type="float" office:value="765752.7875" calcext:value-type="float">
            <text:p>765752,7875</text:p>
          </table:table-cell>
          <table:table-cell table:style-name="ce3" table:formula="of:=[.U27]-[.U$176]" office:value-type="float" office:value="1051952" calcext:value-type="float">
            <text:p>1051952</text:p>
          </table:table-cell>
          <table:table-cell table:style-name="ce3" table:formula="of:=[.V27]-[.V$176]" office:value-type="float" office:value="1263833.6" calcext:value-type="float">
            <text:p>1263833,6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[.B28]-[.B$176]" office:value-type="float" office:value="223695.125" calcext:value-type="float">
            <text:p>223695,125</text:p>
          </table:table-cell>
          <table:table-cell table:style-name="ce3" table:formula="of:=[.C28]-[.C$176]" office:value-type="float" office:value="78140.75" calcext:value-type="float">
            <text:p>78140,75</text:p>
          </table:table-cell>
          <table:table-cell table:style-name="ce3" table:formula="of:=[.D28]-[.D$176]" office:value-type="float" office:value="173010.125" calcext:value-type="float">
            <text:p>173010,125</text:p>
          </table:table-cell>
          <table:table-cell table:style-name="ce3" table:formula="of:=[.E28]-[.E$176]" office:value-type="float" office:value="3210906.975" calcext:value-type="float">
            <text:p>3210906,975</text:p>
          </table:table-cell>
          <table:table-cell table:style-name="ce3" table:formula="of:=[.F28]-[.F$176]" office:value-type="float" office:value="42754.875" calcext:value-type="float">
            <text:p>42754,875</text:p>
          </table:table-cell>
          <table:table-cell table:style-name="ce3" table:formula="of:=[.G28]-[.G$176]" office:value-type="float" office:value="845854.1875" calcext:value-type="float">
            <text:p>845854,1875</text:p>
          </table:table-cell>
          <table:table-cell table:style-name="ce3" table:formula="of:=[.H28]-[.H$176]" office:value-type="float" office:value="75339.5625" calcext:value-type="float">
            <text:p>75339,5625</text:p>
          </table:table-cell>
          <table:table-cell table:style-name="ce3" table:formula="of:=[.I28]-[.I$176]" office:value-type="float" office:value="1052548.075" calcext:value-type="float">
            <text:p>1052548,075</text:p>
          </table:table-cell>
          <table:table-cell table:style-name="ce3" table:formula="of:=[.J28]-[.J$176]" office:value-type="float" office:value="192484" calcext:value-type="float">
            <text:p>192484</text:p>
          </table:table-cell>
          <table:table-cell table:style-name="ce3" table:formula="of:=[.K28]-[.K$176]" office:value-type="float" office:value="214750.0125" calcext:value-type="float">
            <text:p>214750,0125</text:p>
          </table:table-cell>
          <table:table-cell table:style-name="ce3" table:formula="of:=[.L28]-[.L$176]" office:value-type="float" office:value="62440.325" calcext:value-type="float">
            <text:p>62440,325</text:p>
          </table:table-cell>
          <table:table-cell table:style-name="ce3" table:formula="of:=[.M28]-[.M$176]" office:value-type="float" office:value="825539.05" calcext:value-type="float">
            <text:p>825539,05</text:p>
          </table:table-cell>
          <table:table-cell table:style-name="ce3" table:formula="of:=[.N28]-[.N$176]" office:value-type="float" office:value="259444.15" calcext:value-type="float">
            <text:p>259444,15</text:p>
          </table:table-cell>
          <table:table-cell table:style-name="ce3" table:formula="of:=[.O28]-[.O$176]" office:value-type="float" office:value="817106.4375" calcext:value-type="float">
            <text:p>817106,4375</text:p>
          </table:table-cell>
          <table:table-cell table:style-name="ce3" table:formula="of:=[.P28]-[.P$176]" office:value-type="float" office:value="89040.1875" calcext:value-type="float">
            <text:p>89040,1875</text:p>
          </table:table-cell>
          <table:table-cell table:style-name="ce3" table:formula="of:=[.Q28]-[.Q$176]" office:value-type="float" office:value="53125.725" calcext:value-type="float">
            <text:p>53125,725</text:p>
          </table:table-cell>
          <table:table-cell table:style-name="ce3" table:formula="of:=[.R28]-[.R$176]" office:value-type="float" office:value="361729.25" calcext:value-type="float">
            <text:p>361729,25</text:p>
          </table:table-cell>
          <table:table-cell table:style-name="ce3" table:formula="of:=[.S28]-[.S$176]" office:value-type="float" office:value="1309761.05" calcext:value-type="float">
            <text:p>1309761,05</text:p>
          </table:table-cell>
          <table:table-cell table:style-name="ce3" table:formula="of:=[.T28]-[.T$176]" office:value-type="float" office:value="861941.5875" calcext:value-type="float">
            <text:p>861941,5875</text:p>
          </table:table-cell>
          <table:table-cell table:style-name="ce3" table:formula="of:=[.U28]-[.U$176]" office:value-type="float" office:value="1153856" calcext:value-type="float">
            <text:p>1153856</text:p>
          </table:table-cell>
          <table:table-cell table:style-name="ce3" table:formula="of:=[.V28]-[.V$176]" office:value-type="float" office:value="1358988.8" calcext:value-type="float">
            <text:p>1358988,8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[.B29]-[.B$176]" office:value-type="float" office:value="208212.725" calcext:value-type="float">
            <text:p>208212,725</text:p>
          </table:table-cell>
          <table:table-cell table:style-name="ce3" table:formula="of:=[.C29]-[.C$176]" office:value-type="float" office:value="78060.75" calcext:value-type="float">
            <text:p>78060,75</text:p>
          </table:table-cell>
          <table:table-cell table:style-name="ce3" table:formula="of:=[.D29]-[.D$176]" office:value-type="float" office:value="172195.725" calcext:value-type="float">
            <text:p>172195,725</text:p>
          </table:table-cell>
          <table:table-cell table:style-name="ce3" table:formula="of:=[.E29]-[.E$176]" office:value-type="float" office:value="2924921.875" calcext:value-type="float">
            <text:p>2924921,875</text:p>
          </table:table-cell>
          <table:table-cell table:style-name="ce3" table:formula="of:=[.F29]-[.F$176]" office:value-type="float" office:value="39030.875" calcext:value-type="float">
            <text:p>39030,875</text:p>
          </table:table-cell>
          <table:table-cell table:style-name="ce3" table:formula="of:=[.G29]-[.G$176]" office:value-type="float" office:value="775694.1875" calcext:value-type="float">
            <text:p>775694,1875</text:p>
          </table:table-cell>
          <table:table-cell table:style-name="ce3" table:formula="of:=[.H29]-[.H$176]" office:value-type="float" office:value="67478.1625" calcext:value-type="float">
            <text:p>67478,1625</text:p>
          </table:table-cell>
          <table:table-cell table:style-name="ce3" table:formula="of:=[.I29]-[.I$176]" office:value-type="float" office:value="973661.575" calcext:value-type="float">
            <text:p>973661,575</text:p>
          </table:table-cell>
          <table:table-cell table:style-name="ce3" table:formula="of:=[.J29]-[.J$176]" office:value-type="float" office:value="183520" calcext:value-type="float">
            <text:p>183520</text:p>
          </table:table-cell>
          <table:table-cell table:style-name="ce3" table:formula="of:=[.K29]-[.K$176]" office:value-type="float" office:value="196198.0125" calcext:value-type="float">
            <text:p>196198,0125</text:p>
          </table:table-cell>
          <table:table-cell table:style-name="ce3" table:formula="of:=[.L29]-[.L$176]" office:value-type="float" office:value="60454.725" calcext:value-type="float">
            <text:p>60454,725</text:p>
          </table:table-cell>
          <table:table-cell table:style-name="ce3" table:formula="of:=[.M29]-[.M$176]" office:value-type="float" office:value="761500.65" calcext:value-type="float">
            <text:p>761500,65</text:p>
          </table:table-cell>
          <table:table-cell table:style-name="ce3" table:formula="of:=[.N29]-[.N$176]" office:value-type="float" office:value="249396.95" calcext:value-type="float">
            <text:p>249396,95</text:p>
          </table:table-cell>
          <table:table-cell table:style-name="ce3" table:formula="of:=[.O29]-[.O$176]" office:value-type="float" office:value="753557.4375" calcext:value-type="float">
            <text:p>753557,4375</text:p>
          </table:table-cell>
          <table:table-cell table:style-name="ce3" table:formula="of:=[.P29]-[.P$176]" office:value-type="float" office:value="77366.9875" calcext:value-type="float">
            <text:p>77366,9875</text:p>
          </table:table-cell>
          <table:table-cell table:style-name="ce3" table:formula="of:=[.Q29]-[.Q$176]" office:value-type="float" office:value="46487.125" calcext:value-type="float">
            <text:p>46487,125</text:p>
          </table:table-cell>
          <table:table-cell table:style-name="ce3" table:formula="of:=[.R29]-[.R$176]" office:value-type="float" office:value="301880.45" calcext:value-type="float">
            <text:p>301880,45</text:p>
          </table:table-cell>
          <table:table-cell table:style-name="ce3" table:formula="of:=[.S29]-[.S$176]" office:value-type="float" office:value="1043065.15" calcext:value-type="float">
            <text:p>1043065,15</text:p>
          </table:table-cell>
          <table:table-cell table:style-name="ce3" table:formula="of:=[.T29]-[.T$176]" office:value-type="float" office:value="734527.1875" calcext:value-type="float">
            <text:p>734527,1875</text:p>
          </table:table-cell>
          <table:table-cell table:style-name="ce3" table:formula="of:=[.U29]-[.U$176]" office:value-type="float" office:value="992825.6" calcext:value-type="float">
            <text:p>992825,6</text:p>
          </table:table-cell>
          <table:table-cell table:style-name="ce3" table:formula="of:=[.V29]-[.V$176]" office:value-type="float" office:value="1149625.6" calcext:value-type="float">
            <text:p>1149625,6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[.B30]-[.B$176]" office:value-type="float" office:value="190966.325" calcext:value-type="float">
            <text:p>190966,325</text:p>
          </table:table-cell>
          <table:table-cell table:style-name="ce3" table:formula="of:=[.C30]-[.C$176]" office:value-type="float" office:value="68313.15" calcext:value-type="float">
            <text:p>68313,15</text:p>
          </table:table-cell>
          <table:table-cell table:style-name="ce3" table:formula="of:=[.D30]-[.D$176]" office:value-type="float" office:value="166493.325" calcext:value-type="float">
            <text:p>166493,325</text:p>
          </table:table-cell>
          <table:table-cell table:style-name="ce3" table:formula="of:=[.E30]-[.E$176]" office:value-type="float" office:value="2834193.575" calcext:value-type="float">
            <text:p>2834193,575</text:p>
          </table:table-cell>
          <table:table-cell table:style-name="ce3" table:formula="of:=[.F30]-[.F$176]" office:value-type="float" office:value="32280.175" calcext:value-type="float">
            <text:p>32280,175</text:p>
          </table:table-cell>
          <table:table-cell table:style-name="ce3" table:formula="of:=[.G30]-[.G$176]" office:value-type="float" office:value="780490.9875" calcext:value-type="float">
            <text:p>780490,9875</text:p>
          </table:table-cell>
          <table:table-cell table:style-name="ce3" table:formula="of:=[.H30]-[.H$176]" office:value-type="float" office:value="65773.3625" calcext:value-type="float">
            <text:p>65773,3625</text:p>
          </table:table-cell>
          <table:table-cell table:style-name="ce3" table:formula="of:=[.I30]-[.I$176]" office:value-type="float" office:value="949322.575" calcext:value-type="float">
            <text:p>949322,575</text:p>
          </table:table-cell>
          <table:table-cell table:style-name="ce3" table:formula="of:=[.J30]-[.J$176]" office:value-type="float" office:value="171827.2" calcext:value-type="float">
            <text:p>171827,2</text:p>
          </table:table-cell>
          <table:table-cell table:style-name="ce3" table:formula="of:=[.K30]-[.K$176]" office:value-type="float" office:value="180374.0125" calcext:value-type="float">
            <text:p>180374,0125</text:p>
          </table:table-cell>
          <table:table-cell table:style-name="ce3" table:formula="of:=[.L30]-[.L$176]" office:value-type="float" office:value="52472.725" calcext:value-type="float">
            <text:p>52472,725</text:p>
          </table:table-cell>
          <table:table-cell table:style-name="ce3" table:formula="of:=[.M30]-[.M$176]" office:value-type="float" office:value="674054.25" calcext:value-type="float">
            <text:p>674054,25</text:p>
          </table:table-cell>
          <table:table-cell table:style-name="ce3" table:formula="of:=[.N30]-[.N$176]" office:value-type="float" office:value="220113.75" calcext:value-type="float">
            <text:p>220113,75</text:p>
          </table:table-cell>
          <table:table-cell table:style-name="ce3" table:formula="of:=[.O30]-[.O$176]" office:value-type="float" office:value="645574.4375" calcext:value-type="float">
            <text:p>645574,4375</text:p>
          </table:table-cell>
          <table:table-cell table:style-name="ce3" table:formula="of:=[.P30]-[.P$176]" office:value-type="float" office:value="61502.9875" calcext:value-type="float">
            <text:p>61502,9875</text:p>
          </table:table-cell>
          <table:table-cell table:style-name="ce3" table:formula="of:=[.Q30]-[.Q$176]" office:value-type="float" office:value="36759.925" calcext:value-type="float">
            <text:p>36759,925</text:p>
          </table:table-cell>
          <table:table-cell table:style-name="ce3" table:formula="of:=[.R30]-[.R$176]" office:value-type="float" office:value="229038.85" calcext:value-type="float">
            <text:p>229038,85</text:p>
          </table:table-cell>
          <table:table-cell table:style-name="ce3" table:formula="of:=[.S30]-[.S$176]" office:value-type="float" office:value="809840.85" calcext:value-type="float">
            <text:p>809840,85</text:p>
          </table:table-cell>
          <table:table-cell table:style-name="ce3" table:formula="of:=[.T30]-[.T$176]" office:value-type="float" office:value="589520.7875" calcext:value-type="float">
            <text:p>589520,7875</text:p>
          </table:table-cell>
          <table:table-cell table:style-name="ce3" table:formula="of:=[.U30]-[.U$176]" office:value-type="float" office:value="788259.2" calcext:value-type="float">
            <text:p>788259,2</text:p>
          </table:table-cell>
          <table:table-cell table:style-name="ce3" table:formula="of:=[.V30]-[.V$176]" office:value-type="float" office:value="911040" calcext:value-type="float">
            <text:p>911040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[.B31]-[.B$176]" office:value-type="float" office:value="146380.725" calcext:value-type="float">
            <text:p>146380,725</text:p>
          </table:table-cell>
          <table:table-cell table:style-name="ce3" table:formula="of:=[.C31]-[.C$176]" office:value-type="float" office:value="72685.55" calcext:value-type="float">
            <text:p>72685,55</text:p>
          </table:table-cell>
          <table:table-cell table:style-name="ce3" table:formula="of:=[.D31]-[.D$176]" office:value-type="float" office:value="145496.425" calcext:value-type="float">
            <text:p>145496,425</text:p>
          </table:table-cell>
          <table:table-cell table:style-name="ce3" table:formula="of:=[.E31]-[.E$176]" office:value-type="float" office:value="2370578.875" calcext:value-type="float">
            <text:p>2370578,875</text:p>
          </table:table-cell>
          <table:table-cell table:style-name="ce3" table:formula="of:=[.F31]-[.F$176]" office:value-type="float" office:value="28807.375" calcext:value-type="float">
            <text:p>28807,375</text:p>
          </table:table-cell>
          <table:table-cell table:style-name="ce3" table:formula="of:=[.G31]-[.G$176]" office:value-type="float" office:value="645217.3875" calcext:value-type="float">
            <text:p>645217,3875</text:p>
          </table:table-cell>
          <table:table-cell table:style-name="ce3" table:formula="of:=[.H31]-[.H$176]" office:value-type="float" office:value="56266.7625" calcext:value-type="float">
            <text:p>56266,7625</text:p>
          </table:table-cell>
          <table:table-cell table:style-name="ce3" table:formula="of:=[.I31]-[.I$176]" office:value-type="float" office:value="866090.475" calcext:value-type="float">
            <text:p>866090,475</text:p>
          </table:table-cell>
          <table:table-cell table:style-name="ce3" table:formula="of:=[.J31]-[.J$176]" office:value-type="float" office:value="156945.6" calcext:value-type="float">
            <text:p>156945,6</text:p>
          </table:table-cell>
          <table:table-cell table:style-name="ce3" table:formula="of:=[.K31]-[.K$176]" office:value-type="float" office:value="165492.4125" calcext:value-type="float">
            <text:p>165492,4125</text:p>
          </table:table-cell>
          <table:table-cell table:style-name="ce3" table:formula="of:=[.L31]-[.L$176]" office:value-type="float" office:value="51068.925" calcext:value-type="float">
            <text:p>51068,925</text:p>
          </table:table-cell>
          <table:table-cell table:style-name="ce3" table:formula="of:=[.M31]-[.M$176]" office:value-type="float" office:value="660454.25" calcext:value-type="float">
            <text:p>660454,25</text:p>
          </table:table-cell>
          <table:table-cell table:style-name="ce3" table:formula="of:=[.N31]-[.N$176]" office:value-type="float" office:value="220232.15" calcext:value-type="float">
            <text:p>220232,15</text:p>
          </table:table-cell>
          <table:table-cell table:style-name="ce3" table:formula="of:=[.O31]-[.O$176]" office:value-type="float" office:value="693249.4375" calcext:value-type="float">
            <text:p>693249,4375</text:p>
          </table:table-cell>
          <table:table-cell table:style-name="ce3" table:formula="of:=[.P31]-[.P$176]" office:value-type="float" office:value="72493.7875" calcext:value-type="float">
            <text:p>72493,7875</text:p>
          </table:table-cell>
          <table:table-cell table:style-name="ce3" table:formula="of:=[.Q31]-[.Q$176]" office:value-type="float" office:value="44561.525" calcext:value-type="float">
            <text:p>44561,525</text:p>
          </table:table-cell>
          <table:table-cell table:style-name="ce3" table:formula="of:=[.R31]-[.R$176]" office:value-type="float" office:value="300790.85" calcext:value-type="float">
            <text:p>300790,85</text:p>
          </table:table-cell>
          <table:table-cell table:style-name="ce3" table:formula="of:=[.S31]-[.S$176]" office:value-type="float" office:value="1092514.85" calcext:value-type="float">
            <text:p>1092514,85</text:p>
          </table:table-cell>
          <table:table-cell table:style-name="ce3" table:formula="of:=[.T31]-[.T$176]" office:value-type="float" office:value="774335.1875" calcext:value-type="float">
            <text:p>774335,1875</text:p>
          </table:table-cell>
          <table:table-cell table:style-name="ce3" table:formula="of:=[.U31]-[.U$176]" office:value-type="float" office:value="1020707.2" calcext:value-type="float">
            <text:p>1020707,2</text:p>
          </table:table-cell>
          <table:table-cell table:style-name="ce3" table:formula="of:=[.V31]-[.V$176]" office:value-type="float" office:value="1228508.8" calcext:value-type="float">
            <text:p>1228508,8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[.B32]-[.B$176]" office:value-type="float" office:value="182160.725" calcext:value-type="float">
            <text:p>182160,725</text:p>
          </table:table-cell>
          <table:table-cell table:style-name="ce3" table:formula="of:=[.C32]-[.C$176]" office:value-type="float" office:value="100984.75" calcext:value-type="float">
            <text:p>100984,75</text:p>
          </table:table-cell>
          <table:table-cell table:style-name="ce3" table:formula="of:=[.D32]-[.D$176]" office:value-type="float" office:value="154335.825" calcext:value-type="float">
            <text:p>154335,825</text:p>
          </table:table-cell>
          <table:table-cell table:style-name="ce3" table:formula="of:=[.E32]-[.E$176]" office:value-type="float" office:value="2551347.875" calcext:value-type="float">
            <text:p>2551347,875</text:p>
          </table:table-cell>
          <table:table-cell table:style-name="ce3" table:formula="of:=[.F32]-[.F$176]" office:value-type="float" office:value="35462.975" calcext:value-type="float">
            <text:p>35462,975</text:p>
          </table:table-cell>
          <table:table-cell table:style-name="ce3" table:formula="of:=[.G32]-[.G$176]" office:value-type="float" office:value="690042.9875" calcext:value-type="float">
            <text:p>690042,9875</text:p>
          </table:table-cell>
          <table:table-cell table:style-name="ce3" table:formula="of:=[.H32]-[.H$176]" office:value-type="float" office:value="60598.7625" calcext:value-type="float">
            <text:p>60598,7625</text:p>
          </table:table-cell>
          <table:table-cell table:style-name="ce3" table:formula="of:=[.I32]-[.I$176]" office:value-type="float" office:value="856194.575" calcext:value-type="float">
            <text:p>856194,575</text:p>
          </table:table-cell>
          <table:table-cell table:style-name="ce3" table:formula="of:=[.J32]-[.J$176]" office:value-type="float" office:value="151650.8" calcext:value-type="float">
            <text:p>151650,8</text:p>
          </table:table-cell>
          <table:table-cell table:style-name="ce3" table:formula="of:=[.K32]-[.K$176]" office:value-type="float" office:value="166636.8125" calcext:value-type="float">
            <text:p>166636,8125</text:p>
          </table:table-cell>
          <table:table-cell table:style-name="ce3" table:formula="of:=[.L32]-[.L$176]" office:value-type="float" office:value="53034.125" calcext:value-type="float">
            <text:p>53034,125</text:p>
          </table:table-cell>
          <table:table-cell table:style-name="ce3" table:formula="of:=[.M32]-[.M$176]" office:value-type="float" office:value="627268.65" calcext:value-type="float">
            <text:p>627268,65</text:p>
          </table:table-cell>
          <table:table-cell table:style-name="ce3" table:formula="of:=[.N32]-[.N$176]" office:value-type="float" office:value="202263.35" calcext:value-type="float">
            <text:p>202263,35</text:p>
          </table:table-cell>
          <table:table-cell table:style-name="ce3" table:formula="of:=[.O32]-[.O$176]" office:value-type="float" office:value="629870.4375" calcext:value-type="float">
            <text:p>629870,4375</text:p>
          </table:table-cell>
          <table:table-cell table:style-name="ce3" table:formula="of:=[.P32]-[.P$176]" office:value-type="float" office:value="69124.3875" calcext:value-type="float">
            <text:p>69124,3875</text:p>
          </table:table-cell>
          <table:table-cell table:style-name="ce3" table:formula="of:=[.Q32]-[.Q$176]" office:value-type="float" office:value="35837.125" calcext:value-type="float">
            <text:p>35837,125</text:p>
          </table:table-cell>
          <table:table-cell table:style-name="ce3" table:formula="of:=[.R32]-[.R$176]" office:value-type="float" office:value="257125.25" calcext:value-type="float">
            <text:p>257125,25</text:p>
          </table:table-cell>
          <table:table-cell table:style-name="ce3" table:formula="of:=[.S32]-[.S$176]" office:value-type="float" office:value="862046.65" calcext:value-type="float">
            <text:p>862046,65</text:p>
          </table:table-cell>
          <table:table-cell table:style-name="ce3" table:formula="of:=[.T32]-[.T$176]" office:value-type="float" office:value="586114.3875" calcext:value-type="float">
            <text:p>586114,3875</text:p>
          </table:table-cell>
          <table:table-cell table:style-name="ce3" table:formula="of:=[.U32]-[.U$176]" office:value-type="float" office:value="775344" calcext:value-type="float">
            <text:p>775344</text:p>
          </table:table-cell>
          <table:table-cell table:style-name="ce3" table:formula="of:=[.V32]-[.V$176]" office:value-type="float" office:value="911363.2" calcext:value-type="float">
            <text:p>911363,2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[.B33]-[.B$176]" office:value-type="float" office:value="133445.525" calcext:value-type="float">
            <text:p>133445,525</text:p>
          </table:table-cell>
          <table:table-cell table:style-name="ce3" table:formula="of:=[.C33]-[.C$176]" office:value-type="float" office:value="48879.35" calcext:value-type="float">
            <text:p>48879,35</text:p>
          </table:table-cell>
          <table:table-cell table:style-name="ce3" table:formula="of:=[.D33]-[.D$176]" office:value-type="float" office:value="132210.025" calcext:value-type="float">
            <text:p>132210,025</text:p>
          </table:table-cell>
          <table:table-cell table:style-name="ce3" table:formula="of:=[.E33]-[.E$176]" office:value-type="float" office:value="1810785.975" calcext:value-type="float">
            <text:p>1810785,975</text:p>
          </table:table-cell>
          <table:table-cell table:style-name="ce3" table:formula="of:=[.F33]-[.F$176]" office:value-type="float" office:value="21891.175" calcext:value-type="float">
            <text:p>21891,175</text:p>
          </table:table-cell>
          <table:table-cell table:style-name="ce3" table:formula="of:=[.G33]-[.G$176]" office:value-type="float" office:value="511658.9875" calcext:value-type="float">
            <text:p>511658,9875</text:p>
          </table:table-cell>
          <table:table-cell table:style-name="ce3" table:formula="of:=[.H33]-[.H$176]" office:value-type="float" office:value="39619.9625" calcext:value-type="float">
            <text:p>39619,9625</text:p>
          </table:table-cell>
          <table:table-cell table:style-name="ce3" table:formula="of:=[.I33]-[.I$176]" office:value-type="float" office:value="689604.575" calcext:value-type="float">
            <text:p>689604,575</text:p>
          </table:table-cell>
          <table:table-cell table:style-name="ce3" table:formula="of:=[.J33]-[.J$176]" office:value-type="float" office:value="110195.2" calcext:value-type="float">
            <text:p>110195,2</text:p>
          </table:table-cell>
          <table:table-cell table:style-name="ce3" table:formula="of:=[.K33]-[.K$176]" office:value-type="float" office:value="122954.4125" calcext:value-type="float">
            <text:p>122954,4125</text:p>
          </table:table-cell>
          <table:table-cell table:style-name="ce3" table:formula="of:=[.L33]-[.L$176]" office:value-type="float" office:value="38874.525" calcext:value-type="float">
            <text:p>38874,525</text:p>
          </table:table-cell>
          <table:table-cell table:style-name="ce3" table:formula="of:=[.M33]-[.M$176]" office:value-type="float" office:value="437777.45" calcext:value-type="float">
            <text:p>437777,45</text:p>
          </table:table-cell>
          <table:table-cell table:style-name="ce3" table:formula="of:=[.N33]-[.N$176]" office:value-type="float" office:value="145526.55" calcext:value-type="float">
            <text:p>145526,55</text:p>
          </table:table-cell>
          <table:table-cell table:style-name="ce3" table:formula="of:=[.O33]-[.O$176]" office:value-type="float" office:value="465208.9375" calcext:value-type="float">
            <text:p>465208,9375</text:p>
          </table:table-cell>
          <table:table-cell table:style-name="ce3" table:formula="of:=[.P33]-[.P$176]" office:value-type="float" office:value="50331.9875" calcext:value-type="float">
            <text:p>50331,9875</text:p>
          </table:table-cell>
          <table:table-cell table:style-name="ce3" table:formula="of:=[.Q33]-[.Q$176]" office:value-type="float" office:value="30060.725" calcext:value-type="float">
            <text:p>30060,725</text:p>
          </table:table-cell>
          <table:table-cell table:style-name="ce3" table:formula="of:=[.R33]-[.R$176]" office:value-type="float" office:value="203282.85" calcext:value-type="float">
            <text:p>203282,85</text:p>
          </table:table-cell>
          <table:table-cell table:style-name="ce3" table:formula="of:=[.S33]-[.S$176]" office:value-type="float" office:value="724180.65" calcext:value-type="float">
            <text:p>724180,65</text:p>
          </table:table-cell>
          <table:table-cell table:style-name="ce3" table:formula="of:=[.T33]-[.T$176]" office:value-type="float" office:value="515552.7875" calcext:value-type="float">
            <text:p>515552,7875</text:p>
          </table:table-cell>
          <table:table-cell table:style-name="ce3" table:formula="of:=[.U33]-[.U$176]" office:value-type="float" office:value="700070.4" calcext:value-type="float">
            <text:p>700070,4</text:p>
          </table:table-cell>
          <table:table-cell table:style-name="ce3" table:formula="of:=[.V33]-[.V$176]" office:value-type="float" office:value="829113.6" calcext:value-type="float">
            <text:p>829113,6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[.B34]-[.B$176]" office:value-type="float" office:value="140744.725" calcext:value-type="float">
            <text:p>140744,725</text:p>
          </table:table-cell>
          <table:table-cell table:style-name="ce3" table:formula="of:=[.C34]-[.C$176]" office:value-type="float" office:value="62838.15" calcext:value-type="float">
            <text:p>62838,15</text:p>
          </table:table-cell>
          <table:table-cell table:style-name="ce3" table:formula="of:=[.D34]-[.D$176]" office:value-type="float" office:value="139607.425" calcext:value-type="float">
            <text:p>139607,425</text:p>
          </table:table-cell>
          <table:table-cell table:style-name="ce3" table:formula="of:=[.E34]-[.E$176]" office:value-type="float" office:value="2119125.375" calcext:value-type="float">
            <text:p>2119125,375</text:p>
          </table:table-cell>
          <table:table-cell table:style-name="ce3" table:formula="of:=[.F34]-[.F$176]" office:value-type="float" office:value="21934.875" calcext:value-type="float">
            <text:p>21934,875</text:p>
          </table:table-cell>
          <table:table-cell table:style-name="ce3" table:formula="of:=[.G34]-[.G$176]" office:value-type="float" office:value="588455.7875" calcext:value-type="float">
            <text:p>588455,7875</text:p>
          </table:table-cell>
          <table:table-cell table:style-name="ce3" table:formula="of:=[.H34]-[.H$176]" office:value-type="float" office:value="46459.5625" calcext:value-type="float">
            <text:p>46459,5625</text:p>
          </table:table-cell>
          <table:table-cell table:style-name="ce3" table:formula="of:=[.I34]-[.I$176]" office:value-type="float" office:value="751817.975" calcext:value-type="float">
            <text:p>751817,975</text:p>
          </table:table-cell>
          <table:table-cell table:style-name="ce3" table:formula="of:=[.J34]-[.J$176]" office:value-type="float" office:value="122188" calcext:value-type="float">
            <text:p>122188</text:p>
          </table:table-cell>
          <table:table-cell table:style-name="ce3" table:formula="of:=[.K34]-[.K$176]" office:value-type="float" office:value="129030.4125" calcext:value-type="float">
            <text:p>129030,4125</text:p>
          </table:table-cell>
          <table:table-cell table:style-name="ce3" table:formula="of:=[.L34]-[.L$176]" office:value-type="float" office:value="41903.125" calcext:value-type="float">
            <text:p>41903,125</text:p>
          </table:table-cell>
          <table:table-cell table:style-name="ce3" table:formula="of:=[.M34]-[.M$176]" office:value-type="float" office:value="521171.05" calcext:value-type="float">
            <text:p>521171,05</text:p>
          </table:table-cell>
          <table:table-cell table:style-name="ce3" table:formula="of:=[.N34]-[.N$176]" office:value-type="float" office:value="168069.75" calcext:value-type="float">
            <text:p>168069,75</text:p>
          </table:table-cell>
          <table:table-cell table:style-name="ce3" table:formula="of:=[.O34]-[.O$176]" office:value-type="float" office:value="522951.4375" calcext:value-type="float">
            <text:p>522951,4375</text:p>
          </table:table-cell>
          <table:table-cell table:style-name="ce3" table:formula="of:=[.P34]-[.P$176]" office:value-type="float" office:value="54082.7875" calcext:value-type="float">
            <text:p>54082,7875</text:p>
          </table:table-cell>
          <table:table-cell table:style-name="ce3" table:formula="of:=[.Q34]-[.Q$176]" office:value-type="float" office:value="32066.725" calcext:value-type="float">
            <text:p>32066,725</text:p>
          </table:table-cell>
          <table:table-cell table:style-name="ce3" table:formula="of:=[.R34]-[.R$176]" office:value-type="float" office:value="228928.45" calcext:value-type="float">
            <text:p>228928,45</text:p>
          </table:table-cell>
          <table:table-cell table:style-name="ce3" table:formula="of:=[.S34]-[.S$176]" office:value-type="float" office:value="833165.45" calcext:value-type="float">
            <text:p>833165,45</text:p>
          </table:table-cell>
          <table:table-cell table:style-name="ce3" table:formula="of:=[.T34]-[.T$176]" office:value-type="float" office:value="583021.5875" calcext:value-type="float">
            <text:p>583021,5875</text:p>
          </table:table-cell>
          <table:table-cell table:style-name="ce3" table:formula="of:=[.U34]-[.U$176]" office:value-type="float" office:value="793529.6" calcext:value-type="float">
            <text:p>793529,6</text:p>
          </table:table-cell>
          <table:table-cell table:style-name="ce3" table:formula="of:=[.V34]-[.V$176]" office:value-type="float" office:value="938716.8" calcext:value-type="float">
            <text:p>938716,8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[.B35]-[.B$176]" office:value-type="float" office:value="155746.325" calcext:value-type="float">
            <text:p>155746,325</text:p>
          </table:table-cell>
          <table:table-cell table:style-name="ce3" table:formula="of:=[.C35]-[.C$176]" office:value-type="float" office:value="57964.75" calcext:value-type="float">
            <text:p>57964,75</text:p>
          </table:table-cell>
          <table:table-cell table:style-name="ce3" table:formula="of:=[.D35]-[.D$176]" office:value-type="float" office:value="154543.125" calcext:value-type="float">
            <text:p>154543,125</text:p>
          </table:table-cell>
          <table:table-cell table:style-name="ce3" table:formula="of:=[.E35]-[.E$176]" office:value-type="float" office:value="2530227.275" calcext:value-type="float">
            <text:p>2530227,275</text:p>
          </table:table-cell>
          <table:table-cell table:style-name="ce3" table:formula="of:=[.F35]-[.F$176]" office:value-type="float" office:value="29963.375" calcext:value-type="float">
            <text:p>29963,375</text:p>
          </table:table-cell>
          <table:table-cell table:style-name="ce3" table:formula="of:=[.G35]-[.G$176]" office:value-type="float" office:value="686167.7875" calcext:value-type="float">
            <text:p>686167,7875</text:p>
          </table:table-cell>
          <table:table-cell table:style-name="ce3" table:formula="of:=[.H35]-[.H$176]" office:value-type="float" office:value="56266.7625" calcext:value-type="float">
            <text:p>56266,7625</text:p>
          </table:table-cell>
          <table:table-cell table:style-name="ce3" table:formula="of:=[.I35]-[.I$176]" office:value-type="float" office:value="882863.975" calcext:value-type="float">
            <text:p>882863,975</text:p>
          </table:table-cell>
          <table:table-cell table:style-name="ce3" table:formula="of:=[.J35]-[.J$176]" office:value-type="float" office:value="159552" calcext:value-type="float">
            <text:p>159552</text:p>
          </table:table-cell>
          <table:table-cell table:style-name="ce3" table:formula="of:=[.K35]-[.K$176]" office:value-type="float" office:value="148986.4125" calcext:value-type="float">
            <text:p>148986,4125</text:p>
          </table:table-cell>
          <table:table-cell table:style-name="ce3" table:formula="of:=[.L35]-[.L$176]" office:value-type="float" office:value="47217.725" calcext:value-type="float">
            <text:p>47217,725</text:p>
          </table:table-cell>
          <table:table-cell table:style-name="ce3" table:formula="of:=[.M35]-[.M$176]" office:value-type="float" office:value="626462.25" calcext:value-type="float">
            <text:p>626462,25</text:p>
          </table:table-cell>
          <table:table-cell table:style-name="ce3" table:formula="of:=[.N35]-[.N$176]" office:value-type="float" office:value="204210.55" calcext:value-type="float">
            <text:p>204210,55</text:p>
          </table:table-cell>
          <table:table-cell table:style-name="ce3" table:formula="of:=[.O35]-[.O$176]" office:value-type="float" office:value="623629.4375" calcext:value-type="float">
            <text:p>623629,4375</text:p>
          </table:table-cell>
          <table:table-cell table:style-name="ce3" table:formula="of:=[.P35]-[.P$176]" office:value-type="float" office:value="66557.1875" calcext:value-type="float">
            <text:p>66557,1875</text:p>
          </table:table-cell>
          <table:table-cell table:style-name="ce3" table:formula="of:=[.Q35]-[.Q$176]" office:value-type="float" office:value="34593.725" calcext:value-type="float">
            <text:p>34593,725</text:p>
          </table:table-cell>
          <table:table-cell table:style-name="ce3" table:formula="of:=[.R35]-[.R$176]" office:value-type="float" office:value="251850.85" calcext:value-type="float">
            <text:p>251850,85</text:p>
          </table:table-cell>
          <table:table-cell table:style-name="ce3" table:formula="of:=[.S35]-[.S$176]" office:value-type="float" office:value="907411.05" calcext:value-type="float">
            <text:p>907411,05</text:p>
          </table:table-cell>
          <table:table-cell table:style-name="ce3" table:formula="of:=[.T35]-[.T$176]" office:value-type="float" office:value="579451.9875" calcext:value-type="float">
            <text:p>579451,9875</text:p>
          </table:table-cell>
          <table:table-cell table:style-name="ce3" table:formula="of:=[.U35]-[.U$176]" office:value-type="float" office:value="820886.4" calcext:value-type="float">
            <text:p>820886,4</text:p>
          </table:table-cell>
          <table:table-cell table:style-name="ce3" table:formula="of:=[.V35]-[.V$176]" office:value-type="float" office:value="954604.8" calcext:value-type="float">
            <text:p>954604,8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[.B36]-[.B$176]" office:value-type="float" office:value="136392.725" calcext:value-type="float">
            <text:p>136392,725</text:p>
          </table:table-cell>
          <table:table-cell table:style-name="ce3" table:formula="of:=[.C36]-[.C$176]" office:value-type="float" office:value="54996.35" calcext:value-type="float">
            <text:p>54996,35</text:p>
          </table:table-cell>
          <table:table-cell table:style-name="ce3" table:formula="of:=[.D36]-[.D$176]" office:value-type="float" office:value="132424.225" calcext:value-type="float">
            <text:p>132424,225</text:p>
          </table:table-cell>
          <table:table-cell table:style-name="ce3" table:formula="of:=[.E36]-[.E$176]" office:value-type="float" office:value="1978778.075" calcext:value-type="float">
            <text:p>1978778,075</text:p>
          </table:table-cell>
          <table:table-cell table:style-name="ce3" table:formula="of:=[.F36]-[.F$176]" office:value-type="float" office:value="21930.475" calcext:value-type="float">
            <text:p>21930,475</text:p>
          </table:table-cell>
          <table:table-cell table:style-name="ce3" table:formula="of:=[.G36]-[.G$176]" office:value-type="float" office:value="529751.7875" calcext:value-type="float">
            <text:p>529751,7875</text:p>
          </table:table-cell>
          <table:table-cell table:style-name="ce3" table:formula="of:=[.H36]-[.H$176]" office:value-type="float" office:value="44213.1625" calcext:value-type="float">
            <text:p>44213,1625</text:p>
          </table:table-cell>
          <table:table-cell table:style-name="ce3" table:formula="of:=[.I36]-[.I$176]" office:value-type="float" office:value="715787.975" calcext:value-type="float">
            <text:p>715787,975</text:p>
          </table:table-cell>
          <table:table-cell table:style-name="ce3" table:formula="of:=[.J36]-[.J$176]" office:value-type="float" office:value="120082.8" calcext:value-type="float">
            <text:p>120082,8</text:p>
          </table:table-cell>
          <table:table-cell table:style-name="ce3" table:formula="of:=[.K36]-[.K$176]" office:value-type="float" office:value="128068.0125" calcext:value-type="float">
            <text:p>128068,0125</text:p>
          </table:table-cell>
          <table:table-cell table:style-name="ce3" table:formula="of:=[.L36]-[.L$176]" office:value-type="float" office:value="36628.325" calcext:value-type="float">
            <text:p>36628,325</text:p>
          </table:table-cell>
          <table:table-cell table:style-name="ce3" table:formula="of:=[.M36]-[.M$176]" office:value-type="float" office:value="493951.85" calcext:value-type="float">
            <text:p>493951,85</text:p>
          </table:table-cell>
          <table:table-cell table:style-name="ce3" table:formula="of:=[.N36]-[.N$176]" office:value-type="float" office:value="165060.95" calcext:value-type="float">
            <text:p>165060,95</text:p>
          </table:table-cell>
          <table:table-cell table:style-name="ce3" table:formula="of:=[.O36]-[.O$176]" office:value-type="float" office:value="526569.4375" calcext:value-type="float">
            <text:p>526569,4375</text:p>
          </table:table-cell>
          <table:table-cell table:style-name="ce3" table:formula="of:=[.P36]-[.P$176]" office:value-type="float" office:value="55426.1875" calcext:value-type="float">
            <text:p>55426,1875</text:p>
          </table:table-cell>
          <table:table-cell table:style-name="ce3" table:formula="of:=[.Q36]-[.Q$176]" office:value-type="float" office:value="31665.525" calcext:value-type="float">
            <text:p>31665,525</text:p>
          </table:table-cell>
          <table:table-cell table:style-name="ce3" table:formula="of:=[.R36]-[.R$176]" office:value-type="float" office:value="209549.25" calcext:value-type="float">
            <text:p>209549,25</text:p>
          </table:table-cell>
          <table:table-cell table:style-name="ce3" table:formula="of:=[.S36]-[.S$176]" office:value-type="float" office:value="728975.95" calcext:value-type="float">
            <text:p>728975,95</text:p>
          </table:table-cell>
          <table:table-cell table:style-name="ce3" table:formula="of:=[.T36]-[.T$176]" office:value-type="float" office:value="485450.3875" calcext:value-type="float">
            <text:p>485450,3875</text:p>
          </table:table-cell>
          <table:table-cell table:style-name="ce3" table:formula="of:=[.U36]-[.U$176]" office:value-type="float" office:value="693718.4" calcext:value-type="float">
            <text:p>693718,4</text:p>
          </table:table-cell>
          <table:table-cell table:style-name="ce3" table:formula="of:=[.V36]-[.V$176]" office:value-type="float" office:value="787900.8" calcext:value-type="float">
            <text:p>787900,8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[.B37]-[.B$176]" office:value-type="float" office:value="113769.525" calcext:value-type="float">
            <text:p>113769,525</text:p>
          </table:table-cell>
          <table:table-cell table:style-name="ce3" table:formula="of:=[.C37]-[.C$176]" office:value-type="float" office:value="40395.55" calcext:value-type="float">
            <text:p>40395,55</text:p>
          </table:table-cell>
          <table:table-cell table:style-name="ce3" table:formula="of:=[.D37]-[.D$176]" office:value-type="float" office:value="131543.625" calcext:value-type="float">
            <text:p>131543,625</text:p>
          </table:table-cell>
          <table:table-cell table:style-name="ce3" table:formula="of:=[.E37]-[.E$176]" office:value-type="float" office:value="1798315.475" calcext:value-type="float">
            <text:p>1798315,475</text:p>
          </table:table-cell>
          <table:table-cell table:style-name="ce3" table:formula="of:=[.F37]-[.F$176]" office:value-type="float" office:value="21768.675" calcext:value-type="float">
            <text:p>21768,675</text:p>
          </table:table-cell>
          <table:table-cell table:style-name="ce3" table:formula="of:=[.G37]-[.G$176]" office:value-type="float" office:value="476162.9875" calcext:value-type="float">
            <text:p>476162,9875</text:p>
          </table:table-cell>
          <table:table-cell table:style-name="ce3" table:formula="of:=[.H37]-[.H$176]" office:value-type="float" office:value="38015.7625" calcext:value-type="float">
            <text:p>38015,7625</text:p>
          </table:table-cell>
          <table:table-cell table:style-name="ce3" table:formula="of:=[.I37]-[.I$176]" office:value-type="float" office:value="657646.475" calcext:value-type="float">
            <text:p>657646,475</text:p>
          </table:table-cell>
          <table:table-cell table:style-name="ce3" table:formula="of:=[.J37]-[.J$176]" office:value-type="float" office:value="109513.6" calcext:value-type="float">
            <text:p>109513,6</text:p>
          </table:table-cell>
          <table:table-cell table:style-name="ce3" table:formula="of:=[.K37]-[.K$176]" office:value-type="float" office:value="118140.8125" calcext:value-type="float">
            <text:p>118140,8125</text:p>
          </table:table-cell>
          <table:table-cell table:style-name="ce3" table:formula="of:=[.L37]-[.L$176]" office:value-type="float" office:value="31995.125" calcext:value-type="float">
            <text:p>31995,125</text:p>
          </table:table-cell>
          <table:table-cell table:style-name="ce3" table:formula="of:=[.M37]-[.M$176]" office:value-type="float" office:value="453983.85" calcext:value-type="float">
            <text:p>453983,85</text:p>
          </table:table-cell>
          <table:table-cell table:style-name="ce3" table:formula="of:=[.N37]-[.N$176]" office:value-type="float" office:value="153789.75" calcext:value-type="float">
            <text:p>153789,75</text:p>
          </table:table-cell>
          <table:table-cell table:style-name="ce3" table:formula="of:=[.O37]-[.O$176]" office:value-type="float" office:value="493196.9375" calcext:value-type="float">
            <text:p>493196,9375</text:p>
          </table:table-cell>
          <table:table-cell table:style-name="ce3" table:formula="of:=[.P37]-[.P$176]" office:value-type="float" office:value="50733.1875" calcext:value-type="float">
            <text:p>50733,1875</text:p>
          </table:table-cell>
          <table:table-cell table:style-name="ce3" table:formula="of:=[.Q37]-[.Q$176]" office:value-type="float" office:value="29499.325" calcext:value-type="float">
            <text:p>29499,325</text:p>
          </table:table-cell>
          <table:table-cell table:style-name="ce3" table:formula="of:=[.R37]-[.R$176]" office:value-type="float" office:value="207857.25" calcext:value-type="float">
            <text:p>207857,25</text:p>
          </table:table-cell>
          <table:table-cell table:style-name="ce3" table:formula="of:=[.S37]-[.S$176]" office:value-type="float" office:value="706395.35" calcext:value-type="float">
            <text:p>706395,35</text:p>
          </table:table-cell>
          <table:table-cell table:style-name="ce3" table:formula="of:=[.T37]-[.T$176]" office:value-type="float" office:value="494839.1875" calcext:value-type="float">
            <text:p>494839,1875</text:p>
          </table:table-cell>
          <table:table-cell table:style-name="ce3" table:formula="of:=[.U37]-[.U$176]" office:value-type="float" office:value="674339.2" calcext:value-type="float">
            <text:p>674339,2</text:p>
          </table:table-cell>
          <table:table-cell table:style-name="ce3" table:formula="of:=[.V37]-[.V$176]" office:value-type="float" office:value="761968" calcext:value-type="float">
            <text:p>761968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[.B38]-[.B$176]" office:value-type="float" office:value="116977.525" calcext:value-type="float">
            <text:p>116977,525</text:p>
          </table:table-cell>
          <table:table-cell table:style-name="ce3" table:formula="of:=[.C38]-[.C$176]" office:value-type="float" office:value="39954.15" calcext:value-type="float">
            <text:p>39954,15</text:p>
          </table:table-cell>
          <table:table-cell table:style-name="ce3" table:formula="of:=[.D38]-[.D$176]" office:value-type="float" office:value="127535.825" calcext:value-type="float">
            <text:p>127535,825</text:p>
          </table:table-cell>
          <table:table-cell table:style-name="ce3" table:formula="of:=[.E38]-[.E$176]" office:value-type="float" office:value="1760285.375" calcext:value-type="float">
            <text:p>1760285,375</text:p>
          </table:table-cell>
          <table:table-cell table:style-name="ce3" table:formula="of:=[.F38]-[.F$176]" office:value-type="float" office:value="18139.575" calcext:value-type="float">
            <text:p>18139,575</text:p>
          </table:table-cell>
          <table:table-cell table:style-name="ce3" table:formula="of:=[.G38]-[.G$176]" office:value-type="float" office:value="459538.9875" calcext:value-type="float">
            <text:p>459538,9875</text:p>
          </table:table-cell>
          <table:table-cell table:style-name="ce3" table:formula="of:=[.H38]-[.H$176]" office:value-type="float" office:value="41004.1625" calcext:value-type="float">
            <text:p>41004,1625</text:p>
          </table:table-cell>
          <table:table-cell table:style-name="ce3" table:formula="of:=[.I38]-[.I$176]" office:value-type="float" office:value="641198.375" calcext:value-type="float">
            <text:p>641198,375</text:p>
          </table:table-cell>
          <table:table-cell table:style-name="ce3" table:formula="of:=[.J38]-[.J$176]" office:value-type="float" office:value="107367.6" calcext:value-type="float">
            <text:p>107367,6</text:p>
          </table:table-cell>
          <table:table-cell table:style-name="ce3" table:formula="of:=[.K38]-[.K$176]" office:value-type="float" office:value="120807.6125" calcext:value-type="float">
            <text:p>120807,6125</text:p>
          </table:table-cell>
          <table:table-cell table:style-name="ce3" table:formula="of:=[.L38]-[.L$176]" office:value-type="float" office:value="35123.725" calcext:value-type="float">
            <text:p>35123,725</text:p>
          </table:table-cell>
          <table:table-cell table:style-name="ce3" table:formula="of:=[.M38]-[.M$176]" office:value-type="float" office:value="457511.85" calcext:value-type="float">
            <text:p>457511,85</text:p>
          </table:table-cell>
          <table:table-cell table:style-name="ce3" table:formula="of:=[.N38]-[.N$176]" office:value-type="float" office:value="148535.35" calcext:value-type="float">
            <text:p>148535,35</text:p>
          </table:table-cell>
          <table:table-cell table:style-name="ce3" table:formula="of:=[.O38]-[.O$176]" office:value-type="float" office:value="459838.9375" calcext:value-type="float">
            <text:p>459838,9375</text:p>
          </table:table-cell>
          <table:table-cell table:style-name="ce3" table:formula="of:=[.P38]-[.P$176]" office:value-type="float" office:value="46962.5875" calcext:value-type="float">
            <text:p>46962,5875</text:p>
          </table:table-cell>
          <table:table-cell table:style-name="ce3" table:formula="of:=[.Q38]-[.Q$176]" office:value-type="float" office:value="27854.725" calcext:value-type="float">
            <text:p>27854,725</text:p>
          </table:table-cell>
          <table:table-cell table:style-name="ce3" table:formula="of:=[.R38]-[.R$176]" office:value-type="float" office:value="185274.85" calcext:value-type="float">
            <text:p>185274,85</text:p>
          </table:table-cell>
          <table:table-cell table:style-name="ce3" table:formula="of:=[.S38]-[.S$176]" office:value-type="float" office:value="629367.35" calcext:value-type="float">
            <text:p>629367,35</text:p>
          </table:table-cell>
          <table:table-cell table:style-name="ce3" table:formula="of:=[.T38]-[.T$176]" office:value-type="float" office:value="424200.7875" calcext:value-type="float">
            <text:p>424200,7875</text:p>
          </table:table-cell>
          <table:table-cell table:style-name="ce3" table:formula="of:=[.U38]-[.U$176]" office:value-type="float" office:value="585212.8" calcext:value-type="float">
            <text:p>585212,8</text:p>
          </table:table-cell>
          <table:table-cell table:style-name="ce3" table:formula="of:=[.V38]-[.V$176]" office:value-type="float" office:value="683628.8" calcext:value-type="float">
            <text:p>683628,8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[.B39]-[.B$176]" office:value-type="float" office:value="99490.325" calcext:value-type="float">
            <text:p>99490,325</text:p>
          </table:table-cell>
          <table:table-cell table:style-name="ce3" table:formula="of:=[.C39]-[.C$176]" office:value-type="float" office:value="35301.35" calcext:value-type="float">
            <text:p>35301,35</text:p>
          </table:table-cell>
          <table:table-cell table:style-name="ce3" table:formula="of:=[.D39]-[.D$176]" office:value-type="float" office:value="129338.825" calcext:value-type="float">
            <text:p>129338,825</text:p>
          </table:table-cell>
          <table:table-cell table:style-name="ce3" table:formula="of:=[.E39]-[.E$176]" office:value-type="float" office:value="1596804.975" calcext:value-type="float">
            <text:p>1596804,975</text:p>
          </table:table-cell>
          <table:table-cell table:style-name="ce3" table:formula="of:=[.F39]-[.F$176]" office:value-type="float" office:value="15862.975" calcext:value-type="float">
            <text:p>15862,975</text:p>
          </table:table-cell>
          <table:table-cell table:style-name="ce3" table:formula="of:=[.G39]-[.G$176]" office:value-type="float" office:value="405426.9875" calcext:value-type="float">
            <text:p>405426,9875</text:p>
          </table:table-cell>
          <table:table-cell table:style-name="ce3" table:formula="of:=[.H39]-[.H$176]" office:value-type="float" office:value="35789.5625" calcext:value-type="float">
            <text:p>35789,5625</text:p>
          </table:table-cell>
          <table:table-cell table:style-name="ce3" table:formula="of:=[.I39]-[.I$176]" office:value-type="float" office:value="630260.475" calcext:value-type="float">
            <text:p>630260,475</text:p>
          </table:table-cell>
          <table:table-cell table:style-name="ce3" table:formula="of:=[.J39]-[.J$176]" office:value-type="float" office:value="97860.8" calcext:value-type="float">
            <text:p>97860,8</text:p>
          </table:table-cell>
          <table:table-cell table:style-name="ce3" table:formula="of:=[.K39]-[.K$176]" office:value-type="float" office:value="97442.8125" calcext:value-type="float">
            <text:p>97442,8125</text:p>
          </table:table-cell>
          <table:table-cell table:style-name="ce3" table:formula="of:=[.L39]-[.L$176]" office:value-type="float" office:value="28605.725" calcext:value-type="float">
            <text:p>28605,725</text:p>
          </table:table-cell>
          <table:table-cell table:style-name="ce3" table:formula="of:=[.M39]-[.M$176]" office:value-type="float" office:value="398547.05" calcext:value-type="float">
            <text:p>398547,05</text:p>
          </table:table-cell>
          <table:table-cell table:style-name="ce3" table:formula="of:=[.N39]-[.N$176]" office:value-type="float" office:value="129000.15" calcext:value-type="float">
            <text:p>129000,15</text:p>
          </table:table-cell>
          <table:table-cell table:style-name="ce3" table:formula="of:=[.O39]-[.O$176]" office:value-type="float" office:value="426508.9375" calcext:value-type="float">
            <text:p>426508,9375</text:p>
          </table:table-cell>
          <table:table-cell table:style-name="ce3" table:formula="of:=[.P39]-[.P$176]" office:value-type="float" office:value="45117.1875" calcext:value-type="float">
            <text:p>45117,1875</text:p>
          </table:table-cell>
          <table:table-cell table:style-name="ce3" table:formula="of:=[.Q39]-[.Q$176]" office:value-type="float" office:value="23923.525" calcext:value-type="float">
            <text:p>23923,525</text:p>
          </table:table-cell>
          <table:table-cell table:style-name="ce3" table:formula="of:=[.R39]-[.R$176]" office:value-type="float" office:value="185184.45" calcext:value-type="float">
            <text:p>185184,45</text:p>
          </table:table-cell>
          <table:table-cell table:style-name="ce3" table:formula="of:=[.S39]-[.S$176]" office:value-type="float" office:value="693584.65" calcext:value-type="float">
            <text:p>693584,65</text:p>
          </table:table-cell>
          <table:table-cell table:style-name="ce3" table:formula="of:=[.T39]-[.T$176]" office:value-type="float" office:value="472275.9875" calcext:value-type="float">
            <text:p>472275,9875</text:p>
          </table:table-cell>
          <table:table-cell table:style-name="ce3" table:formula="of:=[.U39]-[.U$176]" office:value-type="float" office:value="657254.4" calcext:value-type="float">
            <text:p>657254,4</text:p>
          </table:table-cell>
          <table:table-cell table:style-name="ce3" table:formula="of:=[.V39]-[.V$176]" office:value-type="float" office:value="767302.4" calcext:value-type="float">
            <text:p>767302,4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[.B40]-[.B$176]" office:value-type="float" office:value="125321.525" calcext:value-type="float">
            <text:p>125321,525</text:p>
          </table:table-cell>
          <table:table-cell table:style-name="ce3" table:formula="of:=[.C40]-[.C$176]" office:value-type="float" office:value="46051.35" calcext:value-type="float">
            <text:p>46051,35</text:p>
          </table:table-cell>
          <table:table-cell table:style-name="ce3" table:formula="of:=[.D40]-[.D$176]" office:value-type="float" office:value="138519.025" calcext:value-type="float">
            <text:p>138519,025</text:p>
          </table:table-cell>
          <table:table-cell table:style-name="ce3" table:formula="of:=[.E40]-[.E$176]" office:value-type="float" office:value="2189733.275" calcext:value-type="float">
            <text:p>2189733,275</text:p>
          </table:table-cell>
          <table:table-cell table:style-name="ce3" table:formula="of:=[.F40]-[.F$176]" office:value-type="float" office:value="26024.575" calcext:value-type="float">
            <text:p>26024,575</text:p>
          </table:table-cell>
          <table:table-cell table:style-name="ce3" table:formula="of:=[.G40]-[.G$176]" office:value-type="float" office:value="593770.9875" calcext:value-type="float">
            <text:p>593770,9875</text:p>
          </table:table-cell>
          <table:table-cell table:style-name="ce3" table:formula="of:=[.H40]-[.H$176]" office:value-type="float" office:value="52275.5625" calcext:value-type="float">
            <text:p>52275,5625</text:p>
          </table:table-cell>
          <table:table-cell table:style-name="ce3" table:formula="of:=[.I40]-[.I$176]" office:value-type="float" office:value="794452.175" calcext:value-type="float">
            <text:p>794452,175</text:p>
          </table:table-cell>
          <table:table-cell table:style-name="ce3" table:formula="of:=[.J40]-[.J$176]" office:value-type="float" office:value="142064" calcext:value-type="float">
            <text:p>142064</text:p>
          </table:table-cell>
          <table:table-cell table:style-name="ce3" table:formula="of:=[.K40]-[.K$176]" office:value-type="float" office:value="140723.6125" calcext:value-type="float">
            <text:p>140723,6125</text:p>
          </table:table-cell>
          <table:table-cell table:style-name="ce3" table:formula="of:=[.L40]-[.L$176]" office:value-type="float" office:value="42424.325" calcext:value-type="float">
            <text:p>42424,325</text:p>
          </table:table-cell>
          <table:table-cell table:style-name="ce3" table:formula="of:=[.M40]-[.M$176]" office:value-type="float" office:value="583100.65" calcext:value-type="float">
            <text:p>583100,65</text:p>
          </table:table-cell>
          <table:table-cell table:style-name="ce3" table:formula="of:=[.N40]-[.N$176]" office:value-type="float" office:value="180122.55" calcext:value-type="float">
            <text:p>180122,55</text:p>
          </table:table-cell>
          <table:table-cell table:style-name="ce3" table:formula="of:=[.O40]-[.O$176]" office:value-type="float" office:value="586766.4375" calcext:value-type="float">
            <text:p>586766,4375</text:p>
          </table:table-cell>
          <table:table-cell table:style-name="ce3" table:formula="of:=[.P40]-[.P$176]" office:value-type="float" office:value="63588.9875" calcext:value-type="float">
            <text:p>63588,9875</text:p>
          </table:table-cell>
          <table:table-cell table:style-name="ce3" table:formula="of:=[.Q40]-[.Q$176]" office:value-type="float" office:value="34613.525" calcext:value-type="float">
            <text:p>34613,525</text:p>
          </table:table-cell>
          <table:table-cell table:style-name="ce3" table:formula="of:=[.R40]-[.R$176]" office:value-type="float" office:value="248537.25" calcext:value-type="float">
            <text:p>248537,25</text:p>
          </table:table-cell>
          <table:table-cell table:style-name="ce3" table:formula="of:=[.S40]-[.S$176]" office:value-type="float" office:value="891888.65" calcext:value-type="float">
            <text:p>891888,65</text:p>
          </table:table-cell>
          <table:table-cell table:style-name="ce3" table:formula="of:=[.T40]-[.T$176]" office:value-type="float" office:value="587234.3875" calcext:value-type="float">
            <text:p>587234,3875</text:p>
          </table:table-cell>
          <table:table-cell table:style-name="ce3" table:formula="of:=[.U40]-[.U$176]" office:value-type="float" office:value="828291.2" calcext:value-type="float">
            <text:p>828291,2</text:p>
          </table:table-cell>
          <table:table-cell table:style-name="ce3" table:formula="of:=[.V40]-[.V$176]" office:value-type="float" office:value="975001.6" calcext:value-type="float">
            <text:p>975001,6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[.B41]-[.B$176]" office:value-type="float" office:value="151575.925" calcext:value-type="float">
            <text:p>151575,925</text:p>
          </table:table-cell>
          <table:table-cell table:style-name="ce3" table:formula="of:=[.C41]-[.C$176]" office:value-type="float" office:value="52509.55" calcext:value-type="float">
            <text:p>52509,55</text:p>
          </table:table-cell>
          <table:table-cell table:style-name="ce3" table:formula="of:=[.D41]-[.D$176]" office:value-type="float" office:value="136826.825" calcext:value-type="float">
            <text:p>136826,825</text:p>
          </table:table-cell>
          <table:table-cell table:style-name="ce3" table:formula="of:=[.E41]-[.E$176]" office:value-type="float" office:value="2123751.075" calcext:value-type="float">
            <text:p>2123751,075</text:p>
          </table:table-cell>
          <table:table-cell table:style-name="ce3" table:formula="of:=[.F41]-[.F$176]" office:value-type="float" office:value="28469.875" calcext:value-type="float">
            <text:p>28469,875</text:p>
          </table:table-cell>
          <table:table-cell table:style-name="ce3" table:formula="of:=[.G41]-[.G$176]" office:value-type="float" office:value="557871.7875" calcext:value-type="float">
            <text:p>557871,7875</text:p>
          </table:table-cell>
          <table:table-cell table:style-name="ce3" table:formula="of:=[.H41]-[.H$176]" office:value-type="float" office:value="44253.3625" calcext:value-type="float">
            <text:p>44253,3625</text:p>
          </table:table-cell>
          <table:table-cell table:style-name="ce3" table:formula="of:=[.I41]-[.I$176]" office:value-type="float" office:value="730121.075" calcext:value-type="float">
            <text:p>730121,075</text:p>
          </table:table-cell>
          <table:table-cell table:style-name="ce3" table:formula="of:=[.J41]-[.J$176]" office:value-type="float" office:value="131594.8" calcext:value-type="float">
            <text:p>131594,8</text:p>
          </table:table-cell>
          <table:table-cell table:style-name="ce3" table:formula="of:=[.K41]-[.K$176]" office:value-type="float" office:value="134164.8125" calcext:value-type="float">
            <text:p>134164,8125</text:p>
          </table:table-cell>
          <table:table-cell table:style-name="ce3" table:formula="of:=[.L41]-[.L$176]" office:value-type="float" office:value="36748.525" calcext:value-type="float">
            <text:p>36748,525</text:p>
          </table:table-cell>
          <table:table-cell table:style-name="ce3" table:formula="of:=[.M41]-[.M$176]" office:value-type="float" office:value="524095.85" calcext:value-type="float">
            <text:p>524095,85</text:p>
          </table:table-cell>
          <table:table-cell table:style-name="ce3" table:formula="of:=[.N41]-[.N$176]" office:value-type="float" office:value="167307.35" calcext:value-type="float">
            <text:p>167307,35</text:p>
          </table:table-cell>
          <table:table-cell table:style-name="ce3" table:formula="of:=[.O41]-[.O$176]" office:value-type="float" office:value="530009.9375" calcext:value-type="float">
            <text:p>530009,9375</text:p>
          </table:table-cell>
          <table:table-cell table:style-name="ce3" table:formula="of:=[.P41]-[.P$176]" office:value-type="float" office:value="54684.3875" calcext:value-type="float">
            <text:p>54684,3875</text:p>
          </table:table-cell>
          <table:table-cell table:style-name="ce3" table:formula="of:=[.Q41]-[.Q$176]" office:value-type="float" office:value="30401.925" calcext:value-type="float">
            <text:p>30401,925</text:p>
          </table:table-cell>
          <table:table-cell table:style-name="ce3" table:formula="of:=[.R41]-[.R$176]" office:value-type="float" office:value="220650.85" calcext:value-type="float">
            <text:p>220650,85</text:p>
          </table:table-cell>
          <table:table-cell table:style-name="ce3" table:formula="of:=[.S41]-[.S$176]" office:value-type="float" office:value="732430.45" calcext:value-type="float">
            <text:p>732430,45</text:p>
          </table:table-cell>
          <table:table-cell table:style-name="ce3" table:formula="of:=[.T41]-[.T$176]" office:value-type="float" office:value="509875.9875" calcext:value-type="float">
            <text:p>509875,9875</text:p>
          </table:table-cell>
          <table:table-cell table:style-name="ce3" table:formula="of:=[.U41]-[.U$176]" office:value-type="float" office:value="695440" calcext:value-type="float">
            <text:p>695440</text:p>
          </table:table-cell>
          <table:table-cell table:style-name="ce3" table:formula="of:=[.V41]-[.V$176]" office:value-type="float" office:value="812483.2" calcext:value-type="float">
            <text:p>812483,2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[.B42]-[.B$176]" office:value-type="float" office:value="119907.125" calcext:value-type="float">
            <text:p>119907,125</text:p>
          </table:table-cell>
          <table:table-cell table:style-name="ce3" table:formula="of:=[.C42]-[.C$176]" office:value-type="float" office:value="44146.15" calcext:value-type="float">
            <text:p>44146,15</text:p>
          </table:table-cell>
          <table:table-cell table:style-name="ce3" table:formula="of:=[.D42]-[.D$176]" office:value-type="float" office:value="132483.725" calcext:value-type="float">
            <text:p>132483,725</text:p>
          </table:table-cell>
          <table:table-cell table:style-name="ce3" table:formula="of:=[.E42]-[.E$176]" office:value-type="float" office:value="1882572.575" calcext:value-type="float">
            <text:p>1882572,575</text:p>
          </table:table-cell>
          <table:table-cell table:style-name="ce3" table:formula="of:=[.F42]-[.F$176]" office:value-type="float" office:value="18360.875" calcext:value-type="float">
            <text:p>18360,875</text:p>
          </table:table-cell>
          <table:table-cell table:style-name="ce3" table:formula="of:=[.G42]-[.G$176]" office:value-type="float" office:value="498988.5875" calcext:value-type="float">
            <text:p>498988,5875</text:p>
          </table:table-cell>
          <table:table-cell table:style-name="ce3" table:formula="of:=[.H42]-[.H$176]" office:value-type="float" office:value="40061.7625" calcext:value-type="float">
            <text:p>40061,7625</text:p>
          </table:table-cell>
          <table:table-cell table:style-name="ce3" table:formula="of:=[.I42]-[.I$176]" office:value-type="float" office:value="680189.175" calcext:value-type="float">
            <text:p>680189,175</text:p>
          </table:table-cell>
          <table:table-cell table:style-name="ce3" table:formula="of:=[.J42]-[.J$176]" office:value-type="float" office:value="119220.4" calcext:value-type="float">
            <text:p>119220,4</text:p>
          </table:table-cell>
          <table:table-cell table:style-name="ce3" table:formula="of:=[.K42]-[.K$176]" office:value-type="float" office:value="125621.6125" calcext:value-type="float">
            <text:p>125621,6125</text:p>
          </table:table-cell>
          <table:table-cell table:style-name="ce3" table:formula="of:=[.L42]-[.L$176]" office:value-type="float" office:value="32977.925" calcext:value-type="float">
            <text:p>32977,925</text:p>
          </table:table-cell>
          <table:table-cell table:style-name="ce3" table:formula="of:=[.M42]-[.M$176]" office:value-type="float" office:value="503316.65" calcext:value-type="float">
            <text:p>503316,65</text:p>
          </table:table-cell>
          <table:table-cell table:style-name="ce3" table:formula="of:=[.N42]-[.N$176]" office:value-type="float" office:value="157820.15" calcext:value-type="float">
            <text:p>157820,15</text:p>
          </table:table-cell>
          <table:table-cell table:style-name="ce3" table:formula="of:=[.O42]-[.O$176]" office:value-type="float" office:value="528947.4375" calcext:value-type="float">
            <text:p>528947,4375</text:p>
          </table:table-cell>
          <table:table-cell table:style-name="ce3" table:formula="of:=[.P42]-[.P$176]" office:value-type="float" office:value="54603.9875" calcext:value-type="float">
            <text:p>54603,9875</text:p>
          </table:table-cell>
          <table:table-cell table:style-name="ce3" table:formula="of:=[.Q42]-[.Q$176]" office:value-type="float" office:value="28255.725" calcext:value-type="float">
            <text:p>28255,725</text:p>
          </table:table-cell>
          <table:table-cell table:style-name="ce3" table:formula="of:=[.R42]-[.R$176]" office:value-type="float" office:value="219228.45" calcext:value-type="float">
            <text:p>219228,45</text:p>
          </table:table-cell>
          <table:table-cell table:style-name="ce3" table:formula="of:=[.S42]-[.S$176]" office:value-type="float" office:value="729295.55" calcext:value-type="float">
            <text:p>729295,55</text:p>
          </table:table-cell>
          <table:table-cell table:style-name="ce3" table:formula="of:=[.T42]-[.T$176]" office:value-type="float" office:value="485771.9875" calcext:value-type="float">
            <text:p>485771,9875</text:p>
          </table:table-cell>
          <table:table-cell table:style-name="ce3" table:formula="of:=[.U42]-[.U$176]" office:value-type="float" office:value="673520" calcext:value-type="float">
            <text:p>673520</text:p>
          </table:table-cell>
          <table:table-cell table:style-name="ce3" table:formula="of:=[.V42]-[.V$176]" office:value-type="float" office:value="766620.8" calcext:value-type="float">
            <text:p>766620,8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[.B43]-[.B$176]" office:value-type="float" office:value="120588.725" calcext:value-type="float">
            <text:p>120588,725</text:p>
          </table:table-cell>
          <table:table-cell table:style-name="ce3" table:formula="of:=[.C43]-[.C$176]" office:value-type="float" office:value="43724.95" calcext:value-type="float">
            <text:p>43724,95</text:p>
          </table:table-cell>
          <table:table-cell table:style-name="ce3" table:formula="of:=[.D43]-[.D$176]" office:value-type="float" office:value="127987.725" calcext:value-type="float">
            <text:p>127987,725</text:p>
          </table:table-cell>
          <table:table-cell table:style-name="ce3" table:formula="of:=[.E43]-[.E$176]" office:value-type="float" office:value="1876759.475" calcext:value-type="float">
            <text:p>1876759,475</text:p>
          </table:table-cell>
          <table:table-cell table:style-name="ce3" table:formula="of:=[.F43]-[.F$176]" office:value-type="float" office:value="21768.675" calcext:value-type="float">
            <text:p>21768,675</text:p>
          </table:table-cell>
          <table:table-cell table:style-name="ce3" table:formula="of:=[.G43]-[.G$176]" office:value-type="float" office:value="544255.7875" calcext:value-type="float">
            <text:p>544255,7875</text:p>
          </table:table-cell>
          <table:table-cell table:style-name="ce3" table:formula="of:=[.H43]-[.H$176]" office:value-type="float" office:value="47362.1625" calcext:value-type="float">
            <text:p>47362,1625</text:p>
          </table:table-cell>
          <table:table-cell table:style-name="ce3" table:formula="of:=[.I43]-[.I$176]" office:value-type="float" office:value="739646.475" calcext:value-type="float">
            <text:p>739646,475</text:p>
          </table:table-cell>
          <table:table-cell table:style-name="ce3" table:formula="of:=[.J43]-[.J$176]" office:value-type="float" office:value="138493.6" calcext:value-type="float">
            <text:p>138493,6</text:p>
          </table:table-cell>
          <table:table-cell table:style-name="ce3" table:formula="of:=[.K43]-[.K$176]" office:value-type="float" office:value="142869.6125" calcext:value-type="float">
            <text:p>142869,6125</text:p>
          </table:table-cell>
          <table:table-cell table:style-name="ce3" table:formula="of:=[.L43]-[.L$176]" office:value-type="float" office:value="38332.925" calcext:value-type="float">
            <text:p>38332,925</text:p>
          </table:table-cell>
          <table:table-cell table:style-name="ce3" table:formula="of:=[.M43]-[.M$176]" office:value-type="float" office:value="564607.85" calcext:value-type="float">
            <text:p>564607,85</text:p>
          </table:table-cell>
          <table:table-cell table:style-name="ce3" table:formula="of:=[.N43]-[.N$176]" office:value-type="float" office:value="176834.55" calcext:value-type="float">
            <text:p>176834,55</text:p>
          </table:table-cell>
          <table:table-cell table:style-name="ce3" table:formula="of:=[.O43]-[.O$176]" office:value-type="float" office:value="545236.9375" calcext:value-type="float">
            <text:p>545236,9375</text:p>
          </table:table-cell>
          <table:table-cell table:style-name="ce3" table:formula="of:=[.P43]-[.P$176]" office:value-type="float" office:value="58695.3875" calcext:value-type="float">
            <text:p>58695,3875</text:p>
          </table:table-cell>
          <table:table-cell table:style-name="ce3" table:formula="of:=[.Q43]-[.Q$176]" office:value-type="float" office:value="30060.925" calcext:value-type="float">
            <text:p>30060,925</text:p>
          </table:table-cell>
          <table:table-cell table:style-name="ce3" table:formula="of:=[.R43]-[.R$176]" office:value-type="float" office:value="216846.05" calcext:value-type="float">
            <text:p>216846,05</text:p>
          </table:table-cell>
          <table:table-cell table:style-name="ce3" table:formula="of:=[.S43]-[.S$176]" office:value-type="float" office:value="745652.65" calcext:value-type="float">
            <text:p>745652,65</text:p>
          </table:table-cell>
          <table:table-cell table:style-name="ce3" table:formula="of:=[.T43]-[.T$176]" office:value-type="float" office:value="501997.5875" calcext:value-type="float">
            <text:p>501997,5875</text:p>
          </table:table-cell>
          <table:table-cell table:style-name="ce3" table:formula="of:=[.U43]-[.U$176]" office:value-type="float" office:value="730816" calcext:value-type="float">
            <text:p>730816</text:p>
          </table:table-cell>
          <table:table-cell table:style-name="ce3" table:formula="of:=[.V43]-[.V$176]" office:value-type="float" office:value="969164.5" calcext:value-type="float">
            <text:p>969164,5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[.B44]-[.B$176]" office:value-type="float" office:value="136432.725" calcext:value-type="float">
            <text:p>136432,725</text:p>
          </table:table-cell>
          <table:table-cell table:style-name="ce3" table:formula="of:=[.C44]-[.C$176]" office:value-type="float" office:value="50223.15" calcext:value-type="float">
            <text:p>50223,15</text:p>
          </table:table-cell>
          <table:table-cell table:style-name="ce3" table:formula="of:=[.D44]-[.D$176]" office:value-type="float" office:value="129158.025" calcext:value-type="float">
            <text:p>129158,025</text:p>
          </table:table-cell>
          <table:table-cell table:style-name="ce3" table:formula="of:=[.E44]-[.E$176]" office:value-type="float" office:value="2080526.075" calcext:value-type="float">
            <text:p>2080526,075</text:p>
          </table:table-cell>
          <table:table-cell table:style-name="ce3" table:formula="of:=[.F44]-[.F$176]" office:value-type="float" office:value="21989.575" calcext:value-type="float">
            <text:p>21989,575</text:p>
          </table:table-cell>
          <table:table-cell table:style-name="ce3" table:formula="of:=[.G44]-[.G$176]" office:value-type="float" office:value="562362.9875" calcext:value-type="float">
            <text:p>562362,9875</text:p>
          </table:table-cell>
          <table:table-cell table:style-name="ce3" table:formula="of:=[.H44]-[.H$176]" office:value-type="float" office:value="48906.1625" calcext:value-type="float">
            <text:p>48906,1625</text:p>
          </table:table-cell>
          <table:table-cell table:style-name="ce3" table:formula="of:=[.I44]-[.I$176]" office:value-type="float" office:value="735532.975" calcext:value-type="float">
            <text:p>735532,975</text:p>
          </table:table-cell>
          <table:table-cell table:style-name="ce3" table:formula="of:=[.J44]-[.J$176]" office:value-type="float" office:value="129790.4" calcext:value-type="float">
            <text:p>129790,4</text:p>
          </table:table-cell>
          <table:table-cell table:style-name="ce3" table:formula="of:=[.K44]-[.K$176]" office:value-type="float" office:value="142548.4125" calcext:value-type="float">
            <text:p>142548,4125</text:p>
          </table:table-cell>
          <table:table-cell table:style-name="ce3" table:formula="of:=[.L44]-[.L$176]" office:value-type="float" office:value="39135.325" calcext:value-type="float">
            <text:p>39135,325</text:p>
          </table:table-cell>
          <table:table-cell table:style-name="ce3" table:formula="of:=[.M44]-[.M$176]" office:value-type="float" office:value="567375.85" calcext:value-type="float">
            <text:p>567375,85</text:p>
          </table:table-cell>
          <table:table-cell table:style-name="ce3" table:formula="of:=[.N44]-[.N$176]" office:value-type="float" office:value="180904.95" calcext:value-type="float">
            <text:p>180904,95</text:p>
          </table:table-cell>
          <table:table-cell table:style-name="ce3" table:formula="of:=[.O44]-[.O$176]" office:value-type="float" office:value="556984.4375" calcext:value-type="float">
            <text:p>556984,4375</text:p>
          </table:table-cell>
          <table:table-cell table:style-name="ce3" table:formula="of:=[.P44]-[.P$176]" office:value-type="float" office:value="62104.3875" calcext:value-type="float">
            <text:p>62104,3875</text:p>
          </table:table-cell>
          <table:table-cell table:style-name="ce3" table:formula="of:=[.Q44]-[.Q$176]" office:value-type="float" office:value="31725.525" calcext:value-type="float">
            <text:p>31725,525</text:p>
          </table:table-cell>
          <table:table-cell table:style-name="ce3" table:formula="of:=[.R44]-[.R$176]" office:value-type="float" office:value="242071.65" calcext:value-type="float">
            <text:p>242071,65</text:p>
          </table:table-cell>
          <table:table-cell table:style-name="ce3" table:formula="of:=[.S44]-[.S$176]" office:value-type="float" office:value="817052.65" calcext:value-type="float">
            <text:p>817052,65</text:p>
          </table:table-cell>
          <table:table-cell table:style-name="ce3" table:formula="of:=[.T44]-[.T$176]" office:value-type="float" office:value="511085.5875" calcext:value-type="float">
            <text:p>511085,5875</text:p>
          </table:table-cell>
          <table:table-cell table:style-name="ce3" table:formula="of:=[.U44]-[.U$176]" office:value-type="float" office:value="684368" calcext:value-type="float">
            <text:p>684368</text:p>
          </table:table-cell>
          <table:table-cell table:style-name="ce3" table:formula="of:=[.V44]-[.V$176]" office:value-type="float" office:value="806992" calcext:value-type="float">
            <text:p>806992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[.B45]-[.B$176]" office:value-type="float" office:value="111583.925" calcext:value-type="float">
            <text:p>111583,925</text:p>
          </table:table-cell>
          <table:table-cell table:style-name="ce3" table:formula="of:=[.C45]-[.C$176]" office:value-type="float" office:value="40054.55" calcext:value-type="float">
            <text:p>40054,55</text:p>
          </table:table-cell>
          <table:table-cell table:style-name="ce3" table:formula="of:=[.D45]-[.D$176]" office:value-type="float" office:value="119284.025" calcext:value-type="float">
            <text:p>119284,025</text:p>
          </table:table-cell>
          <table:table-cell table:style-name="ce3" table:formula="of:=[.E45]-[.E$176]" office:value-type="float" office:value="1511705.775" calcext:value-type="float">
            <text:p>1511705,775</text:p>
          </table:table-cell>
          <table:table-cell table:style-name="ce3" table:formula="of:=[.F45]-[.F$176]" office:value-type="float" office:value="18824.375" calcext:value-type="float">
            <text:p>18824,375</text:p>
          </table:table-cell>
          <table:table-cell table:style-name="ce3" table:formula="of:=[.G45]-[.G$176]" office:value-type="float" office:value="381938.9875" calcext:value-type="float">
            <text:p>381938,9875</text:p>
          </table:table-cell>
          <table:table-cell table:style-name="ce3" table:formula="of:=[.H45]-[.H$176]" office:value-type="float" office:value="30875.9625" calcext:value-type="float">
            <text:p>30875,9625</text:p>
          </table:table-cell>
          <table:table-cell table:style-name="ce3" table:formula="of:=[.I45]-[.I$176]" office:value-type="float" office:value="536650.475" calcext:value-type="float">
            <text:p>536650,475</text:p>
          </table:table-cell>
          <table:table-cell table:style-name="ce3" table:formula="of:=[.J45]-[.J$176]" office:value-type="float" office:value="89096.8" calcext:value-type="float">
            <text:p>89096,8</text:p>
          </table:table-cell>
          <table:table-cell table:style-name="ce3" table:formula="of:=[.K45]-[.K$176]" office:value-type="float" office:value="89560.8125" calcext:value-type="float">
            <text:p>89560,8125</text:p>
          </table:table-cell>
          <table:table-cell table:style-name="ce3" table:formula="of:=[.L45]-[.L$176]" office:value-type="float" office:value="24213.325" calcext:value-type="float">
            <text:p>24213,325</text:p>
          </table:table-cell>
          <table:table-cell table:style-name="ce3" table:formula="of:=[.M45]-[.M$176]" office:value-type="float" office:value="343071.85" calcext:value-type="float">
            <text:p>343071,85</text:p>
          </table:table-cell>
          <table:table-cell table:style-name="ce3" table:formula="of:=[.N45]-[.N$176]" office:value-type="float" office:value="110248.15" calcext:value-type="float">
            <text:p>110248,15</text:p>
          </table:table-cell>
          <table:table-cell table:style-name="ce3" table:formula="of:=[.O45]-[.O$176]" office:value-type="float" office:value="345752.9375" calcext:value-type="float">
            <text:p>345752,9375</text:p>
          </table:table-cell>
          <table:table-cell table:style-name="ce3" table:formula="of:=[.P45]-[.P$176]" office:value-type="float" office:value="35430.3875" calcext:value-type="float">
            <text:p>35430,3875</text:p>
          </table:table-cell>
          <table:table-cell table:style-name="ce3" table:formula="of:=[.Q45]-[.Q$176]" office:value-type="float" office:value="20774.925" calcext:value-type="float">
            <text:p>20774,925</text:p>
          </table:table-cell>
          <table:table-cell table:style-name="ce3" table:formula="of:=[.R45]-[.R$176]" office:value-type="float" office:value="143643.65" calcext:value-type="float">
            <text:p>143643,65</text:p>
          </table:table-cell>
          <table:table-cell table:style-name="ce3" table:formula="of:=[.S45]-[.S$176]" office:value-type="float" office:value="475750.95" calcext:value-type="float">
            <text:p>475750,95</text:p>
          </table:table-cell>
          <table:table-cell table:style-name="ce3" table:formula="of:=[.T45]-[.T$176]" office:value-type="float" office:value="343152.7875" calcext:value-type="float">
            <text:p>343152,7875</text:p>
          </table:table-cell>
          <table:table-cell table:style-name="ce3" table:formula="of:=[.U45]-[.U$176]" office:value-type="float" office:value="465177.6" calcext:value-type="float">
            <text:p>465177,6</text:p>
          </table:table-cell>
          <table:table-cell table:style-name="ce3" table:formula="of:=[.V45]-[.V$176]" office:value-type="float" office:value="549812.8" calcext:value-type="float">
            <text:p>549812,8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[.B46]-[.B$176]" office:value-type="float" office:value="79273.925" calcext:value-type="float">
            <text:p>79273,925</text:p>
          </table:table-cell>
          <table:table-cell table:style-name="ce3" table:formula="of:=[.C46]-[.C$176]" office:value-type="float" office:value="30969.35" calcext:value-type="float">
            <text:p>30969,35</text:p>
          </table:table-cell>
          <table:table-cell table:style-name="ce3" table:formula="of:=[.D46]-[.D$176]" office:value-type="float" office:value="110834.125" calcext:value-type="float">
            <text:p>110834,125</text:p>
          </table:table-cell>
          <table:table-cell table:style-name="ce3" table:formula="of:=[.E46]-[.E$176]" office:value-type="float" office:value="1368155.875" calcext:value-type="float">
            <text:p>1368155,875</text:p>
          </table:table-cell>
          <table:table-cell table:style-name="ce3" table:formula="of:=[.F46]-[.F$176]" office:value-type="float" office:value="15347.375" calcext:value-type="float">
            <text:p>15347,375</text:p>
          </table:table-cell>
          <table:table-cell table:style-name="ce3" table:formula="of:=[.G46]-[.G$176]" office:value-type="float" office:value="361442.9875" calcext:value-type="float">
            <text:p>361442,9875</text:p>
          </table:table-cell>
          <table:table-cell table:style-name="ce3" table:formula="of:=[.H46]-[.H$176]" office:value-type="float" office:value="28428.9625" calcext:value-type="float">
            <text:p>28428,9625</text:p>
          </table:table-cell>
          <table:table-cell table:style-name="ce3" table:formula="of:=[.I46]-[.I$176]" office:value-type="float" office:value="550011.675" calcext:value-type="float">
            <text:p>550011,675</text:p>
          </table:table-cell>
          <table:table-cell table:style-name="ce3" table:formula="of:=[.J46]-[.J$176]" office:value-type="float" office:value="85426" calcext:value-type="float">
            <text:p>85426</text:p>
          </table:table-cell>
          <table:table-cell table:style-name="ce3" table:formula="of:=[.K46]-[.K$176]" office:value-type="float" office:value="86412.0125" calcext:value-type="float">
            <text:p>86412,0125</text:p>
          </table:table-cell>
          <table:table-cell table:style-name="ce3" table:formula="of:=[.L46]-[.L$176]" office:value-type="float" office:value="24353.925" calcext:value-type="float">
            <text:p>24353,925</text:p>
          </table:table-cell>
          <table:table-cell table:style-name="ce3" table:formula="of:=[.M46]-[.M$176]" office:value-type="float" office:value="363891.05" calcext:value-type="float">
            <text:p>363891,05</text:p>
          </table:table-cell>
          <table:table-cell table:style-name="ce3" table:formula="of:=[.N46]-[.N$176]" office:value-type="float" office:value="111852.15" calcext:value-type="float">
            <text:p>111852,15</text:p>
          </table:table-cell>
          <table:table-cell table:style-name="ce3" table:formula="of:=[.O46]-[.O$176]" office:value-type="float" office:value="357839.9375" calcext:value-type="float">
            <text:p>357839,9375</text:p>
          </table:table-cell>
          <table:table-cell table:style-name="ce3" table:formula="of:=[.P46]-[.P$176]" office:value-type="float" office:value="39080.5875" calcext:value-type="float">
            <text:p>39080,5875</text:p>
          </table:table-cell>
          <table:table-cell table:style-name="ce3" table:formula="of:=[.Q46]-[.Q$176]" office:value-type="float" office:value="21717.325" calcext:value-type="float">
            <text:p>21717,325</text:p>
          </table:table-cell>
          <table:table-cell table:style-name="ce3" table:formula="of:=[.R46]-[.R$176]" office:value-type="float" office:value="146756.05" calcext:value-type="float">
            <text:p>146756,05</text:p>
          </table:table-cell>
          <table:table-cell table:style-name="ce3" table:formula="of:=[.S46]-[.S$176]" office:value-type="float" office:value="511718.85" calcext:value-type="float">
            <text:p>511718,85</text:p>
          </table:table-cell>
          <table:table-cell table:style-name="ce3" table:formula="of:=[.T46]-[.T$176]" office:value-type="float" office:value="348287.1875" calcext:value-type="float">
            <text:p>348287,1875</text:p>
          </table:table-cell>
          <table:table-cell table:style-name="ce3" table:formula="of:=[.U46]-[.U$176]" office:value-type="float" office:value="460446.4" calcext:value-type="float">
            <text:p>460446,4</text:p>
          </table:table-cell>
          <table:table-cell table:style-name="ce3" table:formula="of:=[.V46]-[.V$176]" office:value-type="float" office:value="548008" calcext:value-type="float">
            <text:p>548008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[.B47]-[.B$176]" office:value-type="float" office:value="78511.525" calcext:value-type="float">
            <text:p>78511,525</text:p>
          </table:table-cell>
          <table:table-cell table:style-name="ce3" table:formula="of:=[.C47]-[.C$176]" office:value-type="float" office:value="30788.75" calcext:value-type="float">
            <text:p>30788,75</text:p>
          </table:table-cell>
          <table:table-cell table:style-name="ce3" table:formula="of:=[.D47]-[.D$176]" office:value-type="float" office:value="118037.825" calcext:value-type="float">
            <text:p>118037,825</text:p>
          </table:table-cell>
          <table:table-cell table:style-name="ce3" table:formula="of:=[.E47]-[.E$176]" office:value-type="float" office:value="1409676.375" calcext:value-type="float">
            <text:p>1409676,375</text:p>
          </table:table-cell>
          <table:table-cell table:style-name="ce3" table:formula="of:=[.F47]-[.F$176]" office:value-type="float" office:value="18994.575" calcext:value-type="float">
            <text:p>18994,575</text:p>
          </table:table-cell>
          <table:table-cell table:style-name="ce3" table:formula="of:=[.G47]-[.G$176]" office:value-type="float" office:value="356769.3875" calcext:value-type="float">
            <text:p>356769,3875</text:p>
          </table:table-cell>
          <table:table-cell table:style-name="ce3" table:formula="of:=[.H47]-[.H$176]" office:value-type="float" office:value="30574.9625" calcext:value-type="float">
            <text:p>30574,9625</text:p>
          </table:table-cell>
          <table:table-cell table:style-name="ce3" table:formula="of:=[.I47]-[.I$176]" office:value-type="float" office:value="567414.975" calcext:value-type="float">
            <text:p>567414,975</text:p>
          </table:table-cell>
          <table:table-cell table:style-name="ce3" table:formula="of:=[.J47]-[.J$176]" office:value-type="float" office:value="86690" calcext:value-type="float">
            <text:p>86690</text:p>
          </table:table-cell>
          <table:table-cell table:style-name="ce3" table:formula="of:=[.K47]-[.K$176]" office:value-type="float" office:value="90403.2125" calcext:value-type="float">
            <text:p>90403,2125</text:p>
          </table:table-cell>
          <table:table-cell table:style-name="ce3" table:formula="of:=[.L47]-[.L$176]" office:value-type="float" office:value="25918.125" calcext:value-type="float">
            <text:p>25918,125</text:p>
          </table:table-cell>
          <table:table-cell table:style-name="ce3" table:formula="of:=[.M47]-[.M$176]" office:value-type="float" office:value="357614.25" calcext:value-type="float">
            <text:p>357614,25</text:p>
          </table:table-cell>
          <table:table-cell table:style-name="ce3" table:formula="of:=[.N47]-[.N$176]" office:value-type="float" office:value="125589.75" calcext:value-type="float">
            <text:p>125589,75</text:p>
          </table:table-cell>
          <table:table-cell table:style-name="ce3" table:formula="of:=[.O47]-[.O$176]" office:value-type="float" office:value="411904.9375" calcext:value-type="float">
            <text:p>411904,9375</text:p>
          </table:table-cell>
          <table:table-cell table:style-name="ce3" table:formula="of:=[.P47]-[.P$176]" office:value-type="float" office:value="44796.5875" calcext:value-type="float">
            <text:p>44796,5875</text:p>
          </table:table-cell>
          <table:table-cell table:style-name="ce3" table:formula="of:=[.Q47]-[.Q$176]" office:value-type="float" office:value="25107.125" calcext:value-type="float">
            <text:p>25107,125</text:p>
          </table:table-cell>
          <table:table-cell table:style-name="ce3" table:formula="of:=[.R47]-[.R$176]" office:value-type="float" office:value="199178.85" calcext:value-type="float">
            <text:p>199178,85</text:p>
          </table:table-cell>
          <table:table-cell table:style-name="ce3" table:formula="of:=[.S47]-[.S$176]" office:value-type="float" office:value="761995.45" calcext:value-type="float">
            <text:p>761995,45</text:p>
          </table:table-cell>
          <table:table-cell table:style-name="ce3" table:formula="of:=[.T47]-[.T$176]" office:value-type="float" office:value="495279.1875" calcext:value-type="float">
            <text:p>495279,1875</text:p>
          </table:table-cell>
          <table:table-cell table:style-name="ce3" table:formula="of:=[.U47]-[.U$176]" office:value-type="float" office:value="699126.4" calcext:value-type="float">
            <text:p>699126,4</text:p>
          </table:table-cell>
          <table:table-cell table:style-name="ce3" table:formula="of:=[.V47]-[.V$176]" office:value-type="float" office:value="828332.8" calcext:value-type="float">
            <text:p>828332,8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[.B48]-[.B$176]" office:value-type="float" office:value="161963.925" calcext:value-type="float">
            <text:p>161963,925</text:p>
          </table:table-cell>
          <table:table-cell table:style-name="ce3" table:formula="of:=[.C48]-[.C$176]" office:value-type="float" office:value="57202.75" calcext:value-type="float">
            <text:p>57202,75</text:p>
          </table:table-cell>
          <table:table-cell table:style-name="ce3" table:formula="of:=[.D48]-[.D$176]" office:value-type="float" office:value="136786.825" calcext:value-type="float">
            <text:p>136786,825</text:p>
          </table:table-cell>
          <table:table-cell table:style-name="ce3" table:formula="of:=[.E48]-[.E$176]" office:value-type="float" office:value="2397045.575" calcext:value-type="float">
            <text:p>2397045,575</text:p>
          </table:table-cell>
          <table:table-cell table:style-name="ce3" table:formula="of:=[.F48]-[.F$176]" office:value-type="float" office:value="28452.975" calcext:value-type="float">
            <text:p>28452,975</text:p>
          </table:table-cell>
          <table:table-cell table:style-name="ce3" table:formula="of:=[.G48]-[.G$176]" office:value-type="float" office:value="618660.5875" calcext:value-type="float">
            <text:p>618660,5875</text:p>
          </table:table-cell>
          <table:table-cell table:style-name="ce3" table:formula="of:=[.H48]-[.H$176]" office:value-type="float" office:value="52776.7625" calcext:value-type="float">
            <text:p>52776,7625</text:p>
          </table:table-cell>
          <table:table-cell table:style-name="ce3" table:formula="of:=[.I48]-[.I$176]" office:value-type="float" office:value="750744.075" calcext:value-type="float">
            <text:p>750744,075</text:p>
          </table:table-cell>
          <table:table-cell table:style-name="ce3" table:formula="of:=[.J48]-[.J$176]" office:value-type="float" office:value="126921.2" calcext:value-type="float">
            <text:p>126921,2</text:p>
          </table:table-cell>
          <table:table-cell table:style-name="ce3" table:formula="of:=[.K48]-[.K$176]" office:value-type="float" office:value="139440.0125" calcext:value-type="float">
            <text:p>139440,0125</text:p>
          </table:table-cell>
          <table:table-cell table:style-name="ce3" table:formula="of:=[.L48]-[.L$176]" office:value-type="float" office:value="38553.725" calcext:value-type="float">
            <text:p>38553,725</text:p>
          </table:table-cell>
          <table:table-cell table:style-name="ce3" table:formula="of:=[.M48]-[.M$176]" office:value-type="float" office:value="567679.85" calcext:value-type="float">
            <text:p>567679,85</text:p>
          </table:table-cell>
          <table:table-cell table:style-name="ce3" table:formula="of:=[.N48]-[.N$176]" office:value-type="float" office:value="181745.75" calcext:value-type="float">
            <text:p>181745,75</text:p>
          </table:table-cell>
          <table:table-cell table:style-name="ce3" table:formula="of:=[.O48]-[.O$176]" office:value-type="float" office:value="559149.4375" calcext:value-type="float">
            <text:p>559149,4375</text:p>
          </table:table-cell>
          <table:table-cell table:style-name="ce3" table:formula="of:=[.P48]-[.P$176]" office:value-type="float" office:value="60620.7875" calcext:value-type="float">
            <text:p>60620,7875</text:p>
          </table:table-cell>
          <table:table-cell table:style-name="ce3" table:formula="of:=[.Q48]-[.Q$176]" office:value-type="float" office:value="31424.925" calcext:value-type="float">
            <text:p>31424,925</text:p>
          </table:table-cell>
          <table:table-cell table:style-name="ce3" table:formula="of:=[.R48]-[.R$176]" office:value-type="float" office:value="224154.05" calcext:value-type="float">
            <text:p>224154,05</text:p>
          </table:table-cell>
          <table:table-cell table:style-name="ce3" table:formula="of:=[.S48]-[.S$176]" office:value-type="float" office:value="760245.25" calcext:value-type="float">
            <text:p>760245,25</text:p>
          </table:table-cell>
          <table:table-cell table:style-name="ce3" table:formula="of:=[.T48]-[.T$176]" office:value-type="float" office:value="507495.1875" calcext:value-type="float">
            <text:p>507495,1875</text:p>
          </table:table-cell>
          <table:table-cell table:style-name="ce3" table:formula="of:=[.U48]-[.U$176]" office:value-type="float" office:value="693193.6" calcext:value-type="float">
            <text:p>693193,6</text:p>
          </table:table-cell>
          <table:table-cell table:style-name="ce3" table:formula="of:=[.V48]-[.V$176]" office:value-type="float" office:value="762284.8" calcext:value-type="float">
            <text:p>762284,8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[.B49]-[.B$176]" office:value-type="float" office:value="123296.325" calcext:value-type="float">
            <text:p>123296,325</text:p>
          </table:table-cell>
          <table:table-cell table:style-name="ce3" table:formula="of:=[.C49]-[.C$176]" office:value-type="float" office:value="67411.35" calcext:value-type="float">
            <text:p>67411,35</text:p>
          </table:table-cell>
          <table:table-cell table:style-name="ce3" table:formula="of:=[.D49]-[.D$176]" office:value-type="float" office:value="127396.725" calcext:value-type="float">
            <text:p>127396,725</text:p>
          </table:table-cell>
          <table:table-cell table:style-name="ce3" table:formula="of:=[.E49]-[.E$176]" office:value-type="float" office:value="2035283.575" calcext:value-type="float">
            <text:p>2035283,575</text:p>
          </table:table-cell>
          <table:table-cell table:style-name="ce3" table:formula="of:=[.F49]-[.F$176]" office:value-type="float" office:value="25197.075" calcext:value-type="float">
            <text:p>25197,075</text:p>
          </table:table-cell>
          <table:table-cell table:style-name="ce3" table:formula="of:=[.G49]-[.G$176]" office:value-type="float" office:value="542650.9875" calcext:value-type="float">
            <text:p>542650,9875</text:p>
          </table:table-cell>
          <table:table-cell table:style-name="ce3" table:formula="of:=[.H49]-[.H$176]" office:value-type="float" office:value="47662.7625" calcext:value-type="float">
            <text:p>47662,7625</text:p>
          </table:table-cell>
          <table:table-cell table:style-name="ce3" table:formula="of:=[.I49]-[.I$176]" office:value-type="float" office:value="754148.075" calcext:value-type="float">
            <text:p>754148,075</text:p>
          </table:table-cell>
          <table:table-cell table:style-name="ce3" table:formula="of:=[.J49]-[.J$176]" office:value-type="float" office:value="133640.4" calcext:value-type="float">
            <text:p>133640,4</text:p>
          </table:table-cell>
          <table:table-cell table:style-name="ce3" table:formula="of:=[.K49]-[.K$176]" office:value-type="float" office:value="142007.6125" calcext:value-type="float">
            <text:p>142007,6125</text:p>
          </table:table-cell>
          <table:table-cell table:style-name="ce3" table:formula="of:=[.L49]-[.L$176]" office:value-type="float" office:value="38012.125" calcext:value-type="float">
            <text:p>38012,125</text:p>
          </table:table-cell>
          <table:table-cell table:style-name="ce3" table:formula="of:=[.M49]-[.M$176]" office:value-type="float" office:value="586651.05" calcext:value-type="float">
            <text:p>586651,05</text:p>
          </table:table-cell>
          <table:table-cell table:style-name="ce3" table:formula="of:=[.N49]-[.N$176]" office:value-type="float" office:value="196888.15" calcext:value-type="float">
            <text:p>196888,15</text:p>
          </table:table-cell>
          <table:table-cell table:style-name="ce3" table:formula="of:=[.O49]-[.O$176]" office:value-type="float" office:value="601581.4375" calcext:value-type="float">
            <text:p>601581,4375</text:p>
          </table:table-cell>
          <table:table-cell table:style-name="ce3" table:formula="of:=[.P49]-[.P$176]" office:value-type="float" office:value="71049.5875" calcext:value-type="float">
            <text:p>71049,5875</text:p>
          </table:table-cell>
          <table:table-cell table:style-name="ce3" table:formula="of:=[.Q49]-[.Q$176]" office:value-type="float" office:value="37140.925" calcext:value-type="float">
            <text:p>37140,925</text:p>
          </table:table-cell>
          <table:table-cell table:style-name="ce3" table:formula="of:=[.R49]-[.R$176]" office:value-type="float" office:value="269958.85" calcext:value-type="float">
            <text:p>269958,85</text:p>
          </table:table-cell>
          <table:table-cell table:style-name="ce3" table:formula="of:=[.S49]-[.S$176]" office:value-type="float" office:value="905596.85" calcext:value-type="float">
            <text:p>905596,85</text:p>
          </table:table-cell>
          <table:table-cell table:style-name="ce3" table:formula="of:=[.T49]-[.T$176]" office:value-type="float" office:value="580013.5875" calcext:value-type="float">
            <text:p>580013,5875</text:p>
          </table:table-cell>
          <table:table-cell table:style-name="ce3" table:formula="of:=[.U49]-[.U$176]" office:value-type="float" office:value="780758.4" calcext:value-type="float">
            <text:p>780758,4</text:p>
          </table:table-cell>
          <table:table-cell table:style-name="ce3" table:formula="of:=[.V49]-[.V$176]" office:value-type="float" office:value="877913.6" calcext:value-type="float">
            <text:p>877913,6</text:p>
          </table:table-cell>
          <table:table-cell table:number-columns-repeated="1002"/>
        </table:table-row>
        <table:table-row table:style-name="ro2" table:number-rows-repeated="88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style-name="ce3" table:formula="of:=IF([.B180]&gt;[.B$177];[.B180];&quot;&quot;)" office:value-type="float" office:value="109517.925" calcext:value-type="float">
            <text:p>109517,925</text:p>
          </table:table-cell>
          <table:table-cell table:style-name="ce3" table:formula="of:=IF([.C180]&gt;[.C$177];[.C180];&quot;&quot;)" office:value-type="float" office:value="111413.95" calcext:value-type="float">
            <text:p>111413,95</text:p>
          </table:table-cell>
          <table:table-cell table:style-name="ce3" table:formula="of:=IF([.D180]&gt;[.D$177];[.D180];&quot;&quot;)" office:value-type="float" office:value="188191.925" calcext:value-type="float">
            <text:p>188191,925</text:p>
          </table:table-cell>
          <table:table-cell table:style-name="ce3" table:formula="of:=IF([.E180]&gt;[.E$177];[.E180];&quot;&quot;)" office:value-type="float" office:value="1755497.975" calcext:value-type="float">
            <text:p>1755497,975</text:p>
          </table:table-cell>
          <table:table-cell table:style-name="ce3" table:formula="of:=IF([.F180]&gt;[.F$177];[.F180];&quot;&quot;)" office:value-type="float" office:value="21718.375" calcext:value-type="float">
            <text:p>21718,375</text:p>
          </table:table-cell>
          <table:table-cell table:style-name="ce3" table:formula="of:=IF([.G180]&gt;[.G$177];[.G180];&quot;&quot;)" office:value-type="float" office:value="429796.5875" calcext:value-type="float">
            <text:p>429796,5875</text:p>
          </table:table-cell>
          <table:table-cell table:style-name="ce3" table:formula="of:=IF([.H180]&gt;[.H$177];[.H180];&quot;&quot;)" office:value-type="float" office:value="41505.5625" calcext:value-type="float">
            <text:p>41505,5625</text:p>
          </table:table-cell>
          <table:table-cell table:style-name="ce3" table:formula="of:=IF([.I180]&gt;[.I$177];[.I180];&quot;&quot;)" office:value-type="float" office:value="780937.875" calcext:value-type="float">
            <text:p>780937,875</text:p>
          </table:table-cell>
          <table:table-cell table:style-name="ce3" table:formula="of:=IF([.J180]&gt;[.J$177];[.J180];&quot;&quot;)" office:value-type="float" office:value="117897.2" calcext:value-type="float">
            <text:p>117897,2</text:p>
          </table:table-cell>
          <table:table-cell table:style-name="ce3" table:formula="of:=IF([.K180]&gt;[.K$177];[.K180];&quot;&quot;)" office:value-type="float" office:value="133603.6125" calcext:value-type="float">
            <text:p>133603,6125</text:p>
          </table:table-cell>
          <table:table-cell table:style-name="ce3" table:formula="of:=IF([.L180]&gt;[.L$177];[.L180];&quot;&quot;)" office:value-type="float" office:value="71585.525" calcext:value-type="float">
            <text:p>71585,525</text:p>
          </table:table-cell>
          <table:table-cell table:style-name="ce3" table:formula="of:=IF([.M180]&gt;[.M$177];[.M180];&quot;&quot;)" office:value-type="float" office:value="463249.45" calcext:value-type="float">
            <text:p>463249,45</text:p>
          </table:table-cell>
          <table:table-cell table:style-name="ce3" table:formula="of:=IF([.N180]&gt;[.N$177];[.N180];&quot;&quot;)" office:value-type="float" office:value="164920.15" calcext:value-type="float">
            <text:p>164920,15</text:p>
          </table:table-cell>
          <table:table-cell table:style-name="ce3" table:formula="of:=IF([.O180]&gt;[.O$177];[.O180];&quot;&quot;)" office:value-type="float" office:value="473253.4375" calcext:value-type="float">
            <text:p>473253,4375</text:p>
          </table:table-cell>
          <table:table-cell table:style-name="ce3" table:formula="of:=IF([.P180]&gt;[.P$177];[.P180];&quot;&quot;)" office:value-type="float" office:value="49950.7875" calcext:value-type="float">
            <text:p>49950,7875</text:p>
          </table:table-cell>
          <table:table-cell table:style-name="ce3" table:formula="of:=IF([.Q180]&gt;[.Q$177];[.Q180];&quot;&quot;)" office:value-type="float" office:value="30722.525" calcext:value-type="float">
            <text:p>30722,525</text:p>
          </table:table-cell>
          <table:table-cell table:style-name="ce3" table:formula="of:=IF([.R180]&gt;[.R$177];[.R180];&quot;&quot;)" office:value-type="float" office:value="200790.05" calcext:value-type="float">
            <text:p>200790,05</text:p>
          </table:table-cell>
          <table:table-cell table:style-name="ce3" table:formula="of:=IF([.S180]&gt;[.S$177];[.S180];&quot;&quot;)" office:value-type="float" office:value="751272.05" calcext:value-type="float">
            <text:p>751272,05</text:p>
          </table:table-cell>
          <table:table-cell table:style-name="ce3" table:formula="of:=IF([.T180]&gt;[.T$177];[.T180];&quot;&quot;)" office:value-type="float" office:value="685973.5875" calcext:value-type="float">
            <text:p>685973,5875</text:p>
          </table:table-cell>
          <table:table-cell table:style-name="ce3" table:formula="of:=IF([.U180]&gt;[.U$177];[.U180];&quot;&quot;)" office:value-type="float" office:value="701516.8" calcext:value-type="float">
            <text:p>701516,8</text:p>
          </table:table-cell>
          <table:table-cell table:style-name="ce3" table:formula="of:=IF([.V180]&gt;[.V$177];[.V180];&quot;&quot;)" office:value-type="float" office:value="746144.3" calcext:value-type="float">
            <text:p>746144,3</text:p>
          </table:table-cell>
          <table:table-cell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style-name="ce3" table:formula="of:=IF([.B181]&gt;[.B$177];[.B181];&quot;&quot;)" office:value-type="float" office:value="205526.325" calcext:value-type="float">
            <text:p>205526,325</text:p>
          </table:table-cell>
          <table:table-cell table:style-name="ce3" table:formula="of:=IF([.C181]&gt;[.C$177];[.C181];&quot;&quot;)" office:value-type="float" office:value="645941.95" calcext:value-type="float">
            <text:p>645941,95</text:p>
          </table:table-cell>
          <table:table-cell table:style-name="ce3" table:formula="of:=IF([.D181]&gt;[.D$177];[.D181];&quot;&quot;)" office:value-type="float" office:value="303361.925" calcext:value-type="float">
            <text:p>303361,925</text:p>
          </table:table-cell>
          <table:table-cell table:style-name="ce3" table:formula="of:=IF([.E181]&gt;[.E$177];[.E181];&quot;&quot;)" office:value-type="float" office:value="2898915.075" calcext:value-type="float">
            <text:p>2898915,075</text:p>
          </table:table-cell>
          <table:table-cell table:style-name="ce3" table:formula="of:=IF([.F181]&gt;[.F$177];[.F181];&quot;&quot;)" office:value-type="float" office:value="56856.575" calcext:value-type="float">
            <text:p>56856,575</text:p>
          </table:table-cell>
          <table:table-cell table:style-name="ce3" table:formula="of:=IF([.G181]&gt;[.G$177];[.G181];&quot;&quot;)" office:value-type="float" office:value="738276.5875" calcext:value-type="float">
            <text:p>738276,5875</text:p>
          </table:table-cell>
          <table:table-cell table:style-name="ce3" table:formula="of:=IF([.H181]&gt;[.H$177];[.H181];&quot;&quot;)" office:value-type="float" office:value="72712.5625" calcext:value-type="float">
            <text:p>72712,5625</text:p>
          </table:table-cell>
          <table:table-cell table:style-name="ce3" table:formula="of:=IF([.I181]&gt;[.I$177];[.I181];&quot;&quot;)" office:value-type="float" office:value="1464457.175" calcext:value-type="float">
            <text:p>1464457,175</text:p>
          </table:table-cell>
          <table:table-cell table:style-name="ce3" table:formula="of:=IF([.J181]&gt;[.J$177];[.J181];&quot;&quot;)" office:value-type="float" office:value="236306.4" calcext:value-type="float">
            <text:p>236306,4</text:p>
          </table:table-cell>
          <table:table-cell table:style-name="ce3" table:formula="of:=IF([.K181]&gt;[.K$177];[.K181];&quot;&quot;)" office:value-type="float" office:value="291082.8125" calcext:value-type="float">
            <text:p>291082,8125</text:p>
          </table:table-cell>
          <table:table-cell table:style-name="ce3" table:formula="of:=IF([.L181]&gt;[.L$177];[.L181];&quot;&quot;)" office:value-type="float" office:value="131050.325" calcext:value-type="float">
            <text:p>131050,325</text:p>
          </table:table-cell>
          <table:table-cell table:style-name="ce3" table:formula="of:=IF([.M181]&gt;[.M$177];[.M181];&quot;&quot;)" office:value-type="float" office:value="725177.45" calcext:value-type="float">
            <text:p>725177,45</text:p>
          </table:table-cell>
          <table:table-cell table:style-name="ce3" table:formula="of:=IF([.N181]&gt;[.N$177];[.N181];&quot;&quot;)" office:value-type="float" office:value="243959.35" calcext:value-type="float">
            <text:p>243959,35</text:p>
          </table:table-cell>
          <table:table-cell table:style-name="ce3" table:formula="of:=IF([.O181]&gt;[.O$177];[.O181];&quot;&quot;)" office:value-type="float" office:value="661391.4375" calcext:value-type="float">
            <text:p>661391,4375</text:p>
          </table:table-cell>
          <table:table-cell table:style-name="ce3" table:formula="of:=IF([.P181]&gt;[.P$177];[.P181];&quot;&quot;)" office:value-type="float" office:value="66055.5875" calcext:value-type="float">
            <text:p>66055,5875</text:p>
          </table:table-cell>
          <table:table-cell table:style-name="ce3" table:formula="of:=IF([.Q181]&gt;[.Q$177];[.Q181];&quot;&quot;)" office:value-type="float" office:value="60907.125" calcext:value-type="float">
            <text:p>60907,125</text:p>
          </table:table-cell>
          <table:table-cell table:style-name="ce3" table:formula="of:=IF([.R181]&gt;[.R$177];[.R181];&quot;&quot;)" office:value-type="float" office:value="314610.05" calcext:value-type="float">
            <text:p>314610,05</text:p>
          </table:table-cell>
          <table:table-cell table:style-name="ce3" table:formula="of:=IF([.S181]&gt;[.S$177];[.S181];&quot;&quot;)" office:value-type="float" office:value="1018117.15" calcext:value-type="float">
            <text:p>1018117,15</text:p>
          </table:table-cell>
          <table:table-cell table:style-name="ce3" table:formula="of:=IF([.T181]&gt;[.T$177];[.T181];&quot;&quot;)" office:value-type="float" office:value="761795.1875" calcext:value-type="float">
            <text:p>761795,1875</text:p>
          </table:table-cell>
          <table:table-cell table:style-name="ce3" table:formula="of:=IF([.U181]&gt;[.U$177];[.U181];&quot;&quot;)" office:value-type="float" office:value="943148.8" calcext:value-type="float">
            <text:p>943148,8</text:p>
          </table:table-cell>
          <table:table-cell table:style-name="ce3" table:formula="of:=IF([.V181]&gt;[.V$177];[.V181];&quot;&quot;)" office:value-type="float" office:value="1209296" calcext:value-type="float">
            <text:p>1209296</text:p>
          </table:table-cell>
          <table:table-cell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style-name="ce3" table:formula="of:=IF([.B182]&gt;[.B$177];[.B182];&quot;&quot;)" office:value-type="float" office:value="200571.925" calcext:value-type="float">
            <text:p>200571,925</text:p>
          </table:table-cell>
          <table:table-cell table:style-name="ce3" table:formula="of:=IF([.C182]&gt;[.C$177];[.C182];&quot;&quot;)" office:value-type="float" office:value="271580.35" calcext:value-type="float">
            <text:p>271580,35</text:p>
          </table:table-cell>
          <table:table-cell table:style-name="ce3" table:formula="of:=IF([.D182]&gt;[.D$177];[.D182];&quot;&quot;)" office:value-type="float" office:value="298513.825" calcext:value-type="float">
            <text:p>298513,825</text:p>
          </table:table-cell>
          <table:table-cell table:style-name="ce3" table:formula="of:=IF([.E182]&gt;[.E$177];[.E182];&quot;&quot;)" office:value-type="float" office:value="2780692.975" calcext:value-type="float">
            <text:p>2780692,975</text:p>
          </table:table-cell>
          <table:table-cell table:style-name="ce3" table:formula="of:=IF([.F182]&gt;[.F$177];[.F182];&quot;&quot;)" office:value-type="float" office:value="43050.375" calcext:value-type="float">
            <text:p>43050,375</text:p>
          </table:table-cell>
          <table:table-cell table:style-name="ce3" table:formula="of:=IF([.G182]&gt;[.G$177];[.G182];&quot;&quot;)" office:value-type="float" office:value="751793.3875" calcext:value-type="float">
            <text:p>751793,3875</text:p>
          </table:table-cell>
          <table:table-cell table:style-name="ce3" table:formula="of:=IF([.H182]&gt;[.H$177];[.H182];&quot;&quot;)" office:value-type="float" office:value="67577.9625" calcext:value-type="float">
            <text:p>67577,9625</text:p>
          </table:table-cell>
          <table:table-cell table:style-name="ce3" table:formula="of:=IF([.I182]&gt;[.I$177];[.I182];&quot;&quot;)" office:value-type="float" office:value="1254310.275" calcext:value-type="float">
            <text:p>1254310,275</text:p>
          </table:table-cell>
          <table:table-cell table:style-name="ce3" table:formula="of:=IF([.J182]&gt;[.J$177];[.J182];&quot;&quot;)" office:value-type="float" office:value="206383.2" calcext:value-type="float">
            <text:p>206383,2</text:p>
          </table:table-cell>
          <table:table-cell table:style-name="ce3" table:formula="of:=IF([.K182]&gt;[.K$177];[.K182];&quot;&quot;)" office:value-type="float" office:value="235347.6125" calcext:value-type="float">
            <text:p>235347,6125</text:p>
          </table:table-cell>
          <table:table-cell table:style-name="ce3" table:formula="of:=IF([.L182]&gt;[.L$177];[.L182];&quot;&quot;)" office:value-type="float" office:value="105841.525" calcext:value-type="float">
            <text:p>105841,525</text:p>
          </table:table-cell>
          <table:table-cell table:style-name="ce3" table:formula="of:=IF([.M182]&gt;[.M$177];[.M182];&quot;&quot;)" office:value-type="float" office:value="740979.05" calcext:value-type="float">
            <text:p>740979,05</text:p>
          </table:table-cell>
          <table:table-cell table:style-name="ce3" table:formula="of:=IF([.N182]&gt;[.N$177];[.N182];&quot;&quot;)" office:value-type="float" office:value="230181.75" calcext:value-type="float">
            <text:p>230181,75</text:p>
          </table:table-cell>
          <table:table-cell table:style-name="ce3" table:formula="of:=IF([.O182]&gt;[.O$177];[.O182];&quot;&quot;)" office:value-type="float" office:value="708512.4375" calcext:value-type="float">
            <text:p>708512,4375</text:p>
          </table:table-cell>
          <table:table-cell table:style-name="ce3" table:formula="of:=IF([.P182]&gt;[.P$177];[.P182];&quot;&quot;)" office:value-type="float" office:value="70407.9875" calcext:value-type="float">
            <text:p>70407,9875</text:p>
          </table:table-cell>
          <table:table-cell table:style-name="ce3" table:formula="of:=IF([.Q182]&gt;[.Q$177];[.Q182];&quot;&quot;)" office:value-type="float" office:value="56374.725" calcext:value-type="float">
            <text:p>56374,725</text:p>
          </table:table-cell>
          <table:table-cell table:style-name="ce3" table:formula="of:=IF([.R182]&gt;[.R$177];[.R182];&quot;&quot;)" office:value-type="float" office:value="295823.65" calcext:value-type="float">
            <text:p>295823,65</text:p>
          </table:table-cell>
          <table:table-cell table:style-name="ce3" table:formula="of:=IF([.S182]&gt;[.S$177];[.S182];&quot;&quot;)" office:value-type="float" office:value="1107097.15" calcext:value-type="float">
            <text:p>1107097,15</text:p>
          </table:table-cell>
          <table:table-cell table:style-name="ce3" table:formula="of:=IF([.T182]&gt;[.T$177];[.T182];&quot;&quot;)" office:value-type="float" office:value="837192.7875" calcext:value-type="float">
            <text:p>837192,7875</text:p>
          </table:table-cell>
          <table:table-cell table:style-name="ce3" table:formula="of:=IF([.U182]&gt;[.U$177];[.U182];&quot;&quot;)" office:value-type="float" office:value="969542.4" calcext:value-type="float">
            <text:p>969542,4</text:p>
          </table:table-cell>
          <table:table-cell table:style-name="ce3" table:formula="of:=IF([.V182]&gt;[.V$177];[.V182];&quot;&quot;)" office:value-type="float" office:value="1247257.6" calcext:value-type="float">
            <text:p>1247257,6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3" table:formula="of:=IF([.B183]&gt;[.B$177];[.B183];&quot;&quot;)" office:value-type="float" office:value="189479.925" calcext:value-type="float">
            <text:p>189479,925</text:p>
          </table:table-cell>
          <table:table-cell table:style-name="ce3" table:formula="of:=IF([.C183]&gt;[.C$177];[.C183];&quot;&quot;)" office:value-type="float" office:value="188889.15" calcext:value-type="float">
            <text:p>188889,15</text:p>
          </table:table-cell>
          <table:table-cell table:style-name="ce3" table:formula="of:=IF([.D183]&gt;[.D$177];[.D183];&quot;&quot;)" office:value-type="float" office:value="225685.525" calcext:value-type="float">
            <text:p>225685,525</text:p>
          </table:table-cell>
          <table:table-cell table:style-name="ce3" table:formula="of:=IF([.E183]&gt;[.E$177];[.E183];&quot;&quot;)" office:value-type="float" office:value="2764122.375" calcext:value-type="float">
            <text:p>2764122,375</text:p>
          </table:table-cell>
          <table:table-cell table:style-name="ce3" table:formula="of:=IF([.F183]&gt;[.F$177];[.F183];&quot;&quot;)" office:value-type="float" office:value="42716.975" calcext:value-type="float">
            <text:p>42716,975</text:p>
          </table:table-cell>
          <table:table-cell table:style-name="ce3" table:formula="of:=IF([.G183]&gt;[.G$177];[.G183];&quot;&quot;)" office:value-type="float" office:value="751370.9875" calcext:value-type="float">
            <text:p>751370,9875</text:p>
          </table:table-cell>
          <table:table-cell table:style-name="ce3" table:formula="of:=IF([.H183]&gt;[.H$177];[.H183];&quot;&quot;)" office:value-type="float" office:value="69884.5625" calcext:value-type="float">
            <text:p>69884,5625</text:p>
          </table:table-cell>
          <table:table-cell table:style-name="ce3" table:formula="of:=IF([.I183]&gt;[.I$177];[.I183];&quot;&quot;)" office:value-type="float" office:value="1188628.475" calcext:value-type="float">
            <text:p>1188628,475</text:p>
          </table:table-cell>
          <table:table-cell table:style-name="ce3" table:formula="of:=IF([.J183]&gt;[.J$177];[.J183];&quot;&quot;)" office:value-type="float" office:value="216352" calcext:value-type="float">
            <text:p>216352</text:p>
          </table:table-cell>
          <table:table-cell table:style-name="ce3" table:formula="of:=IF([.K183]&gt;[.K$177];[.K183];&quot;&quot;)" office:value-type="float" office:value="247862.8125" calcext:value-type="float">
            <text:p>247862,8125</text:p>
          </table:table-cell>
          <table:table-cell table:style-name="ce3" table:formula="of:=IF([.L183]&gt;[.L$177];[.L183];&quot;&quot;)" office:value-type="float" office:value="108890.325" calcext:value-type="float">
            <text:p>108890,325</text:p>
          </table:table-cell>
          <table:table-cell table:style-name="ce3" table:formula="of:=IF([.M183]&gt;[.M$177];[.M183];&quot;&quot;)" office:value-type="float" office:value="831417.45" calcext:value-type="float">
            <text:p>831417,45</text:p>
          </table:table-cell>
          <table:table-cell table:style-name="ce3" table:formula="of:=IF([.N183]&gt;[.N$177];[.N183];&quot;&quot;)" office:value-type="float" office:value="274122.55" calcext:value-type="float">
            <text:p>274122,55</text:p>
          </table:table-cell>
          <table:table-cell table:style-name="ce3" table:formula="of:=IF([.O183]&gt;[.O$177];[.O183];&quot;&quot;)" office:value-type="float" office:value="847547.4375" calcext:value-type="float">
            <text:p>847547,4375</text:p>
          </table:table-cell>
          <table:table-cell table:style-name="ce3" table:formula="of:=IF([.P183]&gt;[.P$177];[.P183];&quot;&quot;)" office:value-type="float" office:value="82160.3875" calcext:value-type="float">
            <text:p>82160,3875</text:p>
          </table:table-cell>
          <table:table-cell table:style-name="ce3" table:formula="of:=IF([.Q183]&gt;[.Q$177];[.Q183];&quot;&quot;)" office:value-type="float" office:value="65419.525" calcext:value-type="float">
            <text:p>65419,525</text:p>
          </table:table-cell>
          <table:table-cell table:style-name="ce3" table:formula="of:=IF([.R183]&gt;[.R$177];[.R183];&quot;&quot;)" office:value-type="float" office:value="345865.25" calcext:value-type="float">
            <text:p>345865,25</text:p>
          </table:table-cell>
          <table:table-cell table:style-name="ce3" table:formula="of:=IF([.S183]&gt;[.S$177];[.S183];&quot;&quot;)" office:value-type="float" office:value="1208660.05" calcext:value-type="float">
            <text:p>1208660,05</text:p>
          </table:table-cell>
          <table:table-cell table:style-name="ce3" table:formula="of:=IF([.T183]&gt;[.T$177];[.T183];&quot;&quot;)" office:value-type="float" office:value="971400.7875" calcext:value-type="float">
            <text:p>971400,7875</text:p>
          </table:table-cell>
          <table:table-cell table:style-name="ce3" table:formula="of:=IF([.U183]&gt;[.U$177];[.U183];&quot;&quot;)" office:value-type="float" office:value="1225017.6" calcext:value-type="float">
            <text:p>1225017,6</text:p>
          </table:table-cell>
          <table:table-cell table:style-name="ce3" table:formula="of:=IF([.V183]&gt;[.V$177];[.V183];&quot;&quot;)" office:value-type="float" office:value="1551673.6" calcext:value-type="float">
            <text:p>1551673,6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IF([.B184]&gt;[.B$177];[.B184];&quot;&quot;)" office:value-type="float" office:value="279571.925" calcext:value-type="float">
            <text:p>279571,925</text:p>
          </table:table-cell>
          <table:table-cell table:style-name="ce3" table:formula="of:=IF([.C184]&gt;[.C$177];[.C184];&quot;&quot;)" office:value-type="float" office:value="178541.15" calcext:value-type="float">
            <text:p>178541,15</text:p>
          </table:table-cell>
          <table:table-cell table:style-name="ce3" table:formula="of:=IF([.D184]&gt;[.D$177];[.D184];&quot;&quot;)" office:value-type="float" office:value="241506.325" calcext:value-type="float">
            <text:p>241506,325</text:p>
          </table:table-cell>
          <table:table-cell table:style-name="ce3" table:formula="of:=IF([.E184]&gt;[.E$177];[.E184];&quot;&quot;)" office:value-type="float" office:value="4045211.575" calcext:value-type="float">
            <text:p>4045211,575</text:p>
          </table:table-cell>
          <table:table-cell table:style-name="ce3" table:formula="of:=IF([.F184]&gt;[.F$177];[.F184];&quot;&quot;)" office:value-type="float" office:value="53697.975" calcext:value-type="float">
            <text:p>53697,975</text:p>
          </table:table-cell>
          <table:table-cell table:style-name="ce3" table:formula="of:=IF([.G184]&gt;[.G$177];[.G184];&quot;&quot;)" office:value-type="float" office:value="1074407.7875" calcext:value-type="float">
            <text:p>1074407,7875</text:p>
          </table:table-cell>
          <table:table-cell table:style-name="ce3" table:formula="of:=IF([.H184]&gt;[.H$177];[.H184];&quot;&quot;)" office:value-type="float" office:value="98745.7625" calcext:value-type="float">
            <text:p>98745,7625</text:p>
          </table:table-cell>
          <table:table-cell table:style-name="ce3" table:formula="of:=IF([.I184]&gt;[.I$177];[.I184];&quot;&quot;)" office:value-type="float" office:value="1385087.675" calcext:value-type="float">
            <text:p>1385087,675</text:p>
          </table:table-cell>
          <table:table-cell table:style-name="ce3" table:formula="of:=IF([.J184]&gt;[.J$177];[.J184];&quot;&quot;)" office:value-type="float" office:value="260996.8" calcext:value-type="float">
            <text:p>260996,8</text:p>
          </table:table-cell>
          <table:table-cell table:style-name="ce3" table:formula="of:=IF([.K184]&gt;[.K$177];[.K184];&quot;&quot;)" office:value-type="float" office:value="253397.2125" calcext:value-type="float">
            <text:p>253397,2125</text:p>
          </table:table-cell>
          <table:table-cell table:style-name="ce3" table:formula="of:=IF([.L184]&gt;[.L$177];[.L184];&quot;&quot;)" office:value-type="float" office:value="103976.325" calcext:value-type="float">
            <text:p>103976,325</text:p>
          </table:table-cell>
          <table:table-cell table:style-name="ce3" table:formula="of:=IF([.M184]&gt;[.M$177];[.M184];&quot;&quot;)" office:value-type="float" office:value="952031.85" calcext:value-type="float">
            <text:p>952031,85</text:p>
          </table:table-cell>
          <table:table-cell table:style-name="ce3" table:formula="of:=IF([.N184]&gt;[.N$177];[.N184];&quot;&quot;)" office:value-type="float" office:value="314138.55" calcext:value-type="float">
            <text:p>314138,55</text:p>
          </table:table-cell>
          <table:table-cell table:style-name="ce3" table:formula="of:=IF([.O184]&gt;[.O$177];[.O184];&quot;&quot;)" office:value-type="float" office:value="891215.4375" calcext:value-type="float">
            <text:p>891215,4375</text:p>
          </table:table-cell>
          <table:table-cell table:style-name="ce3" table:formula="of:=IF([.P184]&gt;[.P$177];[.P184];&quot;&quot;)" office:value-type="float" office:value="92028.1875" calcext:value-type="float">
            <text:p>92028,1875</text:p>
          </table:table-cell>
          <table:table-cell table:style-name="ce3" table:formula="of:=IF([.Q184]&gt;[.Q$177];[.Q184];&quot;&quot;)" office:value-type="float" office:value="69631.325" calcext:value-type="float">
            <text:p>69631,325</text:p>
          </table:table-cell>
          <table:table-cell table:style-name="ce3" table:formula="of:=IF([.R184]&gt;[.R$177];[.R184];&quot;&quot;)" office:value-type="float" office:value="360649.25" calcext:value-type="float">
            <text:p>360649,25</text:p>
          </table:table-cell>
          <table:table-cell table:style-name="ce3" table:formula="of:=IF([.S184]&gt;[.S$177];[.S184];&quot;&quot;)" office:value-type="float" office:value="1195439.05" calcext:value-type="float">
            <text:p>1195439,05</text:p>
          </table:table-cell>
          <table:table-cell table:style-name="ce3" table:formula="of:=IF([.T184]&gt;[.T$177];[.T184];&quot;&quot;)" office:value-type="float" office:value="833864.7875" calcext:value-type="float">
            <text:p>833864,7875</text:p>
          </table:table-cell>
          <table:table-cell table:style-name="ce3" table:formula="of:=IF([.U184]&gt;[.U$177];[.U184];&quot;&quot;)" office:value-type="float" office:value="1047961.6" calcext:value-type="float">
            <text:p>1047961,6</text:p>
          </table:table-cell>
          <table:table-cell table:style-name="ce3" table:formula="of:=IF([.V184]&gt;[.V$177];[.V184];&quot;&quot;)" office:value-type="float" office:value="1190604.8" calcext:value-type="float">
            <text:p>1190604,8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IF([.B185]&gt;[.B$177];[.B185];&quot;&quot;)" office:value-type="float" office:value="189200.725" calcext:value-type="float">
            <text:p>189200,725</text:p>
          </table:table-cell>
          <table:table-cell table:style-name="ce3" table:formula="of:=IF([.C185]&gt;[.C$177];[.C185];&quot;&quot;)" office:value-type="float" office:value="124831.55" calcext:value-type="float">
            <text:p>124831,55</text:p>
          </table:table-cell>
          <table:table-cell table:style-name="ce3" table:formula="of:=IF([.D185]&gt;[.D$177];[.D185];&quot;&quot;)" office:value-type="float" office:value="190659.525" calcext:value-type="float">
            <text:p>190659,525</text:p>
          </table:table-cell>
          <table:table-cell table:style-name="ce3" table:formula="of:=IF([.E185]&gt;[.E$177];[.E185];&quot;&quot;)" office:value-type="float" office:value="2583725.675" calcext:value-type="float">
            <text:p>2583725,675</text:p>
          </table:table-cell>
          <table:table-cell table:style-name="ce3" table:formula="of:=IF([.F185]&gt;[.F$177];[.F185];&quot;&quot;)" office:value-type="float" office:value="31539.575" calcext:value-type="float">
            <text:p>31539,575</text:p>
          </table:table-cell>
          <table:table-cell table:style-name="ce3" table:formula="of:=IF([.G185]&gt;[.G$177];[.G185];&quot;&quot;)" office:value-type="float" office:value="676942.1875" calcext:value-type="float">
            <text:p>676942,1875</text:p>
          </table:table-cell>
          <table:table-cell table:style-name="ce3" table:formula="of:=IF([.H185]&gt;[.H$177];[.H185];&quot;&quot;)" office:value-type="float" office:value="69503.5625" calcext:value-type="float">
            <text:p>69503,5625</text:p>
          </table:table-cell>
          <table:table-cell table:style-name="ce3" table:formula="of:=IF([.I185]&gt;[.I$177];[.I185];&quot;&quot;)" office:value-type="float" office:value="929452.175" calcext:value-type="float">
            <text:p>929452,175</text:p>
          </table:table-cell>
          <table:table-cell table:style-name="ce3" table:formula="of:=IF([.J185]&gt;[.J$177];[.J185];&quot;&quot;)" office:value-type="float" office:value="189416.8" calcext:value-type="float">
            <text:p>189416,8</text:p>
          </table:table-cell>
          <table:table-cell table:style-name="ce3" table:formula="of:=IF([.K185]&gt;[.K$177];[.K185];&quot;&quot;)" office:value-type="float" office:value="171247.6125" calcext:value-type="float">
            <text:p>171247,6125</text:p>
          </table:table-cell>
          <table:table-cell table:style-name="ce3" table:formula="of:=IF([.L185]&gt;[.L$177];[.L185];&quot;&quot;)" office:value-type="float" office:value="63763.725" calcext:value-type="float">
            <text:p>63763,725</text:p>
          </table:table-cell>
          <table:table-cell table:style-name="ce3" table:formula="of:=IF([.M185]&gt;[.M$177];[.M185];&quot;&quot;)" office:value-type="float" office:value="600692.65" calcext:value-type="float">
            <text:p>600692,65</text:p>
          </table:table-cell>
          <table:table-cell table:style-name="ce3" table:formula="of:=IF([.N185]&gt;[.N$177];[.N185];&quot;&quot;)" office:value-type="float" office:value="197592.15" calcext:value-type="float">
            <text:p>197592,15</text:p>
          </table:table-cell>
          <table:table-cell table:style-name="ce3" table:formula="of:=IF([.O185]&gt;[.O$177];[.O185];&quot;&quot;)" office:value-type="float" office:value="613216.4375" calcext:value-type="float">
            <text:p>613216,4375</text:p>
          </table:table-cell>
          <table:table-cell table:style-name="ce3" table:formula="of:=IF([.P185]&gt;[.P$177];[.P185];&quot;&quot;)" office:value-type="float" office:value="59999.1875" calcext:value-type="float">
            <text:p>59999,1875</text:p>
          </table:table-cell>
          <table:table-cell table:style-name="ce3" table:formula="of:=IF([.Q185]&gt;[.Q$177];[.Q185];&quot;&quot;)" office:value-type="float" office:value="48813.525" calcext:value-type="float">
            <text:p>48813,525</text:p>
          </table:table-cell>
          <table:table-cell table:style-name="ce3" table:formula="of:=IF([.R185]&gt;[.R$177];[.R185];&quot;&quot;)" office:value-type="float" office:value="243682.05" calcext:value-type="float">
            <text:p>243682,05</text:p>
          </table:table-cell>
          <table:table-cell table:style-name="ce3" table:formula="of:=IF([.S185]&gt;[.S$177];[.S185];&quot;&quot;)" office:value-type="float" office:value="844966.95" calcext:value-type="float">
            <text:p>844966,95</text:p>
          </table:table-cell>
          <table:table-cell table:style-name="ce3" table:formula="of:=IF([.T185]&gt;[.T$177];[.T185];&quot;&quot;)" office:value-type="float" office:value="666357.5875" calcext:value-type="float">
            <text:p>666357,5875</text:p>
          </table:table-cell>
          <table:table-cell table:style-name="ce3" table:formula="of:=IF([.U185]&gt;[.U$177];[.U185];&quot;&quot;)" office:value-type="float" office:value="849392" calcext:value-type="float">
            <text:p>849392</text:p>
          </table:table-cell>
          <table:table-cell table:style-name="ce3" table:formula="of:=IF([.V185]&gt;[.V$177];[.V185];&quot;&quot;)" office:value-type="float" office:value="1060896" calcext:value-type="float">
            <text:p>1060896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IF([.B186]&gt;[.B$177];[.B186];&quot;&quot;)" office:value-type="float" office:value="205647.125" calcext:value-type="float">
            <text:p>205647,125</text:p>
          </table:table-cell>
          <table:table-cell table:style-name="ce3" table:formula="of:=IF([.C186]&gt;[.C$177];[.C186];&quot;&quot;)" office:value-type="float" office:value="125513.15" calcext:value-type="float">
            <text:p>125513,15</text:p>
          </table:table-cell>
          <table:table-cell table:style-name="ce3" table:formula="of:=IF([.D186]&gt;[.D$177];[.D186];&quot;&quot;)" office:value-type="float" office:value="197677.425" calcext:value-type="float">
            <text:p>197677,425</text:p>
          </table:table-cell>
          <table:table-cell table:style-name="ce3" table:formula="of:=IF([.E186]&gt;[.E$177];[.E186];&quot;&quot;)" office:value-type="float" office:value="3181475.675" calcext:value-type="float">
            <text:p>3181475,675</text:p>
          </table:table-cell>
          <table:table-cell table:style-name="ce3" table:formula="of:=IF([.F186]&gt;[.F$177];[.F186];&quot;&quot;)" office:value-type="float" office:value="39210.875" calcext:value-type="float">
            <text:p>39210,875</text:p>
          </table:table-cell>
          <table:table-cell table:style-name="ce3" table:formula="of:=IF([.G186]&gt;[.G$177];[.G186];&quot;&quot;)" office:value-type="float" office:value="882634.9875" calcext:value-type="float">
            <text:p>882634,9875</text:p>
          </table:table-cell>
          <table:table-cell table:style-name="ce3" table:formula="of:=IF([.H186]&gt;[.H$177];[.H186];&quot;&quot;)" office:value-type="float" office:value="73394.5625" calcext:value-type="float">
            <text:p>73394,5625</text:p>
          </table:table-cell>
          <table:table-cell table:style-name="ce3" table:formula="of:=IF([.I186]&gt;[.I$177];[.I186];&quot;&quot;)" office:value-type="float" office:value="1112287.375" calcext:value-type="float">
            <text:p>1112287,375</text:p>
          </table:table-cell>
          <table:table-cell table:style-name="ce3" table:formula="of:=IF([.J186]&gt;[.J$177];[.J186];&quot;&quot;)" office:value-type="float" office:value="195955.2" calcext:value-type="float">
            <text:p>195955,2</text:p>
          </table:table-cell>
          <table:table-cell table:style-name="ce3" table:formula="of:=IF([.K186]&gt;[.K$177];[.K186];&quot;&quot;)" office:value-type="float" office:value="218260.4125" calcext:value-type="float">
            <text:p>218260,4125</text:p>
          </table:table-cell>
          <table:table-cell table:style-name="ce3" table:formula="of:=IF([.L186]&gt;[.L$177];[.L186];&quot;&quot;)" office:value-type="float" office:value="79768.325" calcext:value-type="float">
            <text:p>79768,325</text:p>
          </table:table-cell>
          <table:table-cell table:style-name="ce3" table:formula="of:=IF([.M186]&gt;[.M$177];[.M186];&quot;&quot;)" office:value-type="float" office:value="797638.25" calcext:value-type="float">
            <text:p>797638,25</text:p>
          </table:table-cell>
          <table:table-cell table:style-name="ce3" table:formula="of:=IF([.N186]&gt;[.N$177];[.N186];&quot;&quot;)" office:value-type="float" office:value="258260.15" calcext:value-type="float">
            <text:p>258260,15</text:p>
          </table:table-cell>
          <table:table-cell table:style-name="ce3" table:formula="of:=IF([.O186]&gt;[.O$177];[.O186];&quot;&quot;)" office:value-type="float" office:value="815682.4375" calcext:value-type="float">
            <text:p>815682,4375</text:p>
          </table:table-cell>
          <table:table-cell table:style-name="ce3" table:formula="of:=IF([.P186]&gt;[.P$177];[.P186];&quot;&quot;)" office:value-type="float" office:value="90343.7875" calcext:value-type="float">
            <text:p>90343,7875</text:p>
          </table:table-cell>
          <table:table-cell table:style-name="ce3" table:formula="of:=IF([.Q186]&gt;[.Q$177];[.Q186];&quot;&quot;)" office:value-type="float" office:value="59583.525" calcext:value-type="float">
            <text:p>59583,525</text:p>
          </table:table-cell>
          <table:table-cell table:style-name="ce3" table:formula="of:=IF([.R186]&gt;[.R$177];[.R186];&quot;&quot;)" office:value-type="float" office:value="395022.05" calcext:value-type="float">
            <text:p>395022,05</text:p>
          </table:table-cell>
          <table:table-cell table:style-name="ce3" table:formula="of:=IF([.S186]&gt;[.S$177];[.S186];&quot;&quot;)" office:value-type="float" office:value="1383486.25" calcext:value-type="float">
            <text:p>1383486,25</text:p>
          </table:table-cell>
          <table:table-cell table:style-name="ce3" table:formula="of:=IF([.T186]&gt;[.T$177];[.T186];&quot;&quot;)" office:value-type="float" office:value="911064.7875" calcext:value-type="float">
            <text:p>911064,7875</text:p>
          </table:table-cell>
          <table:table-cell table:style-name="ce3" table:formula="of:=IF([.U186]&gt;[.U$177];[.U186];&quot;&quot;)" office:value-type="float" office:value="1187232" calcext:value-type="float">
            <text:p>1187232</text:p>
          </table:table-cell>
          <table:table-cell table:style-name="ce3" table:formula="of:=IF([.V186]&gt;[.V$177];[.V186];&quot;&quot;)" office:value-type="float" office:value="1395993.6" calcext:value-type="float">
            <text:p>1395993,6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IF([.B187]&gt;[.B$177];[.B187];&quot;&quot;)" office:value-type="float" office:value="198467.125" calcext:value-type="float">
            <text:p>198467,125</text:p>
          </table:table-cell>
          <table:table-cell table:style-name="ce3" table:formula="of:=IF([.C187]&gt;[.C$177];[.C187];&quot;&quot;)" office:value-type="float" office:value="105056.35" calcext:value-type="float">
            <text:p>105056,35</text:p>
          </table:table-cell>
          <table:table-cell table:style-name="ce3" table:formula="of:=IF([.D187]&gt;[.D$177];[.D187];&quot;&quot;)" office:value-type="float" office:value="185276.325" calcext:value-type="float">
            <text:p>185276,325</text:p>
          </table:table-cell>
          <table:table-cell table:style-name="ce3" table:formula="of:=IF([.E187]&gt;[.E$177];[.E187];&quot;&quot;)" office:value-type="float" office:value="2939251.775" calcext:value-type="float">
            <text:p>2939251,775</text:p>
          </table:table-cell>
          <table:table-cell table:style-name="ce3" table:formula="of:=IF([.F187]&gt;[.F$177];[.F187];&quot;&quot;)" office:value-type="float" office:value="36037.075" calcext:value-type="float">
            <text:p>36037,075</text:p>
          </table:table-cell>
          <table:table-cell table:style-name="ce3" table:formula="of:=IF([.G187]&gt;[.G$177];[.G187];&quot;&quot;)" office:value-type="float" office:value="827322.9875" calcext:value-type="float">
            <text:p>827322,9875</text:p>
          </table:table-cell>
          <table:table-cell table:style-name="ce3" table:formula="of:=IF([.H187]&gt;[.H$177];[.H187];&quot;&quot;)" office:value-type="float" office:value="68520.7625" calcext:value-type="float">
            <text:p>68520,7625</text:p>
          </table:table-cell>
          <table:table-cell table:style-name="ce3" table:formula="of:=IF([.I187]&gt;[.I$177];[.I187];&quot;&quot;)" office:value-type="float" office:value="1051142.875" calcext:value-type="float">
            <text:p>1051142,875</text:p>
          </table:table-cell>
          <table:table-cell table:style-name="ce3" table:formula="of:=IF([.J187]&gt;[.J$177];[.J187];&quot;&quot;)" office:value-type="float" office:value="187431.2" calcext:value-type="float">
            <text:p>187431,2</text:p>
          </table:table-cell>
          <table:table-cell table:style-name="ce3" table:formula="of:=IF([.K187]&gt;[.K$177];[.K187];&quot;&quot;)" office:value-type="float" office:value="202676.4125" calcext:value-type="float">
            <text:p>202676,4125</text:p>
          </table:table-cell>
          <table:table-cell table:style-name="ce3" table:formula="of:=IF([.L187]&gt;[.L$177];[.L187];&quot;&quot;)" office:value-type="float" office:value="77482.325" calcext:value-type="float">
            <text:p>77482,325</text:p>
          </table:table-cell>
          <table:table-cell table:style-name="ce3" table:formula="of:=IF([.M187]&gt;[.M$177];[.M187];&quot;&quot;)" office:value-type="float" office:value="787068.65" calcext:value-type="float">
            <text:p>787068,65</text:p>
          </table:table-cell>
          <table:table-cell table:style-name="ce3" table:formula="of:=IF([.N187]&gt;[.N$177];[.N187];&quot;&quot;)" office:value-type="float" office:value="264457.75" calcext:value-type="float">
            <text:p>264457,75</text:p>
          </table:table-cell>
          <table:table-cell table:style-name="ce3" table:formula="of:=IF([.O187]&gt;[.O$177];[.O187];&quot;&quot;)" office:value-type="float" office:value="752144.4375" calcext:value-type="float">
            <text:p>752144,4375</text:p>
          </table:table-cell>
          <table:table-cell table:style-name="ce3" table:formula="of:=IF([.P187]&gt;[.P$177];[.P187];&quot;&quot;)" office:value-type="float" office:value="80857.5875" calcext:value-type="float">
            <text:p>80857,5875</text:p>
          </table:table-cell>
          <table:table-cell table:style-name="ce3" table:formula="of:=IF([.Q187]&gt;[.Q$177];[.Q187];&quot;&quot;)" office:value-type="float" office:value="54970.525" calcext:value-type="float">
            <text:p>54970,525</text:p>
          </table:table-cell>
          <table:table-cell table:style-name="ce3" table:formula="of:=IF([.R187]&gt;[.R$177];[.R187];&quot;&quot;)" office:value-type="float" office:value="337617.25" calcext:value-type="float">
            <text:p>337617,25</text:p>
          </table:table-cell>
          <table:table-cell table:style-name="ce3" table:formula="of:=IF([.S187]&gt;[.S$177];[.S187];&quot;&quot;)" office:value-type="float" office:value="1199909.45" calcext:value-type="float">
            <text:p>1199909,45</text:p>
          </table:table-cell>
          <table:table-cell table:style-name="ce3" table:formula="of:=IF([.T187]&gt;[.T$177];[.T187];&quot;&quot;)" office:value-type="float" office:value="857451.9875" calcext:value-type="float">
            <text:p>857451,9875</text:p>
          </table:table-cell>
          <table:table-cell table:style-name="ce3" table:formula="of:=IF([.U187]&gt;[.U$177];[.U187];&quot;&quot;)" office:value-type="float" office:value="1103276.8" calcext:value-type="float">
            <text:p>1103276,8</text:p>
          </table:table-cell>
          <table:table-cell table:style-name="ce3" table:formula="of:=IF([.V187]&gt;[.V$177];[.V187];&quot;&quot;)" office:value-type="float" office:value="1352486.4" calcext:value-type="float">
            <text:p>1352486,4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IF([.B188]&gt;[.B$177];[.B188];&quot;&quot;)" office:value-type="float" office:value="246680.725" calcext:value-type="float">
            <text:p>246680,725</text:p>
          </table:table-cell>
          <table:table-cell table:style-name="ce3" table:formula="of:=IF([.C188]&gt;[.C$177];[.C188];&quot;&quot;)" office:value-type="float" office:value="106359.95" calcext:value-type="float">
            <text:p>106359,95</text:p>
          </table:table-cell>
          <table:table-cell table:style-name="ce3" table:formula="of:=IF([.D188]&gt;[.D$177];[.D188];&quot;&quot;)" office:value-type="float" office:value="191051.625" calcext:value-type="float">
            <text:p>191051,625</text:p>
          </table:table-cell>
          <table:table-cell table:style-name="ce3" table:formula="of:=IF([.E188]&gt;[.E$177];[.E188];&quot;&quot;)" office:value-type="float" office:value="3320249.975" calcext:value-type="float">
            <text:p>3320249,975</text:p>
          </table:table-cell>
          <table:table-cell table:style-name="ce3" table:formula="of:=IF([.F188]&gt;[.F$177];[.F188];&quot;&quot;)" office:value-type="float" office:value="39312.075" calcext:value-type="float">
            <text:p>39312,075</text:p>
          </table:table-cell>
          <table:table-cell table:style-name="ce3" table:formula="of:=IF([.G188]&gt;[.G$177];[.G188];&quot;&quot;)" office:value-type="float" office:value="849386.9875" calcext:value-type="float">
            <text:p>849386,9875</text:p>
          </table:table-cell>
          <table:table-cell table:style-name="ce3" table:formula="of:=IF([.H188]&gt;[.H$177];[.H188];&quot;&quot;)" office:value-type="float" office:value="68561.1625" calcext:value-type="float">
            <text:p>68561,1625</text:p>
          </table:table-cell>
          <table:table-cell table:style-name="ce3" table:formula="of:=IF([.I188]&gt;[.I$177];[.I188];&quot;&quot;)" office:value-type="float" office:value="1026377.275" calcext:value-type="float">
            <text:p>1026377,275</text:p>
          </table:table-cell>
          <table:table-cell table:style-name="ce3" table:formula="of:=IF([.J188]&gt;[.J$177];[.J188];&quot;&quot;)" office:value-type="float" office:value="181795.2" calcext:value-type="float">
            <text:p>181795,2</text:p>
          </table:table-cell>
          <table:table-cell table:style-name="ce3" table:formula="of:=IF([.K188]&gt;[.K$177];[.K188];&quot;&quot;)" office:value-type="float" office:value="178890.0125" calcext:value-type="float">
            <text:p>178890,0125</text:p>
          </table:table-cell>
          <table:table-cell table:style-name="ce3" table:formula="of:=IF([.L188]&gt;[.L$177];[.L188];&quot;&quot;)" office:value-type="float" office:value="60635.125" calcext:value-type="float">
            <text:p>60635,125</text:p>
          </table:table-cell>
          <table:table-cell table:style-name="ce3" table:formula="of:=IF([.M188]&gt;[.M$177];[.M188];&quot;&quot;)" office:value-type="float" office:value="656006.25" calcext:value-type="float">
            <text:p>656006,25</text:p>
          </table:table-cell>
          <table:table-cell table:style-name="ce3" table:formula="of:=IF([.N188]&gt;[.N$177];[.N188];&quot;&quot;)" office:value-type="float" office:value="212310.55" calcext:value-type="float">
            <text:p>212310,55</text:p>
          </table:table-cell>
          <table:table-cell table:style-name="ce3" table:formula="of:=IF([.O188]&gt;[.O$177];[.O188];&quot;&quot;)" office:value-type="float" office:value="654647.4375" calcext:value-type="float">
            <text:p>654647,4375</text:p>
          </table:table-cell>
          <table:table-cell table:style-name="ce3" table:formula="of:=IF([.P188]&gt;[.P$177];[.P188];&quot;&quot;)" office:value-type="float" office:value="65434.1875" calcext:value-type="float">
            <text:p>65434,1875</text:p>
          </table:table-cell>
          <table:table-cell table:style-name="ce3" table:formula="of:=IF([.Q188]&gt;[.Q$177];[.Q188];&quot;&quot;)" office:value-type="float" office:value="41593.325" calcext:value-type="float">
            <text:p>41593,325</text:p>
          </table:table-cell>
          <table:table-cell table:style-name="ce3" table:formula="of:=IF([.R188]&gt;[.R$177];[.R188];&quot;&quot;)" office:value-type="float" office:value="273840.45" calcext:value-type="float">
            <text:p>273840,45</text:p>
          </table:table-cell>
          <table:table-cell table:style-name="ce3" table:formula="of:=IF([.S188]&gt;[.S$177];[.S188];&quot;&quot;)" office:value-type="float" office:value="1046473.45" calcext:value-type="float">
            <text:p>1046473,45</text:p>
          </table:table-cell>
          <table:table-cell table:style-name="ce3" table:formula="of:=IF([.T188]&gt;[.T$177];[.T188];&quot;&quot;)" office:value-type="float" office:value="786917.5875" calcext:value-type="float">
            <text:p>786917,5875</text:p>
          </table:table-cell>
          <table:table-cell table:style-name="ce3" table:formula="of:=IF([.U188]&gt;[.U$177];[.U188];&quot;&quot;)" office:value-type="float" office:value="1035030.4" calcext:value-type="float">
            <text:p>1035030,4</text:p>
          </table:table-cell>
          <table:table-cell table:style-name="ce3" table:formula="of:=IF([.V188]&gt;[.V$177];[.V188];&quot;&quot;)" office:value-type="float" office:value="1247532.8" calcext:value-type="float">
            <text:p>1247532,8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IF([.B189]&gt;[.B$177];[.B189];&quot;&quot;)" office:value-type="float" office:value="184507.125" calcext:value-type="float">
            <text:p>184507,125</text:p>
          </table:table-cell>
          <table:table-cell table:style-name="ce3" table:formula="of:=IF([.C189]&gt;[.C$177];[.C189];&quot;&quot;)" office:value-type="float" office:value="77238.15" calcext:value-type="float">
            <text:p>77238,15</text:p>
          </table:table-cell>
          <table:table-cell table:style-name="ce3" table:formula="of:=IF([.D189]&gt;[.D$177];[.D189];&quot;&quot;)" office:value-type="float" office:value="161264.925" calcext:value-type="float">
            <text:p>161264,925</text:p>
          </table:table-cell>
          <table:table-cell table:style-name="ce3" table:formula="of:=IF([.E189]&gt;[.E$177];[.E189];&quot;&quot;)" office:value-type="float" office:value="2554600.075" calcext:value-type="float">
            <text:p>2554600,075</text:p>
          </table:table-cell>
          <table:table-cell table:style-name="ce3" table:formula="of:=IF([.F189]&gt;[.F$177];[.F189];&quot;&quot;)" office:value-type="float" office:value="32689.575" calcext:value-type="float">
            <text:p>32689,575</text:p>
          </table:table-cell>
          <table:table-cell table:style-name="ce3" table:formula="of:=IF([.G189]&gt;[.G$177];[.G189];&quot;&quot;)" office:value-type="float" office:value="663188.5875" calcext:value-type="float">
            <text:p>663188,5875</text:p>
          </table:table-cell>
          <table:table-cell table:style-name="ce3" table:formula="of:=IF([.H189]&gt;[.H$177];[.H189];&quot;&quot;)" office:value-type="float" office:value="53498.7625" calcext:value-type="float">
            <text:p>53498,7625</text:p>
          </table:table-cell>
          <table:table-cell table:style-name="ce3" table:formula="of:=IF([.I189]&gt;[.I$177];[.I189];&quot;&quot;)" office:value-type="float" office:value="885084.275" calcext:value-type="float">
            <text:p>885084,275</text:p>
          </table:table-cell>
          <table:table-cell table:style-name="ce3" table:formula="of:=IF([.J189]&gt;[.J$177];[.J189];&quot;&quot;)" office:value-type="float" office:value="150828" calcext:value-type="float">
            <text:p>150828</text:p>
          </table:table-cell>
          <table:table-cell table:style-name="ce3" table:formula="of:=IF([.K189]&gt;[.K$177];[.K189];&quot;&quot;)" office:value-type="float" office:value="153539.2125" calcext:value-type="float">
            <text:p>153539,2125</text:p>
          </table:table-cell>
          <table:table-cell table:style-name="ce3" table:formula="of:=IF([.L189]&gt;[.L$177];[.L189];&quot;&quot;)" office:value-type="float" office:value="53595.725" calcext:value-type="float">
            <text:p>53595,725</text:p>
          </table:table-cell>
          <table:table-cell table:style-name="ce3" table:formula="of:=IF([.M189]&gt;[.M$177];[.M189];&quot;&quot;)" office:value-type="float" office:value="582782.25" calcext:value-type="float">
            <text:p>582782,25</text:p>
          </table:table-cell>
          <table:table-cell table:style-name="ce3" table:formula="of:=IF([.N189]&gt;[.N$177];[.N189];&quot;&quot;)" office:value-type="float" office:value="191995.35" calcext:value-type="float">
            <text:p>191995,35</text:p>
          </table:table-cell>
          <table:table-cell table:style-name="ce3" table:formula="of:=IF([.O189]&gt;[.O$177];[.O189];&quot;&quot;)" office:value-type="float" office:value="623866.4375" calcext:value-type="float">
            <text:p>623866,4375</text:p>
          </table:table-cell>
          <table:table-cell table:style-name="ce3" table:formula="of:=IF([.P189]&gt;[.P$177];[.P189];&quot;&quot;)" office:value-type="float" office:value="66697.5875" calcext:value-type="float">
            <text:p>66697,5875</text:p>
          </table:table-cell>
          <table:table-cell table:style-name="ce3" table:formula="of:=IF([.Q189]&gt;[.Q$177];[.Q189];&quot;&quot;)" office:value-type="float" office:value="42736.525" calcext:value-type="float">
            <text:p>42736,525</text:p>
          </table:table-cell>
          <table:table-cell table:style-name="ce3" table:formula="of:=IF([.R189]&gt;[.R$177];[.R189];&quot;&quot;)" office:value-type="float" office:value="285763.65" calcext:value-type="float">
            <text:p>285763,65</text:p>
          </table:table-cell>
          <table:table-cell table:style-name="ce3" table:formula="of:=IF([.S189]&gt;[.S$177];[.S189];&quot;&quot;)" office:value-type="float" office:value="1077771.55" calcext:value-type="float">
            <text:p>1077771,55</text:p>
          </table:table-cell>
          <table:table-cell table:style-name="ce3" table:formula="of:=IF([.T189]&gt;[.T$177];[.T189];&quot;&quot;)" office:value-type="float" office:value="765752.7875" calcext:value-type="float">
            <text:p>765752,7875</text:p>
          </table:table-cell>
          <table:table-cell table:style-name="ce3" table:formula="of:=IF([.U189]&gt;[.U$177];[.U189];&quot;&quot;)" office:value-type="float" office:value="1051952" calcext:value-type="float">
            <text:p>1051952</text:p>
          </table:table-cell>
          <table:table-cell table:style-name="ce3" table:formula="of:=IF([.V189]&gt;[.V$177];[.V189];&quot;&quot;)" office:value-type="float" office:value="1263833.6" calcext:value-type="float">
            <text:p>1263833,6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IF([.B190]&gt;[.B$177];[.B190];&quot;&quot;)" office:value-type="float" office:value="223695.125" calcext:value-type="float">
            <text:p>223695,125</text:p>
          </table:table-cell>
          <table:table-cell table:style-name="ce3" table:formula="of:=IF([.C190]&gt;[.C$177];[.C190];&quot;&quot;)" office:value-type="float" office:value="78140.75" calcext:value-type="float">
            <text:p>78140,75</text:p>
          </table:table-cell>
          <table:table-cell table:style-name="ce3" table:formula="of:=IF([.D190]&gt;[.D$177];[.D190];&quot;&quot;)" office:value-type="float" office:value="173010.125" calcext:value-type="float">
            <text:p>173010,125</text:p>
          </table:table-cell>
          <table:table-cell table:style-name="ce3" table:formula="of:=IF([.E190]&gt;[.E$177];[.E190];&quot;&quot;)" office:value-type="float" office:value="3210906.975" calcext:value-type="float">
            <text:p>3210906,975</text:p>
          </table:table-cell>
          <table:table-cell table:style-name="ce3" table:formula="of:=IF([.F190]&gt;[.F$177];[.F190];&quot;&quot;)" office:value-type="float" office:value="42754.875" calcext:value-type="float">
            <text:p>42754,875</text:p>
          </table:table-cell>
          <table:table-cell table:style-name="ce3" table:formula="of:=IF([.G190]&gt;[.G$177];[.G190];&quot;&quot;)" office:value-type="float" office:value="845854.1875" calcext:value-type="float">
            <text:p>845854,1875</text:p>
          </table:table-cell>
          <table:table-cell table:style-name="ce3" table:formula="of:=IF([.H190]&gt;[.H$177];[.H190];&quot;&quot;)" office:value-type="float" office:value="75339.5625" calcext:value-type="float">
            <text:p>75339,5625</text:p>
          </table:table-cell>
          <table:table-cell table:style-name="ce3" table:formula="of:=IF([.I190]&gt;[.I$177];[.I190];&quot;&quot;)" office:value-type="float" office:value="1052548.075" calcext:value-type="float">
            <text:p>1052548,075</text:p>
          </table:table-cell>
          <table:table-cell table:style-name="ce3" table:formula="of:=IF([.J190]&gt;[.J$177];[.J190];&quot;&quot;)" office:value-type="float" office:value="192484" calcext:value-type="float">
            <text:p>192484</text:p>
          </table:table-cell>
          <table:table-cell table:style-name="ce3" table:formula="of:=IF([.K190]&gt;[.K$177];[.K190];&quot;&quot;)" office:value-type="float" office:value="214750.0125" calcext:value-type="float">
            <text:p>214750,0125</text:p>
          </table:table-cell>
          <table:table-cell table:style-name="ce3" table:formula="of:=IF([.L190]&gt;[.L$177];[.L190];&quot;&quot;)" office:value-type="float" office:value="62440.325" calcext:value-type="float">
            <text:p>62440,325</text:p>
          </table:table-cell>
          <table:table-cell table:style-name="ce3" table:formula="of:=IF([.M190]&gt;[.M$177];[.M190];&quot;&quot;)" office:value-type="float" office:value="825539.05" calcext:value-type="float">
            <text:p>825539,05</text:p>
          </table:table-cell>
          <table:table-cell table:style-name="ce3" table:formula="of:=IF([.N190]&gt;[.N$177];[.N190];&quot;&quot;)" office:value-type="float" office:value="259444.15" calcext:value-type="float">
            <text:p>259444,15</text:p>
          </table:table-cell>
          <table:table-cell table:style-name="ce3" table:formula="of:=IF([.O190]&gt;[.O$177];[.O190];&quot;&quot;)" office:value-type="float" office:value="817106.4375" calcext:value-type="float">
            <text:p>817106,4375</text:p>
          </table:table-cell>
          <table:table-cell table:style-name="ce3" table:formula="of:=IF([.P190]&gt;[.P$177];[.P190];&quot;&quot;)" office:value-type="float" office:value="89040.1875" calcext:value-type="float">
            <text:p>89040,1875</text:p>
          </table:table-cell>
          <table:table-cell table:style-name="ce3" table:formula="of:=IF([.Q190]&gt;[.Q$177];[.Q190];&quot;&quot;)" office:value-type="float" office:value="53125.725" calcext:value-type="float">
            <text:p>53125,725</text:p>
          </table:table-cell>
          <table:table-cell table:style-name="ce3" table:formula="of:=IF([.R190]&gt;[.R$177];[.R190];&quot;&quot;)" office:value-type="float" office:value="361729.25" calcext:value-type="float">
            <text:p>361729,25</text:p>
          </table:table-cell>
          <table:table-cell table:style-name="ce3" table:formula="of:=IF([.S190]&gt;[.S$177];[.S190];&quot;&quot;)" office:value-type="float" office:value="1309761.05" calcext:value-type="float">
            <text:p>1309761,05</text:p>
          </table:table-cell>
          <table:table-cell table:style-name="ce3" table:formula="of:=IF([.T190]&gt;[.T$177];[.T190];&quot;&quot;)" office:value-type="float" office:value="861941.5875" calcext:value-type="float">
            <text:p>861941,5875</text:p>
          </table:table-cell>
          <table:table-cell table:style-name="ce3" table:formula="of:=IF([.U190]&gt;[.U$177];[.U190];&quot;&quot;)" office:value-type="float" office:value="1153856" calcext:value-type="float">
            <text:p>1153856</text:p>
          </table:table-cell>
          <table:table-cell table:style-name="ce3" table:formula="of:=IF([.V190]&gt;[.V$177];[.V190];&quot;&quot;)" office:value-type="float" office:value="1358988.8" calcext:value-type="float">
            <text:p>1358988,8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IF([.B191]&gt;[.B$177];[.B191];&quot;&quot;)" office:value-type="float" office:value="208212.725" calcext:value-type="float">
            <text:p>208212,725</text:p>
          </table:table-cell>
          <table:table-cell table:style-name="ce3" table:formula="of:=IF([.C191]&gt;[.C$177];[.C191];&quot;&quot;)" office:value-type="float" office:value="78060.75" calcext:value-type="float">
            <text:p>78060,75</text:p>
          </table:table-cell>
          <table:table-cell table:style-name="ce3" table:formula="of:=IF([.D191]&gt;[.D$177];[.D191];&quot;&quot;)" office:value-type="float" office:value="172195.725" calcext:value-type="float">
            <text:p>172195,725</text:p>
          </table:table-cell>
          <table:table-cell table:style-name="ce3" table:formula="of:=IF([.E191]&gt;[.E$177];[.E191];&quot;&quot;)" office:value-type="float" office:value="2924921.875" calcext:value-type="float">
            <text:p>2924921,875</text:p>
          </table:table-cell>
          <table:table-cell table:style-name="ce3" table:formula="of:=IF([.F191]&gt;[.F$177];[.F191];&quot;&quot;)" office:value-type="float" office:value="39030.875" calcext:value-type="float">
            <text:p>39030,875</text:p>
          </table:table-cell>
          <table:table-cell table:style-name="ce3" table:formula="of:=IF([.G191]&gt;[.G$177];[.G191];&quot;&quot;)" office:value-type="float" office:value="775694.1875" calcext:value-type="float">
            <text:p>775694,1875</text:p>
          </table:table-cell>
          <table:table-cell table:style-name="ce3" table:formula="of:=IF([.H191]&gt;[.H$177];[.H191];&quot;&quot;)" office:value-type="float" office:value="67478.1625" calcext:value-type="float">
            <text:p>67478,1625</text:p>
          </table:table-cell>
          <table:table-cell table:style-name="ce3" table:formula="of:=IF([.I191]&gt;[.I$177];[.I191];&quot;&quot;)" office:value-type="float" office:value="973661.575" calcext:value-type="float">
            <text:p>973661,575</text:p>
          </table:table-cell>
          <table:table-cell table:style-name="ce3" table:formula="of:=IF([.J191]&gt;[.J$177];[.J191];&quot;&quot;)" office:value-type="float" office:value="183520" calcext:value-type="float">
            <text:p>183520</text:p>
          </table:table-cell>
          <table:table-cell table:style-name="ce3" table:formula="of:=IF([.K191]&gt;[.K$177];[.K191];&quot;&quot;)" office:value-type="float" office:value="196198.0125" calcext:value-type="float">
            <text:p>196198,0125</text:p>
          </table:table-cell>
          <table:table-cell table:style-name="ce3" table:formula="of:=IF([.L191]&gt;[.L$177];[.L191];&quot;&quot;)" office:value-type="float" office:value="60454.725" calcext:value-type="float">
            <text:p>60454,725</text:p>
          </table:table-cell>
          <table:table-cell table:style-name="ce3" table:formula="of:=IF([.M191]&gt;[.M$177];[.M191];&quot;&quot;)" office:value-type="float" office:value="761500.65" calcext:value-type="float">
            <text:p>761500,65</text:p>
          </table:table-cell>
          <table:table-cell table:style-name="ce3" table:formula="of:=IF([.N191]&gt;[.N$177];[.N191];&quot;&quot;)" office:value-type="float" office:value="249396.95" calcext:value-type="float">
            <text:p>249396,95</text:p>
          </table:table-cell>
          <table:table-cell table:style-name="ce3" table:formula="of:=IF([.O191]&gt;[.O$177];[.O191];&quot;&quot;)" office:value-type="float" office:value="753557.4375" calcext:value-type="float">
            <text:p>753557,4375</text:p>
          </table:table-cell>
          <table:table-cell table:style-name="ce3" table:formula="of:=IF([.P191]&gt;[.P$177];[.P191];&quot;&quot;)" office:value-type="float" office:value="77366.9875" calcext:value-type="float">
            <text:p>77366,9875</text:p>
          </table:table-cell>
          <table:table-cell table:style-name="ce3" table:formula="of:=IF([.Q191]&gt;[.Q$177];[.Q191];&quot;&quot;)" office:value-type="float" office:value="46487.125" calcext:value-type="float">
            <text:p>46487,125</text:p>
          </table:table-cell>
          <table:table-cell table:style-name="ce3" table:formula="of:=IF([.R191]&gt;[.R$177];[.R191];&quot;&quot;)" office:value-type="float" office:value="301880.45" calcext:value-type="float">
            <text:p>301880,45</text:p>
          </table:table-cell>
          <table:table-cell table:style-name="ce3" table:formula="of:=IF([.S191]&gt;[.S$177];[.S191];&quot;&quot;)" office:value-type="float" office:value="1043065.15" calcext:value-type="float">
            <text:p>1043065,15</text:p>
          </table:table-cell>
          <table:table-cell table:style-name="ce3" table:formula="of:=IF([.T191]&gt;[.T$177];[.T191];&quot;&quot;)" office:value-type="float" office:value="734527.1875" calcext:value-type="float">
            <text:p>734527,1875</text:p>
          </table:table-cell>
          <table:table-cell table:style-name="ce3" table:formula="of:=IF([.U191]&gt;[.U$177];[.U191];&quot;&quot;)" office:value-type="float" office:value="992825.6" calcext:value-type="float">
            <text:p>992825,6</text:p>
          </table:table-cell>
          <table:table-cell table:style-name="ce3" table:formula="of:=IF([.V191]&gt;[.V$177];[.V191];&quot;&quot;)" office:value-type="float" office:value="1149625.6" calcext:value-type="float">
            <text:p>1149625,6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IF([.B192]&gt;[.B$177];[.B192];&quot;&quot;)" office:value-type="float" office:value="190966.325" calcext:value-type="float">
            <text:p>190966,325</text:p>
          </table:table-cell>
          <table:table-cell table:style-name="ce3" table:formula="of:=IF([.C192]&gt;[.C$177];[.C192];&quot;&quot;)" office:value-type="float" office:value="68313.15" calcext:value-type="float">
            <text:p>68313,15</text:p>
          </table:table-cell>
          <table:table-cell table:style-name="ce3" table:formula="of:=IF([.D192]&gt;[.D$177];[.D192];&quot;&quot;)" office:value-type="float" office:value="166493.325" calcext:value-type="float">
            <text:p>166493,325</text:p>
          </table:table-cell>
          <table:table-cell table:style-name="ce3" table:formula="of:=IF([.E192]&gt;[.E$177];[.E192];&quot;&quot;)" office:value-type="float" office:value="2834193.575" calcext:value-type="float">
            <text:p>2834193,575</text:p>
          </table:table-cell>
          <table:table-cell table:style-name="ce3" table:formula="of:=IF([.F192]&gt;[.F$177];[.F192];&quot;&quot;)" office:value-type="float" office:value="32280.175" calcext:value-type="float">
            <text:p>32280,175</text:p>
          </table:table-cell>
          <table:table-cell table:style-name="ce3" table:formula="of:=IF([.G192]&gt;[.G$177];[.G192];&quot;&quot;)" office:value-type="float" office:value="780490.9875" calcext:value-type="float">
            <text:p>780490,9875</text:p>
          </table:table-cell>
          <table:table-cell table:style-name="ce3" table:formula="of:=IF([.H192]&gt;[.H$177];[.H192];&quot;&quot;)" office:value-type="float" office:value="65773.3625" calcext:value-type="float">
            <text:p>65773,3625</text:p>
          </table:table-cell>
          <table:table-cell table:style-name="ce3" table:formula="of:=IF([.I192]&gt;[.I$177];[.I192];&quot;&quot;)" office:value-type="float" office:value="949322.575" calcext:value-type="float">
            <text:p>949322,575</text:p>
          </table:table-cell>
          <table:table-cell table:style-name="ce3" table:formula="of:=IF([.J192]&gt;[.J$177];[.J192];&quot;&quot;)" office:value-type="float" office:value="171827.2" calcext:value-type="float">
            <text:p>171827,2</text:p>
          </table:table-cell>
          <table:table-cell table:style-name="ce3" table:formula="of:=IF([.K192]&gt;[.K$177];[.K192];&quot;&quot;)" office:value-type="float" office:value="180374.0125" calcext:value-type="float">
            <text:p>180374,0125</text:p>
          </table:table-cell>
          <table:table-cell table:style-name="ce3" table:formula="of:=IF([.L192]&gt;[.L$177];[.L192];&quot;&quot;)" office:value-type="float" office:value="52472.725" calcext:value-type="float">
            <text:p>52472,725</text:p>
          </table:table-cell>
          <table:table-cell table:style-name="ce3" table:formula="of:=IF([.M192]&gt;[.M$177];[.M192];&quot;&quot;)" office:value-type="float" office:value="674054.25" calcext:value-type="float">
            <text:p>674054,25</text:p>
          </table:table-cell>
          <table:table-cell table:style-name="ce3" table:formula="of:=IF([.N192]&gt;[.N$177];[.N192];&quot;&quot;)" office:value-type="float" office:value="220113.75" calcext:value-type="float">
            <text:p>220113,75</text:p>
          </table:table-cell>
          <table:table-cell table:style-name="ce3" table:formula="of:=IF([.O192]&gt;[.O$177];[.O192];&quot;&quot;)" office:value-type="float" office:value="645574.4375" calcext:value-type="float">
            <text:p>645574,4375</text:p>
          </table:table-cell>
          <table:table-cell table:style-name="ce3" table:formula="of:=IF([.P192]&gt;[.P$177];[.P192];&quot;&quot;)" office:value-type="float" office:value="61502.9875" calcext:value-type="float">
            <text:p>61502,9875</text:p>
          </table:table-cell>
          <table:table-cell table:style-name="ce3" table:formula="of:=IF([.Q192]&gt;[.Q$177];[.Q192];&quot;&quot;)" office:value-type="float" office:value="36759.925" calcext:value-type="float">
            <text:p>36759,925</text:p>
          </table:table-cell>
          <table:table-cell table:style-name="ce3" table:formula="of:=IF([.R192]&gt;[.R$177];[.R192];&quot;&quot;)" office:value-type="float" office:value="229038.85" calcext:value-type="float">
            <text:p>229038,85</text:p>
          </table:table-cell>
          <table:table-cell table:style-name="ce3" table:formula="of:=IF([.S192]&gt;[.S$177];[.S192];&quot;&quot;)" office:value-type="float" office:value="809840.85" calcext:value-type="float">
            <text:p>809840,85</text:p>
          </table:table-cell>
          <table:table-cell table:style-name="ce3" table:formula="of:=IF([.T192]&gt;[.T$177];[.T192];&quot;&quot;)" office:value-type="float" office:value="589520.7875" calcext:value-type="float">
            <text:p>589520,7875</text:p>
          </table:table-cell>
          <table:table-cell table:style-name="ce3" table:formula="of:=IF([.U192]&gt;[.U$177];[.U192];&quot;&quot;)" office:value-type="float" office:value="788259.2" calcext:value-type="float">
            <text:p>788259,2</text:p>
          </table:table-cell>
          <table:table-cell table:style-name="ce3" table:formula="of:=IF([.V192]&gt;[.V$177];[.V192];&quot;&quot;)" office:value-type="float" office:value="911040" calcext:value-type="float">
            <text:p>911040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IF([.B193]&gt;[.B$177];[.B193];&quot;&quot;)" office:value-type="float" office:value="146380.725" calcext:value-type="float">
            <text:p>146380,725</text:p>
          </table:table-cell>
          <table:table-cell table:style-name="ce3" table:formula="of:=IF([.C193]&gt;[.C$177];[.C193];&quot;&quot;)" office:value-type="float" office:value="72685.55" calcext:value-type="float">
            <text:p>72685,55</text:p>
          </table:table-cell>
          <table:table-cell table:style-name="ce3" table:formula="of:=IF([.D193]&gt;[.D$177];[.D193];&quot;&quot;)" office:value-type="float" office:value="145496.425" calcext:value-type="float">
            <text:p>145496,425</text:p>
          </table:table-cell>
          <table:table-cell table:style-name="ce3" table:formula="of:=IF([.E193]&gt;[.E$177];[.E193];&quot;&quot;)" office:value-type="float" office:value="2370578.875" calcext:value-type="float">
            <text:p>2370578,875</text:p>
          </table:table-cell>
          <table:table-cell table:style-name="ce3" table:formula="of:=IF([.F193]&gt;[.F$177];[.F193];&quot;&quot;)" office:value-type="float" office:value="28807.375" calcext:value-type="float">
            <text:p>28807,375</text:p>
          </table:table-cell>
          <table:table-cell table:style-name="ce3" table:formula="of:=IF([.G193]&gt;[.G$177];[.G193];&quot;&quot;)" office:value-type="float" office:value="645217.3875" calcext:value-type="float">
            <text:p>645217,3875</text:p>
          </table:table-cell>
          <table:table-cell table:style-name="ce3" table:formula="of:=IF([.H193]&gt;[.H$177];[.H193];&quot;&quot;)" office:value-type="float" office:value="56266.7625" calcext:value-type="float">
            <text:p>56266,7625</text:p>
          </table:table-cell>
          <table:table-cell table:style-name="ce3" table:formula="of:=IF([.I193]&gt;[.I$177];[.I193];&quot;&quot;)" office:value-type="float" office:value="866090.475" calcext:value-type="float">
            <text:p>866090,475</text:p>
          </table:table-cell>
          <table:table-cell table:style-name="ce3" table:formula="of:=IF([.J193]&gt;[.J$177];[.J193];&quot;&quot;)" office:value-type="float" office:value="156945.6" calcext:value-type="float">
            <text:p>156945,6</text:p>
          </table:table-cell>
          <table:table-cell table:style-name="ce3" table:formula="of:=IF([.K193]&gt;[.K$177];[.K193];&quot;&quot;)" office:value-type="float" office:value="165492.4125" calcext:value-type="float">
            <text:p>165492,4125</text:p>
          </table:table-cell>
          <table:table-cell table:style-name="ce3" table:formula="of:=IF([.L193]&gt;[.L$177];[.L193];&quot;&quot;)" office:value-type="float" office:value="51068.925" calcext:value-type="float">
            <text:p>51068,925</text:p>
          </table:table-cell>
          <table:table-cell table:style-name="ce3" table:formula="of:=IF([.M193]&gt;[.M$177];[.M193];&quot;&quot;)" office:value-type="float" office:value="660454.25" calcext:value-type="float">
            <text:p>660454,25</text:p>
          </table:table-cell>
          <table:table-cell table:style-name="ce3" table:formula="of:=IF([.N193]&gt;[.N$177];[.N193];&quot;&quot;)" office:value-type="float" office:value="220232.15" calcext:value-type="float">
            <text:p>220232,15</text:p>
          </table:table-cell>
          <table:table-cell table:style-name="ce3" table:formula="of:=IF([.O193]&gt;[.O$177];[.O193];&quot;&quot;)" office:value-type="float" office:value="693249.4375" calcext:value-type="float">
            <text:p>693249,4375</text:p>
          </table:table-cell>
          <table:table-cell table:style-name="ce3" table:formula="of:=IF([.P193]&gt;[.P$177];[.P193];&quot;&quot;)" office:value-type="float" office:value="72493.7875" calcext:value-type="float">
            <text:p>72493,7875</text:p>
          </table:table-cell>
          <table:table-cell table:style-name="ce3" table:formula="of:=IF([.Q193]&gt;[.Q$177];[.Q193];&quot;&quot;)" office:value-type="float" office:value="44561.525" calcext:value-type="float">
            <text:p>44561,525</text:p>
          </table:table-cell>
          <table:table-cell table:style-name="ce3" table:formula="of:=IF([.R193]&gt;[.R$177];[.R193];&quot;&quot;)" office:value-type="float" office:value="300790.85" calcext:value-type="float">
            <text:p>300790,85</text:p>
          </table:table-cell>
          <table:table-cell table:style-name="ce3" table:formula="of:=IF([.S193]&gt;[.S$177];[.S193];&quot;&quot;)" office:value-type="float" office:value="1092514.85" calcext:value-type="float">
            <text:p>1092514,85</text:p>
          </table:table-cell>
          <table:table-cell table:style-name="ce3" table:formula="of:=IF([.T193]&gt;[.T$177];[.T193];&quot;&quot;)" office:value-type="float" office:value="774335.1875" calcext:value-type="float">
            <text:p>774335,1875</text:p>
          </table:table-cell>
          <table:table-cell table:style-name="ce3" table:formula="of:=IF([.U193]&gt;[.U$177];[.U193];&quot;&quot;)" office:value-type="float" office:value="1020707.2" calcext:value-type="float">
            <text:p>1020707,2</text:p>
          </table:table-cell>
          <table:table-cell table:style-name="ce3" table:formula="of:=IF([.V193]&gt;[.V$177];[.V193];&quot;&quot;)" office:value-type="float" office:value="1228508.8" calcext:value-type="float">
            <text:p>1228508,8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IF([.B194]&gt;[.B$177];[.B194];&quot;&quot;)" office:value-type="float" office:value="182160.725" calcext:value-type="float">
            <text:p>182160,725</text:p>
          </table:table-cell>
          <table:table-cell table:style-name="ce3" table:formula="of:=IF([.C194]&gt;[.C$177];[.C194];&quot;&quot;)" office:value-type="float" office:value="100984.75" calcext:value-type="float">
            <text:p>100984,75</text:p>
          </table:table-cell>
          <table:table-cell table:style-name="ce3" table:formula="of:=IF([.D194]&gt;[.D$177];[.D194];&quot;&quot;)" office:value-type="float" office:value="154335.825" calcext:value-type="float">
            <text:p>154335,825</text:p>
          </table:table-cell>
          <table:table-cell table:style-name="ce3" table:formula="of:=IF([.E194]&gt;[.E$177];[.E194];&quot;&quot;)" office:value-type="float" office:value="2551347.875" calcext:value-type="float">
            <text:p>2551347,875</text:p>
          </table:table-cell>
          <table:table-cell table:style-name="ce3" table:formula="of:=IF([.F194]&gt;[.F$177];[.F194];&quot;&quot;)" office:value-type="float" office:value="35462.975" calcext:value-type="float">
            <text:p>35462,975</text:p>
          </table:table-cell>
          <table:table-cell table:style-name="ce3" table:formula="of:=IF([.G194]&gt;[.G$177];[.G194];&quot;&quot;)" office:value-type="float" office:value="690042.9875" calcext:value-type="float">
            <text:p>690042,9875</text:p>
          </table:table-cell>
          <table:table-cell table:style-name="ce3" table:formula="of:=IF([.H194]&gt;[.H$177];[.H194];&quot;&quot;)" office:value-type="float" office:value="60598.7625" calcext:value-type="float">
            <text:p>60598,7625</text:p>
          </table:table-cell>
          <table:table-cell table:style-name="ce3" table:formula="of:=IF([.I194]&gt;[.I$177];[.I194];&quot;&quot;)" office:value-type="float" office:value="856194.575" calcext:value-type="float">
            <text:p>856194,575</text:p>
          </table:table-cell>
          <table:table-cell table:style-name="ce3" table:formula="of:=IF([.J194]&gt;[.J$177];[.J194];&quot;&quot;)" office:value-type="float" office:value="151650.8" calcext:value-type="float">
            <text:p>151650,8</text:p>
          </table:table-cell>
          <table:table-cell table:style-name="ce3" table:formula="of:=IF([.K194]&gt;[.K$177];[.K194];&quot;&quot;)" office:value-type="float" office:value="166636.8125" calcext:value-type="float">
            <text:p>166636,8125</text:p>
          </table:table-cell>
          <table:table-cell table:style-name="ce3" table:formula="of:=IF([.L194]&gt;[.L$177];[.L194];&quot;&quot;)" office:value-type="float" office:value="53034.125" calcext:value-type="float">
            <text:p>53034,125</text:p>
          </table:table-cell>
          <table:table-cell table:style-name="ce3" table:formula="of:=IF([.M194]&gt;[.M$177];[.M194];&quot;&quot;)" office:value-type="float" office:value="627268.65" calcext:value-type="float">
            <text:p>627268,65</text:p>
          </table:table-cell>
          <table:table-cell table:style-name="ce3" table:formula="of:=IF([.N194]&gt;[.N$177];[.N194];&quot;&quot;)" office:value-type="float" office:value="202263.35" calcext:value-type="float">
            <text:p>202263,35</text:p>
          </table:table-cell>
          <table:table-cell table:style-name="ce3" table:formula="of:=IF([.O194]&gt;[.O$177];[.O194];&quot;&quot;)" office:value-type="float" office:value="629870.4375" calcext:value-type="float">
            <text:p>629870,4375</text:p>
          </table:table-cell>
          <table:table-cell table:style-name="ce3" table:formula="of:=IF([.P194]&gt;[.P$177];[.P194];&quot;&quot;)" office:value-type="float" office:value="69124.3875" calcext:value-type="float">
            <text:p>69124,3875</text:p>
          </table:table-cell>
          <table:table-cell table:style-name="ce3" table:formula="of:=IF([.Q194]&gt;[.Q$177];[.Q194];&quot;&quot;)" office:value-type="float" office:value="35837.125" calcext:value-type="float">
            <text:p>35837,125</text:p>
          </table:table-cell>
          <table:table-cell table:style-name="ce3" table:formula="of:=IF([.R194]&gt;[.R$177];[.R194];&quot;&quot;)" office:value-type="float" office:value="257125.25" calcext:value-type="float">
            <text:p>257125,25</text:p>
          </table:table-cell>
          <table:table-cell table:style-name="ce3" table:formula="of:=IF([.S194]&gt;[.S$177];[.S194];&quot;&quot;)" office:value-type="float" office:value="862046.65" calcext:value-type="float">
            <text:p>862046,65</text:p>
          </table:table-cell>
          <table:table-cell table:style-name="ce3" table:formula="of:=IF([.T194]&gt;[.T$177];[.T194];&quot;&quot;)" office:value-type="float" office:value="586114.3875" calcext:value-type="float">
            <text:p>586114,3875</text:p>
          </table:table-cell>
          <table:table-cell table:style-name="ce3" table:formula="of:=IF([.U194]&gt;[.U$177];[.U194];&quot;&quot;)" office:value-type="float" office:value="775344" calcext:value-type="float">
            <text:p>775344</text:p>
          </table:table-cell>
          <table:table-cell table:style-name="ce3" table:formula="of:=IF([.V194]&gt;[.V$177];[.V194];&quot;&quot;)" office:value-type="float" office:value="911363.2" calcext:value-type="float">
            <text:p>911363,2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IF([.B195]&gt;[.B$177];[.B195];&quot;&quot;)" office:value-type="float" office:value="133445.525" calcext:value-type="float">
            <text:p>133445,525</text:p>
          </table:table-cell>
          <table:table-cell table:style-name="ce3" table:formula="of:=IF([.C195]&gt;[.C$177];[.C195];&quot;&quot;)" office:value-type="float" office:value="48879.35" calcext:value-type="float">
            <text:p>48879,35</text:p>
          </table:table-cell>
          <table:table-cell table:style-name="ce3" table:formula="of:=IF([.D195]&gt;[.D$177];[.D195];&quot;&quot;)" office:value-type="float" office:value="132210.025" calcext:value-type="float">
            <text:p>132210,025</text:p>
          </table:table-cell>
          <table:table-cell table:style-name="ce3" table:formula="of:=IF([.E195]&gt;[.E$177];[.E195];&quot;&quot;)" office:value-type="float" office:value="1810785.975" calcext:value-type="float">
            <text:p>1810785,975</text:p>
          </table:table-cell>
          <table:table-cell table:style-name="ce3" table:formula="of:=IF([.F195]&gt;[.F$177];[.F195];&quot;&quot;)" office:value-type="float" office:value="21891.175" calcext:value-type="float">
            <text:p>21891,175</text:p>
          </table:table-cell>
          <table:table-cell table:style-name="ce3" table:formula="of:=IF([.G195]&gt;[.G$177];[.G195];&quot;&quot;)" office:value-type="float" office:value="511658.9875" calcext:value-type="float">
            <text:p>511658,9875</text:p>
          </table:table-cell>
          <table:table-cell table:style-name="ce3" table:formula="of:=IF([.H195]&gt;[.H$177];[.H195];&quot;&quot;)" office:value-type="float" office:value="39619.9625" calcext:value-type="float">
            <text:p>39619,9625</text:p>
          </table:table-cell>
          <table:table-cell table:style-name="ce3" table:formula="of:=IF([.I195]&gt;[.I$177];[.I195];&quot;&quot;)" office:value-type="float" office:value="689604.575" calcext:value-type="float">
            <text:p>689604,575</text:p>
          </table:table-cell>
          <table:table-cell table:style-name="ce3" table:formula="of:=IF([.J195]&gt;[.J$177];[.J195];&quot;&quot;)" office:value-type="float" office:value="110195.2" calcext:value-type="float">
            <text:p>110195,2</text:p>
          </table:table-cell>
          <table:table-cell table:style-name="ce3" table:formula="of:=IF([.K195]&gt;[.K$177];[.K195];&quot;&quot;)" office:value-type="float" office:value="122954.4125" calcext:value-type="float">
            <text:p>122954,4125</text:p>
          </table:table-cell>
          <table:table-cell table:style-name="ce3" table:formula="of:=IF([.L195]&gt;[.L$177];[.L195];&quot;&quot;)" office:value-type="float" office:value="38874.525" calcext:value-type="float">
            <text:p>38874,525</text:p>
          </table:table-cell>
          <table:table-cell table:style-name="ce3" table:formula="of:=IF([.M195]&gt;[.M$177];[.M195];&quot;&quot;)" office:value-type="float" office:value="437777.45" calcext:value-type="float">
            <text:p>437777,45</text:p>
          </table:table-cell>
          <table:table-cell table:style-name="ce3" table:formula="of:=IF([.N195]&gt;[.N$177];[.N195];&quot;&quot;)" office:value-type="float" office:value="145526.55" calcext:value-type="float">
            <text:p>145526,55</text:p>
          </table:table-cell>
          <table:table-cell table:style-name="ce3" table:formula="of:=IF([.O195]&gt;[.O$177];[.O195];&quot;&quot;)" office:value-type="float" office:value="465208.9375" calcext:value-type="float">
            <text:p>465208,9375</text:p>
          </table:table-cell>
          <table:table-cell table:style-name="ce3" table:formula="of:=IF([.P195]&gt;[.P$177];[.P195];&quot;&quot;)" office:value-type="float" office:value="50331.9875" calcext:value-type="float">
            <text:p>50331,9875</text:p>
          </table:table-cell>
          <table:table-cell table:style-name="ce3" table:formula="of:=IF([.Q195]&gt;[.Q$177];[.Q195];&quot;&quot;)" office:value-type="float" office:value="30060.725" calcext:value-type="float">
            <text:p>30060,725</text:p>
          </table:table-cell>
          <table:table-cell table:style-name="ce3" table:formula="of:=IF([.R195]&gt;[.R$177];[.R195];&quot;&quot;)" office:value-type="float" office:value="203282.85" calcext:value-type="float">
            <text:p>203282,85</text:p>
          </table:table-cell>
          <table:table-cell table:style-name="ce3" table:formula="of:=IF([.S195]&gt;[.S$177];[.S195];&quot;&quot;)" office:value-type="float" office:value="724180.65" calcext:value-type="float">
            <text:p>724180,65</text:p>
          </table:table-cell>
          <table:table-cell table:style-name="ce3" table:formula="of:=IF([.T195]&gt;[.T$177];[.T195];&quot;&quot;)" office:value-type="float" office:value="515552.7875" calcext:value-type="float">
            <text:p>515552,7875</text:p>
          </table:table-cell>
          <table:table-cell table:style-name="ce3" table:formula="of:=IF([.U195]&gt;[.U$177];[.U195];&quot;&quot;)" office:value-type="float" office:value="700070.4" calcext:value-type="float">
            <text:p>700070,4</text:p>
          </table:table-cell>
          <table:table-cell table:style-name="ce3" table:formula="of:=IF([.V195]&gt;[.V$177];[.V195];&quot;&quot;)" office:value-type="float" office:value="829113.6" calcext:value-type="float">
            <text:p>829113,6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IF([.B196]&gt;[.B$177];[.B196];&quot;&quot;)" office:value-type="float" office:value="140744.725" calcext:value-type="float">
            <text:p>140744,725</text:p>
          </table:table-cell>
          <table:table-cell table:style-name="ce3" table:formula="of:=IF([.C196]&gt;[.C$177];[.C196];&quot;&quot;)" office:value-type="float" office:value="62838.15" calcext:value-type="float">
            <text:p>62838,15</text:p>
          </table:table-cell>
          <table:table-cell table:style-name="ce3" table:formula="of:=IF([.D196]&gt;[.D$177];[.D196];&quot;&quot;)" office:value-type="float" office:value="139607.425" calcext:value-type="float">
            <text:p>139607,425</text:p>
          </table:table-cell>
          <table:table-cell table:style-name="ce3" table:formula="of:=IF([.E196]&gt;[.E$177];[.E196];&quot;&quot;)" office:value-type="float" office:value="2119125.375" calcext:value-type="float">
            <text:p>2119125,375</text:p>
          </table:table-cell>
          <table:table-cell table:style-name="ce3" table:formula="of:=IF([.F196]&gt;[.F$177];[.F196];&quot;&quot;)" office:value-type="float" office:value="21934.875" calcext:value-type="float">
            <text:p>21934,875</text:p>
          </table:table-cell>
          <table:table-cell table:style-name="ce3" table:formula="of:=IF([.G196]&gt;[.G$177];[.G196];&quot;&quot;)" office:value-type="float" office:value="588455.7875" calcext:value-type="float">
            <text:p>588455,7875</text:p>
          </table:table-cell>
          <table:table-cell table:style-name="ce3" table:formula="of:=IF([.H196]&gt;[.H$177];[.H196];&quot;&quot;)" office:value-type="float" office:value="46459.5625" calcext:value-type="float">
            <text:p>46459,5625</text:p>
          </table:table-cell>
          <table:table-cell table:style-name="ce3" table:formula="of:=IF([.I196]&gt;[.I$177];[.I196];&quot;&quot;)" office:value-type="float" office:value="751817.975" calcext:value-type="float">
            <text:p>751817,975</text:p>
          </table:table-cell>
          <table:table-cell table:style-name="ce3" table:formula="of:=IF([.J196]&gt;[.J$177];[.J196];&quot;&quot;)" office:value-type="float" office:value="122188" calcext:value-type="float">
            <text:p>122188</text:p>
          </table:table-cell>
          <table:table-cell table:style-name="ce3" table:formula="of:=IF([.K196]&gt;[.K$177];[.K196];&quot;&quot;)" office:value-type="float" office:value="129030.4125" calcext:value-type="float">
            <text:p>129030,4125</text:p>
          </table:table-cell>
          <table:table-cell table:style-name="ce3" table:formula="of:=IF([.L196]&gt;[.L$177];[.L196];&quot;&quot;)" office:value-type="float" office:value="41903.125" calcext:value-type="float">
            <text:p>41903,125</text:p>
          </table:table-cell>
          <table:table-cell table:style-name="ce3" table:formula="of:=IF([.M196]&gt;[.M$177];[.M196];&quot;&quot;)" office:value-type="float" office:value="521171.05" calcext:value-type="float">
            <text:p>521171,05</text:p>
          </table:table-cell>
          <table:table-cell table:style-name="ce3" table:formula="of:=IF([.N196]&gt;[.N$177];[.N196];&quot;&quot;)" office:value-type="float" office:value="168069.75" calcext:value-type="float">
            <text:p>168069,75</text:p>
          </table:table-cell>
          <table:table-cell table:style-name="ce3" table:formula="of:=IF([.O196]&gt;[.O$177];[.O196];&quot;&quot;)" office:value-type="float" office:value="522951.4375" calcext:value-type="float">
            <text:p>522951,4375</text:p>
          </table:table-cell>
          <table:table-cell table:style-name="ce3" table:formula="of:=IF([.P196]&gt;[.P$177];[.P196];&quot;&quot;)" office:value-type="float" office:value="54082.7875" calcext:value-type="float">
            <text:p>54082,7875</text:p>
          </table:table-cell>
          <table:table-cell table:style-name="ce3" table:formula="of:=IF([.Q196]&gt;[.Q$177];[.Q196];&quot;&quot;)" office:value-type="float" office:value="32066.725" calcext:value-type="float">
            <text:p>32066,725</text:p>
          </table:table-cell>
          <table:table-cell table:style-name="ce3" table:formula="of:=IF([.R196]&gt;[.R$177];[.R196];&quot;&quot;)" office:value-type="float" office:value="228928.45" calcext:value-type="float">
            <text:p>228928,45</text:p>
          </table:table-cell>
          <table:table-cell table:style-name="ce3" table:formula="of:=IF([.S196]&gt;[.S$177];[.S196];&quot;&quot;)" office:value-type="float" office:value="833165.45" calcext:value-type="float">
            <text:p>833165,45</text:p>
          </table:table-cell>
          <table:table-cell table:style-name="ce3" table:formula="of:=IF([.T196]&gt;[.T$177];[.T196];&quot;&quot;)" office:value-type="float" office:value="583021.5875" calcext:value-type="float">
            <text:p>583021,5875</text:p>
          </table:table-cell>
          <table:table-cell table:style-name="ce3" table:formula="of:=IF([.U196]&gt;[.U$177];[.U196];&quot;&quot;)" office:value-type="float" office:value="793529.6" calcext:value-type="float">
            <text:p>793529,6</text:p>
          </table:table-cell>
          <table:table-cell table:style-name="ce3" table:formula="of:=IF([.V196]&gt;[.V$177];[.V196];&quot;&quot;)" office:value-type="float" office:value="938716.8" calcext:value-type="float">
            <text:p>938716,8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IF([.B197]&gt;[.B$177];[.B197];&quot;&quot;)" office:value-type="float" office:value="155746.325" calcext:value-type="float">
            <text:p>155746,325</text:p>
          </table:table-cell>
          <table:table-cell table:style-name="ce3" table:formula="of:=IF([.C197]&gt;[.C$177];[.C197];&quot;&quot;)" office:value-type="float" office:value="57964.75" calcext:value-type="float">
            <text:p>57964,75</text:p>
          </table:table-cell>
          <table:table-cell table:style-name="ce3" table:formula="of:=IF([.D197]&gt;[.D$177];[.D197];&quot;&quot;)" office:value-type="float" office:value="154543.125" calcext:value-type="float">
            <text:p>154543,125</text:p>
          </table:table-cell>
          <table:table-cell table:style-name="ce3" table:formula="of:=IF([.E197]&gt;[.E$177];[.E197];&quot;&quot;)" office:value-type="float" office:value="2530227.275" calcext:value-type="float">
            <text:p>2530227,275</text:p>
          </table:table-cell>
          <table:table-cell table:style-name="ce3" table:formula="of:=IF([.F197]&gt;[.F$177];[.F197];&quot;&quot;)" office:value-type="float" office:value="29963.375" calcext:value-type="float">
            <text:p>29963,375</text:p>
          </table:table-cell>
          <table:table-cell table:style-name="ce3" table:formula="of:=IF([.G197]&gt;[.G$177];[.G197];&quot;&quot;)" office:value-type="float" office:value="686167.7875" calcext:value-type="float">
            <text:p>686167,7875</text:p>
          </table:table-cell>
          <table:table-cell table:style-name="ce3" table:formula="of:=IF([.H197]&gt;[.H$177];[.H197];&quot;&quot;)" office:value-type="float" office:value="56266.7625" calcext:value-type="float">
            <text:p>56266,7625</text:p>
          </table:table-cell>
          <table:table-cell table:style-name="ce3" table:formula="of:=IF([.I197]&gt;[.I$177];[.I197];&quot;&quot;)" office:value-type="float" office:value="882863.975" calcext:value-type="float">
            <text:p>882863,975</text:p>
          </table:table-cell>
          <table:table-cell table:style-name="ce3" table:formula="of:=IF([.J197]&gt;[.J$177];[.J197];&quot;&quot;)" office:value-type="float" office:value="159552" calcext:value-type="float">
            <text:p>159552</text:p>
          </table:table-cell>
          <table:table-cell table:style-name="ce3" table:formula="of:=IF([.K197]&gt;[.K$177];[.K197];&quot;&quot;)" office:value-type="float" office:value="148986.4125" calcext:value-type="float">
            <text:p>148986,4125</text:p>
          </table:table-cell>
          <table:table-cell table:style-name="ce3" table:formula="of:=IF([.L197]&gt;[.L$177];[.L197];&quot;&quot;)" office:value-type="float" office:value="47217.725" calcext:value-type="float">
            <text:p>47217,725</text:p>
          </table:table-cell>
          <table:table-cell table:style-name="ce3" table:formula="of:=IF([.M197]&gt;[.M$177];[.M197];&quot;&quot;)" office:value-type="float" office:value="626462.25" calcext:value-type="float">
            <text:p>626462,25</text:p>
          </table:table-cell>
          <table:table-cell table:style-name="ce3" table:formula="of:=IF([.N197]&gt;[.N$177];[.N197];&quot;&quot;)" office:value-type="float" office:value="204210.55" calcext:value-type="float">
            <text:p>204210,55</text:p>
          </table:table-cell>
          <table:table-cell table:style-name="ce3" table:formula="of:=IF([.O197]&gt;[.O$177];[.O197];&quot;&quot;)" office:value-type="float" office:value="623629.4375" calcext:value-type="float">
            <text:p>623629,4375</text:p>
          </table:table-cell>
          <table:table-cell table:style-name="ce3" table:formula="of:=IF([.P197]&gt;[.P$177];[.P197];&quot;&quot;)" office:value-type="float" office:value="66557.1875" calcext:value-type="float">
            <text:p>66557,1875</text:p>
          </table:table-cell>
          <table:table-cell table:style-name="ce3" table:formula="of:=IF([.Q197]&gt;[.Q$177];[.Q197];&quot;&quot;)" office:value-type="float" office:value="34593.725" calcext:value-type="float">
            <text:p>34593,725</text:p>
          </table:table-cell>
          <table:table-cell table:style-name="ce3" table:formula="of:=IF([.R197]&gt;[.R$177];[.R197];&quot;&quot;)" office:value-type="float" office:value="251850.85" calcext:value-type="float">
            <text:p>251850,85</text:p>
          </table:table-cell>
          <table:table-cell table:style-name="ce3" table:formula="of:=IF([.S197]&gt;[.S$177];[.S197];&quot;&quot;)" office:value-type="float" office:value="907411.05" calcext:value-type="float">
            <text:p>907411,05</text:p>
          </table:table-cell>
          <table:table-cell table:style-name="ce3" table:formula="of:=IF([.T197]&gt;[.T$177];[.T197];&quot;&quot;)" office:value-type="float" office:value="579451.9875" calcext:value-type="float">
            <text:p>579451,9875</text:p>
          </table:table-cell>
          <table:table-cell table:style-name="ce3" table:formula="of:=IF([.U197]&gt;[.U$177];[.U197];&quot;&quot;)" office:value-type="float" office:value="820886.4" calcext:value-type="float">
            <text:p>820886,4</text:p>
          </table:table-cell>
          <table:table-cell table:style-name="ce3" table:formula="of:=IF([.V197]&gt;[.V$177];[.V197];&quot;&quot;)" office:value-type="float" office:value="954604.8" calcext:value-type="float">
            <text:p>954604,8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IF([.B198]&gt;[.B$177];[.B198];&quot;&quot;)" office:value-type="float" office:value="136392.725" calcext:value-type="float">
            <text:p>136392,725</text:p>
          </table:table-cell>
          <table:table-cell table:style-name="ce3" table:formula="of:=IF([.C198]&gt;[.C$177];[.C198];&quot;&quot;)" office:value-type="float" office:value="54996.35" calcext:value-type="float">
            <text:p>54996,35</text:p>
          </table:table-cell>
          <table:table-cell table:style-name="ce3" table:formula="of:=IF([.D198]&gt;[.D$177];[.D198];&quot;&quot;)" office:value-type="float" office:value="132424.225" calcext:value-type="float">
            <text:p>132424,225</text:p>
          </table:table-cell>
          <table:table-cell table:style-name="ce3" table:formula="of:=IF([.E198]&gt;[.E$177];[.E198];&quot;&quot;)" office:value-type="float" office:value="1978778.075" calcext:value-type="float">
            <text:p>1978778,075</text:p>
          </table:table-cell>
          <table:table-cell table:style-name="ce3" table:formula="of:=IF([.F198]&gt;[.F$177];[.F198];&quot;&quot;)" office:value-type="float" office:value="21930.475" calcext:value-type="float">
            <text:p>21930,475</text:p>
          </table:table-cell>
          <table:table-cell table:style-name="ce3" table:formula="of:=IF([.G198]&gt;[.G$177];[.G198];&quot;&quot;)" office:value-type="float" office:value="529751.7875" calcext:value-type="float">
            <text:p>529751,7875</text:p>
          </table:table-cell>
          <table:table-cell table:style-name="ce3" table:formula="of:=IF([.H198]&gt;[.H$177];[.H198];&quot;&quot;)" office:value-type="float" office:value="44213.1625" calcext:value-type="float">
            <text:p>44213,1625</text:p>
          </table:table-cell>
          <table:table-cell table:style-name="ce3" table:formula="of:=IF([.I198]&gt;[.I$177];[.I198];&quot;&quot;)" office:value-type="float" office:value="715787.975" calcext:value-type="float">
            <text:p>715787,975</text:p>
          </table:table-cell>
          <table:table-cell table:style-name="ce3" table:formula="of:=IF([.J198]&gt;[.J$177];[.J198];&quot;&quot;)" office:value-type="float" office:value="120082.8" calcext:value-type="float">
            <text:p>120082,8</text:p>
          </table:table-cell>
          <table:table-cell table:style-name="ce3" table:formula="of:=IF([.K198]&gt;[.K$177];[.K198];&quot;&quot;)" office:value-type="float" office:value="128068.0125" calcext:value-type="float">
            <text:p>128068,0125</text:p>
          </table:table-cell>
          <table:table-cell table:style-name="ce3" table:formula="of:=IF([.L198]&gt;[.L$177];[.L198];&quot;&quot;)" office:value-type="float" office:value="36628.325" calcext:value-type="float">
            <text:p>36628,325</text:p>
          </table:table-cell>
          <table:table-cell table:style-name="ce3" table:formula="of:=IF([.M198]&gt;[.M$177];[.M198];&quot;&quot;)" office:value-type="float" office:value="493951.85" calcext:value-type="float">
            <text:p>493951,85</text:p>
          </table:table-cell>
          <table:table-cell table:style-name="ce3" table:formula="of:=IF([.N198]&gt;[.N$177];[.N198];&quot;&quot;)" office:value-type="float" office:value="165060.95" calcext:value-type="float">
            <text:p>165060,95</text:p>
          </table:table-cell>
          <table:table-cell table:style-name="ce3" table:formula="of:=IF([.O198]&gt;[.O$177];[.O198];&quot;&quot;)" office:value-type="float" office:value="526569.4375" calcext:value-type="float">
            <text:p>526569,4375</text:p>
          </table:table-cell>
          <table:table-cell table:style-name="ce3" table:formula="of:=IF([.P198]&gt;[.P$177];[.P198];&quot;&quot;)" office:value-type="float" office:value="55426.1875" calcext:value-type="float">
            <text:p>55426,1875</text:p>
          </table:table-cell>
          <table:table-cell table:style-name="ce3" table:formula="of:=IF([.Q198]&gt;[.Q$177];[.Q198];&quot;&quot;)" office:value-type="float" office:value="31665.525" calcext:value-type="float">
            <text:p>31665,525</text:p>
          </table:table-cell>
          <table:table-cell table:style-name="ce3" table:formula="of:=IF([.R198]&gt;[.R$177];[.R198];&quot;&quot;)" office:value-type="float" office:value="209549.25" calcext:value-type="float">
            <text:p>209549,25</text:p>
          </table:table-cell>
          <table:table-cell table:style-name="ce3" table:formula="of:=IF([.S198]&gt;[.S$177];[.S198];&quot;&quot;)" office:value-type="float" office:value="728975.95" calcext:value-type="float">
            <text:p>728975,95</text:p>
          </table:table-cell>
          <table:table-cell table:style-name="ce3" table:formula="of:=IF([.T198]&gt;[.T$177];[.T198];&quot;&quot;)" office:value-type="float" office:value="485450.3875" calcext:value-type="float">
            <text:p>485450,3875</text:p>
          </table:table-cell>
          <table:table-cell table:style-name="ce3" table:formula="of:=IF([.U198]&gt;[.U$177];[.U198];&quot;&quot;)" office:value-type="float" office:value="693718.4" calcext:value-type="float">
            <text:p>693718,4</text:p>
          </table:table-cell>
          <table:table-cell table:style-name="ce3" table:formula="of:=IF([.V198]&gt;[.V$177];[.V198];&quot;&quot;)" office:value-type="float" office:value="787900.8" calcext:value-type="float">
            <text:p>787900,8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IF([.B199]&gt;[.B$177];[.B199];&quot;&quot;)" office:value-type="float" office:value="113769.525" calcext:value-type="float">
            <text:p>113769,525</text:p>
          </table:table-cell>
          <table:table-cell table:style-name="ce3" table:formula="of:=IF([.C199]&gt;[.C$177];[.C199];&quot;&quot;)" office:value-type="float" office:value="40395.55" calcext:value-type="float">
            <text:p>40395,55</text:p>
          </table:table-cell>
          <table:table-cell table:style-name="ce3" table:formula="of:=IF([.D199]&gt;[.D$177];[.D199];&quot;&quot;)" office:value-type="float" office:value="131543.625" calcext:value-type="float">
            <text:p>131543,625</text:p>
          </table:table-cell>
          <table:table-cell table:style-name="ce3" table:formula="of:=IF([.E199]&gt;[.E$177];[.E199];&quot;&quot;)" office:value-type="float" office:value="1798315.475" calcext:value-type="float">
            <text:p>1798315,475</text:p>
          </table:table-cell>
          <table:table-cell table:style-name="ce3" table:formula="of:=IF([.F199]&gt;[.F$177];[.F199];&quot;&quot;)" office:value-type="float" office:value="21768.675" calcext:value-type="float">
            <text:p>21768,675</text:p>
          </table:table-cell>
          <table:table-cell table:style-name="ce3" table:formula="of:=IF([.G199]&gt;[.G$177];[.G199];&quot;&quot;)" office:value-type="float" office:value="476162.9875" calcext:value-type="float">
            <text:p>476162,9875</text:p>
          </table:table-cell>
          <table:table-cell table:style-name="ce3" table:formula="of:=IF([.H199]&gt;[.H$177];[.H199];&quot;&quot;)" office:value-type="float" office:value="38015.7625" calcext:value-type="float">
            <text:p>38015,7625</text:p>
          </table:table-cell>
          <table:table-cell table:style-name="ce3" table:formula="of:=IF([.I199]&gt;[.I$177];[.I199];&quot;&quot;)" office:value-type="float" office:value="657646.475" calcext:value-type="float">
            <text:p>657646,475</text:p>
          </table:table-cell>
          <table:table-cell table:style-name="ce3" table:formula="of:=IF([.J199]&gt;[.J$177];[.J199];&quot;&quot;)" office:value-type="float" office:value="109513.6" calcext:value-type="float">
            <text:p>109513,6</text:p>
          </table:table-cell>
          <table:table-cell table:style-name="ce3" table:formula="of:=IF([.K199]&gt;[.K$177];[.K199];&quot;&quot;)" office:value-type="float" office:value="118140.8125" calcext:value-type="float">
            <text:p>118140,8125</text:p>
          </table:table-cell>
          <table:table-cell table:style-name="ce3" table:formula="of:=IF([.L199]&gt;[.L$177];[.L199];&quot;&quot;)" office:value-type="float" office:value="31995.125" calcext:value-type="float">
            <text:p>31995,125</text:p>
          </table:table-cell>
          <table:table-cell table:style-name="ce3" table:formula="of:=IF([.M199]&gt;[.M$177];[.M199];&quot;&quot;)" office:value-type="float" office:value="453983.85" calcext:value-type="float">
            <text:p>453983,85</text:p>
          </table:table-cell>
          <table:table-cell table:style-name="ce3" table:formula="of:=IF([.N199]&gt;[.N$177];[.N199];&quot;&quot;)" office:value-type="float" office:value="153789.75" calcext:value-type="float">
            <text:p>153789,75</text:p>
          </table:table-cell>
          <table:table-cell table:style-name="ce3" table:formula="of:=IF([.O199]&gt;[.O$177];[.O199];&quot;&quot;)" office:value-type="float" office:value="493196.9375" calcext:value-type="float">
            <text:p>493196,9375</text:p>
          </table:table-cell>
          <table:table-cell table:style-name="ce3" table:formula="of:=IF([.P199]&gt;[.P$177];[.P199];&quot;&quot;)" office:value-type="float" office:value="50733.1875" calcext:value-type="float">
            <text:p>50733,1875</text:p>
          </table:table-cell>
          <table:table-cell table:style-name="ce3" table:formula="of:=IF([.Q199]&gt;[.Q$177];[.Q199];&quot;&quot;)" office:value-type="float" office:value="29499.325" calcext:value-type="float">
            <text:p>29499,325</text:p>
          </table:table-cell>
          <table:table-cell table:style-name="ce3" table:formula="of:=IF([.R199]&gt;[.R$177];[.R199];&quot;&quot;)" office:value-type="float" office:value="207857.25" calcext:value-type="float">
            <text:p>207857,25</text:p>
          </table:table-cell>
          <table:table-cell table:style-name="ce3" table:formula="of:=IF([.S199]&gt;[.S$177];[.S199];&quot;&quot;)" office:value-type="float" office:value="706395.35" calcext:value-type="float">
            <text:p>706395,35</text:p>
          </table:table-cell>
          <table:table-cell table:style-name="ce3" table:formula="of:=IF([.T199]&gt;[.T$177];[.T199];&quot;&quot;)" office:value-type="float" office:value="494839.1875" calcext:value-type="float">
            <text:p>494839,1875</text:p>
          </table:table-cell>
          <table:table-cell table:style-name="ce3" table:formula="of:=IF([.U199]&gt;[.U$177];[.U199];&quot;&quot;)" office:value-type="float" office:value="674339.2" calcext:value-type="float">
            <text:p>674339,2</text:p>
          </table:table-cell>
          <table:table-cell table:style-name="ce3" table:formula="of:=IF([.V199]&gt;[.V$177];[.V199];&quot;&quot;)" office:value-type="float" office:value="761968" calcext:value-type="float">
            <text:p>761968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IF([.B200]&gt;[.B$177];[.B200];&quot;&quot;)" office:value-type="float" office:value="116977.525" calcext:value-type="float">
            <text:p>116977,525</text:p>
          </table:table-cell>
          <table:table-cell table:style-name="ce3" table:formula="of:=IF([.C200]&gt;[.C$177];[.C200];&quot;&quot;)" office:value-type="float" office:value="39954.15" calcext:value-type="float">
            <text:p>39954,15</text:p>
          </table:table-cell>
          <table:table-cell table:style-name="ce3" table:formula="of:=IF([.D200]&gt;[.D$177];[.D200];&quot;&quot;)" office:value-type="float" office:value="127535.825" calcext:value-type="float">
            <text:p>127535,825</text:p>
          </table:table-cell>
          <table:table-cell table:style-name="ce3" table:formula="of:=IF([.E200]&gt;[.E$177];[.E200];&quot;&quot;)" office:value-type="float" office:value="1760285.375" calcext:value-type="float">
            <text:p>1760285,375</text:p>
          </table:table-cell>
          <table:table-cell table:style-name="ce3" table:formula="of:=IF([.F200]&gt;[.F$177];[.F200];&quot;&quot;)" office:value-type="float" office:value="18139.575" calcext:value-type="float">
            <text:p>18139,575</text:p>
          </table:table-cell>
          <table:table-cell table:style-name="ce3" table:formula="of:=IF([.G200]&gt;[.G$177];[.G200];&quot;&quot;)" office:value-type="float" office:value="459538.9875" calcext:value-type="float">
            <text:p>459538,9875</text:p>
          </table:table-cell>
          <table:table-cell table:style-name="ce3" table:formula="of:=IF([.H200]&gt;[.H$177];[.H200];&quot;&quot;)" office:value-type="float" office:value="41004.1625" calcext:value-type="float">
            <text:p>41004,1625</text:p>
          </table:table-cell>
          <table:table-cell table:style-name="ce3" table:formula="of:=IF([.I200]&gt;[.I$177];[.I200];&quot;&quot;)" office:value-type="float" office:value="641198.375" calcext:value-type="float">
            <text:p>641198,375</text:p>
          </table:table-cell>
          <table:table-cell table:style-name="ce3" table:formula="of:=IF([.J200]&gt;[.J$177];[.J200];&quot;&quot;)" office:value-type="float" office:value="107367.6" calcext:value-type="float">
            <text:p>107367,6</text:p>
          </table:table-cell>
          <table:table-cell table:style-name="ce3" table:formula="of:=IF([.K200]&gt;[.K$177];[.K200];&quot;&quot;)" office:value-type="float" office:value="120807.6125" calcext:value-type="float">
            <text:p>120807,6125</text:p>
          </table:table-cell>
          <table:table-cell table:style-name="ce3" table:formula="of:=IF([.L200]&gt;[.L$177];[.L200];&quot;&quot;)" office:value-type="float" office:value="35123.725" calcext:value-type="float">
            <text:p>35123,725</text:p>
          </table:table-cell>
          <table:table-cell table:style-name="ce3" table:formula="of:=IF([.M200]&gt;[.M$177];[.M200];&quot;&quot;)" office:value-type="float" office:value="457511.85" calcext:value-type="float">
            <text:p>457511,85</text:p>
          </table:table-cell>
          <table:table-cell table:style-name="ce3" table:formula="of:=IF([.N200]&gt;[.N$177];[.N200];&quot;&quot;)" office:value-type="float" office:value="148535.35" calcext:value-type="float">
            <text:p>148535,35</text:p>
          </table:table-cell>
          <table:table-cell table:style-name="ce3" table:formula="of:=IF([.O200]&gt;[.O$177];[.O200];&quot;&quot;)" office:value-type="float" office:value="459838.9375" calcext:value-type="float">
            <text:p>459838,9375</text:p>
          </table:table-cell>
          <table:table-cell table:style-name="ce3" table:formula="of:=IF([.P200]&gt;[.P$177];[.P200];&quot;&quot;)" office:value-type="float" office:value="46962.5875" calcext:value-type="float">
            <text:p>46962,5875</text:p>
          </table:table-cell>
          <table:table-cell table:style-name="ce3" table:formula="of:=IF([.Q200]&gt;[.Q$177];[.Q200];&quot;&quot;)" office:value-type="float" office:value="27854.725" calcext:value-type="float">
            <text:p>27854,725</text:p>
          </table:table-cell>
          <table:table-cell table:style-name="ce3" table:formula="of:=IF([.R200]&gt;[.R$177];[.R200];&quot;&quot;)" office:value-type="float" office:value="185274.85" calcext:value-type="float">
            <text:p>185274,85</text:p>
          </table:table-cell>
          <table:table-cell table:style-name="ce3" table:formula="of:=IF([.S200]&gt;[.S$177];[.S200];&quot;&quot;)" office:value-type="float" office:value="629367.35" calcext:value-type="float">
            <text:p>629367,35</text:p>
          </table:table-cell>
          <table:table-cell table:style-name="ce3" table:formula="of:=IF([.T200]&gt;[.T$177];[.T200];&quot;&quot;)" office:value-type="float" office:value="424200.7875" calcext:value-type="float">
            <text:p>424200,7875</text:p>
          </table:table-cell>
          <table:table-cell table:style-name="ce3" table:formula="of:=IF([.U200]&gt;[.U$177];[.U200];&quot;&quot;)" office:value-type="float" office:value="585212.8" calcext:value-type="float">
            <text:p>585212,8</text:p>
          </table:table-cell>
          <table:table-cell table:style-name="ce3" table:formula="of:=IF([.V200]&gt;[.V$177];[.V200];&quot;&quot;)" office:value-type="float" office:value="683628.8" calcext:value-type="float">
            <text:p>683628,8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IF([.B201]&gt;[.B$177];[.B201];&quot;&quot;)" office:value-type="float" office:value="99490.325" calcext:value-type="float">
            <text:p>99490,325</text:p>
          </table:table-cell>
          <table:table-cell table:style-name="ce3" table:formula="of:=IF([.C201]&gt;[.C$177];[.C201];&quot;&quot;)" office:value-type="float" office:value="35301.35" calcext:value-type="float">
            <text:p>35301,35</text:p>
          </table:table-cell>
          <table:table-cell table:style-name="ce3" table:formula="of:=IF([.D201]&gt;[.D$177];[.D201];&quot;&quot;)" office:value-type="float" office:value="129338.825" calcext:value-type="float">
            <text:p>129338,825</text:p>
          </table:table-cell>
          <table:table-cell table:style-name="ce3" table:formula="of:=IF([.E201]&gt;[.E$177];[.E201];&quot;&quot;)" office:value-type="float" office:value="1596804.975" calcext:value-type="float">
            <text:p>1596804,975</text:p>
          </table:table-cell>
          <table:table-cell table:style-name="ce3" table:formula="of:=IF([.F201]&gt;[.F$177];[.F201];&quot;&quot;)" office:value-type="float" office:value="15862.975" calcext:value-type="float">
            <text:p>15862,975</text:p>
          </table:table-cell>
          <table:table-cell table:style-name="ce3" table:formula="of:=IF([.G201]&gt;[.G$177];[.G201];&quot;&quot;)" office:value-type="float" office:value="405426.9875" calcext:value-type="float">
            <text:p>405426,9875</text:p>
          </table:table-cell>
          <table:table-cell table:style-name="ce3" table:formula="of:=IF([.H201]&gt;[.H$177];[.H201];&quot;&quot;)" office:value-type="float" office:value="35789.5625" calcext:value-type="float">
            <text:p>35789,5625</text:p>
          </table:table-cell>
          <table:table-cell table:style-name="ce3" table:formula="of:=IF([.I201]&gt;[.I$177];[.I201];&quot;&quot;)" office:value-type="float" office:value="630260.475" calcext:value-type="float">
            <text:p>630260,475</text:p>
          </table:table-cell>
          <table:table-cell table:style-name="ce3" table:formula="of:=IF([.J201]&gt;[.J$177];[.J201];&quot;&quot;)" office:value-type="float" office:value="97860.8" calcext:value-type="float">
            <text:p>97860,8</text:p>
          </table:table-cell>
          <table:table-cell table:style-name="ce3" table:formula="of:=IF([.K201]&gt;[.K$177];[.K201];&quot;&quot;)" office:value-type="float" office:value="97442.8125" calcext:value-type="float">
            <text:p>97442,8125</text:p>
          </table:table-cell>
          <table:table-cell table:style-name="ce3" table:formula="of:=IF([.L201]&gt;[.L$177];[.L201];&quot;&quot;)" office:value-type="float" office:value="28605.725" calcext:value-type="float">
            <text:p>28605,725</text:p>
          </table:table-cell>
          <table:table-cell table:style-name="ce3" table:formula="of:=IF([.M201]&gt;[.M$177];[.M201];&quot;&quot;)" office:value-type="float" office:value="398547.05" calcext:value-type="float">
            <text:p>398547,05</text:p>
          </table:table-cell>
          <table:table-cell table:style-name="ce3" table:formula="of:=IF([.N201]&gt;[.N$177];[.N201];&quot;&quot;)" office:value-type="float" office:value="129000.15" calcext:value-type="float">
            <text:p>129000,15</text:p>
          </table:table-cell>
          <table:table-cell table:style-name="ce3" table:formula="of:=IF([.O201]&gt;[.O$177];[.O201];&quot;&quot;)" office:value-type="float" office:value="426508.9375" calcext:value-type="float">
            <text:p>426508,9375</text:p>
          </table:table-cell>
          <table:table-cell table:style-name="ce3" table:formula="of:=IF([.P201]&gt;[.P$177];[.P201];&quot;&quot;)" office:value-type="float" office:value="45117.1875" calcext:value-type="float">
            <text:p>45117,1875</text:p>
          </table:table-cell>
          <table:table-cell table:style-name="ce3" table:formula="of:=IF([.Q201]&gt;[.Q$177];[.Q201];&quot;&quot;)" office:value-type="float" office:value="23923.525" calcext:value-type="float">
            <text:p>23923,525</text:p>
          </table:table-cell>
          <table:table-cell table:style-name="ce3" table:formula="of:=IF([.R201]&gt;[.R$177];[.R201];&quot;&quot;)" office:value-type="float" office:value="185184.45" calcext:value-type="float">
            <text:p>185184,45</text:p>
          </table:table-cell>
          <table:table-cell table:style-name="ce3" table:formula="of:=IF([.S201]&gt;[.S$177];[.S201];&quot;&quot;)" office:value-type="float" office:value="693584.65" calcext:value-type="float">
            <text:p>693584,65</text:p>
          </table:table-cell>
          <table:table-cell table:style-name="ce3" table:formula="of:=IF([.T201]&gt;[.T$177];[.T201];&quot;&quot;)" office:value-type="float" office:value="472275.9875" calcext:value-type="float">
            <text:p>472275,9875</text:p>
          </table:table-cell>
          <table:table-cell table:style-name="ce3" table:formula="of:=IF([.U201]&gt;[.U$177];[.U201];&quot;&quot;)" office:value-type="float" office:value="657254.4" calcext:value-type="float">
            <text:p>657254,4</text:p>
          </table:table-cell>
          <table:table-cell table:style-name="ce3" table:formula="of:=IF([.V201]&gt;[.V$177];[.V201];&quot;&quot;)" office:value-type="float" office:value="767302.4" calcext:value-type="float">
            <text:p>767302,4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IF([.B202]&gt;[.B$177];[.B202];&quot;&quot;)" office:value-type="float" office:value="125321.525" calcext:value-type="float">
            <text:p>125321,525</text:p>
          </table:table-cell>
          <table:table-cell table:style-name="ce3" table:formula="of:=IF([.C202]&gt;[.C$177];[.C202];&quot;&quot;)" office:value-type="float" office:value="46051.35" calcext:value-type="float">
            <text:p>46051,35</text:p>
          </table:table-cell>
          <table:table-cell table:style-name="ce3" table:formula="of:=IF([.D202]&gt;[.D$177];[.D202];&quot;&quot;)" office:value-type="float" office:value="138519.025" calcext:value-type="float">
            <text:p>138519,025</text:p>
          </table:table-cell>
          <table:table-cell table:style-name="ce3" table:formula="of:=IF([.E202]&gt;[.E$177];[.E202];&quot;&quot;)" office:value-type="float" office:value="2189733.275" calcext:value-type="float">
            <text:p>2189733,275</text:p>
          </table:table-cell>
          <table:table-cell table:style-name="ce3" table:formula="of:=IF([.F202]&gt;[.F$177];[.F202];&quot;&quot;)" office:value-type="float" office:value="26024.575" calcext:value-type="float">
            <text:p>26024,575</text:p>
          </table:table-cell>
          <table:table-cell table:style-name="ce3" table:formula="of:=IF([.G202]&gt;[.G$177];[.G202];&quot;&quot;)" office:value-type="float" office:value="593770.9875" calcext:value-type="float">
            <text:p>593770,9875</text:p>
          </table:table-cell>
          <table:table-cell table:style-name="ce3" table:formula="of:=IF([.H202]&gt;[.H$177];[.H202];&quot;&quot;)" office:value-type="float" office:value="52275.5625" calcext:value-type="float">
            <text:p>52275,5625</text:p>
          </table:table-cell>
          <table:table-cell table:style-name="ce3" table:formula="of:=IF([.I202]&gt;[.I$177];[.I202];&quot;&quot;)" office:value-type="float" office:value="794452.175" calcext:value-type="float">
            <text:p>794452,175</text:p>
          </table:table-cell>
          <table:table-cell table:style-name="ce3" table:formula="of:=IF([.J202]&gt;[.J$177];[.J202];&quot;&quot;)" office:value-type="float" office:value="142064" calcext:value-type="float">
            <text:p>142064</text:p>
          </table:table-cell>
          <table:table-cell table:style-name="ce3" table:formula="of:=IF([.K202]&gt;[.K$177];[.K202];&quot;&quot;)" office:value-type="float" office:value="140723.6125" calcext:value-type="float">
            <text:p>140723,6125</text:p>
          </table:table-cell>
          <table:table-cell table:style-name="ce3" table:formula="of:=IF([.L202]&gt;[.L$177];[.L202];&quot;&quot;)" office:value-type="float" office:value="42424.325" calcext:value-type="float">
            <text:p>42424,325</text:p>
          </table:table-cell>
          <table:table-cell table:style-name="ce3" table:formula="of:=IF([.M202]&gt;[.M$177];[.M202];&quot;&quot;)" office:value-type="float" office:value="583100.65" calcext:value-type="float">
            <text:p>583100,65</text:p>
          </table:table-cell>
          <table:table-cell table:style-name="ce3" table:formula="of:=IF([.N202]&gt;[.N$177];[.N202];&quot;&quot;)" office:value-type="float" office:value="180122.55" calcext:value-type="float">
            <text:p>180122,55</text:p>
          </table:table-cell>
          <table:table-cell table:style-name="ce3" table:formula="of:=IF([.O202]&gt;[.O$177];[.O202];&quot;&quot;)" office:value-type="float" office:value="586766.4375" calcext:value-type="float">
            <text:p>586766,4375</text:p>
          </table:table-cell>
          <table:table-cell table:style-name="ce3" table:formula="of:=IF([.P202]&gt;[.P$177];[.P202];&quot;&quot;)" office:value-type="float" office:value="63588.9875" calcext:value-type="float">
            <text:p>63588,9875</text:p>
          </table:table-cell>
          <table:table-cell table:style-name="ce3" table:formula="of:=IF([.Q202]&gt;[.Q$177];[.Q202];&quot;&quot;)" office:value-type="float" office:value="34613.525" calcext:value-type="float">
            <text:p>34613,525</text:p>
          </table:table-cell>
          <table:table-cell table:style-name="ce3" table:formula="of:=IF([.R202]&gt;[.R$177];[.R202];&quot;&quot;)" office:value-type="float" office:value="248537.25" calcext:value-type="float">
            <text:p>248537,25</text:p>
          </table:table-cell>
          <table:table-cell table:style-name="ce3" table:formula="of:=IF([.S202]&gt;[.S$177];[.S202];&quot;&quot;)" office:value-type="float" office:value="891888.65" calcext:value-type="float">
            <text:p>891888,65</text:p>
          </table:table-cell>
          <table:table-cell table:style-name="ce3" table:formula="of:=IF([.T202]&gt;[.T$177];[.T202];&quot;&quot;)" office:value-type="float" office:value="587234.3875" calcext:value-type="float">
            <text:p>587234,3875</text:p>
          </table:table-cell>
          <table:table-cell table:style-name="ce3" table:formula="of:=IF([.U202]&gt;[.U$177];[.U202];&quot;&quot;)" office:value-type="float" office:value="828291.2" calcext:value-type="float">
            <text:p>828291,2</text:p>
          </table:table-cell>
          <table:table-cell table:style-name="ce3" table:formula="of:=IF([.V202]&gt;[.V$177];[.V202];&quot;&quot;)" office:value-type="float" office:value="975001.6" calcext:value-type="float">
            <text:p>975001,6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IF([.B203]&gt;[.B$177];[.B203];&quot;&quot;)" office:value-type="float" office:value="151575.925" calcext:value-type="float">
            <text:p>151575,925</text:p>
          </table:table-cell>
          <table:table-cell table:style-name="ce3" table:formula="of:=IF([.C203]&gt;[.C$177];[.C203];&quot;&quot;)" office:value-type="float" office:value="52509.55" calcext:value-type="float">
            <text:p>52509,55</text:p>
          </table:table-cell>
          <table:table-cell table:style-name="ce3" table:formula="of:=IF([.D203]&gt;[.D$177];[.D203];&quot;&quot;)" office:value-type="float" office:value="136826.825" calcext:value-type="float">
            <text:p>136826,825</text:p>
          </table:table-cell>
          <table:table-cell table:style-name="ce3" table:formula="of:=IF([.E203]&gt;[.E$177];[.E203];&quot;&quot;)" office:value-type="float" office:value="2123751.075" calcext:value-type="float">
            <text:p>2123751,075</text:p>
          </table:table-cell>
          <table:table-cell table:style-name="ce3" table:formula="of:=IF([.F203]&gt;[.F$177];[.F203];&quot;&quot;)" office:value-type="float" office:value="28469.875" calcext:value-type="float">
            <text:p>28469,875</text:p>
          </table:table-cell>
          <table:table-cell table:style-name="ce3" table:formula="of:=IF([.G203]&gt;[.G$177];[.G203];&quot;&quot;)" office:value-type="float" office:value="557871.7875" calcext:value-type="float">
            <text:p>557871,7875</text:p>
          </table:table-cell>
          <table:table-cell table:style-name="ce3" table:formula="of:=IF([.H203]&gt;[.H$177];[.H203];&quot;&quot;)" office:value-type="float" office:value="44253.3625" calcext:value-type="float">
            <text:p>44253,3625</text:p>
          </table:table-cell>
          <table:table-cell table:style-name="ce3" table:formula="of:=IF([.I203]&gt;[.I$177];[.I203];&quot;&quot;)" office:value-type="float" office:value="730121.075" calcext:value-type="float">
            <text:p>730121,075</text:p>
          </table:table-cell>
          <table:table-cell table:style-name="ce3" table:formula="of:=IF([.J203]&gt;[.J$177];[.J203];&quot;&quot;)" office:value-type="float" office:value="131594.8" calcext:value-type="float">
            <text:p>131594,8</text:p>
          </table:table-cell>
          <table:table-cell table:style-name="ce3" table:formula="of:=IF([.K203]&gt;[.K$177];[.K203];&quot;&quot;)" office:value-type="float" office:value="134164.8125" calcext:value-type="float">
            <text:p>134164,8125</text:p>
          </table:table-cell>
          <table:table-cell table:style-name="ce3" table:formula="of:=IF([.L203]&gt;[.L$177];[.L203];&quot;&quot;)" office:value-type="float" office:value="36748.525" calcext:value-type="float">
            <text:p>36748,525</text:p>
          </table:table-cell>
          <table:table-cell table:style-name="ce3" table:formula="of:=IF([.M203]&gt;[.M$177];[.M203];&quot;&quot;)" office:value-type="float" office:value="524095.85" calcext:value-type="float">
            <text:p>524095,85</text:p>
          </table:table-cell>
          <table:table-cell table:style-name="ce3" table:formula="of:=IF([.N203]&gt;[.N$177];[.N203];&quot;&quot;)" office:value-type="float" office:value="167307.35" calcext:value-type="float">
            <text:p>167307,35</text:p>
          </table:table-cell>
          <table:table-cell table:style-name="ce3" table:formula="of:=IF([.O203]&gt;[.O$177];[.O203];&quot;&quot;)" office:value-type="float" office:value="530009.9375" calcext:value-type="float">
            <text:p>530009,9375</text:p>
          </table:table-cell>
          <table:table-cell table:style-name="ce3" table:formula="of:=IF([.P203]&gt;[.P$177];[.P203];&quot;&quot;)" office:value-type="float" office:value="54684.3875" calcext:value-type="float">
            <text:p>54684,3875</text:p>
          </table:table-cell>
          <table:table-cell table:style-name="ce3" table:formula="of:=IF([.Q203]&gt;[.Q$177];[.Q203];&quot;&quot;)" office:value-type="float" office:value="30401.925" calcext:value-type="float">
            <text:p>30401,925</text:p>
          </table:table-cell>
          <table:table-cell table:style-name="ce3" table:formula="of:=IF([.R203]&gt;[.R$177];[.R203];&quot;&quot;)" office:value-type="float" office:value="220650.85" calcext:value-type="float">
            <text:p>220650,85</text:p>
          </table:table-cell>
          <table:table-cell table:style-name="ce3" table:formula="of:=IF([.S203]&gt;[.S$177];[.S203];&quot;&quot;)" office:value-type="float" office:value="732430.45" calcext:value-type="float">
            <text:p>732430,45</text:p>
          </table:table-cell>
          <table:table-cell table:style-name="ce3" table:formula="of:=IF([.T203]&gt;[.T$177];[.T203];&quot;&quot;)" office:value-type="float" office:value="509875.9875" calcext:value-type="float">
            <text:p>509875,9875</text:p>
          </table:table-cell>
          <table:table-cell table:style-name="ce3" table:formula="of:=IF([.U203]&gt;[.U$177];[.U203];&quot;&quot;)" office:value-type="float" office:value="695440" calcext:value-type="float">
            <text:p>695440</text:p>
          </table:table-cell>
          <table:table-cell table:style-name="ce3" table:formula="of:=IF([.V203]&gt;[.V$177];[.V203];&quot;&quot;)" office:value-type="float" office:value="812483.2" calcext:value-type="float">
            <text:p>812483,2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IF([.B204]&gt;[.B$177];[.B204];&quot;&quot;)" office:value-type="float" office:value="119907.125" calcext:value-type="float">
            <text:p>119907,125</text:p>
          </table:table-cell>
          <table:table-cell table:style-name="ce3" table:formula="of:=IF([.C204]&gt;[.C$177];[.C204];&quot;&quot;)" office:value-type="float" office:value="44146.15" calcext:value-type="float">
            <text:p>44146,15</text:p>
          </table:table-cell>
          <table:table-cell table:style-name="ce3" table:formula="of:=IF([.D204]&gt;[.D$177];[.D204];&quot;&quot;)" office:value-type="float" office:value="132483.725" calcext:value-type="float">
            <text:p>132483,725</text:p>
          </table:table-cell>
          <table:table-cell table:style-name="ce3" table:formula="of:=IF([.E204]&gt;[.E$177];[.E204];&quot;&quot;)" office:value-type="float" office:value="1882572.575" calcext:value-type="float">
            <text:p>1882572,575</text:p>
          </table:table-cell>
          <table:table-cell table:style-name="ce3" table:formula="of:=IF([.F204]&gt;[.F$177];[.F204];&quot;&quot;)" office:value-type="float" office:value="18360.875" calcext:value-type="float">
            <text:p>18360,875</text:p>
          </table:table-cell>
          <table:table-cell table:style-name="ce3" table:formula="of:=IF([.G204]&gt;[.G$177];[.G204];&quot;&quot;)" office:value-type="float" office:value="498988.5875" calcext:value-type="float">
            <text:p>498988,5875</text:p>
          </table:table-cell>
          <table:table-cell table:style-name="ce3" table:formula="of:=IF([.H204]&gt;[.H$177];[.H204];&quot;&quot;)" office:value-type="float" office:value="40061.7625" calcext:value-type="float">
            <text:p>40061,7625</text:p>
          </table:table-cell>
          <table:table-cell table:style-name="ce3" table:formula="of:=IF([.I204]&gt;[.I$177];[.I204];&quot;&quot;)" office:value-type="float" office:value="680189.175" calcext:value-type="float">
            <text:p>680189,175</text:p>
          </table:table-cell>
          <table:table-cell table:style-name="ce3" table:formula="of:=IF([.J204]&gt;[.J$177];[.J204];&quot;&quot;)" office:value-type="float" office:value="119220.4" calcext:value-type="float">
            <text:p>119220,4</text:p>
          </table:table-cell>
          <table:table-cell table:style-name="ce3" table:formula="of:=IF([.K204]&gt;[.K$177];[.K204];&quot;&quot;)" office:value-type="float" office:value="125621.6125" calcext:value-type="float">
            <text:p>125621,6125</text:p>
          </table:table-cell>
          <table:table-cell table:style-name="ce3" table:formula="of:=IF([.L204]&gt;[.L$177];[.L204];&quot;&quot;)" office:value-type="float" office:value="32977.925" calcext:value-type="float">
            <text:p>32977,925</text:p>
          </table:table-cell>
          <table:table-cell table:style-name="ce3" table:formula="of:=IF([.M204]&gt;[.M$177];[.M204];&quot;&quot;)" office:value-type="float" office:value="503316.65" calcext:value-type="float">
            <text:p>503316,65</text:p>
          </table:table-cell>
          <table:table-cell table:style-name="ce3" table:formula="of:=IF([.N204]&gt;[.N$177];[.N204];&quot;&quot;)" office:value-type="float" office:value="157820.15" calcext:value-type="float">
            <text:p>157820,15</text:p>
          </table:table-cell>
          <table:table-cell table:style-name="ce3" table:formula="of:=IF([.O204]&gt;[.O$177];[.O204];&quot;&quot;)" office:value-type="float" office:value="528947.4375" calcext:value-type="float">
            <text:p>528947,4375</text:p>
          </table:table-cell>
          <table:table-cell table:style-name="ce3" table:formula="of:=IF([.P204]&gt;[.P$177];[.P204];&quot;&quot;)" office:value-type="float" office:value="54603.9875" calcext:value-type="float">
            <text:p>54603,9875</text:p>
          </table:table-cell>
          <table:table-cell table:style-name="ce3" table:formula="of:=IF([.Q204]&gt;[.Q$177];[.Q204];&quot;&quot;)" office:value-type="float" office:value="28255.725" calcext:value-type="float">
            <text:p>28255,725</text:p>
          </table:table-cell>
          <table:table-cell table:style-name="ce3" table:formula="of:=IF([.R204]&gt;[.R$177];[.R204];&quot;&quot;)" office:value-type="float" office:value="219228.45" calcext:value-type="float">
            <text:p>219228,45</text:p>
          </table:table-cell>
          <table:table-cell table:style-name="ce3" table:formula="of:=IF([.S204]&gt;[.S$177];[.S204];&quot;&quot;)" office:value-type="float" office:value="729295.55" calcext:value-type="float">
            <text:p>729295,55</text:p>
          </table:table-cell>
          <table:table-cell table:style-name="ce3" table:formula="of:=IF([.T204]&gt;[.T$177];[.T204];&quot;&quot;)" office:value-type="float" office:value="485771.9875" calcext:value-type="float">
            <text:p>485771,9875</text:p>
          </table:table-cell>
          <table:table-cell table:style-name="ce3" table:formula="of:=IF([.U204]&gt;[.U$177];[.U204];&quot;&quot;)" office:value-type="float" office:value="673520" calcext:value-type="float">
            <text:p>673520</text:p>
          </table:table-cell>
          <table:table-cell table:style-name="ce3" table:formula="of:=IF([.V204]&gt;[.V$177];[.V204];&quot;&quot;)" office:value-type="float" office:value="766620.8" calcext:value-type="float">
            <text:p>766620,8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IF([.B205]&gt;[.B$177];[.B205];&quot;&quot;)" office:value-type="float" office:value="120588.725" calcext:value-type="float">
            <text:p>120588,725</text:p>
          </table:table-cell>
          <table:table-cell table:style-name="ce3" table:formula="of:=IF([.C205]&gt;[.C$177];[.C205];&quot;&quot;)" office:value-type="float" office:value="43724.95" calcext:value-type="float">
            <text:p>43724,95</text:p>
          </table:table-cell>
          <table:table-cell table:style-name="ce3" table:formula="of:=IF([.D205]&gt;[.D$177];[.D205];&quot;&quot;)" office:value-type="float" office:value="127987.725" calcext:value-type="float">
            <text:p>127987,725</text:p>
          </table:table-cell>
          <table:table-cell table:style-name="ce3" table:formula="of:=IF([.E205]&gt;[.E$177];[.E205];&quot;&quot;)" office:value-type="float" office:value="1876759.475" calcext:value-type="float">
            <text:p>1876759,475</text:p>
          </table:table-cell>
          <table:table-cell table:style-name="ce3" table:formula="of:=IF([.F205]&gt;[.F$177];[.F205];&quot;&quot;)" office:value-type="float" office:value="21768.675" calcext:value-type="float">
            <text:p>21768,675</text:p>
          </table:table-cell>
          <table:table-cell table:style-name="ce3" table:formula="of:=IF([.G205]&gt;[.G$177];[.G205];&quot;&quot;)" office:value-type="float" office:value="544255.7875" calcext:value-type="float">
            <text:p>544255,7875</text:p>
          </table:table-cell>
          <table:table-cell table:style-name="ce3" table:formula="of:=IF([.H205]&gt;[.H$177];[.H205];&quot;&quot;)" office:value-type="float" office:value="47362.1625" calcext:value-type="float">
            <text:p>47362,1625</text:p>
          </table:table-cell>
          <table:table-cell table:style-name="ce3" table:formula="of:=IF([.I205]&gt;[.I$177];[.I205];&quot;&quot;)" office:value-type="float" office:value="739646.475" calcext:value-type="float">
            <text:p>739646,475</text:p>
          </table:table-cell>
          <table:table-cell table:style-name="ce3" table:formula="of:=IF([.J205]&gt;[.J$177];[.J205];&quot;&quot;)" office:value-type="float" office:value="138493.6" calcext:value-type="float">
            <text:p>138493,6</text:p>
          </table:table-cell>
          <table:table-cell table:style-name="ce3" table:formula="of:=IF([.K205]&gt;[.K$177];[.K205];&quot;&quot;)" office:value-type="float" office:value="142869.6125" calcext:value-type="float">
            <text:p>142869,6125</text:p>
          </table:table-cell>
          <table:table-cell table:style-name="ce3" table:formula="of:=IF([.L205]&gt;[.L$177];[.L205];&quot;&quot;)" office:value-type="float" office:value="38332.925" calcext:value-type="float">
            <text:p>38332,925</text:p>
          </table:table-cell>
          <table:table-cell table:style-name="ce3" table:formula="of:=IF([.M205]&gt;[.M$177];[.M205];&quot;&quot;)" office:value-type="float" office:value="564607.85" calcext:value-type="float">
            <text:p>564607,85</text:p>
          </table:table-cell>
          <table:table-cell table:style-name="ce3" table:formula="of:=IF([.N205]&gt;[.N$177];[.N205];&quot;&quot;)" office:value-type="float" office:value="176834.55" calcext:value-type="float">
            <text:p>176834,55</text:p>
          </table:table-cell>
          <table:table-cell table:style-name="ce3" table:formula="of:=IF([.O205]&gt;[.O$177];[.O205];&quot;&quot;)" office:value-type="float" office:value="545236.9375" calcext:value-type="float">
            <text:p>545236,9375</text:p>
          </table:table-cell>
          <table:table-cell table:style-name="ce3" table:formula="of:=IF([.P205]&gt;[.P$177];[.P205];&quot;&quot;)" office:value-type="float" office:value="58695.3875" calcext:value-type="float">
            <text:p>58695,3875</text:p>
          </table:table-cell>
          <table:table-cell table:style-name="ce3" table:formula="of:=IF([.Q205]&gt;[.Q$177];[.Q205];&quot;&quot;)" office:value-type="float" office:value="30060.925" calcext:value-type="float">
            <text:p>30060,925</text:p>
          </table:table-cell>
          <table:table-cell table:style-name="ce3" table:formula="of:=IF([.R205]&gt;[.R$177];[.R205];&quot;&quot;)" office:value-type="float" office:value="216846.05" calcext:value-type="float">
            <text:p>216846,05</text:p>
          </table:table-cell>
          <table:table-cell table:style-name="ce3" table:formula="of:=IF([.S205]&gt;[.S$177];[.S205];&quot;&quot;)" office:value-type="float" office:value="745652.65" calcext:value-type="float">
            <text:p>745652,65</text:p>
          </table:table-cell>
          <table:table-cell table:style-name="ce3" table:formula="of:=IF([.T205]&gt;[.T$177];[.T205];&quot;&quot;)" office:value-type="float" office:value="501997.5875" calcext:value-type="float">
            <text:p>501997,5875</text:p>
          </table:table-cell>
          <table:table-cell table:style-name="ce3" table:formula="of:=IF([.U205]&gt;[.U$177];[.U205];&quot;&quot;)" office:value-type="float" office:value="730816" calcext:value-type="float">
            <text:p>730816</text:p>
          </table:table-cell>
          <table:table-cell table:style-name="ce3" table:formula="of:=IF([.V205]&gt;[.V$177];[.V205];&quot;&quot;)" office:value-type="float" office:value="969164.5" calcext:value-type="float">
            <text:p>969164,5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IF([.B206]&gt;[.B$177];[.B206];&quot;&quot;)" office:value-type="float" office:value="136432.725" calcext:value-type="float">
            <text:p>136432,725</text:p>
          </table:table-cell>
          <table:table-cell table:style-name="ce3" table:formula="of:=IF([.C206]&gt;[.C$177];[.C206];&quot;&quot;)" office:value-type="float" office:value="50223.15" calcext:value-type="float">
            <text:p>50223,15</text:p>
          </table:table-cell>
          <table:table-cell table:style-name="ce3" table:formula="of:=IF([.D206]&gt;[.D$177];[.D206];&quot;&quot;)" office:value-type="float" office:value="129158.025" calcext:value-type="float">
            <text:p>129158,025</text:p>
          </table:table-cell>
          <table:table-cell table:style-name="ce3" table:formula="of:=IF([.E206]&gt;[.E$177];[.E206];&quot;&quot;)" office:value-type="float" office:value="2080526.075" calcext:value-type="float">
            <text:p>2080526,075</text:p>
          </table:table-cell>
          <table:table-cell table:style-name="ce3" table:formula="of:=IF([.F206]&gt;[.F$177];[.F206];&quot;&quot;)" office:value-type="float" office:value="21989.575" calcext:value-type="float">
            <text:p>21989,575</text:p>
          </table:table-cell>
          <table:table-cell table:style-name="ce3" table:formula="of:=IF([.G206]&gt;[.G$177];[.G206];&quot;&quot;)" office:value-type="float" office:value="562362.9875" calcext:value-type="float">
            <text:p>562362,9875</text:p>
          </table:table-cell>
          <table:table-cell table:style-name="ce3" table:formula="of:=IF([.H206]&gt;[.H$177];[.H206];&quot;&quot;)" office:value-type="float" office:value="48906.1625" calcext:value-type="float">
            <text:p>48906,1625</text:p>
          </table:table-cell>
          <table:table-cell table:style-name="ce3" table:formula="of:=IF([.I206]&gt;[.I$177];[.I206];&quot;&quot;)" office:value-type="float" office:value="735532.975" calcext:value-type="float">
            <text:p>735532,975</text:p>
          </table:table-cell>
          <table:table-cell table:style-name="ce3" table:formula="of:=IF([.J206]&gt;[.J$177];[.J206];&quot;&quot;)" office:value-type="float" office:value="129790.4" calcext:value-type="float">
            <text:p>129790,4</text:p>
          </table:table-cell>
          <table:table-cell table:style-name="ce3" table:formula="of:=IF([.K206]&gt;[.K$177];[.K206];&quot;&quot;)" office:value-type="float" office:value="142548.4125" calcext:value-type="float">
            <text:p>142548,4125</text:p>
          </table:table-cell>
          <table:table-cell table:style-name="ce3" table:formula="of:=IF([.L206]&gt;[.L$177];[.L206];&quot;&quot;)" office:value-type="float" office:value="39135.325" calcext:value-type="float">
            <text:p>39135,325</text:p>
          </table:table-cell>
          <table:table-cell table:style-name="ce3" table:formula="of:=IF([.M206]&gt;[.M$177];[.M206];&quot;&quot;)" office:value-type="float" office:value="567375.85" calcext:value-type="float">
            <text:p>567375,85</text:p>
          </table:table-cell>
          <table:table-cell table:style-name="ce3" table:formula="of:=IF([.N206]&gt;[.N$177];[.N206];&quot;&quot;)" office:value-type="float" office:value="180904.95" calcext:value-type="float">
            <text:p>180904,95</text:p>
          </table:table-cell>
          <table:table-cell table:style-name="ce3" table:formula="of:=IF([.O206]&gt;[.O$177];[.O206];&quot;&quot;)" office:value-type="float" office:value="556984.4375" calcext:value-type="float">
            <text:p>556984,4375</text:p>
          </table:table-cell>
          <table:table-cell table:style-name="ce3" table:formula="of:=IF([.P206]&gt;[.P$177];[.P206];&quot;&quot;)" office:value-type="float" office:value="62104.3875" calcext:value-type="float">
            <text:p>62104,3875</text:p>
          </table:table-cell>
          <table:table-cell table:style-name="ce3" table:formula="of:=IF([.Q206]&gt;[.Q$177];[.Q206];&quot;&quot;)" office:value-type="float" office:value="31725.525" calcext:value-type="float">
            <text:p>31725,525</text:p>
          </table:table-cell>
          <table:table-cell table:style-name="ce3" table:formula="of:=IF([.R206]&gt;[.R$177];[.R206];&quot;&quot;)" office:value-type="float" office:value="242071.65" calcext:value-type="float">
            <text:p>242071,65</text:p>
          </table:table-cell>
          <table:table-cell table:style-name="ce3" table:formula="of:=IF([.S206]&gt;[.S$177];[.S206];&quot;&quot;)" office:value-type="float" office:value="817052.65" calcext:value-type="float">
            <text:p>817052,65</text:p>
          </table:table-cell>
          <table:table-cell table:style-name="ce3" table:formula="of:=IF([.T206]&gt;[.T$177];[.T206];&quot;&quot;)" office:value-type="float" office:value="511085.5875" calcext:value-type="float">
            <text:p>511085,5875</text:p>
          </table:table-cell>
          <table:table-cell table:style-name="ce3" table:formula="of:=IF([.U206]&gt;[.U$177];[.U206];&quot;&quot;)" office:value-type="float" office:value="684368" calcext:value-type="float">
            <text:p>684368</text:p>
          </table:table-cell>
          <table:table-cell table:style-name="ce3" table:formula="of:=IF([.V206]&gt;[.V$177];[.V206];&quot;&quot;)" office:value-type="float" office:value="806992" calcext:value-type="float">
            <text:p>806992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IF([.B207]&gt;[.B$177];[.B207];&quot;&quot;)" office:value-type="float" office:value="111583.925" calcext:value-type="float">
            <text:p>111583,925</text:p>
          </table:table-cell>
          <table:table-cell table:style-name="ce3" table:formula="of:=IF([.C207]&gt;[.C$177];[.C207];&quot;&quot;)" office:value-type="float" office:value="40054.55" calcext:value-type="float">
            <text:p>40054,55</text:p>
          </table:table-cell>
          <table:table-cell table:style-name="ce3" table:formula="of:=IF([.D207]&gt;[.D$177];[.D207];&quot;&quot;)" office:value-type="float" office:value="119284.025" calcext:value-type="float">
            <text:p>119284,025</text:p>
          </table:table-cell>
          <table:table-cell table:style-name="ce3" table:formula="of:=IF([.E207]&gt;[.E$177];[.E207];&quot;&quot;)" office:value-type="float" office:value="1511705.775" calcext:value-type="float">
            <text:p>1511705,775</text:p>
          </table:table-cell>
          <table:table-cell table:style-name="ce3" table:formula="of:=IF([.F207]&gt;[.F$177];[.F207];&quot;&quot;)" office:value-type="float" office:value="18824.375" calcext:value-type="float">
            <text:p>18824,375</text:p>
          </table:table-cell>
          <table:table-cell table:style-name="ce3" table:formula="of:=IF([.G207]&gt;[.G$177];[.G207];&quot;&quot;)" office:value-type="float" office:value="381938.9875" calcext:value-type="float">
            <text:p>381938,9875</text:p>
          </table:table-cell>
          <table:table-cell table:style-name="ce3" table:formula="of:=IF([.H207]&gt;[.H$177];[.H207];&quot;&quot;)" office:value-type="float" office:value="30875.9625" calcext:value-type="float">
            <text:p>30875,9625</text:p>
          </table:table-cell>
          <table:table-cell table:style-name="ce3" table:formula="of:=IF([.I207]&gt;[.I$177];[.I207];&quot;&quot;)" office:value-type="float" office:value="536650.475" calcext:value-type="float">
            <text:p>536650,475</text:p>
          </table:table-cell>
          <table:table-cell table:style-name="ce3" table:formula="of:=IF([.J207]&gt;[.J$177];[.J207];&quot;&quot;)" office:value-type="float" office:value="89096.8" calcext:value-type="float">
            <text:p>89096,8</text:p>
          </table:table-cell>
          <table:table-cell table:style-name="ce3" table:formula="of:=IF([.K207]&gt;[.K$177];[.K207];&quot;&quot;)" office:value-type="float" office:value="89560.8125" calcext:value-type="float">
            <text:p>89560,8125</text:p>
          </table:table-cell>
          <table:table-cell table:style-name="ce3" table:formula="of:=IF([.L207]&gt;[.L$177];[.L207];&quot;&quot;)" office:value-type="float" office:value="24213.325" calcext:value-type="float">
            <text:p>24213,325</text:p>
          </table:table-cell>
          <table:table-cell table:style-name="ce3" table:formula="of:=IF([.M207]&gt;[.M$177];[.M207];&quot;&quot;)" office:value-type="float" office:value="343071.85" calcext:value-type="float">
            <text:p>343071,85</text:p>
          </table:table-cell>
          <table:table-cell table:style-name="ce3" table:formula="of:=IF([.N207]&gt;[.N$177];[.N207];&quot;&quot;)" office:value-type="float" office:value="110248.15" calcext:value-type="float">
            <text:p>110248,15</text:p>
          </table:table-cell>
          <table:table-cell table:style-name="ce3" table:formula="of:=IF([.O207]&gt;[.O$177];[.O207];&quot;&quot;)" office:value-type="float" office:value="345752.9375" calcext:value-type="float">
            <text:p>345752,9375</text:p>
          </table:table-cell>
          <table:table-cell table:style-name="ce3" table:formula="of:=IF([.P207]&gt;[.P$177];[.P207];&quot;&quot;)" office:value-type="float" office:value="35430.3875" calcext:value-type="float">
            <text:p>35430,3875</text:p>
          </table:table-cell>
          <table:table-cell table:style-name="ce3" table:formula="of:=IF([.Q207]&gt;[.Q$177];[.Q207];&quot;&quot;)" office:value-type="float" office:value="20774.925" calcext:value-type="float">
            <text:p>20774,925</text:p>
          </table:table-cell>
          <table:table-cell table:style-name="ce3" table:formula="of:=IF([.R207]&gt;[.R$177];[.R207];&quot;&quot;)" office:value-type="float" office:value="143643.65" calcext:value-type="float">
            <text:p>143643,65</text:p>
          </table:table-cell>
          <table:table-cell table:style-name="ce3" table:formula="of:=IF([.S207]&gt;[.S$177];[.S207];&quot;&quot;)" office:value-type="float" office:value="475750.95" calcext:value-type="float">
            <text:p>475750,95</text:p>
          </table:table-cell>
          <table:table-cell table:style-name="ce3" table:formula="of:=IF([.T207]&gt;[.T$177];[.T207];&quot;&quot;)" office:value-type="float" office:value="343152.7875" calcext:value-type="float">
            <text:p>343152,7875</text:p>
          </table:table-cell>
          <table:table-cell table:style-name="ce3" table:formula="of:=IF([.U207]&gt;[.U$177];[.U207];&quot;&quot;)" office:value-type="float" office:value="465177.6" calcext:value-type="float">
            <text:p>465177,6</text:p>
          </table:table-cell>
          <table:table-cell table:style-name="ce3" table:formula="of:=IF([.V207]&gt;[.V$177];[.V207];&quot;&quot;)" office:value-type="float" office:value="549812.8" calcext:value-type="float">
            <text:p>549812,8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IF([.B208]&gt;[.B$177];[.B208];&quot;&quot;)" office:value-type="float" office:value="79273.925" calcext:value-type="float">
            <text:p>79273,925</text:p>
          </table:table-cell>
          <table:table-cell table:style-name="ce3" table:formula="of:=IF([.C208]&gt;[.C$177];[.C208];&quot;&quot;)" office:value-type="float" office:value="30969.35" calcext:value-type="float">
            <text:p>30969,35</text:p>
          </table:table-cell>
          <table:table-cell table:style-name="ce3" table:formula="of:=IF([.D208]&gt;[.D$177];[.D208];&quot;&quot;)" office:value-type="float" office:value="110834.125" calcext:value-type="float">
            <text:p>110834,125</text:p>
          </table:table-cell>
          <table:table-cell table:style-name="ce3" table:formula="of:=IF([.E208]&gt;[.E$177];[.E208];&quot;&quot;)" office:value-type="float" office:value="1368155.875" calcext:value-type="float">
            <text:p>1368155,875</text:p>
          </table:table-cell>
          <table:table-cell table:style-name="ce3" table:formula="of:=IF([.F208]&gt;[.F$177];[.F208];&quot;&quot;)" office:value-type="float" office:value="15347.375" calcext:value-type="float">
            <text:p>15347,375</text:p>
          </table:table-cell>
          <table:table-cell table:style-name="ce3" table:formula="of:=IF([.G208]&gt;[.G$177];[.G208];&quot;&quot;)" office:value-type="float" office:value="361442.9875" calcext:value-type="float">
            <text:p>361442,9875</text:p>
          </table:table-cell>
          <table:table-cell table:style-name="ce3" table:formula="of:=IF([.H208]&gt;[.H$177];[.H208];&quot;&quot;)" office:value-type="float" office:value="28428.9625" calcext:value-type="float">
            <text:p>28428,9625</text:p>
          </table:table-cell>
          <table:table-cell table:style-name="ce3" table:formula="of:=IF([.I208]&gt;[.I$177];[.I208];&quot;&quot;)" office:value-type="float" office:value="550011.675" calcext:value-type="float">
            <text:p>550011,675</text:p>
          </table:table-cell>
          <table:table-cell table:style-name="ce3" table:formula="of:=IF([.J208]&gt;[.J$177];[.J208];&quot;&quot;)" office:value-type="float" office:value="85426" calcext:value-type="float">
            <text:p>85426</text:p>
          </table:table-cell>
          <table:table-cell table:style-name="ce3" table:formula="of:=IF([.K208]&gt;[.K$177];[.K208];&quot;&quot;)" office:value-type="float" office:value="86412.0125" calcext:value-type="float">
            <text:p>86412,0125</text:p>
          </table:table-cell>
          <table:table-cell table:style-name="ce3" table:formula="of:=IF([.L208]&gt;[.L$177];[.L208];&quot;&quot;)" office:value-type="float" office:value="24353.925" calcext:value-type="float">
            <text:p>24353,925</text:p>
          </table:table-cell>
          <table:table-cell table:style-name="ce3" table:formula="of:=IF([.M208]&gt;[.M$177];[.M208];&quot;&quot;)" office:value-type="float" office:value="363891.05" calcext:value-type="float">
            <text:p>363891,05</text:p>
          </table:table-cell>
          <table:table-cell table:style-name="ce3" table:formula="of:=IF([.N208]&gt;[.N$177];[.N208];&quot;&quot;)" office:value-type="float" office:value="111852.15" calcext:value-type="float">
            <text:p>111852,15</text:p>
          </table:table-cell>
          <table:table-cell table:style-name="ce3" table:formula="of:=IF([.O208]&gt;[.O$177];[.O208];&quot;&quot;)" office:value-type="float" office:value="357839.9375" calcext:value-type="float">
            <text:p>357839,9375</text:p>
          </table:table-cell>
          <table:table-cell table:style-name="ce3" table:formula="of:=IF([.P208]&gt;[.P$177];[.P208];&quot;&quot;)" office:value-type="float" office:value="39080.5875" calcext:value-type="float">
            <text:p>39080,5875</text:p>
          </table:table-cell>
          <table:table-cell table:style-name="ce3" table:formula="of:=IF([.Q208]&gt;[.Q$177];[.Q208];&quot;&quot;)" office:value-type="float" office:value="21717.325" calcext:value-type="float">
            <text:p>21717,325</text:p>
          </table:table-cell>
          <table:table-cell table:style-name="ce3" table:formula="of:=IF([.R208]&gt;[.R$177];[.R208];&quot;&quot;)" office:value-type="float" office:value="146756.05" calcext:value-type="float">
            <text:p>146756,05</text:p>
          </table:table-cell>
          <table:table-cell table:style-name="ce3" table:formula="of:=IF([.S208]&gt;[.S$177];[.S208];&quot;&quot;)" office:value-type="float" office:value="511718.85" calcext:value-type="float">
            <text:p>511718,85</text:p>
          </table:table-cell>
          <table:table-cell table:style-name="ce3" table:formula="of:=IF([.T208]&gt;[.T$177];[.T208];&quot;&quot;)" office:value-type="float" office:value="348287.1875" calcext:value-type="float">
            <text:p>348287,1875</text:p>
          </table:table-cell>
          <table:table-cell table:style-name="ce3" table:formula="of:=IF([.U208]&gt;[.U$177];[.U208];&quot;&quot;)" office:value-type="float" office:value="460446.4" calcext:value-type="float">
            <text:p>460446,4</text:p>
          </table:table-cell>
          <table:table-cell table:style-name="ce3" table:formula="of:=IF([.V208]&gt;[.V$177];[.V208];&quot;&quot;)" office:value-type="float" office:value="548008" calcext:value-type="float">
            <text:p>548008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IF([.B209]&gt;[.B$177];[.B209];&quot;&quot;)" office:value-type="float" office:value="78511.525" calcext:value-type="float">
            <text:p>78511,525</text:p>
          </table:table-cell>
          <table:table-cell table:style-name="ce3" table:formula="of:=IF([.C209]&gt;[.C$177];[.C209];&quot;&quot;)" office:value-type="float" office:value="30788.75" calcext:value-type="float">
            <text:p>30788,75</text:p>
          </table:table-cell>
          <table:table-cell table:style-name="ce3" table:formula="of:=IF([.D209]&gt;[.D$177];[.D209];&quot;&quot;)" office:value-type="float" office:value="118037.825" calcext:value-type="float">
            <text:p>118037,825</text:p>
          </table:table-cell>
          <table:table-cell table:style-name="ce3" table:formula="of:=IF([.E209]&gt;[.E$177];[.E209];&quot;&quot;)" office:value-type="float" office:value="1409676.375" calcext:value-type="float">
            <text:p>1409676,375</text:p>
          </table:table-cell>
          <table:table-cell table:style-name="ce3" table:formula="of:=IF([.F209]&gt;[.F$177];[.F209];&quot;&quot;)" office:value-type="float" office:value="18994.575" calcext:value-type="float">
            <text:p>18994,575</text:p>
          </table:table-cell>
          <table:table-cell table:style-name="ce3" table:formula="of:=IF([.G209]&gt;[.G$177];[.G209];&quot;&quot;)" office:value-type="float" office:value="356769.3875" calcext:value-type="float">
            <text:p>356769,3875</text:p>
          </table:table-cell>
          <table:table-cell table:style-name="ce3" table:formula="of:=IF([.H209]&gt;[.H$177];[.H209];&quot;&quot;)" office:value-type="float" office:value="30574.9625" calcext:value-type="float">
            <text:p>30574,9625</text:p>
          </table:table-cell>
          <table:table-cell table:style-name="ce3" table:formula="of:=IF([.I209]&gt;[.I$177];[.I209];&quot;&quot;)" office:value-type="float" office:value="567414.975" calcext:value-type="float">
            <text:p>567414,975</text:p>
          </table:table-cell>
          <table:table-cell table:style-name="ce3" table:formula="of:=IF([.J209]&gt;[.J$177];[.J209];&quot;&quot;)" office:value-type="float" office:value="86690" calcext:value-type="float">
            <text:p>86690</text:p>
          </table:table-cell>
          <table:table-cell table:style-name="ce3" table:formula="of:=IF([.K209]&gt;[.K$177];[.K209];&quot;&quot;)" office:value-type="float" office:value="90403.2125" calcext:value-type="float">
            <text:p>90403,2125</text:p>
          </table:table-cell>
          <table:table-cell table:style-name="ce3" table:formula="of:=IF([.L209]&gt;[.L$177];[.L209];&quot;&quot;)" office:value-type="float" office:value="25918.125" calcext:value-type="float">
            <text:p>25918,125</text:p>
          </table:table-cell>
          <table:table-cell table:style-name="ce3" table:formula="of:=IF([.M209]&gt;[.M$177];[.M209];&quot;&quot;)" office:value-type="float" office:value="357614.25" calcext:value-type="float">
            <text:p>357614,25</text:p>
          </table:table-cell>
          <table:table-cell table:style-name="ce3" table:formula="of:=IF([.N209]&gt;[.N$177];[.N209];&quot;&quot;)" office:value-type="float" office:value="125589.75" calcext:value-type="float">
            <text:p>125589,75</text:p>
          </table:table-cell>
          <table:table-cell table:style-name="ce3" table:formula="of:=IF([.O209]&gt;[.O$177];[.O209];&quot;&quot;)" office:value-type="float" office:value="411904.9375" calcext:value-type="float">
            <text:p>411904,9375</text:p>
          </table:table-cell>
          <table:table-cell table:style-name="ce3" table:formula="of:=IF([.P209]&gt;[.P$177];[.P209];&quot;&quot;)" office:value-type="float" office:value="44796.5875" calcext:value-type="float">
            <text:p>44796,5875</text:p>
          </table:table-cell>
          <table:table-cell table:style-name="ce3" table:formula="of:=IF([.Q209]&gt;[.Q$177];[.Q209];&quot;&quot;)" office:value-type="float" office:value="25107.125" calcext:value-type="float">
            <text:p>25107,125</text:p>
          </table:table-cell>
          <table:table-cell table:style-name="ce3" table:formula="of:=IF([.R209]&gt;[.R$177];[.R209];&quot;&quot;)" office:value-type="float" office:value="199178.85" calcext:value-type="float">
            <text:p>199178,85</text:p>
          </table:table-cell>
          <table:table-cell table:style-name="ce3" table:formula="of:=IF([.S209]&gt;[.S$177];[.S209];&quot;&quot;)" office:value-type="float" office:value="761995.45" calcext:value-type="float">
            <text:p>761995,45</text:p>
          </table:table-cell>
          <table:table-cell table:style-name="ce3" table:formula="of:=IF([.T209]&gt;[.T$177];[.T209];&quot;&quot;)" office:value-type="float" office:value="495279.1875" calcext:value-type="float">
            <text:p>495279,1875</text:p>
          </table:table-cell>
          <table:table-cell table:style-name="ce3" table:formula="of:=IF([.U209]&gt;[.U$177];[.U209];&quot;&quot;)" office:value-type="float" office:value="699126.4" calcext:value-type="float">
            <text:p>699126,4</text:p>
          </table:table-cell>
          <table:table-cell table:style-name="ce3" table:formula="of:=IF([.V209]&gt;[.V$177];[.V209];&quot;&quot;)" office:value-type="float" office:value="828332.8" calcext:value-type="float">
            <text:p>828332,8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IF([.B210]&gt;[.B$177];[.B210];&quot;&quot;)" office:value-type="float" office:value="161963.925" calcext:value-type="float">
            <text:p>161963,925</text:p>
          </table:table-cell>
          <table:table-cell table:style-name="ce3" table:formula="of:=IF([.C210]&gt;[.C$177];[.C210];&quot;&quot;)" office:value-type="float" office:value="57202.75" calcext:value-type="float">
            <text:p>57202,75</text:p>
          </table:table-cell>
          <table:table-cell table:style-name="ce3" table:formula="of:=IF([.D210]&gt;[.D$177];[.D210];&quot;&quot;)" office:value-type="float" office:value="136786.825" calcext:value-type="float">
            <text:p>136786,825</text:p>
          </table:table-cell>
          <table:table-cell table:style-name="ce3" table:formula="of:=IF([.E210]&gt;[.E$177];[.E210];&quot;&quot;)" office:value-type="float" office:value="2397045.575" calcext:value-type="float">
            <text:p>2397045,575</text:p>
          </table:table-cell>
          <table:table-cell table:style-name="ce3" table:formula="of:=IF([.F210]&gt;[.F$177];[.F210];&quot;&quot;)" office:value-type="float" office:value="28452.975" calcext:value-type="float">
            <text:p>28452,975</text:p>
          </table:table-cell>
          <table:table-cell table:style-name="ce3" table:formula="of:=IF([.G210]&gt;[.G$177];[.G210];&quot;&quot;)" office:value-type="float" office:value="618660.5875" calcext:value-type="float">
            <text:p>618660,5875</text:p>
          </table:table-cell>
          <table:table-cell table:style-name="ce3" table:formula="of:=IF([.H210]&gt;[.H$177];[.H210];&quot;&quot;)" office:value-type="float" office:value="52776.7625" calcext:value-type="float">
            <text:p>52776,7625</text:p>
          </table:table-cell>
          <table:table-cell table:style-name="ce3" table:formula="of:=IF([.I210]&gt;[.I$177];[.I210];&quot;&quot;)" office:value-type="float" office:value="750744.075" calcext:value-type="float">
            <text:p>750744,075</text:p>
          </table:table-cell>
          <table:table-cell table:style-name="ce3" table:formula="of:=IF([.J210]&gt;[.J$177];[.J210];&quot;&quot;)" office:value-type="float" office:value="126921.2" calcext:value-type="float">
            <text:p>126921,2</text:p>
          </table:table-cell>
          <table:table-cell table:style-name="ce3" table:formula="of:=IF([.K210]&gt;[.K$177];[.K210];&quot;&quot;)" office:value-type="float" office:value="139440.0125" calcext:value-type="float">
            <text:p>139440,0125</text:p>
          </table:table-cell>
          <table:table-cell table:style-name="ce3" table:formula="of:=IF([.L210]&gt;[.L$177];[.L210];&quot;&quot;)" office:value-type="float" office:value="38553.725" calcext:value-type="float">
            <text:p>38553,725</text:p>
          </table:table-cell>
          <table:table-cell table:style-name="ce3" table:formula="of:=IF([.M210]&gt;[.M$177];[.M210];&quot;&quot;)" office:value-type="float" office:value="567679.85" calcext:value-type="float">
            <text:p>567679,85</text:p>
          </table:table-cell>
          <table:table-cell table:style-name="ce3" table:formula="of:=IF([.N210]&gt;[.N$177];[.N210];&quot;&quot;)" office:value-type="float" office:value="181745.75" calcext:value-type="float">
            <text:p>181745,75</text:p>
          </table:table-cell>
          <table:table-cell table:style-name="ce3" table:formula="of:=IF([.O210]&gt;[.O$177];[.O210];&quot;&quot;)" office:value-type="float" office:value="559149.4375" calcext:value-type="float">
            <text:p>559149,4375</text:p>
          </table:table-cell>
          <table:table-cell table:style-name="ce3" table:formula="of:=IF([.P210]&gt;[.P$177];[.P210];&quot;&quot;)" office:value-type="float" office:value="60620.7875" calcext:value-type="float">
            <text:p>60620,7875</text:p>
          </table:table-cell>
          <table:table-cell table:style-name="ce3" table:formula="of:=IF([.Q210]&gt;[.Q$177];[.Q210];&quot;&quot;)" office:value-type="float" office:value="31424.925" calcext:value-type="float">
            <text:p>31424,925</text:p>
          </table:table-cell>
          <table:table-cell table:style-name="ce3" table:formula="of:=IF([.R210]&gt;[.R$177];[.R210];&quot;&quot;)" office:value-type="float" office:value="224154.05" calcext:value-type="float">
            <text:p>224154,05</text:p>
          </table:table-cell>
          <table:table-cell table:style-name="ce3" table:formula="of:=IF([.S210]&gt;[.S$177];[.S210];&quot;&quot;)" office:value-type="float" office:value="760245.25" calcext:value-type="float">
            <text:p>760245,25</text:p>
          </table:table-cell>
          <table:table-cell table:style-name="ce3" table:formula="of:=IF([.T210]&gt;[.T$177];[.T210];&quot;&quot;)" office:value-type="float" office:value="507495.1875" calcext:value-type="float">
            <text:p>507495,1875</text:p>
          </table:table-cell>
          <table:table-cell table:style-name="ce3" table:formula="of:=IF([.U210]&gt;[.U$177];[.U210];&quot;&quot;)" office:value-type="float" office:value="693193.6" calcext:value-type="float">
            <text:p>693193,6</text:p>
          </table:table-cell>
          <table:table-cell table:style-name="ce3" table:formula="of:=IF([.V210]&gt;[.V$177];[.V210];&quot;&quot;)" office:value-type="float" office:value="762284.8" calcext:value-type="float">
            <text:p>762284,8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IF([.B211]&gt;[.B$177];[.B211];&quot;&quot;)" office:value-type="float" office:value="123296.325" calcext:value-type="float">
            <text:p>123296,325</text:p>
          </table:table-cell>
          <table:table-cell table:style-name="ce3" table:formula="of:=IF([.C211]&gt;[.C$177];[.C211];&quot;&quot;)" office:value-type="float" office:value="67411.35" calcext:value-type="float">
            <text:p>67411,35</text:p>
          </table:table-cell>
          <table:table-cell table:style-name="ce3" table:formula="of:=IF([.D211]&gt;[.D$177];[.D211];&quot;&quot;)" office:value-type="float" office:value="127396.725" calcext:value-type="float">
            <text:p>127396,725</text:p>
          </table:table-cell>
          <table:table-cell table:style-name="ce3" table:formula="of:=IF([.E211]&gt;[.E$177];[.E211];&quot;&quot;)" office:value-type="float" office:value="2035283.575" calcext:value-type="float">
            <text:p>2035283,575</text:p>
          </table:table-cell>
          <table:table-cell table:style-name="ce3" table:formula="of:=IF([.F211]&gt;[.F$177];[.F211];&quot;&quot;)" office:value-type="float" office:value="25197.075" calcext:value-type="float">
            <text:p>25197,075</text:p>
          </table:table-cell>
          <table:table-cell table:style-name="ce3" table:formula="of:=IF([.G211]&gt;[.G$177];[.G211];&quot;&quot;)" office:value-type="float" office:value="542650.9875" calcext:value-type="float">
            <text:p>542650,9875</text:p>
          </table:table-cell>
          <table:table-cell table:style-name="ce3" table:formula="of:=IF([.H211]&gt;[.H$177];[.H211];&quot;&quot;)" office:value-type="float" office:value="47662.7625" calcext:value-type="float">
            <text:p>47662,7625</text:p>
          </table:table-cell>
          <table:table-cell table:style-name="ce3" table:formula="of:=IF([.I211]&gt;[.I$177];[.I211];&quot;&quot;)" office:value-type="float" office:value="754148.075" calcext:value-type="float">
            <text:p>754148,075</text:p>
          </table:table-cell>
          <table:table-cell table:style-name="ce3" table:formula="of:=IF([.J211]&gt;[.J$177];[.J211];&quot;&quot;)" office:value-type="float" office:value="133640.4" calcext:value-type="float">
            <text:p>133640,4</text:p>
          </table:table-cell>
          <table:table-cell table:style-name="ce3" table:formula="of:=IF([.K211]&gt;[.K$177];[.K211];&quot;&quot;)" office:value-type="float" office:value="142007.6125" calcext:value-type="float">
            <text:p>142007,6125</text:p>
          </table:table-cell>
          <table:table-cell table:style-name="ce3" table:formula="of:=IF([.L211]&gt;[.L$177];[.L211];&quot;&quot;)" office:value-type="float" office:value="38012.125" calcext:value-type="float">
            <text:p>38012,125</text:p>
          </table:table-cell>
          <table:table-cell table:style-name="ce3" table:formula="of:=IF([.M211]&gt;[.M$177];[.M211];&quot;&quot;)" office:value-type="float" office:value="586651.05" calcext:value-type="float">
            <text:p>586651,05</text:p>
          </table:table-cell>
          <table:table-cell table:style-name="ce3" table:formula="of:=IF([.N211]&gt;[.N$177];[.N211];&quot;&quot;)" office:value-type="float" office:value="196888.15" calcext:value-type="float">
            <text:p>196888,15</text:p>
          </table:table-cell>
          <table:table-cell table:style-name="ce3" table:formula="of:=IF([.O211]&gt;[.O$177];[.O211];&quot;&quot;)" office:value-type="float" office:value="601581.4375" calcext:value-type="float">
            <text:p>601581,4375</text:p>
          </table:table-cell>
          <table:table-cell table:style-name="ce3" table:formula="of:=IF([.P211]&gt;[.P$177];[.P211];&quot;&quot;)" office:value-type="float" office:value="71049.5875" calcext:value-type="float">
            <text:p>71049,5875</text:p>
          </table:table-cell>
          <table:table-cell table:style-name="ce3" table:formula="of:=IF([.Q211]&gt;[.Q$177];[.Q211];&quot;&quot;)" office:value-type="float" office:value="37140.925" calcext:value-type="float">
            <text:p>37140,925</text:p>
          </table:table-cell>
          <table:table-cell table:style-name="ce3" table:formula="of:=IF([.R211]&gt;[.R$177];[.R211];&quot;&quot;)" office:value-type="float" office:value="269958.85" calcext:value-type="float">
            <text:p>269958,85</text:p>
          </table:table-cell>
          <table:table-cell table:style-name="ce3" table:formula="of:=IF([.S211]&gt;[.S$177];[.S211];&quot;&quot;)" office:value-type="float" office:value="905596.85" calcext:value-type="float">
            <text:p>905596,85</text:p>
          </table:table-cell>
          <table:table-cell table:style-name="ce3" table:formula="of:=IF([.T211]&gt;[.T$177];[.T211];&quot;&quot;)" office:value-type="float" office:value="580013.5875" calcext:value-type="float">
            <text:p>580013,5875</text:p>
          </table:table-cell>
          <table:table-cell table:style-name="ce3" table:formula="of:=IF([.U211]&gt;[.U$177];[.U211];&quot;&quot;)" office:value-type="float" office:value="780758.4" calcext:value-type="float">
            <text:p>780758,4</text:p>
          </table:table-cell>
          <table:table-cell table:style-name="ce3" table:formula="of:=IF([.V211]&gt;[.V$177];[.V211];&quot;&quot;)" office:value-type="float" office:value="877913.6" calcext:value-type="float">
            <text:p>877913,6</text:p>
          </table:table-cell>
          <table:table-cell table:number-columns-repeated="1002"/>
        </table:table-row>
        <table:table-row table:style-name="ro2" table:number-rows-repeated="86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style-name="ce3" table:formula="of:=IFERROR([.B302]/[.$E302];&quot;&quot; )" office:value-type="float" office:value="0.0623856743554489" calcext:value-type="float">
            <text:p>0,0623856744</text:p>
          </table:table-cell>
          <table:table-cell table:style-name="ce3" table:formula="of:=IFERROR([.C302]/[.$E302];&quot;&quot; )" office:value-type="float" office:value="0.0634657240205589" calcext:value-type="float">
            <text:p>0,063465724</text:p>
          </table:table-cell>
          <table:table-cell table:style-name="ce3" table:formula="of:=IFERROR([.D302]/[.$E302];&quot;&quot; )" office:value-type="float" office:value="0.107201448067748" calcext:value-type="float">
            <text:p>0,1072014481</text:p>
          </table:table-cell>
          <table:table-cell table:style-name="ce3" table:formula="of:=IFERROR([.E302]/[.$E302];&quot;&quot; )" office:value-type="float" office:value="1" calcext:value-type="float">
            <text:p>1</text:p>
          </table:table-cell>
          <table:table-cell table:style-name="ce3" table:formula="of:=IFERROR([.F302]/[.$E302];&quot;&quot; )" office:value-type="float" office:value="0.0123716320436086" calcext:value-type="float">
            <text:p>0,012371632</text:p>
          </table:table-cell>
          <table:table-cell table:style-name="ce3" table:formula="of:=IFERROR([.G302]/[.$E302];&quot;&quot; )" office:value-type="float" office:value="0.244828871135553" calcext:value-type="float">
            <text:p>0,2448288711</text:p>
          </table:table-cell>
          <table:table-cell table:style-name="ce3" table:formula="of:=IFERROR([.H302]/[.$E302];&quot;&quot; )" office:value-type="float" office:value="0.0236431844929926" calcext:value-type="float">
            <text:p>0,0236431845</text:p>
          </table:table-cell>
          <table:table-cell table:style-name="ce3" table:formula="of:=IFERROR([.I302]/[.$E302];&quot;&quot; )" office:value-type="float" office:value="0.444852620806925" calcext:value-type="float">
            <text:p>0,4448526208</text:p>
          </table:table-cell>
          <table:table-cell table:style-name="ce3" table:formula="of:=IFERROR([.J302]/[.$E302];&quot;&quot; )" office:value-type="float" office:value="0.0671588356574436" calcext:value-type="float">
            <text:p>0,0671588357</text:p>
          </table:table-cell>
          <table:table-cell table:style-name="ce3" table:formula="of:=IFERROR([.K302]/[.$E302];&quot;&quot; )" office:value-type="float" office:value="0.0761058197745856" calcext:value-type="float">
            <text:p>0,0761058198</text:p>
          </table:table-cell>
          <table:table-cell table:style-name="ce3" table:formula="of:=IFERROR([.L302]/[.$E302];&quot;&quot; )" office:value-type="float" office:value="0.0407779023499016" calcext:value-type="float">
            <text:p>0,0407779023</text:p>
          </table:table-cell>
          <table:table-cell table:style-name="ce3" table:formula="of:=IFERROR([.M302]/[.$E302];&quot;&quot; )" office:value-type="float" office:value="0.263884924162331" calcext:value-type="float">
            <text:p>0,2638849242</text:p>
          </table:table-cell>
          <table:table-cell table:style-name="ce3" table:formula="of:=IFERROR([.N302]/[.$E302];&quot;&quot; )" office:value-type="float" office:value="0.0939449388997444" calcext:value-type="float">
            <text:p>0,0939449389</text:p>
          </table:table-cell>
          <table:table-cell table:style-name="ce3" table:formula="of:=IFERROR([.O302]/[.$E302];&quot;&quot; )" office:value-type="float" office:value="0.2695835849654" calcext:value-type="float">
            <text:p>0,269583585</text:p>
          </table:table-cell>
          <table:table-cell table:style-name="ce3" table:formula="of:=IFERROR([.P302]/[.$E302];&quot;&quot; )" office:value-type="float" office:value="0.028453913482868" calcext:value-type="float">
            <text:p>0,0284539135</text:p>
          </table:table-cell>
          <table:table-cell table:style-name="ce3" table:formula="of:=IFERROR([.Q302]/[.$E302];&quot;&quot; )" office:value-type="float" office:value="0.0175007464762242" calcext:value-type="float">
            <text:p>0,0175007465</text:p>
          </table:table-cell>
          <table:table-cell table:style-name="ce3" table:formula="of:=IFERROR([.R302]/[.$E302];&quot;&quot; )" office:value-type="float" office:value="0.114377830598181" calcext:value-type="float">
            <text:p>0,1143778306</text:p>
          </table:table-cell>
          <table:table-cell table:style-name="ce3" table:formula="of:=IFERROR([.S302]/[.$E302];&quot;&quot; )" office:value-type="float" office:value="0.427953811795197" calcext:value-type="float">
            <text:p>0,4279538118</text:p>
          </table:table-cell>
          <table:table-cell table:style-name="ce3" table:formula="of:=IFERROR([.T302]/[.$E302];&quot;&quot; )" office:value-type="float" office:value="0.390757265043271" calcext:value-type="float">
            <text:p>0,390757265</text:p>
          </table:table-cell>
          <table:table-cell table:style-name="ce3" table:formula="of:=IFERROR([.U302]/[.$E302];&quot;&quot; )" office:value-type="float" office:value="0.39961128408593" calcext:value-type="float">
            <text:p>0,3996112841</text:p>
          </table:table-cell>
          <table:table-cell table:style-name="ce3" table:formula="of:=IFERROR([.V302]/[.$E302];&quot;&quot; )" office:value-type="float" office:value="0.425032845737119" calcext:value-type="float">
            <text:p>0,4250328457</text:p>
          </table:table-cell>
          <table:table-cell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style-name="ce3" table:formula="of:=IFERROR([.B303]/[.$E303];&quot;&quot; )" office:value-type="float" office:value="0.0708976702258172" calcext:value-type="float">
            <text:p>0,0708976702</text:p>
          </table:table-cell>
          <table:table-cell table:style-name="ce3" table:formula="of:=IFERROR([.C303]/[.$E303];&quot;&quot; )" office:value-type="float" office:value="0.222821963834177" calcext:value-type="float">
            <text:p>0,2228219638</text:p>
          </table:table-cell>
          <table:table-cell table:style-name="ce3" table:formula="of:=IFERROR([.D303]/[.$E303];&quot;&quot; )" office:value-type="float" office:value="0.104646709941994" calcext:value-type="float">
            <text:p>0,1046467099</text:p>
          </table:table-cell>
          <table:table-cell table:style-name="ce3" table:formula="of:=IFERROR([.E303]/[.$E303];&quot;&quot; )" office:value-type="float" office:value="1" calcext:value-type="float">
            <text:p>1</text:p>
          </table:table-cell>
          <table:table-cell table:style-name="ce3" table:formula="of:=IFERROR([.F303]/[.$E303];&quot;&quot; )" office:value-type="float" office:value="0.0196130529970768" calcext:value-type="float">
            <text:p>0,019613053</text:p>
          </table:table-cell>
          <table:table-cell table:style-name="ce3" table:formula="of:=IFERROR([.G303]/[.$E303];&quot;&quot; )" office:value-type="float" office:value="0.254673410017022" calcext:value-type="float">
            <text:p>0,25467341</text:p>
          </table:table-cell>
          <table:table-cell table:style-name="ce3" table:formula="of:=IFERROR([.H303]/[.$E303];&quot;&quot; )" office:value-type="float" office:value="0.0250826811475324" calcext:value-type="float">
            <text:p>0,0250826811</text:p>
          </table:table-cell>
          <table:table-cell table:style-name="ce3" table:formula="of:=IFERROR([.I303]/[.$E303];&quot;&quot; )" office:value-type="float" office:value="0.505174224532949" calcext:value-type="float">
            <text:p>0,5051742245</text:p>
          </table:table-cell>
          <table:table-cell table:style-name="ce3" table:formula="of:=IFERROR([.J303]/[.$E303];&quot;&quot; )" office:value-type="float" office:value="0.0815154614351716" calcext:value-type="float">
            <text:p>0,0815154614</text:p>
          </table:table-cell>
          <table:table-cell table:style-name="ce3" table:formula="of:=IFERROR([.K303]/[.$E303];&quot;&quot; )" office:value-type="float" office:value="0.100410948568405" calcext:value-type="float">
            <text:p>0,1004109486</text:p>
          </table:table-cell>
          <table:table-cell table:style-name="ce3" table:formula="of:=IFERROR([.L303]/[.$E303];&quot;&quot; )" office:value-type="float" office:value="0.0452066796058177" calcext:value-type="float">
            <text:p>0,0452066796</text:p>
          </table:table-cell>
          <table:table-cell table:style-name="ce3" table:formula="of:=IFERROR([.M303]/[.$E303];&quot;&quot; )" office:value-type="float" office:value="0.250154775575825" calcext:value-type="float">
            <text:p>0,2501547756</text:p>
          </table:table-cell>
          <table:table-cell table:style-name="ce3" table:formula="of:=IFERROR([.N303]/[.$E303];&quot;&quot; )" office:value-type="float" office:value="0.084155397342918" calcext:value-type="float">
            <text:p>0,0841553973</text:p>
          </table:table-cell>
          <table:table-cell table:style-name="ce3" table:formula="of:=IFERROR([.O303]/[.$E303];&quot;&quot; )" office:value-type="float" office:value="0.228151367111022" calcext:value-type="float">
            <text:p>0,2281513671</text:p>
          </table:table-cell>
          <table:table-cell table:style-name="ce3" table:formula="of:=IFERROR([.P303]/[.$E303];&quot;&quot; )" office:value-type="float" office:value="0.0227863134279641" calcext:value-type="float">
            <text:p>0,0227863134</text:p>
          </table:table-cell>
          <table:table-cell table:style-name="ce3" table:formula="of:=IFERROR([.Q303]/[.$E303];&quot;&quot; )" office:value-type="float" office:value="0.0210103171097553" calcext:value-type="float">
            <text:p>0,0210103171</text:p>
          </table:table-cell>
          <table:table-cell table:style-name="ce3" table:formula="of:=IFERROR([.R303]/[.$E303];&quot;&quot; )" office:value-type="float" office:value="0.108526825333095" calcext:value-type="float">
            <text:p>0,1085268253</text:p>
          </table:table-cell>
          <table:table-cell table:style-name="ce3" table:formula="of:=IFERROR([.S303]/[.$E303];&quot;&quot; )" office:value-type="float" office:value="0.351206269814579" calcext:value-type="float">
            <text:p>0,3512062698</text:p>
          </table:table-cell>
          <table:table-cell table:style-name="ce3" table:formula="of:=IFERROR([.T303]/[.$E303];&quot;&quot; )" office:value-type="float" office:value="0.262786307218745" calcext:value-type="float">
            <text:p>0,2627863072</text:p>
          </table:table-cell>
          <table:table-cell table:style-name="ce3" table:formula="of:=IFERROR([.U303]/[.$E303];&quot;&quot; )" office:value-type="float" office:value="0.325345439793541" calcext:value-type="float">
            <text:p>0,3253454398</text:p>
          </table:table-cell>
          <table:table-cell table:style-name="ce3" table:formula="of:=IFERROR([.V303]/[.$E303];&quot;&quot; )" office:value-type="float" office:value="0.4171546832913" calcext:value-type="float">
            <text:p>0,4171546833</text:p>
          </table:table-cell>
          <table:table-cell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style-name="ce3" table:formula="of:=IFERROR([.B304]/[.$E304];&quot;&quot; )" office:value-type="float" office:value="0.0721301944526975" calcext:value-type="float">
            <text:p>0,0721301945</text:p>
          </table:table-cell>
          <table:table-cell table:style-name="ce3" table:formula="of:=IFERROR([.C304]/[.$E304];&quot;&quot; )" office:value-type="float" office:value="0.0976664279162283" calcext:value-type="float">
            <text:p>0,0976664279</text:p>
          </table:table-cell>
          <table:table-cell table:style-name="ce3" table:formula="of:=IFERROR([.D304]/[.$E304];&quot;&quot; )" office:value-type="float" office:value="0.107352313859821" calcext:value-type="float">
            <text:p>0,1073523139</text:p>
          </table:table-cell>
          <table:table-cell table:style-name="ce3" table:formula="of:=IFERROR([.E304]/[.$E304];&quot;&quot; )" office:value-type="float" office:value="1" calcext:value-type="float">
            <text:p>1</text:p>
          </table:table-cell>
          <table:table-cell table:style-name="ce3" table:formula="of:=IFERROR([.F304]/[.$E304];&quot;&quot; )" office:value-type="float" office:value="0.0154818872083496" calcext:value-type="float">
            <text:p>0,0154818872</text:p>
          </table:table-cell>
          <table:table-cell table:style-name="ce3" table:formula="of:=IFERROR([.G304]/[.$E304];&quot;&quot; )" office:value-type="float" office:value="0.270361882544764" calcext:value-type="float">
            <text:p>0,2703618825</text:p>
          </table:table-cell>
          <table:table-cell table:style-name="ce3" table:formula="of:=IFERROR([.H304]/[.$E304];&quot;&quot; )" office:value-type="float" office:value="0.0243025616663055" calcext:value-type="float">
            <text:p>0,0243025617</text:p>
          </table:table-cell>
          <table:table-cell table:style-name="ce3" table:formula="of:=IFERROR([.I304]/[.$E304];&quot;&quot; )" office:value-type="float" office:value="0.451078305399754" calcext:value-type="float">
            <text:p>0,4510783054</text:p>
          </table:table-cell>
          <table:table-cell table:style-name="ce3" table:formula="of:=IFERROR([.J304]/[.$E304];&quot;&quot; )" office:value-type="float" office:value="0.0742200601992027" calcext:value-type="float">
            <text:p>0,0742200602</text:p>
          </table:table-cell>
          <table:table-cell table:style-name="ce3" table:formula="of:=IFERROR([.K304]/[.$E304];&quot;&quot; )" office:value-type="float" office:value="0.0846363171396152" calcext:value-type="float">
            <text:p>0,0846363171</text:p>
          </table:table-cell>
          <table:table-cell table:style-name="ce3" table:formula="of:=IFERROR([.L304]/[.$E304];&quot;&quot; )" office:value-type="float" office:value="0.0380630029821973" calcext:value-type="float">
            <text:p>0,038063003</text:p>
          </table:table-cell>
          <table:table-cell table:style-name="ce3" table:formula="of:=IFERROR([.M304]/[.$E304];&quot;&quot; )" office:value-type="float" office:value="0.266472802521465" calcext:value-type="float">
            <text:p>0,2664728025</text:p>
          </table:table-cell>
          <table:table-cell table:style-name="ce3" table:formula="of:=IFERROR([.N304]/[.$E304];&quot;&quot; )" office:value-type="float" office:value="0.0827785563057353" calcext:value-type="float">
            <text:p>0,0827785563</text:p>
          </table:table-cell>
          <table:table-cell table:style-name="ce3" table:formula="of:=IFERROR([.O304]/[.$E304];&quot;&quot; )" office:value-type="float" office:value="0.254797075358526" calcext:value-type="float">
            <text:p>0,2547970754</text:p>
          </table:table-cell>
          <table:table-cell table:style-name="ce3" table:formula="of:=IFERROR([.P304]/[.$E304];&quot;&quot; )" office:value-type="float" office:value="0.0253203025767345" calcext:value-type="float">
            <text:p>0,0253203026</text:p>
          </table:table-cell>
          <table:table-cell table:style-name="ce3" table:formula="of:=IFERROR([.Q304]/[.$E304];&quot;&quot; )" office:value-type="float" office:value="0.0202736244191073" calcext:value-type="float">
            <text:p>0,0202736244</text:p>
          </table:table-cell>
          <table:table-cell table:style-name="ce3" table:formula="of:=IFERROR([.R304]/[.$E304];&quot;&quot; )" office:value-type="float" office:value="0.106384866168118" calcext:value-type="float">
            <text:p>0,1063848662</text:p>
          </table:table-cell>
          <table:table-cell table:style-name="ce3" table:formula="of:=IFERROR([.S304]/[.$E304];&quot;&quot; )" office:value-type="float" office:value="0.3981371406169" calcext:value-type="float">
            <text:p>0,3981371406</text:p>
          </table:table-cell>
          <table:table-cell table:style-name="ce3" table:formula="of:=IFERROR([.T304]/[.$E304];&quot;&quot; )" office:value-type="float" office:value="0.301073435660404" calcext:value-type="float">
            <text:p>0,3010734357</text:p>
          </table:table-cell>
          <table:table-cell table:style-name="ce3" table:formula="of:=IFERROR([.U304]/[.$E304];&quot;&quot; )" office:value-type="float" office:value="0.348669345633169" calcext:value-type="float">
            <text:p>0,3486693456</text:p>
          </table:table-cell>
          <table:table-cell table:style-name="ce3" table:formula="of:=IFERROR([.V304]/[.$E304];&quot;&quot; )" office:value-type="float" office:value="0.448542004174337" calcext:value-type="float">
            <text:p>0,4485420042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3" table:formula="of:=IFERROR([.B305]/[.$E305];&quot;&quot; )" office:value-type="float" office:value="0.0685497598491818" calcext:value-type="float">
            <text:p>0,0685497598</text:p>
          </table:table-cell>
          <table:table-cell table:style-name="ce3" table:formula="of:=IFERROR([.C305]/[.$E305];&quot;&quot; )" office:value-type="float" office:value="0.0683360301658135" calcext:value-type="float">
            <text:p>0,0683360302</text:p>
          </table:table-cell>
          <table:table-cell table:style-name="ce3" table:formula="of:=IFERROR([.D305]/[.$E305];&quot;&quot; )" office:value-type="float" office:value="0.0816481668978205" calcext:value-type="float">
            <text:p>0,0816481669</text:p>
          </table:table-cell>
          <table:table-cell table:style-name="ce3" table:formula="of:=IFERROR([.E305]/[.$E305];&quot;&quot; )" office:value-type="float" office:value="1" calcext:value-type="float">
            <text:p>1</text:p>
          </table:table-cell>
          <table:table-cell table:style-name="ce3" table:formula="of:=IFERROR([.F305]/[.$E305];&quot;&quot; )" office:value-type="float" office:value="0.0154540824191982" calcext:value-type="float">
            <text:p>0,0154540824</text:p>
          </table:table-cell>
          <table:table-cell table:style-name="ce3" table:formula="of:=IFERROR([.G305]/[.$E305];&quot;&quot; )" office:value-type="float" office:value="0.271829856122054" calcext:value-type="float">
            <text:p>0,2718298561</text:p>
          </table:table-cell>
          <table:table-cell table:style-name="ce3" table:formula="of:=IFERROR([.H305]/[.$E305];&quot;&quot; )" office:value-type="float" office:value="0.0252827310151201" calcext:value-type="float">
            <text:p>0,025282731</text:p>
          </table:table-cell>
          <table:table-cell table:style-name="ce3" table:formula="of:=IFERROR([.I305]/[.$E305];&quot;&quot; )" office:value-type="float" office:value="0.430020206684952" calcext:value-type="float">
            <text:p>0,4300202067</text:p>
          </table:table-cell>
          <table:table-cell table:style-name="ce3" table:formula="of:=IFERROR([.J305]/[.$E305];&quot;&quot; )" office:value-type="float" office:value="0.0782714983811091" calcext:value-type="float">
            <text:p>0,0782714984</text:p>
          </table:table-cell>
          <table:table-cell table:style-name="ce3" table:formula="of:=IFERROR([.K305]/[.$E305];&quot;&quot; )" office:value-type="float" office:value="0.0896714323294026" calcext:value-type="float">
            <text:p>0,0896714323</text:p>
          </table:table-cell>
          <table:table-cell table:style-name="ce3" table:formula="of:=IFERROR([.L305]/[.$E305];&quot;&quot; )" office:value-type="float" office:value="0.039394176605513" calcext:value-type="float">
            <text:p>0,0393941766</text:p>
          </table:table-cell>
          <table:table-cell table:style-name="ce3" table:formula="of:=IFERROR([.M305]/[.$E305];&quot;&quot; )" office:value-type="float" office:value="0.300788943904844" calcext:value-type="float">
            <text:p>0,3007889439</text:p>
          </table:table-cell>
          <table:table-cell table:style-name="ce3" table:formula="of:=IFERROR([.N305]/[.$E305];&quot;&quot; )" office:value-type="float" office:value="0.0991716403294192" calcext:value-type="float">
            <text:p>0,0991716403</text:p>
          </table:table-cell>
          <table:table-cell table:style-name="ce3" table:formula="of:=IFERROR([.O305]/[.$E305];&quot;&quot; )" office:value-type="float" office:value="0.306624426315423" calcext:value-type="float">
            <text:p>0,3066244263</text:p>
          </table:table-cell>
          <table:table-cell table:style-name="ce3" table:formula="of:=IFERROR([.P305]/[.$E305];&quot;&quot; )" office:value-type="float" office:value="0.0297238603627309" calcext:value-type="float">
            <text:p>0,0297238604</text:p>
          </table:table-cell>
          <table:table-cell table:style-name="ce3" table:formula="of:=IFERROR([.Q305]/[.$E305];&quot;&quot; )" office:value-type="float" office:value="0.0236673765212729" calcext:value-type="float">
            <text:p>0,0236673765</text:p>
          </table:table-cell>
          <table:table-cell table:style-name="ce3" table:formula="of:=IFERROR([.R305]/[.$E305];&quot;&quot; )" office:value-type="float" office:value="0.125126605510727" calcext:value-type="float">
            <text:p>0,1251266055</text:p>
          </table:table-cell>
          <table:table-cell table:style-name="ce3" table:formula="of:=IFERROR([.S305]/[.$E305];&quot;&quot; )" office:value-type="float" office:value="0.437267199503061" calcext:value-type="float">
            <text:p>0,4372671995</text:p>
          </table:table-cell>
          <table:table-cell table:style-name="ce3" table:formula="of:=IFERROR([.T305]/[.$E305];&quot;&quot; )" office:value-type="float" office:value="0.351431903408401" calcext:value-type="float">
            <text:p>0,3514319034</text:p>
          </table:table-cell>
          <table:table-cell table:style-name="ce3" table:formula="of:=IFERROR([.U305]/[.$E305];&quot;&quot; )" office:value-type="float" office:value="0.443185009129706" calcext:value-type="float">
            <text:p>0,4431850091</text:p>
          </table:table-cell>
          <table:table-cell table:style-name="ce3" table:formula="of:=IFERROR([.V305]/[.$E305];&quot;&quot; )" office:value-type="float" office:value="0.56136212131346" calcext:value-type="float">
            <text:p>0,5613621213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IFERROR([.B306]/[.$E306];&quot;&quot; )" office:value-type="float" office:value="0.0691118177174701" calcext:value-type="float">
            <text:p>0,0691118177</text:p>
          </table:table-cell>
          <table:table-cell table:style-name="ce3" table:formula="of:=IFERROR([.C306]/[.$E306];&quot;&quot; )" office:value-type="float" office:value="0.0441364182539698" calcext:value-type="float">
            <text:p>0,0441364183</text:p>
          </table:table-cell>
          <table:table-cell table:style-name="ce3" table:formula="of:=IFERROR([.D306]/[.$E306];&quot;&quot; )" office:value-type="float" office:value="0.0597017783921475" calcext:value-type="float">
            <text:p>0,0597017784</text:p>
          </table:table-cell>
          <table:table-cell table:style-name="ce3" table:formula="of:=IFERROR([.E306]/[.$E306];&quot;&quot; )" office:value-type="float" office:value="1" calcext:value-type="float">
            <text:p>1</text:p>
          </table:table-cell>
          <table:table-cell table:style-name="ce3" table:formula="of:=IFERROR([.F306]/[.$E306];&quot;&quot; )" office:value-type="float" office:value="0.0132744540067722" calcext:value-type="float">
            <text:p>0,013274454</text:p>
          </table:table-cell>
          <table:table-cell table:style-name="ce3" table:formula="of:=IFERROR([.G306]/[.$E306];&quot;&quot; )" office:value-type="float" office:value="0.265599899431713" calcext:value-type="float">
            <text:p>0,2655998994</text:p>
          </table:table-cell>
          <table:table-cell table:style-name="ce3" table:formula="of:=IFERROR([.H306]/[.$E306];&quot;&quot; )" office:value-type="float" office:value="0.0244105309868743" calcext:value-type="float">
            <text:p>0,024410531</text:p>
          </table:table-cell>
          <table:table-cell table:style-name="ce3" table:formula="of:=IFERROR([.I306]/[.$E306];&quot;&quot; )" office:value-type="float" office:value="0.342401787723551" calcext:value-type="float">
            <text:p>0,3424017877</text:p>
          </table:table-cell>
          <table:table-cell table:style-name="ce3" table:formula="of:=IFERROR([.J306]/[.$E306];&quot;&quot; )" office:value-type="float" office:value="0.0645199379960738" calcext:value-type="float">
            <text:p>0,064519938</text:p>
          </table:table-cell>
          <table:table-cell table:style-name="ce3" table:formula="of:=IFERROR([.K306]/[.$E306];&quot;&quot; )" office:value-type="float" office:value="0.0626412754442887" calcext:value-type="float">
            <text:p>0,0626412754</text:p>
          </table:table-cell>
          <table:table-cell table:style-name="ce3" table:formula="of:=IFERROR([.L306]/[.$E306];&quot;&quot; )" office:value-type="float" office:value="0.0257035566798505" calcext:value-type="float">
            <text:p>0,0257035567</text:p>
          </table:table-cell>
          <table:table-cell table:style-name="ce3" table:formula="of:=IFERROR([.M306]/[.$E306];&quot;&quot; )" office:value-type="float" office:value="0.235347850748697" calcext:value-type="float">
            <text:p>0,2353478507</text:p>
          </table:table-cell>
          <table:table-cell table:style-name="ce3" table:formula="of:=IFERROR([.N306]/[.$E306];&quot;&quot; )" office:value-type="float" office:value="0.077656889924231" calcext:value-type="float">
            <text:p>0,0776568899</text:p>
          </table:table-cell>
          <table:table-cell table:style-name="ce3" table:formula="of:=IFERROR([.O306]/[.$E306];&quot;&quot; )" office:value-type="float" office:value="0.220313677288931" calcext:value-type="float">
            <text:p>0,2203136773</text:p>
          </table:table-cell>
          <table:table-cell table:style-name="ce3" table:formula="of:=IFERROR([.P306]/[.$E306];&quot;&quot; )" office:value-type="float" office:value="0.0227499070923132" calcext:value-type="float">
            <text:p>0,0227499071</text:p>
          </table:table-cell>
          <table:table-cell table:style-name="ce3" table:formula="of:=IFERROR([.Q306]/[.$E306];&quot;&quot; )" office:value-type="float" office:value="0.0172132714714681" calcext:value-type="float">
            <text:p>0,0172132715</text:p>
          </table:table-cell>
          <table:table-cell table:style-name="ce3" table:formula="of:=IFERROR([.R306]/[.$E306];&quot;&quot; )" office:value-type="float" office:value="0.0891546074447293" calcext:value-type="float">
            <text:p>0,0891546074</text:p>
          </table:table-cell>
          <table:table-cell table:style-name="ce3" table:formula="of:=IFERROR([.S306]/[.$E306];&quot;&quot; )" office:value-type="float" office:value="0.295519536577021" calcext:value-type="float">
            <text:p>0,2955195366</text:p>
          </table:table-cell>
          <table:table-cell table:style-name="ce3" table:formula="of:=IFERROR([.T306]/[.$E306];&quot;&quot; )" office:value-type="float" office:value="0.206136260623154" calcext:value-type="float">
            <text:p>0,2061362606</text:p>
          </table:table-cell>
          <table:table-cell table:style-name="ce3" table:formula="of:=IFERROR([.U306]/[.$E306];&quot;&quot; )" office:value-type="float" office:value="0.259062246948109" calcext:value-type="float">
            <text:p>0,2590622469</text:p>
          </table:table-cell>
          <table:table-cell table:style-name="ce3" table:formula="of:=IFERROR([.V306]/[.$E306];&quot;&quot; )" office:value-type="float" office:value="0.29432448165582" calcext:value-type="float">
            <text:p>0,2943244817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IFERROR([.B307]/[.$E307];&quot;&quot; )" office:value-type="float" office:value="0.0732278688990463" calcext:value-type="float">
            <text:p>0,0732278689</text:p>
          </table:table-cell>
          <table:table-cell table:style-name="ce3" table:formula="of:=IFERROR([.C307]/[.$E307];&quot;&quot; )" office:value-type="float" office:value="0.0483145525888696" calcext:value-type="float">
            <text:p>0,0483145526</text:p>
          </table:table-cell>
          <table:table-cell table:style-name="ce3" table:formula="of:=IFERROR([.D307]/[.$E307];&quot;&quot; )" office:value-type="float" office:value="0.0737924799233959" calcext:value-type="float">
            <text:p>0,0737924799</text:p>
          </table:table-cell>
          <table:table-cell table:style-name="ce3" table:formula="of:=IFERROR([.E307]/[.$E307];&quot;&quot; )" office:value-type="float" office:value="1" calcext:value-type="float">
            <text:p>1</text:p>
          </table:table-cell>
          <table:table-cell table:style-name="ce3" table:formula="of:=IFERROR([.F307]/[.$E307];&quot;&quot; )" office:value-type="float" office:value="0.0122070138115572" calcext:value-type="float">
            <text:p>0,0122070138</text:p>
          </table:table-cell>
          <table:table-cell table:style-name="ce3" table:formula="of:=IFERROR([.G307]/[.$E307];&quot;&quot; )" office:value-type="float" office:value="0.262002345701813" calcext:value-type="float">
            <text:p>0,2620023457</text:p>
          </table:table-cell>
          <table:table-cell table:style-name="ce3" table:formula="of:=IFERROR([.H307]/[.$E307];&quot;&quot; )" office:value-type="float" office:value="0.0269005193440283" calcext:value-type="float">
            <text:p>0,0269005193</text:p>
          </table:table-cell>
          <table:table-cell table:style-name="ce3" table:formula="of:=IFERROR([.I307]/[.$E307];&quot;&quot; )" office:value-type="float" office:value="0.359733304504163" calcext:value-type="float">
            <text:p>0,3597333045</text:p>
          </table:table-cell>
          <table:table-cell table:style-name="ce3" table:formula="of:=IFERROR([.J307]/[.$E307];&quot;&quot; )" office:value-type="float" office:value="0.0733114981334077" calcext:value-type="float">
            <text:p>0,0733114981</text:p>
          </table:table-cell>
          <table:table-cell table:style-name="ce3" table:formula="of:=IFERROR([.K307]/[.$E307];&quot;&quot; )" office:value-type="float" office:value="0.0662793322669598" calcext:value-type="float">
            <text:p>0,0662793323</text:p>
          </table:table-cell>
          <table:table-cell table:style-name="ce3" table:formula="of:=IFERROR([.L307]/[.$E307];&quot;&quot; )" office:value-type="float" office:value="0.024678984157248" calcext:value-type="float">
            <text:p>0,0246789842</text:p>
          </table:table-cell>
          <table:table-cell table:style-name="ce3" table:formula="of:=IFERROR([.M307]/[.$E307];&quot;&quot; )" office:value-type="float" office:value="0.232490877732211" calcext:value-type="float">
            <text:p>0,2324908777</text:p>
          </table:table-cell>
          <table:table-cell table:style-name="ce3" table:formula="of:=IFERROR([.N307]/[.$E307];&quot;&quot; )" office:value-type="float" office:value="0.0764756691903834" calcext:value-type="float">
            <text:p>0,0764756692</text:p>
          </table:table-cell>
          <table:table-cell table:style-name="ce3" table:formula="of:=IFERROR([.O307]/[.$E307];&quot;&quot; )" office:value-type="float" office:value="0.237338059312353" calcext:value-type="float">
            <text:p>0,2373380593</text:p>
          </table:table-cell>
          <table:table-cell table:style-name="ce3" table:formula="of:=IFERROR([.P307]/[.$E307];&quot;&quot; )" office:value-type="float" office:value="0.0232219651182589" calcext:value-type="float">
            <text:p>0,0232219651</text:p>
          </table:table-cell>
          <table:table-cell table:style-name="ce3" table:formula="of:=IFERROR([.Q307]/[.$E307];&quot;&quot; )" office:value-type="float" office:value="0.0188926887526479" calcext:value-type="float">
            <text:p>0,0188926888</text:p>
          </table:table-cell>
          <table:table-cell table:style-name="ce3" table:formula="of:=IFERROR([.R307]/[.$E307];&quot;&quot; )" office:value-type="float" office:value="0.0943142115890457" calcext:value-type="float">
            <text:p>0,0943142116</text:p>
          </table:table-cell>
          <table:table-cell table:style-name="ce3" table:formula="of:=IFERROR([.S307]/[.$E307];&quot;&quot; )" office:value-type="float" office:value="0.327034312572677" calcext:value-type="float">
            <text:p>0,3270343126</text:p>
          </table:table-cell>
          <table:table-cell table:style-name="ce3" table:formula="of:=IFERROR([.T307]/[.$E307];&quot;&quot; )" office:value-type="float" office:value="0.257905703359936" calcext:value-type="float">
            <text:p>0,2579057034</text:p>
          </table:table-cell>
          <table:table-cell table:style-name="ce3" table:formula="of:=IFERROR([.U307]/[.$E307];&quot;&quot; )" office:value-type="float" office:value="0.32874697504409" calcext:value-type="float">
            <text:p>0,328746975</text:p>
          </table:table-cell>
          <table:table-cell table:style-name="ce3" table:formula="of:=IFERROR([.V307]/[.$E307];&quot;&quot; )" office:value-type="float" office:value="0.410607058738927" calcext:value-type="float">
            <text:p>0,4106070587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IFERROR([.B308]/[.$E308];&quot;&quot; )" office:value-type="float" office:value="0.0646389116270707" calcext:value-type="float">
            <text:p>0,0646389116</text:p>
          </table:table-cell>
          <table:table-cell table:style-name="ce3" table:formula="of:=IFERROR([.C308]/[.$E308];&quot;&quot; )" office:value-type="float" office:value="0.0394512367283776" calcext:value-type="float">
            <text:p>0,0394512367</text:p>
          </table:table-cell>
          <table:table-cell table:style-name="ce3" table:formula="of:=IFERROR([.D308]/[.$E308];&quot;&quot; )" office:value-type="float" office:value="0.0621338791157031" calcext:value-type="float">
            <text:p>0,0621338791</text:p>
          </table:table-cell>
          <table:table-cell table:style-name="ce3" table:formula="of:=IFERROR([.E308]/[.$E308];&quot;&quot; )" office:value-type="float" office:value="1" calcext:value-type="float">
            <text:p>1</text:p>
          </table:table-cell>
          <table:table-cell table:style-name="ce3" table:formula="of:=IFERROR([.F308]/[.$E308];&quot;&quot; )" office:value-type="float" office:value="0.0123247445542704" calcext:value-type="float">
            <text:p>0,0123247446</text:p>
          </table:table-cell>
          <table:table-cell table:style-name="ce3" table:formula="of:=IFERROR([.G308]/[.$E308];&quot;&quot; )" office:value-type="float" office:value="0.277429431391142" calcext:value-type="float">
            <text:p>0,2774294314</text:p>
          </table:table-cell>
          <table:table-cell table:style-name="ce3" table:formula="of:=IFERROR([.H308]/[.$E308];&quot;&quot; )" office:value-type="float" office:value="0.0230693457997286" calcext:value-type="float">
            <text:p>0,0230693458</text:p>
          </table:table-cell>
          <table:table-cell table:style-name="ce3" table:formula="of:=IFERROR([.I308]/[.$E308];&quot;&quot; )" office:value-type="float" office:value="0.349613666305967" calcext:value-type="float">
            <text:p>0,3496136663</text:p>
          </table:table-cell>
          <table:table-cell table:style-name="ce3" table:formula="of:=IFERROR([.J308]/[.$E308];&quot;&quot; )" office:value-type="float" office:value="0.0615925501300588" calcext:value-type="float">
            <text:p>0,0615925501</text:p>
          </table:table-cell>
          <table:table-cell table:style-name="ce3" table:formula="of:=IFERROR([.K308]/[.$E308];&quot;&quot; )" office:value-type="float" office:value="0.0686035144681721" calcext:value-type="float">
            <text:p>0,0686035145</text:p>
          </table:table-cell>
          <table:table-cell table:style-name="ce3" table:formula="of:=IFERROR([.L308]/[.$E308];&quot;&quot; )" office:value-type="float" office:value="0.0250727439555231" calcext:value-type="float">
            <text:p>0,025072744</text:p>
          </table:table-cell>
          <table:table-cell table:style-name="ce3" table:formula="of:=IFERROR([.M308]/[.$E308];&quot;&quot; )" office:value-type="float" office:value="0.250713295175516" calcext:value-type="float">
            <text:p>0,2507132952</text:p>
          </table:table-cell>
          <table:table-cell table:style-name="ce3" table:formula="of:=IFERROR([.N308]/[.$E308];&quot;&quot; )" office:value-type="float" office:value="0.081176213927834" calcext:value-type="float">
            <text:p>0,0811762139</text:p>
          </table:table-cell>
          <table:table-cell table:style-name="ce3" table:formula="of:=IFERROR([.O308]/[.$E308];&quot;&quot; )" office:value-type="float" office:value="0.256384936056442" calcext:value-type="float">
            <text:p>0,2563849361</text:p>
          </table:table-cell>
          <table:table-cell table:style-name="ce3" table:formula="of:=IFERROR([.P308]/[.$E308];&quot;&quot; )" office:value-type="float" office:value="0.0283968185612483" calcext:value-type="float">
            <text:p>0,0283968186</text:p>
          </table:table-cell>
          <table:table-cell table:style-name="ce3" table:formula="of:=IFERROR([.Q308]/[.$E308];&quot;&quot; )" office:value-type="float" office:value="0.0187282667185566" calcext:value-type="float">
            <text:p>0,0187282667</text:p>
          </table:table-cell>
          <table:table-cell table:style-name="ce3" table:formula="of:=IFERROR([.R308]/[.$E308];&quot;&quot; )" office:value-type="float" office:value="0.124163152685428" calcext:value-type="float">
            <text:p>0,1241631527</text:p>
          </table:table-cell>
          <table:table-cell table:style-name="ce3" table:formula="of:=IFERROR([.S308]/[.$E308];&quot;&quot; )" office:value-type="float" office:value="0.434856774443199" calcext:value-type="float">
            <text:p>0,4348567744</text:p>
          </table:table-cell>
          <table:table-cell table:style-name="ce3" table:formula="of:=IFERROR([.T308]/[.$E308];&quot;&quot; )" office:value-type="float" office:value="0.286365473311375" calcext:value-type="float">
            <text:p>0,2863654733</text:p>
          </table:table-cell>
          <table:table-cell table:style-name="ce3" table:formula="of:=IFERROR([.U308]/[.$E308];&quot;&quot; )" office:value-type="float" office:value="0.373170227051948" calcext:value-type="float">
            <text:p>0,3731702271</text:p>
          </table:table-cell>
          <table:table-cell table:style-name="ce3" table:formula="of:=IFERROR([.V308]/[.$E308];&quot;&quot; )" office:value-type="float" office:value="0.438788079057056" calcext:value-type="float">
            <text:p>0,4387880791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IFERROR([.B309]/[.$E309];&quot;&quot; )" office:value-type="float" office:value="0.0675230093209691" calcext:value-type="float">
            <text:p>0,0675230093</text:p>
          </table:table-cell>
          <table:table-cell table:style-name="ce3" table:formula="of:=IFERROR([.C309]/[.$E309];&quot;&quot; )" office:value-type="float" office:value="0.035742548798835" calcext:value-type="float">
            <text:p>0,0357425488</text:p>
          </table:table-cell>
          <table:table-cell table:style-name="ce3" table:formula="of:=IFERROR([.D309]/[.$E309];&quot;&quot; )" office:value-type="float" office:value="0.0630352005145936" calcext:value-type="float">
            <text:p>0,0630352005</text:p>
          </table:table-cell>
          <table:table-cell table:style-name="ce3" table:formula="of:=IFERROR([.E309]/[.$E309];&quot;&quot; )" office:value-type="float" office:value="1" calcext:value-type="float">
            <text:p>1</text:p>
          </table:table-cell>
          <table:table-cell table:style-name="ce3" table:formula="of:=IFERROR([.F309]/[.$E309];&quot;&quot; )" office:value-type="float" office:value="0.0122606288125828" calcext:value-type="float">
            <text:p>0,0122606288</text:p>
          </table:table-cell>
          <table:table-cell table:style-name="ce3" table:formula="of:=IFERROR([.G309]/[.$E309];&quot;&quot; )" office:value-type="float" office:value="0.281474011357874" calcext:value-type="float">
            <text:p>0,2814740114</text:p>
          </table:table-cell>
          <table:table-cell table:style-name="ce3" table:formula="of:=IFERROR([.H309]/[.$E309];&quot;&quot; )" office:value-type="float" office:value="0.0233123147471775" calcext:value-type="float">
            <text:p>0,0233123147</text:p>
          </table:table-cell>
          <table:table-cell table:style-name="ce3" table:formula="of:=IFERROR([.I309]/[.$E309];&quot;&quot; )" office:value-type="float" office:value="0.357622604480693" calcext:value-type="float">
            <text:p>0,3576226045</text:p>
          </table:table-cell>
          <table:table-cell table:style-name="ce3" table:formula="of:=IFERROR([.J309]/[.$E309];&quot;&quot; )" office:value-type="float" office:value="0.0637683377770521" calcext:value-type="float">
            <text:p>0,0637683378</text:p>
          </table:table-cell>
          <table:table-cell table:style-name="ce3" table:formula="of:=IFERROR([.K309]/[.$E309];&quot;&quot; )" office:value-type="float" office:value="0.0689551042288645" calcext:value-type="float">
            <text:p>0,0689551042</text:p>
          </table:table-cell>
          <table:table-cell table:style-name="ce3" table:formula="of:=IFERROR([.L309]/[.$E309];&quot;&quot; )" office:value-type="float" office:value="0.0263612412039795" calcext:value-type="float">
            <text:p>0,0263612412</text:p>
          </table:table-cell>
          <table:table-cell table:style-name="ce3" table:formula="of:=IFERROR([.M309]/[.$E309];&quot;&quot; )" office:value-type="float" office:value="0.267778574361837" calcext:value-type="float">
            <text:p>0,2677785744</text:p>
          </table:table-cell>
          <table:table-cell table:style-name="ce3" table:formula="of:=IFERROR([.N309]/[.$E309];&quot;&quot; )" office:value-type="float" office:value="0.0899745140070554" calcext:value-type="float">
            <text:p>0,089974514</text:p>
          </table:table-cell>
          <table:table-cell table:style-name="ce3" table:formula="of:=IFERROR([.O309]/[.$E309];&quot;&quot; )" office:value-type="float" office:value="0.255896566567524" calcext:value-type="float">
            <text:p>0,2558965666</text:p>
          </table:table-cell>
          <table:table-cell table:style-name="ce3" table:formula="of:=IFERROR([.P309]/[.$E309];&quot;&quot; )" office:value-type="float" office:value="0.0275095819241276" calcext:value-type="float">
            <text:p>0,0275095819</text:p>
          </table:table-cell>
          <table:table-cell table:style-name="ce3" table:formula="of:=IFERROR([.Q309]/[.$E309];&quot;&quot; )" office:value-type="float" office:value="0.0187022171654553" calcext:value-type="float">
            <text:p>0,0187022172</text:p>
          </table:table-cell>
          <table:table-cell table:style-name="ce3" table:formula="of:=IFERROR([.R309]/[.$E309];&quot;&quot; )" office:value-type="float" office:value="0.114865032275093" calcext:value-type="float">
            <text:p>0,1148650323</text:p>
          </table:table-cell>
          <table:table-cell table:style-name="ce3" table:formula="of:=IFERROR([.S309]/[.$E309];&quot;&quot; )" office:value-type="float" office:value="0.408236361446103" calcext:value-type="float">
            <text:p>0,4082363614</text:p>
          </table:table-cell>
          <table:table-cell table:style-name="ce3" table:formula="of:=IFERROR([.T309]/[.$E309];&quot;&quot; )" office:value-type="float" office:value="0.291724579293654" calcext:value-type="float">
            <text:p>0,2917245793</text:p>
          </table:table-cell>
          <table:table-cell table:style-name="ce3" table:formula="of:=IFERROR([.U309]/[.$E309];&quot;&quot; )" office:value-type="float" office:value="0.375359746104091" calcext:value-type="float">
            <text:p>0,3753597461</text:p>
          </table:table-cell>
          <table:table-cell table:style-name="ce3" table:formula="of:=IFERROR([.V309]/[.$E309];&quot;&quot; )" office:value-type="float" office:value="0.460146494255328" calcext:value-type="float">
            <text:p>0,4601464943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IFERROR([.B310]/[.$E310];&quot;&quot; )" office:value-type="float" office:value="0.0742958291867768" calcext:value-type="float">
            <text:p>0,0742958292</text:p>
          </table:table-cell>
          <table:table-cell table:style-name="ce3" table:formula="of:=IFERROR([.C310]/[.$E310];&quot;&quot; )" office:value-type="float" office:value="0.0320337175817613" calcext:value-type="float">
            <text:p>0,0320337176</text:p>
          </table:table-cell>
          <table:table-cell table:style-name="ce3" table:formula="of:=IFERROR([.D310]/[.$E310];&quot;&quot; )" office:value-type="float" office:value="0.0575413376819617" calcext:value-type="float">
            <text:p>0,0575413377</text:p>
          </table:table-cell>
          <table:table-cell table:style-name="ce3" table:formula="of:=IFERROR([.E310]/[.$E310];&quot;&quot; )" office:value-type="float" office:value="1" calcext:value-type="float">
            <text:p>1</text:p>
          </table:table-cell>
          <table:table-cell table:style-name="ce3" table:formula="of:=IFERROR([.F310]/[.$E310];&quot;&quot; )" office:value-type="float" office:value="0.0118400949615247" calcext:value-type="float">
            <text:p>0,011840095</text:p>
          </table:table-cell>
          <table:table-cell table:style-name="ce3" table:formula="of:=IFERROR([.G310]/[.$E310];&quot;&quot; )" office:value-type="float" office:value="0.255820192423915" calcext:value-type="float">
            <text:p>0,2558201924</text:p>
          </table:table-cell>
          <table:table-cell table:style-name="ce3" table:formula="of:=IFERROR([.H310]/[.$E310];&quot;&quot; )" office:value-type="float" office:value="0.0206493977912009" calcext:value-type="float">
            <text:p>0,0206493978</text:p>
          </table:table-cell>
          <table:table-cell table:style-name="ce3" table:formula="of:=IFERROR([.I310]/[.$E310];&quot;&quot; )" office:value-type="float" office:value="0.309126506355896" calcext:value-type="float">
            <text:p>0,3091265064</text:p>
          </table:table-cell>
          <table:table-cell table:style-name="ce3" table:formula="of:=IFERROR([.J310]/[.$E310];&quot;&quot; )" office:value-type="float" office:value="0.0547534677716548" calcext:value-type="float">
            <text:p>0,0547534678</text:p>
          </table:table-cell>
          <table:table-cell table:style-name="ce3" table:formula="of:=IFERROR([.K310]/[.$E310];&quot;&quot; )" office:value-type="float" office:value="0.0538784771770083" calcext:value-type="float">
            <text:p>0,0538784772</text:p>
          </table:table-cell>
          <table:table-cell table:style-name="ce3" table:formula="of:=IFERROR([.L310]/[.$E310];&quot;&quot; )" office:value-type="float" office:value="0.018262216838056" calcext:value-type="float">
            <text:p>0,0182622168</text:p>
          </table:table-cell>
          <table:table-cell table:style-name="ce3" table:formula="of:=IFERROR([.M310]/[.$E310];&quot;&quot; )" office:value-type="float" office:value="0.197577367649856" calcext:value-type="float">
            <text:p>0,1975773676</text:p>
          </table:table-cell>
          <table:table-cell table:style-name="ce3" table:formula="of:=IFERROR([.N310]/[.$E310];&quot;&quot; )" office:value-type="float" office:value="0.0639441462536266" calcext:value-type="float">
            <text:p>0,0639441463</text:p>
          </table:table-cell>
          <table:table-cell table:style-name="ce3" table:formula="of:=IFERROR([.O310]/[.$E310];&quot;&quot; )" office:value-type="float" office:value="0.197168117590303" calcext:value-type="float">
            <text:p>0,1971681176</text:p>
          </table:table-cell>
          <table:table-cell table:style-name="ce3" table:formula="of:=IFERROR([.P310]/[.$E310];&quot;&quot; )" office:value-type="float" office:value="0.0197076087621987" calcext:value-type="float">
            <text:p>0,0197076088</text:p>
          </table:table-cell>
          <table:table-cell table:style-name="ce3" table:formula="of:=IFERROR([.Q310]/[.$E310];&quot;&quot; )" office:value-type="float" office:value="0.0125271667233429" calcext:value-type="float">
            <text:p>0,0125271667</text:p>
          </table:table-cell>
          <table:table-cell table:style-name="ce3" table:formula="of:=IFERROR([.R310]/[.$E310];&quot;&quot; )" office:value-type="float" office:value="0.0824758533429399" calcext:value-type="float">
            <text:p>0,0824758533</text:p>
          </table:table-cell>
          <table:table-cell table:style-name="ce3" table:formula="of:=IFERROR([.S310]/[.$E310];&quot;&quot; )" office:value-type="float" office:value="0.315179115391756" calcext:value-type="float">
            <text:p>0,3151791154</text:p>
          </table:table-cell>
          <table:table-cell table:style-name="ce3" table:formula="of:=IFERROR([.T310]/[.$E310];&quot;&quot; )" office:value-type="float" office:value="0.237005524712036" calcext:value-type="float">
            <text:p>0,2370055247</text:p>
          </table:table-cell>
          <table:table-cell table:style-name="ce3" table:formula="of:=IFERROR([.U310]/[.$E310];&quot;&quot; )" office:value-type="float" office:value="0.311732673079833" calcext:value-type="float">
            <text:p>0,3117326731</text:p>
          </table:table-cell>
          <table:table-cell table:style-name="ce3" table:formula="of:=IFERROR([.V310]/[.$E310];&quot;&quot; )" office:value-type="float" office:value="0.375734601127435" calcext:value-type="float">
            <text:p>0,3757346011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IFERROR([.B311]/[.$E311];&quot;&quot; )" office:value-type="float" office:value="0.072225444133364" calcext:value-type="float">
            <text:p>0,0722254441</text:p>
          </table:table-cell>
          <table:table-cell table:style-name="ce3" table:formula="of:=IFERROR([.C311]/[.$E311];&quot;&quot; )" office:value-type="float" office:value="0.030234928259759" calcext:value-type="float">
            <text:p>0,0302349283</text:p>
          </table:table-cell>
          <table:table-cell table:style-name="ce3" table:formula="of:=IFERROR([.D311]/[.$E311];&quot;&quot; )" office:value-type="float" office:value="0.0631272685608138" calcext:value-type="float">
            <text:p>0,0631272686</text:p>
          </table:table-cell>
          <table:table-cell table:style-name="ce3" table:formula="of:=IFERROR([.E311]/[.$E311];&quot;&quot; )" office:value-type="float" office:value="1" calcext:value-type="float">
            <text:p>1</text:p>
          </table:table-cell>
          <table:table-cell table:style-name="ce3" table:formula="of:=IFERROR([.F311]/[.$E311];&quot;&quot; )" office:value-type="float" office:value="0.0127963571753986" calcext:value-type="float">
            <text:p>0,0127963572</text:p>
          </table:table-cell>
          <table:table-cell table:style-name="ce3" table:formula="of:=IFERROR([.G311]/[.$E311];&quot;&quot; )" office:value-type="float" office:value="0.259605640033499" calcext:value-type="float">
            <text:p>0,25960564</text:p>
          </table:table-cell>
          <table:table-cell table:style-name="ce3" table:formula="of:=IFERROR([.H311]/[.$E311];&quot;&quot; )" office:value-type="float" office:value="0.0209421282898851" calcext:value-type="float">
            <text:p>0,0209421283</text:p>
          </table:table-cell>
          <table:table-cell table:style-name="ce3" table:formula="of:=IFERROR([.I311]/[.$E311];&quot;&quot; )" office:value-type="float" office:value="0.346466863311276" calcext:value-type="float">
            <text:p>0,3464668633</text:p>
          </table:table-cell>
          <table:table-cell table:style-name="ce3" table:formula="of:=IFERROR([.J311]/[.$E311];&quot;&quot; )" office:value-type="float" office:value="0.0590417269129689" calcext:value-type="float">
            <text:p>0,0590417269</text:p>
          </table:table-cell>
          <table:table-cell table:style-name="ce3" table:formula="of:=IFERROR([.K311]/[.$E311];&quot;&quot; )" office:value-type="float" office:value="0.0601030329571254" calcext:value-type="float">
            <text:p>0,060103033</text:p>
          </table:table-cell>
          <table:table-cell table:style-name="ce3" table:formula="of:=IFERROR([.L311]/[.$E311];&quot;&quot; )" office:value-type="float" office:value="0.0209800843288553" calcext:value-type="float">
            <text:p>0,0209800843</text:p>
          </table:table-cell>
          <table:table-cell table:style-name="ce3" table:formula="of:=IFERROR([.M311]/[.$E311];&quot;&quot; )" office:value-type="float" office:value="0.228130522543729" calcext:value-type="float">
            <text:p>0,2281305225</text:p>
          </table:table-cell>
          <table:table-cell table:style-name="ce3" table:formula="of:=IFERROR([.N311]/[.$E311];&quot;&quot; )" office:value-type="float" office:value="0.0751567150877814" calcext:value-type="float">
            <text:p>0,0751567151</text:p>
          </table:table-cell>
          <table:table-cell table:style-name="ce3" table:formula="of:=IFERROR([.O311]/[.$E311];&quot;&quot; )" office:value-type="float" office:value="0.244212956699299" calcext:value-type="float">
            <text:p>0,2442129567</text:p>
          </table:table-cell>
          <table:table-cell table:style-name="ce3" table:formula="of:=IFERROR([.P311]/[.$E311];&quot;&quot; )" office:value-type="float" office:value="0.026108817639489" calcext:value-type="float">
            <text:p>0,0261088176</text:p>
          </table:table-cell>
          <table:table-cell table:style-name="ce3" table:formula="of:=IFERROR([.Q311]/[.$E311];&quot;&quot; )" office:value-type="float" office:value="0.0167292428346147" calcext:value-type="float">
            <text:p>0,0167292428</text:p>
          </table:table-cell>
          <table:table-cell table:style-name="ce3" table:formula="of:=IFERROR([.R311]/[.$E311];&quot;&quot; )" office:value-type="float" office:value="0.11186238221652" calcext:value-type="float">
            <text:p>0,1118623822</text:p>
          </table:table-cell>
          <table:table-cell table:style-name="ce3" table:formula="of:=IFERROR([.S311]/[.$E311];&quot;&quot; )" office:value-type="float" office:value="0.421894432928019" calcext:value-type="float">
            <text:p>0,4218944329</text:p>
          </table:table-cell>
          <table:table-cell table:style-name="ce3" table:formula="of:=IFERROR([.T311]/[.$E311];&quot;&quot; )" office:value-type="float" office:value="0.299754468417136" calcext:value-type="float">
            <text:p>0,2997544684</text:p>
          </table:table-cell>
          <table:table-cell table:style-name="ce3" table:formula="of:=IFERROR([.U311]/[.$E311];&quot;&quot; )" office:value-type="float" office:value="0.411787351881292" calcext:value-type="float">
            <text:p>0,4117873519</text:p>
          </table:table-cell>
          <table:table-cell table:style-name="ce3" table:formula="of:=IFERROR([.V311]/[.$E311];&quot;&quot; )" office:value-type="float" office:value="0.494728553548641" calcext:value-type="float">
            <text:p>0,4947285535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IFERROR([.B312]/[.$E312];&quot;&quot; )" office:value-type="float" office:value="0.0696672705692447" calcext:value-type="float">
            <text:p>0,0696672706</text:p>
          </table:table-cell>
          <table:table-cell table:style-name="ce3" table:formula="of:=IFERROR([.C312]/[.$E312];&quot;&quot; )" office:value-type="float" office:value="0.0243360367050185" calcext:value-type="float">
            <text:p>0,0243360367</text:p>
          </table:table-cell>
          <table:table-cell table:style-name="ce3" table:formula="of:=IFERROR([.D312]/[.$E312];&quot;&quot; )" office:value-type="float" office:value="0.0538820110165291" calcext:value-type="float">
            <text:p>0,053882011</text:p>
          </table:table-cell>
          <table:table-cell table:style-name="ce3" table:formula="of:=IFERROR([.E312]/[.$E312];&quot;&quot; )" office:value-type="float" office:value="1" calcext:value-type="float">
            <text:p>1</text:p>
          </table:table-cell>
          <table:table-cell table:style-name="ce3" table:formula="of:=IFERROR([.F312]/[.$E312];&quot;&quot; )" office:value-type="float" office:value="0.0133155134461658" calcext:value-type="float">
            <text:p>0,0133155134</text:p>
          </table:table-cell>
          <table:table-cell table:style-name="ce3" table:formula="of:=IFERROR([.G312]/[.$E312];&quot;&quot; )" office:value-type="float" office:value="0.263431545692787" calcext:value-type="float">
            <text:p>0,2634315457</text:p>
          </table:table-cell>
          <table:table-cell table:style-name="ce3" table:formula="of:=IFERROR([.H312]/[.$E312];&quot;&quot; )" office:value-type="float" office:value="0.0234636391171065" calcext:value-type="float">
            <text:p>0,0234636391</text:p>
          </table:table-cell>
          <table:table-cell table:style-name="ce3" table:formula="of:=IFERROR([.I312]/[.$E312];&quot;&quot; )" office:value-type="float" office:value="0.327803976631867" calcext:value-type="float">
            <text:p>0,3278039766</text:p>
          </table:table-cell>
          <table:table-cell table:style-name="ce3" table:formula="of:=IFERROR([.J312]/[.$E312];&quot;&quot; )" office:value-type="float" office:value="0.0599469251207441" calcext:value-type="float">
            <text:p>0,0599469251</text:p>
          </table:table-cell>
          <table:table-cell table:style-name="ce3" table:formula="of:=IFERROR([.K312]/[.$E312];&quot;&quot; )" office:value-type="float" office:value="0.0668814182945926" calcext:value-type="float">
            <text:p>0,0668814183</text:p>
          </table:table-cell>
          <table:table-cell table:style-name="ce3" table:formula="of:=IFERROR([.L312]/[.$E312];&quot;&quot; )" office:value-type="float" office:value="0.0194463201475963" calcext:value-type="float">
            <text:p>0,0194463201</text:p>
          </table:table-cell>
          <table:table-cell table:style-name="ce3" table:formula="of:=IFERROR([.M312]/[.$E312];&quot;&quot; )" office:value-type="float" office:value="0.257104630071072" calcext:value-type="float">
            <text:p>0,2571046301</text:p>
          </table:table-cell>
          <table:table-cell table:style-name="ce3" table:formula="of:=IFERROR([.N312]/[.$E312];&quot;&quot; )" office:value-type="float" office:value="0.0808008927134988" calcext:value-type="float">
            <text:p>0,0808008927</text:p>
          </table:table-cell>
          <table:table-cell table:style-name="ce3" table:formula="of:=IFERROR([.O312]/[.$E312];&quot;&quot; )" office:value-type="float" office:value="0.254478390019381" calcext:value-type="float">
            <text:p>0,25447839</text:p>
          </table:table-cell>
          <table:table-cell table:style-name="ce3" table:formula="of:=IFERROR([.P312]/[.$E312];&quot;&quot; )" office:value-type="float" office:value="0.0277305409945737" calcext:value-type="float">
            <text:p>0,027730541</text:p>
          </table:table-cell>
          <table:table-cell table:style-name="ce3" table:formula="of:=IFERROR([.Q312]/[.$E312];&quot;&quot; )" office:value-type="float" office:value="0.0165453952461516" calcext:value-type="float">
            <text:p>0,0165453952</text:p>
          </table:table-cell>
          <table:table-cell table:style-name="ce3" table:formula="of:=IFERROR([.R312]/[.$E312];&quot;&quot; )" office:value-type="float" office:value="0.112656409175479" calcext:value-type="float">
            <text:p>0,1126564092</text:p>
          </table:table-cell>
          <table:table-cell table:style-name="ce3" table:formula="of:=IFERROR([.S312]/[.$E312];&quot;&quot; )" office:value-type="float" office:value="0.407909995586216" calcext:value-type="float">
            <text:p>0,4079099956</text:p>
          </table:table-cell>
          <table:table-cell table:style-name="ce3" table:formula="of:=IFERROR([.T312]/[.$E312];&quot;&quot; )" office:value-type="float" office:value="0.268441781157487" calcext:value-type="float">
            <text:p>0,2684417812</text:p>
          </table:table-cell>
          <table:table-cell table:style-name="ce3" table:formula="of:=IFERROR([.U312]/[.$E312];&quot;&quot; )" office:value-type="float" office:value="0.359355163193415" calcext:value-type="float">
            <text:p>0,3593551632</text:p>
          </table:table-cell>
          <table:table-cell table:style-name="ce3" table:formula="of:=IFERROR([.V312]/[.$E312];&quot;&quot; )" office:value-type="float" office:value="0.423241411408376" calcext:value-type="float">
            <text:p>0,4232414114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IFERROR([.B313]/[.$E313];&quot;&quot; )" office:value-type="float" office:value="0.0711857389353348" calcext:value-type="float">
            <text:p>0,0711857389</text:p>
          </table:table-cell>
          <table:table-cell table:style-name="ce3" table:formula="of:=IFERROR([.C313]/[.$E313];&quot;&quot; )" office:value-type="float" office:value="0.026688148721921" calcext:value-type="float">
            <text:p>0,0266881487</text:p>
          </table:table-cell>
          <table:table-cell table:style-name="ce3" table:formula="of:=IFERROR([.D313]/[.$E313];&quot;&quot; )" office:value-type="float" office:value="0.0588719057667139" calcext:value-type="float">
            <text:p>0,0588719058</text:p>
          </table:table-cell>
          <table:table-cell table:style-name="ce3" table:formula="of:=IFERROR([.E313]/[.$E313];&quot;&quot; )" office:value-type="float" office:value="1" calcext:value-type="float">
            <text:p>1</text:p>
          </table:table-cell>
          <table:table-cell table:style-name="ce3" table:formula="of:=IFERROR([.F313]/[.$E313];&quot;&quot; )" office:value-type="float" office:value="0.0133442453056973" calcext:value-type="float">
            <text:p>0,0133442453</text:p>
          </table:table-cell>
          <table:table-cell table:style-name="ce3" table:formula="of:=IFERROR([.G313]/[.$E313];&quot;&quot; )" office:value-type="float" office:value="0.26520167739523" calcext:value-type="float">
            <text:p>0,2652016774</text:p>
          </table:table-cell>
          <table:table-cell table:style-name="ce3" table:formula="of:=IFERROR([.H313]/[.$E313];&quot;&quot; )" office:value-type="float" office:value="0.0230700734528166" calcext:value-type="float">
            <text:p>0,0230700735</text:p>
          </table:table-cell>
          <table:table-cell table:style-name="ce3" table:formula="of:=IFERROR([.I313]/[.$E313];&quot;&quot; )" office:value-type="float" office:value="0.332884643286413" calcext:value-type="float">
            <text:p>0,3328846433</text:p>
          </table:table-cell>
          <table:table-cell table:style-name="ce3" table:formula="of:=IFERROR([.J313]/[.$E313];&quot;&quot; )" office:value-type="float" office:value="0.0627435561847272" calcext:value-type="float">
            <text:p>0,0627435562</text:p>
          </table:table-cell>
          <table:table-cell table:style-name="ce3" table:formula="of:=IFERROR([.K313]/[.$E313];&quot;&quot; )" office:value-type="float" office:value="0.0670780352039317" calcext:value-type="float">
            <text:p>0,0670780352</text:p>
          </table:table-cell>
          <table:table-cell table:style-name="ce3" table:formula="of:=IFERROR([.L313]/[.$E313];&quot;&quot; )" office:value-type="float" office:value="0.020668834103475" calcext:value-type="float">
            <text:p>0,0206688341</text:p>
          </table:table-cell>
          <table:table-cell table:style-name="ce3" table:formula="of:=IFERROR([.M313]/[.$E313];&quot;&quot; )" office:value-type="float" office:value="0.260349056331633" calcext:value-type="float">
            <text:p>0,2603490563</text:p>
          </table:table-cell>
          <table:table-cell table:style-name="ce3" table:formula="of:=IFERROR([.N313]/[.$E313];&quot;&quot; )" office:value-type="float" office:value="0.0852661919388873" calcext:value-type="float">
            <text:p>0,0852661919</text:p>
          </table:table-cell>
          <table:table-cell table:style-name="ce3" table:formula="of:=IFERROR([.O313]/[.$E313];&quot;&quot; )" office:value-type="float" office:value="0.257633355591763" calcext:value-type="float">
            <text:p>0,2576333556</text:p>
          </table:table-cell>
          <table:table-cell table:style-name="ce3" table:formula="of:=IFERROR([.P313]/[.$E313];&quot;&quot; )" office:value-type="float" office:value="0.0264509586260317" calcext:value-type="float">
            <text:p>0,0264509586</text:p>
          </table:table-cell>
          <table:table-cell table:style-name="ce3" table:formula="of:=IFERROR([.Q313]/[.$E313];&quot;&quot; )" office:value-type="float" office:value="0.015893458692807" calcext:value-type="float">
            <text:p>0,0158934587</text:p>
          </table:table-cell>
          <table:table-cell table:style-name="ce3" table:formula="of:=IFERROR([.R313]/[.$E313];&quot;&quot; )" office:value-type="float" office:value="0.103209748123614" calcext:value-type="float">
            <text:p>0,1032097481</text:p>
          </table:table-cell>
          <table:table-cell table:style-name="ce3" table:formula="of:=IFERROR([.S313]/[.$E313];&quot;&quot; )" office:value-type="float" office:value="0.356612995005208" calcext:value-type="float">
            <text:p>0,356612995</text:p>
          </table:table-cell>
          <table:table-cell table:style-name="ce3" table:formula="of:=IFERROR([.T313]/[.$E313];&quot;&quot; )" office:value-type="float" office:value="0.251127113437859" calcext:value-type="float">
            <text:p>0,2511271134</text:p>
          </table:table-cell>
          <table:table-cell table:style-name="ce3" table:formula="of:=IFERROR([.U313]/[.$E313];&quot;&quot; )" office:value-type="float" office:value="0.33943662170464" calcext:value-type="float">
            <text:p>0,3394366217</text:p>
          </table:table-cell>
          <table:table-cell table:style-name="ce3" table:formula="of:=IFERROR([.V313]/[.$E313];&quot;&quot; )" office:value-type="float" office:value="0.393044891156281" calcext:value-type="float">
            <text:p>0,3930448912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IFERROR([.B314]/[.$E314];&quot;&quot; )" office:value-type="float" office:value="0.067379422028363" calcext:value-type="float">
            <text:p>0,067379422</text:p>
          </table:table-cell>
          <table:table-cell table:style-name="ce3" table:formula="of:=IFERROR([.C314]/[.$E314];&quot;&quot; )" office:value-type="float" office:value="0.0241032054417807" calcext:value-type="float">
            <text:p>0,0241032054</text:p>
          </table:table-cell>
          <table:table-cell table:style-name="ce3" table:formula="of:=IFERROR([.D314]/[.$E314];&quot;&quot; )" office:value-type="float" office:value="0.0587445143015681" calcext:value-type="float">
            <text:p>0,0587445143</text:p>
          </table:table-cell>
          <table:table-cell table:style-name="ce3" table:formula="of:=IFERROR([.E314]/[.$E314];&quot;&quot; )" office:value-type="float" office:value="1" calcext:value-type="float">
            <text:p>1</text:p>
          </table:table-cell>
          <table:table-cell table:style-name="ce3" table:formula="of:=IFERROR([.F314]/[.$E314];&quot;&quot; )" office:value-type="float" office:value="0.0113895449078491" calcext:value-type="float">
            <text:p>0,0113895449</text:p>
          </table:table-cell>
          <table:table-cell table:style-name="ce3" table:formula="of:=IFERROR([.G314]/[.$E314];&quot;&quot; )" office:value-type="float" office:value="0.275383796782476" calcext:value-type="float">
            <text:p>0,2753837968</text:p>
          </table:table-cell>
          <table:table-cell table:style-name="ce3" table:formula="of:=IFERROR([.H314]/[.$E314];&quot;&quot; )" office:value-type="float" office:value="0.023207081929822" calcext:value-type="float">
            <text:p>0,0232070819</text:p>
          </table:table-cell>
          <table:table-cell table:style-name="ce3" table:formula="of:=IFERROR([.I314]/[.$E314];&quot;&quot; )" office:value-type="float" office:value="0.334953329713903" calcext:value-type="float">
            <text:p>0,3349533297</text:p>
          </table:table-cell>
          <table:table-cell table:style-name="ce3" table:formula="of:=IFERROR([.J314]/[.$E314];&quot;&quot; )" office:value-type="float" office:value="0.0606264870246204" calcext:value-type="float">
            <text:p>0,060626487</text:p>
          </table:table-cell>
          <table:table-cell table:style-name="ce3" table:formula="of:=IFERROR([.K314]/[.$E314];&quot;&quot; )" office:value-type="float" office:value="0.0636420935009705" calcext:value-type="float">
            <text:p>0,0636420935</text:p>
          </table:table-cell>
          <table:table-cell table:style-name="ce3" table:formula="of:=IFERROR([.L314]/[.$E314];&quot;&quot; )" office:value-type="float" office:value="0.0185141641216232" calcext:value-type="float">
            <text:p>0,0185141641</text:p>
          </table:table-cell>
          <table:table-cell table:style-name="ce3" table:formula="of:=IFERROR([.M314]/[.$E314];&quot;&quot; )" office:value-type="float" office:value="0.237829291529602" calcext:value-type="float">
            <text:p>0,2378292915</text:p>
          </table:table-cell>
          <table:table-cell table:style-name="ce3" table:formula="of:=IFERROR([.N314]/[.$E314];&quot;&quot; )" office:value-type="float" office:value="0.077663626063368" calcext:value-type="float">
            <text:p>0,0776636261</text:p>
          </table:table-cell>
          <table:table-cell table:style-name="ce3" table:formula="of:=IFERROR([.O314]/[.$E314];&quot;&quot; )" office:value-type="float" office:value="0.227780643917379" calcext:value-type="float">
            <text:p>0,2277806439</text:p>
          </table:table-cell>
          <table:table-cell table:style-name="ce3" table:formula="of:=IFERROR([.P314]/[.$E314];&quot;&quot; )" office:value-type="float" office:value="0.0217003482198636" calcext:value-type="float">
            <text:p>0,0217003482</text:p>
          </table:table-cell>
          <table:table-cell table:style-name="ce3" table:formula="of:=IFERROR([.Q314]/[.$E314];&quot;&quot; )" office:value-type="float" office:value="0.0129701532472072" calcext:value-type="float">
            <text:p>0,0129701532</text:p>
          </table:table-cell>
          <table:table-cell table:style-name="ce3" table:formula="of:=IFERROR([.R314]/[.$E314];&quot;&quot; )" office:value-type="float" office:value="0.0808127052507343" calcext:value-type="float">
            <text:p>0,0808127053</text:p>
          </table:table-cell>
          <table:table-cell table:style-name="ce3" table:formula="of:=IFERROR([.S314]/[.$E314];&quot;&quot; )" office:value-type="float" office:value="0.285739427660653" calcext:value-type="float">
            <text:p>0,2857394277</text:p>
          </table:table-cell>
          <table:table-cell table:style-name="ce3" table:formula="of:=IFERROR([.T314]/[.$E314];&quot;&quot; )" office:value-type="float" office:value="0.208003007522166" calcext:value-type="float">
            <text:p>0,2080030075</text:p>
          </table:table-cell>
          <table:table-cell table:style-name="ce3" table:formula="of:=IFERROR([.U314]/[.$E314];&quot;&quot; )" office:value-type="float" office:value="0.278124686666824" calcext:value-type="float">
            <text:p>0,2781246867</text:p>
          </table:table-cell>
          <table:table-cell table:style-name="ce3" table:formula="of:=IFERROR([.V314]/[.$E314];&quot;&quot; )" office:value-type="float" office:value="0.321445933699148" calcext:value-type="float">
            <text:p>0,3214459337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IFERROR([.B315]/[.$E315];&quot;&quot; )" office:value-type="float" office:value="0.0617489367444059" calcext:value-type="float">
            <text:p>0,0617489367</text:p>
          </table:table-cell>
          <table:table-cell table:style-name="ce3" table:formula="of:=IFERROR([.C315]/[.$E315];&quot;&quot; )" office:value-type="float" office:value="0.0306615193303787" calcext:value-type="float">
            <text:p>0,0306615193</text:p>
          </table:table-cell>
          <table:table-cell table:style-name="ce3" table:formula="of:=IFERROR([.D315]/[.$E315];&quot;&quot; )" office:value-type="float" office:value="0.0613759054948129" calcext:value-type="float">
            <text:p>0,0613759055</text:p>
          </table:table-cell>
          <table:table-cell table:style-name="ce3" table:formula="of:=IFERROR([.E315]/[.$E315];&quot;&quot; )" office:value-type="float" office:value="1" calcext:value-type="float">
            <text:p>1</text:p>
          </table:table-cell>
          <table:table-cell table:style-name="ce3" table:formula="of:=IFERROR([.F315]/[.$E315];&quot;&quot; )" office:value-type="float" office:value="0.0121520423993486" calcext:value-type="float">
            <text:p>0,0121520424</text:p>
          </table:table-cell>
          <table:table-cell table:style-name="ce3" table:formula="of:=IFERROR([.G315]/[.$E315];&quot;&quot; )" office:value-type="float" office:value="0.272177143863226" calcext:value-type="float">
            <text:p>0,2721771439</text:p>
          </table:table-cell>
          <table:table-cell table:style-name="ce3" table:formula="of:=IFERROR([.H315]/[.$E315];&quot;&quot; )" office:value-type="float" office:value="0.0237354525906673" calcext:value-type="float">
            <text:p>0,0237354526</text:p>
          </table:table-cell>
          <table:table-cell table:style-name="ce3" table:formula="of:=IFERROR([.I315]/[.$E315];&quot;&quot; )" office:value-type="float" office:value="0.365349781917718" calcext:value-type="float">
            <text:p>0,3653497819</text:p>
          </table:table-cell>
          <table:table-cell table:style-name="ce3" table:formula="of:=IFERROR([.J315]/[.$E315];&quot;&quot; )" office:value-type="float" office:value="0.0662056013639285" calcext:value-type="float">
            <text:p>0,0662056014</text:p>
          </table:table-cell>
          <table:table-cell table:style-name="ce3" table:formula="of:=IFERROR([.K315]/[.$E315];&quot;&quot; )" office:value-type="float" office:value="0.0698109707486531" calcext:value-type="float">
            <text:p>0,0698109707</text:p>
          </table:table-cell>
          <table:table-cell table:style-name="ce3" table:formula="of:=IFERROR([.L315]/[.$E315];&quot;&quot; )" office:value-type="float" office:value="0.0215428077667317" calcext:value-type="float">
            <text:p>0,0215428078</text:p>
          </table:table-cell>
          <table:table-cell table:style-name="ce3" table:formula="of:=IFERROR([.M315]/[.$E315];&quot;&quot; )" office:value-type="float" office:value="0.278604629850167" calcext:value-type="float">
            <text:p>0,2786046299</text:p>
          </table:table-cell>
          <table:table-cell table:style-name="ce3" table:formula="of:=IFERROR([.N315]/[.$E315];&quot;&quot; )" office:value-type="float" office:value="0.0929022663293581" calcext:value-type="float">
            <text:p>0,0929022663</text:p>
          </table:table-cell>
          <table:table-cell table:style-name="ce3" table:formula="of:=IFERROR([.O315]/[.$E315];&quot;&quot; )" office:value-type="float" office:value="0.292438882675861" calcext:value-type="float">
            <text:p>0,2924388827</text:p>
          </table:table-cell>
          <table:table-cell table:style-name="ce3" table:formula="of:=IFERROR([.P315]/[.$E315];&quot;&quot; )" office:value-type="float" office:value="0.030580626641246" calcext:value-type="float">
            <text:p>0,0305806266</text:p>
          </table:table-cell>
          <table:table-cell table:style-name="ce3" table:formula="of:=IFERROR([.Q315]/[.$E315];&quot;&quot; )" office:value-type="float" office:value="0.0187977398558401" calcext:value-type="float">
            <text:p>0,0187977399</text:p>
          </table:table-cell>
          <table:table-cell table:style-name="ce3" table:formula="of:=IFERROR([.R315]/[.$E315];&quot;&quot; )" office:value-type="float" office:value="0.126884978674249" calcext:value-type="float">
            <text:p>0,1268849787</text:p>
          </table:table-cell>
          <table:table-cell table:style-name="ce3" table:formula="of:=IFERROR([.S315]/[.$E315];&quot;&quot; )" office:value-type="float" office:value="0.460864163399752" calcext:value-type="float">
            <text:p>0,4608641634</text:p>
          </table:table-cell>
          <table:table-cell table:style-name="ce3" table:formula="of:=IFERROR([.T315]/[.$E315];&quot;&quot; )" office:value-type="float" office:value="0.326643924682742" calcext:value-type="float">
            <text:p>0,3266439247</text:p>
          </table:table-cell>
          <table:table-cell table:style-name="ce3" table:formula="of:=IFERROR([.U315]/[.$E315];&quot;&quot; )" office:value-type="float" office:value="0.430572975556445" calcext:value-type="float">
            <text:p>0,4305729756</text:p>
          </table:table-cell>
          <table:table-cell table:style-name="ce3" table:formula="of:=IFERROR([.V315]/[.$E315];&quot;&quot; )" office:value-type="float" office:value="0.518231564853542" calcext:value-type="float">
            <text:p>0,5182315649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IFERROR([.B316]/[.$E316];&quot;&quot; )" office:value-type="float" office:value="0.0713978390735916" calcext:value-type="float">
            <text:p>0,0713978391</text:p>
          </table:table-cell>
          <table:table-cell table:style-name="ce3" table:formula="of:=IFERROR([.C316]/[.$E316];&quot;&quot; )" office:value-type="float" office:value="0.0395809411133321" calcext:value-type="float">
            <text:p>0,0395809411</text:p>
          </table:table-cell>
          <table:table-cell table:style-name="ce3" table:formula="of:=IFERROR([.D316]/[.$E316];&quot;&quot; )" office:value-type="float" office:value="0.0604918782390661" calcext:value-type="float">
            <text:p>0,0604918782</text:p>
          </table:table-cell>
          <table:table-cell table:style-name="ce3" table:formula="of:=IFERROR([.E316]/[.$E316];&quot;&quot; )" office:value-type="float" office:value="1" calcext:value-type="float">
            <text:p>1</text:p>
          </table:table-cell>
          <table:table-cell table:style-name="ce3" table:formula="of:=IFERROR([.F316]/[.$E316];&quot;&quot; )" office:value-type="float" office:value="0.0138997019369615" calcext:value-type="float">
            <text:p>0,0138997019</text:p>
          </table:table-cell>
          <table:table-cell table:style-name="ce3" table:formula="of:=IFERROR([.G316]/[.$E316];&quot;&quot; )" office:value-type="float" office:value="0.270462132687413" calcext:value-type="float">
            <text:p>0,2704621327</text:p>
          </table:table-cell>
          <table:table-cell table:style-name="ce3" table:formula="of:=IFERROR([.H316]/[.$E316];&quot;&quot; )" office:value-type="float" office:value="0.0237516659698944" calcext:value-type="float">
            <text:p>0,023751666</text:p>
          </table:table-cell>
          <table:table-cell table:style-name="ce3" table:formula="of:=IFERROR([.I316]/[.$E316];&quot;&quot; )" office:value-type="float" office:value="0.33558519533523" calcext:value-type="float">
            <text:p>0,3355851953</text:p>
          </table:table-cell>
          <table:table-cell table:style-name="ce3" table:formula="of:=IFERROR([.J316]/[.$E316];&quot;&quot; )" office:value-type="float" office:value="0.0594394835318175" calcext:value-type="float">
            <text:p>0,0594394835</text:p>
          </table:table-cell>
          <table:table-cell table:style-name="ce3" table:formula="of:=IFERROR([.K316]/[.$E316];&quot;&quot; )" office:value-type="float" office:value="0.0653132464344949" calcext:value-type="float">
            <text:p>0,0653132464</text:p>
          </table:table-cell>
          <table:table-cell table:style-name="ce3" table:formula="of:=IFERROR([.L316]/[.$E316];&quot;&quot; )" office:value-type="float" office:value="0.0207867086725678" calcext:value-type="float">
            <text:p>0,0207867087</text:p>
          </table:table-cell>
          <table:table-cell table:style-name="ce3" table:formula="of:=IFERROR([.M316]/[.$E316];&quot;&quot; )" office:value-type="float" office:value="0.245857750778106" calcext:value-type="float">
            <text:p>0,2458577508</text:p>
          </table:table-cell>
          <table:table-cell table:style-name="ce3" table:formula="of:=IFERROR([.N316]/[.$E316];&quot;&quot; )" office:value-type="float" office:value="0.07927705664207" calcext:value-type="float">
            <text:p>0,0792770566</text:p>
          </table:table-cell>
          <table:table-cell table:style-name="ce3" table:formula="of:=IFERROR([.O316]/[.$E316];&quot;&quot; )" office:value-type="float" office:value="0.246877520573317" calcext:value-type="float">
            <text:p>0,2468775206</text:p>
          </table:table-cell>
          <table:table-cell table:style-name="ce3" table:formula="of:=IFERROR([.P316]/[.$E316];&quot;&quot; )" office:value-type="float" office:value="0.0270932820166674" calcext:value-type="float">
            <text:p>0,027093282</text:p>
          </table:table-cell>
          <table:table-cell table:style-name="ce3" table:formula="of:=IFERROR([.Q316]/[.$E316];&quot;&quot; )" office:value-type="float" office:value="0.0140463499122008" calcext:value-type="float">
            <text:p>0,0140463499</text:p>
          </table:table-cell>
          <table:table-cell table:style-name="ce3" table:formula="of:=IFERROR([.R316]/[.$E316];&quot;&quot; )" office:value-type="float" office:value="0.100780161153053" calcext:value-type="float">
            <text:p>0,1007801612</text:p>
          </table:table-cell>
          <table:table-cell table:style-name="ce3" table:formula="of:=IFERROR([.S316]/[.$E316];&quot;&quot; )" office:value-type="float" office:value="0.337878914297408" calcext:value-type="float">
            <text:p>0,3378789143</text:p>
          </table:table-cell>
          <table:table-cell table:style-name="ce3" table:formula="of:=IFERROR([.T316]/[.$E316];&quot;&quot; )" office:value-type="float" office:value="0.2297273504892" calcext:value-type="float">
            <text:p>0,2297273505</text:p>
          </table:table-cell>
          <table:table-cell table:style-name="ce3" table:formula="of:=IFERROR([.U316]/[.$E316];&quot;&quot; )" office:value-type="float" office:value="0.303895837802989" calcext:value-type="float">
            <text:p>0,3038958378</text:p>
          </table:table-cell>
          <table:table-cell table:style-name="ce3" table:formula="of:=IFERROR([.V316]/[.$E316];&quot;&quot; )" office:value-type="float" office:value="0.357208520613834" calcext:value-type="float">
            <text:p>0,3572085206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IFERROR([.B317]/[.$E317];&quot;&quot; )" office:value-type="float" office:value="0.0736948081343517" calcext:value-type="float">
            <text:p>0,0736948081</text:p>
          </table:table-cell>
          <table:table-cell table:style-name="ce3" table:formula="of:=IFERROR([.C317]/[.$E317];&quot;&quot; )" office:value-type="float" office:value="0.0269934441037406" calcext:value-type="float">
            <text:p>0,0269934441</text:p>
          </table:table-cell>
          <table:table-cell table:style-name="ce3" table:formula="of:=IFERROR([.D317]/[.$E317];&quot;&quot; )" office:value-type="float" office:value="0.0730125077316219" calcext:value-type="float">
            <text:p>0,0730125077</text:p>
          </table:table-cell>
          <table:table-cell table:style-name="ce3" table:formula="of:=IFERROR([.E317]/[.$E317];&quot;&quot; )" office:value-type="float" office:value="1" calcext:value-type="float">
            <text:p>1</text:p>
          </table:table-cell>
          <table:table-cell table:style-name="ce3" table:formula="of:=IFERROR([.F317]/[.$E317];&quot;&quot; )" office:value-type="float" office:value="0.0120893221519456" calcext:value-type="float">
            <text:p>0,0120893222</text:p>
          </table:table-cell>
          <table:table-cell table:style-name="ce3" table:formula="of:=IFERROR([.G317]/[.$E317];&quot;&quot; )" office:value-type="float" office:value="0.282561823740655" calcext:value-type="float">
            <text:p>0,2825618237</text:p>
          </table:table-cell>
          <table:table-cell table:style-name="ce3" table:formula="of:=IFERROR([.H317]/[.$E317];&quot;&quot; )" office:value-type="float" office:value="0.0218799808740511" calcext:value-type="float">
            <text:p>0,0218799809</text:p>
          </table:table-cell>
          <table:table-cell table:style-name="ce3" table:formula="of:=IFERROR([.I317]/[.$E317];&quot;&quot; )" office:value-type="float" office:value="0.380831630309043" calcext:value-type="float">
            <text:p>0,3808316303</text:p>
          </table:table-cell>
          <table:table-cell table:style-name="ce3" table:formula="of:=IFERROR([.J317]/[.$E317];&quot;&quot; )" office:value-type="float" office:value="0.0608549003147652" calcext:value-type="float">
            <text:p>0,0608549003</text:p>
          </table:table-cell>
          <table:table-cell table:style-name="ce3" table:formula="of:=IFERROR([.K317]/[.$E317];&quot;&quot; )" office:value-type="float" office:value="0.0679011292320176" calcext:value-type="float">
            <text:p>0,0679011292</text:p>
          </table:table-cell>
          <table:table-cell table:style-name="ce3" table:formula="of:=IFERROR([.L317]/[.$E317];&quot;&quot; )" office:value-type="float" office:value="0.0214683157130152" calcext:value-type="float">
            <text:p>0,0214683157</text:p>
          </table:table-cell>
          <table:table-cell table:style-name="ce3" table:formula="of:=IFERROR([.M317]/[.$E317];&quot;&quot; )" office:value-type="float" office:value="0.241761012093105" calcext:value-type="float">
            <text:p>0,2417610121</text:p>
          </table:table-cell>
          <table:table-cell table:style-name="ce3" table:formula="of:=IFERROR([.N317]/[.$E317];&quot;&quot; )" office:value-type="float" office:value="0.0803665104596362" calcext:value-type="float">
            <text:p>0,0803665105</text:p>
          </table:table-cell>
          <table:table-cell table:style-name="ce3" table:formula="of:=IFERROR([.O317]/[.$E317];&quot;&quot; )" office:value-type="float" office:value="0.25690995176832" calcext:value-type="float">
            <text:p>0,2569099518</text:p>
          </table:table-cell>
          <table:table-cell table:style-name="ce3" table:formula="of:=IFERROR([.P317]/[.$E317];&quot;&quot; )" office:value-type="float" office:value="0.0277956579048498" calcext:value-type="float">
            <text:p>0,0277956579</text:p>
          </table:table-cell>
          <table:table-cell table:style-name="ce3" table:formula="of:=IFERROR([.Q317]/[.$E317];&quot;&quot; )" office:value-type="float" office:value="0.0166009265672604" calcext:value-type="float">
            <text:p>0,0166009266</text:p>
          </table:table-cell>
          <table:table-cell table:style-name="ce3" table:formula="of:=IFERROR([.R317]/[.$E317];&quot;&quot; )" office:value-type="float" office:value="0.112262218068041" calcext:value-type="float">
            <text:p>0,1122622181</text:p>
          </table:table-cell>
          <table:table-cell table:style-name="ce3" table:formula="of:=IFERROR([.S317]/[.$E317];&quot;&quot; )" office:value-type="float" office:value="0.399926142569113" calcext:value-type="float">
            <text:p>0,3999261426</text:p>
          </table:table-cell>
          <table:table-cell table:style-name="ce3" table:formula="of:=IFERROR([.T317]/[.$E317];&quot;&quot; )" office:value-type="float" office:value="0.284712160695855" calcext:value-type="float">
            <text:p>0,2847121607</text:p>
          </table:table-cell>
          <table:table-cell table:style-name="ce3" table:formula="of:=IFERROR([.U317]/[.$E317];&quot;&quot; )" office:value-type="float" office:value="0.386611344281038" calcext:value-type="float">
            <text:p>0,3866113443</text:p>
          </table:table-cell>
          <table:table-cell table:style-name="ce3" table:formula="of:=IFERROR([.V317]/[.$E317];&quot;&quot; )" office:value-type="float" office:value="0.457874984369702" calcext:value-type="float">
            <text:p>0,4578749844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IFERROR([.B318]/[.$E318];&quot;&quot; )" office:value-type="float" office:value="0.0664164219165183" calcext:value-type="float">
            <text:p>0,0664164219</text:p>
          </table:table-cell>
          <table:table-cell table:style-name="ce3" table:formula="of:=IFERROR([.C318]/[.$E318];&quot;&quot; )" office:value-type="float" office:value="0.0296528703498725" calcext:value-type="float">
            <text:p>0,0296528703</text:p>
          </table:table-cell>
          <table:table-cell table:style-name="ce3" table:formula="of:=IFERROR([.D318]/[.$E318];&quot;&quot; )" office:value-type="float" office:value="0.0658797382387061" calcext:value-type="float">
            <text:p>0,0658797382</text:p>
          </table:table-cell>
          <table:table-cell table:style-name="ce3" table:formula="of:=IFERROR([.E318]/[.$E318];&quot;&quot; )" office:value-type="float" office:value="1" calcext:value-type="float">
            <text:p>1</text:p>
          </table:table-cell>
          <table:table-cell table:style-name="ce3" table:formula="of:=IFERROR([.F318]/[.$E318];&quot;&quot; )" office:value-type="float" office:value="0.0103509095114299" calcext:value-type="float">
            <text:p>0,0103509095</text:p>
          </table:table-cell>
          <table:table-cell table:style-name="ce3" table:formula="of:=IFERROR([.G318]/[.$E318];&quot;&quot; )" office:value-type="float" office:value="0.277688047362464" calcext:value-type="float">
            <text:p>0,2776880474</text:p>
          </table:table-cell>
          <table:table-cell table:style-name="ce3" table:formula="of:=IFERROR([.H318]/[.$E318];&quot;&quot; )" office:value-type="float" office:value="0.0219239328866986" calcext:value-type="float">
            <text:p>0,0219239329</text:p>
          </table:table-cell>
          <table:table-cell table:style-name="ce3" table:formula="of:=IFERROR([.I318]/[.$E318];&quot;&quot; )" office:value-type="float" office:value="0.354777486914855" calcext:value-type="float">
            <text:p>0,3547774869</text:p>
          </table:table-cell>
          <table:table-cell table:style-name="ce3" table:formula="of:=IFERROR([.J318]/[.$E318];&quot;&quot; )" office:value-type="float" office:value="0.0576596370566324" calcext:value-type="float">
            <text:p>0,0576596371</text:p>
          </table:table-cell>
          <table:table-cell table:style-name="ce3" table:formula="of:=IFERROR([.K318]/[.$E318];&quot;&quot; )" office:value-type="float" office:value="0.0608885222281858" calcext:value-type="float">
            <text:p>0,0608885222</text:p>
          </table:table-cell>
          <table:table-cell table:style-name="ce3" table:formula="of:=IFERROR([.L318]/[.$E318];&quot;&quot; )" office:value-type="float" office:value="0.0197737828513332" calcext:value-type="float">
            <text:p>0,0197737829</text:p>
          </table:table-cell>
          <table:table-cell table:style-name="ce3" table:formula="of:=IFERROR([.M318]/[.$E318];&quot;&quot; )" office:value-type="float" office:value="0.245936864400956" calcext:value-type="float">
            <text:p>0,2459368644</text:p>
          </table:table-cell>
          <table:table-cell table:style-name="ce3" table:formula="of:=IFERROR([.N318]/[.$E318];&quot;&quot; )" office:value-type="float" office:value="0.0793109043866742" calcext:value-type="float">
            <text:p>0,0793109044</text:p>
          </table:table-cell>
          <table:table-cell table:style-name="ce3" table:formula="of:=IFERROR([.O318]/[.$E318];&quot;&quot; )" office:value-type="float" office:value="0.246777016437737" calcext:value-type="float">
            <text:p>0,2467770164</text:p>
          </table:table-cell>
          <table:table-cell table:style-name="ce3" table:formula="of:=IFERROR([.P318]/[.$E318];&quot;&quot; )" office:value-type="float" office:value="0.0255212778526613" calcext:value-type="float">
            <text:p>0,0255212779</text:p>
          </table:table-cell>
          <table:table-cell table:style-name="ce3" table:formula="of:=IFERROR([.Q318]/[.$E318];&quot;&quot; )" office:value-type="float" office:value="0.0151320565447903" calcext:value-type="float">
            <text:p>0,0151320565</text:p>
          </table:table-cell>
          <table:table-cell table:style-name="ce3" table:formula="of:=IFERROR([.R318]/[.$E318];&quot;&quot; )" office:value-type="float" office:value="0.108029686539901" calcext:value-type="float">
            <text:p>0,1080296865</text:p>
          </table:table-cell>
          <table:table-cell table:style-name="ce3" table:formula="of:=IFERROR([.S318]/[.$E318];&quot;&quot; )" office:value-type="float" office:value="0.393164774406045" calcext:value-type="float">
            <text:p>0,3931647744</text:p>
          </table:table-cell>
          <table:table-cell table:style-name="ce3" table:formula="of:=IFERROR([.T318]/[.$E318];&quot;&quot; )" office:value-type="float" office:value="0.275123687526039" calcext:value-type="float">
            <text:p>0,2751236875</text:p>
          </table:table-cell>
          <table:table-cell table:style-name="ce3" table:formula="of:=IFERROR([.U318]/[.$E318];&quot;&quot; )" office:value-type="float" office:value="0.374460902295599" calcext:value-type="float">
            <text:p>0,3744609023</text:p>
          </table:table-cell>
          <table:table-cell table:style-name="ce3" table:formula="of:=IFERROR([.V318]/[.$E318];&quot;&quot; )" office:value-type="float" office:value="0.442973696164626" calcext:value-type="float">
            <text:p>0,4429736962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IFERROR([.B319]/[.$E319];&quot;&quot; )" office:value-type="float" office:value="0.0615542827076671" calcext:value-type="float">
            <text:p>0,0615542827</text:p>
          </table:table-cell>
          <table:table-cell table:style-name="ce3" table:formula="of:=IFERROR([.C319]/[.$E319];&quot;&quot; )" office:value-type="float" office:value="0.0229089104258431" calcext:value-type="float">
            <text:p>0,0229089104</text:p>
          </table:table-cell>
          <table:table-cell table:style-name="ce3" table:formula="of:=IFERROR([.D319]/[.$E319];&quot;&quot; )" office:value-type="float" office:value="0.0610787523029922" calcext:value-type="float">
            <text:p>0,0610787523</text:p>
          </table:table-cell>
          <table:table-cell table:style-name="ce3" table:formula="of:=IFERROR([.E319]/[.$E319];&quot;&quot; )" office:value-type="float" office:value="1" calcext:value-type="float">
            <text:p>1</text:p>
          </table:table-cell>
          <table:table-cell table:style-name="ce3" table:formula="of:=IFERROR([.F319]/[.$E319];&quot;&quot; )" office:value-type="float" office:value="0.0118421674195256" calcext:value-type="float">
            <text:p>0,0118421674</text:p>
          </table:table-cell>
          <table:table-cell table:style-name="ce3" table:formula="of:=IFERROR([.G319]/[.$E319];&quot;&quot; )" office:value-type="float" office:value="0.271188202846323" calcext:value-type="float">
            <text:p>0,2711882028</text:p>
          </table:table-cell>
          <table:table-cell table:style-name="ce3" table:formula="of:=IFERROR([.H319]/[.$E319];&quot;&quot; )" office:value-type="float" office:value="0.022237829406056" calcext:value-type="float">
            <text:p>0,0222378294</text:p>
          </table:table-cell>
          <table:table-cell table:style-name="ce3" table:formula="of:=IFERROR([.I319]/[.$E319];&quot;&quot; )" office:value-type="float" office:value="0.348926748092224" calcext:value-type="float">
            <text:p>0,3489267481</text:p>
          </table:table-cell>
          <table:table-cell table:style-name="ce3" table:formula="of:=IFERROR([.J319]/[.$E319];&quot;&quot; )" office:value-type="float" office:value="0.0630583669603356" calcext:value-type="float">
            <text:p>0,063058367</text:p>
          </table:table-cell>
          <table:table-cell table:style-name="ce3" table:formula="of:=IFERROR([.K319]/[.$E319];&quot;&quot; )" office:value-type="float" office:value="0.0588826205345526" calcext:value-type="float">
            <text:p>0,0588826205</text:p>
          </table:table-cell>
          <table:table-cell table:style-name="ce3" table:formula="of:=IFERROR([.L319]/[.$E319];&quot;&quot; )" office:value-type="float" office:value="0.0186614560148554" calcext:value-type="float">
            <text:p>0,018661456</text:p>
          </table:table-cell>
          <table:table-cell table:style-name="ce3" table:formula="of:=IFERROR([.M319]/[.$E319];&quot;&quot; )" office:value-type="float" office:value="0.247591295924197" calcext:value-type="float">
            <text:p>0,2475912959</text:p>
          </table:table-cell>
          <table:table-cell table:style-name="ce3" table:formula="of:=IFERROR([.N319]/[.$E319];&quot;&quot; )" office:value-type="float" office:value="0.0807083822144001" calcext:value-type="float">
            <text:p>0,0807083822</text:p>
          </table:table-cell>
          <table:table-cell table:style-name="ce3" table:formula="of:=IFERROR([.O319]/[.$E319];&quot;&quot; )" office:value-type="float" office:value="0.246471707763881" calcext:value-type="float">
            <text:p>0,2464717078</text:p>
          </table:table-cell>
          <table:table-cell table:style-name="ce3" table:formula="of:=IFERROR([.P319]/[.$E319];&quot;&quot; )" office:value-type="float" office:value="0.0263048257196579" calcext:value-type="float">
            <text:p>0,0263048257</text:p>
          </table:table-cell>
          <table:table-cell table:style-name="ce3" table:formula="of:=IFERROR([.Q319]/[.$E319];&quot;&quot; )" office:value-type="float" office:value="0.0136721808913391" calcext:value-type="float">
            <text:p>0,0136721809</text:p>
          </table:table-cell>
          <table:table-cell table:style-name="ce3" table:formula="of:=IFERROR([.R319]/[.$E319];&quot;&quot; )" office:value-type="float" office:value="0.0995368489180483" calcext:value-type="float">
            <text:p>0,0995368489</text:p>
          </table:table-cell>
          <table:table-cell table:style-name="ce3" table:formula="of:=IFERROR([.S319]/[.$E319];&quot;&quot; )" office:value-type="float" office:value="0.358628277770028" calcext:value-type="float">
            <text:p>0,3586282778</text:p>
          </table:table-cell>
          <table:table-cell table:style-name="ce3" table:formula="of:=IFERROR([.T319]/[.$E319];&quot;&quot; )" office:value-type="float" office:value="0.229011833531832" calcext:value-type="float">
            <text:p>0,2290118335</text:p>
          </table:table-cell>
          <table:table-cell table:style-name="ce3" table:formula="of:=IFERROR([.U319]/[.$E319];&quot;&quot; )" office:value-type="float" office:value="0.324431883297914" calcext:value-type="float">
            <text:p>0,3244318833</text:p>
          </table:table-cell>
          <table:table-cell table:style-name="ce3" table:formula="of:=IFERROR([.V319]/[.$E319];&quot;&quot; )" office:value-type="float" office:value="0.377280258351495" calcext:value-type="float">
            <text:p>0,3772802584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IFERROR([.B320]/[.$E320];&quot;&quot; )" office:value-type="float" office:value="0.0689277522948095" calcext:value-type="float">
            <text:p>0,0689277523</text:p>
          </table:table-cell>
          <table:table-cell table:style-name="ce3" table:formula="of:=IFERROR([.C320]/[.$E320];&quot;&quot; )" office:value-type="float" office:value="0.0277930863975234" calcext:value-type="float">
            <text:p>0,0277930864</text:p>
          </table:table-cell>
          <table:table-cell table:style-name="ce3" table:formula="of:=IFERROR([.D320]/[.$E320];&quot;&quot; )" office:value-type="float" office:value="0.0669222216847132" calcext:value-type="float">
            <text:p>0,0669222217</text:p>
          </table:table-cell>
          <table:table-cell table:style-name="ce3" table:formula="of:=IFERROR([.E320]/[.$E320];&quot;&quot; )" office:value-type="float" office:value="1" calcext:value-type="float">
            <text:p>1</text:p>
          </table:table-cell>
          <table:table-cell table:style-name="ce3" table:formula="of:=IFERROR([.F320]/[.$E320];&quot;&quot; )" office:value-type="float" office:value="0.0110828370685278" calcext:value-type="float">
            <text:p>0,0110828371</text:p>
          </table:table-cell>
          <table:table-cell table:style-name="ce3" table:formula="of:=IFERROR([.G320]/[.$E320];&quot;&quot; )" office:value-type="float" office:value="0.267716624816555" calcext:value-type="float">
            <text:p>0,2677166248</text:p>
          </table:table-cell>
          <table:table-cell table:style-name="ce3" table:formula="of:=IFERROR([.H320]/[.$E320];&quot;&quot; )" office:value-type="float" office:value="0.0223436690847709" calcext:value-type="float">
            <text:p>0,0223436691</text:p>
          </table:table-cell>
          <table:table-cell table:style-name="ce3" table:formula="of:=IFERROR([.I320]/[.$E320];&quot;&quot; )" office:value-type="float" office:value="0.361732315535182" calcext:value-type="float">
            <text:p>0,3617323155</text:p>
          </table:table-cell>
          <table:table-cell table:style-name="ce3" table:formula="of:=IFERROR([.J320]/[.$E320];&quot;&quot; )" office:value-type="float" office:value="0.0606853297583662" calcext:value-type="float">
            <text:p>0,0606853298</text:p>
          </table:table-cell>
          <table:table-cell table:style-name="ce3" table:formula="of:=IFERROR([.K320]/[.$E320];&quot;&quot; )" office:value-type="float" office:value="0.0647207557623661" calcext:value-type="float">
            <text:p>0,0647207558</text:p>
          </table:table-cell>
          <table:table-cell table:style-name="ce3" table:formula="of:=IFERROR([.L320]/[.$E320];&quot;&quot; )" office:value-type="float" office:value="0.0185105775441746" calcext:value-type="float">
            <text:p>0,0185105775</text:p>
          </table:table-cell>
          <table:table-cell table:style-name="ce3" table:formula="of:=IFERROR([.M320]/[.$E320];&quot;&quot; )" office:value-type="float" office:value="0.249624683152" calcext:value-type="float">
            <text:p>0,2496246832</text:p>
          </table:table-cell>
          <table:table-cell table:style-name="ce3" table:formula="of:=IFERROR([.N320]/[.$E320];&quot;&quot; )" office:value-type="float" office:value="0.0834155947477839" calcext:value-type="float">
            <text:p>0,0834155947</text:p>
          </table:table-cell>
          <table:table-cell table:style-name="ce3" table:formula="of:=IFERROR([.O320]/[.$E320];&quot;&quot; )" office:value-type="float" office:value="0.266108384842499" calcext:value-type="float">
            <text:p>0,2661083848</text:p>
          </table:table-cell>
          <table:table-cell table:style-name="ce3" table:formula="of:=IFERROR([.P320]/[.$E320];&quot;&quot; )" office:value-type="float" office:value="0.0280103101000854" calcext:value-type="float">
            <text:p>0,0280103101</text:p>
          </table:table-cell>
          <table:table-cell table:style-name="ce3" table:formula="of:=IFERROR([.Q320]/[.$E320];&quot;&quot; )" office:value-type="float" office:value="0.0160025651183749" calcext:value-type="float">
            <text:p>0,0160025651</text:p>
          </table:table-cell>
          <table:table-cell table:style-name="ce3" table:formula="of:=IFERROR([.R320]/[.$E320];&quot;&quot; )" office:value-type="float" office:value="0.105898307974733" calcext:value-type="float">
            <text:p>0,105898308</text:p>
          </table:table-cell>
          <table:table-cell table:style-name="ce3" table:formula="of:=IFERROR([.S320]/[.$E320];&quot;&quot; )" office:value-type="float" office:value="0.368397021985399" calcext:value-type="float">
            <text:p>0,368397022</text:p>
          </table:table-cell>
          <table:table-cell table:style-name="ce3" table:formula="of:=IFERROR([.T320]/[.$E320];&quot;&quot; )" office:value-type="float" office:value="0.245328363818666" calcext:value-type="float">
            <text:p>0,2453283638</text:p>
          </table:table-cell>
          <table:table-cell table:style-name="ce3" table:formula="of:=IFERROR([.U320]/[.$E320];&quot;&quot; )" office:value-type="float" office:value="0.350579182559419" calcext:value-type="float">
            <text:p>0,3505791826</text:p>
          </table:table-cell>
          <table:table-cell table:style-name="ce3" table:formula="of:=IFERROR([.V320]/[.$E320];&quot;&quot; )" office:value-type="float" office:value="0.398175424497767" calcext:value-type="float">
            <text:p>0,3981754245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IFERROR([.B321]/[.$E321];&quot;&quot; )" office:value-type="float" office:value="0.0632644975709837" calcext:value-type="float">
            <text:p>0,0632644976</text:p>
          </table:table-cell>
          <table:table-cell table:style-name="ce3" table:formula="of:=IFERROR([.C321]/[.$E321];&quot;&quot; )" office:value-type="float" office:value="0.022462994152903" calcext:value-type="float">
            <text:p>0,0224629942</text:p>
          </table:table-cell>
          <table:table-cell table:style-name="ce3" table:formula="of:=IFERROR([.D321]/[.$E321];&quot;&quot; )" office:value-type="float" office:value="0.0731482472506666" calcext:value-type="float">
            <text:p>0,0731482473</text:p>
          </table:table-cell>
          <table:table-cell table:style-name="ce3" table:formula="of:=IFERROR([.E321]/[.$E321];&quot;&quot; )" office:value-type="float" office:value="1" calcext:value-type="float">
            <text:p>1</text:p>
          </table:table-cell>
          <table:table-cell table:style-name="ce3" table:formula="of:=IFERROR([.F321]/[.$E321];&quot;&quot; )" office:value-type="float" office:value="0.012105036798396" calcext:value-type="float">
            <text:p>0,0121050368</text:p>
          </table:table-cell>
          <table:table-cell table:style-name="ce3" table:formula="of:=IFERROR([.G321]/[.$E321];&quot;&quot; )" office:value-type="float" office:value="0.264782789293408" calcext:value-type="float">
            <text:p>0,2647827893</text:p>
          </table:table-cell>
          <table:table-cell table:style-name="ce3" table:formula="of:=IFERROR([.H321]/[.$E321];&quot;&quot; )" office:value-type="float" office:value="0.0211396515397278" calcext:value-type="float">
            <text:p>0,0211396515</text:p>
          </table:table-cell>
          <table:table-cell table:style-name="ce3" table:formula="of:=IFERROR([.I321]/[.$E321];&quot;&quot; )" office:value-type="float" office:value="0.365701393410964" calcext:value-type="float">
            <text:p>0,3657013934</text:p>
          </table:table-cell>
          <table:table-cell table:style-name="ce3" table:formula="of:=IFERROR([.J321]/[.$E321];&quot;&quot; )" office:value-type="float" office:value="0.0608978800007268" calcext:value-type="float">
            <text:p>0,06089788</text:p>
          </table:table-cell>
          <table:table-cell table:style-name="ce3" table:formula="of:=IFERROR([.K321]/[.$E321];&quot;&quot; )" office:value-type="float" office:value="0.0656952654539104" calcext:value-type="float">
            <text:p>0,0656952655</text:p>
          </table:table-cell>
          <table:table-cell table:style-name="ce3" table:formula="of:=IFERROR([.L321]/[.$E321];&quot;&quot; )" office:value-type="float" office:value="0.0177917197759753" calcext:value-type="float">
            <text:p>0,0177917198</text:p>
          </table:table-cell>
          <table:table-cell table:style-name="ce3" table:formula="of:=IFERROR([.M321]/[.$E321];&quot;&quot; )" office:value-type="float" office:value="0.252449504167226" calcext:value-type="float">
            <text:p>0,2524495042</text:p>
          </table:table-cell>
          <table:table-cell table:style-name="ce3" table:formula="of:=IFERROR([.N321]/[.$E321];&quot;&quot; )" office:value-type="float" office:value="0.0855187825150646" calcext:value-type="float">
            <text:p>0,0855187825</text:p>
          </table:table-cell>
          <table:table-cell table:style-name="ce3" table:formula="of:=IFERROR([.O321]/[.$E321];&quot;&quot; )" office:value-type="float" office:value="0.274254959353002" calcext:value-type="float">
            <text:p>0,2742549594</text:p>
          </table:table-cell>
          <table:table-cell table:style-name="ce3" table:formula="of:=IFERROR([.P321]/[.$E321];&quot;&quot; )" office:value-type="float" office:value="0.0282115058260287" calcext:value-type="float">
            <text:p>0,0282115058</text:p>
          </table:table-cell>
          <table:table-cell table:style-name="ce3" table:formula="of:=IFERROR([.Q321]/[.$E321];&quot;&quot; )" office:value-type="float" office:value="0.0164038654007579" calcext:value-type="float">
            <text:p>0,0164038654</text:p>
          </table:table-cell>
          <table:table-cell table:style-name="ce3" table:formula="of:=IFERROR([.R321]/[.$E321];&quot;&quot; )" office:value-type="float" office:value="0.115584419357788" calcext:value-type="float">
            <text:p>0,1155844194</text:p>
          </table:table-cell>
          <table:table-cell table:style-name="ce3" table:formula="of:=IFERROR([.S321]/[.$E321];&quot;&quot; )" office:value-type="float" office:value="0.392809470763187" calcext:value-type="float">
            <text:p>0,3928094708</text:p>
          </table:table-cell>
          <table:table-cell table:style-name="ce3" table:formula="of:=IFERROR([.T321]/[.$E321];&quot;&quot; )" office:value-type="float" office:value="0.275168175094528" calcext:value-type="float">
            <text:p>0,2751681751</text:p>
          </table:table-cell>
          <table:table-cell table:style-name="ce3" table:formula="of:=IFERROR([.U321]/[.$E321];&quot;&quot; )" office:value-type="float" office:value="0.374983816451894" calcext:value-type="float">
            <text:p>0,3749838165</text:p>
          </table:table-cell>
          <table:table-cell table:style-name="ce3" table:formula="of:=IFERROR([.V321]/[.$E321];&quot;&quot; )" office:value-type="float" office:value="0.423712085333637" calcext:value-type="float">
            <text:p>0,4237120853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IFERROR([.B322]/[.$E322];&quot;&quot; )" office:value-type="float" office:value="0.0664537277087813" calcext:value-type="float">
            <text:p>0,0664537277</text:p>
          </table:table-cell>
          <table:table-cell table:style-name="ce3" table:formula="of:=IFERROR([.C322]/[.$E322];&quot;&quot; )" office:value-type="float" office:value="0.0226975413006542" calcext:value-type="float">
            <text:p>0,0226975413</text:p>
          </table:table-cell>
          <table:table-cell table:style-name="ce3" table:formula="of:=IFERROR([.D322]/[.$E322];&quot;&quot; )" office:value-type="float" office:value="0.0724517892446842" calcext:value-type="float">
            <text:p>0,0724517892</text:p>
          </table:table-cell>
          <table:table-cell table:style-name="ce3" table:formula="of:=IFERROR([.E322]/[.$E322];&quot;&quot; )" office:value-type="float" office:value="1" calcext:value-type="float">
            <text:p>1</text:p>
          </table:table-cell>
          <table:table-cell table:style-name="ce3" table:formula="of:=IFERROR([.F322]/[.$E322];&quot;&quot; )" office:value-type="float" office:value="0.0103049058167628" calcext:value-type="float">
            <text:p>0,0103049058</text:p>
          </table:table-cell>
          <table:table-cell table:style-name="ce3" table:formula="of:=IFERROR([.G322]/[.$E322];&quot;&quot; )" office:value-type="float" office:value="0.261059368001623" calcext:value-type="float">
            <text:p>0,261059368</text:p>
          </table:table-cell>
          <table:table-cell table:style-name="ce3" table:formula="of:=IFERROR([.H322]/[.$E322];&quot;&quot; )" office:value-type="float" office:value="0.0232940425923836" calcext:value-type="float">
            <text:p>0,0232940426</text:p>
          </table:table-cell>
          <table:table-cell table:style-name="ce3" table:formula="of:=IFERROR([.I322]/[.$E322];&quot;&quot; )" office:value-type="float" office:value="0.364258195918943" calcext:value-type="float">
            <text:p>0,3642581959</text:p>
          </table:table-cell>
          <table:table-cell table:style-name="ce3" table:formula="of:=IFERROR([.J322]/[.$E322];&quot;&quot; )" office:value-type="float" office:value="0.0609944282471812" calcext:value-type="float">
            <text:p>0,0609944282</text:p>
          </table:table-cell>
          <table:table-cell table:style-name="ce3" table:formula="of:=IFERROR([.K322]/[.$E322];&quot;&quot; )" office:value-type="float" office:value="0.0686295609880869" calcext:value-type="float">
            <text:p>0,068629561</text:p>
          </table:table-cell>
          <table:table-cell table:style-name="ce3" table:formula="of:=IFERROR([.L322]/[.$E322];&quot;&quot; )" office:value-type="float" office:value="0.0199534265857319" calcext:value-type="float">
            <text:p>0,0199534266</text:p>
          </table:table-cell>
          <table:table-cell table:style-name="ce3" table:formula="of:=IFERROR([.M322]/[.$E322];&quot;&quot; )" office:value-type="float" office:value="0.259907772056562" calcext:value-type="float">
            <text:p>0,2599077721</text:p>
          </table:table-cell>
          <table:table-cell table:style-name="ce3" table:formula="of:=IFERROR([.N322]/[.$E322];&quot;&quot; )" office:value-type="float" office:value="0.0843814032142374" calcext:value-type="float">
            <text:p>0,0843814032</text:p>
          </table:table-cell>
          <table:table-cell table:style-name="ce3" table:formula="of:=IFERROR([.O322]/[.$E322];&quot;&quot; )" office:value-type="float" office:value="0.26122976650874" calcext:value-type="float">
            <text:p>0,2612297665</text:p>
          </table:table-cell>
          <table:table-cell table:style-name="ce3" table:formula="of:=IFERROR([.P322]/[.$E322];&quot;&quot; )" office:value-type="float" office:value="0.0266789624949307" calcext:value-type="float">
            <text:p>0,0266789625</text:p>
          </table:table-cell>
          <table:table-cell table:style-name="ce3" table:formula="of:=IFERROR([.Q322]/[.$E322];&quot;&quot; )" office:value-type="float" office:value="0.0158239825176074" calcext:value-type="float">
            <text:p>0,0158239825</text:p>
          </table:table-cell>
          <table:table-cell table:style-name="ce3" table:formula="of:=IFERROR([.R322]/[.$E322];&quot;&quot; )" office:value-type="float" office:value="0.105252734943617" calcext:value-type="float">
            <text:p>0,1052527349</text:p>
          </table:table-cell>
          <table:table-cell table:style-name="ce3" table:formula="of:=IFERROR([.S322]/[.$E322];&quot;&quot; )" office:value-type="float" office:value="0.35753711241281" calcext:value-type="float">
            <text:p>0,3575371124</text:p>
          </table:table-cell>
          <table:table-cell table:style-name="ce3" table:formula="of:=IFERROR([.T322]/[.$E322];&quot;&quot; )" office:value-type="float" office:value="0.240984100376338" calcext:value-type="float">
            <text:p>0,2409841004</text:p>
          </table:table-cell>
          <table:table-cell table:style-name="ce3" table:formula="of:=IFERROR([.U322]/[.$E322];&quot;&quot; )" office:value-type="float" office:value="0.332453367113841" calcext:value-type="float">
            <text:p>0,3324533671</text:p>
          </table:table-cell>
          <table:table-cell table:style-name="ce3" table:formula="of:=IFERROR([.V322]/[.$E322];&quot;&quot; )" office:value-type="float" office:value="0.388362483554691" calcext:value-type="float">
            <text:p>0,3883624836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IFERROR([.B323]/[.$E323];&quot;&quot; )" office:value-type="float" office:value="0.0623058711349519" calcext:value-type="float">
            <text:p>0,0623058711</text:p>
          </table:table-cell>
          <table:table-cell table:style-name="ce3" table:formula="of:=IFERROR([.C323]/[.$E323];&quot;&quot; )" office:value-type="float" office:value="0.0221074899895023" calcext:value-type="float">
            <text:p>0,02210749</text:p>
          </table:table-cell>
          <table:table-cell table:style-name="ce3" table:formula="of:=IFERROR([.D323]/[.$E323];&quot;&quot; )" office:value-type="float" office:value="0.0809985107918392" calcext:value-type="float">
            <text:p>0,0809985108</text:p>
          </table:table-cell>
          <table:table-cell table:style-name="ce3" table:formula="of:=IFERROR([.E323]/[.$E323];&quot;&quot; )" office:value-type="float" office:value="1" calcext:value-type="float">
            <text:p>1</text:p>
          </table:table-cell>
          <table:table-cell table:style-name="ce3" table:formula="of:=IFERROR([.F323]/[.$E323];&quot;&quot; )" office:value-type="float" office:value="0.00993419687961581" calcext:value-type="float">
            <text:p>0,0099341969</text:p>
          </table:table-cell>
          <table:table-cell table:style-name="ce3" table:formula="of:=IFERROR([.G323]/[.$E323];&quot;&quot; )" office:value-type="float" office:value="0.253898875471627" calcext:value-type="float">
            <text:p>0,2538988755</text:p>
          </table:table-cell>
          <table:table-cell table:style-name="ce3" table:formula="of:=IFERROR([.H323]/[.$E323];&quot;&quot; )" office:value-type="float" office:value="0.0224132333380286" calcext:value-type="float">
            <text:p>0,0224132333</text:p>
          </table:table-cell>
          <table:table-cell table:style-name="ce3" table:formula="of:=IFERROR([.I323]/[.$E323];&quot;&quot; )" office:value-type="float" office:value="0.394700971544756" calcext:value-type="float">
            <text:p>0,3947009715</text:p>
          </table:table-cell>
          <table:table-cell table:style-name="ce3" table:formula="of:=IFERROR([.J323]/[.$E323];&quot;&quot; )" office:value-type="float" office:value="0.0612853802011733" calcext:value-type="float">
            <text:p>0,0612853802</text:p>
          </table:table-cell>
          <table:table-cell table:style-name="ce3" table:formula="of:=IFERROR([.K323]/[.$E323];&quot;&quot; )" office:value-type="float" office:value="0.0610236152977918" calcext:value-type="float">
            <text:p>0,0610236153</text:p>
          </table:table-cell>
          <table:table-cell table:style-name="ce3" table:formula="of:=IFERROR([.L323]/[.$E323];&quot;&quot; )" office:value-type="float" office:value="0.0179143511248141" calcext:value-type="float">
            <text:p>0,0179143511</text:p>
          </table:table-cell>
          <table:table-cell table:style-name="ce3" table:formula="of:=IFERROR([.M323]/[.$E323];&quot;&quot; )" office:value-type="float" office:value="0.249590310801731" calcext:value-type="float">
            <text:p>0,2495903108</text:p>
          </table:table-cell>
          <table:table-cell table:style-name="ce3" table:formula="of:=IFERROR([.N323]/[.$E323];&quot;&quot; )" office:value-type="float" office:value="0.0807864153855107" calcext:value-type="float">
            <text:p>0,0807864154</text:p>
          </table:table-cell>
          <table:table-cell table:style-name="ce3" table:formula="of:=IFERROR([.O323]/[.$E323];&quot;&quot; )" office:value-type="float" office:value="0.267101458335574" calcext:value-type="float">
            <text:p>0,2671014583</text:p>
          </table:table-cell>
          <table:table-cell table:style-name="ce3" table:formula="of:=IFERROR([.P323]/[.$E323];&quot;&quot; )" office:value-type="float" office:value="0.0282546636604761" calcext:value-type="float">
            <text:p>0,0282546637</text:p>
          </table:table-cell>
          <table:table-cell table:style-name="ce3" table:formula="of:=IFERROR([.Q323]/[.$E323];&quot;&quot; )" office:value-type="float" office:value="0.0149821207815313" calcext:value-type="float">
            <text:p>0,0149821208</text:p>
          </table:table-cell>
          <table:table-cell table:style-name="ce3" table:formula="of:=IFERROR([.R323]/[.$E323];&quot;&quot; )" office:value-type="float" office:value="0.115971864378742" calcext:value-type="float">
            <text:p>0,1159718644</text:p>
          </table:table-cell>
          <table:table-cell table:style-name="ce3" table:formula="of:=IFERROR([.S323]/[.$E323];&quot;&quot; )" office:value-type="float" office:value="0.434357771211228" calcext:value-type="float">
            <text:p>0,4343577712</text:p>
          </table:table-cell>
          <table:table-cell table:style-name="ce3" table:formula="of:=IFERROR([.T323]/[.$E323];&quot;&quot; )" office:value-type="float" office:value="0.295763098746608" calcext:value-type="float">
            <text:p>0,2957630987</text:p>
          </table:table-cell>
          <table:table-cell table:style-name="ce3" table:formula="of:=IFERROR([.U323]/[.$E323];&quot;&quot; )" office:value-type="float" office:value="0.411605932026859" calcext:value-type="float">
            <text:p>0,411605932</text:p>
          </table:table-cell>
          <table:table-cell table:style-name="ce3" table:formula="of:=IFERROR([.V323]/[.$E323];&quot;&quot; )" office:value-type="float" office:value="0.480523552978034" calcext:value-type="float">
            <text:p>0,480523553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IFERROR([.B324]/[.$E324];&quot;&quot; )" office:value-type="float" office:value="0.0572314109808648" calcext:value-type="float">
            <text:p>0,057231411</text:p>
          </table:table-cell>
          <table:table-cell table:style-name="ce3" table:formula="of:=IFERROR([.C324]/[.$E324];&quot;&quot; )" office:value-type="float" office:value="0.0210305750594213" calcext:value-type="float">
            <text:p>0,0210305751</text:p>
          </table:table-cell>
          <table:table-cell table:style-name="ce3" table:formula="of:=IFERROR([.D324]/[.$E324];&quot;&quot; )" office:value-type="float" office:value="0.0632584007291938" calcext:value-type="float">
            <text:p>0,0632584007</text:p>
          </table:table-cell>
          <table:table-cell table:style-name="ce3" table:formula="of:=IFERROR([.E324]/[.$E324];&quot;&quot; )" office:value-type="float" office:value="1" calcext:value-type="float">
            <text:p>1</text:p>
          </table:table-cell>
          <table:table-cell table:style-name="ce3" table:formula="of:=IFERROR([.F324]/[.$E324];&quot;&quot; )" office:value-type="float" office:value="0.0118848150581262" calcext:value-type="float">
            <text:p>0,0118848151</text:p>
          </table:table-cell>
          <table:table-cell table:style-name="ce3" table:formula="of:=IFERROR([.G324]/[.$E324];&quot;&quot; )" office:value-type="float" office:value="0.271161330139626" calcext:value-type="float">
            <text:p>0,2711613301</text:p>
          </table:table-cell>
          <table:table-cell table:style-name="ce3" table:formula="of:=IFERROR([.H324]/[.$E324];&quot;&quot; )" office:value-type="float" office:value="0.0238730274124368" calcext:value-type="float">
            <text:p>0,0238730274</text:p>
          </table:table-cell>
          <table:table-cell table:style-name="ce3" table:formula="of:=IFERROR([.I324]/[.$E324];&quot;&quot; )" office:value-type="float" office:value="0.362807737394409" calcext:value-type="float">
            <text:p>0,3628077374</text:p>
          </table:table-cell>
          <table:table-cell table:style-name="ce3" table:formula="of:=IFERROR([.J324]/[.$E324];&quot;&quot; )" office:value-type="float" office:value="0.064877307945188" calcext:value-type="float">
            <text:p>0,0648773079</text:p>
          </table:table-cell>
          <table:table-cell table:style-name="ce3" table:formula="of:=IFERROR([.K324]/[.$E324];&quot;&quot; )" office:value-type="float" office:value="0.0642651843065225" calcext:value-type="float">
            <text:p>0,0642651843</text:p>
          </table:table-cell>
          <table:table-cell table:style-name="ce3" table:formula="of:=IFERROR([.L324]/[.$E324];&quot;&quot; )" office:value-type="float" office:value="0.0193741975264088" calcext:value-type="float">
            <text:p>0,0193741975</text:p>
          </table:table-cell>
          <table:table-cell table:style-name="ce3" table:formula="of:=IFERROR([.M324]/[.$E324];&quot;&quot; )" office:value-type="float" office:value="0.266288436430688" calcext:value-type="float">
            <text:p>0,2662884364</text:p>
          </table:table-cell>
          <table:table-cell table:style-name="ce3" table:formula="of:=IFERROR([.N324]/[.$E324];&quot;&quot; )" office:value-type="float" office:value="0.0822577580824313" calcext:value-type="float">
            <text:p>0,0822577581</text:p>
          </table:table-cell>
          <table:table-cell table:style-name="ce3" table:formula="of:=IFERROR([.O324]/[.$E324];&quot;&quot; )" office:value-type="float" office:value="0.267962515891348" calcext:value-type="float">
            <text:p>0,2679625159</text:p>
          </table:table-cell>
          <table:table-cell table:style-name="ce3" table:formula="of:=IFERROR([.P324]/[.$E324];&quot;&quot; )" office:value-type="float" office:value="0.029039604149962" calcext:value-type="float">
            <text:p>0,0290396041</text:p>
          </table:table-cell>
          <table:table-cell table:style-name="ce3" table:formula="of:=IFERROR([.Q324]/[.$E324];&quot;&quot; )" office:value-type="float" office:value="0.0158071877498414" calcext:value-type="float">
            <text:p>0,0158071877</text:p>
          </table:table-cell>
          <table:table-cell table:style-name="ce3" table:formula="of:=IFERROR([.R324]/[.$E324];&quot;&quot; )" office:value-type="float" office:value="0.113501152326417" calcext:value-type="float">
            <text:p>0,1135011523</text:p>
          </table:table-cell>
          <table:table-cell table:style-name="ce3" table:formula="of:=IFERROR([.S324]/[.$E324];&quot;&quot; )" office:value-type="float" office:value="0.407304697874676" calcext:value-type="float">
            <text:p>0,4073046979</text:p>
          </table:table-cell>
          <table:table-cell table:style-name="ce3" table:formula="of:=IFERROR([.T324]/[.$E324];&quot;&quot; )" office:value-type="float" office:value="0.268176217717658" calcext:value-type="float">
            <text:p>0,2681762177</text:p>
          </table:table-cell>
          <table:table-cell table:style-name="ce3" table:formula="of:=IFERROR([.U324]/[.$E324];&quot;&quot; )" office:value-type="float" office:value="0.378261229098781" calcext:value-type="float">
            <text:p>0,3782612291</text:p>
          </table:table-cell>
          <table:table-cell table:style-name="ce3" table:formula="of:=IFERROR([.V324]/[.$E324];&quot;&quot; )" office:value-type="float" office:value="0.445260439310811" calcext:value-type="float">
            <text:p>0,4452604393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IFERROR([.B325]/[.$E325];&quot;&quot; )" office:value-type="float" office:value="0.0713717943615402" calcext:value-type="float">
            <text:p>0,0713717944</text:p>
          </table:table-cell>
          <table:table-cell table:style-name="ce3" table:formula="of:=IFERROR([.C325]/[.$E325];&quot;&quot; )" office:value-type="float" office:value="0.0247249080262384" calcext:value-type="float">
            <text:p>0,024724908</text:p>
          </table:table-cell>
          <table:table-cell table:style-name="ce3" table:formula="of:=IFERROR([.D325]/[.$E325];&quot;&quot; )" office:value-type="float" office:value="0.0644269597367949" calcext:value-type="float">
            <text:p>0,0644269597</text:p>
          </table:table-cell>
          <table:table-cell table:style-name="ce3" table:formula="of:=IFERROR([.E325]/[.$E325];&quot;&quot; )" office:value-type="float" office:value="1" calcext:value-type="float">
            <text:p>1</text:p>
          </table:table-cell>
          <table:table-cell table:style-name="ce3" table:formula="of:=IFERROR([.F325]/[.$E325];&quot;&quot; )" office:value-type="float" office:value="0.0134054670225417" calcext:value-type="float">
            <text:p>0,013405467</text:p>
          </table:table-cell>
          <table:table-cell table:style-name="ce3" table:formula="of:=IFERROR([.G325]/[.$E325];&quot;&quot; )" office:value-type="float" office:value="0.262682286105494" calcext:value-type="float">
            <text:p>0,2626822861</text:p>
          </table:table-cell>
          <table:table-cell table:style-name="ce3" table:formula="of:=IFERROR([.H325]/[.$E325];&quot;&quot; )" office:value-type="float" office:value="0.0208373584931558" calcext:value-type="float">
            <text:p>0,0208373585</text:p>
          </table:table-cell>
          <table:table-cell table:style-name="ce3" table:formula="of:=IFERROR([.I325]/[.$E325];&quot;&quot; )" office:value-type="float" office:value="0.343788442814561" calcext:value-type="float">
            <text:p>0,3437884428</text:p>
          </table:table-cell>
          <table:table-cell table:style-name="ce3" table:formula="of:=IFERROR([.J325]/[.$E325];&quot;&quot; )" office:value-type="float" office:value="0.0619633824081761" calcext:value-type="float">
            <text:p>0,0619633824</text:p>
          </table:table-cell>
          <table:table-cell table:style-name="ce3" table:formula="of:=IFERROR([.K325]/[.$E325];&quot;&quot; )" office:value-type="float" office:value="0.063173511283567" calcext:value-type="float">
            <text:p>0,0631735113</text:p>
          </table:table-cell>
          <table:table-cell table:style-name="ce3" table:formula="of:=IFERROR([.L325]/[.$E325];&quot;&quot; )" office:value-type="float" office:value="0.0173035933601587" calcext:value-type="float">
            <text:p>0,0173035934</text:p>
          </table:table-cell>
          <table:table-cell table:style-name="ce3" table:formula="of:=IFERROR([.M325]/[.$E325];&quot;&quot; )" office:value-type="float" office:value="0.246778380088636" calcext:value-type="float">
            <text:p>0,2467783801</text:p>
          </table:table-cell>
          <table:table-cell table:style-name="ce3" table:formula="of:=IFERROR([.N325]/[.$E325];&quot;&quot; )" office:value-type="float" office:value="0.0787791714243158" calcext:value-type="float">
            <text:p>0,0787791714</text:p>
          </table:table-cell>
          <table:table-cell table:style-name="ce3" table:formula="of:=IFERROR([.O325]/[.$E325];&quot;&quot; )" office:value-type="float" office:value="0.249563116760282" calcext:value-type="float">
            <text:p>0,2495631168</text:p>
          </table:table-cell>
          <table:table-cell table:style-name="ce3" table:formula="of:=IFERROR([.P325]/[.$E325];&quot;&quot; )" office:value-type="float" office:value="0.025748962834545" calcext:value-type="float">
            <text:p>0,0257489628</text:p>
          </table:table-cell>
          <table:table-cell table:style-name="ce3" table:formula="of:=IFERROR([.Q325]/[.$E325];&quot;&quot; )" office:value-type="float" office:value="0.0143152017003688" calcext:value-type="float">
            <text:p>0,0143152017</text:p>
          </table:table-cell>
          <table:table-cell table:style-name="ce3" table:formula="of:=IFERROR([.R325]/[.$E325];&quot;&quot; )" office:value-type="float" office:value="0.103896757297698" calcext:value-type="float">
            <text:p>0,1038967573</text:p>
          </table:table-cell>
          <table:table-cell table:style-name="ce3" table:formula="of:=IFERROR([.S325]/[.$E325];&quot;&quot; )" office:value-type="float" office:value="0.344875846619642" calcext:value-type="float">
            <text:p>0,3448758466</text:p>
          </table:table-cell>
          <table:table-cell table:style-name="ce3" table:formula="of:=IFERROR([.T325]/[.$E325];&quot;&quot; )" office:value-type="float" office:value="0.240082744866886" calcext:value-type="float">
            <text:p>0,2400827449</text:p>
          </table:table-cell>
          <table:table-cell table:style-name="ce3" table:formula="of:=IFERROR([.U325]/[.$E325];&quot;&quot; )" office:value-type="float" office:value="0.327458339250046" calcext:value-type="float">
            <text:p>0,3274583393</text:p>
          </table:table-cell>
          <table:table-cell table:style-name="ce3" table:formula="of:=IFERROR([.V325]/[.$E325];&quot;&quot; )" office:value-type="float" office:value="0.382569882866334" calcext:value-type="float">
            <text:p>0,3825698829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IFERROR([.B326]/[.$E326];&quot;&quot; )" office:value-type="float" office:value="0.063693228400504" calcext:value-type="float">
            <text:p>0,0636932284</text:p>
          </table:table-cell>
          <table:table-cell table:style-name="ce3" table:formula="of:=IFERROR([.C326]/[.$E326];&quot;&quot; )" office:value-type="float" office:value="0.0234499060414709" calcext:value-type="float">
            <text:p>0,023449906</text:p>
          </table:table-cell>
          <table:table-cell table:style-name="ce3" table:formula="of:=IFERROR([.D326]/[.$E326];&quot;&quot; )" office:value-type="float" office:value="0.0703737676620515" calcext:value-type="float">
            <text:p>0,0703737677</text:p>
          </table:table-cell>
          <table:table-cell table:style-name="ce3" table:formula="of:=IFERROR([.E326]/[.$E326];&quot;&quot; )" office:value-type="float" office:value="1" calcext:value-type="float">
            <text:p>1</text:p>
          </table:table-cell>
          <table:table-cell table:style-name="ce3" table:formula="of:=IFERROR([.F326]/[.$E326];&quot;&quot; )" office:value-type="float" office:value="0.00975307685017137" calcext:value-type="float">
            <text:p>0,0097530769</text:p>
          </table:table-cell>
          <table:table-cell table:style-name="ce3" table:formula="of:=IFERROR([.G326]/[.$E326];&quot;&quot; )" office:value-type="float" office:value="0.265056760162354" calcext:value-type="float">
            <text:p>0,2650567602</text:p>
          </table:table-cell>
          <table:table-cell table:style-name="ce3" table:formula="of:=IFERROR([.H326]/[.$E326];&quot;&quot; )" office:value-type="float" office:value="0.0212803283294404" calcext:value-type="float">
            <text:p>0,0212803283</text:p>
          </table:table-cell>
          <table:table-cell table:style-name="ce3" table:formula="of:=IFERROR([.I326]/[.$E326];&quot;&quot; )" office:value-type="float" office:value="0.36130834159209" calcext:value-type="float">
            <text:p>0,3613083416</text:p>
          </table:table-cell>
          <table:table-cell table:style-name="ce3" table:formula="of:=IFERROR([.J326]/[.$E326];&quot;&quot; )" office:value-type="float" office:value="0.0633284483069663" calcext:value-type="float">
            <text:p>0,0633284483</text:p>
          </table:table-cell>
          <table:table-cell table:style-name="ce3" table:formula="of:=IFERROR([.K326]/[.$E326];&quot;&quot; )" office:value-type="float" office:value="0.066728695705131" calcext:value-type="float">
            <text:p>0,0667286957</text:p>
          </table:table-cell>
          <table:table-cell table:style-name="ce3" table:formula="of:=IFERROR([.L326]/[.$E326];&quot;&quot; )" office:value-type="float" office:value="0.017517478708623" calcext:value-type="float">
            <text:p>0,0175174787</text:p>
          </table:table-cell>
          <table:table-cell table:style-name="ce3" table:formula="of:=IFERROR([.M326]/[.$E326];&quot;&quot; )" office:value-type="float" office:value="0.267355775115336" calcext:value-type="float">
            <text:p>0,2673557751</text:p>
          </table:table-cell>
          <table:table-cell table:style-name="ce3" table:formula="of:=IFERROR([.N326]/[.$E326];&quot;&quot; )" office:value-type="float" office:value="0.0838321731102452" calcext:value-type="float">
            <text:p>0,0838321731</text:p>
          </table:table-cell>
          <table:table-cell table:style-name="ce3" table:formula="of:=IFERROR([.O326]/[.$E326];&quot;&quot; )" office:value-type="float" office:value="0.280970542397283" calcext:value-type="float">
            <text:p>0,2809705424</text:p>
          </table:table-cell>
          <table:table-cell table:style-name="ce3" table:formula="of:=IFERROR([.P326]/[.$E326];&quot;&quot; )" office:value-type="float" office:value="0.0290049840442406" calcext:value-type="float">
            <text:p>0,029004984</text:p>
          </table:table-cell>
          <table:table-cell table:style-name="ce3" table:formula="of:=IFERROR([.Q326]/[.$E326];&quot;&quot; )" office:value-type="float" office:value="0.0150091026371188" calcext:value-type="float">
            <text:p>0,0150091026</text:p>
          </table:table-cell>
          <table:table-cell table:style-name="ce3" table:formula="of:=IFERROR([.R326]/[.$E326];&quot;&quot; )" office:value-type="float" office:value="0.116451526443808" calcext:value-type="float">
            <text:p>0,1164515264</text:p>
          </table:table-cell>
          <table:table-cell table:style-name="ce3" table:formula="of:=IFERROR([.S326]/[.$E326];&quot;&quot; )" office:value-type="float" office:value="0.3873930597337" calcext:value-type="float">
            <text:p>0,3873930597</text:p>
          </table:table-cell>
          <table:table-cell table:style-name="ce3" table:formula="of:=IFERROR([.T326]/[.$E326];&quot;&quot; )" office:value-type="float" office:value="0.258036260567537" calcext:value-type="float">
            <text:p>0,2580362606</text:p>
          </table:table-cell>
          <table:table-cell table:style-name="ce3" table:formula="of:=IFERROR([.U326]/[.$E326];&quot;&quot; )" office:value-type="float" office:value="0.357765755723919" calcext:value-type="float">
            <text:p>0,3577657557</text:p>
          </table:table-cell>
          <table:table-cell table:style-name="ce3" table:formula="of:=IFERROR([.V326]/[.$E326];&quot;&quot; )" office:value-type="float" office:value="0.407219785404555" calcext:value-type="float">
            <text:p>0,4072197854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IFERROR([.B327]/[.$E327];&quot;&quot; )" office:value-type="float" office:value="0.0642536918589421" calcext:value-type="float">
            <text:p>0,0642536919</text:p>
          </table:table-cell>
          <table:table-cell table:style-name="ce3" table:formula="of:=IFERROR([.C327]/[.$E327];&quot;&quot; )" office:value-type="float" office:value="0.0232981106968968" calcext:value-type="float">
            <text:p>0,0232981107</text:p>
          </table:table-cell>
          <table:table-cell table:style-name="ce3" table:formula="of:=IFERROR([.D327]/[.$E327];&quot;&quot; )" office:value-type="float" office:value="0.0681961256649577" calcext:value-type="float">
            <text:p>0,0681961257</text:p>
          </table:table-cell>
          <table:table-cell table:style-name="ce3" table:formula="of:=IFERROR([.E327]/[.$E327];&quot;&quot; )" office:value-type="float" office:value="1" calcext:value-type="float">
            <text:p>1</text:p>
          </table:table-cell>
          <table:table-cell table:style-name="ce3" table:formula="of:=IFERROR([.F327]/[.$E327];&quot;&quot; )" office:value-type="float" office:value="0.0115990755821281" calcext:value-type="float">
            <text:p>0,0115990756</text:p>
          </table:table-cell>
          <table:table-cell table:style-name="ce3" table:formula="of:=IFERROR([.G327]/[.$E327];&quot;&quot; )" office:value-type="float" office:value="0.289997623430141" calcext:value-type="float">
            <text:p>0,2899976234</text:p>
          </table:table-cell>
          <table:table-cell table:style-name="ce3" table:formula="of:=IFERROR([.H327]/[.$E327];&quot;&quot; )" office:value-type="float" office:value="0.0252361387438846" calcext:value-type="float">
            <text:p>0,0252361387</text:p>
          </table:table-cell>
          <table:table-cell table:style-name="ce3" table:formula="of:=IFERROR([.I327]/[.$E327];&quot;&quot; )" office:value-type="float" office:value="0.394108294031658" calcext:value-type="float">
            <text:p>0,394108294</text:p>
          </table:table-cell>
          <table:table-cell table:style-name="ce3" table:formula="of:=IFERROR([.J327]/[.$E327];&quot;&quot; )" office:value-type="float" office:value="0.0737940060220024" calcext:value-type="float">
            <text:p>0,073794006</text:p>
          </table:table-cell>
          <table:table-cell table:style-name="ce3" table:formula="of:=IFERROR([.K327]/[.$E327];&quot;&quot; )" office:value-type="float" office:value="0.0761256913329291" calcext:value-type="float">
            <text:p>0,0761256913</text:p>
          </table:table-cell>
          <table:table-cell table:style-name="ce3" table:formula="of:=IFERROR([.L327]/[.$E327];&quot;&quot; )" office:value-type="float" office:value="0.020425060062638" calcext:value-type="float">
            <text:p>0,0204250601</text:p>
          </table:table-cell>
          <table:table-cell table:style-name="ce3" table:formula="of:=IFERROR([.M327]/[.$E327];&quot;&quot; )" office:value-type="float" office:value="0.300841880657083" calcext:value-type="float">
            <text:p>0,3008418807</text:p>
          </table:table-cell>
          <table:table-cell table:style-name="ce3" table:formula="of:=IFERROR([.N327]/[.$E327];&quot;&quot; )" office:value-type="float" office:value="0.0942233420721107" calcext:value-type="float">
            <text:p>0,0942233421</text:p>
          </table:table-cell>
          <table:table-cell table:style-name="ce3" table:formula="of:=IFERROR([.O327]/[.$E327];&quot;&quot; )" office:value-type="float" office:value="0.290520412851519" calcext:value-type="float">
            <text:p>0,2905204129</text:p>
          </table:table-cell>
          <table:table-cell table:style-name="ce3" table:formula="of:=IFERROR([.P327]/[.$E327];&quot;&quot; )" office:value-type="float" office:value="0.0312748587562079" calcext:value-type="float">
            <text:p>0,0312748588</text:p>
          </table:table-cell>
          <table:table-cell table:style-name="ce3" table:formula="of:=IFERROR([.Q327]/[.$E327];&quot;&quot; )" office:value-type="float" office:value="0.0160174627598457" calcext:value-type="float">
            <text:p>0,0160174628</text:p>
          </table:table-cell>
          <table:table-cell table:style-name="ce3" table:formula="of:=IFERROR([.R327]/[.$E327];&quot;&quot; )" office:value-type="float" office:value="0.115542802841051" calcext:value-type="float">
            <text:p>0,1155428028</text:p>
          </table:table-cell>
          <table:table-cell table:style-name="ce3" table:formula="of:=IFERROR([.S327]/[.$E327];&quot;&quot; )" office:value-type="float" office:value="0.397308584255316" calcext:value-type="float">
            <text:p>0,3973085843</text:p>
          </table:table-cell>
          <table:table-cell table:style-name="ce3" table:formula="of:=IFERROR([.T327]/[.$E327];&quot;&quot; )" office:value-type="float" office:value="0.267481046019496" calcext:value-type="float">
            <text:p>0,267481046</text:p>
          </table:table-cell>
          <table:table-cell table:style-name="ce3" table:formula="of:=IFERROR([.U327]/[.$E327];&quot;&quot; )" office:value-type="float" office:value="0.389403122635094" calcext:value-type="float">
            <text:p>0,3894031226</text:p>
          </table:table-cell>
          <table:table-cell table:style-name="ce3" table:formula="of:=IFERROR([.V327]/[.$E327];&quot;&quot; )" office:value-type="float" office:value="0.51640314750509" calcext:value-type="float">
            <text:p>0,5164031475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IFERROR([.B328]/[.$E328];&quot;&quot; )" office:value-type="float" office:value="0.0655760707060593" calcext:value-type="float">
            <text:p>0,0655760707</text:p>
          </table:table-cell>
          <table:table-cell table:style-name="ce3" table:formula="of:=IFERROR([.C328]/[.$E328];&quot;&quot; )" office:value-type="float" office:value="0.0241396397783671" calcext:value-type="float">
            <text:p>0,0241396398</text:p>
          </table:table-cell>
          <table:table-cell table:style-name="ce3" table:formula="of:=IFERROR([.D328]/[.$E328];&quot;&quot; )" office:value-type="float" office:value="0.0620795031372053" calcext:value-type="float">
            <text:p>0,0620795031</text:p>
          </table:table-cell>
          <table:table-cell table:style-name="ce3" table:formula="of:=IFERROR([.E328]/[.$E328];&quot;&quot; )" office:value-type="float" office:value="1" calcext:value-type="float">
            <text:p>1</text:p>
          </table:table-cell>
          <table:table-cell table:style-name="ce3" table:formula="of:=IFERROR([.F328]/[.$E328];&quot;&quot; )" office:value-type="float" office:value="0.0105692378789341" calcext:value-type="float">
            <text:p>0,0105692379</text:p>
          </table:table-cell>
          <table:table-cell table:style-name="ce3" table:formula="of:=IFERROR([.G328]/[.$E328];&quot;&quot; )" office:value-type="float" office:value="0.270298456845824" calcext:value-type="float">
            <text:p>0,2702984568</text:p>
          </table:table-cell>
          <table:table-cell table:style-name="ce3" table:formula="of:=IFERROR([.H328]/[.$E328];&quot;&quot; )" office:value-type="float" office:value="0.0235066328116075" calcext:value-type="float">
            <text:p>0,0235066328</text:p>
          </table:table-cell>
          <table:table-cell table:style-name="ce3" table:formula="of:=IFERROR([.I328]/[.$E328];&quot;&quot; )" office:value-type="float" office:value="0.353532206992407" calcext:value-type="float">
            <text:p>0,353532207</text:p>
          </table:table-cell>
          <table:table-cell table:style-name="ce3" table:formula="of:=IFERROR([.J328]/[.$E328];&quot;&quot; )" office:value-type="float" office:value="0.0623834527043839" calcext:value-type="float">
            <text:p>0,0623834527</text:p>
          </table:table-cell>
          <table:table-cell table:style-name="ce3" table:formula="of:=IFERROR([.K328]/[.$E328];&quot;&quot; )" office:value-type="float" office:value="0.0685155616230381" calcext:value-type="float">
            <text:p>0,0685155616</text:p>
          </table:table-cell>
          <table:table-cell table:style-name="ce3" table:formula="of:=IFERROR([.L328]/[.$E328];&quot;&quot; )" office:value-type="float" office:value="0.0188103025817641" calcext:value-type="float">
            <text:p>0,0188103026</text:p>
          </table:table-cell>
          <table:table-cell table:style-name="ce3" table:formula="of:=IFERROR([.M328]/[.$E328];&quot;&quot; )" office:value-type="float" office:value="0.272707877501607" calcext:value-type="float">
            <text:p>0,2727078775</text:p>
          </table:table-cell>
          <table:table-cell table:style-name="ce3" table:formula="of:=IFERROR([.N328]/[.$E328];&quot;&quot; )" office:value-type="float" office:value="0.0869515418113661" calcext:value-type="float">
            <text:p>0,0869515418</text:p>
          </table:table-cell>
          <table:table-cell table:style-name="ce3" table:formula="of:=IFERROR([.O328]/[.$E328];&quot;&quot; )" office:value-type="float" office:value="0.267713269347033" calcext:value-type="float">
            <text:p>0,2677132693</text:p>
          </table:table-cell>
          <table:table-cell table:style-name="ce3" table:formula="of:=IFERROR([.P328]/[.$E328];&quot;&quot; )" office:value-type="float" office:value="0.0298503288405073" calcext:value-type="float">
            <text:p>0,0298503288</text:p>
          </table:table-cell>
          <table:table-cell table:style-name="ce3" table:formula="of:=IFERROR([.Q328]/[.$E328];&quot;&quot; )" office:value-type="float" office:value="0.0152487995133635" calcext:value-type="float">
            <text:p>0,0152487995</text:p>
          </table:table-cell>
          <table:table-cell table:style-name="ce3" table:formula="of:=IFERROR([.R328]/[.$E328];&quot;&quot; )" office:value-type="float" office:value="0.116351173344463" calcext:value-type="float">
            <text:p>0,1163511733</text:p>
          </table:table-cell>
          <table:table-cell table:style-name="ce3" table:formula="of:=IFERROR([.S328]/[.$E328];&quot;&quot; )" office:value-type="float" office:value="0.392714448435836" calcext:value-type="float">
            <text:p>0,3927144484</text:p>
          </table:table-cell>
          <table:table-cell table:style-name="ce3" table:formula="of:=IFERROR([.T328]/[.$E328];&quot;&quot; )" office:value-type="float" office:value="0.245652094266591" calcext:value-type="float">
            <text:p>0,2456520943</text:p>
          </table:table-cell>
          <table:table-cell table:style-name="ce3" table:formula="of:=IFERROR([.U328]/[.$E328];&quot;&quot; )" office:value-type="float" office:value="0.328939881226915" calcext:value-type="float">
            <text:p>0,3289398812</text:p>
          </table:table-cell>
          <table:table-cell table:style-name="ce3" table:formula="of:=IFERROR([.V328]/[.$E328];&quot;&quot; )" office:value-type="float" office:value="0.387878820504569" calcext:value-type="float">
            <text:p>0,3878788205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IFERROR([.B329]/[.$E329];&quot;&quot; )" office:value-type="float" office:value="0.073813255757391" calcext:value-type="float">
            <text:p>0,0738132558</text:p>
          </table:table-cell>
          <table:table-cell table:style-name="ce3" table:formula="of:=IFERROR([.C329]/[.$E329];&quot;&quot; )" office:value-type="float" office:value="0.0264962604909014" calcext:value-type="float">
            <text:p>0,0264962605</text:p>
          </table:table-cell>
          <table:table-cell table:style-name="ce3" table:formula="of:=IFERROR([.D329]/[.$E329];&quot;&quot; )" office:value-type="float" office:value="0.0789069056774623" calcext:value-type="float">
            <text:p>0,0789069057</text:p>
          </table:table-cell>
          <table:table-cell table:style-name="ce3" table:formula="of:=IFERROR([.E329]/[.$E329];&quot;&quot; )" office:value-type="float" office:value="1" calcext:value-type="float">
            <text:p>1</text:p>
          </table:table-cell>
          <table:table-cell table:style-name="ce3" table:formula="of:=IFERROR([.F329]/[.$E329];&quot;&quot; )" office:value-type="float" office:value="0.0124524066199324" calcext:value-type="float">
            <text:p>0,0124524066</text:p>
          </table:table-cell>
          <table:table-cell table:style-name="ce3" table:formula="of:=IFERROR([.G329]/[.$E329];&quot;&quot; )" office:value-type="float" office:value="0.252654315288304" calcext:value-type="float">
            <text:p>0,2526543153</text:p>
          </table:table-cell>
          <table:table-cell table:style-name="ce3" table:formula="of:=IFERROR([.H329]/[.$E329];&quot;&quot; )" office:value-type="float" office:value="0.0204245846054269" calcext:value-type="float">
            <text:p>0,0204245846</text:p>
          </table:table-cell>
          <table:table-cell table:style-name="ce3" table:formula="of:=IFERROR([.I329]/[.$E329];&quot;&quot; )" office:value-type="float" office:value="0.354996642782555" calcext:value-type="float">
            <text:p>0,3549966428</text:p>
          </table:table-cell>
          <table:table-cell table:style-name="ce3" table:formula="of:=IFERROR([.J329]/[.$E329];&quot;&quot; )" office:value-type="float" office:value="0.0589379239488584" calcext:value-type="float">
            <text:p>0,0589379239</text:p>
          </table:table-cell>
          <table:table-cell table:style-name="ce3" table:formula="of:=IFERROR([.K329]/[.$E329];&quot;&quot; )" office:value-type="float" office:value="0.0592448702526125" calcext:value-type="float">
            <text:p>0,0592448703</text:p>
          </table:table-cell>
          <table:table-cell table:style-name="ce3" table:formula="of:=IFERROR([.L329]/[.$E329];&quot;&quot; )" office:value-type="float" office:value="0.0160172206790703" calcext:value-type="float">
            <text:p>0,0160172207</text:p>
          </table:table-cell>
          <table:table-cell table:style-name="ce3" table:formula="of:=IFERROR([.M329]/[.$E329];&quot;&quot; )" office:value-type="float" office:value="0.226943533373748" calcext:value-type="float">
            <text:p>0,2269435334</text:p>
          </table:table-cell>
          <table:table-cell table:style-name="ce3" table:formula="of:=IFERROR([.N329]/[.$E329];&quot;&quot; )" office:value-type="float" office:value="0.0729296347366272" calcext:value-type="float">
            <text:p>0,0729296347</text:p>
          </table:table-cell>
          <table:table-cell table:style-name="ce3" table:formula="of:=IFERROR([.O329]/[.$E329];&quot;&quot; )" office:value-type="float" office:value="0.228717084513354" calcext:value-type="float">
            <text:p>0,2287170845</text:p>
          </table:table-cell>
          <table:table-cell table:style-name="ce3" table:formula="of:=IFERROR([.P329]/[.$E329];&quot;&quot; )" office:value-type="float" office:value="0.0234373567171165" calcext:value-type="float">
            <text:p>0,0234373567</text:p>
          </table:table-cell>
          <table:table-cell table:style-name="ce3" table:formula="of:=IFERROR([.Q329]/[.$E329];&quot;&quot; )" office:value-type="float" office:value="0.0137427039993943" calcext:value-type="float">
            <text:p>0,013742704</text:p>
          </table:table-cell>
          <table:table-cell table:style-name="ce3" table:formula="of:=IFERROR([.R329]/[.$E329];&quot;&quot; )" office:value-type="float" office:value="0.0950209044481556" calcext:value-type="float">
            <text:p>0,0950209044</text:p>
          </table:table-cell>
          <table:table-cell table:style-name="ce3" table:formula="of:=IFERROR([.S329]/[.$E329];&quot;&quot; )" office:value-type="float" office:value="0.314711339910043" calcext:value-type="float">
            <text:p>0,3147113399</text:p>
          </table:table-cell>
          <table:table-cell table:style-name="ce3" table:formula="of:=IFERROR([.T329]/[.$E329];&quot;&quot; )" office:value-type="float" office:value="0.226997073884963" calcext:value-type="float">
            <text:p>0,2269970739</text:p>
          </table:table-cell>
          <table:table-cell table:style-name="ce3" table:formula="of:=IFERROR([.U329]/[.$E329];&quot;&quot; )" office:value-type="float" office:value="0.307717022513855" calcext:value-type="float">
            <text:p>0,3077170225</text:p>
          </table:table-cell>
          <table:table-cell table:style-name="ce3" table:formula="of:=IFERROR([.V329]/[.$E329];&quot;&quot; )" office:value-type="float" office:value="0.363703578495624" calcext:value-type="float">
            <text:p>0,3637035785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IFERROR([.B330]/[.$E330];&quot;&quot; )" office:value-type="float" office:value="0.0579421734383884" calcext:value-type="float">
            <text:p>0,0579421734</text:p>
          </table:table-cell>
          <table:table-cell table:style-name="ce3" table:formula="of:=IFERROR([.C330]/[.$E330];&quot;&quot; )" office:value-type="float" office:value="0.0226358345316465" calcext:value-type="float">
            <text:p>0,0226358345</text:p>
          </table:table-cell>
          <table:table-cell table:style-name="ce3" table:formula="of:=IFERROR([.D330]/[.$E330];&quot;&quot; )" office:value-type="float" office:value="0.0810098666571892" calcext:value-type="float">
            <text:p>0,0810098667</text:p>
          </table:table-cell>
          <table:table-cell table:style-name="ce3" table:formula="of:=IFERROR([.E330]/[.$E330];&quot;&quot; )" office:value-type="float" office:value="1" calcext:value-type="float">
            <text:p>1</text:p>
          </table:table-cell>
          <table:table-cell table:style-name="ce3" table:formula="of:=IFERROR([.F330]/[.$E330];&quot;&quot; )" office:value-type="float" office:value="0.0112175632034617" calcext:value-type="float">
            <text:p>0,0112175632</text:p>
          </table:table-cell>
          <table:table-cell table:style-name="ce3" table:formula="of:=IFERROR([.G330]/[.$E330];&quot;&quot; )" office:value-type="float" office:value="0.26418260821341" calcext:value-type="float">
            <text:p>0,2641826082</text:p>
          </table:table-cell>
          <table:table-cell table:style-name="ce3" table:formula="of:=IFERROR([.H330]/[.$E330];&quot;&quot; )" office:value-type="float" office:value="0.0207790376955404" calcext:value-type="float">
            <text:p>0,0207790377</text:p>
          </table:table-cell>
          <table:table-cell table:style-name="ce3" table:formula="of:=IFERROR([.I330]/[.$E330];&quot;&quot; )" office:value-type="float" office:value="0.402009511525871" calcext:value-type="float">
            <text:p>0,4020095115</text:p>
          </table:table-cell>
          <table:table-cell table:style-name="ce3" table:formula="of:=IFERROR([.J330]/[.$E330];&quot;&quot; )" office:value-type="float" office:value="0.0624387919249333" calcext:value-type="float">
            <text:p>0,0624387919</text:p>
          </table:table-cell>
          <table:table-cell table:style-name="ce3" table:formula="of:=IFERROR([.K330]/[.$E330];&quot;&quot; )" office:value-type="float" office:value="0.0631594791784964" calcext:value-type="float">
            <text:p>0,0631594792</text:p>
          </table:table-cell>
          <table:table-cell table:style-name="ce3" table:formula="of:=IFERROR([.L330]/[.$E330];&quot;&quot; )" office:value-type="float" office:value="0.0178005484937891" calcext:value-type="float">
            <text:p>0,0178005485</text:p>
          </table:table-cell>
          <table:table-cell table:style-name="ce3" table:formula="of:=IFERROR([.M330]/[.$E330];&quot;&quot; )" office:value-type="float" office:value="0.265971923703503" calcext:value-type="float">
            <text:p>0,2659719237</text:p>
          </table:table-cell>
          <table:table-cell table:style-name="ce3" table:formula="of:=IFERROR([.N330]/[.$E330];&quot;&quot; )" office:value-type="float" office:value="0.0817539521949573" calcext:value-type="float">
            <text:p>0,0817539522</text:p>
          </table:table-cell>
          <table:table-cell table:style-name="ce3" table:formula="of:=IFERROR([.O330]/[.$E330];&quot;&quot; )" office:value-type="float" office:value="0.261549099805605" calcext:value-type="float">
            <text:p>0,2615490998</text:p>
          </table:table-cell>
          <table:table-cell table:style-name="ce3" table:formula="of:=IFERROR([.P330]/[.$E330];&quot;&quot; )" office:value-type="float" office:value="0.0285644261842606" calcext:value-type="float">
            <text:p>0,0285644262</text:p>
          </table:table-cell>
          <table:table-cell table:style-name="ce3" table:formula="of:=IFERROR([.Q330]/[.$E330];&quot;&quot; )" office:value-type="float" office:value="0.0158734288956659" calcext:value-type="float">
            <text:p>0,0158734289</text:p>
          </table:table-cell>
          <table:table-cell table:style-name="ce3" table:formula="of:=IFERROR([.R330]/[.$E330];&quot;&quot; )" office:value-type="float" office:value="0.107265592087597" calcext:value-type="float">
            <text:p>0,1072655921</text:p>
          </table:table-cell>
          <table:table-cell table:style-name="ce3" table:formula="of:=IFERROR([.S330]/[.$E330];&quot;&quot; )" office:value-type="float" office:value="0.374020869515325" calcext:value-type="float">
            <text:p>0,3740208695</text:p>
          </table:table-cell>
          <table:table-cell table:style-name="ce3" table:formula="of:=IFERROR([.T330]/[.$E330];&quot;&quot; )" office:value-type="float" office:value="0.25456689099844" calcext:value-type="float">
            <text:p>0,254566891</text:p>
          </table:table-cell>
          <table:table-cell table:style-name="ce3" table:formula="of:=IFERROR([.U330]/[.$E330];&quot;&quot; )" office:value-type="float" office:value="0.336545278512216" calcext:value-type="float">
            <text:p>0,3365452785</text:p>
          </table:table-cell>
          <table:table-cell table:style-name="ce3" table:formula="of:=IFERROR([.V330]/[.$E330];&quot;&quot; )" office:value-type="float" office:value="0.400545003689729" calcext:value-type="float">
            <text:p>0,4005450037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IFERROR([.B331]/[.$E331];&quot;&quot; )" office:value-type="float" office:value="0.0556947157463712" calcext:value-type="float">
            <text:p>0,0556947157</text:p>
          </table:table-cell>
          <table:table-cell table:style-name="ce3" table:formula="of:=IFERROR([.C331]/[.$E331];&quot;&quot; )" office:value-type="float" office:value="0.0218410058833539" calcext:value-type="float">
            <text:p>0,0218410059</text:p>
          </table:table-cell>
          <table:table-cell table:style-name="ce3" table:formula="of:=IFERROR([.D331]/[.$E331];&quot;&quot; )" office:value-type="float" office:value="0.0837339882354203" calcext:value-type="float">
            <text:p>0,0837339882</text:p>
          </table:table-cell>
          <table:table-cell table:style-name="ce3" table:formula="of:=IFERROR([.E331]/[.$E331];&quot;&quot; )" office:value-type="float" office:value="1" calcext:value-type="float">
            <text:p>1</text:p>
          </table:table-cell>
          <table:table-cell table:style-name="ce3" table:formula="of:=IFERROR([.F331]/[.$E331];&quot;&quot; )" office:value-type="float" office:value="0.013474422453877" calcext:value-type="float">
            <text:p>0,0134744225</text:p>
          </table:table-cell>
          <table:table-cell table:style-name="ce3" table:formula="of:=IFERROR([.G331]/[.$E331];&quot;&quot; )" office:value-type="float" office:value="0.253086023024256" calcext:value-type="float">
            <text:p>0,253086023</text:p>
          </table:table-cell>
          <table:table-cell table:style-name="ce3" table:formula="of:=IFERROR([.H331]/[.$E331];&quot;&quot; )" office:value-type="float" office:value="0.0216893487343859" calcext:value-type="float">
            <text:p>0,0216893487</text:p>
          </table:table-cell>
          <table:table-cell table:style-name="ce3" table:formula="of:=IFERROR([.I331]/[.$E331];&quot;&quot; )" office:value-type="float" office:value="0.402514353693414" calcext:value-type="float">
            <text:p>0,4025143537</text:p>
          </table:table-cell>
          <table:table-cell table:style-name="ce3" table:formula="of:=IFERROR([.J331]/[.$E331];&quot;&quot; )" office:value-type="float" office:value="0.0614963842321611" calcext:value-type="float">
            <text:p>0,0614963842</text:p>
          </table:table-cell>
          <table:table-cell table:style-name="ce3" table:formula="of:=IFERROR([.K331]/[.$E331];&quot;&quot; )" office:value-type="float" office:value="0.0641304728540975" calcext:value-type="float">
            <text:p>0,0641304729</text:p>
          </table:table-cell>
          <table:table-cell table:style-name="ce3" table:formula="of:=IFERROR([.L331]/[.$E331];&quot;&quot; )" office:value-type="float" office:value="0.0183858688842679" calcext:value-type="float">
            <text:p>0,0183858689</text:p>
          </table:table-cell>
          <table:table-cell table:style-name="ce3" table:formula="of:=IFERROR([.M331]/[.$E331];&quot;&quot; )" office:value-type="float" office:value="0.253685353845843" calcext:value-type="float">
            <text:p>0,2536853538</text:p>
          </table:table-cell>
          <table:table-cell table:style-name="ce3" table:formula="of:=IFERROR([.N331]/[.$E331];&quot;&quot; )" office:value-type="float" office:value="0.0890911930052031" calcext:value-type="float">
            <text:p>0,089091193</text:p>
          </table:table-cell>
          <table:table-cell table:style-name="ce3" table:formula="of:=IFERROR([.O331]/[.$E331];&quot;&quot; )" office:value-type="float" office:value="0.292198227057611" calcext:value-type="float">
            <text:p>0,2921982271</text:p>
          </table:table-cell>
          <table:table-cell table:style-name="ce3" table:formula="of:=IFERROR([.P331]/[.$E331];&quot;&quot; )" office:value-type="float" office:value="0.0317779231421112" calcext:value-type="float">
            <text:p>0,0317779231</text:p>
          </table:table-cell>
          <table:table-cell table:style-name="ce3" table:formula="of:=IFERROR([.Q331]/[.$E331];&quot;&quot; )" office:value-type="float" office:value="0.0178105595335667" calcext:value-type="float">
            <text:p>0,0178105595</text:p>
          </table:table-cell>
          <table:table-cell table:style-name="ce3" table:formula="of:=IFERROR([.R331]/[.$E331];&quot;&quot; )" office:value-type="float" office:value="0.141294025729842" calcext:value-type="float">
            <text:p>0,1412940257</text:p>
          </table:table-cell>
          <table:table-cell table:style-name="ce3" table:formula="of:=IFERROR([.S331]/[.$E331];&quot;&quot; )" office:value-type="float" office:value="0.540546371857867" calcext:value-type="float">
            <text:p>0,5405463719</text:p>
          </table:table-cell>
          <table:table-cell table:style-name="ce3" table:formula="of:=IFERROR([.T331]/[.$E331];&quot;&quot; )" office:value-type="float" office:value="0.351342475679923" calcext:value-type="float">
            <text:p>0,3513424757</text:p>
          </table:table-cell>
          <table:table-cell table:style-name="ce3" table:formula="of:=IFERROR([.U331]/[.$E331];&quot;&quot; )" office:value-type="float" office:value="0.495948156895231" calcext:value-type="float">
            <text:p>0,4959481569</text:p>
          </table:table-cell>
          <table:table-cell table:style-name="ce3" table:formula="of:=IFERROR([.V331]/[.$E331];&quot;&quot; )" office:value-type="float" office:value="0.587604938757664" calcext:value-type="float">
            <text:p>0,5876049388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IFERROR([.B332]/[.$E332];&quot;&quot; )" office:value-type="float" office:value="0.0675681458413656" calcext:value-type="float">
            <text:p>0,0675681458</text:p>
          </table:table-cell>
          <table:table-cell table:style-name="ce3" table:formula="of:=IFERROR([.C332]/[.$E332];&quot;&quot; )" office:value-type="float" office:value="0.0238638558217651" calcext:value-type="float">
            <text:p>0,0238638558</text:p>
          </table:table-cell>
          <table:table-cell table:style-name="ce3" table:formula="of:=IFERROR([.D332]/[.$E332];&quot;&quot; )" office:value-type="float" office:value="0.0570647577278542" calcext:value-type="float">
            <text:p>0,0570647577</text:p>
          </table:table-cell>
          <table:table-cell table:style-name="ce3" table:formula="of:=IFERROR([.E332]/[.$E332];&quot;&quot; )" office:value-type="float" office:value="1" calcext:value-type="float">
            <text:p>1</text:p>
          </table:table-cell>
          <table:table-cell table:style-name="ce3" table:formula="of:=IFERROR([.F332]/[.$E332];&quot;&quot; )" office:value-type="float" office:value="0.0118700183662549" calcext:value-type="float">
            <text:p>0,0118700184</text:p>
          </table:table-cell>
          <table:table-cell table:style-name="ce3" table:formula="of:=IFERROR([.G332]/[.$E332];&quot;&quot; )" office:value-type="float" office:value="0.258092959913789" calcext:value-type="float">
            <text:p>0,2580929599</text:p>
          </table:table-cell>
          <table:table-cell table:style-name="ce3" table:formula="of:=IFERROR([.H332]/[.$E332];&quot;&quot; )" office:value-type="float" office:value="0.0220174213834044" calcext:value-type="float">
            <text:p>0,0220174214</text:p>
          </table:table-cell>
          <table:table-cell table:style-name="ce3" table:formula="of:=IFERROR([.I332]/[.$E332];&quot;&quot; )" office:value-type="float" office:value="0.313195578269303" calcext:value-type="float">
            <text:p>0,3131955783</text:p>
          </table:table-cell>
          <table:table-cell table:style-name="ce3" table:formula="of:=IFERROR([.J332]/[.$E332];&quot;&quot; )" office:value-type="float" office:value="0.0529490141212688" calcext:value-type="float">
            <text:p>0,0529490141</text:p>
          </table:table-cell>
          <table:table-cell table:style-name="ce3" table:formula="of:=IFERROR([.K332]/[.$E332];&quot;&quot; )" office:value-type="float" office:value="0.0581716150724418" calcext:value-type="float">
            <text:p>0,0581716151</text:p>
          </table:table-cell>
          <table:table-cell table:style-name="ce3" table:formula="of:=IFERROR([.L332]/[.$E332];&quot;&quot; )" office:value-type="float" office:value="0.0160838514720355" calcext:value-type="float">
            <text:p>0,0160838515</text:p>
          </table:table-cell>
          <table:table-cell table:style-name="ce3" table:formula="of:=IFERROR([.M332]/[.$E332];&quot;&quot; )" office:value-type="float" office:value="0.236824804634764" calcext:value-type="float">
            <text:p>0,2368248046</text:p>
          </table:table-cell>
          <table:table-cell table:style-name="ce3" table:formula="of:=IFERROR([.N332]/[.$E332];&quot;&quot; )" office:value-type="float" office:value="0.0758207319441559" calcext:value-type="float">
            <text:p>0,0758207319</text:p>
          </table:table-cell>
          <table:table-cell table:style-name="ce3" table:formula="of:=IFERROR([.O332]/[.$E332];&quot;&quot; )" office:value-type="float" office:value="0.233266085272492" calcext:value-type="float">
            <text:p>0,2332660853</text:p>
          </table:table-cell>
          <table:table-cell table:style-name="ce3" table:formula="of:=IFERROR([.P332]/[.$E332];&quot;&quot; )" office:value-type="float" office:value="0.0252897934575149" calcext:value-type="float">
            <text:p>0,0252897935</text:p>
          </table:table-cell>
          <table:table-cell table:style-name="ce3" table:formula="of:=IFERROR([.Q332]/[.$E332];&quot;&quot; )" office:value-type="float" office:value="0.0131098571206766" calcext:value-type="float">
            <text:p>0,0131098571</text:p>
          </table:table-cell>
          <table:table-cell table:style-name="ce3" table:formula="of:=IFERROR([.R332]/[.$E332];&quot;&quot; )" office:value-type="float" office:value="0.0935126358621696" calcext:value-type="float">
            <text:p>0,0935126359</text:p>
          </table:table-cell>
          <table:table-cell table:style-name="ce3" table:formula="of:=IFERROR([.S332]/[.$E332];&quot;&quot; )" office:value-type="float" office:value="0.31715928054476" calcext:value-type="float">
            <text:p>0,3171592805</text:p>
          </table:table-cell>
          <table:table-cell table:style-name="ce3" table:formula="of:=IFERROR([.T332]/[.$E332];&quot;&quot; )" office:value-type="float" office:value="0.211716953900637" calcext:value-type="float">
            <text:p>0,2117169539</text:p>
          </table:table-cell>
          <table:table-cell table:style-name="ce3" table:formula="of:=IFERROR([.U332]/[.$E332];&quot;&quot; )" office:value-type="float" office:value="0.289186658455586" calcext:value-type="float">
            <text:p>0,2891866585</text:p>
          </table:table-cell>
          <table:table-cell table:style-name="ce3" table:formula="of:=IFERROR([.V332]/[.$E332];&quot;&quot; )" office:value-type="float" office:value="0.318010140462181" calcext:value-type="float">
            <text:p>0,3180101405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IFERROR([.B333]/[.$E333];&quot;&quot; )" office:value-type="float" office:value="0.0605794330158637" calcext:value-type="float">
            <text:p>0,060579433</text:p>
          </table:table-cell>
          <table:table-cell table:style-name="ce3" table:formula="of:=IFERROR([.C333]/[.$E333];&quot;&quot; )" office:value-type="float" office:value="0.0331213550917591" calcext:value-type="float">
            <text:p>0,0331213551</text:p>
          </table:table-cell>
          <table:table-cell table:style-name="ce3" table:formula="of:=IFERROR([.D333]/[.$E333];&quot;&quot; )" office:value-type="float" office:value="0.0625940908504605" calcext:value-type="float">
            <text:p>0,0625940909</text:p>
          </table:table-cell>
          <table:table-cell table:style-name="ce3" table:formula="of:=IFERROR([.E333]/[.$E333];&quot;&quot; )" office:value-type="float" office:value="1" calcext:value-type="float">
            <text:p>1</text:p>
          </table:table-cell>
          <table:table-cell table:style-name="ce3" table:formula="of:=IFERROR([.F333]/[.$E333];&quot;&quot; )" office:value-type="float" office:value="0.0123801298794444" calcext:value-type="float">
            <text:p>0,0123801299</text:p>
          </table:table-cell>
          <table:table-cell table:style-name="ce3" table:formula="of:=IFERROR([.G333]/[.$E333];&quot;&quot; )" office:value-type="float" office:value="0.266621808462243" calcext:value-type="float">
            <text:p>0,2666218085</text:p>
          </table:table-cell>
          <table:table-cell table:style-name="ce3" table:formula="of:=IFERROR([.H333]/[.$E333];&quot;&quot; )" office:value-type="float" office:value="0.0234182416079292" calcext:value-type="float">
            <text:p>0,0234182416</text:p>
          </table:table-cell>
          <table:table-cell table:style-name="ce3" table:formula="of:=IFERROR([.I333]/[.$E333];&quot;&quot; )" office:value-type="float" office:value="0.370537100708436" calcext:value-type="float">
            <text:p>0,3705371007</text:p>
          </table:table-cell>
          <table:table-cell table:style-name="ce3" table:formula="of:=IFERROR([.J333]/[.$E333];&quot;&quot; )" office:value-type="float" office:value="0.0656618083305664" calcext:value-type="float">
            <text:p>0,0656618083</text:p>
          </table:table-cell>
          <table:table-cell table:style-name="ce3" table:formula="of:=IFERROR([.K333]/[.$E333];&quot;&quot; )" office:value-type="float" office:value="0.0697728877903414" calcext:value-type="float">
            <text:p>0,0697728878</text:p>
          </table:table-cell>
          <table:table-cell table:style-name="ce3" table:formula="of:=IFERROR([.L333]/[.$E333];&quot;&quot; )" office:value-type="float" office:value="0.0186765743441918" calcext:value-type="float">
            <text:p>0,0186765743</text:p>
          </table:table-cell>
          <table:table-cell table:style-name="ce3" table:formula="of:=IFERROR([.M333]/[.$E333];&quot;&quot; )" office:value-type="float" office:value="0.288240448262842" calcext:value-type="float">
            <text:p>0,2882404483</text:p>
          </table:table-cell>
          <table:table-cell table:style-name="ce3" table:formula="of:=IFERROR([.N333]/[.$E333];&quot;&quot; )" office:value-type="float" office:value="0.0967374534037597" calcext:value-type="float">
            <text:p>0,0967374534</text:p>
          </table:table-cell>
          <table:table-cell table:style-name="ce3" table:formula="of:=IFERROR([.O333]/[.$E333];&quot;&quot; )" office:value-type="float" office:value="0.295576225784655" calcext:value-type="float">
            <text:p>0,2955762258</text:p>
          </table:table-cell>
          <table:table-cell table:style-name="ce3" table:formula="of:=IFERROR([.P333]/[.$E333];&quot;&quot; )" office:value-type="float" office:value="0.0349089376894323" calcext:value-type="float">
            <text:p>0,0349089377</text:p>
          </table:table-cell>
          <table:table-cell table:style-name="ce3" table:formula="of:=IFERROR([.Q333]/[.$E333];&quot;&quot; )" office:value-type="float" office:value="0.0182485258841633" calcext:value-type="float">
            <text:p>0,0182485259</text:p>
          </table:table-cell>
          <table:table-cell table:style-name="ce3" table:formula="of:=IFERROR([.R333]/[.$E333];&quot;&quot; )" office:value-type="float" office:value="0.132639428390218" calcext:value-type="float">
            <text:p>0,1326394284</text:p>
          </table:table-cell>
          <table:table-cell table:style-name="ce3" table:formula="of:=IFERROR([.S333]/[.$E333];&quot;&quot; )" office:value-type="float" office:value="0.444948733986614" calcext:value-type="float">
            <text:p>0,444948734</text:p>
          </table:table-cell>
          <table:table-cell table:style-name="ce3" table:formula="of:=IFERROR([.T333]/[.$E333];&quot;&quot; )" office:value-type="float" office:value="0.28497925037301" calcext:value-type="float">
            <text:p>0,2849792504</text:p>
          </table:table-cell>
          <table:table-cell table:style-name="ce3" table:formula="of:=IFERROR([.U333]/[.$E333];&quot;&quot; )" office:value-type="float" office:value="0.383611605571966" calcext:value-type="float">
            <text:p>0,3836116056</text:p>
          </table:table-cell>
          <table:table-cell table:style-name="ce3" table:formula="of:=IFERROR([.V333]/[.$E333];&quot;&quot; )" office:value-type="float" office:value="0.431347066710348" calcext:value-type="float">
            <text:p>0,4313470667</text:p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4]/[.$E334];&quot;&quot; )">
            <text:p/>
          </table:table-cell>
          <table:table-cell table:style-name="ce3" table:formula="of:=IFERROR([.C334]/[.$E334];&quot;&quot; )">
            <text:p/>
          </table:table-cell>
          <table:table-cell table:style-name="ce3" table:formula="of:=IFERROR([.D334]/[.$E334];&quot;&quot; )">
            <text:p/>
          </table:table-cell>
          <table:table-cell table:style-name="ce3" table:formula="of:=IFERROR([.E334]/[.$E334];&quot;&quot; )">
            <text:p/>
          </table:table-cell>
          <table:table-cell table:style-name="ce3" table:formula="of:=IFERROR([.F334]/[.$E334];&quot;&quot; )">
            <text:p/>
          </table:table-cell>
          <table:table-cell table:style-name="ce3" table:formula="of:=IFERROR([.G334]/[.$E334];&quot;&quot; )">
            <text:p/>
          </table:table-cell>
          <table:table-cell table:style-name="ce3" table:formula="of:=IFERROR([.H334]/[.$E334];&quot;&quot; )">
            <text:p/>
          </table:table-cell>
          <table:table-cell table:style-name="ce3" table:formula="of:=IFERROR([.I334]/[.$E334];&quot;&quot; )">
            <text:p/>
          </table:table-cell>
          <table:table-cell table:style-name="ce3" table:formula="of:=IFERROR([.J334]/[.$E334];&quot;&quot; )">
            <text:p/>
          </table:table-cell>
          <table:table-cell table:style-name="ce3" table:formula="of:=IFERROR([.K334]/[.$E334];&quot;&quot; )">
            <text:p/>
          </table:table-cell>
          <table:table-cell table:style-name="ce3" table:formula="of:=IFERROR([.L334]/[.$E334];&quot;&quot; )">
            <text:p/>
          </table:table-cell>
          <table:table-cell table:style-name="ce3" table:formula="of:=IFERROR([.M334]/[.$E334];&quot;&quot; )">
            <text:p/>
          </table:table-cell>
          <table:table-cell table:style-name="ce3" table:formula="of:=IFERROR([.N334]/[.$E334];&quot;&quot; )">
            <text:p/>
          </table:table-cell>
          <table:table-cell table:style-name="ce3" table:formula="of:=IFERROR([.O334]/[.$E334];&quot;&quot; )">
            <text:p/>
          </table:table-cell>
          <table:table-cell table:style-name="ce3" table:formula="of:=IFERROR([.P334]/[.$E334];&quot;&quot; )">
            <text:p/>
          </table:table-cell>
          <table:table-cell table:style-name="ce3" table:formula="of:=IFERROR([.Q334]/[.$E334];&quot;&quot; )">
            <text:p/>
          </table:table-cell>
          <table:table-cell table:style-name="ce3" table:formula="of:=IFERROR([.R334]/[.$E334];&quot;&quot; )">
            <text:p/>
          </table:table-cell>
          <table:table-cell table:style-name="ce3" table:formula="of:=IFERROR([.S334]/[.$E334];&quot;&quot; )">
            <text:p/>
          </table:table-cell>
          <table:table-cell table:style-name="ce3" table:formula="of:=IFERROR([.T334]/[.$E334];&quot;&quot; )">
            <text:p/>
          </table:table-cell>
          <table:table-cell table:style-name="ce3" table:formula="of:=IFERROR([.U334]/[.$E334];&quot;&quot; )">
            <text:p/>
          </table:table-cell>
          <table:table-cell table:style-name="ce3"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5]/[.$E335];&quot;&quot; )">
            <text:p/>
          </table:table-cell>
          <table:table-cell table:style-name="ce3" table:formula="of:=IFERROR([.C335]/[.$E335];&quot;&quot; )">
            <text:p/>
          </table:table-cell>
          <table:table-cell table:style-name="ce3" table:formula="of:=IFERROR([.D335]/[.$E335];&quot;&quot; )">
            <text:p/>
          </table:table-cell>
          <table:table-cell table:style-name="ce3" table:formula="of:=IFERROR([.E335]/[.$E335];&quot;&quot; )">
            <text:p/>
          </table:table-cell>
          <table:table-cell table:style-name="ce3" table:formula="of:=IFERROR([.F335]/[.$E335];&quot;&quot; )">
            <text:p/>
          </table:table-cell>
          <table:table-cell table:style-name="ce3" table:formula="of:=IFERROR([.G335]/[.$E335];&quot;&quot; )">
            <text:p/>
          </table:table-cell>
          <table:table-cell table:style-name="ce3" table:formula="of:=IFERROR([.H335]/[.$E335];&quot;&quot; )">
            <text:p/>
          </table:table-cell>
          <table:table-cell table:style-name="ce3" table:formula="of:=IFERROR([.I335]/[.$E335];&quot;&quot; )">
            <text:p/>
          </table:table-cell>
          <table:table-cell table:style-name="ce3" table:formula="of:=IFERROR([.J335]/[.$E335];&quot;&quot; )">
            <text:p/>
          </table:table-cell>
          <table:table-cell table:style-name="ce3" table:formula="of:=IFERROR([.K335]/[.$E335];&quot;&quot; )">
            <text:p/>
          </table:table-cell>
          <table:table-cell table:style-name="ce3" table:formula="of:=IFERROR([.L335]/[.$E335];&quot;&quot; )">
            <text:p/>
          </table:table-cell>
          <table:table-cell table:style-name="ce3" table:formula="of:=IFERROR([.M335]/[.$E335];&quot;&quot; )">
            <text:p/>
          </table:table-cell>
          <table:table-cell table:style-name="ce3" table:formula="of:=IFERROR([.N335]/[.$E335];&quot;&quot; )">
            <text:p/>
          </table:table-cell>
          <table:table-cell table:style-name="ce3" table:formula="of:=IFERROR([.O335]/[.$E335];&quot;&quot; )">
            <text:p/>
          </table:table-cell>
          <table:table-cell table:style-name="ce3" table:formula="of:=IFERROR([.P335]/[.$E335];&quot;&quot; )">
            <text:p/>
          </table:table-cell>
          <table:table-cell table:style-name="ce3" table:formula="of:=IFERROR([.Q335]/[.$E335];&quot;&quot; )">
            <text:p/>
          </table:table-cell>
          <table:table-cell table:style-name="ce3" table:formula="of:=IFERROR([.R335]/[.$E335];&quot;&quot; )">
            <text:p/>
          </table:table-cell>
          <table:table-cell table:style-name="ce3" table:formula="of:=IFERROR([.S335]/[.$E335];&quot;&quot; )">
            <text:p/>
          </table:table-cell>
          <table:table-cell table:style-name="ce3" table:formula="of:=IFERROR([.T335]/[.$E335];&quot;&quot; )">
            <text:p/>
          </table:table-cell>
          <table:table-cell table:style-name="ce3" table:formula="of:=IFERROR([.U335]/[.$E335];&quot;&quot; )">
            <text:p/>
          </table:table-cell>
          <table:table-cell table:style-name="ce3"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6]/[.$E336];&quot;&quot; )">
            <text:p/>
          </table:table-cell>
          <table:table-cell table:style-name="ce3" table:formula="of:=IFERROR([.C336]/[.$E336];&quot;&quot; )">
            <text:p/>
          </table:table-cell>
          <table:table-cell table:style-name="ce3" table:formula="of:=IFERROR([.D336]/[.$E336];&quot;&quot; )">
            <text:p/>
          </table:table-cell>
          <table:table-cell table:style-name="ce3" table:formula="of:=IFERROR([.E336]/[.$E336];&quot;&quot; )">
            <text:p/>
          </table:table-cell>
          <table:table-cell table:style-name="ce3" table:formula="of:=IFERROR([.F336]/[.$E336];&quot;&quot; )">
            <text:p/>
          </table:table-cell>
          <table:table-cell table:style-name="ce3" table:formula="of:=IFERROR([.G336]/[.$E336];&quot;&quot; )">
            <text:p/>
          </table:table-cell>
          <table:table-cell table:style-name="ce3" table:formula="of:=IFERROR([.H336]/[.$E336];&quot;&quot; )">
            <text:p/>
          </table:table-cell>
          <table:table-cell table:style-name="ce3" table:formula="of:=IFERROR([.I336]/[.$E336];&quot;&quot; )">
            <text:p/>
          </table:table-cell>
          <table:table-cell table:style-name="ce3" table:formula="of:=IFERROR([.J336]/[.$E336];&quot;&quot; )">
            <text:p/>
          </table:table-cell>
          <table:table-cell table:style-name="ce3" table:formula="of:=IFERROR([.K336]/[.$E336];&quot;&quot; )">
            <text:p/>
          </table:table-cell>
          <table:table-cell table:style-name="ce3" table:formula="of:=IFERROR([.L336]/[.$E336];&quot;&quot; )">
            <text:p/>
          </table:table-cell>
          <table:table-cell table:style-name="ce3" table:formula="of:=IFERROR([.M336]/[.$E336];&quot;&quot; )">
            <text:p/>
          </table:table-cell>
          <table:table-cell table:style-name="ce3" table:formula="of:=IFERROR([.N336]/[.$E336];&quot;&quot; )">
            <text:p/>
          </table:table-cell>
          <table:table-cell table:style-name="ce3" table:formula="of:=IFERROR([.O336]/[.$E336];&quot;&quot; )">
            <text:p/>
          </table:table-cell>
          <table:table-cell table:style-name="ce3" table:formula="of:=IFERROR([.P336]/[.$E336];&quot;&quot; )">
            <text:p/>
          </table:table-cell>
          <table:table-cell table:style-name="ce3" table:formula="of:=IFERROR([.Q336]/[.$E336];&quot;&quot; )">
            <text:p/>
          </table:table-cell>
          <table:table-cell table:style-name="ce3" table:formula="of:=IFERROR([.R336]/[.$E336];&quot;&quot; )">
            <text:p/>
          </table:table-cell>
          <table:table-cell table:style-name="ce3" table:formula="of:=IFERROR([.S336]/[.$E336];&quot;&quot; )">
            <text:p/>
          </table:table-cell>
          <table:table-cell table:style-name="ce3" table:formula="of:=IFERROR([.T336]/[.$E336];&quot;&quot; )">
            <text:p/>
          </table:table-cell>
          <table:table-cell table:style-name="ce3" table:formula="of:=IFERROR([.U336]/[.$E336];&quot;&quot; )">
            <text:p/>
          </table:table-cell>
          <table:table-cell table:style-name="ce3"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7]/[.$E337];&quot;&quot; )">
            <text:p/>
          </table:table-cell>
          <table:table-cell table:style-name="ce3" table:formula="of:=IFERROR([.C337]/[.$E337];&quot;&quot; )">
            <text:p/>
          </table:table-cell>
          <table:table-cell table:style-name="ce3" table:formula="of:=IFERROR([.D337]/[.$E337];&quot;&quot; )">
            <text:p/>
          </table:table-cell>
          <table:table-cell table:style-name="ce3" table:formula="of:=IFERROR([.E337]/[.$E337];&quot;&quot; )">
            <text:p/>
          </table:table-cell>
          <table:table-cell table:style-name="ce3" table:formula="of:=IFERROR([.F337]/[.$E337];&quot;&quot; )">
            <text:p/>
          </table:table-cell>
          <table:table-cell table:style-name="ce3" table:formula="of:=IFERROR([.G337]/[.$E337];&quot;&quot; )">
            <text:p/>
          </table:table-cell>
          <table:table-cell table:style-name="ce3" table:formula="of:=IFERROR([.H337]/[.$E337];&quot;&quot; )">
            <text:p/>
          </table:table-cell>
          <table:table-cell table:style-name="ce3" table:formula="of:=IFERROR([.I337]/[.$E337];&quot;&quot; )">
            <text:p/>
          </table:table-cell>
          <table:table-cell table:style-name="ce3" table:formula="of:=IFERROR([.J337]/[.$E337];&quot;&quot; )">
            <text:p/>
          </table:table-cell>
          <table:table-cell table:style-name="ce3" table:formula="of:=IFERROR([.K337]/[.$E337];&quot;&quot; )">
            <text:p/>
          </table:table-cell>
          <table:table-cell table:style-name="ce3" table:formula="of:=IFERROR([.L337]/[.$E337];&quot;&quot; )">
            <text:p/>
          </table:table-cell>
          <table:table-cell table:style-name="ce3" table:formula="of:=IFERROR([.M337]/[.$E337];&quot;&quot; )">
            <text:p/>
          </table:table-cell>
          <table:table-cell table:style-name="ce3" table:formula="of:=IFERROR([.N337]/[.$E337];&quot;&quot; )">
            <text:p/>
          </table:table-cell>
          <table:table-cell table:style-name="ce3" table:formula="of:=IFERROR([.O337]/[.$E337];&quot;&quot; )">
            <text:p/>
          </table:table-cell>
          <table:table-cell table:style-name="ce3" table:formula="of:=IFERROR([.P337]/[.$E337];&quot;&quot; )">
            <text:p/>
          </table:table-cell>
          <table:table-cell table:style-name="ce3" table:formula="of:=IFERROR([.Q337]/[.$E337];&quot;&quot; )">
            <text:p/>
          </table:table-cell>
          <table:table-cell table:style-name="ce3" table:formula="of:=IFERROR([.R337]/[.$E337];&quot;&quot; )">
            <text:p/>
          </table:table-cell>
          <table:table-cell table:style-name="ce3" table:formula="of:=IFERROR([.S337]/[.$E337];&quot;&quot; )">
            <text:p/>
          </table:table-cell>
          <table:table-cell table:style-name="ce3" table:formula="of:=IFERROR([.T337]/[.$E337];&quot;&quot; )">
            <text:p/>
          </table:table-cell>
          <table:table-cell table:style-name="ce3" table:formula="of:=IFERROR([.U337]/[.$E337];&quot;&quot; )">
            <text:p/>
          </table:table-cell>
          <table:table-cell table:style-name="ce3"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8]/[.$E338];&quot;&quot; )">
            <text:p/>
          </table:table-cell>
          <table:table-cell table:style-name="ce3" table:formula="of:=IFERROR([.C338]/[.$E338];&quot;&quot; )">
            <text:p/>
          </table:table-cell>
          <table:table-cell table:style-name="ce3" table:formula="of:=IFERROR([.D338]/[.$E338];&quot;&quot; )">
            <text:p/>
          </table:table-cell>
          <table:table-cell table:style-name="ce3" table:formula="of:=IFERROR([.E338]/[.$E338];&quot;&quot; )">
            <text:p/>
          </table:table-cell>
          <table:table-cell table:style-name="ce3" table:formula="of:=IFERROR([.F338]/[.$E338];&quot;&quot; )">
            <text:p/>
          </table:table-cell>
          <table:table-cell table:style-name="ce3" table:formula="of:=IFERROR([.G338]/[.$E338];&quot;&quot; )">
            <text:p/>
          </table:table-cell>
          <table:table-cell table:style-name="ce3" table:formula="of:=IFERROR([.H338]/[.$E338];&quot;&quot; )">
            <text:p/>
          </table:table-cell>
          <table:table-cell table:style-name="ce3" table:formula="of:=IFERROR([.I338]/[.$E338];&quot;&quot; )">
            <text:p/>
          </table:table-cell>
          <table:table-cell table:style-name="ce3" table:formula="of:=IFERROR([.J338]/[.$E338];&quot;&quot; )">
            <text:p/>
          </table:table-cell>
          <table:table-cell table:style-name="ce3" table:formula="of:=IFERROR([.K338]/[.$E338];&quot;&quot; )">
            <text:p/>
          </table:table-cell>
          <table:table-cell table:style-name="ce3" table:formula="of:=IFERROR([.L338]/[.$E338];&quot;&quot; )">
            <text:p/>
          </table:table-cell>
          <table:table-cell table:style-name="ce3" table:formula="of:=IFERROR([.M338]/[.$E338];&quot;&quot; )">
            <text:p/>
          </table:table-cell>
          <table:table-cell table:style-name="ce3" table:formula="of:=IFERROR([.N338]/[.$E338];&quot;&quot; )">
            <text:p/>
          </table:table-cell>
          <table:table-cell table:style-name="ce3" table:formula="of:=IFERROR([.O338]/[.$E338];&quot;&quot; )">
            <text:p/>
          </table:table-cell>
          <table:table-cell table:style-name="ce3" table:formula="of:=IFERROR([.P338]/[.$E338];&quot;&quot; )">
            <text:p/>
          </table:table-cell>
          <table:table-cell table:style-name="ce3" table:formula="of:=IFERROR([.Q338]/[.$E338];&quot;&quot; )">
            <text:p/>
          </table:table-cell>
          <table:table-cell table:style-name="ce3" table:formula="of:=IFERROR([.R338]/[.$E338];&quot;&quot; )">
            <text:p/>
          </table:table-cell>
          <table:table-cell table:style-name="ce3" table:formula="of:=IFERROR([.S338]/[.$E338];&quot;&quot; )">
            <text:p/>
          </table:table-cell>
          <table:table-cell table:style-name="ce3" table:formula="of:=IFERROR([.T338]/[.$E338];&quot;&quot; )">
            <text:p/>
          </table:table-cell>
          <table:table-cell table:style-name="ce3" table:formula="of:=IFERROR([.U338]/[.$E338];&quot;&quot; )">
            <text:p/>
          </table:table-cell>
          <table:table-cell table:style-name="ce3"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9]/[.$E339];&quot;&quot; )">
            <text:p/>
          </table:table-cell>
          <table:table-cell table:style-name="ce3" table:formula="of:=IFERROR([.C339]/[.$E339];&quot;&quot; )">
            <text:p/>
          </table:table-cell>
          <table:table-cell table:style-name="ce3" table:formula="of:=IFERROR([.D339]/[.$E339];&quot;&quot; )">
            <text:p/>
          </table:table-cell>
          <table:table-cell table:style-name="ce3" table:formula="of:=IFERROR([.E339]/[.$E339];&quot;&quot; )">
            <text:p/>
          </table:table-cell>
          <table:table-cell table:style-name="ce3" table:formula="of:=IFERROR([.F339]/[.$E339];&quot;&quot; )">
            <text:p/>
          </table:table-cell>
          <table:table-cell table:style-name="ce3" table:formula="of:=IFERROR([.G339]/[.$E339];&quot;&quot; )">
            <text:p/>
          </table:table-cell>
          <table:table-cell table:style-name="ce3" table:formula="of:=IFERROR([.H339]/[.$E339];&quot;&quot; )">
            <text:p/>
          </table:table-cell>
          <table:table-cell table:style-name="ce3" table:formula="of:=IFERROR([.I339]/[.$E339];&quot;&quot; )">
            <text:p/>
          </table:table-cell>
          <table:table-cell table:style-name="ce3" table:formula="of:=IFERROR([.J339]/[.$E339];&quot;&quot; )">
            <text:p/>
          </table:table-cell>
          <table:table-cell table:style-name="ce3" table:formula="of:=IFERROR([.K339]/[.$E339];&quot;&quot; )">
            <text:p/>
          </table:table-cell>
          <table:table-cell table:style-name="ce3" table:formula="of:=IFERROR([.L339]/[.$E339];&quot;&quot; )">
            <text:p/>
          </table:table-cell>
          <table:table-cell table:style-name="ce3" table:formula="of:=IFERROR([.M339]/[.$E339];&quot;&quot; )">
            <text:p/>
          </table:table-cell>
          <table:table-cell table:style-name="ce3" table:formula="of:=IFERROR([.N339]/[.$E339];&quot;&quot; )">
            <text:p/>
          </table:table-cell>
          <table:table-cell table:style-name="ce3" table:formula="of:=IFERROR([.O339]/[.$E339];&quot;&quot; )">
            <text:p/>
          </table:table-cell>
          <table:table-cell table:style-name="ce3" table:formula="of:=IFERROR([.P339]/[.$E339];&quot;&quot; )">
            <text:p/>
          </table:table-cell>
          <table:table-cell table:style-name="ce3" table:formula="of:=IFERROR([.Q339]/[.$E339];&quot;&quot; )">
            <text:p/>
          </table:table-cell>
          <table:table-cell table:style-name="ce3" table:formula="of:=IFERROR([.R339]/[.$E339];&quot;&quot; )">
            <text:p/>
          </table:table-cell>
          <table:table-cell table:style-name="ce3" table:formula="of:=IFERROR([.S339]/[.$E339];&quot;&quot; )">
            <text:p/>
          </table:table-cell>
          <table:table-cell table:style-name="ce3" table:formula="of:=IFERROR([.T339]/[.$E339];&quot;&quot; )">
            <text:p/>
          </table:table-cell>
          <table:table-cell table:style-name="ce3" table:formula="of:=IFERROR([.U339]/[.$E339];&quot;&quot; )">
            <text:p/>
          </table:table-cell>
          <table:table-cell table:style-name="ce3"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0]/[.$E340];&quot;&quot; )">
            <text:p/>
          </table:table-cell>
          <table:table-cell table:style-name="ce3" table:formula="of:=IFERROR([.C340]/[.$E340];&quot;&quot; )">
            <text:p/>
          </table:table-cell>
          <table:table-cell table:style-name="ce3" table:formula="of:=IFERROR([.D340]/[.$E340];&quot;&quot; )">
            <text:p/>
          </table:table-cell>
          <table:table-cell table:style-name="ce3" table:formula="of:=IFERROR([.E340]/[.$E340];&quot;&quot; )">
            <text:p/>
          </table:table-cell>
          <table:table-cell table:style-name="ce3" table:formula="of:=IFERROR([.F340]/[.$E340];&quot;&quot; )">
            <text:p/>
          </table:table-cell>
          <table:table-cell table:style-name="ce3" table:formula="of:=IFERROR([.G340]/[.$E340];&quot;&quot; )">
            <text:p/>
          </table:table-cell>
          <table:table-cell table:style-name="ce3" table:formula="of:=IFERROR([.H340]/[.$E340];&quot;&quot; )">
            <text:p/>
          </table:table-cell>
          <table:table-cell table:style-name="ce3" table:formula="of:=IFERROR([.I340]/[.$E340];&quot;&quot; )">
            <text:p/>
          </table:table-cell>
          <table:table-cell table:style-name="ce3" table:formula="of:=IFERROR([.J340]/[.$E340];&quot;&quot; )">
            <text:p/>
          </table:table-cell>
          <table:table-cell table:style-name="ce3" table:formula="of:=IFERROR([.K340]/[.$E340];&quot;&quot; )">
            <text:p/>
          </table:table-cell>
          <table:table-cell table:style-name="ce3" table:formula="of:=IFERROR([.L340]/[.$E340];&quot;&quot; )">
            <text:p/>
          </table:table-cell>
          <table:table-cell table:style-name="ce3" table:formula="of:=IFERROR([.M340]/[.$E340];&quot;&quot; )">
            <text:p/>
          </table:table-cell>
          <table:table-cell table:style-name="ce3" table:formula="of:=IFERROR([.N340]/[.$E340];&quot;&quot; )">
            <text:p/>
          </table:table-cell>
          <table:table-cell table:style-name="ce3" table:formula="of:=IFERROR([.O340]/[.$E340];&quot;&quot; )">
            <text:p/>
          </table:table-cell>
          <table:table-cell table:style-name="ce3" table:formula="of:=IFERROR([.P340]/[.$E340];&quot;&quot; )">
            <text:p/>
          </table:table-cell>
          <table:table-cell table:style-name="ce3" table:formula="of:=IFERROR([.Q340]/[.$E340];&quot;&quot; )">
            <text:p/>
          </table:table-cell>
          <table:table-cell table:style-name="ce3" table:formula="of:=IFERROR([.R340]/[.$E340];&quot;&quot; )">
            <text:p/>
          </table:table-cell>
          <table:table-cell table:style-name="ce3" table:formula="of:=IFERROR([.S340]/[.$E340];&quot;&quot; )">
            <text:p/>
          </table:table-cell>
          <table:table-cell table:style-name="ce3" table:formula="of:=IFERROR([.T340]/[.$E340];&quot;&quot; )">
            <text:p/>
          </table:table-cell>
          <table:table-cell table:style-name="ce3" table:formula="of:=IFERROR([.U340]/[.$E340];&quot;&quot; )">
            <text:p/>
          </table:table-cell>
          <table:table-cell table:style-name="ce3"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1]/[.$E341];&quot;&quot; )">
            <text:p/>
          </table:table-cell>
          <table:table-cell table:style-name="ce3" table:formula="of:=IFERROR([.C341]/[.$E341];&quot;&quot; )">
            <text:p/>
          </table:table-cell>
          <table:table-cell table:style-name="ce3" table:formula="of:=IFERROR([.D341]/[.$E341];&quot;&quot; )">
            <text:p/>
          </table:table-cell>
          <table:table-cell table:style-name="ce3" table:formula="of:=IFERROR([.E341]/[.$E341];&quot;&quot; )">
            <text:p/>
          </table:table-cell>
          <table:table-cell table:style-name="ce3" table:formula="of:=IFERROR([.F341]/[.$E341];&quot;&quot; )">
            <text:p/>
          </table:table-cell>
          <table:table-cell table:style-name="ce3" table:formula="of:=IFERROR([.G341]/[.$E341];&quot;&quot; )">
            <text:p/>
          </table:table-cell>
          <table:table-cell table:style-name="ce3" table:formula="of:=IFERROR([.H341]/[.$E341];&quot;&quot; )">
            <text:p/>
          </table:table-cell>
          <table:table-cell table:style-name="ce3" table:formula="of:=IFERROR([.I341]/[.$E341];&quot;&quot; )">
            <text:p/>
          </table:table-cell>
          <table:table-cell table:style-name="ce3" table:formula="of:=IFERROR([.J341]/[.$E341];&quot;&quot; )">
            <text:p/>
          </table:table-cell>
          <table:table-cell table:style-name="ce3" table:formula="of:=IFERROR([.K341]/[.$E341];&quot;&quot; )">
            <text:p/>
          </table:table-cell>
          <table:table-cell table:style-name="ce3" table:formula="of:=IFERROR([.L341]/[.$E341];&quot;&quot; )">
            <text:p/>
          </table:table-cell>
          <table:table-cell table:style-name="ce3" table:formula="of:=IFERROR([.M341]/[.$E341];&quot;&quot; )">
            <text:p/>
          </table:table-cell>
          <table:table-cell table:style-name="ce3" table:formula="of:=IFERROR([.N341]/[.$E341];&quot;&quot; )">
            <text:p/>
          </table:table-cell>
          <table:table-cell table:style-name="ce3" table:formula="of:=IFERROR([.O341]/[.$E341];&quot;&quot; )">
            <text:p/>
          </table:table-cell>
          <table:table-cell table:style-name="ce3" table:formula="of:=IFERROR([.P341]/[.$E341];&quot;&quot; )">
            <text:p/>
          </table:table-cell>
          <table:table-cell table:style-name="ce3" table:formula="of:=IFERROR([.Q341]/[.$E341];&quot;&quot; )">
            <text:p/>
          </table:table-cell>
          <table:table-cell table:style-name="ce3" table:formula="of:=IFERROR([.R341]/[.$E341];&quot;&quot; )">
            <text:p/>
          </table:table-cell>
          <table:table-cell table:style-name="ce3" table:formula="of:=IFERROR([.S341]/[.$E341];&quot;&quot; )">
            <text:p/>
          </table:table-cell>
          <table:table-cell table:style-name="ce3" table:formula="of:=IFERROR([.T341]/[.$E341];&quot;&quot; )">
            <text:p/>
          </table:table-cell>
          <table:table-cell table:style-name="ce3" table:formula="of:=IFERROR([.U341]/[.$E341];&quot;&quot; )">
            <text:p/>
          </table:table-cell>
          <table:table-cell table:style-name="ce3"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2]/[.$E342];&quot;&quot; )">
            <text:p/>
          </table:table-cell>
          <table:table-cell table:style-name="ce3" table:formula="of:=IFERROR([.C342]/[.$E342];&quot;&quot; )">
            <text:p/>
          </table:table-cell>
          <table:table-cell table:style-name="ce3" table:formula="of:=IFERROR([.D342]/[.$E342];&quot;&quot; )">
            <text:p/>
          </table:table-cell>
          <table:table-cell table:style-name="ce3" table:formula="of:=IFERROR([.E342]/[.$E342];&quot;&quot; )">
            <text:p/>
          </table:table-cell>
          <table:table-cell table:style-name="ce3" table:formula="of:=IFERROR([.F342]/[.$E342];&quot;&quot; )">
            <text:p/>
          </table:table-cell>
          <table:table-cell table:style-name="ce3" table:formula="of:=IFERROR([.G342]/[.$E342];&quot;&quot; )">
            <text:p/>
          </table:table-cell>
          <table:table-cell table:style-name="ce3" table:formula="of:=IFERROR([.H342]/[.$E342];&quot;&quot; )">
            <text:p/>
          </table:table-cell>
          <table:table-cell table:style-name="ce3" table:formula="of:=IFERROR([.I342]/[.$E342];&quot;&quot; )">
            <text:p/>
          </table:table-cell>
          <table:table-cell table:style-name="ce3" table:formula="of:=IFERROR([.J342]/[.$E342];&quot;&quot; )">
            <text:p/>
          </table:table-cell>
          <table:table-cell table:style-name="ce3" table:formula="of:=IFERROR([.K342]/[.$E342];&quot;&quot; )">
            <text:p/>
          </table:table-cell>
          <table:table-cell table:style-name="ce3" table:formula="of:=IFERROR([.L342]/[.$E342];&quot;&quot; )">
            <text:p/>
          </table:table-cell>
          <table:table-cell table:style-name="ce3" table:formula="of:=IFERROR([.M342]/[.$E342];&quot;&quot; )">
            <text:p/>
          </table:table-cell>
          <table:table-cell table:style-name="ce3" table:formula="of:=IFERROR([.N342]/[.$E342];&quot;&quot; )">
            <text:p/>
          </table:table-cell>
          <table:table-cell table:style-name="ce3" table:formula="of:=IFERROR([.O342]/[.$E342];&quot;&quot; )">
            <text:p/>
          </table:table-cell>
          <table:table-cell table:style-name="ce3" table:formula="of:=IFERROR([.P342]/[.$E342];&quot;&quot; )">
            <text:p/>
          </table:table-cell>
          <table:table-cell table:style-name="ce3" table:formula="of:=IFERROR([.Q342]/[.$E342];&quot;&quot; )">
            <text:p/>
          </table:table-cell>
          <table:table-cell table:style-name="ce3" table:formula="of:=IFERROR([.R342]/[.$E342];&quot;&quot; )">
            <text:p/>
          </table:table-cell>
          <table:table-cell table:style-name="ce3" table:formula="of:=IFERROR([.S342]/[.$E342];&quot;&quot; )">
            <text:p/>
          </table:table-cell>
          <table:table-cell table:style-name="ce3" table:formula="of:=IFERROR([.T342]/[.$E342];&quot;&quot; )">
            <text:p/>
          </table:table-cell>
          <table:table-cell table:style-name="ce3" table:formula="of:=IFERROR([.U342]/[.$E342];&quot;&quot; )">
            <text:p/>
          </table:table-cell>
          <table:table-cell table:style-name="ce3"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3]/[.$E343];&quot;&quot; )">
            <text:p/>
          </table:table-cell>
          <table:table-cell table:style-name="ce3" table:formula="of:=IFERROR([.C343]/[.$E343];&quot;&quot; )">
            <text:p/>
          </table:table-cell>
          <table:table-cell table:style-name="ce3" table:formula="of:=IFERROR([.D343]/[.$E343];&quot;&quot; )">
            <text:p/>
          </table:table-cell>
          <table:table-cell table:style-name="ce3" table:formula="of:=IFERROR([.E343]/[.$E343];&quot;&quot; )">
            <text:p/>
          </table:table-cell>
          <table:table-cell table:style-name="ce3" table:formula="of:=IFERROR([.F343]/[.$E343];&quot;&quot; )">
            <text:p/>
          </table:table-cell>
          <table:table-cell table:style-name="ce3" table:formula="of:=IFERROR([.G343]/[.$E343];&quot;&quot; )">
            <text:p/>
          </table:table-cell>
          <table:table-cell table:style-name="ce3" table:formula="of:=IFERROR([.H343]/[.$E343];&quot;&quot; )">
            <text:p/>
          </table:table-cell>
          <table:table-cell table:style-name="ce3" table:formula="of:=IFERROR([.I343]/[.$E343];&quot;&quot; )">
            <text:p/>
          </table:table-cell>
          <table:table-cell table:style-name="ce3" table:formula="of:=IFERROR([.J343]/[.$E343];&quot;&quot; )">
            <text:p/>
          </table:table-cell>
          <table:table-cell table:style-name="ce3" table:formula="of:=IFERROR([.K343]/[.$E343];&quot;&quot; )">
            <text:p/>
          </table:table-cell>
          <table:table-cell table:style-name="ce3" table:formula="of:=IFERROR([.L343]/[.$E343];&quot;&quot; )">
            <text:p/>
          </table:table-cell>
          <table:table-cell table:style-name="ce3" table:formula="of:=IFERROR([.M343]/[.$E343];&quot;&quot; )">
            <text:p/>
          </table:table-cell>
          <table:table-cell table:style-name="ce3" table:formula="of:=IFERROR([.N343]/[.$E343];&quot;&quot; )">
            <text:p/>
          </table:table-cell>
          <table:table-cell table:style-name="ce3" table:formula="of:=IFERROR([.O343]/[.$E343];&quot;&quot; )">
            <text:p/>
          </table:table-cell>
          <table:table-cell table:style-name="ce3" table:formula="of:=IFERROR([.P343]/[.$E343];&quot;&quot; )">
            <text:p/>
          </table:table-cell>
          <table:table-cell table:style-name="ce3" table:formula="of:=IFERROR([.Q343]/[.$E343];&quot;&quot; )">
            <text:p/>
          </table:table-cell>
          <table:table-cell table:style-name="ce3" table:formula="of:=IFERROR([.R343]/[.$E343];&quot;&quot; )">
            <text:p/>
          </table:table-cell>
          <table:table-cell table:style-name="ce3" table:formula="of:=IFERROR([.S343]/[.$E343];&quot;&quot; )">
            <text:p/>
          </table:table-cell>
          <table:table-cell table:style-name="ce3" table:formula="of:=IFERROR([.T343]/[.$E343];&quot;&quot; )">
            <text:p/>
          </table:table-cell>
          <table:table-cell table:style-name="ce3" table:formula="of:=IFERROR([.U343]/[.$E343];&quot;&quot; )">
            <text:p/>
          </table:table-cell>
          <table:table-cell table:style-name="ce3"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4]/[.$E344];&quot;&quot; )">
            <text:p/>
          </table:table-cell>
          <table:table-cell table:style-name="ce3" table:formula="of:=IFERROR([.C344]/[.$E344];&quot;&quot; )">
            <text:p/>
          </table:table-cell>
          <table:table-cell table:style-name="ce3" table:formula="of:=IFERROR([.D344]/[.$E344];&quot;&quot; )">
            <text:p/>
          </table:table-cell>
          <table:table-cell table:style-name="ce3" table:formula="of:=IFERROR([.E344]/[.$E344];&quot;&quot; )">
            <text:p/>
          </table:table-cell>
          <table:table-cell table:style-name="ce3" table:formula="of:=IFERROR([.F344]/[.$E344];&quot;&quot; )">
            <text:p/>
          </table:table-cell>
          <table:table-cell table:style-name="ce3" table:formula="of:=IFERROR([.G344]/[.$E344];&quot;&quot; )">
            <text:p/>
          </table:table-cell>
          <table:table-cell table:style-name="ce3" table:formula="of:=IFERROR([.H344]/[.$E344];&quot;&quot; )">
            <text:p/>
          </table:table-cell>
          <table:table-cell table:style-name="ce3" table:formula="of:=IFERROR([.I344]/[.$E344];&quot;&quot; )">
            <text:p/>
          </table:table-cell>
          <table:table-cell table:style-name="ce3" table:formula="of:=IFERROR([.J344]/[.$E344];&quot;&quot; )">
            <text:p/>
          </table:table-cell>
          <table:table-cell table:style-name="ce3" table:formula="of:=IFERROR([.K344]/[.$E344];&quot;&quot; )">
            <text:p/>
          </table:table-cell>
          <table:table-cell table:style-name="ce3" table:formula="of:=IFERROR([.L344]/[.$E344];&quot;&quot; )">
            <text:p/>
          </table:table-cell>
          <table:table-cell table:style-name="ce3" table:formula="of:=IFERROR([.M344]/[.$E344];&quot;&quot; )">
            <text:p/>
          </table:table-cell>
          <table:table-cell table:style-name="ce3" table:formula="of:=IFERROR([.N344]/[.$E344];&quot;&quot; )">
            <text:p/>
          </table:table-cell>
          <table:table-cell table:style-name="ce3" table:formula="of:=IFERROR([.O344]/[.$E344];&quot;&quot; )">
            <text:p/>
          </table:table-cell>
          <table:table-cell table:style-name="ce3" table:formula="of:=IFERROR([.P344]/[.$E344];&quot;&quot; )">
            <text:p/>
          </table:table-cell>
          <table:table-cell table:style-name="ce3" table:formula="of:=IFERROR([.Q344]/[.$E344];&quot;&quot; )">
            <text:p/>
          </table:table-cell>
          <table:table-cell table:style-name="ce3" table:formula="of:=IFERROR([.R344]/[.$E344];&quot;&quot; )">
            <text:p/>
          </table:table-cell>
          <table:table-cell table:style-name="ce3" table:formula="of:=IFERROR([.S344]/[.$E344];&quot;&quot; )">
            <text:p/>
          </table:table-cell>
          <table:table-cell table:style-name="ce3" table:formula="of:=IFERROR([.T344]/[.$E344];&quot;&quot; )">
            <text:p/>
          </table:table-cell>
          <table:table-cell table:style-name="ce3" table:formula="of:=IFERROR([.U344]/[.$E344];&quot;&quot; )">
            <text:p/>
          </table:table-cell>
          <table:table-cell table:style-name="ce3"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5]/[.$E345];&quot;&quot; )">
            <text:p/>
          </table:table-cell>
          <table:table-cell table:style-name="ce3" table:formula="of:=IFERROR([.C345]/[.$E345];&quot;&quot; )">
            <text:p/>
          </table:table-cell>
          <table:table-cell table:style-name="ce3" table:formula="of:=IFERROR([.D345]/[.$E345];&quot;&quot; )">
            <text:p/>
          </table:table-cell>
          <table:table-cell table:style-name="ce3" table:formula="of:=IFERROR([.E345]/[.$E345];&quot;&quot; )">
            <text:p/>
          </table:table-cell>
          <table:table-cell table:style-name="ce3" table:formula="of:=IFERROR([.F345]/[.$E345];&quot;&quot; )">
            <text:p/>
          </table:table-cell>
          <table:table-cell table:style-name="ce3" table:formula="of:=IFERROR([.G345]/[.$E345];&quot;&quot; )">
            <text:p/>
          </table:table-cell>
          <table:table-cell table:style-name="ce3" table:formula="of:=IFERROR([.H345]/[.$E345];&quot;&quot; )">
            <text:p/>
          </table:table-cell>
          <table:table-cell table:style-name="ce3" table:formula="of:=IFERROR([.I345]/[.$E345];&quot;&quot; )">
            <text:p/>
          </table:table-cell>
          <table:table-cell table:style-name="ce3" table:formula="of:=IFERROR([.J345]/[.$E345];&quot;&quot; )">
            <text:p/>
          </table:table-cell>
          <table:table-cell table:style-name="ce3" table:formula="of:=IFERROR([.K345]/[.$E345];&quot;&quot; )">
            <text:p/>
          </table:table-cell>
          <table:table-cell table:style-name="ce3" table:formula="of:=IFERROR([.L345]/[.$E345];&quot;&quot; )">
            <text:p/>
          </table:table-cell>
          <table:table-cell table:style-name="ce3" table:formula="of:=IFERROR([.M345]/[.$E345];&quot;&quot; )">
            <text:p/>
          </table:table-cell>
          <table:table-cell table:style-name="ce3" table:formula="of:=IFERROR([.N345]/[.$E345];&quot;&quot; )">
            <text:p/>
          </table:table-cell>
          <table:table-cell table:style-name="ce3" table:formula="of:=IFERROR([.O345]/[.$E345];&quot;&quot; )">
            <text:p/>
          </table:table-cell>
          <table:table-cell table:style-name="ce3" table:formula="of:=IFERROR([.P345]/[.$E345];&quot;&quot; )">
            <text:p/>
          </table:table-cell>
          <table:table-cell table:style-name="ce3" table:formula="of:=IFERROR([.Q345]/[.$E345];&quot;&quot; )">
            <text:p/>
          </table:table-cell>
          <table:table-cell table:style-name="ce3" table:formula="of:=IFERROR([.R345]/[.$E345];&quot;&quot; )">
            <text:p/>
          </table:table-cell>
          <table:table-cell table:style-name="ce3" table:formula="of:=IFERROR([.S345]/[.$E345];&quot;&quot; )">
            <text:p/>
          </table:table-cell>
          <table:table-cell table:style-name="ce3" table:formula="of:=IFERROR([.T345]/[.$E345];&quot;&quot; )">
            <text:p/>
          </table:table-cell>
          <table:table-cell table:style-name="ce3" table:formula="of:=IFERROR([.U345]/[.$E345];&quot;&quot; )">
            <text:p/>
          </table:table-cell>
          <table:table-cell table:style-name="ce3"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6]/[.$E346];&quot;&quot; )">
            <text:p/>
          </table:table-cell>
          <table:table-cell table:style-name="ce3" table:formula="of:=IFERROR([.C346]/[.$E346];&quot;&quot; )">
            <text:p/>
          </table:table-cell>
          <table:table-cell table:style-name="ce3" table:formula="of:=IFERROR([.D346]/[.$E346];&quot;&quot; )">
            <text:p/>
          </table:table-cell>
          <table:table-cell table:style-name="ce3" table:formula="of:=IFERROR([.E346]/[.$E346];&quot;&quot; )">
            <text:p/>
          </table:table-cell>
          <table:table-cell table:style-name="ce3" table:formula="of:=IFERROR([.F346]/[.$E346];&quot;&quot; )">
            <text:p/>
          </table:table-cell>
          <table:table-cell table:style-name="ce3" table:formula="of:=IFERROR([.G346]/[.$E346];&quot;&quot; )">
            <text:p/>
          </table:table-cell>
          <table:table-cell table:style-name="ce3" table:formula="of:=IFERROR([.H346]/[.$E346];&quot;&quot; )">
            <text:p/>
          </table:table-cell>
          <table:table-cell table:style-name="ce3" table:formula="of:=IFERROR([.I346]/[.$E346];&quot;&quot; )">
            <text:p/>
          </table:table-cell>
          <table:table-cell table:style-name="ce3" table:formula="of:=IFERROR([.J346]/[.$E346];&quot;&quot; )">
            <text:p/>
          </table:table-cell>
          <table:table-cell table:style-name="ce3" table:formula="of:=IFERROR([.K346]/[.$E346];&quot;&quot; )">
            <text:p/>
          </table:table-cell>
          <table:table-cell table:style-name="ce3" table:formula="of:=IFERROR([.L346]/[.$E346];&quot;&quot; )">
            <text:p/>
          </table:table-cell>
          <table:table-cell table:style-name="ce3" table:formula="of:=IFERROR([.M346]/[.$E346];&quot;&quot; )">
            <text:p/>
          </table:table-cell>
          <table:table-cell table:style-name="ce3" table:formula="of:=IFERROR([.N346]/[.$E346];&quot;&quot; )">
            <text:p/>
          </table:table-cell>
          <table:table-cell table:style-name="ce3" table:formula="of:=IFERROR([.O346]/[.$E346];&quot;&quot; )">
            <text:p/>
          </table:table-cell>
          <table:table-cell table:style-name="ce3" table:formula="of:=IFERROR([.P346]/[.$E346];&quot;&quot; )">
            <text:p/>
          </table:table-cell>
          <table:table-cell table:style-name="ce3" table:formula="of:=IFERROR([.Q346]/[.$E346];&quot;&quot; )">
            <text:p/>
          </table:table-cell>
          <table:table-cell table:style-name="ce3" table:formula="of:=IFERROR([.R346]/[.$E346];&quot;&quot; )">
            <text:p/>
          </table:table-cell>
          <table:table-cell table:style-name="ce3" table:formula="of:=IFERROR([.S346]/[.$E346];&quot;&quot; )">
            <text:p/>
          </table:table-cell>
          <table:table-cell table:style-name="ce3" table:formula="of:=IFERROR([.T346]/[.$E346];&quot;&quot; )">
            <text:p/>
          </table:table-cell>
          <table:table-cell table:style-name="ce3" table:formula="of:=IFERROR([.U346]/[.$E346];&quot;&quot; )">
            <text:p/>
          </table:table-cell>
          <table:table-cell table:style-name="ce3"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7]/[.$E347];&quot;&quot; )">
            <text:p/>
          </table:table-cell>
          <table:table-cell table:style-name="ce3" table:formula="of:=IFERROR([.C347]/[.$E347];&quot;&quot; )">
            <text:p/>
          </table:table-cell>
          <table:table-cell table:style-name="ce3" table:formula="of:=IFERROR([.D347]/[.$E347];&quot;&quot; )">
            <text:p/>
          </table:table-cell>
          <table:table-cell table:style-name="ce3" table:formula="of:=IFERROR([.E347]/[.$E347];&quot;&quot; )">
            <text:p/>
          </table:table-cell>
          <table:table-cell table:style-name="ce3" table:formula="of:=IFERROR([.F347]/[.$E347];&quot;&quot; )">
            <text:p/>
          </table:table-cell>
          <table:table-cell table:style-name="ce3" table:formula="of:=IFERROR([.G347]/[.$E347];&quot;&quot; )">
            <text:p/>
          </table:table-cell>
          <table:table-cell table:style-name="ce3" table:formula="of:=IFERROR([.H347]/[.$E347];&quot;&quot; )">
            <text:p/>
          </table:table-cell>
          <table:table-cell table:style-name="ce3" table:formula="of:=IFERROR([.I347]/[.$E347];&quot;&quot; )">
            <text:p/>
          </table:table-cell>
          <table:table-cell table:style-name="ce3" table:formula="of:=IFERROR([.J347]/[.$E347];&quot;&quot; )">
            <text:p/>
          </table:table-cell>
          <table:table-cell table:style-name="ce3" table:formula="of:=IFERROR([.K347]/[.$E347];&quot;&quot; )">
            <text:p/>
          </table:table-cell>
          <table:table-cell table:style-name="ce3" table:formula="of:=IFERROR([.L347]/[.$E347];&quot;&quot; )">
            <text:p/>
          </table:table-cell>
          <table:table-cell table:style-name="ce3" table:formula="of:=IFERROR([.M347]/[.$E347];&quot;&quot; )">
            <text:p/>
          </table:table-cell>
          <table:table-cell table:style-name="ce3" table:formula="of:=IFERROR([.N347]/[.$E347];&quot;&quot; )">
            <text:p/>
          </table:table-cell>
          <table:table-cell table:style-name="ce3" table:formula="of:=IFERROR([.O347]/[.$E347];&quot;&quot; )">
            <text:p/>
          </table:table-cell>
          <table:table-cell table:style-name="ce3" table:formula="of:=IFERROR([.P347]/[.$E347];&quot;&quot; )">
            <text:p/>
          </table:table-cell>
          <table:table-cell table:style-name="ce3" table:formula="of:=IFERROR([.Q347]/[.$E347];&quot;&quot; )">
            <text:p/>
          </table:table-cell>
          <table:table-cell table:style-name="ce3" table:formula="of:=IFERROR([.R347]/[.$E347];&quot;&quot; )">
            <text:p/>
          </table:table-cell>
          <table:table-cell table:style-name="ce3" table:formula="of:=IFERROR([.S347]/[.$E347];&quot;&quot; )">
            <text:p/>
          </table:table-cell>
          <table:table-cell table:style-name="ce3" table:formula="of:=IFERROR([.T347]/[.$E347];&quot;&quot; )">
            <text:p/>
          </table:table-cell>
          <table:table-cell table:style-name="ce3" table:formula="of:=IFERROR([.U347]/[.$E347];&quot;&quot; )">
            <text:p/>
          </table:table-cell>
          <table:table-cell table:style-name="ce3"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8]/[.$E348];&quot;&quot; )">
            <text:p/>
          </table:table-cell>
          <table:table-cell table:style-name="ce3" table:formula="of:=IFERROR([.C348]/[.$E348];&quot;&quot; )">
            <text:p/>
          </table:table-cell>
          <table:table-cell table:style-name="ce3" table:formula="of:=IFERROR([.D348]/[.$E348];&quot;&quot; )">
            <text:p/>
          </table:table-cell>
          <table:table-cell table:style-name="ce3" table:formula="of:=IFERROR([.E348]/[.$E348];&quot;&quot; )">
            <text:p/>
          </table:table-cell>
          <table:table-cell table:style-name="ce3" table:formula="of:=IFERROR([.F348]/[.$E348];&quot;&quot; )">
            <text:p/>
          </table:table-cell>
          <table:table-cell table:style-name="ce3" table:formula="of:=IFERROR([.G348]/[.$E348];&quot;&quot; )">
            <text:p/>
          </table:table-cell>
          <table:table-cell table:style-name="ce3" table:formula="of:=IFERROR([.H348]/[.$E348];&quot;&quot; )">
            <text:p/>
          </table:table-cell>
          <table:table-cell table:style-name="ce3" table:formula="of:=IFERROR([.I348]/[.$E348];&quot;&quot; )">
            <text:p/>
          </table:table-cell>
          <table:table-cell table:style-name="ce3" table:formula="of:=IFERROR([.J348]/[.$E348];&quot;&quot; )">
            <text:p/>
          </table:table-cell>
          <table:table-cell table:style-name="ce3" table:formula="of:=IFERROR([.K348]/[.$E348];&quot;&quot; )">
            <text:p/>
          </table:table-cell>
          <table:table-cell table:style-name="ce3" table:formula="of:=IFERROR([.L348]/[.$E348];&quot;&quot; )">
            <text:p/>
          </table:table-cell>
          <table:table-cell table:style-name="ce3" table:formula="of:=IFERROR([.M348]/[.$E348];&quot;&quot; )">
            <text:p/>
          </table:table-cell>
          <table:table-cell table:style-name="ce3" table:formula="of:=IFERROR([.N348]/[.$E348];&quot;&quot; )">
            <text:p/>
          </table:table-cell>
          <table:table-cell table:style-name="ce3" table:formula="of:=IFERROR([.O348]/[.$E348];&quot;&quot; )">
            <text:p/>
          </table:table-cell>
          <table:table-cell table:style-name="ce3" table:formula="of:=IFERROR([.P348]/[.$E348];&quot;&quot; )">
            <text:p/>
          </table:table-cell>
          <table:table-cell table:style-name="ce3" table:formula="of:=IFERROR([.Q348]/[.$E348];&quot;&quot; )">
            <text:p/>
          </table:table-cell>
          <table:table-cell table:style-name="ce3" table:formula="of:=IFERROR([.R348]/[.$E348];&quot;&quot; )">
            <text:p/>
          </table:table-cell>
          <table:table-cell table:style-name="ce3" table:formula="of:=IFERROR([.S348]/[.$E348];&quot;&quot; )">
            <text:p/>
          </table:table-cell>
          <table:table-cell table:style-name="ce3" table:formula="of:=IFERROR([.T348]/[.$E348];&quot;&quot; )">
            <text:p/>
          </table:table-cell>
          <table:table-cell table:style-name="ce3" table:formula="of:=IFERROR([.U348]/[.$E348];&quot;&quot; )">
            <text:p/>
          </table:table-cell>
          <table:table-cell table:style-name="ce3"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9]/[.$E349];&quot;&quot; )">
            <text:p/>
          </table:table-cell>
          <table:table-cell table:style-name="ce3" table:formula="of:=IFERROR([.C349]/[.$E349];&quot;&quot; )">
            <text:p/>
          </table:table-cell>
          <table:table-cell table:style-name="ce3" table:formula="of:=IFERROR([.D349]/[.$E349];&quot;&quot; )">
            <text:p/>
          </table:table-cell>
          <table:table-cell table:style-name="ce3" table:formula="of:=IFERROR([.E349]/[.$E349];&quot;&quot; )">
            <text:p/>
          </table:table-cell>
          <table:table-cell table:style-name="ce3" table:formula="of:=IFERROR([.F349]/[.$E349];&quot;&quot; )">
            <text:p/>
          </table:table-cell>
          <table:table-cell table:style-name="ce3" table:formula="of:=IFERROR([.G349]/[.$E349];&quot;&quot; )">
            <text:p/>
          </table:table-cell>
          <table:table-cell table:style-name="ce3" table:formula="of:=IFERROR([.H349]/[.$E349];&quot;&quot; )">
            <text:p/>
          </table:table-cell>
          <table:table-cell table:style-name="ce3" table:formula="of:=IFERROR([.I349]/[.$E349];&quot;&quot; )">
            <text:p/>
          </table:table-cell>
          <table:table-cell table:style-name="ce3" table:formula="of:=IFERROR([.J349]/[.$E349];&quot;&quot; )">
            <text:p/>
          </table:table-cell>
          <table:table-cell table:style-name="ce3" table:formula="of:=IFERROR([.K349]/[.$E349];&quot;&quot; )">
            <text:p/>
          </table:table-cell>
          <table:table-cell table:style-name="ce3" table:formula="of:=IFERROR([.L349]/[.$E349];&quot;&quot; )">
            <text:p/>
          </table:table-cell>
          <table:table-cell table:style-name="ce3" table:formula="of:=IFERROR([.M349]/[.$E349];&quot;&quot; )">
            <text:p/>
          </table:table-cell>
          <table:table-cell table:style-name="ce3" table:formula="of:=IFERROR([.N349]/[.$E349];&quot;&quot; )">
            <text:p/>
          </table:table-cell>
          <table:table-cell table:style-name="ce3" table:formula="of:=IFERROR([.O349]/[.$E349];&quot;&quot; )">
            <text:p/>
          </table:table-cell>
          <table:table-cell table:style-name="ce3" table:formula="of:=IFERROR([.P349]/[.$E349];&quot;&quot; )">
            <text:p/>
          </table:table-cell>
          <table:table-cell table:style-name="ce3" table:formula="of:=IFERROR([.Q349]/[.$E349];&quot;&quot; )">
            <text:p/>
          </table:table-cell>
          <table:table-cell table:style-name="ce3" table:formula="of:=IFERROR([.R349]/[.$E349];&quot;&quot; )">
            <text:p/>
          </table:table-cell>
          <table:table-cell table:style-name="ce3" table:formula="of:=IFERROR([.S349]/[.$E349];&quot;&quot; )">
            <text:p/>
          </table:table-cell>
          <table:table-cell table:style-name="ce3" table:formula="of:=IFERROR([.T349]/[.$E349];&quot;&quot; )">
            <text:p/>
          </table:table-cell>
          <table:table-cell table:style-name="ce3" table:formula="of:=IFERROR([.U349]/[.$E349];&quot;&quot; )">
            <text:p/>
          </table:table-cell>
          <table:table-cell table:style-name="ce3"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0]/[.$E350];&quot;&quot; )">
            <text:p/>
          </table:table-cell>
          <table:table-cell table:style-name="ce3" table:formula="of:=IFERROR([.C350]/[.$E350];&quot;&quot; )">
            <text:p/>
          </table:table-cell>
          <table:table-cell table:style-name="ce3" table:formula="of:=IFERROR([.D350]/[.$E350];&quot;&quot; )">
            <text:p/>
          </table:table-cell>
          <table:table-cell table:style-name="ce3" table:formula="of:=IFERROR([.E350]/[.$E350];&quot;&quot; )">
            <text:p/>
          </table:table-cell>
          <table:table-cell table:style-name="ce3" table:formula="of:=IFERROR([.F350]/[.$E350];&quot;&quot; )">
            <text:p/>
          </table:table-cell>
          <table:table-cell table:style-name="ce3" table:formula="of:=IFERROR([.G350]/[.$E350];&quot;&quot; )">
            <text:p/>
          </table:table-cell>
          <table:table-cell table:style-name="ce3" table:formula="of:=IFERROR([.H350]/[.$E350];&quot;&quot; )">
            <text:p/>
          </table:table-cell>
          <table:table-cell table:style-name="ce3" table:formula="of:=IFERROR([.I350]/[.$E350];&quot;&quot; )">
            <text:p/>
          </table:table-cell>
          <table:table-cell table:style-name="ce3" table:formula="of:=IFERROR([.J350]/[.$E350];&quot;&quot; )">
            <text:p/>
          </table:table-cell>
          <table:table-cell table:style-name="ce3" table:formula="of:=IFERROR([.K350]/[.$E350];&quot;&quot; )">
            <text:p/>
          </table:table-cell>
          <table:table-cell table:style-name="ce3" table:formula="of:=IFERROR([.L350]/[.$E350];&quot;&quot; )">
            <text:p/>
          </table:table-cell>
          <table:table-cell table:style-name="ce3" table:formula="of:=IFERROR([.M350]/[.$E350];&quot;&quot; )">
            <text:p/>
          </table:table-cell>
          <table:table-cell table:style-name="ce3" table:formula="of:=IFERROR([.N350]/[.$E350];&quot;&quot; )">
            <text:p/>
          </table:table-cell>
          <table:table-cell table:style-name="ce3" table:formula="of:=IFERROR([.O350]/[.$E350];&quot;&quot; )">
            <text:p/>
          </table:table-cell>
          <table:table-cell table:style-name="ce3" table:formula="of:=IFERROR([.P350]/[.$E350];&quot;&quot; )">
            <text:p/>
          </table:table-cell>
          <table:table-cell table:style-name="ce3" table:formula="of:=IFERROR([.Q350]/[.$E350];&quot;&quot; )">
            <text:p/>
          </table:table-cell>
          <table:table-cell table:style-name="ce3" table:formula="of:=IFERROR([.R350]/[.$E350];&quot;&quot; )">
            <text:p/>
          </table:table-cell>
          <table:table-cell table:style-name="ce3" table:formula="of:=IFERROR([.S350]/[.$E350];&quot;&quot; )">
            <text:p/>
          </table:table-cell>
          <table:table-cell table:style-name="ce3" table:formula="of:=IFERROR([.T350]/[.$E350];&quot;&quot; )">
            <text:p/>
          </table:table-cell>
          <table:table-cell table:style-name="ce3" table:formula="of:=IFERROR([.U350]/[.$E350];&quot;&quot; )">
            <text:p/>
          </table:table-cell>
          <table:table-cell table:style-name="ce3"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1]/[.$E351];&quot;&quot; )">
            <text:p/>
          </table:table-cell>
          <table:table-cell table:style-name="ce3" table:formula="of:=IFERROR([.C351]/[.$E351];&quot;&quot; )">
            <text:p/>
          </table:table-cell>
          <table:table-cell table:style-name="ce3" table:formula="of:=IFERROR([.D351]/[.$E351];&quot;&quot; )">
            <text:p/>
          </table:table-cell>
          <table:table-cell table:style-name="ce3" table:formula="of:=IFERROR([.E351]/[.$E351];&quot;&quot; )">
            <text:p/>
          </table:table-cell>
          <table:table-cell table:style-name="ce3" table:formula="of:=IFERROR([.F351]/[.$E351];&quot;&quot; )">
            <text:p/>
          </table:table-cell>
          <table:table-cell table:style-name="ce3" table:formula="of:=IFERROR([.G351]/[.$E351];&quot;&quot; )">
            <text:p/>
          </table:table-cell>
          <table:table-cell table:style-name="ce3" table:formula="of:=IFERROR([.H351]/[.$E351];&quot;&quot; )">
            <text:p/>
          </table:table-cell>
          <table:table-cell table:style-name="ce3" table:formula="of:=IFERROR([.I351]/[.$E351];&quot;&quot; )">
            <text:p/>
          </table:table-cell>
          <table:table-cell table:style-name="ce3" table:formula="of:=IFERROR([.J351]/[.$E351];&quot;&quot; )">
            <text:p/>
          </table:table-cell>
          <table:table-cell table:style-name="ce3" table:formula="of:=IFERROR([.K351]/[.$E351];&quot;&quot; )">
            <text:p/>
          </table:table-cell>
          <table:table-cell table:style-name="ce3" table:formula="of:=IFERROR([.L351]/[.$E351];&quot;&quot; )">
            <text:p/>
          </table:table-cell>
          <table:table-cell table:style-name="ce3" table:formula="of:=IFERROR([.M351]/[.$E351];&quot;&quot; )">
            <text:p/>
          </table:table-cell>
          <table:table-cell table:style-name="ce3" table:formula="of:=IFERROR([.N351]/[.$E351];&quot;&quot; )">
            <text:p/>
          </table:table-cell>
          <table:table-cell table:style-name="ce3" table:formula="of:=IFERROR([.O351]/[.$E351];&quot;&quot; )">
            <text:p/>
          </table:table-cell>
          <table:table-cell table:style-name="ce3" table:formula="of:=IFERROR([.P351]/[.$E351];&quot;&quot; )">
            <text:p/>
          </table:table-cell>
          <table:table-cell table:style-name="ce3" table:formula="of:=IFERROR([.Q351]/[.$E351];&quot;&quot; )">
            <text:p/>
          </table:table-cell>
          <table:table-cell table:style-name="ce3" table:formula="of:=IFERROR([.R351]/[.$E351];&quot;&quot; )">
            <text:p/>
          </table:table-cell>
          <table:table-cell table:style-name="ce3" table:formula="of:=IFERROR([.S351]/[.$E351];&quot;&quot; )">
            <text:p/>
          </table:table-cell>
          <table:table-cell table:style-name="ce3" table:formula="of:=IFERROR([.T351]/[.$E351];&quot;&quot; )">
            <text:p/>
          </table:table-cell>
          <table:table-cell table:style-name="ce3" table:formula="of:=IFERROR([.U351]/[.$E351];&quot;&quot; )">
            <text:p/>
          </table:table-cell>
          <table:table-cell table:style-name="ce3"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2]/[.$E352];&quot;&quot; )">
            <text:p/>
          </table:table-cell>
          <table:table-cell table:style-name="ce3" table:formula="of:=IFERROR([.C352]/[.$E352];&quot;&quot; )">
            <text:p/>
          </table:table-cell>
          <table:table-cell table:style-name="ce3" table:formula="of:=IFERROR([.D352]/[.$E352];&quot;&quot; )">
            <text:p/>
          </table:table-cell>
          <table:table-cell table:style-name="ce3" table:formula="of:=IFERROR([.E352]/[.$E352];&quot;&quot; )">
            <text:p/>
          </table:table-cell>
          <table:table-cell table:style-name="ce3" table:formula="of:=IFERROR([.F352]/[.$E352];&quot;&quot; )">
            <text:p/>
          </table:table-cell>
          <table:table-cell table:style-name="ce3" table:formula="of:=IFERROR([.G352]/[.$E352];&quot;&quot; )">
            <text:p/>
          </table:table-cell>
          <table:table-cell table:style-name="ce3" table:formula="of:=IFERROR([.H352]/[.$E352];&quot;&quot; )">
            <text:p/>
          </table:table-cell>
          <table:table-cell table:style-name="ce3" table:formula="of:=IFERROR([.I352]/[.$E352];&quot;&quot; )">
            <text:p/>
          </table:table-cell>
          <table:table-cell table:style-name="ce3" table:formula="of:=IFERROR([.J352]/[.$E352];&quot;&quot; )">
            <text:p/>
          </table:table-cell>
          <table:table-cell table:style-name="ce3" table:formula="of:=IFERROR([.K352]/[.$E352];&quot;&quot; )">
            <text:p/>
          </table:table-cell>
          <table:table-cell table:style-name="ce3" table:formula="of:=IFERROR([.L352]/[.$E352];&quot;&quot; )">
            <text:p/>
          </table:table-cell>
          <table:table-cell table:style-name="ce3" table:formula="of:=IFERROR([.M352]/[.$E352];&quot;&quot; )">
            <text:p/>
          </table:table-cell>
          <table:table-cell table:style-name="ce3" table:formula="of:=IFERROR([.N352]/[.$E352];&quot;&quot; )">
            <text:p/>
          </table:table-cell>
          <table:table-cell table:style-name="ce3" table:formula="of:=IFERROR([.O352]/[.$E352];&quot;&quot; )">
            <text:p/>
          </table:table-cell>
          <table:table-cell table:style-name="ce3" table:formula="of:=IFERROR([.P352]/[.$E352];&quot;&quot; )">
            <text:p/>
          </table:table-cell>
          <table:table-cell table:style-name="ce3" table:formula="of:=IFERROR([.Q352]/[.$E352];&quot;&quot; )">
            <text:p/>
          </table:table-cell>
          <table:table-cell table:style-name="ce3" table:formula="of:=IFERROR([.R352]/[.$E352];&quot;&quot; )">
            <text:p/>
          </table:table-cell>
          <table:table-cell table:style-name="ce3" table:formula="of:=IFERROR([.S352]/[.$E352];&quot;&quot; )">
            <text:p/>
          </table:table-cell>
          <table:table-cell table:style-name="ce3" table:formula="of:=IFERROR([.T352]/[.$E352];&quot;&quot; )">
            <text:p/>
          </table:table-cell>
          <table:table-cell table:style-name="ce3" table:formula="of:=IFERROR([.U352]/[.$E352];&quot;&quot; )">
            <text:p/>
          </table:table-cell>
          <table:table-cell table:style-name="ce3"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3]/[.$E353];&quot;&quot; )">
            <text:p/>
          </table:table-cell>
          <table:table-cell table:style-name="ce3" table:formula="of:=IFERROR([.C353]/[.$E353];&quot;&quot; )">
            <text:p/>
          </table:table-cell>
          <table:table-cell table:style-name="ce3" table:formula="of:=IFERROR([.D353]/[.$E353];&quot;&quot; )">
            <text:p/>
          </table:table-cell>
          <table:table-cell table:style-name="ce3" table:formula="of:=IFERROR([.E353]/[.$E353];&quot;&quot; )">
            <text:p/>
          </table:table-cell>
          <table:table-cell table:style-name="ce3" table:formula="of:=IFERROR([.F353]/[.$E353];&quot;&quot; )">
            <text:p/>
          </table:table-cell>
          <table:table-cell table:style-name="ce3" table:formula="of:=IFERROR([.G353]/[.$E353];&quot;&quot; )">
            <text:p/>
          </table:table-cell>
          <table:table-cell table:style-name="ce3" table:formula="of:=IFERROR([.H353]/[.$E353];&quot;&quot; )">
            <text:p/>
          </table:table-cell>
          <table:table-cell table:style-name="ce3" table:formula="of:=IFERROR([.I353]/[.$E353];&quot;&quot; )">
            <text:p/>
          </table:table-cell>
          <table:table-cell table:style-name="ce3" table:formula="of:=IFERROR([.J353]/[.$E353];&quot;&quot; )">
            <text:p/>
          </table:table-cell>
          <table:table-cell table:style-name="ce3" table:formula="of:=IFERROR([.K353]/[.$E353];&quot;&quot; )">
            <text:p/>
          </table:table-cell>
          <table:table-cell table:style-name="ce3" table:formula="of:=IFERROR([.L353]/[.$E353];&quot;&quot; )">
            <text:p/>
          </table:table-cell>
          <table:table-cell table:style-name="ce3" table:formula="of:=IFERROR([.M353]/[.$E353];&quot;&quot; )">
            <text:p/>
          </table:table-cell>
          <table:table-cell table:style-name="ce3" table:formula="of:=IFERROR([.N353]/[.$E353];&quot;&quot; )">
            <text:p/>
          </table:table-cell>
          <table:table-cell table:style-name="ce3" table:formula="of:=IFERROR([.O353]/[.$E353];&quot;&quot; )">
            <text:p/>
          </table:table-cell>
          <table:table-cell table:style-name="ce3" table:formula="of:=IFERROR([.P353]/[.$E353];&quot;&quot; )">
            <text:p/>
          </table:table-cell>
          <table:table-cell table:style-name="ce3" table:formula="of:=IFERROR([.Q353]/[.$E353];&quot;&quot; )">
            <text:p/>
          </table:table-cell>
          <table:table-cell table:style-name="ce3" table:formula="of:=IFERROR([.R353]/[.$E353];&quot;&quot; )">
            <text:p/>
          </table:table-cell>
          <table:table-cell table:style-name="ce3" table:formula="of:=IFERROR([.S353]/[.$E353];&quot;&quot; )">
            <text:p/>
          </table:table-cell>
          <table:table-cell table:style-name="ce3" table:formula="of:=IFERROR([.T353]/[.$E353];&quot;&quot; )">
            <text:p/>
          </table:table-cell>
          <table:table-cell table:style-name="ce3" table:formula="of:=IFERROR([.U353]/[.$E353];&quot;&quot; )">
            <text:p/>
          </table:table-cell>
          <table:table-cell table:style-name="ce3"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4]/[.$E354];&quot;&quot; )">
            <text:p/>
          </table:table-cell>
          <table:table-cell table:style-name="ce3" table:formula="of:=IFERROR([.C354]/[.$E354];&quot;&quot; )">
            <text:p/>
          </table:table-cell>
          <table:table-cell table:style-name="ce3" table:formula="of:=IFERROR([.D354]/[.$E354];&quot;&quot; )">
            <text:p/>
          </table:table-cell>
          <table:table-cell table:style-name="ce3" table:formula="of:=IFERROR([.E354]/[.$E354];&quot;&quot; )">
            <text:p/>
          </table:table-cell>
          <table:table-cell table:style-name="ce3" table:formula="of:=IFERROR([.F354]/[.$E354];&quot;&quot; )">
            <text:p/>
          </table:table-cell>
          <table:table-cell table:style-name="ce3" table:formula="of:=IFERROR([.G354]/[.$E354];&quot;&quot; )">
            <text:p/>
          </table:table-cell>
          <table:table-cell table:style-name="ce3" table:formula="of:=IFERROR([.H354]/[.$E354];&quot;&quot; )">
            <text:p/>
          </table:table-cell>
          <table:table-cell table:style-name="ce3" table:formula="of:=IFERROR([.I354]/[.$E354];&quot;&quot; )">
            <text:p/>
          </table:table-cell>
          <table:table-cell table:style-name="ce3" table:formula="of:=IFERROR([.J354]/[.$E354];&quot;&quot; )">
            <text:p/>
          </table:table-cell>
          <table:table-cell table:style-name="ce3" table:formula="of:=IFERROR([.K354]/[.$E354];&quot;&quot; )">
            <text:p/>
          </table:table-cell>
          <table:table-cell table:style-name="ce3" table:formula="of:=IFERROR([.L354]/[.$E354];&quot;&quot; )">
            <text:p/>
          </table:table-cell>
          <table:table-cell table:style-name="ce3" table:formula="of:=IFERROR([.M354]/[.$E354];&quot;&quot; )">
            <text:p/>
          </table:table-cell>
          <table:table-cell table:style-name="ce3" table:formula="of:=IFERROR([.N354]/[.$E354];&quot;&quot; )">
            <text:p/>
          </table:table-cell>
          <table:table-cell table:style-name="ce3" table:formula="of:=IFERROR([.O354]/[.$E354];&quot;&quot; )">
            <text:p/>
          </table:table-cell>
          <table:table-cell table:style-name="ce3" table:formula="of:=IFERROR([.P354]/[.$E354];&quot;&quot; )">
            <text:p/>
          </table:table-cell>
          <table:table-cell table:style-name="ce3" table:formula="of:=IFERROR([.Q354]/[.$E354];&quot;&quot; )">
            <text:p/>
          </table:table-cell>
          <table:table-cell table:style-name="ce3" table:formula="of:=IFERROR([.R354]/[.$E354];&quot;&quot; )">
            <text:p/>
          </table:table-cell>
          <table:table-cell table:style-name="ce3" table:formula="of:=IFERROR([.S354]/[.$E354];&quot;&quot; )">
            <text:p/>
          </table:table-cell>
          <table:table-cell table:style-name="ce3" table:formula="of:=IFERROR([.T354]/[.$E354];&quot;&quot; )">
            <text:p/>
          </table:table-cell>
          <table:table-cell table:style-name="ce3" table:formula="of:=IFERROR([.U354]/[.$E354];&quot;&quot; )">
            <text:p/>
          </table:table-cell>
          <table:table-cell table:style-name="ce3"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5]/[.$E355];&quot;&quot; )">
            <text:p/>
          </table:table-cell>
          <table:table-cell table:style-name="ce3" table:formula="of:=IFERROR([.C355]/[.$E355];&quot;&quot; )">
            <text:p/>
          </table:table-cell>
          <table:table-cell table:style-name="ce3" table:formula="of:=IFERROR([.D355]/[.$E355];&quot;&quot; )">
            <text:p/>
          </table:table-cell>
          <table:table-cell table:style-name="ce3" table:formula="of:=IFERROR([.E355]/[.$E355];&quot;&quot; )">
            <text:p/>
          </table:table-cell>
          <table:table-cell table:style-name="ce3" table:formula="of:=IFERROR([.F355]/[.$E355];&quot;&quot; )">
            <text:p/>
          </table:table-cell>
          <table:table-cell table:style-name="ce3" table:formula="of:=IFERROR([.G355]/[.$E355];&quot;&quot; )">
            <text:p/>
          </table:table-cell>
          <table:table-cell table:style-name="ce3" table:formula="of:=IFERROR([.H355]/[.$E355];&quot;&quot; )">
            <text:p/>
          </table:table-cell>
          <table:table-cell table:style-name="ce3" table:formula="of:=IFERROR([.I355]/[.$E355];&quot;&quot; )">
            <text:p/>
          </table:table-cell>
          <table:table-cell table:style-name="ce3" table:formula="of:=IFERROR([.J355]/[.$E355];&quot;&quot; )">
            <text:p/>
          </table:table-cell>
          <table:table-cell table:style-name="ce3" table:formula="of:=IFERROR([.K355]/[.$E355];&quot;&quot; )">
            <text:p/>
          </table:table-cell>
          <table:table-cell table:style-name="ce3" table:formula="of:=IFERROR([.L355]/[.$E355];&quot;&quot; )">
            <text:p/>
          </table:table-cell>
          <table:table-cell table:style-name="ce3" table:formula="of:=IFERROR([.M355]/[.$E355];&quot;&quot; )">
            <text:p/>
          </table:table-cell>
          <table:table-cell table:style-name="ce3" table:formula="of:=IFERROR([.N355]/[.$E355];&quot;&quot; )">
            <text:p/>
          </table:table-cell>
          <table:table-cell table:style-name="ce3" table:formula="of:=IFERROR([.O355]/[.$E355];&quot;&quot; )">
            <text:p/>
          </table:table-cell>
          <table:table-cell table:style-name="ce3" table:formula="of:=IFERROR([.P355]/[.$E355];&quot;&quot; )">
            <text:p/>
          </table:table-cell>
          <table:table-cell table:style-name="ce3" table:formula="of:=IFERROR([.Q355]/[.$E355];&quot;&quot; )">
            <text:p/>
          </table:table-cell>
          <table:table-cell table:style-name="ce3" table:formula="of:=IFERROR([.R355]/[.$E355];&quot;&quot; )">
            <text:p/>
          </table:table-cell>
          <table:table-cell table:style-name="ce3" table:formula="of:=IFERROR([.S355]/[.$E355];&quot;&quot; )">
            <text:p/>
          </table:table-cell>
          <table:table-cell table:style-name="ce3" table:formula="of:=IFERROR([.T355]/[.$E355];&quot;&quot; )">
            <text:p/>
          </table:table-cell>
          <table:table-cell table:style-name="ce3" table:formula="of:=IFERROR([.U355]/[.$E355];&quot;&quot; )">
            <text:p/>
          </table:table-cell>
          <table:table-cell table:style-name="ce3"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6]/[.$E356];&quot;&quot; )">
            <text:p/>
          </table:table-cell>
          <table:table-cell table:style-name="ce3" table:formula="of:=IFERROR([.C356]/[.$E356];&quot;&quot; )">
            <text:p/>
          </table:table-cell>
          <table:table-cell table:style-name="ce3" table:formula="of:=IFERROR([.D356]/[.$E356];&quot;&quot; )">
            <text:p/>
          </table:table-cell>
          <table:table-cell table:style-name="ce3" table:formula="of:=IFERROR([.E356]/[.$E356];&quot;&quot; )">
            <text:p/>
          </table:table-cell>
          <table:table-cell table:style-name="ce3" table:formula="of:=IFERROR([.F356]/[.$E356];&quot;&quot; )">
            <text:p/>
          </table:table-cell>
          <table:table-cell table:style-name="ce3" table:formula="of:=IFERROR([.G356]/[.$E356];&quot;&quot; )">
            <text:p/>
          </table:table-cell>
          <table:table-cell table:style-name="ce3" table:formula="of:=IFERROR([.H356]/[.$E356];&quot;&quot; )">
            <text:p/>
          </table:table-cell>
          <table:table-cell table:style-name="ce3" table:formula="of:=IFERROR([.I356]/[.$E356];&quot;&quot; )">
            <text:p/>
          </table:table-cell>
          <table:table-cell table:style-name="ce3" table:formula="of:=IFERROR([.J356]/[.$E356];&quot;&quot; )">
            <text:p/>
          </table:table-cell>
          <table:table-cell table:style-name="ce3" table:formula="of:=IFERROR([.K356]/[.$E356];&quot;&quot; )">
            <text:p/>
          </table:table-cell>
          <table:table-cell table:style-name="ce3" table:formula="of:=IFERROR([.L356]/[.$E356];&quot;&quot; )">
            <text:p/>
          </table:table-cell>
          <table:table-cell table:style-name="ce3" table:formula="of:=IFERROR([.M356]/[.$E356];&quot;&quot; )">
            <text:p/>
          </table:table-cell>
          <table:table-cell table:style-name="ce3" table:formula="of:=IFERROR([.N356]/[.$E356];&quot;&quot; )">
            <text:p/>
          </table:table-cell>
          <table:table-cell table:style-name="ce3" table:formula="of:=IFERROR([.O356]/[.$E356];&quot;&quot; )">
            <text:p/>
          </table:table-cell>
          <table:table-cell table:style-name="ce3" table:formula="of:=IFERROR([.P356]/[.$E356];&quot;&quot; )">
            <text:p/>
          </table:table-cell>
          <table:table-cell table:style-name="ce3" table:formula="of:=IFERROR([.Q356]/[.$E356];&quot;&quot; )">
            <text:p/>
          </table:table-cell>
          <table:table-cell table:style-name="ce3" table:formula="of:=IFERROR([.R356]/[.$E356];&quot;&quot; )">
            <text:p/>
          </table:table-cell>
          <table:table-cell table:style-name="ce3" table:formula="of:=IFERROR([.S356]/[.$E356];&quot;&quot; )">
            <text:p/>
          </table:table-cell>
          <table:table-cell table:style-name="ce3" table:formula="of:=IFERROR([.T356]/[.$E356];&quot;&quot; )">
            <text:p/>
          </table:table-cell>
          <table:table-cell table:style-name="ce3" table:formula="of:=IFERROR([.U356]/[.$E356];&quot;&quot; )">
            <text:p/>
          </table:table-cell>
          <table:table-cell table:style-name="ce3"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7]/[.$E357];&quot;&quot; )">
            <text:p/>
          </table:table-cell>
          <table:table-cell table:style-name="ce3" table:formula="of:=IFERROR([.C357]/[.$E357];&quot;&quot; )">
            <text:p/>
          </table:table-cell>
          <table:table-cell table:style-name="ce3" table:formula="of:=IFERROR([.D357]/[.$E357];&quot;&quot; )">
            <text:p/>
          </table:table-cell>
          <table:table-cell table:style-name="ce3" table:formula="of:=IFERROR([.E357]/[.$E357];&quot;&quot; )">
            <text:p/>
          </table:table-cell>
          <table:table-cell table:style-name="ce3" table:formula="of:=IFERROR([.F357]/[.$E357];&quot;&quot; )">
            <text:p/>
          </table:table-cell>
          <table:table-cell table:style-name="ce3" table:formula="of:=IFERROR([.G357]/[.$E357];&quot;&quot; )">
            <text:p/>
          </table:table-cell>
          <table:table-cell table:style-name="ce3" table:formula="of:=IFERROR([.H357]/[.$E357];&quot;&quot; )">
            <text:p/>
          </table:table-cell>
          <table:table-cell table:style-name="ce3" table:formula="of:=IFERROR([.I357]/[.$E357];&quot;&quot; )">
            <text:p/>
          </table:table-cell>
          <table:table-cell table:style-name="ce3" table:formula="of:=IFERROR([.J357]/[.$E357];&quot;&quot; )">
            <text:p/>
          </table:table-cell>
          <table:table-cell table:style-name="ce3" table:formula="of:=IFERROR([.K357]/[.$E357];&quot;&quot; )">
            <text:p/>
          </table:table-cell>
          <table:table-cell table:style-name="ce3" table:formula="of:=IFERROR([.L357]/[.$E357];&quot;&quot; )">
            <text:p/>
          </table:table-cell>
          <table:table-cell table:style-name="ce3" table:formula="of:=IFERROR([.M357]/[.$E357];&quot;&quot; )">
            <text:p/>
          </table:table-cell>
          <table:table-cell table:style-name="ce3" table:formula="of:=IFERROR([.N357]/[.$E357];&quot;&quot; )">
            <text:p/>
          </table:table-cell>
          <table:table-cell table:style-name="ce3" table:formula="of:=IFERROR([.O357]/[.$E357];&quot;&quot; )">
            <text:p/>
          </table:table-cell>
          <table:table-cell table:style-name="ce3" table:formula="of:=IFERROR([.P357]/[.$E357];&quot;&quot; )">
            <text:p/>
          </table:table-cell>
          <table:table-cell table:style-name="ce3" table:formula="of:=IFERROR([.Q357]/[.$E357];&quot;&quot; )">
            <text:p/>
          </table:table-cell>
          <table:table-cell table:style-name="ce3" table:formula="of:=IFERROR([.R357]/[.$E357];&quot;&quot; )">
            <text:p/>
          </table:table-cell>
          <table:table-cell table:style-name="ce3" table:formula="of:=IFERROR([.S357]/[.$E357];&quot;&quot; )">
            <text:p/>
          </table:table-cell>
          <table:table-cell table:style-name="ce3" table:formula="of:=IFERROR([.T357]/[.$E357];&quot;&quot; )">
            <text:p/>
          </table:table-cell>
          <table:table-cell table:style-name="ce3" table:formula="of:=IFERROR([.U357]/[.$E357];&quot;&quot; )">
            <text:p/>
          </table:table-cell>
          <table:table-cell table:style-name="ce3"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8]/[.$E358];&quot;&quot; )">
            <text:p/>
          </table:table-cell>
          <table:table-cell table:style-name="ce3" table:formula="of:=IFERROR([.C358]/[.$E358];&quot;&quot; )">
            <text:p/>
          </table:table-cell>
          <table:table-cell table:style-name="ce3" table:formula="of:=IFERROR([.D358]/[.$E358];&quot;&quot; )">
            <text:p/>
          </table:table-cell>
          <table:table-cell table:style-name="ce3" table:formula="of:=IFERROR([.E358]/[.$E358];&quot;&quot; )">
            <text:p/>
          </table:table-cell>
          <table:table-cell table:style-name="ce3" table:formula="of:=IFERROR([.F358]/[.$E358];&quot;&quot; )">
            <text:p/>
          </table:table-cell>
          <table:table-cell table:style-name="ce3" table:formula="of:=IFERROR([.G358]/[.$E358];&quot;&quot; )">
            <text:p/>
          </table:table-cell>
          <table:table-cell table:style-name="ce3" table:formula="of:=IFERROR([.H358]/[.$E358];&quot;&quot; )">
            <text:p/>
          </table:table-cell>
          <table:table-cell table:style-name="ce3" table:formula="of:=IFERROR([.I358]/[.$E358];&quot;&quot; )">
            <text:p/>
          </table:table-cell>
          <table:table-cell table:style-name="ce3" table:formula="of:=IFERROR([.J358]/[.$E358];&quot;&quot; )">
            <text:p/>
          </table:table-cell>
          <table:table-cell table:style-name="ce3" table:formula="of:=IFERROR([.K358]/[.$E358];&quot;&quot; )">
            <text:p/>
          </table:table-cell>
          <table:table-cell table:style-name="ce3" table:formula="of:=IFERROR([.L358]/[.$E358];&quot;&quot; )">
            <text:p/>
          </table:table-cell>
          <table:table-cell table:style-name="ce3" table:formula="of:=IFERROR([.M358]/[.$E358];&quot;&quot; )">
            <text:p/>
          </table:table-cell>
          <table:table-cell table:style-name="ce3" table:formula="of:=IFERROR([.N358]/[.$E358];&quot;&quot; )">
            <text:p/>
          </table:table-cell>
          <table:table-cell table:style-name="ce3" table:formula="of:=IFERROR([.O358]/[.$E358];&quot;&quot; )">
            <text:p/>
          </table:table-cell>
          <table:table-cell table:style-name="ce3" table:formula="of:=IFERROR([.P358]/[.$E358];&quot;&quot; )">
            <text:p/>
          </table:table-cell>
          <table:table-cell table:style-name="ce3" table:formula="of:=IFERROR([.Q358]/[.$E358];&quot;&quot; )">
            <text:p/>
          </table:table-cell>
          <table:table-cell table:style-name="ce3" table:formula="of:=IFERROR([.R358]/[.$E358];&quot;&quot; )">
            <text:p/>
          </table:table-cell>
          <table:table-cell table:style-name="ce3" table:formula="of:=IFERROR([.S358]/[.$E358];&quot;&quot; )">
            <text:p/>
          </table:table-cell>
          <table:table-cell table:style-name="ce3" table:formula="of:=IFERROR([.T358]/[.$E358];&quot;&quot; )">
            <text:p/>
          </table:table-cell>
          <table:table-cell table:style-name="ce3" table:formula="of:=IFERROR([.U358]/[.$E358];&quot;&quot; )">
            <text:p/>
          </table:table-cell>
          <table:table-cell table:style-name="ce3"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9]/[.$E359];&quot;&quot; )">
            <text:p/>
          </table:table-cell>
          <table:table-cell table:style-name="ce3" table:formula="of:=IFERROR([.C359]/[.$E359];&quot;&quot; )">
            <text:p/>
          </table:table-cell>
          <table:table-cell table:style-name="ce3" table:formula="of:=IFERROR([.D359]/[.$E359];&quot;&quot; )">
            <text:p/>
          </table:table-cell>
          <table:table-cell table:style-name="ce3" table:formula="of:=IFERROR([.E359]/[.$E359];&quot;&quot; )">
            <text:p/>
          </table:table-cell>
          <table:table-cell table:style-name="ce3" table:formula="of:=IFERROR([.F359]/[.$E359];&quot;&quot; )">
            <text:p/>
          </table:table-cell>
          <table:table-cell table:style-name="ce3" table:formula="of:=IFERROR([.G359]/[.$E359];&quot;&quot; )">
            <text:p/>
          </table:table-cell>
          <table:table-cell table:style-name="ce3" table:formula="of:=IFERROR([.H359]/[.$E359];&quot;&quot; )">
            <text:p/>
          </table:table-cell>
          <table:table-cell table:style-name="ce3" table:formula="of:=IFERROR([.I359]/[.$E359];&quot;&quot; )">
            <text:p/>
          </table:table-cell>
          <table:table-cell table:style-name="ce3" table:formula="of:=IFERROR([.J359]/[.$E359];&quot;&quot; )">
            <text:p/>
          </table:table-cell>
          <table:table-cell table:style-name="ce3" table:formula="of:=IFERROR([.K359]/[.$E359];&quot;&quot; )">
            <text:p/>
          </table:table-cell>
          <table:table-cell table:style-name="ce3" table:formula="of:=IFERROR([.L359]/[.$E359];&quot;&quot; )">
            <text:p/>
          </table:table-cell>
          <table:table-cell table:style-name="ce3" table:formula="of:=IFERROR([.M359]/[.$E359];&quot;&quot; )">
            <text:p/>
          </table:table-cell>
          <table:table-cell table:style-name="ce3" table:formula="of:=IFERROR([.N359]/[.$E359];&quot;&quot; )">
            <text:p/>
          </table:table-cell>
          <table:table-cell table:style-name="ce3" table:formula="of:=IFERROR([.O359]/[.$E359];&quot;&quot; )">
            <text:p/>
          </table:table-cell>
          <table:table-cell table:style-name="ce3" table:formula="of:=IFERROR([.P359]/[.$E359];&quot;&quot; )">
            <text:p/>
          </table:table-cell>
          <table:table-cell table:style-name="ce3" table:formula="of:=IFERROR([.Q359]/[.$E359];&quot;&quot; )">
            <text:p/>
          </table:table-cell>
          <table:table-cell table:style-name="ce3" table:formula="of:=IFERROR([.R359]/[.$E359];&quot;&quot; )">
            <text:p/>
          </table:table-cell>
          <table:table-cell table:style-name="ce3" table:formula="of:=IFERROR([.S359]/[.$E359];&quot;&quot; )">
            <text:p/>
          </table:table-cell>
          <table:table-cell table:style-name="ce3" table:formula="of:=IFERROR([.T359]/[.$E359];&quot;&quot; )">
            <text:p/>
          </table:table-cell>
          <table:table-cell table:style-name="ce3" table:formula="of:=IFERROR([.U359]/[.$E359];&quot;&quot; )">
            <text:p/>
          </table:table-cell>
          <table:table-cell table:style-name="ce3"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0]/[.$E360];&quot;&quot; )">
            <text:p/>
          </table:table-cell>
          <table:table-cell table:style-name="ce3" table:formula="of:=IFERROR([.C360]/[.$E360];&quot;&quot; )">
            <text:p/>
          </table:table-cell>
          <table:table-cell table:style-name="ce3" table:formula="of:=IFERROR([.D360]/[.$E360];&quot;&quot; )">
            <text:p/>
          </table:table-cell>
          <table:table-cell table:style-name="ce3" table:formula="of:=IFERROR([.E360]/[.$E360];&quot;&quot; )">
            <text:p/>
          </table:table-cell>
          <table:table-cell table:style-name="ce3" table:formula="of:=IFERROR([.F360]/[.$E360];&quot;&quot; )">
            <text:p/>
          </table:table-cell>
          <table:table-cell table:style-name="ce3" table:formula="of:=IFERROR([.G360]/[.$E360];&quot;&quot; )">
            <text:p/>
          </table:table-cell>
          <table:table-cell table:style-name="ce3" table:formula="of:=IFERROR([.H360]/[.$E360];&quot;&quot; )">
            <text:p/>
          </table:table-cell>
          <table:table-cell table:style-name="ce3" table:formula="of:=IFERROR([.I360]/[.$E360];&quot;&quot; )">
            <text:p/>
          </table:table-cell>
          <table:table-cell table:style-name="ce3" table:formula="of:=IFERROR([.J360]/[.$E360];&quot;&quot; )">
            <text:p/>
          </table:table-cell>
          <table:table-cell table:style-name="ce3" table:formula="of:=IFERROR([.K360]/[.$E360];&quot;&quot; )">
            <text:p/>
          </table:table-cell>
          <table:table-cell table:style-name="ce3" table:formula="of:=IFERROR([.L360]/[.$E360];&quot;&quot; )">
            <text:p/>
          </table:table-cell>
          <table:table-cell table:style-name="ce3" table:formula="of:=IFERROR([.M360]/[.$E360];&quot;&quot; )">
            <text:p/>
          </table:table-cell>
          <table:table-cell table:style-name="ce3" table:formula="of:=IFERROR([.N360]/[.$E360];&quot;&quot; )">
            <text:p/>
          </table:table-cell>
          <table:table-cell table:style-name="ce3" table:formula="of:=IFERROR([.O360]/[.$E360];&quot;&quot; )">
            <text:p/>
          </table:table-cell>
          <table:table-cell table:style-name="ce3" table:formula="of:=IFERROR([.P360]/[.$E360];&quot;&quot; )">
            <text:p/>
          </table:table-cell>
          <table:table-cell table:style-name="ce3" table:formula="of:=IFERROR([.Q360]/[.$E360];&quot;&quot; )">
            <text:p/>
          </table:table-cell>
          <table:table-cell table:style-name="ce3" table:formula="of:=IFERROR([.R360]/[.$E360];&quot;&quot; )">
            <text:p/>
          </table:table-cell>
          <table:table-cell table:style-name="ce3" table:formula="of:=IFERROR([.S360]/[.$E360];&quot;&quot; )">
            <text:p/>
          </table:table-cell>
          <table:table-cell table:style-name="ce3" table:formula="of:=IFERROR([.T360]/[.$E360];&quot;&quot; )">
            <text:p/>
          </table:table-cell>
          <table:table-cell table:style-name="ce3" table:formula="of:=IFERROR([.U360]/[.$E360];&quot;&quot; )">
            <text:p/>
          </table:table-cell>
          <table:table-cell table:style-name="ce3"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1]/[.$E361];&quot;&quot; )">
            <text:p/>
          </table:table-cell>
          <table:table-cell table:style-name="ce3" table:formula="of:=IFERROR([.C361]/[.$E361];&quot;&quot; )">
            <text:p/>
          </table:table-cell>
          <table:table-cell table:style-name="ce3" table:formula="of:=IFERROR([.D361]/[.$E361];&quot;&quot; )">
            <text:p/>
          </table:table-cell>
          <table:table-cell table:style-name="ce3" table:formula="of:=IFERROR([.E361]/[.$E361];&quot;&quot; )">
            <text:p/>
          </table:table-cell>
          <table:table-cell table:style-name="ce3" table:formula="of:=IFERROR([.F361]/[.$E361];&quot;&quot; )">
            <text:p/>
          </table:table-cell>
          <table:table-cell table:style-name="ce3" table:formula="of:=IFERROR([.G361]/[.$E361];&quot;&quot; )">
            <text:p/>
          </table:table-cell>
          <table:table-cell table:style-name="ce3" table:formula="of:=IFERROR([.H361]/[.$E361];&quot;&quot; )">
            <text:p/>
          </table:table-cell>
          <table:table-cell table:style-name="ce3" table:formula="of:=IFERROR([.I361]/[.$E361];&quot;&quot; )">
            <text:p/>
          </table:table-cell>
          <table:table-cell table:style-name="ce3" table:formula="of:=IFERROR([.J361]/[.$E361];&quot;&quot; )">
            <text:p/>
          </table:table-cell>
          <table:table-cell table:style-name="ce3" table:formula="of:=IFERROR([.K361]/[.$E361];&quot;&quot; )">
            <text:p/>
          </table:table-cell>
          <table:table-cell table:style-name="ce3" table:formula="of:=IFERROR([.L361]/[.$E361];&quot;&quot; )">
            <text:p/>
          </table:table-cell>
          <table:table-cell table:style-name="ce3" table:formula="of:=IFERROR([.M361]/[.$E361];&quot;&quot; )">
            <text:p/>
          </table:table-cell>
          <table:table-cell table:style-name="ce3" table:formula="of:=IFERROR([.N361]/[.$E361];&quot;&quot; )">
            <text:p/>
          </table:table-cell>
          <table:table-cell table:style-name="ce3" table:formula="of:=IFERROR([.O361]/[.$E361];&quot;&quot; )">
            <text:p/>
          </table:table-cell>
          <table:table-cell table:style-name="ce3" table:formula="of:=IFERROR([.P361]/[.$E361];&quot;&quot; )">
            <text:p/>
          </table:table-cell>
          <table:table-cell table:style-name="ce3" table:formula="of:=IFERROR([.Q361]/[.$E361];&quot;&quot; )">
            <text:p/>
          </table:table-cell>
          <table:table-cell table:style-name="ce3" table:formula="of:=IFERROR([.R361]/[.$E361];&quot;&quot; )">
            <text:p/>
          </table:table-cell>
          <table:table-cell table:style-name="ce3" table:formula="of:=IFERROR([.S361]/[.$E361];&quot;&quot; )">
            <text:p/>
          </table:table-cell>
          <table:table-cell table:style-name="ce3" table:formula="of:=IFERROR([.T361]/[.$E361];&quot;&quot; )">
            <text:p/>
          </table:table-cell>
          <table:table-cell table:style-name="ce3" table:formula="of:=IFERROR([.U361]/[.$E361];&quot;&quot; )">
            <text:p/>
          </table:table-cell>
          <table:table-cell table:style-name="ce3"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2]/[.$E362];&quot;&quot; )">
            <text:p/>
          </table:table-cell>
          <table:table-cell table:style-name="ce3" table:formula="of:=IFERROR([.C362]/[.$E362];&quot;&quot; )">
            <text:p/>
          </table:table-cell>
          <table:table-cell table:style-name="ce3" table:formula="of:=IFERROR([.D362]/[.$E362];&quot;&quot; )">
            <text:p/>
          </table:table-cell>
          <table:table-cell table:style-name="ce3" table:formula="of:=IFERROR([.E362]/[.$E362];&quot;&quot; )">
            <text:p/>
          </table:table-cell>
          <table:table-cell table:style-name="ce3" table:formula="of:=IFERROR([.F362]/[.$E362];&quot;&quot; )">
            <text:p/>
          </table:table-cell>
          <table:table-cell table:style-name="ce3" table:formula="of:=IFERROR([.G362]/[.$E362];&quot;&quot; )">
            <text:p/>
          </table:table-cell>
          <table:table-cell table:style-name="ce3" table:formula="of:=IFERROR([.H362]/[.$E362];&quot;&quot; )">
            <text:p/>
          </table:table-cell>
          <table:table-cell table:style-name="ce3" table:formula="of:=IFERROR([.I362]/[.$E362];&quot;&quot; )">
            <text:p/>
          </table:table-cell>
          <table:table-cell table:style-name="ce3" table:formula="of:=IFERROR([.J362]/[.$E362];&quot;&quot; )">
            <text:p/>
          </table:table-cell>
          <table:table-cell table:style-name="ce3" table:formula="of:=IFERROR([.K362]/[.$E362];&quot;&quot; )">
            <text:p/>
          </table:table-cell>
          <table:table-cell table:style-name="ce3" table:formula="of:=IFERROR([.L362]/[.$E362];&quot;&quot; )">
            <text:p/>
          </table:table-cell>
          <table:table-cell table:style-name="ce3" table:formula="of:=IFERROR([.M362]/[.$E362];&quot;&quot; )">
            <text:p/>
          </table:table-cell>
          <table:table-cell table:style-name="ce3" table:formula="of:=IFERROR([.N362]/[.$E362];&quot;&quot; )">
            <text:p/>
          </table:table-cell>
          <table:table-cell table:style-name="ce3" table:formula="of:=IFERROR([.O362]/[.$E362];&quot;&quot; )">
            <text:p/>
          </table:table-cell>
          <table:table-cell table:style-name="ce3" table:formula="of:=IFERROR([.P362]/[.$E362];&quot;&quot; )">
            <text:p/>
          </table:table-cell>
          <table:table-cell table:style-name="ce3" table:formula="of:=IFERROR([.Q362]/[.$E362];&quot;&quot; )">
            <text:p/>
          </table:table-cell>
          <table:table-cell table:style-name="ce3" table:formula="of:=IFERROR([.R362]/[.$E362];&quot;&quot; )">
            <text:p/>
          </table:table-cell>
          <table:table-cell table:style-name="ce3" table:formula="of:=IFERROR([.S362]/[.$E362];&quot;&quot; )">
            <text:p/>
          </table:table-cell>
          <table:table-cell table:style-name="ce3" table:formula="of:=IFERROR([.T362]/[.$E362];&quot;&quot; )">
            <text:p/>
          </table:table-cell>
          <table:table-cell table:style-name="ce3" table:formula="of:=IFERROR([.U362]/[.$E362];&quot;&quot; )">
            <text:p/>
          </table:table-cell>
          <table:table-cell table:style-name="ce3"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3]/[.$E363];&quot;&quot; )">
            <text:p/>
          </table:table-cell>
          <table:table-cell table:style-name="ce3" table:formula="of:=IFERROR([.C363]/[.$E363];&quot;&quot; )">
            <text:p/>
          </table:table-cell>
          <table:table-cell table:style-name="ce3" table:formula="of:=IFERROR([.D363]/[.$E363];&quot;&quot; )">
            <text:p/>
          </table:table-cell>
          <table:table-cell table:style-name="ce3" table:formula="of:=IFERROR([.E363]/[.$E363];&quot;&quot; )">
            <text:p/>
          </table:table-cell>
          <table:table-cell table:style-name="ce3" table:formula="of:=IFERROR([.F363]/[.$E363];&quot;&quot; )">
            <text:p/>
          </table:table-cell>
          <table:table-cell table:style-name="ce3" table:formula="of:=IFERROR([.G363]/[.$E363];&quot;&quot; )">
            <text:p/>
          </table:table-cell>
          <table:table-cell table:style-name="ce3" table:formula="of:=IFERROR([.H363]/[.$E363];&quot;&quot; )">
            <text:p/>
          </table:table-cell>
          <table:table-cell table:style-name="ce3" table:formula="of:=IFERROR([.I363]/[.$E363];&quot;&quot; )">
            <text:p/>
          </table:table-cell>
          <table:table-cell table:style-name="ce3" table:formula="of:=IFERROR([.J363]/[.$E363];&quot;&quot; )">
            <text:p/>
          </table:table-cell>
          <table:table-cell table:style-name="ce3" table:formula="of:=IFERROR([.K363]/[.$E363];&quot;&quot; )">
            <text:p/>
          </table:table-cell>
          <table:table-cell table:style-name="ce3" table:formula="of:=IFERROR([.L363]/[.$E363];&quot;&quot; )">
            <text:p/>
          </table:table-cell>
          <table:table-cell table:style-name="ce3" table:formula="of:=IFERROR([.M363]/[.$E363];&quot;&quot; )">
            <text:p/>
          </table:table-cell>
          <table:table-cell table:style-name="ce3" table:formula="of:=IFERROR([.N363]/[.$E363];&quot;&quot; )">
            <text:p/>
          </table:table-cell>
          <table:table-cell table:style-name="ce3" table:formula="of:=IFERROR([.O363]/[.$E363];&quot;&quot; )">
            <text:p/>
          </table:table-cell>
          <table:table-cell table:style-name="ce3" table:formula="of:=IFERROR([.P363]/[.$E363];&quot;&quot; )">
            <text:p/>
          </table:table-cell>
          <table:table-cell table:style-name="ce3" table:formula="of:=IFERROR([.Q363]/[.$E363];&quot;&quot; )">
            <text:p/>
          </table:table-cell>
          <table:table-cell table:style-name="ce3" table:formula="of:=IFERROR([.R363]/[.$E363];&quot;&quot; )">
            <text:p/>
          </table:table-cell>
          <table:table-cell table:style-name="ce3" table:formula="of:=IFERROR([.S363]/[.$E363];&quot;&quot; )">
            <text:p/>
          </table:table-cell>
          <table:table-cell table:style-name="ce3" table:formula="of:=IFERROR([.T363]/[.$E363];&quot;&quot; )">
            <text:p/>
          </table:table-cell>
          <table:table-cell table:style-name="ce3" table:formula="of:=IFERROR([.U363]/[.$E363];&quot;&quot; )">
            <text:p/>
          </table:table-cell>
          <table:table-cell table:style-name="ce3"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4]/[.$E364];&quot;&quot; )">
            <text:p/>
          </table:table-cell>
          <table:table-cell table:style-name="ce3" table:formula="of:=IFERROR([.C364]/[.$E364];&quot;&quot; )">
            <text:p/>
          </table:table-cell>
          <table:table-cell table:style-name="ce3" table:formula="of:=IFERROR([.D364]/[.$E364];&quot;&quot; )">
            <text:p/>
          </table:table-cell>
          <table:table-cell table:style-name="ce3" table:formula="of:=IFERROR([.E364]/[.$E364];&quot;&quot; )">
            <text:p/>
          </table:table-cell>
          <table:table-cell table:style-name="ce3" table:formula="of:=IFERROR([.F364]/[.$E364];&quot;&quot; )">
            <text:p/>
          </table:table-cell>
          <table:table-cell table:style-name="ce3" table:formula="of:=IFERROR([.G364]/[.$E364];&quot;&quot; )">
            <text:p/>
          </table:table-cell>
          <table:table-cell table:style-name="ce3" table:formula="of:=IFERROR([.H364]/[.$E364];&quot;&quot; )">
            <text:p/>
          </table:table-cell>
          <table:table-cell table:style-name="ce3" table:formula="of:=IFERROR([.I364]/[.$E364];&quot;&quot; )">
            <text:p/>
          </table:table-cell>
          <table:table-cell table:style-name="ce3" table:formula="of:=IFERROR([.J364]/[.$E364];&quot;&quot; )">
            <text:p/>
          </table:table-cell>
          <table:table-cell table:style-name="ce3" table:formula="of:=IFERROR([.K364]/[.$E364];&quot;&quot; )">
            <text:p/>
          </table:table-cell>
          <table:table-cell table:style-name="ce3" table:formula="of:=IFERROR([.L364]/[.$E364];&quot;&quot; )">
            <text:p/>
          </table:table-cell>
          <table:table-cell table:style-name="ce3" table:formula="of:=IFERROR([.M364]/[.$E364];&quot;&quot; )">
            <text:p/>
          </table:table-cell>
          <table:table-cell table:style-name="ce3" table:formula="of:=IFERROR([.N364]/[.$E364];&quot;&quot; )">
            <text:p/>
          </table:table-cell>
          <table:table-cell table:style-name="ce3" table:formula="of:=IFERROR([.O364]/[.$E364];&quot;&quot; )">
            <text:p/>
          </table:table-cell>
          <table:table-cell table:style-name="ce3" table:formula="of:=IFERROR([.P364]/[.$E364];&quot;&quot; )">
            <text:p/>
          </table:table-cell>
          <table:table-cell table:style-name="ce3" table:formula="of:=IFERROR([.Q364]/[.$E364];&quot;&quot; )">
            <text:p/>
          </table:table-cell>
          <table:table-cell table:style-name="ce3" table:formula="of:=IFERROR([.R364]/[.$E364];&quot;&quot; )">
            <text:p/>
          </table:table-cell>
          <table:table-cell table:style-name="ce3" table:formula="of:=IFERROR([.S364]/[.$E364];&quot;&quot; )">
            <text:p/>
          </table:table-cell>
          <table:table-cell table:style-name="ce3" table:formula="of:=IFERROR([.T364]/[.$E364];&quot;&quot; )">
            <text:p/>
          </table:table-cell>
          <table:table-cell table:style-name="ce3" table:formula="of:=IFERROR([.U364]/[.$E364];&quot;&quot; )">
            <text:p/>
          </table:table-cell>
          <table:table-cell table:style-name="ce3"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5]/[.$E365];&quot;&quot; )">
            <text:p/>
          </table:table-cell>
          <table:table-cell table:style-name="ce3" table:formula="of:=IFERROR([.C365]/[.$E365];&quot;&quot; )">
            <text:p/>
          </table:table-cell>
          <table:table-cell table:style-name="ce3" table:formula="of:=IFERROR([.D365]/[.$E365];&quot;&quot; )">
            <text:p/>
          </table:table-cell>
          <table:table-cell table:style-name="ce3" table:formula="of:=IFERROR([.E365]/[.$E365];&quot;&quot; )">
            <text:p/>
          </table:table-cell>
          <table:table-cell table:style-name="ce3" table:formula="of:=IFERROR([.F365]/[.$E365];&quot;&quot; )">
            <text:p/>
          </table:table-cell>
          <table:table-cell table:style-name="ce3" table:formula="of:=IFERROR([.G365]/[.$E365];&quot;&quot; )">
            <text:p/>
          </table:table-cell>
          <table:table-cell table:style-name="ce3" table:formula="of:=IFERROR([.H365]/[.$E365];&quot;&quot; )">
            <text:p/>
          </table:table-cell>
          <table:table-cell table:style-name="ce3" table:formula="of:=IFERROR([.I365]/[.$E365];&quot;&quot; )">
            <text:p/>
          </table:table-cell>
          <table:table-cell table:style-name="ce3" table:formula="of:=IFERROR([.J365]/[.$E365];&quot;&quot; )">
            <text:p/>
          </table:table-cell>
          <table:table-cell table:style-name="ce3" table:formula="of:=IFERROR([.K365]/[.$E365];&quot;&quot; )">
            <text:p/>
          </table:table-cell>
          <table:table-cell table:style-name="ce3" table:formula="of:=IFERROR([.L365]/[.$E365];&quot;&quot; )">
            <text:p/>
          </table:table-cell>
          <table:table-cell table:style-name="ce3" table:formula="of:=IFERROR([.M365]/[.$E365];&quot;&quot; )">
            <text:p/>
          </table:table-cell>
          <table:table-cell table:style-name="ce3" table:formula="of:=IFERROR([.N365]/[.$E365];&quot;&quot; )">
            <text:p/>
          </table:table-cell>
          <table:table-cell table:style-name="ce3" table:formula="of:=IFERROR([.O365]/[.$E365];&quot;&quot; )">
            <text:p/>
          </table:table-cell>
          <table:table-cell table:style-name="ce3" table:formula="of:=IFERROR([.P365]/[.$E365];&quot;&quot; )">
            <text:p/>
          </table:table-cell>
          <table:table-cell table:style-name="ce3" table:formula="of:=IFERROR([.Q365]/[.$E365];&quot;&quot; )">
            <text:p/>
          </table:table-cell>
          <table:table-cell table:style-name="ce3" table:formula="of:=IFERROR([.R365]/[.$E365];&quot;&quot; )">
            <text:p/>
          </table:table-cell>
          <table:table-cell table:style-name="ce3" table:formula="of:=IFERROR([.S365]/[.$E365];&quot;&quot; )">
            <text:p/>
          </table:table-cell>
          <table:table-cell table:style-name="ce3" table:formula="of:=IFERROR([.T365]/[.$E365];&quot;&quot; )">
            <text:p/>
          </table:table-cell>
          <table:table-cell table:style-name="ce3" table:formula="of:=IFERROR([.U365]/[.$E365];&quot;&quot; )">
            <text:p/>
          </table:table-cell>
          <table:table-cell table:style-name="ce3"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6]/[.$E366];&quot;&quot; )">
            <text:p/>
          </table:table-cell>
          <table:table-cell table:style-name="ce3" table:formula="of:=IFERROR([.C366]/[.$E366];&quot;&quot; )">
            <text:p/>
          </table:table-cell>
          <table:table-cell table:style-name="ce3" table:formula="of:=IFERROR([.D366]/[.$E366];&quot;&quot; )">
            <text:p/>
          </table:table-cell>
          <table:table-cell table:style-name="ce3" table:formula="of:=IFERROR([.E366]/[.$E366];&quot;&quot; )">
            <text:p/>
          </table:table-cell>
          <table:table-cell table:style-name="ce3" table:formula="of:=IFERROR([.F366]/[.$E366];&quot;&quot; )">
            <text:p/>
          </table:table-cell>
          <table:table-cell table:style-name="ce3" table:formula="of:=IFERROR([.G366]/[.$E366];&quot;&quot; )">
            <text:p/>
          </table:table-cell>
          <table:table-cell table:style-name="ce3" table:formula="of:=IFERROR([.H366]/[.$E366];&quot;&quot; )">
            <text:p/>
          </table:table-cell>
          <table:table-cell table:style-name="ce3" table:formula="of:=IFERROR([.I366]/[.$E366];&quot;&quot; )">
            <text:p/>
          </table:table-cell>
          <table:table-cell table:style-name="ce3" table:formula="of:=IFERROR([.J366]/[.$E366];&quot;&quot; )">
            <text:p/>
          </table:table-cell>
          <table:table-cell table:style-name="ce3" table:formula="of:=IFERROR([.K366]/[.$E366];&quot;&quot; )">
            <text:p/>
          </table:table-cell>
          <table:table-cell table:style-name="ce3" table:formula="of:=IFERROR([.L366]/[.$E366];&quot;&quot; )">
            <text:p/>
          </table:table-cell>
          <table:table-cell table:style-name="ce3" table:formula="of:=IFERROR([.M366]/[.$E366];&quot;&quot; )">
            <text:p/>
          </table:table-cell>
          <table:table-cell table:style-name="ce3" table:formula="of:=IFERROR([.N366]/[.$E366];&quot;&quot; )">
            <text:p/>
          </table:table-cell>
          <table:table-cell table:style-name="ce3" table:formula="of:=IFERROR([.O366]/[.$E366];&quot;&quot; )">
            <text:p/>
          </table:table-cell>
          <table:table-cell table:style-name="ce3" table:formula="of:=IFERROR([.P366]/[.$E366];&quot;&quot; )">
            <text:p/>
          </table:table-cell>
          <table:table-cell table:style-name="ce3" table:formula="of:=IFERROR([.Q366]/[.$E366];&quot;&quot; )">
            <text:p/>
          </table:table-cell>
          <table:table-cell table:style-name="ce3" table:formula="of:=IFERROR([.R366]/[.$E366];&quot;&quot; )">
            <text:p/>
          </table:table-cell>
          <table:table-cell table:style-name="ce3" table:formula="of:=IFERROR([.S366]/[.$E366];&quot;&quot; )">
            <text:p/>
          </table:table-cell>
          <table:table-cell table:style-name="ce3" table:formula="of:=IFERROR([.T366]/[.$E366];&quot;&quot; )">
            <text:p/>
          </table:table-cell>
          <table:table-cell table:style-name="ce3" table:formula="of:=IFERROR([.U366]/[.$E366];&quot;&quot; )">
            <text:p/>
          </table:table-cell>
          <table:table-cell table:style-name="ce3"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7]/[.$E367];&quot;&quot; )">
            <text:p/>
          </table:table-cell>
          <table:table-cell table:style-name="ce3" table:formula="of:=IFERROR([.C367]/[.$E367];&quot;&quot; )">
            <text:p/>
          </table:table-cell>
          <table:table-cell table:style-name="ce3" table:formula="of:=IFERROR([.D367]/[.$E367];&quot;&quot; )">
            <text:p/>
          </table:table-cell>
          <table:table-cell table:style-name="ce3" table:formula="of:=IFERROR([.E367]/[.$E367];&quot;&quot; )">
            <text:p/>
          </table:table-cell>
          <table:table-cell table:style-name="ce3" table:formula="of:=IFERROR([.F367]/[.$E367];&quot;&quot; )">
            <text:p/>
          </table:table-cell>
          <table:table-cell table:style-name="ce3" table:formula="of:=IFERROR([.G367]/[.$E367];&quot;&quot; )">
            <text:p/>
          </table:table-cell>
          <table:table-cell table:style-name="ce3" table:formula="of:=IFERROR([.H367]/[.$E367];&quot;&quot; )">
            <text:p/>
          </table:table-cell>
          <table:table-cell table:style-name="ce3" table:formula="of:=IFERROR([.I367]/[.$E367];&quot;&quot; )">
            <text:p/>
          </table:table-cell>
          <table:table-cell table:style-name="ce3" table:formula="of:=IFERROR([.J367]/[.$E367];&quot;&quot; )">
            <text:p/>
          </table:table-cell>
          <table:table-cell table:style-name="ce3" table:formula="of:=IFERROR([.K367]/[.$E367];&quot;&quot; )">
            <text:p/>
          </table:table-cell>
          <table:table-cell table:style-name="ce3" table:formula="of:=IFERROR([.L367]/[.$E367];&quot;&quot; )">
            <text:p/>
          </table:table-cell>
          <table:table-cell table:style-name="ce3" table:formula="of:=IFERROR([.M367]/[.$E367];&quot;&quot; )">
            <text:p/>
          </table:table-cell>
          <table:table-cell table:style-name="ce3" table:formula="of:=IFERROR([.N367]/[.$E367];&quot;&quot; )">
            <text:p/>
          </table:table-cell>
          <table:table-cell table:style-name="ce3" table:formula="of:=IFERROR([.O367]/[.$E367];&quot;&quot; )">
            <text:p/>
          </table:table-cell>
          <table:table-cell table:style-name="ce3" table:formula="of:=IFERROR([.P367]/[.$E367];&quot;&quot; )">
            <text:p/>
          </table:table-cell>
          <table:table-cell table:style-name="ce3" table:formula="of:=IFERROR([.Q367]/[.$E367];&quot;&quot; )">
            <text:p/>
          </table:table-cell>
          <table:table-cell table:style-name="ce3" table:formula="of:=IFERROR([.R367]/[.$E367];&quot;&quot; )">
            <text:p/>
          </table:table-cell>
          <table:table-cell table:style-name="ce3" table:formula="of:=IFERROR([.S367]/[.$E367];&quot;&quot; )">
            <text:p/>
          </table:table-cell>
          <table:table-cell table:style-name="ce3" table:formula="of:=IFERROR([.T367]/[.$E367];&quot;&quot; )">
            <text:p/>
          </table:table-cell>
          <table:table-cell table:style-name="ce3" table:formula="of:=IFERROR([.U367]/[.$E367];&quot;&quot; )">
            <text:p/>
          </table:table-cell>
          <table:table-cell table:style-name="ce3"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8]/[.$E368];&quot;&quot; )">
            <text:p/>
          </table:table-cell>
          <table:table-cell table:style-name="ce3" table:formula="of:=IFERROR([.C368]/[.$E368];&quot;&quot; )">
            <text:p/>
          </table:table-cell>
          <table:table-cell table:style-name="ce3" table:formula="of:=IFERROR([.D368]/[.$E368];&quot;&quot; )">
            <text:p/>
          </table:table-cell>
          <table:table-cell table:style-name="ce3" table:formula="of:=IFERROR([.E368]/[.$E368];&quot;&quot; )">
            <text:p/>
          </table:table-cell>
          <table:table-cell table:style-name="ce3" table:formula="of:=IFERROR([.F368]/[.$E368];&quot;&quot; )">
            <text:p/>
          </table:table-cell>
          <table:table-cell table:style-name="ce3" table:formula="of:=IFERROR([.G368]/[.$E368];&quot;&quot; )">
            <text:p/>
          </table:table-cell>
          <table:table-cell table:style-name="ce3" table:formula="of:=IFERROR([.H368]/[.$E368];&quot;&quot; )">
            <text:p/>
          </table:table-cell>
          <table:table-cell table:style-name="ce3" table:formula="of:=IFERROR([.I368]/[.$E368];&quot;&quot; )">
            <text:p/>
          </table:table-cell>
          <table:table-cell table:style-name="ce3" table:formula="of:=IFERROR([.J368]/[.$E368];&quot;&quot; )">
            <text:p/>
          </table:table-cell>
          <table:table-cell table:style-name="ce3" table:formula="of:=IFERROR([.K368]/[.$E368];&quot;&quot; )">
            <text:p/>
          </table:table-cell>
          <table:table-cell table:style-name="ce3" table:formula="of:=IFERROR([.L368]/[.$E368];&quot;&quot; )">
            <text:p/>
          </table:table-cell>
          <table:table-cell table:style-name="ce3" table:formula="of:=IFERROR([.M368]/[.$E368];&quot;&quot; )">
            <text:p/>
          </table:table-cell>
          <table:table-cell table:style-name="ce3" table:formula="of:=IFERROR([.N368]/[.$E368];&quot;&quot; )">
            <text:p/>
          </table:table-cell>
          <table:table-cell table:style-name="ce3" table:formula="of:=IFERROR([.O368]/[.$E368];&quot;&quot; )">
            <text:p/>
          </table:table-cell>
          <table:table-cell table:style-name="ce3" table:formula="of:=IFERROR([.P368]/[.$E368];&quot;&quot; )">
            <text:p/>
          </table:table-cell>
          <table:table-cell table:style-name="ce3" table:formula="of:=IFERROR([.Q368]/[.$E368];&quot;&quot; )">
            <text:p/>
          </table:table-cell>
          <table:table-cell table:style-name="ce3" table:formula="of:=IFERROR([.R368]/[.$E368];&quot;&quot; )">
            <text:p/>
          </table:table-cell>
          <table:table-cell table:style-name="ce3" table:formula="of:=IFERROR([.S368]/[.$E368];&quot;&quot; )">
            <text:p/>
          </table:table-cell>
          <table:table-cell table:style-name="ce3" table:formula="of:=IFERROR([.T368]/[.$E368];&quot;&quot; )">
            <text:p/>
          </table:table-cell>
          <table:table-cell table:style-name="ce3" table:formula="of:=IFERROR([.U368]/[.$E368];&quot;&quot; )">
            <text:p/>
          </table:table-cell>
          <table:table-cell table:style-name="ce3"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9]/[.$E369];&quot;&quot; )">
            <text:p/>
          </table:table-cell>
          <table:table-cell table:style-name="ce3" table:formula="of:=IFERROR([.C369]/[.$E369];&quot;&quot; )">
            <text:p/>
          </table:table-cell>
          <table:table-cell table:style-name="ce3" table:formula="of:=IFERROR([.D369]/[.$E369];&quot;&quot; )">
            <text:p/>
          </table:table-cell>
          <table:table-cell table:style-name="ce3" table:formula="of:=IFERROR([.E369]/[.$E369];&quot;&quot; )">
            <text:p/>
          </table:table-cell>
          <table:table-cell table:style-name="ce3" table:formula="of:=IFERROR([.F369]/[.$E369];&quot;&quot; )">
            <text:p/>
          </table:table-cell>
          <table:table-cell table:style-name="ce3" table:formula="of:=IFERROR([.G369]/[.$E369];&quot;&quot; )">
            <text:p/>
          </table:table-cell>
          <table:table-cell table:style-name="ce3" table:formula="of:=IFERROR([.H369]/[.$E369];&quot;&quot; )">
            <text:p/>
          </table:table-cell>
          <table:table-cell table:style-name="ce3" table:formula="of:=IFERROR([.I369]/[.$E369];&quot;&quot; )">
            <text:p/>
          </table:table-cell>
          <table:table-cell table:style-name="ce3" table:formula="of:=IFERROR([.J369]/[.$E369];&quot;&quot; )">
            <text:p/>
          </table:table-cell>
          <table:table-cell table:style-name="ce3" table:formula="of:=IFERROR([.K369]/[.$E369];&quot;&quot; )">
            <text:p/>
          </table:table-cell>
          <table:table-cell table:style-name="ce3" table:formula="of:=IFERROR([.L369]/[.$E369];&quot;&quot; )">
            <text:p/>
          </table:table-cell>
          <table:table-cell table:style-name="ce3" table:formula="of:=IFERROR([.M369]/[.$E369];&quot;&quot; )">
            <text:p/>
          </table:table-cell>
          <table:table-cell table:style-name="ce3" table:formula="of:=IFERROR([.N369]/[.$E369];&quot;&quot; )">
            <text:p/>
          </table:table-cell>
          <table:table-cell table:style-name="ce3" table:formula="of:=IFERROR([.O369]/[.$E369];&quot;&quot; )">
            <text:p/>
          </table:table-cell>
          <table:table-cell table:style-name="ce3" table:formula="of:=IFERROR([.P369]/[.$E369];&quot;&quot; )">
            <text:p/>
          </table:table-cell>
          <table:table-cell table:style-name="ce3" table:formula="of:=IFERROR([.Q369]/[.$E369];&quot;&quot; )">
            <text:p/>
          </table:table-cell>
          <table:table-cell table:style-name="ce3" table:formula="of:=IFERROR([.R369]/[.$E369];&quot;&quot; )">
            <text:p/>
          </table:table-cell>
          <table:table-cell table:style-name="ce3" table:formula="of:=IFERROR([.S369]/[.$E369];&quot;&quot; )">
            <text:p/>
          </table:table-cell>
          <table:table-cell table:style-name="ce3" table:formula="of:=IFERROR([.T369]/[.$E369];&quot;&quot; )">
            <text:p/>
          </table:table-cell>
          <table:table-cell table:style-name="ce3" table:formula="of:=IFERROR([.U369]/[.$E369];&quot;&quot; )">
            <text:p/>
          </table:table-cell>
          <table:table-cell table:style-name="ce3"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0]/[.$E370];&quot;&quot; )">
            <text:p/>
          </table:table-cell>
          <table:table-cell table:style-name="ce3" table:formula="of:=IFERROR([.C370]/[.$E370];&quot;&quot; )">
            <text:p/>
          </table:table-cell>
          <table:table-cell table:style-name="ce3" table:formula="of:=IFERROR([.D370]/[.$E370];&quot;&quot; )">
            <text:p/>
          </table:table-cell>
          <table:table-cell table:style-name="ce3" table:formula="of:=IFERROR([.E370]/[.$E370];&quot;&quot; )">
            <text:p/>
          </table:table-cell>
          <table:table-cell table:style-name="ce3" table:formula="of:=IFERROR([.F370]/[.$E370];&quot;&quot; )">
            <text:p/>
          </table:table-cell>
          <table:table-cell table:style-name="ce3" table:formula="of:=IFERROR([.G370]/[.$E370];&quot;&quot; )">
            <text:p/>
          </table:table-cell>
          <table:table-cell table:style-name="ce3" table:formula="of:=IFERROR([.H370]/[.$E370];&quot;&quot; )">
            <text:p/>
          </table:table-cell>
          <table:table-cell table:style-name="ce3" table:formula="of:=IFERROR([.I370]/[.$E370];&quot;&quot; )">
            <text:p/>
          </table:table-cell>
          <table:table-cell table:style-name="ce3" table:formula="of:=IFERROR([.J370]/[.$E370];&quot;&quot; )">
            <text:p/>
          </table:table-cell>
          <table:table-cell table:style-name="ce3" table:formula="of:=IFERROR([.K370]/[.$E370];&quot;&quot; )">
            <text:p/>
          </table:table-cell>
          <table:table-cell table:style-name="ce3" table:formula="of:=IFERROR([.L370]/[.$E370];&quot;&quot; )">
            <text:p/>
          </table:table-cell>
          <table:table-cell table:style-name="ce3" table:formula="of:=IFERROR([.M370]/[.$E370];&quot;&quot; )">
            <text:p/>
          </table:table-cell>
          <table:table-cell table:style-name="ce3" table:formula="of:=IFERROR([.N370]/[.$E370];&quot;&quot; )">
            <text:p/>
          </table:table-cell>
          <table:table-cell table:style-name="ce3" table:formula="of:=IFERROR([.O370]/[.$E370];&quot;&quot; )">
            <text:p/>
          </table:table-cell>
          <table:table-cell table:style-name="ce3" table:formula="of:=IFERROR([.P370]/[.$E370];&quot;&quot; )">
            <text:p/>
          </table:table-cell>
          <table:table-cell table:style-name="ce3" table:formula="of:=IFERROR([.Q370]/[.$E370];&quot;&quot; )">
            <text:p/>
          </table:table-cell>
          <table:table-cell table:style-name="ce3" table:formula="of:=IFERROR([.R370]/[.$E370];&quot;&quot; )">
            <text:p/>
          </table:table-cell>
          <table:table-cell table:style-name="ce3" table:formula="of:=IFERROR([.S370]/[.$E370];&quot;&quot; )">
            <text:p/>
          </table:table-cell>
          <table:table-cell table:style-name="ce3" table:formula="of:=IFERROR([.T370]/[.$E370];&quot;&quot; )">
            <text:p/>
          </table:table-cell>
          <table:table-cell table:style-name="ce3" table:formula="of:=IFERROR([.U370]/[.$E370];&quot;&quot; )">
            <text:p/>
          </table:table-cell>
          <table:table-cell table:style-name="ce3"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1]/[.$E371];&quot;&quot; )">
            <text:p/>
          </table:table-cell>
          <table:table-cell table:style-name="ce3" table:formula="of:=IFERROR([.C371]/[.$E371];&quot;&quot; )">
            <text:p/>
          </table:table-cell>
          <table:table-cell table:style-name="ce3" table:formula="of:=IFERROR([.D371]/[.$E371];&quot;&quot; )">
            <text:p/>
          </table:table-cell>
          <table:table-cell table:style-name="ce3" table:formula="of:=IFERROR([.E371]/[.$E371];&quot;&quot; )">
            <text:p/>
          </table:table-cell>
          <table:table-cell table:style-name="ce3" table:formula="of:=IFERROR([.F371]/[.$E371];&quot;&quot; )">
            <text:p/>
          </table:table-cell>
          <table:table-cell table:style-name="ce3" table:formula="of:=IFERROR([.G371]/[.$E371];&quot;&quot; )">
            <text:p/>
          </table:table-cell>
          <table:table-cell table:style-name="ce3" table:formula="of:=IFERROR([.H371]/[.$E371];&quot;&quot; )">
            <text:p/>
          </table:table-cell>
          <table:table-cell table:style-name="ce3" table:formula="of:=IFERROR([.I371]/[.$E371];&quot;&quot; )">
            <text:p/>
          </table:table-cell>
          <table:table-cell table:style-name="ce3" table:formula="of:=IFERROR([.J371]/[.$E371];&quot;&quot; )">
            <text:p/>
          </table:table-cell>
          <table:table-cell table:style-name="ce3" table:formula="of:=IFERROR([.K371]/[.$E371];&quot;&quot; )">
            <text:p/>
          </table:table-cell>
          <table:table-cell table:style-name="ce3" table:formula="of:=IFERROR([.L371]/[.$E371];&quot;&quot; )">
            <text:p/>
          </table:table-cell>
          <table:table-cell table:style-name="ce3" table:formula="of:=IFERROR([.M371]/[.$E371];&quot;&quot; )">
            <text:p/>
          </table:table-cell>
          <table:table-cell table:style-name="ce3" table:formula="of:=IFERROR([.N371]/[.$E371];&quot;&quot; )">
            <text:p/>
          </table:table-cell>
          <table:table-cell table:style-name="ce3" table:formula="of:=IFERROR([.O371]/[.$E371];&quot;&quot; )">
            <text:p/>
          </table:table-cell>
          <table:table-cell table:style-name="ce3" table:formula="of:=IFERROR([.P371]/[.$E371];&quot;&quot; )">
            <text:p/>
          </table:table-cell>
          <table:table-cell table:style-name="ce3" table:formula="of:=IFERROR([.Q371]/[.$E371];&quot;&quot; )">
            <text:p/>
          </table:table-cell>
          <table:table-cell table:style-name="ce3" table:formula="of:=IFERROR([.R371]/[.$E371];&quot;&quot; )">
            <text:p/>
          </table:table-cell>
          <table:table-cell table:style-name="ce3" table:formula="of:=IFERROR([.S371]/[.$E371];&quot;&quot; )">
            <text:p/>
          </table:table-cell>
          <table:table-cell table:style-name="ce3" table:formula="of:=IFERROR([.T371]/[.$E371];&quot;&quot; )">
            <text:p/>
          </table:table-cell>
          <table:table-cell table:style-name="ce3" table:formula="of:=IFERROR([.U371]/[.$E371];&quot;&quot; )">
            <text:p/>
          </table:table-cell>
          <table:table-cell table:style-name="ce3"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2]/[.$E372];&quot;&quot; )">
            <text:p/>
          </table:table-cell>
          <table:table-cell table:style-name="ce3" table:formula="of:=IFERROR([.C372]/[.$E372];&quot;&quot; )">
            <text:p/>
          </table:table-cell>
          <table:table-cell table:style-name="ce3" table:formula="of:=IFERROR([.D372]/[.$E372];&quot;&quot; )">
            <text:p/>
          </table:table-cell>
          <table:table-cell table:style-name="ce3" table:formula="of:=IFERROR([.E372]/[.$E372];&quot;&quot; )">
            <text:p/>
          </table:table-cell>
          <table:table-cell table:style-name="ce3" table:formula="of:=IFERROR([.F372]/[.$E372];&quot;&quot; )">
            <text:p/>
          </table:table-cell>
          <table:table-cell table:style-name="ce3" table:formula="of:=IFERROR([.G372]/[.$E372];&quot;&quot; )">
            <text:p/>
          </table:table-cell>
          <table:table-cell table:style-name="ce3" table:formula="of:=IFERROR([.H372]/[.$E372];&quot;&quot; )">
            <text:p/>
          </table:table-cell>
          <table:table-cell table:style-name="ce3" table:formula="of:=IFERROR([.I372]/[.$E372];&quot;&quot; )">
            <text:p/>
          </table:table-cell>
          <table:table-cell table:style-name="ce3" table:formula="of:=IFERROR([.J372]/[.$E372];&quot;&quot; )">
            <text:p/>
          </table:table-cell>
          <table:table-cell table:style-name="ce3" table:formula="of:=IFERROR([.K372]/[.$E372];&quot;&quot; )">
            <text:p/>
          </table:table-cell>
          <table:table-cell table:style-name="ce3" table:formula="of:=IFERROR([.L372]/[.$E372];&quot;&quot; )">
            <text:p/>
          </table:table-cell>
          <table:table-cell table:style-name="ce3" table:formula="of:=IFERROR([.M372]/[.$E372];&quot;&quot; )">
            <text:p/>
          </table:table-cell>
          <table:table-cell table:style-name="ce3" table:formula="of:=IFERROR([.N372]/[.$E372];&quot;&quot; )">
            <text:p/>
          </table:table-cell>
          <table:table-cell table:style-name="ce3" table:formula="of:=IFERROR([.O372]/[.$E372];&quot;&quot; )">
            <text:p/>
          </table:table-cell>
          <table:table-cell table:style-name="ce3" table:formula="of:=IFERROR([.P372]/[.$E372];&quot;&quot; )">
            <text:p/>
          </table:table-cell>
          <table:table-cell table:style-name="ce3" table:formula="of:=IFERROR([.Q372]/[.$E372];&quot;&quot; )">
            <text:p/>
          </table:table-cell>
          <table:table-cell table:style-name="ce3" table:formula="of:=IFERROR([.R372]/[.$E372];&quot;&quot; )">
            <text:p/>
          </table:table-cell>
          <table:table-cell table:style-name="ce3" table:formula="of:=IFERROR([.S372]/[.$E372];&quot;&quot; )">
            <text:p/>
          </table:table-cell>
          <table:table-cell table:style-name="ce3" table:formula="of:=IFERROR([.T372]/[.$E372];&quot;&quot; )">
            <text:p/>
          </table:table-cell>
          <table:table-cell table:style-name="ce3" table:formula="of:=IFERROR([.U372]/[.$E372];&quot;&quot; )">
            <text:p/>
          </table:table-cell>
          <table:table-cell table:style-name="ce3"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3]/[.$E373];&quot;&quot; )">
            <text:p/>
          </table:table-cell>
          <table:table-cell table:style-name="ce3" table:formula="of:=IFERROR([.C373]/[.$E373];&quot;&quot; )">
            <text:p/>
          </table:table-cell>
          <table:table-cell table:style-name="ce3" table:formula="of:=IFERROR([.D373]/[.$E373];&quot;&quot; )">
            <text:p/>
          </table:table-cell>
          <table:table-cell table:style-name="ce3" table:formula="of:=IFERROR([.E373]/[.$E373];&quot;&quot; )">
            <text:p/>
          </table:table-cell>
          <table:table-cell table:style-name="ce3" table:formula="of:=IFERROR([.F373]/[.$E373];&quot;&quot; )">
            <text:p/>
          </table:table-cell>
          <table:table-cell table:style-name="ce3" table:formula="of:=IFERROR([.G373]/[.$E373];&quot;&quot; )">
            <text:p/>
          </table:table-cell>
          <table:table-cell table:style-name="ce3" table:formula="of:=IFERROR([.H373]/[.$E373];&quot;&quot; )">
            <text:p/>
          </table:table-cell>
          <table:table-cell table:style-name="ce3" table:formula="of:=IFERROR([.I373]/[.$E373];&quot;&quot; )">
            <text:p/>
          </table:table-cell>
          <table:table-cell table:style-name="ce3" table:formula="of:=IFERROR([.J373]/[.$E373];&quot;&quot; )">
            <text:p/>
          </table:table-cell>
          <table:table-cell table:style-name="ce3" table:formula="of:=IFERROR([.K373]/[.$E373];&quot;&quot; )">
            <text:p/>
          </table:table-cell>
          <table:table-cell table:style-name="ce3" table:formula="of:=IFERROR([.L373]/[.$E373];&quot;&quot; )">
            <text:p/>
          </table:table-cell>
          <table:table-cell table:style-name="ce3" table:formula="of:=IFERROR([.M373]/[.$E373];&quot;&quot; )">
            <text:p/>
          </table:table-cell>
          <table:table-cell table:style-name="ce3" table:formula="of:=IFERROR([.N373]/[.$E373];&quot;&quot; )">
            <text:p/>
          </table:table-cell>
          <table:table-cell table:style-name="ce3" table:formula="of:=IFERROR([.O373]/[.$E373];&quot;&quot; )">
            <text:p/>
          </table:table-cell>
          <table:table-cell table:style-name="ce3" table:formula="of:=IFERROR([.P373]/[.$E373];&quot;&quot; )">
            <text:p/>
          </table:table-cell>
          <table:table-cell table:style-name="ce3" table:formula="of:=IFERROR([.Q373]/[.$E373];&quot;&quot; )">
            <text:p/>
          </table:table-cell>
          <table:table-cell table:style-name="ce3" table:formula="of:=IFERROR([.R373]/[.$E373];&quot;&quot; )">
            <text:p/>
          </table:table-cell>
          <table:table-cell table:style-name="ce3" table:formula="of:=IFERROR([.S373]/[.$E373];&quot;&quot; )">
            <text:p/>
          </table:table-cell>
          <table:table-cell table:style-name="ce3" table:formula="of:=IFERROR([.T373]/[.$E373];&quot;&quot; )">
            <text:p/>
          </table:table-cell>
          <table:table-cell table:style-name="ce3" table:formula="of:=IFERROR([.U373]/[.$E373];&quot;&quot; )">
            <text:p/>
          </table:table-cell>
          <table:table-cell table:style-name="ce3"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4]/[.$E374];&quot;&quot; )">
            <text:p/>
          </table:table-cell>
          <table:table-cell table:style-name="ce3" table:formula="of:=IFERROR([.C374]/[.$E374];&quot;&quot; )">
            <text:p/>
          </table:table-cell>
          <table:table-cell table:style-name="ce3" table:formula="of:=IFERROR([.D374]/[.$E374];&quot;&quot; )">
            <text:p/>
          </table:table-cell>
          <table:table-cell table:style-name="ce3" table:formula="of:=IFERROR([.E374]/[.$E374];&quot;&quot; )">
            <text:p/>
          </table:table-cell>
          <table:table-cell table:style-name="ce3" table:formula="of:=IFERROR([.F374]/[.$E374];&quot;&quot; )">
            <text:p/>
          </table:table-cell>
          <table:table-cell table:style-name="ce3" table:formula="of:=IFERROR([.G374]/[.$E374];&quot;&quot; )">
            <text:p/>
          </table:table-cell>
          <table:table-cell table:style-name="ce3" table:formula="of:=IFERROR([.H374]/[.$E374];&quot;&quot; )">
            <text:p/>
          </table:table-cell>
          <table:table-cell table:style-name="ce3" table:formula="of:=IFERROR([.I374]/[.$E374];&quot;&quot; )">
            <text:p/>
          </table:table-cell>
          <table:table-cell table:style-name="ce3" table:formula="of:=IFERROR([.J374]/[.$E374];&quot;&quot; )">
            <text:p/>
          </table:table-cell>
          <table:table-cell table:style-name="ce3" table:formula="of:=IFERROR([.K374]/[.$E374];&quot;&quot; )">
            <text:p/>
          </table:table-cell>
          <table:table-cell table:style-name="ce3" table:formula="of:=IFERROR([.L374]/[.$E374];&quot;&quot; )">
            <text:p/>
          </table:table-cell>
          <table:table-cell table:style-name="ce3" table:formula="of:=IFERROR([.M374]/[.$E374];&quot;&quot; )">
            <text:p/>
          </table:table-cell>
          <table:table-cell table:style-name="ce3" table:formula="of:=IFERROR([.N374]/[.$E374];&quot;&quot; )">
            <text:p/>
          </table:table-cell>
          <table:table-cell table:style-name="ce3" table:formula="of:=IFERROR([.O374]/[.$E374];&quot;&quot; )">
            <text:p/>
          </table:table-cell>
          <table:table-cell table:style-name="ce3" table:formula="of:=IFERROR([.P374]/[.$E374];&quot;&quot; )">
            <text:p/>
          </table:table-cell>
          <table:table-cell table:style-name="ce3" table:formula="of:=IFERROR([.Q374]/[.$E374];&quot;&quot; )">
            <text:p/>
          </table:table-cell>
          <table:table-cell table:style-name="ce3" table:formula="of:=IFERROR([.R374]/[.$E374];&quot;&quot; )">
            <text:p/>
          </table:table-cell>
          <table:table-cell table:style-name="ce3" table:formula="of:=IFERROR([.S374]/[.$E374];&quot;&quot; )">
            <text:p/>
          </table:table-cell>
          <table:table-cell table:style-name="ce3" table:formula="of:=IFERROR([.T374]/[.$E374];&quot;&quot; )">
            <text:p/>
          </table:table-cell>
          <table:table-cell table:style-name="ce3" table:formula="of:=IFERROR([.U374]/[.$E374];&quot;&quot; )">
            <text:p/>
          </table:table-cell>
          <table:table-cell table:style-name="ce3"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5]/[.$E375];&quot;&quot; )">
            <text:p/>
          </table:table-cell>
          <table:table-cell table:style-name="ce3" table:formula="of:=IFERROR([.C375]/[.$E375];&quot;&quot; )">
            <text:p/>
          </table:table-cell>
          <table:table-cell table:style-name="ce3" table:formula="of:=IFERROR([.D375]/[.$E375];&quot;&quot; )">
            <text:p/>
          </table:table-cell>
          <table:table-cell table:style-name="ce3" table:formula="of:=IFERROR([.E375]/[.$E375];&quot;&quot; )">
            <text:p/>
          </table:table-cell>
          <table:table-cell table:style-name="ce3" table:formula="of:=IFERROR([.F375]/[.$E375];&quot;&quot; )">
            <text:p/>
          </table:table-cell>
          <table:table-cell table:style-name="ce3" table:formula="of:=IFERROR([.G375]/[.$E375];&quot;&quot; )">
            <text:p/>
          </table:table-cell>
          <table:table-cell table:style-name="ce3" table:formula="of:=IFERROR([.H375]/[.$E375];&quot;&quot; )">
            <text:p/>
          </table:table-cell>
          <table:table-cell table:style-name="ce3" table:formula="of:=IFERROR([.I375]/[.$E375];&quot;&quot; )">
            <text:p/>
          </table:table-cell>
          <table:table-cell table:style-name="ce3" table:formula="of:=IFERROR([.J375]/[.$E375];&quot;&quot; )">
            <text:p/>
          </table:table-cell>
          <table:table-cell table:style-name="ce3" table:formula="of:=IFERROR([.K375]/[.$E375];&quot;&quot; )">
            <text:p/>
          </table:table-cell>
          <table:table-cell table:style-name="ce3" table:formula="of:=IFERROR([.L375]/[.$E375];&quot;&quot; )">
            <text:p/>
          </table:table-cell>
          <table:table-cell table:style-name="ce3" table:formula="of:=IFERROR([.M375]/[.$E375];&quot;&quot; )">
            <text:p/>
          </table:table-cell>
          <table:table-cell table:style-name="ce3" table:formula="of:=IFERROR([.N375]/[.$E375];&quot;&quot; )">
            <text:p/>
          </table:table-cell>
          <table:table-cell table:style-name="ce3" table:formula="of:=IFERROR([.O375]/[.$E375];&quot;&quot; )">
            <text:p/>
          </table:table-cell>
          <table:table-cell table:style-name="ce3" table:formula="of:=IFERROR([.P375]/[.$E375];&quot;&quot; )">
            <text:p/>
          </table:table-cell>
          <table:table-cell table:style-name="ce3" table:formula="of:=IFERROR([.Q375]/[.$E375];&quot;&quot; )">
            <text:p/>
          </table:table-cell>
          <table:table-cell table:style-name="ce3" table:formula="of:=IFERROR([.R375]/[.$E375];&quot;&quot; )">
            <text:p/>
          </table:table-cell>
          <table:table-cell table:style-name="ce3" table:formula="of:=IFERROR([.S375]/[.$E375];&quot;&quot; )">
            <text:p/>
          </table:table-cell>
          <table:table-cell table:style-name="ce3" table:formula="of:=IFERROR([.T375]/[.$E375];&quot;&quot; )">
            <text:p/>
          </table:table-cell>
          <table:table-cell table:style-name="ce3" table:formula="of:=IFERROR([.U375]/[.$E375];&quot;&quot; )">
            <text:p/>
          </table:table-cell>
          <table:table-cell table:style-name="ce3"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6]/[.$E376];&quot;&quot; )">
            <text:p/>
          </table:table-cell>
          <table:table-cell table:style-name="ce3" table:formula="of:=IFERROR([.C376]/[.$E376];&quot;&quot; )">
            <text:p/>
          </table:table-cell>
          <table:table-cell table:style-name="ce3" table:formula="of:=IFERROR([.D376]/[.$E376];&quot;&quot; )">
            <text:p/>
          </table:table-cell>
          <table:table-cell table:style-name="ce3" table:formula="of:=IFERROR([.E376]/[.$E376];&quot;&quot; )">
            <text:p/>
          </table:table-cell>
          <table:table-cell table:style-name="ce3" table:formula="of:=IFERROR([.F376]/[.$E376];&quot;&quot; )">
            <text:p/>
          </table:table-cell>
          <table:table-cell table:style-name="ce3" table:formula="of:=IFERROR([.G376]/[.$E376];&quot;&quot; )">
            <text:p/>
          </table:table-cell>
          <table:table-cell table:style-name="ce3" table:formula="of:=IFERROR([.H376]/[.$E376];&quot;&quot; )">
            <text:p/>
          </table:table-cell>
          <table:table-cell table:style-name="ce3" table:formula="of:=IFERROR([.I376]/[.$E376];&quot;&quot; )">
            <text:p/>
          </table:table-cell>
          <table:table-cell table:style-name="ce3" table:formula="of:=IFERROR([.J376]/[.$E376];&quot;&quot; )">
            <text:p/>
          </table:table-cell>
          <table:table-cell table:style-name="ce3" table:formula="of:=IFERROR([.K376]/[.$E376];&quot;&quot; )">
            <text:p/>
          </table:table-cell>
          <table:table-cell table:style-name="ce3" table:formula="of:=IFERROR([.L376]/[.$E376];&quot;&quot; )">
            <text:p/>
          </table:table-cell>
          <table:table-cell table:style-name="ce3" table:formula="of:=IFERROR([.M376]/[.$E376];&quot;&quot; )">
            <text:p/>
          </table:table-cell>
          <table:table-cell table:style-name="ce3" table:formula="of:=IFERROR([.N376]/[.$E376];&quot;&quot; )">
            <text:p/>
          </table:table-cell>
          <table:table-cell table:style-name="ce3" table:formula="of:=IFERROR([.O376]/[.$E376];&quot;&quot; )">
            <text:p/>
          </table:table-cell>
          <table:table-cell table:style-name="ce3" table:formula="of:=IFERROR([.P376]/[.$E376];&quot;&quot; )">
            <text:p/>
          </table:table-cell>
          <table:table-cell table:style-name="ce3" table:formula="of:=IFERROR([.Q376]/[.$E376];&quot;&quot; )">
            <text:p/>
          </table:table-cell>
          <table:table-cell table:style-name="ce3" table:formula="of:=IFERROR([.R376]/[.$E376];&quot;&quot; )">
            <text:p/>
          </table:table-cell>
          <table:table-cell table:style-name="ce3" table:formula="of:=IFERROR([.S376]/[.$E376];&quot;&quot; )">
            <text:p/>
          </table:table-cell>
          <table:table-cell table:style-name="ce3" table:formula="of:=IFERROR([.T376]/[.$E376];&quot;&quot; )">
            <text:p/>
          </table:table-cell>
          <table:table-cell table:style-name="ce3" table:formula="of:=IFERROR([.U376]/[.$E376];&quot;&quot; )">
            <text:p/>
          </table:table-cell>
          <table:table-cell table:style-name="ce3"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7]/[.$E377];&quot;&quot; )">
            <text:p/>
          </table:table-cell>
          <table:table-cell table:style-name="ce3" table:formula="of:=IFERROR([.C377]/[.$E377];&quot;&quot; )">
            <text:p/>
          </table:table-cell>
          <table:table-cell table:style-name="ce3" table:formula="of:=IFERROR([.D377]/[.$E377];&quot;&quot; )">
            <text:p/>
          </table:table-cell>
          <table:table-cell table:style-name="ce3" table:formula="of:=IFERROR([.E377]/[.$E377];&quot;&quot; )">
            <text:p/>
          </table:table-cell>
          <table:table-cell table:style-name="ce3" table:formula="of:=IFERROR([.F377]/[.$E377];&quot;&quot; )">
            <text:p/>
          </table:table-cell>
          <table:table-cell table:style-name="ce3" table:formula="of:=IFERROR([.G377]/[.$E377];&quot;&quot; )">
            <text:p/>
          </table:table-cell>
          <table:table-cell table:style-name="ce3" table:formula="of:=IFERROR([.H377]/[.$E377];&quot;&quot; )">
            <text:p/>
          </table:table-cell>
          <table:table-cell table:style-name="ce3" table:formula="of:=IFERROR([.I377]/[.$E377];&quot;&quot; )">
            <text:p/>
          </table:table-cell>
          <table:table-cell table:style-name="ce3" table:formula="of:=IFERROR([.J377]/[.$E377];&quot;&quot; )">
            <text:p/>
          </table:table-cell>
          <table:table-cell table:style-name="ce3" table:formula="of:=IFERROR([.K377]/[.$E377];&quot;&quot; )">
            <text:p/>
          </table:table-cell>
          <table:table-cell table:style-name="ce3" table:formula="of:=IFERROR([.L377]/[.$E377];&quot;&quot; )">
            <text:p/>
          </table:table-cell>
          <table:table-cell table:style-name="ce3" table:formula="of:=IFERROR([.M377]/[.$E377];&quot;&quot; )">
            <text:p/>
          </table:table-cell>
          <table:table-cell table:style-name="ce3" table:formula="of:=IFERROR([.N377]/[.$E377];&quot;&quot; )">
            <text:p/>
          </table:table-cell>
          <table:table-cell table:style-name="ce3" table:formula="of:=IFERROR([.O377]/[.$E377];&quot;&quot; )">
            <text:p/>
          </table:table-cell>
          <table:table-cell table:style-name="ce3" table:formula="of:=IFERROR([.P377]/[.$E377];&quot;&quot; )">
            <text:p/>
          </table:table-cell>
          <table:table-cell table:style-name="ce3" table:formula="of:=IFERROR([.Q377]/[.$E377];&quot;&quot; )">
            <text:p/>
          </table:table-cell>
          <table:table-cell table:style-name="ce3" table:formula="of:=IFERROR([.R377]/[.$E377];&quot;&quot; )">
            <text:p/>
          </table:table-cell>
          <table:table-cell table:style-name="ce3" table:formula="of:=IFERROR([.S377]/[.$E377];&quot;&quot; )">
            <text:p/>
          </table:table-cell>
          <table:table-cell table:style-name="ce3" table:formula="of:=IFERROR([.T377]/[.$E377];&quot;&quot; )">
            <text:p/>
          </table:table-cell>
          <table:table-cell table:style-name="ce3" table:formula="of:=IFERROR([.U377]/[.$E377];&quot;&quot; )">
            <text:p/>
          </table:table-cell>
          <table:table-cell table:style-name="ce3"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8]/[.$E378];&quot;&quot; )">
            <text:p/>
          </table:table-cell>
          <table:table-cell table:style-name="ce3" table:formula="of:=IFERROR([.C378]/[.$E378];&quot;&quot; )">
            <text:p/>
          </table:table-cell>
          <table:table-cell table:style-name="ce3" table:formula="of:=IFERROR([.D378]/[.$E378];&quot;&quot; )">
            <text:p/>
          </table:table-cell>
          <table:table-cell table:style-name="ce3" table:formula="of:=IFERROR([.E378]/[.$E378];&quot;&quot; )">
            <text:p/>
          </table:table-cell>
          <table:table-cell table:style-name="ce3" table:formula="of:=IFERROR([.F378]/[.$E378];&quot;&quot; )">
            <text:p/>
          </table:table-cell>
          <table:table-cell table:style-name="ce3" table:formula="of:=IFERROR([.G378]/[.$E378];&quot;&quot; )">
            <text:p/>
          </table:table-cell>
          <table:table-cell table:style-name="ce3" table:formula="of:=IFERROR([.H378]/[.$E378];&quot;&quot; )">
            <text:p/>
          </table:table-cell>
          <table:table-cell table:style-name="ce3" table:formula="of:=IFERROR([.I378]/[.$E378];&quot;&quot; )">
            <text:p/>
          </table:table-cell>
          <table:table-cell table:style-name="ce3" table:formula="of:=IFERROR([.J378]/[.$E378];&quot;&quot; )">
            <text:p/>
          </table:table-cell>
          <table:table-cell table:style-name="ce3" table:formula="of:=IFERROR([.K378]/[.$E378];&quot;&quot; )">
            <text:p/>
          </table:table-cell>
          <table:table-cell table:style-name="ce3" table:formula="of:=IFERROR([.L378]/[.$E378];&quot;&quot; )">
            <text:p/>
          </table:table-cell>
          <table:table-cell table:style-name="ce3" table:formula="of:=IFERROR([.M378]/[.$E378];&quot;&quot; )">
            <text:p/>
          </table:table-cell>
          <table:table-cell table:style-name="ce3" table:formula="of:=IFERROR([.N378]/[.$E378];&quot;&quot; )">
            <text:p/>
          </table:table-cell>
          <table:table-cell table:style-name="ce3" table:formula="of:=IFERROR([.O378]/[.$E378];&quot;&quot; )">
            <text:p/>
          </table:table-cell>
          <table:table-cell table:style-name="ce3" table:formula="of:=IFERROR([.P378]/[.$E378];&quot;&quot; )">
            <text:p/>
          </table:table-cell>
          <table:table-cell table:style-name="ce3" table:formula="of:=IFERROR([.Q378]/[.$E378];&quot;&quot; )">
            <text:p/>
          </table:table-cell>
          <table:table-cell table:style-name="ce3" table:formula="of:=IFERROR([.R378]/[.$E378];&quot;&quot; )">
            <text:p/>
          </table:table-cell>
          <table:table-cell table:style-name="ce3" table:formula="of:=IFERROR([.S378]/[.$E378];&quot;&quot; )">
            <text:p/>
          </table:table-cell>
          <table:table-cell table:style-name="ce3" table:formula="of:=IFERROR([.T378]/[.$E378];&quot;&quot; )">
            <text:p/>
          </table:table-cell>
          <table:table-cell table:style-name="ce3" table:formula="of:=IFERROR([.U378]/[.$E378];&quot;&quot; )">
            <text:p/>
          </table:table-cell>
          <table:table-cell table:style-name="ce3"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9]/[.$E379];&quot;&quot; )">
            <text:p/>
          </table:table-cell>
          <table:table-cell table:style-name="ce3" table:formula="of:=IFERROR([.C379]/[.$E379];&quot;&quot; )">
            <text:p/>
          </table:table-cell>
          <table:table-cell table:style-name="ce3" table:formula="of:=IFERROR([.D379]/[.$E379];&quot;&quot; )">
            <text:p/>
          </table:table-cell>
          <table:table-cell table:style-name="ce3" table:formula="of:=IFERROR([.E379]/[.$E379];&quot;&quot; )">
            <text:p/>
          </table:table-cell>
          <table:table-cell table:style-name="ce3" table:formula="of:=IFERROR([.F379]/[.$E379];&quot;&quot; )">
            <text:p/>
          </table:table-cell>
          <table:table-cell table:style-name="ce3" table:formula="of:=IFERROR([.G379]/[.$E379];&quot;&quot; )">
            <text:p/>
          </table:table-cell>
          <table:table-cell table:style-name="ce3" table:formula="of:=IFERROR([.H379]/[.$E379];&quot;&quot; )">
            <text:p/>
          </table:table-cell>
          <table:table-cell table:style-name="ce3" table:formula="of:=IFERROR([.I379]/[.$E379];&quot;&quot; )">
            <text:p/>
          </table:table-cell>
          <table:table-cell table:style-name="ce3" table:formula="of:=IFERROR([.J379]/[.$E379];&quot;&quot; )">
            <text:p/>
          </table:table-cell>
          <table:table-cell table:style-name="ce3" table:formula="of:=IFERROR([.K379]/[.$E379];&quot;&quot; )">
            <text:p/>
          </table:table-cell>
          <table:table-cell table:style-name="ce3" table:formula="of:=IFERROR([.L379]/[.$E379];&quot;&quot; )">
            <text:p/>
          </table:table-cell>
          <table:table-cell table:style-name="ce3" table:formula="of:=IFERROR([.M379]/[.$E379];&quot;&quot; )">
            <text:p/>
          </table:table-cell>
          <table:table-cell table:style-name="ce3" table:formula="of:=IFERROR([.N379]/[.$E379];&quot;&quot; )">
            <text:p/>
          </table:table-cell>
          <table:table-cell table:style-name="ce3" table:formula="of:=IFERROR([.O379]/[.$E379];&quot;&quot; )">
            <text:p/>
          </table:table-cell>
          <table:table-cell table:style-name="ce3" table:formula="of:=IFERROR([.P379]/[.$E379];&quot;&quot; )">
            <text:p/>
          </table:table-cell>
          <table:table-cell table:style-name="ce3" table:formula="of:=IFERROR([.Q379]/[.$E379];&quot;&quot; )">
            <text:p/>
          </table:table-cell>
          <table:table-cell table:style-name="ce3" table:formula="of:=IFERROR([.R379]/[.$E379];&quot;&quot; )">
            <text:p/>
          </table:table-cell>
          <table:table-cell table:style-name="ce3" table:formula="of:=IFERROR([.S379]/[.$E379];&quot;&quot; )">
            <text:p/>
          </table:table-cell>
          <table:table-cell table:style-name="ce3" table:formula="of:=IFERROR([.T379]/[.$E379];&quot;&quot; )">
            <text:p/>
          </table:table-cell>
          <table:table-cell table:style-name="ce3" table:formula="of:=IFERROR([.U379]/[.$E379];&quot;&quot; )">
            <text:p/>
          </table:table-cell>
          <table:table-cell table:style-name="ce3"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0]/[.$E380];&quot;&quot; )">
            <text:p/>
          </table:table-cell>
          <table:table-cell table:style-name="ce3" table:formula="of:=IFERROR([.C380]/[.$E380];&quot;&quot; )">
            <text:p/>
          </table:table-cell>
          <table:table-cell table:style-name="ce3" table:formula="of:=IFERROR([.D380]/[.$E380];&quot;&quot; )">
            <text:p/>
          </table:table-cell>
          <table:table-cell table:style-name="ce3" table:formula="of:=IFERROR([.E380]/[.$E380];&quot;&quot; )">
            <text:p/>
          </table:table-cell>
          <table:table-cell table:style-name="ce3" table:formula="of:=IFERROR([.F380]/[.$E380];&quot;&quot; )">
            <text:p/>
          </table:table-cell>
          <table:table-cell table:style-name="ce3" table:formula="of:=IFERROR([.G380]/[.$E380];&quot;&quot; )">
            <text:p/>
          </table:table-cell>
          <table:table-cell table:style-name="ce3" table:formula="of:=IFERROR([.H380]/[.$E380];&quot;&quot; )">
            <text:p/>
          </table:table-cell>
          <table:table-cell table:style-name="ce3" table:formula="of:=IFERROR([.I380]/[.$E380];&quot;&quot; )">
            <text:p/>
          </table:table-cell>
          <table:table-cell table:style-name="ce3" table:formula="of:=IFERROR([.J380]/[.$E380];&quot;&quot; )">
            <text:p/>
          </table:table-cell>
          <table:table-cell table:style-name="ce3" table:formula="of:=IFERROR([.K380]/[.$E380];&quot;&quot; )">
            <text:p/>
          </table:table-cell>
          <table:table-cell table:style-name="ce3" table:formula="of:=IFERROR([.L380]/[.$E380];&quot;&quot; )">
            <text:p/>
          </table:table-cell>
          <table:table-cell table:style-name="ce3" table:formula="of:=IFERROR([.M380]/[.$E380];&quot;&quot; )">
            <text:p/>
          </table:table-cell>
          <table:table-cell table:style-name="ce3" table:formula="of:=IFERROR([.N380]/[.$E380];&quot;&quot; )">
            <text:p/>
          </table:table-cell>
          <table:table-cell table:style-name="ce3" table:formula="of:=IFERROR([.O380]/[.$E380];&quot;&quot; )">
            <text:p/>
          </table:table-cell>
          <table:table-cell table:style-name="ce3" table:formula="of:=IFERROR([.P380]/[.$E380];&quot;&quot; )">
            <text:p/>
          </table:table-cell>
          <table:table-cell table:style-name="ce3" table:formula="of:=IFERROR([.Q380]/[.$E380];&quot;&quot; )">
            <text:p/>
          </table:table-cell>
          <table:table-cell table:style-name="ce3" table:formula="of:=IFERROR([.R380]/[.$E380];&quot;&quot; )">
            <text:p/>
          </table:table-cell>
          <table:table-cell table:style-name="ce3" table:formula="of:=IFERROR([.S380]/[.$E380];&quot;&quot; )">
            <text:p/>
          </table:table-cell>
          <table:table-cell table:style-name="ce3" table:formula="of:=IFERROR([.T380]/[.$E380];&quot;&quot; )">
            <text:p/>
          </table:table-cell>
          <table:table-cell table:style-name="ce3" table:formula="of:=IFERROR([.U380]/[.$E380];&quot;&quot; )">
            <text:p/>
          </table:table-cell>
          <table:table-cell table:style-name="ce3"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1]/[.$E381];&quot;&quot; )">
            <text:p/>
          </table:table-cell>
          <table:table-cell table:style-name="ce3" table:formula="of:=IFERROR([.C381]/[.$E381];&quot;&quot; )">
            <text:p/>
          </table:table-cell>
          <table:table-cell table:style-name="ce3" table:formula="of:=IFERROR([.D381]/[.$E381];&quot;&quot; )">
            <text:p/>
          </table:table-cell>
          <table:table-cell table:style-name="ce3" table:formula="of:=IFERROR([.E381]/[.$E381];&quot;&quot; )">
            <text:p/>
          </table:table-cell>
          <table:table-cell table:style-name="ce3" table:formula="of:=IFERROR([.F381]/[.$E381];&quot;&quot; )">
            <text:p/>
          </table:table-cell>
          <table:table-cell table:style-name="ce3" table:formula="of:=IFERROR([.G381]/[.$E381];&quot;&quot; )">
            <text:p/>
          </table:table-cell>
          <table:table-cell table:style-name="ce3" table:formula="of:=IFERROR([.H381]/[.$E381];&quot;&quot; )">
            <text:p/>
          </table:table-cell>
          <table:table-cell table:style-name="ce3" table:formula="of:=IFERROR([.I381]/[.$E381];&quot;&quot; )">
            <text:p/>
          </table:table-cell>
          <table:table-cell table:style-name="ce3" table:formula="of:=IFERROR([.J381]/[.$E381];&quot;&quot; )">
            <text:p/>
          </table:table-cell>
          <table:table-cell table:style-name="ce3" table:formula="of:=IFERROR([.K381]/[.$E381];&quot;&quot; )">
            <text:p/>
          </table:table-cell>
          <table:table-cell table:style-name="ce3" table:formula="of:=IFERROR([.L381]/[.$E381];&quot;&quot; )">
            <text:p/>
          </table:table-cell>
          <table:table-cell table:style-name="ce3" table:formula="of:=IFERROR([.M381]/[.$E381];&quot;&quot; )">
            <text:p/>
          </table:table-cell>
          <table:table-cell table:style-name="ce3" table:formula="of:=IFERROR([.N381]/[.$E381];&quot;&quot; )">
            <text:p/>
          </table:table-cell>
          <table:table-cell table:style-name="ce3" table:formula="of:=IFERROR([.O381]/[.$E381];&quot;&quot; )">
            <text:p/>
          </table:table-cell>
          <table:table-cell table:style-name="ce3" table:formula="of:=IFERROR([.P381]/[.$E381];&quot;&quot; )">
            <text:p/>
          </table:table-cell>
          <table:table-cell table:style-name="ce3" table:formula="of:=IFERROR([.Q381]/[.$E381];&quot;&quot; )">
            <text:p/>
          </table:table-cell>
          <table:table-cell table:style-name="ce3" table:formula="of:=IFERROR([.R381]/[.$E381];&quot;&quot; )">
            <text:p/>
          </table:table-cell>
          <table:table-cell table:style-name="ce3" table:formula="of:=IFERROR([.S381]/[.$E381];&quot;&quot; )">
            <text:p/>
          </table:table-cell>
          <table:table-cell table:style-name="ce3" table:formula="of:=IFERROR([.T381]/[.$E381];&quot;&quot; )">
            <text:p/>
          </table:table-cell>
          <table:table-cell table:style-name="ce3" table:formula="of:=IFERROR([.U381]/[.$E381];&quot;&quot; )">
            <text:p/>
          </table:table-cell>
          <table:table-cell table:style-name="ce3"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2]/[.$E382];&quot;&quot; )">
            <text:p/>
          </table:table-cell>
          <table:table-cell table:style-name="ce3" table:formula="of:=IFERROR([.C382]/[.$E382];&quot;&quot; )">
            <text:p/>
          </table:table-cell>
          <table:table-cell table:style-name="ce3" table:formula="of:=IFERROR([.D382]/[.$E382];&quot;&quot; )">
            <text:p/>
          </table:table-cell>
          <table:table-cell table:style-name="ce3" table:formula="of:=IFERROR([.E382]/[.$E382];&quot;&quot; )">
            <text:p/>
          </table:table-cell>
          <table:table-cell table:style-name="ce3" table:formula="of:=IFERROR([.F382]/[.$E382];&quot;&quot; )">
            <text:p/>
          </table:table-cell>
          <table:table-cell table:style-name="ce3" table:formula="of:=IFERROR([.G382]/[.$E382];&quot;&quot; )">
            <text:p/>
          </table:table-cell>
          <table:table-cell table:style-name="ce3" table:formula="of:=IFERROR([.H382]/[.$E382];&quot;&quot; )">
            <text:p/>
          </table:table-cell>
          <table:table-cell table:style-name="ce3" table:formula="of:=IFERROR([.I382]/[.$E382];&quot;&quot; )">
            <text:p/>
          </table:table-cell>
          <table:table-cell table:style-name="ce3" table:formula="of:=IFERROR([.J382]/[.$E382];&quot;&quot; )">
            <text:p/>
          </table:table-cell>
          <table:table-cell table:style-name="ce3" table:formula="of:=IFERROR([.K382]/[.$E382];&quot;&quot; )">
            <text:p/>
          </table:table-cell>
          <table:table-cell table:style-name="ce3" table:formula="of:=IFERROR([.L382]/[.$E382];&quot;&quot; )">
            <text:p/>
          </table:table-cell>
          <table:table-cell table:style-name="ce3" table:formula="of:=IFERROR([.M382]/[.$E382];&quot;&quot; )">
            <text:p/>
          </table:table-cell>
          <table:table-cell table:style-name="ce3" table:formula="of:=IFERROR([.N382]/[.$E382];&quot;&quot; )">
            <text:p/>
          </table:table-cell>
          <table:table-cell table:style-name="ce3" table:formula="of:=IFERROR([.O382]/[.$E382];&quot;&quot; )">
            <text:p/>
          </table:table-cell>
          <table:table-cell table:style-name="ce3" table:formula="of:=IFERROR([.P382]/[.$E382];&quot;&quot; )">
            <text:p/>
          </table:table-cell>
          <table:table-cell table:style-name="ce3" table:formula="of:=IFERROR([.Q382]/[.$E382];&quot;&quot; )">
            <text:p/>
          </table:table-cell>
          <table:table-cell table:style-name="ce3" table:formula="of:=IFERROR([.R382]/[.$E382];&quot;&quot; )">
            <text:p/>
          </table:table-cell>
          <table:table-cell table:style-name="ce3" table:formula="of:=IFERROR([.S382]/[.$E382];&quot;&quot; )">
            <text:p/>
          </table:table-cell>
          <table:table-cell table:style-name="ce3" table:formula="of:=IFERROR([.T382]/[.$E382];&quot;&quot; )">
            <text:p/>
          </table:table-cell>
          <table:table-cell table:style-name="ce3" table:formula="of:=IFERROR([.U382]/[.$E382];&quot;&quot; )">
            <text:p/>
          </table:table-cell>
          <table:table-cell table:style-name="ce3"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3]/[.$E383];&quot;&quot; )">
            <text:p/>
          </table:table-cell>
          <table:table-cell table:style-name="ce3" table:formula="of:=IFERROR([.C383]/[.$E383];&quot;&quot; )">
            <text:p/>
          </table:table-cell>
          <table:table-cell table:style-name="ce3" table:formula="of:=IFERROR([.D383]/[.$E383];&quot;&quot; )">
            <text:p/>
          </table:table-cell>
          <table:table-cell table:style-name="ce3" table:formula="of:=IFERROR([.E383]/[.$E383];&quot;&quot; )">
            <text:p/>
          </table:table-cell>
          <table:table-cell table:style-name="ce3" table:formula="of:=IFERROR([.F383]/[.$E383];&quot;&quot; )">
            <text:p/>
          </table:table-cell>
          <table:table-cell table:style-name="ce3" table:formula="of:=IFERROR([.G383]/[.$E383];&quot;&quot; )">
            <text:p/>
          </table:table-cell>
          <table:table-cell table:style-name="ce3" table:formula="of:=IFERROR([.H383]/[.$E383];&quot;&quot; )">
            <text:p/>
          </table:table-cell>
          <table:table-cell table:style-name="ce3" table:formula="of:=IFERROR([.I383]/[.$E383];&quot;&quot; )">
            <text:p/>
          </table:table-cell>
          <table:table-cell table:style-name="ce3" table:formula="of:=IFERROR([.J383]/[.$E383];&quot;&quot; )">
            <text:p/>
          </table:table-cell>
          <table:table-cell table:style-name="ce3" table:formula="of:=IFERROR([.K383]/[.$E383];&quot;&quot; )">
            <text:p/>
          </table:table-cell>
          <table:table-cell table:style-name="ce3" table:formula="of:=IFERROR([.L383]/[.$E383];&quot;&quot; )">
            <text:p/>
          </table:table-cell>
          <table:table-cell table:style-name="ce3" table:formula="of:=IFERROR([.M383]/[.$E383];&quot;&quot; )">
            <text:p/>
          </table:table-cell>
          <table:table-cell table:style-name="ce3" table:formula="of:=IFERROR([.N383]/[.$E383];&quot;&quot; )">
            <text:p/>
          </table:table-cell>
          <table:table-cell table:style-name="ce3" table:formula="of:=IFERROR([.O383]/[.$E383];&quot;&quot; )">
            <text:p/>
          </table:table-cell>
          <table:table-cell table:style-name="ce3" table:formula="of:=IFERROR([.P383]/[.$E383];&quot;&quot; )">
            <text:p/>
          </table:table-cell>
          <table:table-cell table:style-name="ce3" table:formula="of:=IFERROR([.Q383]/[.$E383];&quot;&quot; )">
            <text:p/>
          </table:table-cell>
          <table:table-cell table:style-name="ce3" table:formula="of:=IFERROR([.R383]/[.$E383];&quot;&quot; )">
            <text:p/>
          </table:table-cell>
          <table:table-cell table:style-name="ce3" table:formula="of:=IFERROR([.S383]/[.$E383];&quot;&quot; )">
            <text:p/>
          </table:table-cell>
          <table:table-cell table:style-name="ce3" table:formula="of:=IFERROR([.T383]/[.$E383];&quot;&quot; )">
            <text:p/>
          </table:table-cell>
          <table:table-cell table:style-name="ce3" table:formula="of:=IFERROR([.U383]/[.$E383];&quot;&quot; )">
            <text:p/>
          </table:table-cell>
          <table:table-cell table:style-name="ce3"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4]/[.$E384];&quot;&quot; )">
            <text:p/>
          </table:table-cell>
          <table:table-cell table:style-name="ce3" table:formula="of:=IFERROR([.C384]/[.$E384];&quot;&quot; )">
            <text:p/>
          </table:table-cell>
          <table:table-cell table:style-name="ce3" table:formula="of:=IFERROR([.D384]/[.$E384];&quot;&quot; )">
            <text:p/>
          </table:table-cell>
          <table:table-cell table:style-name="ce3" table:formula="of:=IFERROR([.E384]/[.$E384];&quot;&quot; )">
            <text:p/>
          </table:table-cell>
          <table:table-cell table:style-name="ce3" table:formula="of:=IFERROR([.F384]/[.$E384];&quot;&quot; )">
            <text:p/>
          </table:table-cell>
          <table:table-cell table:style-name="ce3" table:formula="of:=IFERROR([.G384]/[.$E384];&quot;&quot; )">
            <text:p/>
          </table:table-cell>
          <table:table-cell table:style-name="ce3" table:formula="of:=IFERROR([.H384]/[.$E384];&quot;&quot; )">
            <text:p/>
          </table:table-cell>
          <table:table-cell table:style-name="ce3" table:formula="of:=IFERROR([.I384]/[.$E384];&quot;&quot; )">
            <text:p/>
          </table:table-cell>
          <table:table-cell table:style-name="ce3" table:formula="of:=IFERROR([.J384]/[.$E384];&quot;&quot; )">
            <text:p/>
          </table:table-cell>
          <table:table-cell table:style-name="ce3" table:formula="of:=IFERROR([.K384]/[.$E384];&quot;&quot; )">
            <text:p/>
          </table:table-cell>
          <table:table-cell table:style-name="ce3" table:formula="of:=IFERROR([.L384]/[.$E384];&quot;&quot; )">
            <text:p/>
          </table:table-cell>
          <table:table-cell table:style-name="ce3" table:formula="of:=IFERROR([.M384]/[.$E384];&quot;&quot; )">
            <text:p/>
          </table:table-cell>
          <table:table-cell table:style-name="ce3" table:formula="of:=IFERROR([.N384]/[.$E384];&quot;&quot; )">
            <text:p/>
          </table:table-cell>
          <table:table-cell table:style-name="ce3" table:formula="of:=IFERROR([.O384]/[.$E384];&quot;&quot; )">
            <text:p/>
          </table:table-cell>
          <table:table-cell table:style-name="ce3" table:formula="of:=IFERROR([.P384]/[.$E384];&quot;&quot; )">
            <text:p/>
          </table:table-cell>
          <table:table-cell table:style-name="ce3" table:formula="of:=IFERROR([.Q384]/[.$E384];&quot;&quot; )">
            <text:p/>
          </table:table-cell>
          <table:table-cell table:style-name="ce3" table:formula="of:=IFERROR([.R384]/[.$E384];&quot;&quot; )">
            <text:p/>
          </table:table-cell>
          <table:table-cell table:style-name="ce3" table:formula="of:=IFERROR([.S384]/[.$E384];&quot;&quot; )">
            <text:p/>
          </table:table-cell>
          <table:table-cell table:style-name="ce3" table:formula="of:=IFERROR([.T384]/[.$E384];&quot;&quot; )">
            <text:p/>
          </table:table-cell>
          <table:table-cell table:style-name="ce3" table:formula="of:=IFERROR([.U384]/[.$E384];&quot;&quot; )">
            <text:p/>
          </table:table-cell>
          <table:table-cell table:style-name="ce3"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5]/[.$E385];&quot;&quot; )">
            <text:p/>
          </table:table-cell>
          <table:table-cell table:style-name="ce3" table:formula="of:=IFERROR([.C385]/[.$E385];&quot;&quot; )">
            <text:p/>
          </table:table-cell>
          <table:table-cell table:style-name="ce3" table:formula="of:=IFERROR([.D385]/[.$E385];&quot;&quot; )">
            <text:p/>
          </table:table-cell>
          <table:table-cell table:style-name="ce3" table:formula="of:=IFERROR([.E385]/[.$E385];&quot;&quot; )">
            <text:p/>
          </table:table-cell>
          <table:table-cell table:style-name="ce3" table:formula="of:=IFERROR([.F385]/[.$E385];&quot;&quot; )">
            <text:p/>
          </table:table-cell>
          <table:table-cell table:style-name="ce3" table:formula="of:=IFERROR([.G385]/[.$E385];&quot;&quot; )">
            <text:p/>
          </table:table-cell>
          <table:table-cell table:style-name="ce3" table:formula="of:=IFERROR([.H385]/[.$E385];&quot;&quot; )">
            <text:p/>
          </table:table-cell>
          <table:table-cell table:style-name="ce3" table:formula="of:=IFERROR([.I385]/[.$E385];&quot;&quot; )">
            <text:p/>
          </table:table-cell>
          <table:table-cell table:style-name="ce3" table:formula="of:=IFERROR([.J385]/[.$E385];&quot;&quot; )">
            <text:p/>
          </table:table-cell>
          <table:table-cell table:style-name="ce3" table:formula="of:=IFERROR([.K385]/[.$E385];&quot;&quot; )">
            <text:p/>
          </table:table-cell>
          <table:table-cell table:style-name="ce3" table:formula="of:=IFERROR([.L385]/[.$E385];&quot;&quot; )">
            <text:p/>
          </table:table-cell>
          <table:table-cell table:style-name="ce3" table:formula="of:=IFERROR([.M385]/[.$E385];&quot;&quot; )">
            <text:p/>
          </table:table-cell>
          <table:table-cell table:style-name="ce3" table:formula="of:=IFERROR([.N385]/[.$E385];&quot;&quot; )">
            <text:p/>
          </table:table-cell>
          <table:table-cell table:style-name="ce3" table:formula="of:=IFERROR([.O385]/[.$E385];&quot;&quot; )">
            <text:p/>
          </table:table-cell>
          <table:table-cell table:style-name="ce3" table:formula="of:=IFERROR([.P385]/[.$E385];&quot;&quot; )">
            <text:p/>
          </table:table-cell>
          <table:table-cell table:style-name="ce3" table:formula="of:=IFERROR([.Q385]/[.$E385];&quot;&quot; )">
            <text:p/>
          </table:table-cell>
          <table:table-cell table:style-name="ce3" table:formula="of:=IFERROR([.R385]/[.$E385];&quot;&quot; )">
            <text:p/>
          </table:table-cell>
          <table:table-cell table:style-name="ce3" table:formula="of:=IFERROR([.S385]/[.$E385];&quot;&quot; )">
            <text:p/>
          </table:table-cell>
          <table:table-cell table:style-name="ce3" table:formula="of:=IFERROR([.T385]/[.$E385];&quot;&quot; )">
            <text:p/>
          </table:table-cell>
          <table:table-cell table:style-name="ce3" table:formula="of:=IFERROR([.U385]/[.$E385];&quot;&quot; )">
            <text:p/>
          </table:table-cell>
          <table:table-cell table:style-name="ce3"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6]/[.$E386];&quot;&quot; )">
            <text:p/>
          </table:table-cell>
          <table:table-cell table:style-name="ce3" table:formula="of:=IFERROR([.C386]/[.$E386];&quot;&quot; )">
            <text:p/>
          </table:table-cell>
          <table:table-cell table:style-name="ce3" table:formula="of:=IFERROR([.D386]/[.$E386];&quot;&quot; )">
            <text:p/>
          </table:table-cell>
          <table:table-cell table:style-name="ce3" table:formula="of:=IFERROR([.E386]/[.$E386];&quot;&quot; )">
            <text:p/>
          </table:table-cell>
          <table:table-cell table:style-name="ce3" table:formula="of:=IFERROR([.F386]/[.$E386];&quot;&quot; )">
            <text:p/>
          </table:table-cell>
          <table:table-cell table:style-name="ce3" table:formula="of:=IFERROR([.G386]/[.$E386];&quot;&quot; )">
            <text:p/>
          </table:table-cell>
          <table:table-cell table:style-name="ce3" table:formula="of:=IFERROR([.H386]/[.$E386];&quot;&quot; )">
            <text:p/>
          </table:table-cell>
          <table:table-cell table:style-name="ce3" table:formula="of:=IFERROR([.I386]/[.$E386];&quot;&quot; )">
            <text:p/>
          </table:table-cell>
          <table:table-cell table:style-name="ce3" table:formula="of:=IFERROR([.J386]/[.$E386];&quot;&quot; )">
            <text:p/>
          </table:table-cell>
          <table:table-cell table:style-name="ce3" table:formula="of:=IFERROR([.K386]/[.$E386];&quot;&quot; )">
            <text:p/>
          </table:table-cell>
          <table:table-cell table:style-name="ce3" table:formula="of:=IFERROR([.L386]/[.$E386];&quot;&quot; )">
            <text:p/>
          </table:table-cell>
          <table:table-cell table:style-name="ce3" table:formula="of:=IFERROR([.M386]/[.$E386];&quot;&quot; )">
            <text:p/>
          </table:table-cell>
          <table:table-cell table:style-name="ce3" table:formula="of:=IFERROR([.N386]/[.$E386];&quot;&quot; )">
            <text:p/>
          </table:table-cell>
          <table:table-cell table:style-name="ce3" table:formula="of:=IFERROR([.O386]/[.$E386];&quot;&quot; )">
            <text:p/>
          </table:table-cell>
          <table:table-cell table:style-name="ce3" table:formula="of:=IFERROR([.P386]/[.$E386];&quot;&quot; )">
            <text:p/>
          </table:table-cell>
          <table:table-cell table:style-name="ce3" table:formula="of:=IFERROR([.Q386]/[.$E386];&quot;&quot; )">
            <text:p/>
          </table:table-cell>
          <table:table-cell table:style-name="ce3" table:formula="of:=IFERROR([.R386]/[.$E386];&quot;&quot; )">
            <text:p/>
          </table:table-cell>
          <table:table-cell table:style-name="ce3" table:formula="of:=IFERROR([.S386]/[.$E386];&quot;&quot; )">
            <text:p/>
          </table:table-cell>
          <table:table-cell table:style-name="ce3" table:formula="of:=IFERROR([.T386]/[.$E386];&quot;&quot; )">
            <text:p/>
          </table:table-cell>
          <table:table-cell table:style-name="ce3" table:formula="of:=IFERROR([.U386]/[.$E386];&quot;&quot; )">
            <text:p/>
          </table:table-cell>
          <table:table-cell table:style-name="ce3"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7]/[.$E387];&quot;&quot; )">
            <text:p/>
          </table:table-cell>
          <table:table-cell table:style-name="ce3" table:formula="of:=IFERROR([.C387]/[.$E387];&quot;&quot; )">
            <text:p/>
          </table:table-cell>
          <table:table-cell table:style-name="ce3" table:formula="of:=IFERROR([.D387]/[.$E387];&quot;&quot; )">
            <text:p/>
          </table:table-cell>
          <table:table-cell table:style-name="ce3" table:formula="of:=IFERROR([.E387]/[.$E387];&quot;&quot; )">
            <text:p/>
          </table:table-cell>
          <table:table-cell table:style-name="ce3" table:formula="of:=IFERROR([.F387]/[.$E387];&quot;&quot; )">
            <text:p/>
          </table:table-cell>
          <table:table-cell table:style-name="ce3" table:formula="of:=IFERROR([.G387]/[.$E387];&quot;&quot; )">
            <text:p/>
          </table:table-cell>
          <table:table-cell table:style-name="ce3" table:formula="of:=IFERROR([.H387]/[.$E387];&quot;&quot; )">
            <text:p/>
          </table:table-cell>
          <table:table-cell table:style-name="ce3" table:formula="of:=IFERROR([.I387]/[.$E387];&quot;&quot; )">
            <text:p/>
          </table:table-cell>
          <table:table-cell table:style-name="ce3" table:formula="of:=IFERROR([.J387]/[.$E387];&quot;&quot; )">
            <text:p/>
          </table:table-cell>
          <table:table-cell table:style-name="ce3" table:formula="of:=IFERROR([.K387]/[.$E387];&quot;&quot; )">
            <text:p/>
          </table:table-cell>
          <table:table-cell table:style-name="ce3" table:formula="of:=IFERROR([.L387]/[.$E387];&quot;&quot; )">
            <text:p/>
          </table:table-cell>
          <table:table-cell table:style-name="ce3" table:formula="of:=IFERROR([.M387]/[.$E387];&quot;&quot; )">
            <text:p/>
          </table:table-cell>
          <table:table-cell table:style-name="ce3" table:formula="of:=IFERROR([.N387]/[.$E387];&quot;&quot; )">
            <text:p/>
          </table:table-cell>
          <table:table-cell table:style-name="ce3" table:formula="of:=IFERROR([.O387]/[.$E387];&quot;&quot; )">
            <text:p/>
          </table:table-cell>
          <table:table-cell table:style-name="ce3" table:formula="of:=IFERROR([.P387]/[.$E387];&quot;&quot; )">
            <text:p/>
          </table:table-cell>
          <table:table-cell table:style-name="ce3" table:formula="of:=IFERROR([.Q387]/[.$E387];&quot;&quot; )">
            <text:p/>
          </table:table-cell>
          <table:table-cell table:style-name="ce3" table:formula="of:=IFERROR([.R387]/[.$E387];&quot;&quot; )">
            <text:p/>
          </table:table-cell>
          <table:table-cell table:style-name="ce3" table:formula="of:=IFERROR([.S387]/[.$E387];&quot;&quot; )">
            <text:p/>
          </table:table-cell>
          <table:table-cell table:style-name="ce3" table:formula="of:=IFERROR([.T387]/[.$E387];&quot;&quot; )">
            <text:p/>
          </table:table-cell>
          <table:table-cell table:style-name="ce3" table:formula="of:=IFERROR([.U387]/[.$E387];&quot;&quot; )">
            <text:p/>
          </table:table-cell>
          <table:table-cell table:style-name="ce3"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8]/[.$E388];&quot;&quot; )">
            <text:p/>
          </table:table-cell>
          <table:table-cell table:style-name="ce3" table:formula="of:=IFERROR([.C388]/[.$E388];&quot;&quot; )">
            <text:p/>
          </table:table-cell>
          <table:table-cell table:style-name="ce3" table:formula="of:=IFERROR([.D388]/[.$E388];&quot;&quot; )">
            <text:p/>
          </table:table-cell>
          <table:table-cell table:style-name="ce3" table:formula="of:=IFERROR([.E388]/[.$E388];&quot;&quot; )">
            <text:p/>
          </table:table-cell>
          <table:table-cell table:style-name="ce3" table:formula="of:=IFERROR([.F388]/[.$E388];&quot;&quot; )">
            <text:p/>
          </table:table-cell>
          <table:table-cell table:style-name="ce3" table:formula="of:=IFERROR([.G388]/[.$E388];&quot;&quot; )">
            <text:p/>
          </table:table-cell>
          <table:table-cell table:style-name="ce3" table:formula="of:=IFERROR([.H388]/[.$E388];&quot;&quot; )">
            <text:p/>
          </table:table-cell>
          <table:table-cell table:style-name="ce3" table:formula="of:=IFERROR([.I388]/[.$E388];&quot;&quot; )">
            <text:p/>
          </table:table-cell>
          <table:table-cell table:style-name="ce3" table:formula="of:=IFERROR([.J388]/[.$E388];&quot;&quot; )">
            <text:p/>
          </table:table-cell>
          <table:table-cell table:style-name="ce3" table:formula="of:=IFERROR([.K388]/[.$E388];&quot;&quot; )">
            <text:p/>
          </table:table-cell>
          <table:table-cell table:style-name="ce3" table:formula="of:=IFERROR([.L388]/[.$E388];&quot;&quot; )">
            <text:p/>
          </table:table-cell>
          <table:table-cell table:style-name="ce3" table:formula="of:=IFERROR([.M388]/[.$E388];&quot;&quot; )">
            <text:p/>
          </table:table-cell>
          <table:table-cell table:style-name="ce3" table:formula="of:=IFERROR([.N388]/[.$E388];&quot;&quot; )">
            <text:p/>
          </table:table-cell>
          <table:table-cell table:style-name="ce3" table:formula="of:=IFERROR([.O388]/[.$E388];&quot;&quot; )">
            <text:p/>
          </table:table-cell>
          <table:table-cell table:style-name="ce3" table:formula="of:=IFERROR([.P388]/[.$E388];&quot;&quot; )">
            <text:p/>
          </table:table-cell>
          <table:table-cell table:style-name="ce3" table:formula="of:=IFERROR([.Q388]/[.$E388];&quot;&quot; )">
            <text:p/>
          </table:table-cell>
          <table:table-cell table:style-name="ce3" table:formula="of:=IFERROR([.R388]/[.$E388];&quot;&quot; )">
            <text:p/>
          </table:table-cell>
          <table:table-cell table:style-name="ce3" table:formula="of:=IFERROR([.S388]/[.$E388];&quot;&quot; )">
            <text:p/>
          </table:table-cell>
          <table:table-cell table:style-name="ce3" table:formula="of:=IFERROR([.T388]/[.$E388];&quot;&quot; )">
            <text:p/>
          </table:table-cell>
          <table:table-cell table:style-name="ce3" table:formula="of:=IFERROR([.U388]/[.$E388];&quot;&quot; )">
            <text:p/>
          </table:table-cell>
          <table:table-cell table:style-name="ce3"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9]/[.$E389];&quot;&quot; )">
            <text:p/>
          </table:table-cell>
          <table:table-cell table:style-name="ce3" table:formula="of:=IFERROR([.C389]/[.$E389];&quot;&quot; )">
            <text:p/>
          </table:table-cell>
          <table:table-cell table:style-name="ce3" table:formula="of:=IFERROR([.D389]/[.$E389];&quot;&quot; )">
            <text:p/>
          </table:table-cell>
          <table:table-cell table:style-name="ce3" table:formula="of:=IFERROR([.E389]/[.$E389];&quot;&quot; )">
            <text:p/>
          </table:table-cell>
          <table:table-cell table:style-name="ce3" table:formula="of:=IFERROR([.F389]/[.$E389];&quot;&quot; )">
            <text:p/>
          </table:table-cell>
          <table:table-cell table:style-name="ce3" table:formula="of:=IFERROR([.G389]/[.$E389];&quot;&quot; )">
            <text:p/>
          </table:table-cell>
          <table:table-cell table:style-name="ce3" table:formula="of:=IFERROR([.H389]/[.$E389];&quot;&quot; )">
            <text:p/>
          </table:table-cell>
          <table:table-cell table:style-name="ce3" table:formula="of:=IFERROR([.I389]/[.$E389];&quot;&quot; )">
            <text:p/>
          </table:table-cell>
          <table:table-cell table:style-name="ce3" table:formula="of:=IFERROR([.J389]/[.$E389];&quot;&quot; )">
            <text:p/>
          </table:table-cell>
          <table:table-cell table:style-name="ce3" table:formula="of:=IFERROR([.K389]/[.$E389];&quot;&quot; )">
            <text:p/>
          </table:table-cell>
          <table:table-cell table:style-name="ce3" table:formula="of:=IFERROR([.L389]/[.$E389];&quot;&quot; )">
            <text:p/>
          </table:table-cell>
          <table:table-cell table:style-name="ce3" table:formula="of:=IFERROR([.M389]/[.$E389];&quot;&quot; )">
            <text:p/>
          </table:table-cell>
          <table:table-cell table:style-name="ce3" table:formula="of:=IFERROR([.N389]/[.$E389];&quot;&quot; )">
            <text:p/>
          </table:table-cell>
          <table:table-cell table:style-name="ce3" table:formula="of:=IFERROR([.O389]/[.$E389];&quot;&quot; )">
            <text:p/>
          </table:table-cell>
          <table:table-cell table:style-name="ce3" table:formula="of:=IFERROR([.P389]/[.$E389];&quot;&quot; )">
            <text:p/>
          </table:table-cell>
          <table:table-cell table:style-name="ce3" table:formula="of:=IFERROR([.Q389]/[.$E389];&quot;&quot; )">
            <text:p/>
          </table:table-cell>
          <table:table-cell table:style-name="ce3" table:formula="of:=IFERROR([.R389]/[.$E389];&quot;&quot; )">
            <text:p/>
          </table:table-cell>
          <table:table-cell table:style-name="ce3" table:formula="of:=IFERROR([.S389]/[.$E389];&quot;&quot; )">
            <text:p/>
          </table:table-cell>
          <table:table-cell table:style-name="ce3" table:formula="of:=IFERROR([.T389]/[.$E389];&quot;&quot; )">
            <text:p/>
          </table:table-cell>
          <table:table-cell table:style-name="ce3" table:formula="of:=IFERROR([.U389]/[.$E389];&quot;&quot; )">
            <text:p/>
          </table:table-cell>
          <table:table-cell table:style-name="ce3"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0]/[.$E390];&quot;&quot; )">
            <text:p/>
          </table:table-cell>
          <table:table-cell table:style-name="ce3" table:formula="of:=IFERROR([.C390]/[.$E390];&quot;&quot; )">
            <text:p/>
          </table:table-cell>
          <table:table-cell table:style-name="ce3" table:formula="of:=IFERROR([.D390]/[.$E390];&quot;&quot; )">
            <text:p/>
          </table:table-cell>
          <table:table-cell table:style-name="ce3" table:formula="of:=IFERROR([.E390]/[.$E390];&quot;&quot; )">
            <text:p/>
          </table:table-cell>
          <table:table-cell table:style-name="ce3" table:formula="of:=IFERROR([.F390]/[.$E390];&quot;&quot; )">
            <text:p/>
          </table:table-cell>
          <table:table-cell table:style-name="ce3" table:formula="of:=IFERROR([.G390]/[.$E390];&quot;&quot; )">
            <text:p/>
          </table:table-cell>
          <table:table-cell table:style-name="ce3" table:formula="of:=IFERROR([.H390]/[.$E390];&quot;&quot; )">
            <text:p/>
          </table:table-cell>
          <table:table-cell table:style-name="ce3" table:formula="of:=IFERROR([.I390]/[.$E390];&quot;&quot; )">
            <text:p/>
          </table:table-cell>
          <table:table-cell table:style-name="ce3" table:formula="of:=IFERROR([.J390]/[.$E390];&quot;&quot; )">
            <text:p/>
          </table:table-cell>
          <table:table-cell table:style-name="ce3" table:formula="of:=IFERROR([.K390]/[.$E390];&quot;&quot; )">
            <text:p/>
          </table:table-cell>
          <table:table-cell table:style-name="ce3" table:formula="of:=IFERROR([.L390]/[.$E390];&quot;&quot; )">
            <text:p/>
          </table:table-cell>
          <table:table-cell table:style-name="ce3" table:formula="of:=IFERROR([.M390]/[.$E390];&quot;&quot; )">
            <text:p/>
          </table:table-cell>
          <table:table-cell table:style-name="ce3" table:formula="of:=IFERROR([.N390]/[.$E390];&quot;&quot; )">
            <text:p/>
          </table:table-cell>
          <table:table-cell table:style-name="ce3" table:formula="of:=IFERROR([.O390]/[.$E390];&quot;&quot; )">
            <text:p/>
          </table:table-cell>
          <table:table-cell table:style-name="ce3" table:formula="of:=IFERROR([.P390]/[.$E390];&quot;&quot; )">
            <text:p/>
          </table:table-cell>
          <table:table-cell table:style-name="ce3" table:formula="of:=IFERROR([.Q390]/[.$E390];&quot;&quot; )">
            <text:p/>
          </table:table-cell>
          <table:table-cell table:style-name="ce3" table:formula="of:=IFERROR([.R390]/[.$E390];&quot;&quot; )">
            <text:p/>
          </table:table-cell>
          <table:table-cell table:style-name="ce3" table:formula="of:=IFERROR([.S390]/[.$E390];&quot;&quot; )">
            <text:p/>
          </table:table-cell>
          <table:table-cell table:style-name="ce3" table:formula="of:=IFERROR([.T390]/[.$E390];&quot;&quot; )">
            <text:p/>
          </table:table-cell>
          <table:table-cell table:style-name="ce3" table:formula="of:=IFERROR([.U390]/[.$E390];&quot;&quot; )">
            <text:p/>
          </table:table-cell>
          <table:table-cell table:style-name="ce3"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1]/[.$E391];&quot;&quot; )">
            <text:p/>
          </table:table-cell>
          <table:table-cell table:style-name="ce3" table:formula="of:=IFERROR([.C391]/[.$E391];&quot;&quot; )">
            <text:p/>
          </table:table-cell>
          <table:table-cell table:style-name="ce3" table:formula="of:=IFERROR([.D391]/[.$E391];&quot;&quot; )">
            <text:p/>
          </table:table-cell>
          <table:table-cell table:style-name="ce3" table:formula="of:=IFERROR([.E391]/[.$E391];&quot;&quot; )">
            <text:p/>
          </table:table-cell>
          <table:table-cell table:style-name="ce3" table:formula="of:=IFERROR([.F391]/[.$E391];&quot;&quot; )">
            <text:p/>
          </table:table-cell>
          <table:table-cell table:style-name="ce3" table:formula="of:=IFERROR([.G391]/[.$E391];&quot;&quot; )">
            <text:p/>
          </table:table-cell>
          <table:table-cell table:style-name="ce3" table:formula="of:=IFERROR([.H391]/[.$E391];&quot;&quot; )">
            <text:p/>
          </table:table-cell>
          <table:table-cell table:style-name="ce3" table:formula="of:=IFERROR([.I391]/[.$E391];&quot;&quot; )">
            <text:p/>
          </table:table-cell>
          <table:table-cell table:style-name="ce3" table:formula="of:=IFERROR([.J391]/[.$E391];&quot;&quot; )">
            <text:p/>
          </table:table-cell>
          <table:table-cell table:style-name="ce3" table:formula="of:=IFERROR([.K391]/[.$E391];&quot;&quot; )">
            <text:p/>
          </table:table-cell>
          <table:table-cell table:style-name="ce3" table:formula="of:=IFERROR([.L391]/[.$E391];&quot;&quot; )">
            <text:p/>
          </table:table-cell>
          <table:table-cell table:style-name="ce3" table:formula="of:=IFERROR([.M391]/[.$E391];&quot;&quot; )">
            <text:p/>
          </table:table-cell>
          <table:table-cell table:style-name="ce3" table:formula="of:=IFERROR([.N391]/[.$E391];&quot;&quot; )">
            <text:p/>
          </table:table-cell>
          <table:table-cell table:style-name="ce3" table:formula="of:=IFERROR([.O391]/[.$E391];&quot;&quot; )">
            <text:p/>
          </table:table-cell>
          <table:table-cell table:style-name="ce3" table:formula="of:=IFERROR([.P391]/[.$E391];&quot;&quot; )">
            <text:p/>
          </table:table-cell>
          <table:table-cell table:style-name="ce3" table:formula="of:=IFERROR([.Q391]/[.$E391];&quot;&quot; )">
            <text:p/>
          </table:table-cell>
          <table:table-cell table:style-name="ce3" table:formula="of:=IFERROR([.R391]/[.$E391];&quot;&quot; )">
            <text:p/>
          </table:table-cell>
          <table:table-cell table:style-name="ce3" table:formula="of:=IFERROR([.S391]/[.$E391];&quot;&quot; )">
            <text:p/>
          </table:table-cell>
          <table:table-cell table:style-name="ce3" table:formula="of:=IFERROR([.T391]/[.$E391];&quot;&quot; )">
            <text:p/>
          </table:table-cell>
          <table:table-cell table:style-name="ce3" table:formula="of:=IFERROR([.U391]/[.$E391];&quot;&quot; )">
            <text:p/>
          </table:table-cell>
          <table:table-cell table:style-name="ce3"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2]/[.$E392];&quot;&quot; )">
            <text:p/>
          </table:table-cell>
          <table:table-cell table:style-name="ce3" table:formula="of:=IFERROR([.C392]/[.$E392];&quot;&quot; )">
            <text:p/>
          </table:table-cell>
          <table:table-cell table:style-name="ce3" table:formula="of:=IFERROR([.D392]/[.$E392];&quot;&quot; )">
            <text:p/>
          </table:table-cell>
          <table:table-cell table:style-name="ce3" table:formula="of:=IFERROR([.E392]/[.$E392];&quot;&quot; )">
            <text:p/>
          </table:table-cell>
          <table:table-cell table:style-name="ce3" table:formula="of:=IFERROR([.F392]/[.$E392];&quot;&quot; )">
            <text:p/>
          </table:table-cell>
          <table:table-cell table:style-name="ce3" table:formula="of:=IFERROR([.G392]/[.$E392];&quot;&quot; )">
            <text:p/>
          </table:table-cell>
          <table:table-cell table:style-name="ce3" table:formula="of:=IFERROR([.H392]/[.$E392];&quot;&quot; )">
            <text:p/>
          </table:table-cell>
          <table:table-cell table:style-name="ce3" table:formula="of:=IFERROR([.I392]/[.$E392];&quot;&quot; )">
            <text:p/>
          </table:table-cell>
          <table:table-cell table:style-name="ce3" table:formula="of:=IFERROR([.J392]/[.$E392];&quot;&quot; )">
            <text:p/>
          </table:table-cell>
          <table:table-cell table:style-name="ce3" table:formula="of:=IFERROR([.K392]/[.$E392];&quot;&quot; )">
            <text:p/>
          </table:table-cell>
          <table:table-cell table:style-name="ce3" table:formula="of:=IFERROR([.L392]/[.$E392];&quot;&quot; )">
            <text:p/>
          </table:table-cell>
          <table:table-cell table:style-name="ce3" table:formula="of:=IFERROR([.M392]/[.$E392];&quot;&quot; )">
            <text:p/>
          </table:table-cell>
          <table:table-cell table:style-name="ce3" table:formula="of:=IFERROR([.N392]/[.$E392];&quot;&quot; )">
            <text:p/>
          </table:table-cell>
          <table:table-cell table:style-name="ce3" table:formula="of:=IFERROR([.O392]/[.$E392];&quot;&quot; )">
            <text:p/>
          </table:table-cell>
          <table:table-cell table:style-name="ce3" table:formula="of:=IFERROR([.P392]/[.$E392];&quot;&quot; )">
            <text:p/>
          </table:table-cell>
          <table:table-cell table:style-name="ce3" table:formula="of:=IFERROR([.Q392]/[.$E392];&quot;&quot; )">
            <text:p/>
          </table:table-cell>
          <table:table-cell table:style-name="ce3" table:formula="of:=IFERROR([.R392]/[.$E392];&quot;&quot; )">
            <text:p/>
          </table:table-cell>
          <table:table-cell table:style-name="ce3" table:formula="of:=IFERROR([.S392]/[.$E392];&quot;&quot; )">
            <text:p/>
          </table:table-cell>
          <table:table-cell table:style-name="ce3" table:formula="of:=IFERROR([.T392]/[.$E392];&quot;&quot; )">
            <text:p/>
          </table:table-cell>
          <table:table-cell table:style-name="ce3" table:formula="of:=IFERROR([.U392]/[.$E392];&quot;&quot; )">
            <text:p/>
          </table:table-cell>
          <table:table-cell table:style-name="ce3"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3]/[.$E393];&quot;&quot; )">
            <text:p/>
          </table:table-cell>
          <table:table-cell table:style-name="ce3" table:formula="of:=IFERROR([.C393]/[.$E393];&quot;&quot; )">
            <text:p/>
          </table:table-cell>
          <table:table-cell table:style-name="ce3" table:formula="of:=IFERROR([.D393]/[.$E393];&quot;&quot; )">
            <text:p/>
          </table:table-cell>
          <table:table-cell table:style-name="ce3" table:formula="of:=IFERROR([.E393]/[.$E393];&quot;&quot; )">
            <text:p/>
          </table:table-cell>
          <table:table-cell table:style-name="ce3" table:formula="of:=IFERROR([.F393]/[.$E393];&quot;&quot; )">
            <text:p/>
          </table:table-cell>
          <table:table-cell table:style-name="ce3" table:formula="of:=IFERROR([.G393]/[.$E393];&quot;&quot; )">
            <text:p/>
          </table:table-cell>
          <table:table-cell table:style-name="ce3" table:formula="of:=IFERROR([.H393]/[.$E393];&quot;&quot; )">
            <text:p/>
          </table:table-cell>
          <table:table-cell table:style-name="ce3" table:formula="of:=IFERROR([.I393]/[.$E393];&quot;&quot; )">
            <text:p/>
          </table:table-cell>
          <table:table-cell table:style-name="ce3" table:formula="of:=IFERROR([.J393]/[.$E393];&quot;&quot; )">
            <text:p/>
          </table:table-cell>
          <table:table-cell table:style-name="ce3" table:formula="of:=IFERROR([.K393]/[.$E393];&quot;&quot; )">
            <text:p/>
          </table:table-cell>
          <table:table-cell table:style-name="ce3" table:formula="of:=IFERROR([.L393]/[.$E393];&quot;&quot; )">
            <text:p/>
          </table:table-cell>
          <table:table-cell table:style-name="ce3" table:formula="of:=IFERROR([.M393]/[.$E393];&quot;&quot; )">
            <text:p/>
          </table:table-cell>
          <table:table-cell table:style-name="ce3" table:formula="of:=IFERROR([.N393]/[.$E393];&quot;&quot; )">
            <text:p/>
          </table:table-cell>
          <table:table-cell table:style-name="ce3" table:formula="of:=IFERROR([.O393]/[.$E393];&quot;&quot; )">
            <text:p/>
          </table:table-cell>
          <table:table-cell table:style-name="ce3" table:formula="of:=IFERROR([.P393]/[.$E393];&quot;&quot; )">
            <text:p/>
          </table:table-cell>
          <table:table-cell table:style-name="ce3" table:formula="of:=IFERROR([.Q393]/[.$E393];&quot;&quot; )">
            <text:p/>
          </table:table-cell>
          <table:table-cell table:style-name="ce3" table:formula="of:=IFERROR([.R393]/[.$E393];&quot;&quot; )">
            <text:p/>
          </table:table-cell>
          <table:table-cell table:style-name="ce3" table:formula="of:=IFERROR([.S393]/[.$E393];&quot;&quot; )">
            <text:p/>
          </table:table-cell>
          <table:table-cell table:style-name="ce3" table:formula="of:=IFERROR([.T393]/[.$E393];&quot;&quot; )">
            <text:p/>
          </table:table-cell>
          <table:table-cell table:style-name="ce3" table:formula="of:=IFERROR([.U393]/[.$E393];&quot;&quot; )">
            <text:p/>
          </table:table-cell>
          <table:table-cell table:style-name="ce3"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4]/[.$E394];&quot;&quot; )">
            <text:p/>
          </table:table-cell>
          <table:table-cell table:style-name="ce3" table:formula="of:=IFERROR([.C394]/[.$E394];&quot;&quot; )">
            <text:p/>
          </table:table-cell>
          <table:table-cell table:style-name="ce3" table:formula="of:=IFERROR([.D394]/[.$E394];&quot;&quot; )">
            <text:p/>
          </table:table-cell>
          <table:table-cell table:style-name="ce3" table:formula="of:=IFERROR([.E394]/[.$E394];&quot;&quot; )">
            <text:p/>
          </table:table-cell>
          <table:table-cell table:style-name="ce3" table:formula="of:=IFERROR([.F394]/[.$E394];&quot;&quot; )">
            <text:p/>
          </table:table-cell>
          <table:table-cell table:style-name="ce3" table:formula="of:=IFERROR([.G394]/[.$E394];&quot;&quot; )">
            <text:p/>
          </table:table-cell>
          <table:table-cell table:style-name="ce3" table:formula="of:=IFERROR([.H394]/[.$E394];&quot;&quot; )">
            <text:p/>
          </table:table-cell>
          <table:table-cell table:style-name="ce3" table:formula="of:=IFERROR([.I394]/[.$E394];&quot;&quot; )">
            <text:p/>
          </table:table-cell>
          <table:table-cell table:style-name="ce3" table:formula="of:=IFERROR([.J394]/[.$E394];&quot;&quot; )">
            <text:p/>
          </table:table-cell>
          <table:table-cell table:style-name="ce3" table:formula="of:=IFERROR([.K394]/[.$E394];&quot;&quot; )">
            <text:p/>
          </table:table-cell>
          <table:table-cell table:style-name="ce3" table:formula="of:=IFERROR([.L394]/[.$E394];&quot;&quot; )">
            <text:p/>
          </table:table-cell>
          <table:table-cell table:style-name="ce3" table:formula="of:=IFERROR([.M394]/[.$E394];&quot;&quot; )">
            <text:p/>
          </table:table-cell>
          <table:table-cell table:style-name="ce3" table:formula="of:=IFERROR([.N394]/[.$E394];&quot;&quot; )">
            <text:p/>
          </table:table-cell>
          <table:table-cell table:style-name="ce3" table:formula="of:=IFERROR([.O394]/[.$E394];&quot;&quot; )">
            <text:p/>
          </table:table-cell>
          <table:table-cell table:style-name="ce3" table:formula="of:=IFERROR([.P394]/[.$E394];&quot;&quot; )">
            <text:p/>
          </table:table-cell>
          <table:table-cell table:style-name="ce3" table:formula="of:=IFERROR([.Q394]/[.$E394];&quot;&quot; )">
            <text:p/>
          </table:table-cell>
          <table:table-cell table:style-name="ce3" table:formula="of:=IFERROR([.R394]/[.$E394];&quot;&quot; )">
            <text:p/>
          </table:table-cell>
          <table:table-cell table:style-name="ce3" table:formula="of:=IFERROR([.S394]/[.$E394];&quot;&quot; )">
            <text:p/>
          </table:table-cell>
          <table:table-cell table:style-name="ce3" table:formula="of:=IFERROR([.T394]/[.$E394];&quot;&quot; )">
            <text:p/>
          </table:table-cell>
          <table:table-cell table:style-name="ce3" table:formula="of:=IFERROR([.U394]/[.$E394];&quot;&quot; )">
            <text:p/>
          </table:table-cell>
          <table:table-cell table:style-name="ce3"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5]/[.$E395];&quot;&quot; )">
            <text:p/>
          </table:table-cell>
          <table:table-cell table:style-name="ce3" table:formula="of:=IFERROR([.C395]/[.$E395];&quot;&quot; )">
            <text:p/>
          </table:table-cell>
          <table:table-cell table:style-name="ce3" table:formula="of:=IFERROR([.D395]/[.$E395];&quot;&quot; )">
            <text:p/>
          </table:table-cell>
          <table:table-cell table:style-name="ce3" table:formula="of:=IFERROR([.E395]/[.$E395];&quot;&quot; )">
            <text:p/>
          </table:table-cell>
          <table:table-cell table:style-name="ce3" table:formula="of:=IFERROR([.F395]/[.$E395];&quot;&quot; )">
            <text:p/>
          </table:table-cell>
          <table:table-cell table:style-name="ce3" table:formula="of:=IFERROR([.G395]/[.$E395];&quot;&quot; )">
            <text:p/>
          </table:table-cell>
          <table:table-cell table:style-name="ce3" table:formula="of:=IFERROR([.H395]/[.$E395];&quot;&quot; )">
            <text:p/>
          </table:table-cell>
          <table:table-cell table:style-name="ce3" table:formula="of:=IFERROR([.I395]/[.$E395];&quot;&quot; )">
            <text:p/>
          </table:table-cell>
          <table:table-cell table:style-name="ce3" table:formula="of:=IFERROR([.J395]/[.$E395];&quot;&quot; )">
            <text:p/>
          </table:table-cell>
          <table:table-cell table:style-name="ce3" table:formula="of:=IFERROR([.K395]/[.$E395];&quot;&quot; )">
            <text:p/>
          </table:table-cell>
          <table:table-cell table:style-name="ce3" table:formula="of:=IFERROR([.L395]/[.$E395];&quot;&quot; )">
            <text:p/>
          </table:table-cell>
          <table:table-cell table:style-name="ce3" table:formula="of:=IFERROR([.M395]/[.$E395];&quot;&quot; )">
            <text:p/>
          </table:table-cell>
          <table:table-cell table:style-name="ce3" table:formula="of:=IFERROR([.N395]/[.$E395];&quot;&quot; )">
            <text:p/>
          </table:table-cell>
          <table:table-cell table:style-name="ce3" table:formula="of:=IFERROR([.O395]/[.$E395];&quot;&quot; )">
            <text:p/>
          </table:table-cell>
          <table:table-cell table:style-name="ce3" table:formula="of:=IFERROR([.P395]/[.$E395];&quot;&quot; )">
            <text:p/>
          </table:table-cell>
          <table:table-cell table:style-name="ce3" table:formula="of:=IFERROR([.Q395]/[.$E395];&quot;&quot; )">
            <text:p/>
          </table:table-cell>
          <table:table-cell table:style-name="ce3" table:formula="of:=IFERROR([.R395]/[.$E395];&quot;&quot; )">
            <text:p/>
          </table:table-cell>
          <table:table-cell table:style-name="ce3" table:formula="of:=IFERROR([.S395]/[.$E395];&quot;&quot; )">
            <text:p/>
          </table:table-cell>
          <table:table-cell table:style-name="ce3" table:formula="of:=IFERROR([.T395]/[.$E395];&quot;&quot; )">
            <text:p/>
          </table:table-cell>
          <table:table-cell table:style-name="ce3" table:formula="of:=IFERROR([.U395]/[.$E395];&quot;&quot; )">
            <text:p/>
          </table:table-cell>
          <table:table-cell table:style-name="ce3"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6]/[.$E396];&quot;&quot; )">
            <text:p/>
          </table:table-cell>
          <table:table-cell table:style-name="ce3" table:formula="of:=IFERROR([.C396]/[.$E396];&quot;&quot; )">
            <text:p/>
          </table:table-cell>
          <table:table-cell table:style-name="ce3" table:formula="of:=IFERROR([.D396]/[.$E396];&quot;&quot; )">
            <text:p/>
          </table:table-cell>
          <table:table-cell table:style-name="ce3" table:formula="of:=IFERROR([.E396]/[.$E396];&quot;&quot; )">
            <text:p/>
          </table:table-cell>
          <table:table-cell table:style-name="ce3" table:formula="of:=IFERROR([.F396]/[.$E396];&quot;&quot; )">
            <text:p/>
          </table:table-cell>
          <table:table-cell table:style-name="ce3" table:formula="of:=IFERROR([.G396]/[.$E396];&quot;&quot; )">
            <text:p/>
          </table:table-cell>
          <table:table-cell table:style-name="ce3" table:formula="of:=IFERROR([.H396]/[.$E396];&quot;&quot; )">
            <text:p/>
          </table:table-cell>
          <table:table-cell table:style-name="ce3" table:formula="of:=IFERROR([.I396]/[.$E396];&quot;&quot; )">
            <text:p/>
          </table:table-cell>
          <table:table-cell table:style-name="ce3" table:formula="of:=IFERROR([.J396]/[.$E396];&quot;&quot; )">
            <text:p/>
          </table:table-cell>
          <table:table-cell table:style-name="ce3" table:formula="of:=IFERROR([.K396]/[.$E396];&quot;&quot; )">
            <text:p/>
          </table:table-cell>
          <table:table-cell table:style-name="ce3" table:formula="of:=IFERROR([.L396]/[.$E396];&quot;&quot; )">
            <text:p/>
          </table:table-cell>
          <table:table-cell table:style-name="ce3" table:formula="of:=IFERROR([.M396]/[.$E396];&quot;&quot; )">
            <text:p/>
          </table:table-cell>
          <table:table-cell table:style-name="ce3" table:formula="of:=IFERROR([.N396]/[.$E396];&quot;&quot; )">
            <text:p/>
          </table:table-cell>
          <table:table-cell table:style-name="ce3" table:formula="of:=IFERROR([.O396]/[.$E396];&quot;&quot; )">
            <text:p/>
          </table:table-cell>
          <table:table-cell table:style-name="ce3" table:formula="of:=IFERROR([.P396]/[.$E396];&quot;&quot; )">
            <text:p/>
          </table:table-cell>
          <table:table-cell table:style-name="ce3" table:formula="of:=IFERROR([.Q396]/[.$E396];&quot;&quot; )">
            <text:p/>
          </table:table-cell>
          <table:table-cell table:style-name="ce3" table:formula="of:=IFERROR([.R396]/[.$E396];&quot;&quot; )">
            <text:p/>
          </table:table-cell>
          <table:table-cell table:style-name="ce3" table:formula="of:=IFERROR([.S396]/[.$E396];&quot;&quot; )">
            <text:p/>
          </table:table-cell>
          <table:table-cell table:style-name="ce3" table:formula="of:=IFERROR([.T396]/[.$E396];&quot;&quot; )">
            <text:p/>
          </table:table-cell>
          <table:table-cell table:style-name="ce3" table:formula="of:=IFERROR([.U396]/[.$E396];&quot;&quot; )">
            <text:p/>
          </table:table-cell>
          <table:table-cell table:style-name="ce3"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7]/[.$E397];&quot;&quot; )">
            <text:p/>
          </table:table-cell>
          <table:table-cell table:style-name="ce3" table:formula="of:=IFERROR([.C397]/[.$E397];&quot;&quot; )">
            <text:p/>
          </table:table-cell>
          <table:table-cell table:style-name="ce3" table:formula="of:=IFERROR([.D397]/[.$E397];&quot;&quot; )">
            <text:p/>
          </table:table-cell>
          <table:table-cell table:style-name="ce3" table:formula="of:=IFERROR([.E397]/[.$E397];&quot;&quot; )">
            <text:p/>
          </table:table-cell>
          <table:table-cell table:style-name="ce3" table:formula="of:=IFERROR([.F397]/[.$E397];&quot;&quot; )">
            <text:p/>
          </table:table-cell>
          <table:table-cell table:style-name="ce3" table:formula="of:=IFERROR([.G397]/[.$E397];&quot;&quot; )">
            <text:p/>
          </table:table-cell>
          <table:table-cell table:style-name="ce3" table:formula="of:=IFERROR([.H397]/[.$E397];&quot;&quot; )">
            <text:p/>
          </table:table-cell>
          <table:table-cell table:style-name="ce3" table:formula="of:=IFERROR([.I397]/[.$E397];&quot;&quot; )">
            <text:p/>
          </table:table-cell>
          <table:table-cell table:style-name="ce3" table:formula="of:=IFERROR([.J397]/[.$E397];&quot;&quot; )">
            <text:p/>
          </table:table-cell>
          <table:table-cell table:style-name="ce3" table:formula="of:=IFERROR([.K397]/[.$E397];&quot;&quot; )">
            <text:p/>
          </table:table-cell>
          <table:table-cell table:style-name="ce3" table:formula="of:=IFERROR([.L397]/[.$E397];&quot;&quot; )">
            <text:p/>
          </table:table-cell>
          <table:table-cell table:style-name="ce3" table:formula="of:=IFERROR([.M397]/[.$E397];&quot;&quot; )">
            <text:p/>
          </table:table-cell>
          <table:table-cell table:style-name="ce3" table:formula="of:=IFERROR([.N397]/[.$E397];&quot;&quot; )">
            <text:p/>
          </table:table-cell>
          <table:table-cell table:style-name="ce3" table:formula="of:=IFERROR([.O397]/[.$E397];&quot;&quot; )">
            <text:p/>
          </table:table-cell>
          <table:table-cell table:style-name="ce3" table:formula="of:=IFERROR([.P397]/[.$E397];&quot;&quot; )">
            <text:p/>
          </table:table-cell>
          <table:table-cell table:style-name="ce3" table:formula="of:=IFERROR([.Q397]/[.$E397];&quot;&quot; )">
            <text:p/>
          </table:table-cell>
          <table:table-cell table:style-name="ce3" table:formula="of:=IFERROR([.R397]/[.$E397];&quot;&quot; )">
            <text:p/>
          </table:table-cell>
          <table:table-cell table:style-name="ce3" table:formula="of:=IFERROR([.S397]/[.$E397];&quot;&quot; )">
            <text:p/>
          </table:table-cell>
          <table:table-cell table:style-name="ce3" table:formula="of:=IFERROR([.T397]/[.$E397];&quot;&quot; )">
            <text:p/>
          </table:table-cell>
          <table:table-cell table:style-name="ce3" table:formula="of:=IFERROR([.U397]/[.$E397];&quot;&quot; )">
            <text:p/>
          </table:table-cell>
          <table:table-cell table:style-name="ce3"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8]/[.$E398];&quot;&quot; )">
            <text:p/>
          </table:table-cell>
          <table:table-cell table:style-name="ce3" table:formula="of:=IFERROR([.C398]/[.$E398];&quot;&quot; )">
            <text:p/>
          </table:table-cell>
          <table:table-cell table:style-name="ce3" table:formula="of:=IFERROR([.D398]/[.$E398];&quot;&quot; )">
            <text:p/>
          </table:table-cell>
          <table:table-cell table:style-name="ce3" table:formula="of:=IFERROR([.E398]/[.$E398];&quot;&quot; )">
            <text:p/>
          </table:table-cell>
          <table:table-cell table:style-name="ce3" table:formula="of:=IFERROR([.F398]/[.$E398];&quot;&quot; )">
            <text:p/>
          </table:table-cell>
          <table:table-cell table:style-name="ce3" table:formula="of:=IFERROR([.G398]/[.$E398];&quot;&quot; )">
            <text:p/>
          </table:table-cell>
          <table:table-cell table:style-name="ce3" table:formula="of:=IFERROR([.H398]/[.$E398];&quot;&quot; )">
            <text:p/>
          </table:table-cell>
          <table:table-cell table:style-name="ce3" table:formula="of:=IFERROR([.I398]/[.$E398];&quot;&quot; )">
            <text:p/>
          </table:table-cell>
          <table:table-cell table:style-name="ce3" table:formula="of:=IFERROR([.J398]/[.$E398];&quot;&quot; )">
            <text:p/>
          </table:table-cell>
          <table:table-cell table:style-name="ce3" table:formula="of:=IFERROR([.K398]/[.$E398];&quot;&quot; )">
            <text:p/>
          </table:table-cell>
          <table:table-cell table:style-name="ce3" table:formula="of:=IFERROR([.L398]/[.$E398];&quot;&quot; )">
            <text:p/>
          </table:table-cell>
          <table:table-cell table:style-name="ce3" table:formula="of:=IFERROR([.M398]/[.$E398];&quot;&quot; )">
            <text:p/>
          </table:table-cell>
          <table:table-cell table:style-name="ce3" table:formula="of:=IFERROR([.N398]/[.$E398];&quot;&quot; )">
            <text:p/>
          </table:table-cell>
          <table:table-cell table:style-name="ce3" table:formula="of:=IFERROR([.O398]/[.$E398];&quot;&quot; )">
            <text:p/>
          </table:table-cell>
          <table:table-cell table:style-name="ce3" table:formula="of:=IFERROR([.P398]/[.$E398];&quot;&quot; )">
            <text:p/>
          </table:table-cell>
          <table:table-cell table:style-name="ce3" table:formula="of:=IFERROR([.Q398]/[.$E398];&quot;&quot; )">
            <text:p/>
          </table:table-cell>
          <table:table-cell table:style-name="ce3" table:formula="of:=IFERROR([.R398]/[.$E398];&quot;&quot; )">
            <text:p/>
          </table:table-cell>
          <table:table-cell table:style-name="ce3" table:formula="of:=IFERROR([.S398]/[.$E398];&quot;&quot; )">
            <text:p/>
          </table:table-cell>
          <table:table-cell table:style-name="ce3" table:formula="of:=IFERROR([.T398]/[.$E398];&quot;&quot; )">
            <text:p/>
          </table:table-cell>
          <table:table-cell table:style-name="ce3" table:formula="of:=IFERROR([.U398]/[.$E398];&quot;&quot; )">
            <text:p/>
          </table:table-cell>
          <table:table-cell table:style-name="ce3"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9]/[.$E399];&quot;&quot; )">
            <text:p/>
          </table:table-cell>
          <table:table-cell table:style-name="ce3" table:formula="of:=IFERROR([.C399]/[.$E399];&quot;&quot; )">
            <text:p/>
          </table:table-cell>
          <table:table-cell table:style-name="ce3" table:formula="of:=IFERROR([.D399]/[.$E399];&quot;&quot; )">
            <text:p/>
          </table:table-cell>
          <table:table-cell table:style-name="ce3" table:formula="of:=IFERROR([.E399]/[.$E399];&quot;&quot; )">
            <text:p/>
          </table:table-cell>
          <table:table-cell table:style-name="ce3" table:formula="of:=IFERROR([.F399]/[.$E399];&quot;&quot; )">
            <text:p/>
          </table:table-cell>
          <table:table-cell table:style-name="ce3" table:formula="of:=IFERROR([.G399]/[.$E399];&quot;&quot; )">
            <text:p/>
          </table:table-cell>
          <table:table-cell table:style-name="ce3" table:formula="of:=IFERROR([.H399]/[.$E399];&quot;&quot; )">
            <text:p/>
          </table:table-cell>
          <table:table-cell table:style-name="ce3" table:formula="of:=IFERROR([.I399]/[.$E399];&quot;&quot; )">
            <text:p/>
          </table:table-cell>
          <table:table-cell table:style-name="ce3" table:formula="of:=IFERROR([.J399]/[.$E399];&quot;&quot; )">
            <text:p/>
          </table:table-cell>
          <table:table-cell table:style-name="ce3" table:formula="of:=IFERROR([.K399]/[.$E399];&quot;&quot; )">
            <text:p/>
          </table:table-cell>
          <table:table-cell table:style-name="ce3" table:formula="of:=IFERROR([.L399]/[.$E399];&quot;&quot; )">
            <text:p/>
          </table:table-cell>
          <table:table-cell table:style-name="ce3" table:formula="of:=IFERROR([.M399]/[.$E399];&quot;&quot; )">
            <text:p/>
          </table:table-cell>
          <table:table-cell table:style-name="ce3" table:formula="of:=IFERROR([.N399]/[.$E399];&quot;&quot; )">
            <text:p/>
          </table:table-cell>
          <table:table-cell table:style-name="ce3" table:formula="of:=IFERROR([.O399]/[.$E399];&quot;&quot; )">
            <text:p/>
          </table:table-cell>
          <table:table-cell table:style-name="ce3" table:formula="of:=IFERROR([.P399]/[.$E399];&quot;&quot; )">
            <text:p/>
          </table:table-cell>
          <table:table-cell table:style-name="ce3" table:formula="of:=IFERROR([.Q399]/[.$E399];&quot;&quot; )">
            <text:p/>
          </table:table-cell>
          <table:table-cell table:style-name="ce3" table:formula="of:=IFERROR([.R399]/[.$E399];&quot;&quot; )">
            <text:p/>
          </table:table-cell>
          <table:table-cell table:style-name="ce3" table:formula="of:=IFERROR([.S399]/[.$E399];&quot;&quot; )">
            <text:p/>
          </table:table-cell>
          <table:table-cell table:style-name="ce3" table:formula="of:=IFERROR([.T399]/[.$E399];&quot;&quot; )">
            <text:p/>
          </table:table-cell>
          <table:table-cell table:style-name="ce3" table:formula="of:=IFERROR([.U399]/[.$E399];&quot;&quot; )">
            <text:p/>
          </table:table-cell>
          <table:table-cell table:style-name="ce3"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0]/[.$E400];&quot;&quot; )">
            <text:p/>
          </table:table-cell>
          <table:table-cell table:style-name="ce3" table:formula="of:=IFERROR([.C400]/[.$E400];&quot;&quot; )">
            <text:p/>
          </table:table-cell>
          <table:table-cell table:style-name="ce3" table:formula="of:=IFERROR([.D400]/[.$E400];&quot;&quot; )">
            <text:p/>
          </table:table-cell>
          <table:table-cell table:style-name="ce3" table:formula="of:=IFERROR([.E400]/[.$E400];&quot;&quot; )">
            <text:p/>
          </table:table-cell>
          <table:table-cell table:style-name="ce3" table:formula="of:=IFERROR([.F400]/[.$E400];&quot;&quot; )">
            <text:p/>
          </table:table-cell>
          <table:table-cell table:style-name="ce3" table:formula="of:=IFERROR([.G400]/[.$E400];&quot;&quot; )">
            <text:p/>
          </table:table-cell>
          <table:table-cell table:style-name="ce3" table:formula="of:=IFERROR([.H400]/[.$E400];&quot;&quot; )">
            <text:p/>
          </table:table-cell>
          <table:table-cell table:style-name="ce3" table:formula="of:=IFERROR([.I400]/[.$E400];&quot;&quot; )">
            <text:p/>
          </table:table-cell>
          <table:table-cell table:style-name="ce3" table:formula="of:=IFERROR([.J400]/[.$E400];&quot;&quot; )">
            <text:p/>
          </table:table-cell>
          <table:table-cell table:style-name="ce3" table:formula="of:=IFERROR([.K400]/[.$E400];&quot;&quot; )">
            <text:p/>
          </table:table-cell>
          <table:table-cell table:style-name="ce3" table:formula="of:=IFERROR([.L400]/[.$E400];&quot;&quot; )">
            <text:p/>
          </table:table-cell>
          <table:table-cell table:style-name="ce3" table:formula="of:=IFERROR([.M400]/[.$E400];&quot;&quot; )">
            <text:p/>
          </table:table-cell>
          <table:table-cell table:style-name="ce3" table:formula="of:=IFERROR([.N400]/[.$E400];&quot;&quot; )">
            <text:p/>
          </table:table-cell>
          <table:table-cell table:style-name="ce3" table:formula="of:=IFERROR([.O400]/[.$E400];&quot;&quot; )">
            <text:p/>
          </table:table-cell>
          <table:table-cell table:style-name="ce3" table:formula="of:=IFERROR([.P400]/[.$E400];&quot;&quot; )">
            <text:p/>
          </table:table-cell>
          <table:table-cell table:style-name="ce3" table:formula="of:=IFERROR([.Q400]/[.$E400];&quot;&quot; )">
            <text:p/>
          </table:table-cell>
          <table:table-cell table:style-name="ce3" table:formula="of:=IFERROR([.R400]/[.$E400];&quot;&quot; )">
            <text:p/>
          </table:table-cell>
          <table:table-cell table:style-name="ce3" table:formula="of:=IFERROR([.S400]/[.$E400];&quot;&quot; )">
            <text:p/>
          </table:table-cell>
          <table:table-cell table:style-name="ce3" table:formula="of:=IFERROR([.T400]/[.$E400];&quot;&quot; )">
            <text:p/>
          </table:table-cell>
          <table:table-cell table:style-name="ce3" table:formula="of:=IFERROR([.U400]/[.$E400];&quot;&quot; )">
            <text:p/>
          </table:table-cell>
          <table:table-cell table:style-name="ce3"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1]/[.$E401];&quot;&quot; )">
            <text:p/>
          </table:table-cell>
          <table:table-cell table:style-name="ce3" table:formula="of:=IFERROR([.C401]/[.$E401];&quot;&quot; )">
            <text:p/>
          </table:table-cell>
          <table:table-cell table:style-name="ce3" table:formula="of:=IFERROR([.D401]/[.$E401];&quot;&quot; )">
            <text:p/>
          </table:table-cell>
          <table:table-cell table:style-name="ce3" table:formula="of:=IFERROR([.E401]/[.$E401];&quot;&quot; )">
            <text:p/>
          </table:table-cell>
          <table:table-cell table:style-name="ce3" table:formula="of:=IFERROR([.F401]/[.$E401];&quot;&quot; )">
            <text:p/>
          </table:table-cell>
          <table:table-cell table:style-name="ce3" table:formula="of:=IFERROR([.G401]/[.$E401];&quot;&quot; )">
            <text:p/>
          </table:table-cell>
          <table:table-cell table:style-name="ce3" table:formula="of:=IFERROR([.H401]/[.$E401];&quot;&quot; )">
            <text:p/>
          </table:table-cell>
          <table:table-cell table:style-name="ce3" table:formula="of:=IFERROR([.I401]/[.$E401];&quot;&quot; )">
            <text:p/>
          </table:table-cell>
          <table:table-cell table:style-name="ce3" table:formula="of:=IFERROR([.J401]/[.$E401];&quot;&quot; )">
            <text:p/>
          </table:table-cell>
          <table:table-cell table:style-name="ce3" table:formula="of:=IFERROR([.K401]/[.$E401];&quot;&quot; )">
            <text:p/>
          </table:table-cell>
          <table:table-cell table:style-name="ce3" table:formula="of:=IFERROR([.L401]/[.$E401];&quot;&quot; )">
            <text:p/>
          </table:table-cell>
          <table:table-cell table:style-name="ce3" table:formula="of:=IFERROR([.M401]/[.$E401];&quot;&quot; )">
            <text:p/>
          </table:table-cell>
          <table:table-cell table:style-name="ce3" table:formula="of:=IFERROR([.N401]/[.$E401];&quot;&quot; )">
            <text:p/>
          </table:table-cell>
          <table:table-cell table:style-name="ce3" table:formula="of:=IFERROR([.O401]/[.$E401];&quot;&quot; )">
            <text:p/>
          </table:table-cell>
          <table:table-cell table:style-name="ce3" table:formula="of:=IFERROR([.P401]/[.$E401];&quot;&quot; )">
            <text:p/>
          </table:table-cell>
          <table:table-cell table:style-name="ce3" table:formula="of:=IFERROR([.Q401]/[.$E401];&quot;&quot; )">
            <text:p/>
          </table:table-cell>
          <table:table-cell table:style-name="ce3" table:formula="of:=IFERROR([.R401]/[.$E401];&quot;&quot; )">
            <text:p/>
          </table:table-cell>
          <table:table-cell table:style-name="ce3" table:formula="of:=IFERROR([.S401]/[.$E401];&quot;&quot; )">
            <text:p/>
          </table:table-cell>
          <table:table-cell table:style-name="ce3" table:formula="of:=IFERROR([.T401]/[.$E401];&quot;&quot; )">
            <text:p/>
          </table:table-cell>
          <table:table-cell table:style-name="ce3" table:formula="of:=IFERROR([.U401]/[.$E401];&quot;&quot; )">
            <text:p/>
          </table:table-cell>
          <table:table-cell table:style-name="ce3"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2]/[.$E402];&quot;&quot; )">
            <text:p/>
          </table:table-cell>
          <table:table-cell table:style-name="ce3" table:formula="of:=IFERROR([.C402]/[.$E402];&quot;&quot; )">
            <text:p/>
          </table:table-cell>
          <table:table-cell table:style-name="ce3" table:formula="of:=IFERROR([.D402]/[.$E402];&quot;&quot; )">
            <text:p/>
          </table:table-cell>
          <table:table-cell table:style-name="ce3" table:formula="of:=IFERROR([.E402]/[.$E402];&quot;&quot; )">
            <text:p/>
          </table:table-cell>
          <table:table-cell table:style-name="ce3" table:formula="of:=IFERROR([.F402]/[.$E402];&quot;&quot; )">
            <text:p/>
          </table:table-cell>
          <table:table-cell table:style-name="ce3" table:formula="of:=IFERROR([.G402]/[.$E402];&quot;&quot; )">
            <text:p/>
          </table:table-cell>
          <table:table-cell table:style-name="ce3" table:formula="of:=IFERROR([.H402]/[.$E402];&quot;&quot; )">
            <text:p/>
          </table:table-cell>
          <table:table-cell table:style-name="ce3" table:formula="of:=IFERROR([.I402]/[.$E402];&quot;&quot; )">
            <text:p/>
          </table:table-cell>
          <table:table-cell table:style-name="ce3" table:formula="of:=IFERROR([.J402]/[.$E402];&quot;&quot; )">
            <text:p/>
          </table:table-cell>
          <table:table-cell table:style-name="ce3" table:formula="of:=IFERROR([.K402]/[.$E402];&quot;&quot; )">
            <text:p/>
          </table:table-cell>
          <table:table-cell table:style-name="ce3" table:formula="of:=IFERROR([.L402]/[.$E402];&quot;&quot; )">
            <text:p/>
          </table:table-cell>
          <table:table-cell table:style-name="ce3" table:formula="of:=IFERROR([.M402]/[.$E402];&quot;&quot; )">
            <text:p/>
          </table:table-cell>
          <table:table-cell table:style-name="ce3" table:formula="of:=IFERROR([.N402]/[.$E402];&quot;&quot; )">
            <text:p/>
          </table:table-cell>
          <table:table-cell table:style-name="ce3" table:formula="of:=IFERROR([.O402]/[.$E402];&quot;&quot; )">
            <text:p/>
          </table:table-cell>
          <table:table-cell table:style-name="ce3" table:formula="of:=IFERROR([.P402]/[.$E402];&quot;&quot; )">
            <text:p/>
          </table:table-cell>
          <table:table-cell table:style-name="ce3" table:formula="of:=IFERROR([.Q402]/[.$E402];&quot;&quot; )">
            <text:p/>
          </table:table-cell>
          <table:table-cell table:style-name="ce3" table:formula="of:=IFERROR([.R402]/[.$E402];&quot;&quot; )">
            <text:p/>
          </table:table-cell>
          <table:table-cell table:style-name="ce3" table:formula="of:=IFERROR([.S402]/[.$E402];&quot;&quot; )">
            <text:p/>
          </table:table-cell>
          <table:table-cell table:style-name="ce3" table:formula="of:=IFERROR([.T402]/[.$E402];&quot;&quot; )">
            <text:p/>
          </table:table-cell>
          <table:table-cell table:style-name="ce3" table:formula="of:=IFERROR([.U402]/[.$E402];&quot;&quot; )">
            <text:p/>
          </table:table-cell>
          <table:table-cell table:style-name="ce3"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3]/[.$E403];&quot;&quot; )">
            <text:p/>
          </table:table-cell>
          <table:table-cell table:style-name="ce3" table:formula="of:=IFERROR([.C403]/[.$E403];&quot;&quot; )">
            <text:p/>
          </table:table-cell>
          <table:table-cell table:style-name="ce3" table:formula="of:=IFERROR([.D403]/[.$E403];&quot;&quot; )">
            <text:p/>
          </table:table-cell>
          <table:table-cell table:style-name="ce3" table:formula="of:=IFERROR([.E403]/[.$E403];&quot;&quot; )">
            <text:p/>
          </table:table-cell>
          <table:table-cell table:style-name="ce3" table:formula="of:=IFERROR([.F403]/[.$E403];&quot;&quot; )">
            <text:p/>
          </table:table-cell>
          <table:table-cell table:style-name="ce3" table:formula="of:=IFERROR([.G403]/[.$E403];&quot;&quot; )">
            <text:p/>
          </table:table-cell>
          <table:table-cell table:style-name="ce3" table:formula="of:=IFERROR([.H403]/[.$E403];&quot;&quot; )">
            <text:p/>
          </table:table-cell>
          <table:table-cell table:style-name="ce3" table:formula="of:=IFERROR([.I403]/[.$E403];&quot;&quot; )">
            <text:p/>
          </table:table-cell>
          <table:table-cell table:style-name="ce3" table:formula="of:=IFERROR([.J403]/[.$E403];&quot;&quot; )">
            <text:p/>
          </table:table-cell>
          <table:table-cell table:style-name="ce3" table:formula="of:=IFERROR([.K403]/[.$E403];&quot;&quot; )">
            <text:p/>
          </table:table-cell>
          <table:table-cell table:style-name="ce3" table:formula="of:=IFERROR([.L403]/[.$E403];&quot;&quot; )">
            <text:p/>
          </table:table-cell>
          <table:table-cell table:style-name="ce3" table:formula="of:=IFERROR([.M403]/[.$E403];&quot;&quot; )">
            <text:p/>
          </table:table-cell>
          <table:table-cell table:style-name="ce3" table:formula="of:=IFERROR([.N403]/[.$E403];&quot;&quot; )">
            <text:p/>
          </table:table-cell>
          <table:table-cell table:style-name="ce3" table:formula="of:=IFERROR([.O403]/[.$E403];&quot;&quot; )">
            <text:p/>
          </table:table-cell>
          <table:table-cell table:style-name="ce3" table:formula="of:=IFERROR([.P403]/[.$E403];&quot;&quot; )">
            <text:p/>
          </table:table-cell>
          <table:table-cell table:style-name="ce3" table:formula="of:=IFERROR([.Q403]/[.$E403];&quot;&quot; )">
            <text:p/>
          </table:table-cell>
          <table:table-cell table:style-name="ce3" table:formula="of:=IFERROR([.R403]/[.$E403];&quot;&quot; )">
            <text:p/>
          </table:table-cell>
          <table:table-cell table:style-name="ce3" table:formula="of:=IFERROR([.S403]/[.$E403];&quot;&quot; )">
            <text:p/>
          </table:table-cell>
          <table:table-cell table:style-name="ce3" table:formula="of:=IFERROR([.T403]/[.$E403];&quot;&quot; )">
            <text:p/>
          </table:table-cell>
          <table:table-cell table:style-name="ce3" table:formula="of:=IFERROR([.U403]/[.$E403];&quot;&quot; )">
            <text:p/>
          </table:table-cell>
          <table:table-cell table:style-name="ce3"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4]/[.$E404];&quot;&quot; )">
            <text:p/>
          </table:table-cell>
          <table:table-cell table:style-name="ce3" table:formula="of:=IFERROR([.C404]/[.$E404];&quot;&quot; )">
            <text:p/>
          </table:table-cell>
          <table:table-cell table:style-name="ce3" table:formula="of:=IFERROR([.D404]/[.$E404];&quot;&quot; )">
            <text:p/>
          </table:table-cell>
          <table:table-cell table:style-name="ce3" table:formula="of:=IFERROR([.E404]/[.$E404];&quot;&quot; )">
            <text:p/>
          </table:table-cell>
          <table:table-cell table:style-name="ce3" table:formula="of:=IFERROR([.F404]/[.$E404];&quot;&quot; )">
            <text:p/>
          </table:table-cell>
          <table:table-cell table:style-name="ce3" table:formula="of:=IFERROR([.G404]/[.$E404];&quot;&quot; )">
            <text:p/>
          </table:table-cell>
          <table:table-cell table:style-name="ce3" table:formula="of:=IFERROR([.H404]/[.$E404];&quot;&quot; )">
            <text:p/>
          </table:table-cell>
          <table:table-cell table:style-name="ce3" table:formula="of:=IFERROR([.I404]/[.$E404];&quot;&quot; )">
            <text:p/>
          </table:table-cell>
          <table:table-cell table:style-name="ce3" table:formula="of:=IFERROR([.J404]/[.$E404];&quot;&quot; )">
            <text:p/>
          </table:table-cell>
          <table:table-cell table:style-name="ce3" table:formula="of:=IFERROR([.K404]/[.$E404];&quot;&quot; )">
            <text:p/>
          </table:table-cell>
          <table:table-cell table:style-name="ce3" table:formula="of:=IFERROR([.L404]/[.$E404];&quot;&quot; )">
            <text:p/>
          </table:table-cell>
          <table:table-cell table:style-name="ce3" table:formula="of:=IFERROR([.M404]/[.$E404];&quot;&quot; )">
            <text:p/>
          </table:table-cell>
          <table:table-cell table:style-name="ce3" table:formula="of:=IFERROR([.N404]/[.$E404];&quot;&quot; )">
            <text:p/>
          </table:table-cell>
          <table:table-cell table:style-name="ce3" table:formula="of:=IFERROR([.O404]/[.$E404];&quot;&quot; )">
            <text:p/>
          </table:table-cell>
          <table:table-cell table:style-name="ce3" table:formula="of:=IFERROR([.P404]/[.$E404];&quot;&quot; )">
            <text:p/>
          </table:table-cell>
          <table:table-cell table:style-name="ce3" table:formula="of:=IFERROR([.Q404]/[.$E404];&quot;&quot; )">
            <text:p/>
          </table:table-cell>
          <table:table-cell table:style-name="ce3" table:formula="of:=IFERROR([.R404]/[.$E404];&quot;&quot; )">
            <text:p/>
          </table:table-cell>
          <table:table-cell table:style-name="ce3" table:formula="of:=IFERROR([.S404]/[.$E404];&quot;&quot; )">
            <text:p/>
          </table:table-cell>
          <table:table-cell table:style-name="ce3" table:formula="of:=IFERROR([.T404]/[.$E404];&quot;&quot; )">
            <text:p/>
          </table:table-cell>
          <table:table-cell table:style-name="ce3" table:formula="of:=IFERROR([.U404]/[.$E404];&quot;&quot; )">
            <text:p/>
          </table:table-cell>
          <table:table-cell table:style-name="ce3"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5]/[.$E405];&quot;&quot; )">
            <text:p/>
          </table:table-cell>
          <table:table-cell table:style-name="ce3" table:formula="of:=IFERROR([.C405]/[.$E405];&quot;&quot; )">
            <text:p/>
          </table:table-cell>
          <table:table-cell table:style-name="ce3" table:formula="of:=IFERROR([.D405]/[.$E405];&quot;&quot; )">
            <text:p/>
          </table:table-cell>
          <table:table-cell table:style-name="ce3" table:formula="of:=IFERROR([.E405]/[.$E405];&quot;&quot; )">
            <text:p/>
          </table:table-cell>
          <table:table-cell table:style-name="ce3" table:formula="of:=IFERROR([.F405]/[.$E405];&quot;&quot; )">
            <text:p/>
          </table:table-cell>
          <table:table-cell table:style-name="ce3" table:formula="of:=IFERROR([.G405]/[.$E405];&quot;&quot; )">
            <text:p/>
          </table:table-cell>
          <table:table-cell table:style-name="ce3" table:formula="of:=IFERROR([.H405]/[.$E405];&quot;&quot; )">
            <text:p/>
          </table:table-cell>
          <table:table-cell table:style-name="ce3" table:formula="of:=IFERROR([.I405]/[.$E405];&quot;&quot; )">
            <text:p/>
          </table:table-cell>
          <table:table-cell table:style-name="ce3" table:formula="of:=IFERROR([.J405]/[.$E405];&quot;&quot; )">
            <text:p/>
          </table:table-cell>
          <table:table-cell table:style-name="ce3" table:formula="of:=IFERROR([.K405]/[.$E405];&quot;&quot; )">
            <text:p/>
          </table:table-cell>
          <table:table-cell table:style-name="ce3" table:formula="of:=IFERROR([.L405]/[.$E405];&quot;&quot; )">
            <text:p/>
          </table:table-cell>
          <table:table-cell table:style-name="ce3" table:formula="of:=IFERROR([.M405]/[.$E405];&quot;&quot; )">
            <text:p/>
          </table:table-cell>
          <table:table-cell table:style-name="ce3" table:formula="of:=IFERROR([.N405]/[.$E405];&quot;&quot; )">
            <text:p/>
          </table:table-cell>
          <table:table-cell table:style-name="ce3" table:formula="of:=IFERROR([.O405]/[.$E405];&quot;&quot; )">
            <text:p/>
          </table:table-cell>
          <table:table-cell table:style-name="ce3" table:formula="of:=IFERROR([.P405]/[.$E405];&quot;&quot; )">
            <text:p/>
          </table:table-cell>
          <table:table-cell table:style-name="ce3" table:formula="of:=IFERROR([.Q405]/[.$E405];&quot;&quot; )">
            <text:p/>
          </table:table-cell>
          <table:table-cell table:style-name="ce3" table:formula="of:=IFERROR([.R405]/[.$E405];&quot;&quot; )">
            <text:p/>
          </table:table-cell>
          <table:table-cell table:style-name="ce3" table:formula="of:=IFERROR([.S405]/[.$E405];&quot;&quot; )">
            <text:p/>
          </table:table-cell>
          <table:table-cell table:style-name="ce3" table:formula="of:=IFERROR([.T405]/[.$E405];&quot;&quot; )">
            <text:p/>
          </table:table-cell>
          <table:table-cell table:style-name="ce3" table:formula="of:=IFERROR([.U405]/[.$E405];&quot;&quot; )">
            <text:p/>
          </table:table-cell>
          <table:table-cell table:style-name="ce3"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6]/[.$E406];&quot;&quot; )">
            <text:p/>
          </table:table-cell>
          <table:table-cell table:style-name="ce3" table:formula="of:=IFERROR([.C406]/[.$E406];&quot;&quot; )">
            <text:p/>
          </table:table-cell>
          <table:table-cell table:style-name="ce3" table:formula="of:=IFERROR([.D406]/[.$E406];&quot;&quot; )">
            <text:p/>
          </table:table-cell>
          <table:table-cell table:style-name="ce3" table:formula="of:=IFERROR([.E406]/[.$E406];&quot;&quot; )">
            <text:p/>
          </table:table-cell>
          <table:table-cell table:style-name="ce3" table:formula="of:=IFERROR([.F406]/[.$E406];&quot;&quot; )">
            <text:p/>
          </table:table-cell>
          <table:table-cell table:style-name="ce3" table:formula="of:=IFERROR([.G406]/[.$E406];&quot;&quot; )">
            <text:p/>
          </table:table-cell>
          <table:table-cell table:style-name="ce3" table:formula="of:=IFERROR([.H406]/[.$E406];&quot;&quot; )">
            <text:p/>
          </table:table-cell>
          <table:table-cell table:style-name="ce3" table:formula="of:=IFERROR([.I406]/[.$E406];&quot;&quot; )">
            <text:p/>
          </table:table-cell>
          <table:table-cell table:style-name="ce3" table:formula="of:=IFERROR([.J406]/[.$E406];&quot;&quot; )">
            <text:p/>
          </table:table-cell>
          <table:table-cell table:style-name="ce3" table:formula="of:=IFERROR([.K406]/[.$E406];&quot;&quot; )">
            <text:p/>
          </table:table-cell>
          <table:table-cell table:style-name="ce3" table:formula="of:=IFERROR([.L406]/[.$E406];&quot;&quot; )">
            <text:p/>
          </table:table-cell>
          <table:table-cell table:style-name="ce3" table:formula="of:=IFERROR([.M406]/[.$E406];&quot;&quot; )">
            <text:p/>
          </table:table-cell>
          <table:table-cell table:style-name="ce3" table:formula="of:=IFERROR([.N406]/[.$E406];&quot;&quot; )">
            <text:p/>
          </table:table-cell>
          <table:table-cell table:style-name="ce3" table:formula="of:=IFERROR([.O406]/[.$E406];&quot;&quot; )">
            <text:p/>
          </table:table-cell>
          <table:table-cell table:style-name="ce3" table:formula="of:=IFERROR([.P406]/[.$E406];&quot;&quot; )">
            <text:p/>
          </table:table-cell>
          <table:table-cell table:style-name="ce3" table:formula="of:=IFERROR([.Q406]/[.$E406];&quot;&quot; )">
            <text:p/>
          </table:table-cell>
          <table:table-cell table:style-name="ce3" table:formula="of:=IFERROR([.R406]/[.$E406];&quot;&quot; )">
            <text:p/>
          </table:table-cell>
          <table:table-cell table:style-name="ce3" table:formula="of:=IFERROR([.S406]/[.$E406];&quot;&quot; )">
            <text:p/>
          </table:table-cell>
          <table:table-cell table:style-name="ce3" table:formula="of:=IFERROR([.T406]/[.$E406];&quot;&quot; )">
            <text:p/>
          </table:table-cell>
          <table:table-cell table:style-name="ce3" table:formula="of:=IFERROR([.U406]/[.$E406];&quot;&quot; )">
            <text:p/>
          </table:table-cell>
          <table:table-cell table:style-name="ce3"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7]/[.$E407];&quot;&quot; )">
            <text:p/>
          </table:table-cell>
          <table:table-cell table:style-name="ce3" table:formula="of:=IFERROR([.C407]/[.$E407];&quot;&quot; )">
            <text:p/>
          </table:table-cell>
          <table:table-cell table:style-name="ce3" table:formula="of:=IFERROR([.D407]/[.$E407];&quot;&quot; )">
            <text:p/>
          </table:table-cell>
          <table:table-cell table:style-name="ce3" table:formula="of:=IFERROR([.E407]/[.$E407];&quot;&quot; )">
            <text:p/>
          </table:table-cell>
          <table:table-cell table:style-name="ce3" table:formula="of:=IFERROR([.F407]/[.$E407];&quot;&quot; )">
            <text:p/>
          </table:table-cell>
          <table:table-cell table:style-name="ce3" table:formula="of:=IFERROR([.G407]/[.$E407];&quot;&quot; )">
            <text:p/>
          </table:table-cell>
          <table:table-cell table:style-name="ce3" table:formula="of:=IFERROR([.H407]/[.$E407];&quot;&quot; )">
            <text:p/>
          </table:table-cell>
          <table:table-cell table:style-name="ce3" table:formula="of:=IFERROR([.I407]/[.$E407];&quot;&quot; )">
            <text:p/>
          </table:table-cell>
          <table:table-cell table:style-name="ce3" table:formula="of:=IFERROR([.J407]/[.$E407];&quot;&quot; )">
            <text:p/>
          </table:table-cell>
          <table:table-cell table:style-name="ce3" table:formula="of:=IFERROR([.K407]/[.$E407];&quot;&quot; )">
            <text:p/>
          </table:table-cell>
          <table:table-cell table:style-name="ce3" table:formula="of:=IFERROR([.L407]/[.$E407];&quot;&quot; )">
            <text:p/>
          </table:table-cell>
          <table:table-cell table:style-name="ce3" table:formula="of:=IFERROR([.M407]/[.$E407];&quot;&quot; )">
            <text:p/>
          </table:table-cell>
          <table:table-cell table:style-name="ce3" table:formula="of:=IFERROR([.N407]/[.$E407];&quot;&quot; )">
            <text:p/>
          </table:table-cell>
          <table:table-cell table:style-name="ce3" table:formula="of:=IFERROR([.O407]/[.$E407];&quot;&quot; )">
            <text:p/>
          </table:table-cell>
          <table:table-cell table:style-name="ce3" table:formula="of:=IFERROR([.P407]/[.$E407];&quot;&quot; )">
            <text:p/>
          </table:table-cell>
          <table:table-cell table:style-name="ce3" table:formula="of:=IFERROR([.Q407]/[.$E407];&quot;&quot; )">
            <text:p/>
          </table:table-cell>
          <table:table-cell table:style-name="ce3" table:formula="of:=IFERROR([.R407]/[.$E407];&quot;&quot; )">
            <text:p/>
          </table:table-cell>
          <table:table-cell table:style-name="ce3" table:formula="of:=IFERROR([.S407]/[.$E407];&quot;&quot; )">
            <text:p/>
          </table:table-cell>
          <table:table-cell table:style-name="ce3" table:formula="of:=IFERROR([.T407]/[.$E407];&quot;&quot; )">
            <text:p/>
          </table:table-cell>
          <table:table-cell table:style-name="ce3" table:formula="of:=IFERROR([.U407]/[.$E407];&quot;&quot; )">
            <text:p/>
          </table:table-cell>
          <table:table-cell table:style-name="ce3"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8]/[.$E408];&quot;&quot; )">
            <text:p/>
          </table:table-cell>
          <table:table-cell table:style-name="ce3" table:formula="of:=IFERROR([.C408]/[.$E408];&quot;&quot; )">
            <text:p/>
          </table:table-cell>
          <table:table-cell table:style-name="ce3" table:formula="of:=IFERROR([.D408]/[.$E408];&quot;&quot; )">
            <text:p/>
          </table:table-cell>
          <table:table-cell table:style-name="ce3" table:formula="of:=IFERROR([.E408]/[.$E408];&quot;&quot; )">
            <text:p/>
          </table:table-cell>
          <table:table-cell table:style-name="ce3" table:formula="of:=IFERROR([.F408]/[.$E408];&quot;&quot; )">
            <text:p/>
          </table:table-cell>
          <table:table-cell table:style-name="ce3" table:formula="of:=IFERROR([.G408]/[.$E408];&quot;&quot; )">
            <text:p/>
          </table:table-cell>
          <table:table-cell table:style-name="ce3" table:formula="of:=IFERROR([.H408]/[.$E408];&quot;&quot; )">
            <text:p/>
          </table:table-cell>
          <table:table-cell table:style-name="ce3" table:formula="of:=IFERROR([.I408]/[.$E408];&quot;&quot; )">
            <text:p/>
          </table:table-cell>
          <table:table-cell table:style-name="ce3" table:formula="of:=IFERROR([.J408]/[.$E408];&quot;&quot; )">
            <text:p/>
          </table:table-cell>
          <table:table-cell table:style-name="ce3" table:formula="of:=IFERROR([.K408]/[.$E408];&quot;&quot; )">
            <text:p/>
          </table:table-cell>
          <table:table-cell table:style-name="ce3" table:formula="of:=IFERROR([.L408]/[.$E408];&quot;&quot; )">
            <text:p/>
          </table:table-cell>
          <table:table-cell table:style-name="ce3" table:formula="of:=IFERROR([.M408]/[.$E408];&quot;&quot; )">
            <text:p/>
          </table:table-cell>
          <table:table-cell table:style-name="ce3" table:formula="of:=IFERROR([.N408]/[.$E408];&quot;&quot; )">
            <text:p/>
          </table:table-cell>
          <table:table-cell table:style-name="ce3" table:formula="of:=IFERROR([.O408]/[.$E408];&quot;&quot; )">
            <text:p/>
          </table:table-cell>
          <table:table-cell table:style-name="ce3" table:formula="of:=IFERROR([.P408]/[.$E408];&quot;&quot; )">
            <text:p/>
          </table:table-cell>
          <table:table-cell table:style-name="ce3" table:formula="of:=IFERROR([.Q408]/[.$E408];&quot;&quot; )">
            <text:p/>
          </table:table-cell>
          <table:table-cell table:style-name="ce3" table:formula="of:=IFERROR([.R408]/[.$E408];&quot;&quot; )">
            <text:p/>
          </table:table-cell>
          <table:table-cell table:style-name="ce3" table:formula="of:=IFERROR([.S408]/[.$E408];&quot;&quot; )">
            <text:p/>
          </table:table-cell>
          <table:table-cell table:style-name="ce3" table:formula="of:=IFERROR([.T408]/[.$E408];&quot;&quot; )">
            <text:p/>
          </table:table-cell>
          <table:table-cell table:style-name="ce3" table:formula="of:=IFERROR([.U408]/[.$E408];&quot;&quot; )">
            <text:p/>
          </table:table-cell>
          <table:table-cell table:style-name="ce3"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9]/[.$E409];&quot;&quot; )">
            <text:p/>
          </table:table-cell>
          <table:table-cell table:style-name="ce3" table:formula="of:=IFERROR([.C409]/[.$E409];&quot;&quot; )">
            <text:p/>
          </table:table-cell>
          <table:table-cell table:style-name="ce3" table:formula="of:=IFERROR([.D409]/[.$E409];&quot;&quot; )">
            <text:p/>
          </table:table-cell>
          <table:table-cell table:style-name="ce3" table:formula="of:=IFERROR([.E409]/[.$E409];&quot;&quot; )">
            <text:p/>
          </table:table-cell>
          <table:table-cell table:style-name="ce3" table:formula="of:=IFERROR([.F409]/[.$E409];&quot;&quot; )">
            <text:p/>
          </table:table-cell>
          <table:table-cell table:style-name="ce3" table:formula="of:=IFERROR([.G409]/[.$E409];&quot;&quot; )">
            <text:p/>
          </table:table-cell>
          <table:table-cell table:style-name="ce3" table:formula="of:=IFERROR([.H409]/[.$E409];&quot;&quot; )">
            <text:p/>
          </table:table-cell>
          <table:table-cell table:style-name="ce3" table:formula="of:=IFERROR([.I409]/[.$E409];&quot;&quot; )">
            <text:p/>
          </table:table-cell>
          <table:table-cell table:style-name="ce3" table:formula="of:=IFERROR([.J409]/[.$E409];&quot;&quot; )">
            <text:p/>
          </table:table-cell>
          <table:table-cell table:style-name="ce3" table:formula="of:=IFERROR([.K409]/[.$E409];&quot;&quot; )">
            <text:p/>
          </table:table-cell>
          <table:table-cell table:style-name="ce3" table:formula="of:=IFERROR([.L409]/[.$E409];&quot;&quot; )">
            <text:p/>
          </table:table-cell>
          <table:table-cell table:style-name="ce3" table:formula="of:=IFERROR([.M409]/[.$E409];&quot;&quot; )">
            <text:p/>
          </table:table-cell>
          <table:table-cell table:style-name="ce3" table:formula="of:=IFERROR([.N409]/[.$E409];&quot;&quot; )">
            <text:p/>
          </table:table-cell>
          <table:table-cell table:style-name="ce3" table:formula="of:=IFERROR([.O409]/[.$E409];&quot;&quot; )">
            <text:p/>
          </table:table-cell>
          <table:table-cell table:style-name="ce3" table:formula="of:=IFERROR([.P409]/[.$E409];&quot;&quot; )">
            <text:p/>
          </table:table-cell>
          <table:table-cell table:style-name="ce3" table:formula="of:=IFERROR([.Q409]/[.$E409];&quot;&quot; )">
            <text:p/>
          </table:table-cell>
          <table:table-cell table:style-name="ce3" table:formula="of:=IFERROR([.R409]/[.$E409];&quot;&quot; )">
            <text:p/>
          </table:table-cell>
          <table:table-cell table:style-name="ce3" table:formula="of:=IFERROR([.S409]/[.$E409];&quot;&quot; )">
            <text:p/>
          </table:table-cell>
          <table:table-cell table:style-name="ce3" table:formula="of:=IFERROR([.T409]/[.$E409];&quot;&quot; )">
            <text:p/>
          </table:table-cell>
          <table:table-cell table:style-name="ce3" table:formula="of:=IFERROR([.U409]/[.$E409];&quot;&quot; )">
            <text:p/>
          </table:table-cell>
          <table:table-cell table:style-name="ce3"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10]/[.$E410];&quot;&quot; )">
            <text:p/>
          </table:table-cell>
          <table:table-cell table:style-name="ce3" table:formula="of:=IFERROR([.C410]/[.$E410];&quot;&quot; )">
            <text:p/>
          </table:table-cell>
          <table:table-cell table:style-name="ce3" table:formula="of:=IFERROR([.D410]/[.$E410];&quot;&quot; )">
            <text:p/>
          </table:table-cell>
          <table:table-cell table:style-name="ce3" table:formula="of:=IFERROR([.E410]/[.$E410];&quot;&quot; )">
            <text:p/>
          </table:table-cell>
          <table:table-cell table:style-name="ce3" table:formula="of:=IFERROR([.F410]/[.$E410];&quot;&quot; )">
            <text:p/>
          </table:table-cell>
          <table:table-cell table:style-name="ce3" table:formula="of:=IFERROR([.G410]/[.$E410];&quot;&quot; )">
            <text:p/>
          </table:table-cell>
          <table:table-cell table:style-name="ce3" table:formula="of:=IFERROR([.H410]/[.$E410];&quot;&quot; )">
            <text:p/>
          </table:table-cell>
          <table:table-cell table:style-name="ce3" table:formula="of:=IFERROR([.I410]/[.$E410];&quot;&quot; )">
            <text:p/>
          </table:table-cell>
          <table:table-cell table:style-name="ce3" table:formula="of:=IFERROR([.J410]/[.$E410];&quot;&quot; )">
            <text:p/>
          </table:table-cell>
          <table:table-cell table:style-name="ce3" table:formula="of:=IFERROR([.K410]/[.$E410];&quot;&quot; )">
            <text:p/>
          </table:table-cell>
          <table:table-cell table:style-name="ce3" table:formula="of:=IFERROR([.L410]/[.$E410];&quot;&quot; )">
            <text:p/>
          </table:table-cell>
          <table:table-cell table:style-name="ce3" table:formula="of:=IFERROR([.M410]/[.$E410];&quot;&quot; )">
            <text:p/>
          </table:table-cell>
          <table:table-cell table:style-name="ce3" table:formula="of:=IFERROR([.N410]/[.$E410];&quot;&quot; )">
            <text:p/>
          </table:table-cell>
          <table:table-cell table:style-name="ce3" table:formula="of:=IFERROR([.O410]/[.$E410];&quot;&quot; )">
            <text:p/>
          </table:table-cell>
          <table:table-cell table:style-name="ce3" table:formula="of:=IFERROR([.P410]/[.$E410];&quot;&quot; )">
            <text:p/>
          </table:table-cell>
          <table:table-cell table:style-name="ce3" table:formula="of:=IFERROR([.Q410]/[.$E410];&quot;&quot; )">
            <text:p/>
          </table:table-cell>
          <table:table-cell table:style-name="ce3" table:formula="of:=IFERROR([.R410]/[.$E410];&quot;&quot; )">
            <text:p/>
          </table:table-cell>
          <table:table-cell table:style-name="ce3" table:formula="of:=IFERROR([.S410]/[.$E410];&quot;&quot; )">
            <text:p/>
          </table:table-cell>
          <table:table-cell table:style-name="ce3" table:formula="of:=IFERROR([.T410]/[.$E410];&quot;&quot; )">
            <text:p/>
          </table:table-cell>
          <table:table-cell table:style-name="ce3" table:formula="of:=IFERROR([.U410]/[.$E410];&quot;&quot; )">
            <text:p/>
          </table:table-cell>
          <table:table-cell table:style-name="ce3"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7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valMin</text:p>
          </table:table-cell>
          <table:table-cell table:style-name="ce3" table:formula="of:=AVERAGE([.B422:.B453])-2*STDEV([.B422:.B453])" office:value-type="float" office:value="0.0565327051195555" calcext:value-type="float">
            <text:p>0,0565327051</text:p>
          </table:table-cell>
          <table:table-cell table:style-name="ce3" table:formula="of:=AVERAGE([.C422:.C453])-2*STDEV([.C422:.C453])" office:value-type="float" office:value="-0.0357482545723061" calcext:value-type="float">
            <text:p>-0,0357482546</text:p>
          </table:table-cell>
          <table:table-cell table:style-name="ce3" table:formula="of:=AVERAGE([.D422:.D453])-2*STDEV([.D422:.D453])" office:value-type="float" office:value="0.0422570579382496" calcext:value-type="float">
            <text:p>0,0422570579</text:p>
          </table:table-cell>
          <table:table-cell table:style-name="ce3" table:formula="of:=AVERAGE([.E422:.E453])-2*STDEV([.E422:.E453])" office:value-type="float" office:value="1" calcext:value-type="float">
            <text:p>1</text:p>
          </table:table-cell>
          <table:table-cell table:style-name="ce3" table:formula="of:=AVERAGE([.F422:.F453])-2*STDEV([.F422:.F453])" office:value-type="float" office:value="0.00868548038362955" calcext:value-type="float">
            <text:p>0,0086854804</text:p>
          </table:table-cell>
          <table:table-cell table:style-name="ce3" table:formula="of:=AVERAGE([.G422:.G453])-2*STDEV([.G422:.G453])" office:value-type="float" office:value="0.246778150010498" calcext:value-type="float">
            <text:p>0,24677815</text:p>
          </table:table-cell>
          <table:table-cell table:style-name="ce3" table:formula="of:=AVERAGE([.H422:.H453])-2*STDEV([.H422:.H453])" office:value-type="float" office:value="0.0197943758202403" calcext:value-type="float">
            <text:p>0,0197943758</text:p>
          </table:table-cell>
          <table:table-cell table:style-name="ce3" table:formula="of:=AVERAGE([.I422:.I453])-2*STDEV([.I422:.I453])" office:value-type="float" office:value="0.285936078412349" calcext:value-type="float">
            <text:p>0,2859360784</text:p>
          </table:table-cell>
          <table:table-cell table:style-name="ce3" table:formula="of:=AVERAGE([.J422:.J453])-2*STDEV([.J422:.J453])" office:value-type="float" office:value="0.0511529292494823" calcext:value-type="float">
            <text:p>0,0511529292</text:p>
          </table:table-cell>
          <table:table-cell table:style-name="ce3" table:formula="of:=AVERAGE([.K422:.K453])-2*STDEV([.K422:.K453])" office:value-type="float" office:value="0.0489787283814054" calcext:value-type="float">
            <text:p>0,0489787284</text:p>
          </table:table-cell>
          <table:table-cell table:style-name="ce3" table:formula="of:=AVERAGE([.L422:.L453])-2*STDEV([.L422:.L453])" office:value-type="float" office:value="0.00737805534602285" calcext:value-type="float">
            <text:p>0,0073780553</text:p>
          </table:table-cell>
          <table:table-cell table:style-name="ce3" table:formula="of:=AVERAGE([.M422:.M453])-2*STDEV([.M422:.M453])" office:value-type="float" office:value="0.212206844123259" calcext:value-type="float">
            <text:p>0,2122068441</text:p>
          </table:table-cell>
          <table:table-cell table:style-name="ce3" table:formula="of:=AVERAGE([.N422:.N453])-2*STDEV([.N422:.N453])" office:value-type="float" office:value="0.0683987930739669" calcext:value-type="float">
            <text:p>0,0683987931</text:p>
          </table:table-cell>
          <table:table-cell table:style-name="ce3" table:formula="of:=AVERAGE([.O422:.O453])-2*STDEV([.O422:.O453])" office:value-type="float" office:value="0.209246718944655" calcext:value-type="float">
            <text:p>0,2092467189</text:p>
          </table:table-cell>
          <table:table-cell table:style-name="ce3" table:formula="of:=AVERAGE([.P422:.P453])-2*STDEV([.P422:.P453])" office:value-type="float" office:value="0.0208052127814871" calcext:value-type="float">
            <text:p>0,0208052128</text:p>
          </table:table-cell>
          <table:table-cell table:style-name="ce3" table:formula="of:=AVERAGE([.Q422:.Q453])-2*STDEV([.Q422:.Q453])" office:value-type="float" office:value="0.0115346791961059" calcext:value-type="float">
            <text:p>0,0115346792</text:p>
          </table:table-cell>
          <table:table-cell table:style-name="ce3" table:formula="of:=AVERAGE([.R422:.R453])-2*STDEV([.R422:.R453])" office:value-type="float" office:value="0.082378684868597" calcext:value-type="float">
            <text:p>0,0823786849</text:p>
          </table:table-cell>
          <table:table-cell table:style-name="ce3" table:formula="of:=AVERAGE([.S422:.S453])-2*STDEV([.S422:.S453])" office:value-type="float" office:value="0.276398948201528" calcext:value-type="float">
            <text:p>0,2763989482</text:p>
          </table:table-cell>
          <table:table-cell table:style-name="ce3" table:formula="of:=AVERAGE([.T422:.T453])-2*STDEV([.T422:.T453])" office:value-type="float" office:value="0.184325536293226" calcext:value-type="float">
            <text:p>0,1843255363</text:p>
          </table:table-cell>
          <table:table-cell table:style-name="ce3" table:formula="of:=AVERAGE([.U422:.U453])-2*STDEV([.U422:.U453])" office:value-type="float" office:value="0.257160240687462" calcext:value-type="float">
            <text:p>0,2571602407</text:p>
          </table:table-cell>
          <table:table-cell table:style-name="ce3" table:formula="of:=AVERAGE([.V422:.V453])-2*STDEV([.V422:.V453])" office:value-type="float" office:value="0.292144545658391" calcext:value-type="float">
            <text:p>0,2921445457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ValMax</text:p>
          </table:table-cell>
          <table:table-cell table:style-name="ce5" table:formula="of:=AVERAGE([.B422:.B530])+2*STDEV([.B422:.B530])" office:value-type="float" office:value="0.077011461673828" calcext:value-type="float">
            <text:p>0,0770114617</text:p>
          </table:table-cell>
          <table:table-cell table:style-name="ce5" table:formula="of:=AVERAGE([.C422:.C530])+2*STDEV([.C422:.C530])" office:value-type="float" office:value="0.113672703797471" calcext:value-type="float">
            <text:p>0,1136727038</text:p>
          </table:table-cell>
          <table:table-cell table:style-name="ce5" table:formula="of:=AVERAGE([.D422:.D530])+2*STDEV([.D422:.D530])" office:value-type="float" office:value="0.0989106252554068" calcext:value-type="float">
            <text:p>0,0989106253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float" office:value="0.0161920561505852" calcext:value-type="float">
            <text:p>0,0161920562</text:p>
          </table:table-cell>
          <table:table-cell table:style-name="ce5" table:formula="of:=AVERAGE([.G422:.G530])+2*STDEV([.G422:.G530])" office:value-type="float" office:value="0.285910083720663" calcext:value-type="float">
            <text:p>0,2859100837</text:p>
          </table:table-cell>
          <table:table-cell table:style-name="ce5" table:formula="of:=AVERAGE([.H422:.H530])+2*STDEV([.H422:.H530])" office:value-type="float" office:value="0.0260254846722648" calcext:value-type="float">
            <text:p>0,0260254847</text:p>
          </table:table-cell>
          <table:table-cell table:style-name="ce5" table:formula="of:=AVERAGE([.I422:.I530])+2*STDEV([.I422:.I530])" office:value-type="float" office:value="0.452963544620271" calcext:value-type="float">
            <text:p>0,4529635446</text:p>
          </table:table-cell>
          <table:table-cell table:style-name="ce5" table:formula="of:=AVERAGE([.J422:.J530])+2*STDEV([.J422:.J530])" office:value-type="float" office:value="0.0763709376319967" calcext:value-type="float">
            <text:p>0,0763709376</text:p>
          </table:table-cell>
          <table:table-cell table:style-name="ce5" table:formula="of:=AVERAGE([.K422:.K530])+2*STDEV([.K422:.K530])" office:value-type="float" office:value="0.0863363002081671" calcext:value-type="float">
            <text:p>0,0863363002</text:p>
          </table:table-cell>
          <table:table-cell table:style-name="ce5" table:formula="of:=AVERAGE([.L422:.L530])+2*STDEV([.L422:.L530])" office:value-type="float" office:value="0.0376174289815886" calcext:value-type="float">
            <text:p>0,037617429</text:p>
          </table:table-cell>
          <table:table-cell table:style-name="ce5" table:formula="of:=AVERAGE([.M422:.M530])+2*STDEV([.M422:.M530])" office:value-type="float" office:value="0.296892227698411" calcext:value-type="float">
            <text:p>0,2968922277</text:p>
          </table:table-cell>
          <table:table-cell table:style-name="ce5" table:formula="of:=AVERAGE([.N422:.N530])+2*STDEV([.N422:.N530])" office:value-type="float" office:value="0.0976768106550575" calcext:value-type="float">
            <text:p>0,0976768107</text:p>
          </table:table-cell>
          <table:table-cell table:style-name="ce5" table:formula="of:=AVERAGE([.O422:.O530])+2*STDEV([.O422:.O530])" office:value-type="float" office:value="0.305538867601211" calcext:value-type="float">
            <text:p>0,3055388676</text:p>
          </table:table-cell>
          <table:table-cell table:style-name="ce5" table:formula="of:=AVERAGE([.P422:.P530])+2*STDEV([.P422:.P530])" office:value-type="float" office:value="0.0333953637698194" calcext:value-type="float">
            <text:p>0,0333953638</text:p>
          </table:table-cell>
          <table:table-cell table:style-name="ce5" table:formula="of:=AVERAGE([.Q422:.Q530])+2*STDEV([.Q422:.Q530])" office:value-type="float" office:value="0.021421479726539" calcext:value-type="float">
            <text:p>0,0214214797</text:p>
          </table:table-cell>
          <table:table-cell table:style-name="ce5" table:formula="of:=AVERAGE([.R422:.R530])+2*STDEV([.R422:.R530])" office:value-type="float" office:value="0.135971780662234" calcext:value-type="float">
            <text:p>0,1359717807</text:p>
          </table:table-cell>
          <table:table-cell table:style-name="ce5" table:formula="of:=AVERAGE([.S422:.S530])+2*STDEV([.S422:.S530])" office:value-type="float" office:value="0.491856942729056" calcext:value-type="float">
            <text:p>0,4918569427</text:p>
          </table:table-cell>
          <table:table-cell table:style-name="ce5" table:formula="of:=AVERAGE([.T422:.T530])+2*STDEV([.T422:.T530])" office:value-type="float" office:value="0.354674871606935" calcext:value-type="float">
            <text:p>0,3546748716</text:p>
          </table:table-cell>
          <table:table-cell table:style-name="ce5" table:formula="of:=AVERAGE([.U422:.U530])+2*STDEV([.U422:.U530])" office:value-type="float" office:value="0.457715950661676" calcext:value-type="float">
            <text:p>0,4577159507</text:p>
          </table:table-cell>
          <table:table-cell table:style-name="ce5" table:formula="of:=AVERAGE([.V422:.V530])+2*STDEV([.V422:.V530])" office:value-type="float" office:value="0.554670362690825" calcext:value-type="float">
            <text:p>0,5546703627</text:p>
          </table:table-cell>
          <table:table-cell table:number-columns-repeated="100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formula="of:=IF(OR([.B422]&lt;[.B$549];[.B422]&gt;[.B$550]);&quot;&quot;;[.B422])" office:value-type="float" office:value="0.0623856743554489" calcext:value-type="float">
            <text:p>0,0623856744</text:p>
          </table:table-cell>
          <table:table-cell table:formula="of:=IF(OR([.C422]&lt;[.C$549];[.C422]&gt;[.C$550]);&quot;&quot;;[.C422])" office:value-type="float" office:value="0.0634657240205589" calcext:value-type="float">
            <text:p>0,063465724</text:p>
          </table:table-cell>
          <table:table-cell table:formula="of:=IF(OR([.D422]&lt;[.D$549];[.D422]&gt;[.D$550]);&quot;&quot;;[.D422])">
            <text:p/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float" office:value="0.0123716320436086" calcext:value-type="float">
            <text:p>0,012371632</text:p>
          </table:table-cell>
          <table:table-cell table:formula="of:=IF(OR([.G422]&lt;[.G$549];[.G422]&gt;[.G$550]);&quot;&quot;;[.G422])">
            <text:p/>
          </table:table-cell>
          <table:table-cell table:formula="of:=IF(OR([.H422]&lt;[.H$549];[.H422]&gt;[.H$550]);&quot;&quot;;[.H422])" office:value-type="float" office:value="0.0236431844929926" calcext:value-type="float">
            <text:p>0,0236431845</text:p>
          </table:table-cell>
          <table:table-cell table:formula="of:=IF(OR([.I422]&lt;[.I$549];[.I422]&gt;[.I$550]);&quot;&quot;;[.I422])" office:value-type="float" office:value="0.444852620806925" calcext:value-type="float">
            <text:p>0,4448526208</text:p>
          </table:table-cell>
          <table:table-cell table:formula="of:=IF(OR([.J422]&lt;[.J$549];[.J422]&gt;[.J$550]);&quot;&quot;;[.J422])" office:value-type="float" office:value="0.0671588356574436" calcext:value-type="float">
            <text:p>0,0671588357</text:p>
          </table:table-cell>
          <table:table-cell table:formula="of:=IF(OR([.K422]&lt;[.K$549];[.K422]&gt;[.K$550]);&quot;&quot;;[.K422])" office:value-type="float" office:value="0.0761058197745856" calcext:value-type="float">
            <text:p>0,0761058198</text:p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 office:value-type="float" office:value="0.263884924162331" calcext:value-type="float">
            <text:p>0,2638849242</text:p>
          </table:table-cell>
          <table:table-cell table:formula="of:=IF(OR([.N422]&lt;[.N$549];[.N422]&gt;[.N$550]);&quot;&quot;;[.N422])" office:value-type="float" office:value="0.0939449388997444" calcext:value-type="float">
            <text:p>0,0939449389</text:p>
          </table:table-cell>
          <table:table-cell table:formula="of:=IF(OR([.O422]&lt;[.O$549];[.O422]&gt;[.O$550]);&quot;&quot;;[.O422])" office:value-type="float" office:value="0.2695835849654" calcext:value-type="float">
            <text:p>0,269583585</text:p>
          </table:table-cell>
          <table:table-cell table:formula="of:=IF(OR([.P422]&lt;[.P$549];[.P422]&gt;[.P$550]);&quot;&quot;;[.P422])" office:value-type="float" office:value="0.028453913482868" calcext:value-type="float">
            <text:p>0,0284539135</text:p>
          </table:table-cell>
          <table:table-cell table:formula="of:=IF(OR([.Q422]&lt;[.Q$549];[.Q422]&gt;[.Q$550]);&quot;&quot;;[.Q422])" office:value-type="float" office:value="0.0175007464762242" calcext:value-type="float">
            <text:p>0,0175007465</text:p>
          </table:table-cell>
          <table:table-cell table:formula="of:=IF(OR([.R422]&lt;[.R$549];[.R422]&gt;[.R$550]);&quot;&quot;;[.R422])" office:value-type="float" office:value="0.114377830598181" calcext:value-type="float">
            <text:p>0,1143778306</text:p>
          </table:table-cell>
          <table:table-cell table:formula="of:=IF(OR([.S422]&lt;[.S$549];[.S422]&gt;[.S$550]);&quot;&quot;;[.S422])" office:value-type="float" office:value="0.427953811795197" calcext:value-type="float">
            <text:p>0,4279538118</text:p>
          </table:table-cell>
          <table:table-cell table:formula="of:=IF(OR([.T422]&lt;[.T$549];[.T422]&gt;[.T$550]);&quot;&quot;;[.T422])">
            <text:p/>
          </table:table-cell>
          <table:table-cell table:formula="of:=IF(OR([.U422]&lt;[.U$549];[.U422]&gt;[.U$550]);&quot;&quot;;[.U422])" office:value-type="float" office:value="0.39961128408593" calcext:value-type="float">
            <text:p>0,3996112841</text:p>
          </table:table-cell>
          <table:table-cell table:formula="of:=IF(OR([.V422]&lt;[.V$549];[.V422]&gt;[.V$550]);&quot;&quot;;[.V422])" office:value-type="float" office:value="0.425032845737119" calcext:value-type="float">
            <text:p>0,4250328457</text:p>
          </table:table-cell>
          <table:table-cell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formula="of:=IF(OR([.B423]&lt;[.B$549];[.B423]&gt;[.B$550]);&quot;&quot;;[.B423])" office:value-type="float" office:value="0.0708976702258172" calcext:value-type="float">
            <text:p>0,0708976702</text:p>
          </table:table-cell>
          <table:table-cell table:formula="of:=IF(OR([.C423]&lt;[.C$549];[.C423]&gt;[.C$550]);&quot;&quot;;[.C423])">
            <text:p/>
          </table:table-cell>
          <table:table-cell table:formula="of:=IF(OR([.D423]&lt;[.D$549];[.D423]&gt;[.D$550]);&quot;&quot;;[.D423])">
            <text:p/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>
            <text:p/>
          </table:table-cell>
          <table:table-cell table:formula="of:=IF(OR([.G423]&lt;[.G$549];[.G423]&gt;[.G$550]);&quot;&quot;;[.G423])" office:value-type="float" office:value="0.254673410017022" calcext:value-type="float">
            <text:p>0,25467341</text:p>
          </table:table-cell>
          <table:table-cell table:formula="of:=IF(OR([.H423]&lt;[.H$549];[.H423]&gt;[.H$550]);&quot;&quot;;[.H423])" office:value-type="float" office:value="0.0250826811475324" calcext:value-type="float">
            <text:p>0,0250826811</text:p>
          </table:table-cell>
          <table:table-cell table:formula="of:=IF(OR([.I423]&lt;[.I$549];[.I423]&gt;[.I$550]);&quot;&quot;;[.I423])">
            <text:p/>
          </table:table-cell>
          <table:table-cell table:formula="of:=IF(OR([.J423]&lt;[.J$549];[.J423]&gt;[.J$550]);&quot;&quot;;[.J423])">
            <text:p/>
          </table:table-cell>
          <table:table-cell table:formula="of:=IF(OR([.K423]&lt;[.K$549];[.K423]&gt;[.K$550]);&quot;&quot;;[.K423])">
            <text:p/>
          </table:table-cell>
          <table:table-cell table:formula="of:=IF(OR([.L423]&lt;[.L$549];[.L423]&gt;[.L$550]);&quot;&quot;;[.L423])">
            <text:p/>
          </table:table-cell>
          <table:table-cell table:formula="of:=IF(OR([.M423]&lt;[.M$549];[.M423]&gt;[.M$550]);&quot;&quot;;[.M423])" office:value-type="float" office:value="0.250154775575825" calcext:value-type="float">
            <text:p>0,2501547756</text:p>
          </table:table-cell>
          <table:table-cell table:formula="of:=IF(OR([.N423]&lt;[.N$549];[.N423]&gt;[.N$550]);&quot;&quot;;[.N423])" office:value-type="float" office:value="0.084155397342918" calcext:value-type="float">
            <text:p>0,0841553973</text:p>
          </table:table-cell>
          <table:table-cell table:formula="of:=IF(OR([.O423]&lt;[.O$549];[.O423]&gt;[.O$550]);&quot;&quot;;[.O423])" office:value-type="float" office:value="0.228151367111022" calcext:value-type="float">
            <text:p>0,2281513671</text:p>
          </table:table-cell>
          <table:table-cell table:formula="of:=IF(OR([.P423]&lt;[.P$549];[.P423]&gt;[.P$550]);&quot;&quot;;[.P423])" office:value-type="float" office:value="0.0227863134279641" calcext:value-type="float">
            <text:p>0,0227863134</text:p>
          </table:table-cell>
          <table:table-cell table:formula="of:=IF(OR([.Q423]&lt;[.Q$549];[.Q423]&gt;[.Q$550]);&quot;&quot;;[.Q423])" office:value-type="float" office:value="0.0210103171097553" calcext:value-type="float">
            <text:p>0,0210103171</text:p>
          </table:table-cell>
          <table:table-cell table:formula="of:=IF(OR([.R423]&lt;[.R$549];[.R423]&gt;[.R$550]);&quot;&quot;;[.R423])" office:value-type="float" office:value="0.108526825333095" calcext:value-type="float">
            <text:p>0,1085268253</text:p>
          </table:table-cell>
          <table:table-cell table:formula="of:=IF(OR([.S423]&lt;[.S$549];[.S423]&gt;[.S$550]);&quot;&quot;;[.S423])" office:value-type="float" office:value="0.351206269814579" calcext:value-type="float">
            <text:p>0,3512062698</text:p>
          </table:table-cell>
          <table:table-cell table:formula="of:=IF(OR([.T423]&lt;[.T$549];[.T423]&gt;[.T$550]);&quot;&quot;;[.T423])" office:value-type="float" office:value="0.262786307218745" calcext:value-type="float">
            <text:p>0,2627863072</text:p>
          </table:table-cell>
          <table:table-cell table:formula="of:=IF(OR([.U423]&lt;[.U$549];[.U423]&gt;[.U$550]);&quot;&quot;;[.U423])" office:value-type="float" office:value="0.325345439793541" calcext:value-type="float">
            <text:p>0,3253454398</text:p>
          </table:table-cell>
          <table:table-cell table:formula="of:=IF(OR([.V423]&lt;[.V$549];[.V423]&gt;[.V$550]);&quot;&quot;;[.V423])" office:value-type="float" office:value="0.4171546832913" calcext:value-type="float">
            <text:p>0,4171546833</text:p>
          </table:table-cell>
          <table:table-cell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formula="of:=IF(OR([.B424]&lt;[.B$549];[.B424]&gt;[.B$550]);&quot;&quot;;[.B424])" office:value-type="float" office:value="0.0721301944526975" calcext:value-type="float">
            <text:p>0,0721301945</text:p>
          </table:table-cell>
          <table:table-cell table:formula="of:=IF(OR([.C424]&lt;[.C$549];[.C424]&gt;[.C$550]);&quot;&quot;;[.C424])" office:value-type="float" office:value="0.0976664279162283" calcext:value-type="float">
            <text:p>0,0976664279</text:p>
          </table:table-cell>
          <table:table-cell table:formula="of:=IF(OR([.D424]&lt;[.D$549];[.D424]&gt;[.D$550]);&quot;&quot;;[.D424])">
            <text:p/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float" office:value="0.0154818872083496" calcext:value-type="float">
            <text:p>0,0154818872</text:p>
          </table:table-cell>
          <table:table-cell table:formula="of:=IF(OR([.G424]&lt;[.G$549];[.G424]&gt;[.G$550]);&quot;&quot;;[.G424])" office:value-type="float" office:value="0.270361882544764" calcext:value-type="float">
            <text:p>0,2703618825</text:p>
          </table:table-cell>
          <table:table-cell table:formula="of:=IF(OR([.H424]&lt;[.H$549];[.H424]&gt;[.H$550]);&quot;&quot;;[.H424])" office:value-type="float" office:value="0.0243025616663055" calcext:value-type="float">
            <text:p>0,0243025617</text:p>
          </table:table-cell>
          <table:table-cell table:formula="of:=IF(OR([.I424]&lt;[.I$549];[.I424]&gt;[.I$550]);&quot;&quot;;[.I424])" office:value-type="float" office:value="0.451078305399754" calcext:value-type="float">
            <text:p>0,4510783054</text:p>
          </table:table-cell>
          <table:table-cell table:formula="of:=IF(OR([.J424]&lt;[.J$549];[.J424]&gt;[.J$550]);&quot;&quot;;[.J424])" office:value-type="float" office:value="0.0742200601992027" calcext:value-type="float">
            <text:p>0,0742200602</text:p>
          </table:table-cell>
          <table:table-cell table:formula="of:=IF(OR([.K424]&lt;[.K$549];[.K424]&gt;[.K$550]);&quot;&quot;;[.K424])" office:value-type="float" office:value="0.0846363171396152" calcext:value-type="float">
            <text:p>0,0846363171</text:p>
          </table:table-cell>
          <table:table-cell table:formula="of:=IF(OR([.L424]&lt;[.L$549];[.L424]&gt;[.L$550]);&quot;&quot;;[.L424])">
            <text:p/>
          </table:table-cell>
          <table:table-cell table:formula="of:=IF(OR([.M424]&lt;[.M$549];[.M424]&gt;[.M$550]);&quot;&quot;;[.M424])" office:value-type="float" office:value="0.266472802521465" calcext:value-type="float">
            <text:p>0,2664728025</text:p>
          </table:table-cell>
          <table:table-cell table:formula="of:=IF(OR([.N424]&lt;[.N$549];[.N424]&gt;[.N$550]);&quot;&quot;;[.N424])" office:value-type="float" office:value="0.0827785563057353" calcext:value-type="float">
            <text:p>0,0827785563</text:p>
          </table:table-cell>
          <table:table-cell table:formula="of:=IF(OR([.O424]&lt;[.O$549];[.O424]&gt;[.O$550]);&quot;&quot;;[.O424])" office:value-type="float" office:value="0.254797075358526" calcext:value-type="float">
            <text:p>0,2547970754</text:p>
          </table:table-cell>
          <table:table-cell table:formula="of:=IF(OR([.P424]&lt;[.P$549];[.P424]&gt;[.P$550]);&quot;&quot;;[.P424])" office:value-type="float" office:value="0.0253203025767345" calcext:value-type="float">
            <text:p>0,0253203026</text:p>
          </table:table-cell>
          <table:table-cell table:formula="of:=IF(OR([.Q424]&lt;[.Q$549];[.Q424]&gt;[.Q$550]);&quot;&quot;;[.Q424])" office:value-type="float" office:value="0.0202736244191073" calcext:value-type="float">
            <text:p>0,0202736244</text:p>
          </table:table-cell>
          <table:table-cell table:formula="of:=IF(OR([.R424]&lt;[.R$549];[.R424]&gt;[.R$550]);&quot;&quot;;[.R424])" office:value-type="float" office:value="0.106384866168118" calcext:value-type="float">
            <text:p>0,1063848662</text:p>
          </table:table-cell>
          <table:table-cell table:formula="of:=IF(OR([.S424]&lt;[.S$549];[.S424]&gt;[.S$550]);&quot;&quot;;[.S424])" office:value-type="float" office:value="0.3981371406169" calcext:value-type="float">
            <text:p>0,3981371406</text:p>
          </table:table-cell>
          <table:table-cell table:formula="of:=IF(OR([.T424]&lt;[.T$549];[.T424]&gt;[.T$550]);&quot;&quot;;[.T424])" office:value-type="float" office:value="0.301073435660404" calcext:value-type="float">
            <text:p>0,3010734357</text:p>
          </table:table-cell>
          <table:table-cell table:formula="of:=IF(OR([.U424]&lt;[.U$549];[.U424]&gt;[.U$550]);&quot;&quot;;[.U424])" office:value-type="float" office:value="0.348669345633169" calcext:value-type="float">
            <text:p>0,3486693456</text:p>
          </table:table-cell>
          <table:table-cell table:formula="of:=IF(OR([.V424]&lt;[.V$549];[.V424]&gt;[.V$550]);&quot;&quot;;[.V424])" office:value-type="float" office:value="0.448542004174337" calcext:value-type="float">
            <text:p>0,4485420042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formula="of:=IF(OR([.B425]&lt;[.B$549];[.B425]&gt;[.B$550]);&quot;&quot;;[.B425])" office:value-type="float" office:value="0.0685497598491818" calcext:value-type="float">
            <text:p>0,0685497598</text:p>
          </table:table-cell>
          <table:table-cell table:formula="of:=IF(OR([.C425]&lt;[.C$549];[.C425]&gt;[.C$550]);&quot;&quot;;[.C425])" office:value-type="float" office:value="0.0683360301658135" calcext:value-type="float">
            <text:p>0,0683360302</text:p>
          </table:table-cell>
          <table:table-cell table:formula="of:=IF(OR([.D425]&lt;[.D$549];[.D425]&gt;[.D$550]);&quot;&quot;;[.D425])" office:value-type="float" office:value="0.0816481668978205" calcext:value-type="float">
            <text:p>0,0816481669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float" office:value="0.0154540824191982" calcext:value-type="float">
            <text:p>0,0154540824</text:p>
          </table:table-cell>
          <table:table-cell table:formula="of:=IF(OR([.G425]&lt;[.G$549];[.G425]&gt;[.G$550]);&quot;&quot;;[.G425])" office:value-type="float" office:value="0.271829856122054" calcext:value-type="float">
            <text:p>0,2718298561</text:p>
          </table:table-cell>
          <table:table-cell table:formula="of:=IF(OR([.H425]&lt;[.H$549];[.H425]&gt;[.H$550]);&quot;&quot;;[.H425])" office:value-type="float" office:value="0.0252827310151201" calcext:value-type="float">
            <text:p>0,025282731</text:p>
          </table:table-cell>
          <table:table-cell table:formula="of:=IF(OR([.I425]&lt;[.I$549];[.I425]&gt;[.I$550]);&quot;&quot;;[.I425])" office:value-type="float" office:value="0.430020206684952" calcext:value-type="float">
            <text:p>0,4300202067</text:p>
          </table:table-cell>
          <table:table-cell table:formula="of:=IF(OR([.J425]&lt;[.J$549];[.J425]&gt;[.J$550]);&quot;&quot;;[.J425])">
            <text:p/>
          </table:table-cell>
          <table:table-cell table:formula="of:=IF(OR([.K425]&lt;[.K$549];[.K425]&gt;[.K$550]);&quot;&quot;;[.K425])">
            <text:p/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>
            <text:p/>
          </table:table-cell>
          <table:table-cell table:formula="of:=IF(OR([.N425]&lt;[.N$549];[.N425]&gt;[.N$550]);&quot;&quot;;[.N425])">
            <text:p/>
          </table:table-cell>
          <table:table-cell table:formula="of:=IF(OR([.O425]&lt;[.O$549];[.O425]&gt;[.O$550]);&quot;&quot;;[.O425])">
            <text:p/>
          </table:table-cell>
          <table:table-cell table:formula="of:=IF(OR([.P425]&lt;[.P$549];[.P425]&gt;[.P$550]);&quot;&quot;;[.P425])" office:value-type="float" office:value="0.0297238603627309" calcext:value-type="float">
            <text:p>0,0297238604</text:p>
          </table:table-cell>
          <table:table-cell table:formula="of:=IF(OR([.Q425]&lt;[.Q$549];[.Q425]&gt;[.Q$550]);&quot;&quot;;[.Q425])">
            <text:p/>
          </table:table-cell>
          <table:table-cell table:formula="of:=IF(OR([.R425]&lt;[.R$549];[.R425]&gt;[.R$550]);&quot;&quot;;[.R425])" office:value-type="float" office:value="0.125126605510727" calcext:value-type="float">
            <text:p>0,1251266055</text:p>
          </table:table-cell>
          <table:table-cell table:formula="of:=IF(OR([.S425]&lt;[.S$549];[.S425]&gt;[.S$550]);&quot;&quot;;[.S425])" office:value-type="float" office:value="0.437267199503061" calcext:value-type="float">
            <text:p>0,4372671995</text:p>
          </table:table-cell>
          <table:table-cell table:formula="of:=IF(OR([.T425]&lt;[.T$549];[.T425]&gt;[.T$550]);&quot;&quot;;[.T425])" office:value-type="float" office:value="0.351431903408401" calcext:value-type="float">
            <text:p>0,3514319034</text:p>
          </table:table-cell>
          <table:table-cell table:formula="of:=IF(OR([.U425]&lt;[.U$549];[.U425]&gt;[.U$550]);&quot;&quot;;[.U425])" office:value-type="float" office:value="0.443185009129706" calcext:value-type="float">
            <text:p>0,4431850091</text:p>
          </table:table-cell>
          <table:table-cell table:formula="of:=IF(OR([.V425]&lt;[.V$549];[.V425]&gt;[.V$550]);&quot;&quot;;[.V425])">
            <text:p/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formula="of:=IF(OR([.B426]&lt;[.B$549];[.B426]&gt;[.B$550]);&quot;&quot;;[.B426])" office:value-type="float" office:value="0.0691118177174701" calcext:value-type="float">
            <text:p>0,0691118177</text:p>
          </table:table-cell>
          <table:table-cell table:formula="of:=IF(OR([.C426]&lt;[.C$549];[.C426]&gt;[.C$550]);&quot;&quot;;[.C426])" office:value-type="float" office:value="0.0441364182539698" calcext:value-type="float">
            <text:p>0,0441364183</text:p>
          </table:table-cell>
          <table:table-cell table:formula="of:=IF(OR([.D426]&lt;[.D$549];[.D426]&gt;[.D$550]);&quot;&quot;;[.D426])" office:value-type="float" office:value="0.0597017783921475" calcext:value-type="float">
            <text:p>0,0597017784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float" office:value="0.0132744540067722" calcext:value-type="float">
            <text:p>0,013274454</text:p>
          </table:table-cell>
          <table:table-cell table:formula="of:=IF(OR([.G426]&lt;[.G$549];[.G426]&gt;[.G$550]);&quot;&quot;;[.G426])" office:value-type="float" office:value="0.265599899431713" calcext:value-type="float">
            <text:p>0,2655998994</text:p>
          </table:table-cell>
          <table:table-cell table:formula="of:=IF(OR([.H426]&lt;[.H$549];[.H426]&gt;[.H$550]);&quot;&quot;;[.H426])" office:value-type="float" office:value="0.0244105309868743" calcext:value-type="float">
            <text:p>0,024410531</text:p>
          </table:table-cell>
          <table:table-cell table:formula="of:=IF(OR([.I426]&lt;[.I$549];[.I426]&gt;[.I$550]);&quot;&quot;;[.I426])" office:value-type="float" office:value="0.342401787723551" calcext:value-type="float">
            <text:p>0,3424017877</text:p>
          </table:table-cell>
          <table:table-cell table:formula="of:=IF(OR([.J426]&lt;[.J$549];[.J426]&gt;[.J$550]);&quot;&quot;;[.J426])" office:value-type="float" office:value="0.0645199379960738" calcext:value-type="float">
            <text:p>0,064519938</text:p>
          </table:table-cell>
          <table:table-cell table:formula="of:=IF(OR([.K426]&lt;[.K$549];[.K426]&gt;[.K$550]);&quot;&quot;;[.K426])" office:value-type="float" office:value="0.0626412754442887" calcext:value-type="float">
            <text:p>0,0626412754</text:p>
          </table:table-cell>
          <table:table-cell table:formula="of:=IF(OR([.L426]&lt;[.L$549];[.L426]&gt;[.L$550]);&quot;&quot;;[.L426])" office:value-type="float" office:value="0.0257035566798505" calcext:value-type="float">
            <text:p>0,0257035567</text:p>
          </table:table-cell>
          <table:table-cell table:formula="of:=IF(OR([.M426]&lt;[.M$549];[.M426]&gt;[.M$550]);&quot;&quot;;[.M426])" office:value-type="float" office:value="0.235347850748697" calcext:value-type="float">
            <text:p>0,2353478507</text:p>
          </table:table-cell>
          <table:table-cell table:formula="of:=IF(OR([.N426]&lt;[.N$549];[.N426]&gt;[.N$550]);&quot;&quot;;[.N426])" office:value-type="float" office:value="0.077656889924231" calcext:value-type="float">
            <text:p>0,0776568899</text:p>
          </table:table-cell>
          <table:table-cell table:formula="of:=IF(OR([.O426]&lt;[.O$549];[.O426]&gt;[.O$550]);&quot;&quot;;[.O426])" office:value-type="float" office:value="0.220313677288931" calcext:value-type="float">
            <text:p>0,2203136773</text:p>
          </table:table-cell>
          <table:table-cell table:formula="of:=IF(OR([.P426]&lt;[.P$549];[.P426]&gt;[.P$550]);&quot;&quot;;[.P426])" office:value-type="float" office:value="0.0227499070923132" calcext:value-type="float">
            <text:p>0,0227499071</text:p>
          </table:table-cell>
          <table:table-cell table:formula="of:=IF(OR([.Q426]&lt;[.Q$549];[.Q426]&gt;[.Q$550]);&quot;&quot;;[.Q426])" office:value-type="float" office:value="0.0172132714714681" calcext:value-type="float">
            <text:p>0,0172132715</text:p>
          </table:table-cell>
          <table:table-cell table:formula="of:=IF(OR([.R426]&lt;[.R$549];[.R426]&gt;[.R$550]);&quot;&quot;;[.R426])" office:value-type="float" office:value="0.0891546074447293" calcext:value-type="float">
            <text:p>0,0891546074</text:p>
          </table:table-cell>
          <table:table-cell table:formula="of:=IF(OR([.S426]&lt;[.S$549];[.S426]&gt;[.S$550]);&quot;&quot;;[.S426])" office:value-type="float" office:value="0.295519536577021" calcext:value-type="float">
            <text:p>0,2955195366</text:p>
          </table:table-cell>
          <table:table-cell table:formula="of:=IF(OR([.T426]&lt;[.T$549];[.T426]&gt;[.T$550]);&quot;&quot;;[.T426])" office:value-type="float" office:value="0.206136260623154" calcext:value-type="float">
            <text:p>0,2061362606</text:p>
          </table:table-cell>
          <table:table-cell table:formula="of:=IF(OR([.U426]&lt;[.U$549];[.U426]&gt;[.U$550]);&quot;&quot;;[.U426])" office:value-type="float" office:value="0.259062246948109" calcext:value-type="float">
            <text:p>0,2590622469</text:p>
          </table:table-cell>
          <table:table-cell table:formula="of:=IF(OR([.V426]&lt;[.V$549];[.V426]&gt;[.V$550]);&quot;&quot;;[.V426])" office:value-type="float" office:value="0.29432448165582" calcext:value-type="float">
            <text:p>0,2943244817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formula="of:=IF(OR([.B427]&lt;[.B$549];[.B427]&gt;[.B$550]);&quot;&quot;;[.B427])" office:value-type="float" office:value="0.0732278688990463" calcext:value-type="float">
            <text:p>0,0732278689</text:p>
          </table:table-cell>
          <table:table-cell table:formula="of:=IF(OR([.C427]&lt;[.C$549];[.C427]&gt;[.C$550]);&quot;&quot;;[.C427])" office:value-type="float" office:value="0.0483145525888696" calcext:value-type="float">
            <text:p>0,0483145526</text:p>
          </table:table-cell>
          <table:table-cell table:formula="of:=IF(OR([.D427]&lt;[.D$549];[.D427]&gt;[.D$550]);&quot;&quot;;[.D427])" office:value-type="float" office:value="0.0737924799233959" calcext:value-type="float">
            <text:p>0,0737924799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float" office:value="0.0122070138115572" calcext:value-type="float">
            <text:p>0,0122070138</text:p>
          </table:table-cell>
          <table:table-cell table:formula="of:=IF(OR([.G427]&lt;[.G$549];[.G427]&gt;[.G$550]);&quot;&quot;;[.G427])" office:value-type="float" office:value="0.262002345701813" calcext:value-type="float">
            <text:p>0,2620023457</text:p>
          </table:table-cell>
          <table:table-cell table:formula="of:=IF(OR([.H427]&lt;[.H$549];[.H427]&gt;[.H$550]);&quot;&quot;;[.H427])">
            <text:p/>
          </table:table-cell>
          <table:table-cell table:formula="of:=IF(OR([.I427]&lt;[.I$549];[.I427]&gt;[.I$550]);&quot;&quot;;[.I427])" office:value-type="float" office:value="0.359733304504163" calcext:value-type="float">
            <text:p>0,3597333045</text:p>
          </table:table-cell>
          <table:table-cell table:formula="of:=IF(OR([.J427]&lt;[.J$549];[.J427]&gt;[.J$550]);&quot;&quot;;[.J427])" office:value-type="float" office:value="0.0733114981334077" calcext:value-type="float">
            <text:p>0,0733114981</text:p>
          </table:table-cell>
          <table:table-cell table:formula="of:=IF(OR([.K427]&lt;[.K$549];[.K427]&gt;[.K$550]);&quot;&quot;;[.K427])" office:value-type="float" office:value="0.0662793322669598" calcext:value-type="float">
            <text:p>0,0662793323</text:p>
          </table:table-cell>
          <table:table-cell table:formula="of:=IF(OR([.L427]&lt;[.L$549];[.L427]&gt;[.L$550]);&quot;&quot;;[.L427])" office:value-type="float" office:value="0.024678984157248" calcext:value-type="float">
            <text:p>0,0246789842</text:p>
          </table:table-cell>
          <table:table-cell table:formula="of:=IF(OR([.M427]&lt;[.M$549];[.M427]&gt;[.M$550]);&quot;&quot;;[.M427])" office:value-type="float" office:value="0.232490877732211" calcext:value-type="float">
            <text:p>0,2324908777</text:p>
          </table:table-cell>
          <table:table-cell table:formula="of:=IF(OR([.N427]&lt;[.N$549];[.N427]&gt;[.N$550]);&quot;&quot;;[.N427])" office:value-type="float" office:value="0.0764756691903834" calcext:value-type="float">
            <text:p>0,0764756692</text:p>
          </table:table-cell>
          <table:table-cell table:formula="of:=IF(OR([.O427]&lt;[.O$549];[.O427]&gt;[.O$550]);&quot;&quot;;[.O427])" office:value-type="float" office:value="0.237338059312353" calcext:value-type="float">
            <text:p>0,2373380593</text:p>
          </table:table-cell>
          <table:table-cell table:formula="of:=IF(OR([.P427]&lt;[.P$549];[.P427]&gt;[.P$550]);&quot;&quot;;[.P427])" office:value-type="float" office:value="0.0232219651182589" calcext:value-type="float">
            <text:p>0,0232219651</text:p>
          </table:table-cell>
          <table:table-cell table:formula="of:=IF(OR([.Q427]&lt;[.Q$549];[.Q427]&gt;[.Q$550]);&quot;&quot;;[.Q427])" office:value-type="float" office:value="0.0188926887526479" calcext:value-type="float">
            <text:p>0,0188926888</text:p>
          </table:table-cell>
          <table:table-cell table:formula="of:=IF(OR([.R427]&lt;[.R$549];[.R427]&gt;[.R$550]);&quot;&quot;;[.R427])" office:value-type="float" office:value="0.0943142115890457" calcext:value-type="float">
            <text:p>0,0943142116</text:p>
          </table:table-cell>
          <table:table-cell table:formula="of:=IF(OR([.S427]&lt;[.S$549];[.S427]&gt;[.S$550]);&quot;&quot;;[.S427])" office:value-type="float" office:value="0.327034312572677" calcext:value-type="float">
            <text:p>0,3270343126</text:p>
          </table:table-cell>
          <table:table-cell table:formula="of:=IF(OR([.T427]&lt;[.T$549];[.T427]&gt;[.T$550]);&quot;&quot;;[.T427])" office:value-type="float" office:value="0.257905703359936" calcext:value-type="float">
            <text:p>0,2579057034</text:p>
          </table:table-cell>
          <table:table-cell table:formula="of:=IF(OR([.U427]&lt;[.U$549];[.U427]&gt;[.U$550]);&quot;&quot;;[.U427])" office:value-type="float" office:value="0.32874697504409" calcext:value-type="float">
            <text:p>0,328746975</text:p>
          </table:table-cell>
          <table:table-cell table:formula="of:=IF(OR([.V427]&lt;[.V$549];[.V427]&gt;[.V$550]);&quot;&quot;;[.V427])" office:value-type="float" office:value="0.410607058738927" calcext:value-type="float">
            <text:p>0,4106070587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formula="of:=IF(OR([.B428]&lt;[.B$549];[.B428]&gt;[.B$550]);&quot;&quot;;[.B428])" office:value-type="float" office:value="0.0646389116270707" calcext:value-type="float">
            <text:p>0,0646389116</text:p>
          </table:table-cell>
          <table:table-cell table:formula="of:=IF(OR([.C428]&lt;[.C$549];[.C428]&gt;[.C$550]);&quot;&quot;;[.C428])" office:value-type="float" office:value="0.0394512367283776" calcext:value-type="float">
            <text:p>0,0394512367</text:p>
          </table:table-cell>
          <table:table-cell table:formula="of:=IF(OR([.D428]&lt;[.D$549];[.D428]&gt;[.D$550]);&quot;&quot;;[.D428])" office:value-type="float" office:value="0.0621338791157031" calcext:value-type="float">
            <text:p>0,0621338791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float" office:value="0.0123247445542704" calcext:value-type="float">
            <text:p>0,0123247446</text:p>
          </table:table-cell>
          <table:table-cell table:formula="of:=IF(OR([.G428]&lt;[.G$549];[.G428]&gt;[.G$550]);&quot;&quot;;[.G428])" office:value-type="float" office:value="0.277429431391142" calcext:value-type="float">
            <text:p>0,2774294314</text:p>
          </table:table-cell>
          <table:table-cell table:formula="of:=IF(OR([.H428]&lt;[.H$549];[.H428]&gt;[.H$550]);&quot;&quot;;[.H428])" office:value-type="float" office:value="0.0230693457997286" calcext:value-type="float">
            <text:p>0,0230693458</text:p>
          </table:table-cell>
          <table:table-cell table:formula="of:=IF(OR([.I428]&lt;[.I$549];[.I428]&gt;[.I$550]);&quot;&quot;;[.I428])" office:value-type="float" office:value="0.349613666305967" calcext:value-type="float">
            <text:p>0,3496136663</text:p>
          </table:table-cell>
          <table:table-cell table:formula="of:=IF(OR([.J428]&lt;[.J$549];[.J428]&gt;[.J$550]);&quot;&quot;;[.J428])" office:value-type="float" office:value="0.0615925501300588" calcext:value-type="float">
            <text:p>0,0615925501</text:p>
          </table:table-cell>
          <table:table-cell table:formula="of:=IF(OR([.K428]&lt;[.K$549];[.K428]&gt;[.K$550]);&quot;&quot;;[.K428])" office:value-type="float" office:value="0.0686035144681721" calcext:value-type="float">
            <text:p>0,0686035145</text:p>
          </table:table-cell>
          <table:table-cell table:formula="of:=IF(OR([.L428]&lt;[.L$549];[.L428]&gt;[.L$550]);&quot;&quot;;[.L428])" office:value-type="float" office:value="0.0250727439555231" calcext:value-type="float">
            <text:p>0,025072744</text:p>
          </table:table-cell>
          <table:table-cell table:formula="of:=IF(OR([.M428]&lt;[.M$549];[.M428]&gt;[.M$550]);&quot;&quot;;[.M428])" office:value-type="float" office:value="0.250713295175516" calcext:value-type="float">
            <text:p>0,2507132952</text:p>
          </table:table-cell>
          <table:table-cell table:formula="of:=IF(OR([.N428]&lt;[.N$549];[.N428]&gt;[.N$550]);&quot;&quot;;[.N428])" office:value-type="float" office:value="0.081176213927834" calcext:value-type="float">
            <text:p>0,0811762139</text:p>
          </table:table-cell>
          <table:table-cell table:formula="of:=IF(OR([.O428]&lt;[.O$549];[.O428]&gt;[.O$550]);&quot;&quot;;[.O428])" office:value-type="float" office:value="0.256384936056442" calcext:value-type="float">
            <text:p>0,2563849361</text:p>
          </table:table-cell>
          <table:table-cell table:formula="of:=IF(OR([.P428]&lt;[.P$549];[.P428]&gt;[.P$550]);&quot;&quot;;[.P428])" office:value-type="float" office:value="0.0283968185612483" calcext:value-type="float">
            <text:p>0,0283968186</text:p>
          </table:table-cell>
          <table:table-cell table:formula="of:=IF(OR([.Q428]&lt;[.Q$549];[.Q428]&gt;[.Q$550]);&quot;&quot;;[.Q428])" office:value-type="float" office:value="0.0187282667185566" calcext:value-type="float">
            <text:p>0,0187282667</text:p>
          </table:table-cell>
          <table:table-cell table:formula="of:=IF(OR([.R428]&lt;[.R$549];[.R428]&gt;[.R$550]);&quot;&quot;;[.R428])" office:value-type="float" office:value="0.124163152685428" calcext:value-type="float">
            <text:p>0,1241631527</text:p>
          </table:table-cell>
          <table:table-cell table:formula="of:=IF(OR([.S428]&lt;[.S$549];[.S428]&gt;[.S$550]);&quot;&quot;;[.S428])" office:value-type="float" office:value="0.434856774443199" calcext:value-type="float">
            <text:p>0,4348567744</text:p>
          </table:table-cell>
          <table:table-cell table:formula="of:=IF(OR([.T428]&lt;[.T$549];[.T428]&gt;[.T$550]);&quot;&quot;;[.T428])" office:value-type="float" office:value="0.286365473311375" calcext:value-type="float">
            <text:p>0,2863654733</text:p>
          </table:table-cell>
          <table:table-cell table:formula="of:=IF(OR([.U428]&lt;[.U$549];[.U428]&gt;[.U$550]);&quot;&quot;;[.U428])" office:value-type="float" office:value="0.373170227051948" calcext:value-type="float">
            <text:p>0,3731702271</text:p>
          </table:table-cell>
          <table:table-cell table:formula="of:=IF(OR([.V428]&lt;[.V$549];[.V428]&gt;[.V$550]);&quot;&quot;;[.V428])" office:value-type="float" office:value="0.438788079057056" calcext:value-type="float">
            <text:p>0,4387880791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formula="of:=IF(OR([.B429]&lt;[.B$549];[.B429]&gt;[.B$550]);&quot;&quot;;[.B429])" office:value-type="float" office:value="0.0675230093209691" calcext:value-type="float">
            <text:p>0,0675230093</text:p>
          </table:table-cell>
          <table:table-cell table:formula="of:=IF(OR([.C429]&lt;[.C$549];[.C429]&gt;[.C$550]);&quot;&quot;;[.C429])" office:value-type="float" office:value="0.035742548798835" calcext:value-type="float">
            <text:p>0,0357425488</text:p>
          </table:table-cell>
          <table:table-cell table:formula="of:=IF(OR([.D429]&lt;[.D$549];[.D429]&gt;[.D$550]);&quot;&quot;;[.D429])" office:value-type="float" office:value="0.0630352005145936" calcext:value-type="float">
            <text:p>0,0630352005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float" office:value="0.0122606288125828" calcext:value-type="float">
            <text:p>0,0122606288</text:p>
          </table:table-cell>
          <table:table-cell table:formula="of:=IF(OR([.G429]&lt;[.G$549];[.G429]&gt;[.G$550]);&quot;&quot;;[.G429])" office:value-type="float" office:value="0.281474011357874" calcext:value-type="float">
            <text:p>0,2814740114</text:p>
          </table:table-cell>
          <table:table-cell table:formula="of:=IF(OR([.H429]&lt;[.H$549];[.H429]&gt;[.H$550]);&quot;&quot;;[.H429])" office:value-type="float" office:value="0.0233123147471775" calcext:value-type="float">
            <text:p>0,0233123147</text:p>
          </table:table-cell>
          <table:table-cell table:formula="of:=IF(OR([.I429]&lt;[.I$549];[.I429]&gt;[.I$550]);&quot;&quot;;[.I429])" office:value-type="float" office:value="0.357622604480693" calcext:value-type="float">
            <text:p>0,3576226045</text:p>
          </table:table-cell>
          <table:table-cell table:formula="of:=IF(OR([.J429]&lt;[.J$549];[.J429]&gt;[.J$550]);&quot;&quot;;[.J429])" office:value-type="float" office:value="0.0637683377770521" calcext:value-type="float">
            <text:p>0,0637683378</text:p>
          </table:table-cell>
          <table:table-cell table:formula="of:=IF(OR([.K429]&lt;[.K$549];[.K429]&gt;[.K$550]);&quot;&quot;;[.K429])" office:value-type="float" office:value="0.0689551042288645" calcext:value-type="float">
            <text:p>0,0689551042</text:p>
          </table:table-cell>
          <table:table-cell table:formula="of:=IF(OR([.L429]&lt;[.L$549];[.L429]&gt;[.L$550]);&quot;&quot;;[.L429])" office:value-type="float" office:value="0.0263612412039795" calcext:value-type="float">
            <text:p>0,0263612412</text:p>
          </table:table-cell>
          <table:table-cell table:formula="of:=IF(OR([.M429]&lt;[.M$549];[.M429]&gt;[.M$550]);&quot;&quot;;[.M429])" office:value-type="float" office:value="0.267778574361837" calcext:value-type="float">
            <text:p>0,2677785744</text:p>
          </table:table-cell>
          <table:table-cell table:formula="of:=IF(OR([.N429]&lt;[.N$549];[.N429]&gt;[.N$550]);&quot;&quot;;[.N429])" office:value-type="float" office:value="0.0899745140070554" calcext:value-type="float">
            <text:p>0,089974514</text:p>
          </table:table-cell>
          <table:table-cell table:formula="of:=IF(OR([.O429]&lt;[.O$549];[.O429]&gt;[.O$550]);&quot;&quot;;[.O429])" office:value-type="float" office:value="0.255896566567524" calcext:value-type="float">
            <text:p>0,2558965666</text:p>
          </table:table-cell>
          <table:table-cell table:formula="of:=IF(OR([.P429]&lt;[.P$549];[.P429]&gt;[.P$550]);&quot;&quot;;[.P429])" office:value-type="float" office:value="0.0275095819241276" calcext:value-type="float">
            <text:p>0,0275095819</text:p>
          </table:table-cell>
          <table:table-cell table:formula="of:=IF(OR([.Q429]&lt;[.Q$549];[.Q429]&gt;[.Q$550]);&quot;&quot;;[.Q429])" office:value-type="float" office:value="0.0187022171654553" calcext:value-type="float">
            <text:p>0,0187022172</text:p>
          </table:table-cell>
          <table:table-cell table:formula="of:=IF(OR([.R429]&lt;[.R$549];[.R429]&gt;[.R$550]);&quot;&quot;;[.R429])" office:value-type="float" office:value="0.114865032275093" calcext:value-type="float">
            <text:p>0,1148650323</text:p>
          </table:table-cell>
          <table:table-cell table:formula="of:=IF(OR([.S429]&lt;[.S$549];[.S429]&gt;[.S$550]);&quot;&quot;;[.S429])" office:value-type="float" office:value="0.408236361446103" calcext:value-type="float">
            <text:p>0,4082363614</text:p>
          </table:table-cell>
          <table:table-cell table:formula="of:=IF(OR([.T429]&lt;[.T$549];[.T429]&gt;[.T$550]);&quot;&quot;;[.T429])" office:value-type="float" office:value="0.291724579293654" calcext:value-type="float">
            <text:p>0,2917245793</text:p>
          </table:table-cell>
          <table:table-cell table:formula="of:=IF(OR([.U429]&lt;[.U$549];[.U429]&gt;[.U$550]);&quot;&quot;;[.U429])" office:value-type="float" office:value="0.375359746104091" calcext:value-type="float">
            <text:p>0,3753597461</text:p>
          </table:table-cell>
          <table:table-cell table:formula="of:=IF(OR([.V429]&lt;[.V$549];[.V429]&gt;[.V$550]);&quot;&quot;;[.V429])" office:value-type="float" office:value="0.460146494255328" calcext:value-type="float">
            <text:p>0,4601464943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formula="of:=IF(OR([.B430]&lt;[.B$549];[.B430]&gt;[.B$550]);&quot;&quot;;[.B430])" office:value-type="float" office:value="0.0742958291867768" calcext:value-type="float">
            <text:p>0,0742958292</text:p>
          </table:table-cell>
          <table:table-cell table:formula="of:=IF(OR([.C430]&lt;[.C$549];[.C430]&gt;[.C$550]);&quot;&quot;;[.C430])" office:value-type="float" office:value="0.0320337175817613" calcext:value-type="float">
            <text:p>0,0320337176</text:p>
          </table:table-cell>
          <table:table-cell table:formula="of:=IF(OR([.D430]&lt;[.D$549];[.D430]&gt;[.D$550]);&quot;&quot;;[.D430])" office:value-type="float" office:value="0.0575413376819617" calcext:value-type="float">
            <text:p>0,0575413377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float" office:value="0.0118400949615247" calcext:value-type="float">
            <text:p>0,011840095</text:p>
          </table:table-cell>
          <table:table-cell table:formula="of:=IF(OR([.G430]&lt;[.G$549];[.G430]&gt;[.G$550]);&quot;&quot;;[.G430])" office:value-type="float" office:value="0.255820192423915" calcext:value-type="float">
            <text:p>0,2558201924</text:p>
          </table:table-cell>
          <table:table-cell table:formula="of:=IF(OR([.H430]&lt;[.H$549];[.H430]&gt;[.H$550]);&quot;&quot;;[.H430])" office:value-type="float" office:value="0.0206493977912009" calcext:value-type="float">
            <text:p>0,0206493978</text:p>
          </table:table-cell>
          <table:table-cell table:formula="of:=IF(OR([.I430]&lt;[.I$549];[.I430]&gt;[.I$550]);&quot;&quot;;[.I430])" office:value-type="float" office:value="0.309126506355896" calcext:value-type="float">
            <text:p>0,3091265064</text:p>
          </table:table-cell>
          <table:table-cell table:formula="of:=IF(OR([.J430]&lt;[.J$549];[.J430]&gt;[.J$550]);&quot;&quot;;[.J430])" office:value-type="float" office:value="0.0547534677716548" calcext:value-type="float">
            <text:p>0,0547534678</text:p>
          </table:table-cell>
          <table:table-cell table:formula="of:=IF(OR([.K430]&lt;[.K$549];[.K430]&gt;[.K$550]);&quot;&quot;;[.K430])" office:value-type="float" office:value="0.0538784771770083" calcext:value-type="float">
            <text:p>0,0538784772</text:p>
          </table:table-cell>
          <table:table-cell table:formula="of:=IF(OR([.L430]&lt;[.L$549];[.L430]&gt;[.L$550]);&quot;&quot;;[.L430])" office:value-type="float" office:value="0.018262216838056" calcext:value-type="float">
            <text:p>0,0182622168</text:p>
          </table:table-cell>
          <table:table-cell table:formula="of:=IF(OR([.M430]&lt;[.M$549];[.M430]&gt;[.M$550]);&quot;&quot;;[.M430])">
            <text:p/>
          </table:table-cell>
          <table:table-cell table:formula="of:=IF(OR([.N430]&lt;[.N$549];[.N430]&gt;[.N$550]);&quot;&quot;;[.N430])">
            <text:p/>
          </table:table-cell>
          <table:table-cell table:formula="of:=IF(OR([.O430]&lt;[.O$549];[.O430]&gt;[.O$550]);&quot;&quot;;[.O430])">
            <text:p/>
          </table:table-cell>
          <table:table-cell table:formula="of:=IF(OR([.P430]&lt;[.P$549];[.P430]&gt;[.P$550]);&quot;&quot;;[.P430])">
            <text:p/>
          </table:table-cell>
          <table:table-cell table:formula="of:=IF(OR([.Q430]&lt;[.Q$549];[.Q430]&gt;[.Q$550]);&quot;&quot;;[.Q430])" office:value-type="float" office:value="0.0125271667233429" calcext:value-type="float">
            <text:p>0,0125271667</text:p>
          </table:table-cell>
          <table:table-cell table:formula="of:=IF(OR([.R430]&lt;[.R$549];[.R430]&gt;[.R$550]);&quot;&quot;;[.R430])" office:value-type="float" office:value="0.0824758533429399" calcext:value-type="float">
            <text:p>0,0824758533</text:p>
          </table:table-cell>
          <table:table-cell table:formula="of:=IF(OR([.S430]&lt;[.S$549];[.S430]&gt;[.S$550]);&quot;&quot;;[.S430])" office:value-type="float" office:value="0.315179115391756" calcext:value-type="float">
            <text:p>0,3151791154</text:p>
          </table:table-cell>
          <table:table-cell table:formula="of:=IF(OR([.T430]&lt;[.T$549];[.T430]&gt;[.T$550]);&quot;&quot;;[.T430])" office:value-type="float" office:value="0.237005524712036" calcext:value-type="float">
            <text:p>0,2370055247</text:p>
          </table:table-cell>
          <table:table-cell table:formula="of:=IF(OR([.U430]&lt;[.U$549];[.U430]&gt;[.U$550]);&quot;&quot;;[.U430])" office:value-type="float" office:value="0.311732673079833" calcext:value-type="float">
            <text:p>0,3117326731</text:p>
          </table:table-cell>
          <table:table-cell table:formula="of:=IF(OR([.V430]&lt;[.V$549];[.V430]&gt;[.V$550]);&quot;&quot;;[.V430])" office:value-type="float" office:value="0.375734601127435" calcext:value-type="float">
            <text:p>0,3757346011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IF(OR([.B431]&lt;[.B$549];[.B431]&gt;[.B$550]);&quot;&quot;;[.B431])" office:value-type="float" office:value="0.072225444133364" calcext:value-type="float">
            <text:p>0,0722254441</text:p>
          </table:table-cell>
          <table:table-cell table:formula="of:=IF(OR([.C431]&lt;[.C$549];[.C431]&gt;[.C$550]);&quot;&quot;;[.C431])" office:value-type="float" office:value="0.030234928259759" calcext:value-type="float">
            <text:p>0,0302349283</text:p>
          </table:table-cell>
          <table:table-cell table:formula="of:=IF(OR([.D431]&lt;[.D$549];[.D431]&gt;[.D$550]);&quot;&quot;;[.D431])" office:value-type="float" office:value="0.0631272685608138" calcext:value-type="float">
            <text:p>0,0631272686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float" office:value="0.0127963571753986" calcext:value-type="float">
            <text:p>0,0127963572</text:p>
          </table:table-cell>
          <table:table-cell table:formula="of:=IF(OR([.G431]&lt;[.G$549];[.G431]&gt;[.G$550]);&quot;&quot;;[.G431])" office:value-type="float" office:value="0.259605640033499" calcext:value-type="float">
            <text:p>0,25960564</text:p>
          </table:table-cell>
          <table:table-cell table:formula="of:=IF(OR([.H431]&lt;[.H$549];[.H431]&gt;[.H$550]);&quot;&quot;;[.H431])" office:value-type="float" office:value="0.0209421282898851" calcext:value-type="float">
            <text:p>0,0209421283</text:p>
          </table:table-cell>
          <table:table-cell table:formula="of:=IF(OR([.I431]&lt;[.I$549];[.I431]&gt;[.I$550]);&quot;&quot;;[.I431])" office:value-type="float" office:value="0.346466863311276" calcext:value-type="float">
            <text:p>0,3464668633</text:p>
          </table:table-cell>
          <table:table-cell table:formula="of:=IF(OR([.J431]&lt;[.J$549];[.J431]&gt;[.J$550]);&quot;&quot;;[.J431])" office:value-type="float" office:value="0.0590417269129689" calcext:value-type="float">
            <text:p>0,0590417269</text:p>
          </table:table-cell>
          <table:table-cell table:formula="of:=IF(OR([.K431]&lt;[.K$549];[.K431]&gt;[.K$550]);&quot;&quot;;[.K431])" office:value-type="float" office:value="0.0601030329571254" calcext:value-type="float">
            <text:p>0,060103033</text:p>
          </table:table-cell>
          <table:table-cell table:formula="of:=IF(OR([.L431]&lt;[.L$549];[.L431]&gt;[.L$550]);&quot;&quot;;[.L431])" office:value-type="float" office:value="0.0209800843288553" calcext:value-type="float">
            <text:p>0,0209800843</text:p>
          </table:table-cell>
          <table:table-cell table:formula="of:=IF(OR([.M431]&lt;[.M$549];[.M431]&gt;[.M$550]);&quot;&quot;;[.M431])" office:value-type="float" office:value="0.228130522543729" calcext:value-type="float">
            <text:p>0,2281305225</text:p>
          </table:table-cell>
          <table:table-cell table:formula="of:=IF(OR([.N431]&lt;[.N$549];[.N431]&gt;[.N$550]);&quot;&quot;;[.N431])" office:value-type="float" office:value="0.0751567150877814" calcext:value-type="float">
            <text:p>0,0751567151</text:p>
          </table:table-cell>
          <table:table-cell table:formula="of:=IF(OR([.O431]&lt;[.O$549];[.O431]&gt;[.O$550]);&quot;&quot;;[.O431])" office:value-type="float" office:value="0.244212956699299" calcext:value-type="float">
            <text:p>0,2442129567</text:p>
          </table:table-cell>
          <table:table-cell table:formula="of:=IF(OR([.P431]&lt;[.P$549];[.P431]&gt;[.P$550]);&quot;&quot;;[.P431])" office:value-type="float" office:value="0.026108817639489" calcext:value-type="float">
            <text:p>0,0261088176</text:p>
          </table:table-cell>
          <table:table-cell table:formula="of:=IF(OR([.Q431]&lt;[.Q$549];[.Q431]&gt;[.Q$550]);&quot;&quot;;[.Q431])" office:value-type="float" office:value="0.0167292428346147" calcext:value-type="float">
            <text:p>0,0167292428</text:p>
          </table:table-cell>
          <table:table-cell table:formula="of:=IF(OR([.R431]&lt;[.R$549];[.R431]&gt;[.R$550]);&quot;&quot;;[.R431])" office:value-type="float" office:value="0.11186238221652" calcext:value-type="float">
            <text:p>0,1118623822</text:p>
          </table:table-cell>
          <table:table-cell table:formula="of:=IF(OR([.S431]&lt;[.S$549];[.S431]&gt;[.S$550]);&quot;&quot;;[.S431])" office:value-type="float" office:value="0.421894432928019" calcext:value-type="float">
            <text:p>0,4218944329</text:p>
          </table:table-cell>
          <table:table-cell table:formula="of:=IF(OR([.T431]&lt;[.T$549];[.T431]&gt;[.T$550]);&quot;&quot;;[.T431])" office:value-type="float" office:value="0.299754468417136" calcext:value-type="float">
            <text:p>0,2997544684</text:p>
          </table:table-cell>
          <table:table-cell table:formula="of:=IF(OR([.U431]&lt;[.U$549];[.U431]&gt;[.U$550]);&quot;&quot;;[.U431])" office:value-type="float" office:value="0.411787351881292" calcext:value-type="float">
            <text:p>0,4117873519</text:p>
          </table:table-cell>
          <table:table-cell table:formula="of:=IF(OR([.V431]&lt;[.V$549];[.V431]&gt;[.V$550]);&quot;&quot;;[.V431])" office:value-type="float" office:value="0.494728553548641" calcext:value-type="float">
            <text:p>0,4947285535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formula="of:=IF(OR([.B432]&lt;[.B$549];[.B432]&gt;[.B$550]);&quot;&quot;;[.B432])" office:value-type="float" office:value="0.0696672705692447" calcext:value-type="float">
            <text:p>0,0696672706</text:p>
          </table:table-cell>
          <table:table-cell table:formula="of:=IF(OR([.C432]&lt;[.C$549];[.C432]&gt;[.C$550]);&quot;&quot;;[.C432])" office:value-type="float" office:value="0.0243360367050185" calcext:value-type="float">
            <text:p>0,0243360367</text:p>
          </table:table-cell>
          <table:table-cell table:formula="of:=IF(OR([.D432]&lt;[.D$549];[.D432]&gt;[.D$550]);&quot;&quot;;[.D432])" office:value-type="float" office:value="0.0538820110165291" calcext:value-type="float">
            <text:p>0,053882011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float" office:value="0.0133155134461658" calcext:value-type="float">
            <text:p>0,0133155134</text:p>
          </table:table-cell>
          <table:table-cell table:formula="of:=IF(OR([.G432]&lt;[.G$549];[.G432]&gt;[.G$550]);&quot;&quot;;[.G432])" office:value-type="float" office:value="0.263431545692787" calcext:value-type="float">
            <text:p>0,2634315457</text:p>
          </table:table-cell>
          <table:table-cell table:formula="of:=IF(OR([.H432]&lt;[.H$549];[.H432]&gt;[.H$550]);&quot;&quot;;[.H432])" office:value-type="float" office:value="0.0234636391171065" calcext:value-type="float">
            <text:p>0,0234636391</text:p>
          </table:table-cell>
          <table:table-cell table:formula="of:=IF(OR([.I432]&lt;[.I$549];[.I432]&gt;[.I$550]);&quot;&quot;;[.I432])" office:value-type="float" office:value="0.327803976631867" calcext:value-type="float">
            <text:p>0,3278039766</text:p>
          </table:table-cell>
          <table:table-cell table:formula="of:=IF(OR([.J432]&lt;[.J$549];[.J432]&gt;[.J$550]);&quot;&quot;;[.J432])" office:value-type="float" office:value="0.0599469251207441" calcext:value-type="float">
            <text:p>0,0599469251</text:p>
          </table:table-cell>
          <table:table-cell table:formula="of:=IF(OR([.K432]&lt;[.K$549];[.K432]&gt;[.K$550]);&quot;&quot;;[.K432])" office:value-type="float" office:value="0.0668814182945926" calcext:value-type="float">
            <text:p>0,0668814183</text:p>
          </table:table-cell>
          <table:table-cell table:formula="of:=IF(OR([.L432]&lt;[.L$549];[.L432]&gt;[.L$550]);&quot;&quot;;[.L432])" office:value-type="float" office:value="0.0194463201475963" calcext:value-type="float">
            <text:p>0,0194463201</text:p>
          </table:table-cell>
          <table:table-cell table:formula="of:=IF(OR([.M432]&lt;[.M$549];[.M432]&gt;[.M$550]);&quot;&quot;;[.M432])" office:value-type="float" office:value="0.257104630071072" calcext:value-type="float">
            <text:p>0,2571046301</text:p>
          </table:table-cell>
          <table:table-cell table:formula="of:=IF(OR([.N432]&lt;[.N$549];[.N432]&gt;[.N$550]);&quot;&quot;;[.N432])" office:value-type="float" office:value="0.0808008927134988" calcext:value-type="float">
            <text:p>0,0808008927</text:p>
          </table:table-cell>
          <table:table-cell table:formula="of:=IF(OR([.O432]&lt;[.O$549];[.O432]&gt;[.O$550]);&quot;&quot;;[.O432])" office:value-type="float" office:value="0.254478390019381" calcext:value-type="float">
            <text:p>0,25447839</text:p>
          </table:table-cell>
          <table:table-cell table:formula="of:=IF(OR([.P432]&lt;[.P$549];[.P432]&gt;[.P$550]);&quot;&quot;;[.P432])" office:value-type="float" office:value="0.0277305409945737" calcext:value-type="float">
            <text:p>0,027730541</text:p>
          </table:table-cell>
          <table:table-cell table:formula="of:=IF(OR([.Q432]&lt;[.Q$549];[.Q432]&gt;[.Q$550]);&quot;&quot;;[.Q432])" office:value-type="float" office:value="0.0165453952461516" calcext:value-type="float">
            <text:p>0,0165453952</text:p>
          </table:table-cell>
          <table:table-cell table:formula="of:=IF(OR([.R432]&lt;[.R$549];[.R432]&gt;[.R$550]);&quot;&quot;;[.R432])" office:value-type="float" office:value="0.112656409175479" calcext:value-type="float">
            <text:p>0,1126564092</text:p>
          </table:table-cell>
          <table:table-cell table:formula="of:=IF(OR([.S432]&lt;[.S$549];[.S432]&gt;[.S$550]);&quot;&quot;;[.S432])" office:value-type="float" office:value="0.407909995586216" calcext:value-type="float">
            <text:p>0,4079099956</text:p>
          </table:table-cell>
          <table:table-cell table:formula="of:=IF(OR([.T432]&lt;[.T$549];[.T432]&gt;[.T$550]);&quot;&quot;;[.T432])" office:value-type="float" office:value="0.268441781157487" calcext:value-type="float">
            <text:p>0,2684417812</text:p>
          </table:table-cell>
          <table:table-cell table:formula="of:=IF(OR([.U432]&lt;[.U$549];[.U432]&gt;[.U$550]);&quot;&quot;;[.U432])" office:value-type="float" office:value="0.359355163193415" calcext:value-type="float">
            <text:p>0,3593551632</text:p>
          </table:table-cell>
          <table:table-cell table:formula="of:=IF(OR([.V432]&lt;[.V$549];[.V432]&gt;[.V$550]);&quot;&quot;;[.V432])" office:value-type="float" office:value="0.423241411408376" calcext:value-type="float">
            <text:p>0,4232414114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formula="of:=IF(OR([.B433]&lt;[.B$549];[.B433]&gt;[.B$550]);&quot;&quot;;[.B433])" office:value-type="float" office:value="0.0711857389353348" calcext:value-type="float">
            <text:p>0,0711857389</text:p>
          </table:table-cell>
          <table:table-cell table:formula="of:=IF(OR([.C433]&lt;[.C$549];[.C433]&gt;[.C$550]);&quot;&quot;;[.C433])" office:value-type="float" office:value="0.026688148721921" calcext:value-type="float">
            <text:p>0,0266881487</text:p>
          </table:table-cell>
          <table:table-cell table:formula="of:=IF(OR([.D433]&lt;[.D$549];[.D433]&gt;[.D$550]);&quot;&quot;;[.D433])" office:value-type="float" office:value="0.0588719057667139" calcext:value-type="float">
            <text:p>0,0588719058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float" office:value="0.0133442453056973" calcext:value-type="float">
            <text:p>0,0133442453</text:p>
          </table:table-cell>
          <table:table-cell table:formula="of:=IF(OR([.G433]&lt;[.G$549];[.G433]&gt;[.G$550]);&quot;&quot;;[.G433])" office:value-type="float" office:value="0.26520167739523" calcext:value-type="float">
            <text:p>0,2652016774</text:p>
          </table:table-cell>
          <table:table-cell table:formula="of:=IF(OR([.H433]&lt;[.H$549];[.H433]&gt;[.H$550]);&quot;&quot;;[.H433])" office:value-type="float" office:value="0.0230700734528166" calcext:value-type="float">
            <text:p>0,0230700735</text:p>
          </table:table-cell>
          <table:table-cell table:formula="of:=IF(OR([.I433]&lt;[.I$549];[.I433]&gt;[.I$550]);&quot;&quot;;[.I433])" office:value-type="float" office:value="0.332884643286413" calcext:value-type="float">
            <text:p>0,3328846433</text:p>
          </table:table-cell>
          <table:table-cell table:formula="of:=IF(OR([.J433]&lt;[.J$549];[.J433]&gt;[.J$550]);&quot;&quot;;[.J433])" office:value-type="float" office:value="0.0627435561847272" calcext:value-type="float">
            <text:p>0,0627435562</text:p>
          </table:table-cell>
          <table:table-cell table:formula="of:=IF(OR([.K433]&lt;[.K$549];[.K433]&gt;[.K$550]);&quot;&quot;;[.K433])" office:value-type="float" office:value="0.0670780352039317" calcext:value-type="float">
            <text:p>0,0670780352</text:p>
          </table:table-cell>
          <table:table-cell table:formula="of:=IF(OR([.L433]&lt;[.L$549];[.L433]&gt;[.L$550]);&quot;&quot;;[.L433])" office:value-type="float" office:value="0.020668834103475" calcext:value-type="float">
            <text:p>0,0206688341</text:p>
          </table:table-cell>
          <table:table-cell table:formula="of:=IF(OR([.M433]&lt;[.M$549];[.M433]&gt;[.M$550]);&quot;&quot;;[.M433])" office:value-type="float" office:value="0.260349056331633" calcext:value-type="float">
            <text:p>0,2603490563</text:p>
          </table:table-cell>
          <table:table-cell table:formula="of:=IF(OR([.N433]&lt;[.N$549];[.N433]&gt;[.N$550]);&quot;&quot;;[.N433])" office:value-type="float" office:value="0.0852661919388873" calcext:value-type="float">
            <text:p>0,0852661919</text:p>
          </table:table-cell>
          <table:table-cell table:formula="of:=IF(OR([.O433]&lt;[.O$549];[.O433]&gt;[.O$550]);&quot;&quot;;[.O433])" office:value-type="float" office:value="0.257633355591763" calcext:value-type="float">
            <text:p>0,2576333556</text:p>
          </table:table-cell>
          <table:table-cell table:formula="of:=IF(OR([.P433]&lt;[.P$549];[.P433]&gt;[.P$550]);&quot;&quot;;[.P433])" office:value-type="float" office:value="0.0264509586260317" calcext:value-type="float">
            <text:p>0,0264509586</text:p>
          </table:table-cell>
          <table:table-cell table:formula="of:=IF(OR([.Q433]&lt;[.Q$549];[.Q433]&gt;[.Q$550]);&quot;&quot;;[.Q433])" office:value-type="float" office:value="0.015893458692807" calcext:value-type="float">
            <text:p>0,0158934587</text:p>
          </table:table-cell>
          <table:table-cell table:formula="of:=IF(OR([.R433]&lt;[.R$549];[.R433]&gt;[.R$550]);&quot;&quot;;[.R433])" office:value-type="float" office:value="0.103209748123614" calcext:value-type="float">
            <text:p>0,1032097481</text:p>
          </table:table-cell>
          <table:table-cell table:formula="of:=IF(OR([.S433]&lt;[.S$549];[.S433]&gt;[.S$550]);&quot;&quot;;[.S433])" office:value-type="float" office:value="0.356612995005208" calcext:value-type="float">
            <text:p>0,356612995</text:p>
          </table:table-cell>
          <table:table-cell table:formula="of:=IF(OR([.T433]&lt;[.T$549];[.T433]&gt;[.T$550]);&quot;&quot;;[.T433])" office:value-type="float" office:value="0.251127113437859" calcext:value-type="float">
            <text:p>0,2511271134</text:p>
          </table:table-cell>
          <table:table-cell table:formula="of:=IF(OR([.U433]&lt;[.U$549];[.U433]&gt;[.U$550]);&quot;&quot;;[.U433])" office:value-type="float" office:value="0.33943662170464" calcext:value-type="float">
            <text:p>0,3394366217</text:p>
          </table:table-cell>
          <table:table-cell table:formula="of:=IF(OR([.V433]&lt;[.V$549];[.V433]&gt;[.V$550]);&quot;&quot;;[.V433])" office:value-type="float" office:value="0.393044891156281" calcext:value-type="float">
            <text:p>0,3930448912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formula="of:=IF(OR([.B434]&lt;[.B$549];[.B434]&gt;[.B$550]);&quot;&quot;;[.B434])" office:value-type="float" office:value="0.067379422028363" calcext:value-type="float">
            <text:p>0,067379422</text:p>
          </table:table-cell>
          <table:table-cell table:formula="of:=IF(OR([.C434]&lt;[.C$549];[.C434]&gt;[.C$550]);&quot;&quot;;[.C434])" office:value-type="float" office:value="0.0241032054417807" calcext:value-type="float">
            <text:p>0,0241032054</text:p>
          </table:table-cell>
          <table:table-cell table:formula="of:=IF(OR([.D434]&lt;[.D$549];[.D434]&gt;[.D$550]);&quot;&quot;;[.D434])" office:value-type="float" office:value="0.0587445143015681" calcext:value-type="float">
            <text:p>0,0587445143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float" office:value="0.0113895449078491" calcext:value-type="float">
            <text:p>0,0113895449</text:p>
          </table:table-cell>
          <table:table-cell table:formula="of:=IF(OR([.G434]&lt;[.G$549];[.G434]&gt;[.G$550]);&quot;&quot;;[.G434])" office:value-type="float" office:value="0.275383796782476" calcext:value-type="float">
            <text:p>0,2753837968</text:p>
          </table:table-cell>
          <table:table-cell table:formula="of:=IF(OR([.H434]&lt;[.H$549];[.H434]&gt;[.H$550]);&quot;&quot;;[.H434])" office:value-type="float" office:value="0.023207081929822" calcext:value-type="float">
            <text:p>0,0232070819</text:p>
          </table:table-cell>
          <table:table-cell table:formula="of:=IF(OR([.I434]&lt;[.I$549];[.I434]&gt;[.I$550]);&quot;&quot;;[.I434])" office:value-type="float" office:value="0.334953329713903" calcext:value-type="float">
            <text:p>0,3349533297</text:p>
          </table:table-cell>
          <table:table-cell table:formula="of:=IF(OR([.J434]&lt;[.J$549];[.J434]&gt;[.J$550]);&quot;&quot;;[.J434])" office:value-type="float" office:value="0.0606264870246204" calcext:value-type="float">
            <text:p>0,060626487</text:p>
          </table:table-cell>
          <table:table-cell table:formula="of:=IF(OR([.K434]&lt;[.K$549];[.K434]&gt;[.K$550]);&quot;&quot;;[.K434])" office:value-type="float" office:value="0.0636420935009705" calcext:value-type="float">
            <text:p>0,0636420935</text:p>
          </table:table-cell>
          <table:table-cell table:formula="of:=IF(OR([.L434]&lt;[.L$549];[.L434]&gt;[.L$550]);&quot;&quot;;[.L434])" office:value-type="float" office:value="0.0185141641216232" calcext:value-type="float">
            <text:p>0,0185141641</text:p>
          </table:table-cell>
          <table:table-cell table:formula="of:=IF(OR([.M434]&lt;[.M$549];[.M434]&gt;[.M$550]);&quot;&quot;;[.M434])" office:value-type="float" office:value="0.237829291529602" calcext:value-type="float">
            <text:p>0,2378292915</text:p>
          </table:table-cell>
          <table:table-cell table:formula="of:=IF(OR([.N434]&lt;[.N$549];[.N434]&gt;[.N$550]);&quot;&quot;;[.N434])" office:value-type="float" office:value="0.077663626063368" calcext:value-type="float">
            <text:p>0,0776636261</text:p>
          </table:table-cell>
          <table:table-cell table:formula="of:=IF(OR([.O434]&lt;[.O$549];[.O434]&gt;[.O$550]);&quot;&quot;;[.O434])" office:value-type="float" office:value="0.227780643917379" calcext:value-type="float">
            <text:p>0,2277806439</text:p>
          </table:table-cell>
          <table:table-cell table:formula="of:=IF(OR([.P434]&lt;[.P$549];[.P434]&gt;[.P$550]);&quot;&quot;;[.P434])" office:value-type="float" office:value="0.0217003482198636" calcext:value-type="float">
            <text:p>0,0217003482</text:p>
          </table:table-cell>
          <table:table-cell table:formula="of:=IF(OR([.Q434]&lt;[.Q$549];[.Q434]&gt;[.Q$550]);&quot;&quot;;[.Q434])" office:value-type="float" office:value="0.0129701532472072" calcext:value-type="float">
            <text:p>0,0129701532</text:p>
          </table:table-cell>
          <table:table-cell table:formula="of:=IF(OR([.R434]&lt;[.R$549];[.R434]&gt;[.R$550]);&quot;&quot;;[.R434])">
            <text:p/>
          </table:table-cell>
          <table:table-cell table:formula="of:=IF(OR([.S434]&lt;[.S$549];[.S434]&gt;[.S$550]);&quot;&quot;;[.S434])" office:value-type="float" office:value="0.285739427660653" calcext:value-type="float">
            <text:p>0,2857394277</text:p>
          </table:table-cell>
          <table:table-cell table:formula="of:=IF(OR([.T434]&lt;[.T$549];[.T434]&gt;[.T$550]);&quot;&quot;;[.T434])" office:value-type="float" office:value="0.208003007522166" calcext:value-type="float">
            <text:p>0,2080030075</text:p>
          </table:table-cell>
          <table:table-cell table:formula="of:=IF(OR([.U434]&lt;[.U$549];[.U434]&gt;[.U$550]);&quot;&quot;;[.U434])" office:value-type="float" office:value="0.278124686666824" calcext:value-type="float">
            <text:p>0,2781246867</text:p>
          </table:table-cell>
          <table:table-cell table:formula="of:=IF(OR([.V434]&lt;[.V$549];[.V434]&gt;[.V$550]);&quot;&quot;;[.V434])" office:value-type="float" office:value="0.321445933699148" calcext:value-type="float">
            <text:p>0,3214459337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IF(OR([.B435]&lt;[.B$549];[.B435]&gt;[.B$550]);&quot;&quot;;[.B435])" office:value-type="float" office:value="0.0617489367444059" calcext:value-type="float">
            <text:p>0,0617489367</text:p>
          </table:table-cell>
          <table:table-cell table:formula="of:=IF(OR([.C435]&lt;[.C$549];[.C435]&gt;[.C$550]);&quot;&quot;;[.C435])" office:value-type="float" office:value="0.0306615193303787" calcext:value-type="float">
            <text:p>0,0306615193</text:p>
          </table:table-cell>
          <table:table-cell table:formula="of:=IF(OR([.D435]&lt;[.D$549];[.D435]&gt;[.D$550]);&quot;&quot;;[.D435])" office:value-type="float" office:value="0.0613759054948129" calcext:value-type="float">
            <text:p>0,0613759055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float" office:value="0.0121520423993486" calcext:value-type="float">
            <text:p>0,0121520424</text:p>
          </table:table-cell>
          <table:table-cell table:formula="of:=IF(OR([.G435]&lt;[.G$549];[.G435]&gt;[.G$550]);&quot;&quot;;[.G435])" office:value-type="float" office:value="0.272177143863226" calcext:value-type="float">
            <text:p>0,2721771439</text:p>
          </table:table-cell>
          <table:table-cell table:formula="of:=IF(OR([.H435]&lt;[.H$549];[.H435]&gt;[.H$550]);&quot;&quot;;[.H435])" office:value-type="float" office:value="0.0237354525906673" calcext:value-type="float">
            <text:p>0,0237354526</text:p>
          </table:table-cell>
          <table:table-cell table:formula="of:=IF(OR([.I435]&lt;[.I$549];[.I435]&gt;[.I$550]);&quot;&quot;;[.I435])" office:value-type="float" office:value="0.365349781917718" calcext:value-type="float">
            <text:p>0,3653497819</text:p>
          </table:table-cell>
          <table:table-cell table:formula="of:=IF(OR([.J435]&lt;[.J$549];[.J435]&gt;[.J$550]);&quot;&quot;;[.J435])" office:value-type="float" office:value="0.0662056013639285" calcext:value-type="float">
            <text:p>0,0662056014</text:p>
          </table:table-cell>
          <table:table-cell table:formula="of:=IF(OR([.K435]&lt;[.K$549];[.K435]&gt;[.K$550]);&quot;&quot;;[.K435])" office:value-type="float" office:value="0.0698109707486531" calcext:value-type="float">
            <text:p>0,0698109707</text:p>
          </table:table-cell>
          <table:table-cell table:formula="of:=IF(OR([.L435]&lt;[.L$549];[.L435]&gt;[.L$550]);&quot;&quot;;[.L435])" office:value-type="float" office:value="0.0215428077667317" calcext:value-type="float">
            <text:p>0,0215428078</text:p>
          </table:table-cell>
          <table:table-cell table:formula="of:=IF(OR([.M435]&lt;[.M$549];[.M435]&gt;[.M$550]);&quot;&quot;;[.M435])" office:value-type="float" office:value="0.278604629850167" calcext:value-type="float">
            <text:p>0,2786046299</text:p>
          </table:table-cell>
          <table:table-cell table:formula="of:=IF(OR([.N435]&lt;[.N$549];[.N435]&gt;[.N$550]);&quot;&quot;;[.N435])" office:value-type="float" office:value="0.0929022663293581" calcext:value-type="float">
            <text:p>0,0929022663</text:p>
          </table:table-cell>
          <table:table-cell table:formula="of:=IF(OR([.O435]&lt;[.O$549];[.O435]&gt;[.O$550]);&quot;&quot;;[.O435])" office:value-type="float" office:value="0.292438882675861" calcext:value-type="float">
            <text:p>0,2924388827</text:p>
          </table:table-cell>
          <table:table-cell table:formula="of:=IF(OR([.P435]&lt;[.P$549];[.P435]&gt;[.P$550]);&quot;&quot;;[.P435])" office:value-type="float" office:value="0.030580626641246" calcext:value-type="float">
            <text:p>0,0305806266</text:p>
          </table:table-cell>
          <table:table-cell table:formula="of:=IF(OR([.Q435]&lt;[.Q$549];[.Q435]&gt;[.Q$550]);&quot;&quot;;[.Q435])" office:value-type="float" office:value="0.0187977398558401" calcext:value-type="float">
            <text:p>0,0187977399</text:p>
          </table:table-cell>
          <table:table-cell table:formula="of:=IF(OR([.R435]&lt;[.R$549];[.R435]&gt;[.R$550]);&quot;&quot;;[.R435])" office:value-type="float" office:value="0.126884978674249" calcext:value-type="float">
            <text:p>0,1268849787</text:p>
          </table:table-cell>
          <table:table-cell table:formula="of:=IF(OR([.S435]&lt;[.S$549];[.S435]&gt;[.S$550]);&quot;&quot;;[.S435])" office:value-type="float" office:value="0.460864163399752" calcext:value-type="float">
            <text:p>0,4608641634</text:p>
          </table:table-cell>
          <table:table-cell table:formula="of:=IF(OR([.T435]&lt;[.T$549];[.T435]&gt;[.T$550]);&quot;&quot;;[.T435])" office:value-type="float" office:value="0.326643924682742" calcext:value-type="float">
            <text:p>0,3266439247</text:p>
          </table:table-cell>
          <table:table-cell table:formula="of:=IF(OR([.U435]&lt;[.U$549];[.U435]&gt;[.U$550]);&quot;&quot;;[.U435])" office:value-type="float" office:value="0.430572975556445" calcext:value-type="float">
            <text:p>0,4305729756</text:p>
          </table:table-cell>
          <table:table-cell table:formula="of:=IF(OR([.V435]&lt;[.V$549];[.V435]&gt;[.V$550]);&quot;&quot;;[.V435])" office:value-type="float" office:value="0.518231564853542" calcext:value-type="float">
            <text:p>0,5182315649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formula="of:=IF(OR([.B436]&lt;[.B$549];[.B436]&gt;[.B$550]);&quot;&quot;;[.B436])" office:value-type="float" office:value="0.0713978390735916" calcext:value-type="float">
            <text:p>0,0713978391</text:p>
          </table:table-cell>
          <table:table-cell table:formula="of:=IF(OR([.C436]&lt;[.C$549];[.C436]&gt;[.C$550]);&quot;&quot;;[.C436])" office:value-type="float" office:value="0.0395809411133321" calcext:value-type="float">
            <text:p>0,0395809411</text:p>
          </table:table-cell>
          <table:table-cell table:formula="of:=IF(OR([.D436]&lt;[.D$549];[.D436]&gt;[.D$550]);&quot;&quot;;[.D436])" office:value-type="float" office:value="0.0604918782390661" calcext:value-type="float">
            <text:p>0,0604918782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float" office:value="0.0138997019369615" calcext:value-type="float">
            <text:p>0,0138997019</text:p>
          </table:table-cell>
          <table:table-cell table:formula="of:=IF(OR([.G436]&lt;[.G$549];[.G436]&gt;[.G$550]);&quot;&quot;;[.G436])" office:value-type="float" office:value="0.270462132687413" calcext:value-type="float">
            <text:p>0,2704621327</text:p>
          </table:table-cell>
          <table:table-cell table:formula="of:=IF(OR([.H436]&lt;[.H$549];[.H436]&gt;[.H$550]);&quot;&quot;;[.H436])" office:value-type="float" office:value="0.0237516659698944" calcext:value-type="float">
            <text:p>0,023751666</text:p>
          </table:table-cell>
          <table:table-cell table:formula="of:=IF(OR([.I436]&lt;[.I$549];[.I436]&gt;[.I$550]);&quot;&quot;;[.I436])" office:value-type="float" office:value="0.33558519533523" calcext:value-type="float">
            <text:p>0,3355851953</text:p>
          </table:table-cell>
          <table:table-cell table:formula="of:=IF(OR([.J436]&lt;[.J$549];[.J436]&gt;[.J$550]);&quot;&quot;;[.J436])" office:value-type="float" office:value="0.0594394835318175" calcext:value-type="float">
            <text:p>0,0594394835</text:p>
          </table:table-cell>
          <table:table-cell table:formula="of:=IF(OR([.K436]&lt;[.K$549];[.K436]&gt;[.K$550]);&quot;&quot;;[.K436])" office:value-type="float" office:value="0.0653132464344949" calcext:value-type="float">
            <text:p>0,0653132464</text:p>
          </table:table-cell>
          <table:table-cell table:formula="of:=IF(OR([.L436]&lt;[.L$549];[.L436]&gt;[.L$550]);&quot;&quot;;[.L436])" office:value-type="float" office:value="0.0207867086725678" calcext:value-type="float">
            <text:p>0,0207867087</text:p>
          </table:table-cell>
          <table:table-cell table:formula="of:=IF(OR([.M436]&lt;[.M$549];[.M436]&gt;[.M$550]);&quot;&quot;;[.M436])" office:value-type="float" office:value="0.245857750778106" calcext:value-type="float">
            <text:p>0,2458577508</text:p>
          </table:table-cell>
          <table:table-cell table:formula="of:=IF(OR([.N436]&lt;[.N$549];[.N436]&gt;[.N$550]);&quot;&quot;;[.N436])" office:value-type="float" office:value="0.07927705664207" calcext:value-type="float">
            <text:p>0,0792770566</text:p>
          </table:table-cell>
          <table:table-cell table:formula="of:=IF(OR([.O436]&lt;[.O$549];[.O436]&gt;[.O$550]);&quot;&quot;;[.O436])" office:value-type="float" office:value="0.246877520573317" calcext:value-type="float">
            <text:p>0,2468775206</text:p>
          </table:table-cell>
          <table:table-cell table:formula="of:=IF(OR([.P436]&lt;[.P$549];[.P436]&gt;[.P$550]);&quot;&quot;;[.P436])" office:value-type="float" office:value="0.0270932820166674" calcext:value-type="float">
            <text:p>0,027093282</text:p>
          </table:table-cell>
          <table:table-cell table:formula="of:=IF(OR([.Q436]&lt;[.Q$549];[.Q436]&gt;[.Q$550]);&quot;&quot;;[.Q436])" office:value-type="float" office:value="0.0140463499122008" calcext:value-type="float">
            <text:p>0,0140463499</text:p>
          </table:table-cell>
          <table:table-cell table:formula="of:=IF(OR([.R436]&lt;[.R$549];[.R436]&gt;[.R$550]);&quot;&quot;;[.R436])" office:value-type="float" office:value="0.100780161153053" calcext:value-type="float">
            <text:p>0,1007801612</text:p>
          </table:table-cell>
          <table:table-cell table:formula="of:=IF(OR([.S436]&lt;[.S$549];[.S436]&gt;[.S$550]);&quot;&quot;;[.S436])" office:value-type="float" office:value="0.337878914297408" calcext:value-type="float">
            <text:p>0,3378789143</text:p>
          </table:table-cell>
          <table:table-cell table:formula="of:=IF(OR([.T436]&lt;[.T$549];[.T436]&gt;[.T$550]);&quot;&quot;;[.T436])" office:value-type="float" office:value="0.2297273504892" calcext:value-type="float">
            <text:p>0,2297273505</text:p>
          </table:table-cell>
          <table:table-cell table:formula="of:=IF(OR([.U436]&lt;[.U$549];[.U436]&gt;[.U$550]);&quot;&quot;;[.U436])" office:value-type="float" office:value="0.303895837802989" calcext:value-type="float">
            <text:p>0,3038958378</text:p>
          </table:table-cell>
          <table:table-cell table:formula="of:=IF(OR([.V436]&lt;[.V$549];[.V436]&gt;[.V$550]);&quot;&quot;;[.V436])" office:value-type="float" office:value="0.357208520613834" calcext:value-type="float">
            <text:p>0,3572085206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formula="of:=IF(OR([.B437]&lt;[.B$549];[.B437]&gt;[.B$550]);&quot;&quot;;[.B437])" office:value-type="float" office:value="0.0736948081343517" calcext:value-type="float">
            <text:p>0,0736948081</text:p>
          </table:table-cell>
          <table:table-cell table:formula="of:=IF(OR([.C437]&lt;[.C$549];[.C437]&gt;[.C$550]);&quot;&quot;;[.C437])" office:value-type="float" office:value="0.0269934441037406" calcext:value-type="float">
            <text:p>0,0269934441</text:p>
          </table:table-cell>
          <table:table-cell table:formula="of:=IF(OR([.D437]&lt;[.D$549];[.D437]&gt;[.D$550]);&quot;&quot;;[.D437])" office:value-type="float" office:value="0.0730125077316219" calcext:value-type="float">
            <text:p>0,0730125077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float" office:value="0.0120893221519456" calcext:value-type="float">
            <text:p>0,0120893222</text:p>
          </table:table-cell>
          <table:table-cell table:formula="of:=IF(OR([.G437]&lt;[.G$549];[.G437]&gt;[.G$550]);&quot;&quot;;[.G437])" office:value-type="float" office:value="0.282561823740655" calcext:value-type="float">
            <text:p>0,2825618237</text:p>
          </table:table-cell>
          <table:table-cell table:formula="of:=IF(OR([.H437]&lt;[.H$549];[.H437]&gt;[.H$550]);&quot;&quot;;[.H437])" office:value-type="float" office:value="0.0218799808740511" calcext:value-type="float">
            <text:p>0,0218799809</text:p>
          </table:table-cell>
          <table:table-cell table:formula="of:=IF(OR([.I437]&lt;[.I$549];[.I437]&gt;[.I$550]);&quot;&quot;;[.I437])" office:value-type="float" office:value="0.380831630309043" calcext:value-type="float">
            <text:p>0,3808316303</text:p>
          </table:table-cell>
          <table:table-cell table:formula="of:=IF(OR([.J437]&lt;[.J$549];[.J437]&gt;[.J$550]);&quot;&quot;;[.J437])" office:value-type="float" office:value="0.0608549003147652" calcext:value-type="float">
            <text:p>0,0608549003</text:p>
          </table:table-cell>
          <table:table-cell table:formula="of:=IF(OR([.K437]&lt;[.K$549];[.K437]&gt;[.K$550]);&quot;&quot;;[.K437])" office:value-type="float" office:value="0.0679011292320176" calcext:value-type="float">
            <text:p>0,0679011292</text:p>
          </table:table-cell>
          <table:table-cell table:formula="of:=IF(OR([.L437]&lt;[.L$549];[.L437]&gt;[.L$550]);&quot;&quot;;[.L437])" office:value-type="float" office:value="0.0214683157130152" calcext:value-type="float">
            <text:p>0,0214683157</text:p>
          </table:table-cell>
          <table:table-cell table:formula="of:=IF(OR([.M437]&lt;[.M$549];[.M437]&gt;[.M$550]);&quot;&quot;;[.M437])" office:value-type="float" office:value="0.241761012093105" calcext:value-type="float">
            <text:p>0,2417610121</text:p>
          </table:table-cell>
          <table:table-cell table:formula="of:=IF(OR([.N437]&lt;[.N$549];[.N437]&gt;[.N$550]);&quot;&quot;;[.N437])" office:value-type="float" office:value="0.0803665104596362" calcext:value-type="float">
            <text:p>0,0803665105</text:p>
          </table:table-cell>
          <table:table-cell table:formula="of:=IF(OR([.O437]&lt;[.O$549];[.O437]&gt;[.O$550]);&quot;&quot;;[.O437])" office:value-type="float" office:value="0.25690995176832" calcext:value-type="float">
            <text:p>0,2569099518</text:p>
          </table:table-cell>
          <table:table-cell table:formula="of:=IF(OR([.P437]&lt;[.P$549];[.P437]&gt;[.P$550]);&quot;&quot;;[.P437])" office:value-type="float" office:value="0.0277956579048498" calcext:value-type="float">
            <text:p>0,0277956579</text:p>
          </table:table-cell>
          <table:table-cell table:formula="of:=IF(OR([.Q437]&lt;[.Q$549];[.Q437]&gt;[.Q$550]);&quot;&quot;;[.Q437])" office:value-type="float" office:value="0.0166009265672604" calcext:value-type="float">
            <text:p>0,0166009266</text:p>
          </table:table-cell>
          <table:table-cell table:formula="of:=IF(OR([.R437]&lt;[.R$549];[.R437]&gt;[.R$550]);&quot;&quot;;[.R437])" office:value-type="float" office:value="0.112262218068041" calcext:value-type="float">
            <text:p>0,1122622181</text:p>
          </table:table-cell>
          <table:table-cell table:formula="of:=IF(OR([.S437]&lt;[.S$549];[.S437]&gt;[.S$550]);&quot;&quot;;[.S437])" office:value-type="float" office:value="0.399926142569113" calcext:value-type="float">
            <text:p>0,3999261426</text:p>
          </table:table-cell>
          <table:table-cell table:formula="of:=IF(OR([.T437]&lt;[.T$549];[.T437]&gt;[.T$550]);&quot;&quot;;[.T437])" office:value-type="float" office:value="0.284712160695855" calcext:value-type="float">
            <text:p>0,2847121607</text:p>
          </table:table-cell>
          <table:table-cell table:formula="of:=IF(OR([.U437]&lt;[.U$549];[.U437]&gt;[.U$550]);&quot;&quot;;[.U437])" office:value-type="float" office:value="0.386611344281038" calcext:value-type="float">
            <text:p>0,3866113443</text:p>
          </table:table-cell>
          <table:table-cell table:formula="of:=IF(OR([.V437]&lt;[.V$549];[.V437]&gt;[.V$550]);&quot;&quot;;[.V437])" office:value-type="float" office:value="0.457874984369702" calcext:value-type="float">
            <text:p>0,4578749844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formula="of:=IF(OR([.B438]&lt;[.B$549];[.B438]&gt;[.B$550]);&quot;&quot;;[.B438])" office:value-type="float" office:value="0.0664164219165183" calcext:value-type="float">
            <text:p>0,0664164219</text:p>
          </table:table-cell>
          <table:table-cell table:formula="of:=IF(OR([.C438]&lt;[.C$549];[.C438]&gt;[.C$550]);&quot;&quot;;[.C438])" office:value-type="float" office:value="0.0296528703498725" calcext:value-type="float">
            <text:p>0,0296528703</text:p>
          </table:table-cell>
          <table:table-cell table:formula="of:=IF(OR([.D438]&lt;[.D$549];[.D438]&gt;[.D$550]);&quot;&quot;;[.D438])" office:value-type="float" office:value="0.0658797382387061" calcext:value-type="float">
            <text:p>0,0658797382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float" office:value="0.0103509095114299" calcext:value-type="float">
            <text:p>0,0103509095</text:p>
          </table:table-cell>
          <table:table-cell table:formula="of:=IF(OR([.G438]&lt;[.G$549];[.G438]&gt;[.G$550]);&quot;&quot;;[.G438])" office:value-type="float" office:value="0.277688047362464" calcext:value-type="float">
            <text:p>0,2776880474</text:p>
          </table:table-cell>
          <table:table-cell table:formula="of:=IF(OR([.H438]&lt;[.H$549];[.H438]&gt;[.H$550]);&quot;&quot;;[.H438])" office:value-type="float" office:value="0.0219239328866986" calcext:value-type="float">
            <text:p>0,0219239329</text:p>
          </table:table-cell>
          <table:table-cell table:formula="of:=IF(OR([.I438]&lt;[.I$549];[.I438]&gt;[.I$550]);&quot;&quot;;[.I438])" office:value-type="float" office:value="0.354777486914855" calcext:value-type="float">
            <text:p>0,3547774869</text:p>
          </table:table-cell>
          <table:table-cell table:formula="of:=IF(OR([.J438]&lt;[.J$549];[.J438]&gt;[.J$550]);&quot;&quot;;[.J438])" office:value-type="float" office:value="0.0576596370566324" calcext:value-type="float">
            <text:p>0,0576596371</text:p>
          </table:table-cell>
          <table:table-cell table:formula="of:=IF(OR([.K438]&lt;[.K$549];[.K438]&gt;[.K$550]);&quot;&quot;;[.K438])" office:value-type="float" office:value="0.0608885222281858" calcext:value-type="float">
            <text:p>0,0608885222</text:p>
          </table:table-cell>
          <table:table-cell table:formula="of:=IF(OR([.L438]&lt;[.L$549];[.L438]&gt;[.L$550]);&quot;&quot;;[.L438])" office:value-type="float" office:value="0.0197737828513332" calcext:value-type="float">
            <text:p>0,0197737829</text:p>
          </table:table-cell>
          <table:table-cell table:formula="of:=IF(OR([.M438]&lt;[.M$549];[.M438]&gt;[.M$550]);&quot;&quot;;[.M438])" office:value-type="float" office:value="0.245936864400956" calcext:value-type="float">
            <text:p>0,2459368644</text:p>
          </table:table-cell>
          <table:table-cell table:formula="of:=IF(OR([.N438]&lt;[.N$549];[.N438]&gt;[.N$550]);&quot;&quot;;[.N438])" office:value-type="float" office:value="0.0793109043866742" calcext:value-type="float">
            <text:p>0,0793109044</text:p>
          </table:table-cell>
          <table:table-cell table:formula="of:=IF(OR([.O438]&lt;[.O$549];[.O438]&gt;[.O$550]);&quot;&quot;;[.O438])" office:value-type="float" office:value="0.246777016437737" calcext:value-type="float">
            <text:p>0,2467770164</text:p>
          </table:table-cell>
          <table:table-cell table:formula="of:=IF(OR([.P438]&lt;[.P$549];[.P438]&gt;[.P$550]);&quot;&quot;;[.P438])" office:value-type="float" office:value="0.0255212778526613" calcext:value-type="float">
            <text:p>0,0255212779</text:p>
          </table:table-cell>
          <table:table-cell table:formula="of:=IF(OR([.Q438]&lt;[.Q$549];[.Q438]&gt;[.Q$550]);&quot;&quot;;[.Q438])" office:value-type="float" office:value="0.0151320565447903" calcext:value-type="float">
            <text:p>0,0151320565</text:p>
          </table:table-cell>
          <table:table-cell table:formula="of:=IF(OR([.R438]&lt;[.R$549];[.R438]&gt;[.R$550]);&quot;&quot;;[.R438])" office:value-type="float" office:value="0.108029686539901" calcext:value-type="float">
            <text:p>0,1080296865</text:p>
          </table:table-cell>
          <table:table-cell table:formula="of:=IF(OR([.S438]&lt;[.S$549];[.S438]&gt;[.S$550]);&quot;&quot;;[.S438])" office:value-type="float" office:value="0.393164774406045" calcext:value-type="float">
            <text:p>0,3931647744</text:p>
          </table:table-cell>
          <table:table-cell table:formula="of:=IF(OR([.T438]&lt;[.T$549];[.T438]&gt;[.T$550]);&quot;&quot;;[.T438])" office:value-type="float" office:value="0.275123687526039" calcext:value-type="float">
            <text:p>0,2751236875</text:p>
          </table:table-cell>
          <table:table-cell table:formula="of:=IF(OR([.U438]&lt;[.U$549];[.U438]&gt;[.U$550]);&quot;&quot;;[.U438])" office:value-type="float" office:value="0.374460902295599" calcext:value-type="float">
            <text:p>0,3744609023</text:p>
          </table:table-cell>
          <table:table-cell table:formula="of:=IF(OR([.V438]&lt;[.V$549];[.V438]&gt;[.V$550]);&quot;&quot;;[.V438])" office:value-type="float" office:value="0.442973696164626" calcext:value-type="float">
            <text:p>0,4429736962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formula="of:=IF(OR([.B439]&lt;[.B$549];[.B439]&gt;[.B$550]);&quot;&quot;;[.B439])" office:value-type="float" office:value="0.0615542827076671" calcext:value-type="float">
            <text:p>0,0615542827</text:p>
          </table:table-cell>
          <table:table-cell table:formula="of:=IF(OR([.C439]&lt;[.C$549];[.C439]&gt;[.C$550]);&quot;&quot;;[.C439])" office:value-type="float" office:value="0.0229089104258431" calcext:value-type="float">
            <text:p>0,0229089104</text:p>
          </table:table-cell>
          <table:table-cell table:formula="of:=IF(OR([.D439]&lt;[.D$549];[.D439]&gt;[.D$550]);&quot;&quot;;[.D439])" office:value-type="float" office:value="0.0610787523029922" calcext:value-type="float">
            <text:p>0,0610787523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float" office:value="0.0118421674195256" calcext:value-type="float">
            <text:p>0,0118421674</text:p>
          </table:table-cell>
          <table:table-cell table:formula="of:=IF(OR([.G439]&lt;[.G$549];[.G439]&gt;[.G$550]);&quot;&quot;;[.G439])" office:value-type="float" office:value="0.271188202846323" calcext:value-type="float">
            <text:p>0,2711882028</text:p>
          </table:table-cell>
          <table:table-cell table:formula="of:=IF(OR([.H439]&lt;[.H$549];[.H439]&gt;[.H$550]);&quot;&quot;;[.H439])" office:value-type="float" office:value="0.022237829406056" calcext:value-type="float">
            <text:p>0,0222378294</text:p>
          </table:table-cell>
          <table:table-cell table:formula="of:=IF(OR([.I439]&lt;[.I$549];[.I439]&gt;[.I$550]);&quot;&quot;;[.I439])" office:value-type="float" office:value="0.348926748092224" calcext:value-type="float">
            <text:p>0,3489267481</text:p>
          </table:table-cell>
          <table:table-cell table:formula="of:=IF(OR([.J439]&lt;[.J$549];[.J439]&gt;[.J$550]);&quot;&quot;;[.J439])" office:value-type="float" office:value="0.0630583669603356" calcext:value-type="float">
            <text:p>0,063058367</text:p>
          </table:table-cell>
          <table:table-cell table:formula="of:=IF(OR([.K439]&lt;[.K$549];[.K439]&gt;[.K$550]);&quot;&quot;;[.K439])" office:value-type="float" office:value="0.0588826205345526" calcext:value-type="float">
            <text:p>0,0588826205</text:p>
          </table:table-cell>
          <table:table-cell table:formula="of:=IF(OR([.L439]&lt;[.L$549];[.L439]&gt;[.L$550]);&quot;&quot;;[.L439])" office:value-type="float" office:value="0.0186614560148554" calcext:value-type="float">
            <text:p>0,018661456</text:p>
          </table:table-cell>
          <table:table-cell table:formula="of:=IF(OR([.M439]&lt;[.M$549];[.M439]&gt;[.M$550]);&quot;&quot;;[.M439])" office:value-type="float" office:value="0.247591295924197" calcext:value-type="float">
            <text:p>0,2475912959</text:p>
          </table:table-cell>
          <table:table-cell table:formula="of:=IF(OR([.N439]&lt;[.N$549];[.N439]&gt;[.N$550]);&quot;&quot;;[.N439])" office:value-type="float" office:value="0.0807083822144001" calcext:value-type="float">
            <text:p>0,0807083822</text:p>
          </table:table-cell>
          <table:table-cell table:formula="of:=IF(OR([.O439]&lt;[.O$549];[.O439]&gt;[.O$550]);&quot;&quot;;[.O439])" office:value-type="float" office:value="0.246471707763881" calcext:value-type="float">
            <text:p>0,2464717078</text:p>
          </table:table-cell>
          <table:table-cell table:formula="of:=IF(OR([.P439]&lt;[.P$549];[.P439]&gt;[.P$550]);&quot;&quot;;[.P439])" office:value-type="float" office:value="0.0263048257196579" calcext:value-type="float">
            <text:p>0,0263048257</text:p>
          </table:table-cell>
          <table:table-cell table:formula="of:=IF(OR([.Q439]&lt;[.Q$549];[.Q439]&gt;[.Q$550]);&quot;&quot;;[.Q439])" office:value-type="float" office:value="0.0136721808913391" calcext:value-type="float">
            <text:p>0,0136721809</text:p>
          </table:table-cell>
          <table:table-cell table:formula="of:=IF(OR([.R439]&lt;[.R$549];[.R439]&gt;[.R$550]);&quot;&quot;;[.R439])" office:value-type="float" office:value="0.0995368489180483" calcext:value-type="float">
            <text:p>0,0995368489</text:p>
          </table:table-cell>
          <table:table-cell table:formula="of:=IF(OR([.S439]&lt;[.S$549];[.S439]&gt;[.S$550]);&quot;&quot;;[.S439])" office:value-type="float" office:value="0.358628277770028" calcext:value-type="float">
            <text:p>0,3586282778</text:p>
          </table:table-cell>
          <table:table-cell table:formula="of:=IF(OR([.T439]&lt;[.T$549];[.T439]&gt;[.T$550]);&quot;&quot;;[.T439])" office:value-type="float" office:value="0.229011833531832" calcext:value-type="float">
            <text:p>0,2290118335</text:p>
          </table:table-cell>
          <table:table-cell table:formula="of:=IF(OR([.U439]&lt;[.U$549];[.U439]&gt;[.U$550]);&quot;&quot;;[.U439])" office:value-type="float" office:value="0.324431883297914" calcext:value-type="float">
            <text:p>0,3244318833</text:p>
          </table:table-cell>
          <table:table-cell table:formula="of:=IF(OR([.V439]&lt;[.V$549];[.V439]&gt;[.V$550]);&quot;&quot;;[.V439])" office:value-type="float" office:value="0.377280258351495" calcext:value-type="float">
            <text:p>0,3772802584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formula="of:=IF(OR([.B440]&lt;[.B$549];[.B440]&gt;[.B$550]);&quot;&quot;;[.B440])" office:value-type="float" office:value="0.0689277522948095" calcext:value-type="float">
            <text:p>0,0689277523</text:p>
          </table:table-cell>
          <table:table-cell table:formula="of:=IF(OR([.C440]&lt;[.C$549];[.C440]&gt;[.C$550]);&quot;&quot;;[.C440])" office:value-type="float" office:value="0.0277930863975234" calcext:value-type="float">
            <text:p>0,0277930864</text:p>
          </table:table-cell>
          <table:table-cell table:formula="of:=IF(OR([.D440]&lt;[.D$549];[.D440]&gt;[.D$550]);&quot;&quot;;[.D440])" office:value-type="float" office:value="0.0669222216847132" calcext:value-type="float">
            <text:p>0,0669222217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float" office:value="0.0110828370685278" calcext:value-type="float">
            <text:p>0,0110828371</text:p>
          </table:table-cell>
          <table:table-cell table:formula="of:=IF(OR([.G440]&lt;[.G$549];[.G440]&gt;[.G$550]);&quot;&quot;;[.G440])" office:value-type="float" office:value="0.267716624816555" calcext:value-type="float">
            <text:p>0,2677166248</text:p>
          </table:table-cell>
          <table:table-cell table:formula="of:=IF(OR([.H440]&lt;[.H$549];[.H440]&gt;[.H$550]);&quot;&quot;;[.H440])" office:value-type="float" office:value="0.0223436690847709" calcext:value-type="float">
            <text:p>0,0223436691</text:p>
          </table:table-cell>
          <table:table-cell table:formula="of:=IF(OR([.I440]&lt;[.I$549];[.I440]&gt;[.I$550]);&quot;&quot;;[.I440])" office:value-type="float" office:value="0.361732315535182" calcext:value-type="float">
            <text:p>0,3617323155</text:p>
          </table:table-cell>
          <table:table-cell table:formula="of:=IF(OR([.J440]&lt;[.J$549];[.J440]&gt;[.J$550]);&quot;&quot;;[.J440])" office:value-type="float" office:value="0.0606853297583662" calcext:value-type="float">
            <text:p>0,0606853298</text:p>
          </table:table-cell>
          <table:table-cell table:formula="of:=IF(OR([.K440]&lt;[.K$549];[.K440]&gt;[.K$550]);&quot;&quot;;[.K440])" office:value-type="float" office:value="0.0647207557623661" calcext:value-type="float">
            <text:p>0,0647207558</text:p>
          </table:table-cell>
          <table:table-cell table:formula="of:=IF(OR([.L440]&lt;[.L$549];[.L440]&gt;[.L$550]);&quot;&quot;;[.L440])" office:value-type="float" office:value="0.0185105775441746" calcext:value-type="float">
            <text:p>0,0185105775</text:p>
          </table:table-cell>
          <table:table-cell table:formula="of:=IF(OR([.M440]&lt;[.M$549];[.M440]&gt;[.M$550]);&quot;&quot;;[.M440])" office:value-type="float" office:value="0.249624683152" calcext:value-type="float">
            <text:p>0,2496246832</text:p>
          </table:table-cell>
          <table:table-cell table:formula="of:=IF(OR([.N440]&lt;[.N$549];[.N440]&gt;[.N$550]);&quot;&quot;;[.N440])" office:value-type="float" office:value="0.0834155947477839" calcext:value-type="float">
            <text:p>0,0834155947</text:p>
          </table:table-cell>
          <table:table-cell table:formula="of:=IF(OR([.O440]&lt;[.O$549];[.O440]&gt;[.O$550]);&quot;&quot;;[.O440])" office:value-type="float" office:value="0.266108384842499" calcext:value-type="float">
            <text:p>0,2661083848</text:p>
          </table:table-cell>
          <table:table-cell table:formula="of:=IF(OR([.P440]&lt;[.P$549];[.P440]&gt;[.P$550]);&quot;&quot;;[.P440])" office:value-type="float" office:value="0.0280103101000854" calcext:value-type="float">
            <text:p>0,0280103101</text:p>
          </table:table-cell>
          <table:table-cell table:formula="of:=IF(OR([.Q440]&lt;[.Q$549];[.Q440]&gt;[.Q$550]);&quot;&quot;;[.Q440])" office:value-type="float" office:value="0.0160025651183749" calcext:value-type="float">
            <text:p>0,0160025651</text:p>
          </table:table-cell>
          <table:table-cell table:formula="of:=IF(OR([.R440]&lt;[.R$549];[.R440]&gt;[.R$550]);&quot;&quot;;[.R440])" office:value-type="float" office:value="0.105898307974733" calcext:value-type="float">
            <text:p>0,105898308</text:p>
          </table:table-cell>
          <table:table-cell table:formula="of:=IF(OR([.S440]&lt;[.S$549];[.S440]&gt;[.S$550]);&quot;&quot;;[.S440])" office:value-type="float" office:value="0.368397021985399" calcext:value-type="float">
            <text:p>0,368397022</text:p>
          </table:table-cell>
          <table:table-cell table:formula="of:=IF(OR([.T440]&lt;[.T$549];[.T440]&gt;[.T$550]);&quot;&quot;;[.T440])" office:value-type="float" office:value="0.245328363818666" calcext:value-type="float">
            <text:p>0,2453283638</text:p>
          </table:table-cell>
          <table:table-cell table:formula="of:=IF(OR([.U440]&lt;[.U$549];[.U440]&gt;[.U$550]);&quot;&quot;;[.U440])" office:value-type="float" office:value="0.350579182559419" calcext:value-type="float">
            <text:p>0,3505791826</text:p>
          </table:table-cell>
          <table:table-cell table:formula="of:=IF(OR([.V440]&lt;[.V$549];[.V440]&gt;[.V$550]);&quot;&quot;;[.V440])" office:value-type="float" office:value="0.398175424497767" calcext:value-type="float">
            <text:p>0,3981754245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formula="of:=IF(OR([.B441]&lt;[.B$549];[.B441]&gt;[.B$550]);&quot;&quot;;[.B441])" office:value-type="float" office:value="0.0632644975709837" calcext:value-type="float">
            <text:p>0,0632644976</text:p>
          </table:table-cell>
          <table:table-cell table:formula="of:=IF(OR([.C441]&lt;[.C$549];[.C441]&gt;[.C$550]);&quot;&quot;;[.C441])" office:value-type="float" office:value="0.022462994152903" calcext:value-type="float">
            <text:p>0,0224629942</text:p>
          </table:table-cell>
          <table:table-cell table:formula="of:=IF(OR([.D441]&lt;[.D$549];[.D441]&gt;[.D$550]);&quot;&quot;;[.D441])" office:value-type="float" office:value="0.0731482472506666" calcext:value-type="float">
            <text:p>0,0731482473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float" office:value="0.012105036798396" calcext:value-type="float">
            <text:p>0,0121050368</text:p>
          </table:table-cell>
          <table:table-cell table:formula="of:=IF(OR([.G441]&lt;[.G$549];[.G441]&gt;[.G$550]);&quot;&quot;;[.G441])" office:value-type="float" office:value="0.264782789293408" calcext:value-type="float">
            <text:p>0,2647827893</text:p>
          </table:table-cell>
          <table:table-cell table:formula="of:=IF(OR([.H441]&lt;[.H$549];[.H441]&gt;[.H$550]);&quot;&quot;;[.H441])" office:value-type="float" office:value="0.0211396515397278" calcext:value-type="float">
            <text:p>0,0211396515</text:p>
          </table:table-cell>
          <table:table-cell table:formula="of:=IF(OR([.I441]&lt;[.I$549];[.I441]&gt;[.I$550]);&quot;&quot;;[.I441])" office:value-type="float" office:value="0.365701393410964" calcext:value-type="float">
            <text:p>0,3657013934</text:p>
          </table:table-cell>
          <table:table-cell table:formula="of:=IF(OR([.J441]&lt;[.J$549];[.J441]&gt;[.J$550]);&quot;&quot;;[.J441])" office:value-type="float" office:value="0.0608978800007268" calcext:value-type="float">
            <text:p>0,06089788</text:p>
          </table:table-cell>
          <table:table-cell table:formula="of:=IF(OR([.K441]&lt;[.K$549];[.K441]&gt;[.K$550]);&quot;&quot;;[.K441])" office:value-type="float" office:value="0.0656952654539104" calcext:value-type="float">
            <text:p>0,0656952655</text:p>
          </table:table-cell>
          <table:table-cell table:formula="of:=IF(OR([.L441]&lt;[.L$549];[.L441]&gt;[.L$550]);&quot;&quot;;[.L441])" office:value-type="float" office:value="0.0177917197759753" calcext:value-type="float">
            <text:p>0,0177917198</text:p>
          </table:table-cell>
          <table:table-cell table:formula="of:=IF(OR([.M441]&lt;[.M$549];[.M441]&gt;[.M$550]);&quot;&quot;;[.M441])" office:value-type="float" office:value="0.252449504167226" calcext:value-type="float">
            <text:p>0,2524495042</text:p>
          </table:table-cell>
          <table:table-cell table:formula="of:=IF(OR([.N441]&lt;[.N$549];[.N441]&gt;[.N$550]);&quot;&quot;;[.N441])" office:value-type="float" office:value="0.0855187825150646" calcext:value-type="float">
            <text:p>0,0855187825</text:p>
          </table:table-cell>
          <table:table-cell table:formula="of:=IF(OR([.O441]&lt;[.O$549];[.O441]&gt;[.O$550]);&quot;&quot;;[.O441])" office:value-type="float" office:value="0.274254959353002" calcext:value-type="float">
            <text:p>0,2742549594</text:p>
          </table:table-cell>
          <table:table-cell table:formula="of:=IF(OR([.P441]&lt;[.P$549];[.P441]&gt;[.P$550]);&quot;&quot;;[.P441])" office:value-type="float" office:value="0.0282115058260287" calcext:value-type="float">
            <text:p>0,0282115058</text:p>
          </table:table-cell>
          <table:table-cell table:formula="of:=IF(OR([.Q441]&lt;[.Q$549];[.Q441]&gt;[.Q$550]);&quot;&quot;;[.Q441])" office:value-type="float" office:value="0.0164038654007579" calcext:value-type="float">
            <text:p>0,0164038654</text:p>
          </table:table-cell>
          <table:table-cell table:formula="of:=IF(OR([.R441]&lt;[.R$549];[.R441]&gt;[.R$550]);&quot;&quot;;[.R441])" office:value-type="float" office:value="0.115584419357788" calcext:value-type="float">
            <text:p>0,1155844194</text:p>
          </table:table-cell>
          <table:table-cell table:formula="of:=IF(OR([.S441]&lt;[.S$549];[.S441]&gt;[.S$550]);&quot;&quot;;[.S441])" office:value-type="float" office:value="0.392809470763187" calcext:value-type="float">
            <text:p>0,3928094708</text:p>
          </table:table-cell>
          <table:table-cell table:formula="of:=IF(OR([.T441]&lt;[.T$549];[.T441]&gt;[.T$550]);&quot;&quot;;[.T441])" office:value-type="float" office:value="0.275168175094528" calcext:value-type="float">
            <text:p>0,2751681751</text:p>
          </table:table-cell>
          <table:table-cell table:formula="of:=IF(OR([.U441]&lt;[.U$549];[.U441]&gt;[.U$550]);&quot;&quot;;[.U441])" office:value-type="float" office:value="0.374983816451894" calcext:value-type="float">
            <text:p>0,3749838165</text:p>
          </table:table-cell>
          <table:table-cell table:formula="of:=IF(OR([.V441]&lt;[.V$549];[.V441]&gt;[.V$550]);&quot;&quot;;[.V441])" office:value-type="float" office:value="0.423712085333637" calcext:value-type="float">
            <text:p>0,4237120853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formula="of:=IF(OR([.B442]&lt;[.B$549];[.B442]&gt;[.B$550]);&quot;&quot;;[.B442])" office:value-type="float" office:value="0.0664537277087813" calcext:value-type="float">
            <text:p>0,0664537277</text:p>
          </table:table-cell>
          <table:table-cell table:formula="of:=IF(OR([.C442]&lt;[.C$549];[.C442]&gt;[.C$550]);&quot;&quot;;[.C442])" office:value-type="float" office:value="0.0226975413006542" calcext:value-type="float">
            <text:p>0,0226975413</text:p>
          </table:table-cell>
          <table:table-cell table:formula="of:=IF(OR([.D442]&lt;[.D$549];[.D442]&gt;[.D$550]);&quot;&quot;;[.D442])" office:value-type="float" office:value="0.0724517892446842" calcext:value-type="float">
            <text:p>0,0724517892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float" office:value="0.0103049058167628" calcext:value-type="float">
            <text:p>0,0103049058</text:p>
          </table:table-cell>
          <table:table-cell table:formula="of:=IF(OR([.G442]&lt;[.G$549];[.G442]&gt;[.G$550]);&quot;&quot;;[.G442])" office:value-type="float" office:value="0.261059368001623" calcext:value-type="float">
            <text:p>0,261059368</text:p>
          </table:table-cell>
          <table:table-cell table:formula="of:=IF(OR([.H442]&lt;[.H$549];[.H442]&gt;[.H$550]);&quot;&quot;;[.H442])" office:value-type="float" office:value="0.0232940425923836" calcext:value-type="float">
            <text:p>0,0232940426</text:p>
          </table:table-cell>
          <table:table-cell table:formula="of:=IF(OR([.I442]&lt;[.I$549];[.I442]&gt;[.I$550]);&quot;&quot;;[.I442])" office:value-type="float" office:value="0.364258195918943" calcext:value-type="float">
            <text:p>0,3642581959</text:p>
          </table:table-cell>
          <table:table-cell table:formula="of:=IF(OR([.J442]&lt;[.J$549];[.J442]&gt;[.J$550]);&quot;&quot;;[.J442])" office:value-type="float" office:value="0.0609944282471812" calcext:value-type="float">
            <text:p>0,0609944282</text:p>
          </table:table-cell>
          <table:table-cell table:formula="of:=IF(OR([.K442]&lt;[.K$549];[.K442]&gt;[.K$550]);&quot;&quot;;[.K442])" office:value-type="float" office:value="0.0686295609880869" calcext:value-type="float">
            <text:p>0,068629561</text:p>
          </table:table-cell>
          <table:table-cell table:formula="of:=IF(OR([.L442]&lt;[.L$549];[.L442]&gt;[.L$550]);&quot;&quot;;[.L442])" office:value-type="float" office:value="0.0199534265857319" calcext:value-type="float">
            <text:p>0,0199534266</text:p>
          </table:table-cell>
          <table:table-cell table:formula="of:=IF(OR([.M442]&lt;[.M$549];[.M442]&gt;[.M$550]);&quot;&quot;;[.M442])" office:value-type="float" office:value="0.259907772056562" calcext:value-type="float">
            <text:p>0,2599077721</text:p>
          </table:table-cell>
          <table:table-cell table:formula="of:=IF(OR([.N442]&lt;[.N$549];[.N442]&gt;[.N$550]);&quot;&quot;;[.N442])" office:value-type="float" office:value="0.0843814032142374" calcext:value-type="float">
            <text:p>0,0843814032</text:p>
          </table:table-cell>
          <table:table-cell table:formula="of:=IF(OR([.O442]&lt;[.O$549];[.O442]&gt;[.O$550]);&quot;&quot;;[.O442])" office:value-type="float" office:value="0.26122976650874" calcext:value-type="float">
            <text:p>0,2612297665</text:p>
          </table:table-cell>
          <table:table-cell table:formula="of:=IF(OR([.P442]&lt;[.P$549];[.P442]&gt;[.P$550]);&quot;&quot;;[.P442])" office:value-type="float" office:value="0.0266789624949307" calcext:value-type="float">
            <text:p>0,0266789625</text:p>
          </table:table-cell>
          <table:table-cell table:formula="of:=IF(OR([.Q442]&lt;[.Q$549];[.Q442]&gt;[.Q$550]);&quot;&quot;;[.Q442])" office:value-type="float" office:value="0.0158239825176074" calcext:value-type="float">
            <text:p>0,0158239825</text:p>
          </table:table-cell>
          <table:table-cell table:formula="of:=IF(OR([.R442]&lt;[.R$549];[.R442]&gt;[.R$550]);&quot;&quot;;[.R442])" office:value-type="float" office:value="0.105252734943617" calcext:value-type="float">
            <text:p>0,1052527349</text:p>
          </table:table-cell>
          <table:table-cell table:formula="of:=IF(OR([.S442]&lt;[.S$549];[.S442]&gt;[.S$550]);&quot;&quot;;[.S442])" office:value-type="float" office:value="0.35753711241281" calcext:value-type="float">
            <text:p>0,3575371124</text:p>
          </table:table-cell>
          <table:table-cell table:formula="of:=IF(OR([.T442]&lt;[.T$549];[.T442]&gt;[.T$550]);&quot;&quot;;[.T442])" office:value-type="float" office:value="0.240984100376338" calcext:value-type="float">
            <text:p>0,2409841004</text:p>
          </table:table-cell>
          <table:table-cell table:formula="of:=IF(OR([.U442]&lt;[.U$549];[.U442]&gt;[.U$550]);&quot;&quot;;[.U442])" office:value-type="float" office:value="0.332453367113841" calcext:value-type="float">
            <text:p>0,3324533671</text:p>
          </table:table-cell>
          <table:table-cell table:formula="of:=IF(OR([.V442]&lt;[.V$549];[.V442]&gt;[.V$550]);&quot;&quot;;[.V442])" office:value-type="float" office:value="0.388362483554691" calcext:value-type="float">
            <text:p>0,3883624836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formula="of:=IF(OR([.B443]&lt;[.B$549];[.B443]&gt;[.B$550]);&quot;&quot;;[.B443])" office:value-type="float" office:value="0.0623058711349519" calcext:value-type="float">
            <text:p>0,0623058711</text:p>
          </table:table-cell>
          <table:table-cell table:formula="of:=IF(OR([.C443]&lt;[.C$549];[.C443]&gt;[.C$550]);&quot;&quot;;[.C443])" office:value-type="float" office:value="0.0221074899895023" calcext:value-type="float">
            <text:p>0,02210749</text:p>
          </table:table-cell>
          <table:table-cell table:formula="of:=IF(OR([.D443]&lt;[.D$549];[.D443]&gt;[.D$550]);&quot;&quot;;[.D443])" office:value-type="float" office:value="0.0809985107918392" calcext:value-type="float">
            <text:p>0,0809985108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float" office:value="0.00993419687961581" calcext:value-type="float">
            <text:p>0,0099341969</text:p>
          </table:table-cell>
          <table:table-cell table:formula="of:=IF(OR([.G443]&lt;[.G$549];[.G443]&gt;[.G$550]);&quot;&quot;;[.G443])" office:value-type="float" office:value="0.253898875471627" calcext:value-type="float">
            <text:p>0,2538988755</text:p>
          </table:table-cell>
          <table:table-cell table:formula="of:=IF(OR([.H443]&lt;[.H$549];[.H443]&gt;[.H$550]);&quot;&quot;;[.H443])" office:value-type="float" office:value="0.0224132333380286" calcext:value-type="float">
            <text:p>0,0224132333</text:p>
          </table:table-cell>
          <table:table-cell table:formula="of:=IF(OR([.I443]&lt;[.I$549];[.I443]&gt;[.I$550]);&quot;&quot;;[.I443])" office:value-type="float" office:value="0.394700971544756" calcext:value-type="float">
            <text:p>0,3947009715</text:p>
          </table:table-cell>
          <table:table-cell table:formula="of:=IF(OR([.J443]&lt;[.J$549];[.J443]&gt;[.J$550]);&quot;&quot;;[.J443])" office:value-type="float" office:value="0.0612853802011733" calcext:value-type="float">
            <text:p>0,0612853802</text:p>
          </table:table-cell>
          <table:table-cell table:formula="of:=IF(OR([.K443]&lt;[.K$549];[.K443]&gt;[.K$550]);&quot;&quot;;[.K443])" office:value-type="float" office:value="0.0610236152977918" calcext:value-type="float">
            <text:p>0,0610236153</text:p>
          </table:table-cell>
          <table:table-cell table:formula="of:=IF(OR([.L443]&lt;[.L$549];[.L443]&gt;[.L$550]);&quot;&quot;;[.L443])" office:value-type="float" office:value="0.0179143511248141" calcext:value-type="float">
            <text:p>0,0179143511</text:p>
          </table:table-cell>
          <table:table-cell table:formula="of:=IF(OR([.M443]&lt;[.M$549];[.M443]&gt;[.M$550]);&quot;&quot;;[.M443])" office:value-type="float" office:value="0.249590310801731" calcext:value-type="float">
            <text:p>0,2495903108</text:p>
          </table:table-cell>
          <table:table-cell table:formula="of:=IF(OR([.N443]&lt;[.N$549];[.N443]&gt;[.N$550]);&quot;&quot;;[.N443])" office:value-type="float" office:value="0.0807864153855107" calcext:value-type="float">
            <text:p>0,0807864154</text:p>
          </table:table-cell>
          <table:table-cell table:formula="of:=IF(OR([.O443]&lt;[.O$549];[.O443]&gt;[.O$550]);&quot;&quot;;[.O443])" office:value-type="float" office:value="0.267101458335574" calcext:value-type="float">
            <text:p>0,2671014583</text:p>
          </table:table-cell>
          <table:table-cell table:formula="of:=IF(OR([.P443]&lt;[.P$549];[.P443]&gt;[.P$550]);&quot;&quot;;[.P443])" office:value-type="float" office:value="0.0282546636604761" calcext:value-type="float">
            <text:p>0,0282546637</text:p>
          </table:table-cell>
          <table:table-cell table:formula="of:=IF(OR([.Q443]&lt;[.Q$549];[.Q443]&gt;[.Q$550]);&quot;&quot;;[.Q443])" office:value-type="float" office:value="0.0149821207815313" calcext:value-type="float">
            <text:p>0,0149821208</text:p>
          </table:table-cell>
          <table:table-cell table:formula="of:=IF(OR([.R443]&lt;[.R$549];[.R443]&gt;[.R$550]);&quot;&quot;;[.R443])" office:value-type="float" office:value="0.115971864378742" calcext:value-type="float">
            <text:p>0,1159718644</text:p>
          </table:table-cell>
          <table:table-cell table:formula="of:=IF(OR([.S443]&lt;[.S$549];[.S443]&gt;[.S$550]);&quot;&quot;;[.S443])" office:value-type="float" office:value="0.434357771211228" calcext:value-type="float">
            <text:p>0,4343577712</text:p>
          </table:table-cell>
          <table:table-cell table:formula="of:=IF(OR([.T443]&lt;[.T$549];[.T443]&gt;[.T$550]);&quot;&quot;;[.T443])" office:value-type="float" office:value="0.295763098746608" calcext:value-type="float">
            <text:p>0,2957630987</text:p>
          </table:table-cell>
          <table:table-cell table:formula="of:=IF(OR([.U443]&lt;[.U$549];[.U443]&gt;[.U$550]);&quot;&quot;;[.U443])" office:value-type="float" office:value="0.411605932026859" calcext:value-type="float">
            <text:p>0,411605932</text:p>
          </table:table-cell>
          <table:table-cell table:formula="of:=IF(OR([.V443]&lt;[.V$549];[.V443]&gt;[.V$550]);&quot;&quot;;[.V443])" office:value-type="float" office:value="0.480523552978034" calcext:value-type="float">
            <text:p>0,480523553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formula="of:=IF(OR([.B444]&lt;[.B$549];[.B444]&gt;[.B$550]);&quot;&quot;;[.B444])" office:value-type="float" office:value="0.0572314109808648" calcext:value-type="float">
            <text:p>0,057231411</text:p>
          </table:table-cell>
          <table:table-cell table:formula="of:=IF(OR([.C444]&lt;[.C$549];[.C444]&gt;[.C$550]);&quot;&quot;;[.C444])" office:value-type="float" office:value="0.0210305750594213" calcext:value-type="float">
            <text:p>0,0210305751</text:p>
          </table:table-cell>
          <table:table-cell table:formula="of:=IF(OR([.D444]&lt;[.D$549];[.D444]&gt;[.D$550]);&quot;&quot;;[.D444])" office:value-type="float" office:value="0.0632584007291938" calcext:value-type="float">
            <text:p>0,0632584007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float" office:value="0.0118848150581262" calcext:value-type="float">
            <text:p>0,0118848151</text:p>
          </table:table-cell>
          <table:table-cell table:formula="of:=IF(OR([.G444]&lt;[.G$549];[.G444]&gt;[.G$550]);&quot;&quot;;[.G444])" office:value-type="float" office:value="0.271161330139626" calcext:value-type="float">
            <text:p>0,2711613301</text:p>
          </table:table-cell>
          <table:table-cell table:formula="of:=IF(OR([.H444]&lt;[.H$549];[.H444]&gt;[.H$550]);&quot;&quot;;[.H444])" office:value-type="float" office:value="0.0238730274124368" calcext:value-type="float">
            <text:p>0,0238730274</text:p>
          </table:table-cell>
          <table:table-cell table:formula="of:=IF(OR([.I444]&lt;[.I$549];[.I444]&gt;[.I$550]);&quot;&quot;;[.I444])" office:value-type="float" office:value="0.362807737394409" calcext:value-type="float">
            <text:p>0,3628077374</text:p>
          </table:table-cell>
          <table:table-cell table:formula="of:=IF(OR([.J444]&lt;[.J$549];[.J444]&gt;[.J$550]);&quot;&quot;;[.J444])" office:value-type="float" office:value="0.064877307945188" calcext:value-type="float">
            <text:p>0,0648773079</text:p>
          </table:table-cell>
          <table:table-cell table:formula="of:=IF(OR([.K444]&lt;[.K$549];[.K444]&gt;[.K$550]);&quot;&quot;;[.K444])" office:value-type="float" office:value="0.0642651843065225" calcext:value-type="float">
            <text:p>0,0642651843</text:p>
          </table:table-cell>
          <table:table-cell table:formula="of:=IF(OR([.L444]&lt;[.L$549];[.L444]&gt;[.L$550]);&quot;&quot;;[.L444])" office:value-type="float" office:value="0.0193741975264088" calcext:value-type="float">
            <text:p>0,0193741975</text:p>
          </table:table-cell>
          <table:table-cell table:formula="of:=IF(OR([.M444]&lt;[.M$549];[.M444]&gt;[.M$550]);&quot;&quot;;[.M444])" office:value-type="float" office:value="0.266288436430688" calcext:value-type="float">
            <text:p>0,2662884364</text:p>
          </table:table-cell>
          <table:table-cell table:formula="of:=IF(OR([.N444]&lt;[.N$549];[.N444]&gt;[.N$550]);&quot;&quot;;[.N444])" office:value-type="float" office:value="0.0822577580824313" calcext:value-type="float">
            <text:p>0,0822577581</text:p>
          </table:table-cell>
          <table:table-cell table:formula="of:=IF(OR([.O444]&lt;[.O$549];[.O444]&gt;[.O$550]);&quot;&quot;;[.O444])" office:value-type="float" office:value="0.267962515891348" calcext:value-type="float">
            <text:p>0,2679625159</text:p>
          </table:table-cell>
          <table:table-cell table:formula="of:=IF(OR([.P444]&lt;[.P$549];[.P444]&gt;[.P$550]);&quot;&quot;;[.P444])" office:value-type="float" office:value="0.029039604149962" calcext:value-type="float">
            <text:p>0,0290396041</text:p>
          </table:table-cell>
          <table:table-cell table:formula="of:=IF(OR([.Q444]&lt;[.Q$549];[.Q444]&gt;[.Q$550]);&quot;&quot;;[.Q444])" office:value-type="float" office:value="0.0158071877498414" calcext:value-type="float">
            <text:p>0,0158071877</text:p>
          </table:table-cell>
          <table:table-cell table:formula="of:=IF(OR([.R444]&lt;[.R$549];[.R444]&gt;[.R$550]);&quot;&quot;;[.R444])" office:value-type="float" office:value="0.113501152326417" calcext:value-type="float">
            <text:p>0,1135011523</text:p>
          </table:table-cell>
          <table:table-cell table:formula="of:=IF(OR([.S444]&lt;[.S$549];[.S444]&gt;[.S$550]);&quot;&quot;;[.S444])" office:value-type="float" office:value="0.407304697874676" calcext:value-type="float">
            <text:p>0,4073046979</text:p>
          </table:table-cell>
          <table:table-cell table:formula="of:=IF(OR([.T444]&lt;[.T$549];[.T444]&gt;[.T$550]);&quot;&quot;;[.T444])" office:value-type="float" office:value="0.268176217717658" calcext:value-type="float">
            <text:p>0,2681762177</text:p>
          </table:table-cell>
          <table:table-cell table:formula="of:=IF(OR([.U444]&lt;[.U$549];[.U444]&gt;[.U$550]);&quot;&quot;;[.U444])" office:value-type="float" office:value="0.378261229098781" calcext:value-type="float">
            <text:p>0,3782612291</text:p>
          </table:table-cell>
          <table:table-cell table:formula="of:=IF(OR([.V444]&lt;[.V$549];[.V444]&gt;[.V$550]);&quot;&quot;;[.V444])" office:value-type="float" office:value="0.445260439310811" calcext:value-type="float">
            <text:p>0,4452604393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formula="of:=IF(OR([.B445]&lt;[.B$549];[.B445]&gt;[.B$550]);&quot;&quot;;[.B445])" office:value-type="float" office:value="0.0713717943615402" calcext:value-type="float">
            <text:p>0,0713717944</text:p>
          </table:table-cell>
          <table:table-cell table:formula="of:=IF(OR([.C445]&lt;[.C$549];[.C445]&gt;[.C$550]);&quot;&quot;;[.C445])" office:value-type="float" office:value="0.0247249080262384" calcext:value-type="float">
            <text:p>0,024724908</text:p>
          </table:table-cell>
          <table:table-cell table:formula="of:=IF(OR([.D445]&lt;[.D$549];[.D445]&gt;[.D$550]);&quot;&quot;;[.D445])" office:value-type="float" office:value="0.0644269597367949" calcext:value-type="float">
            <text:p>0,0644269597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float" office:value="0.0134054670225417" calcext:value-type="float">
            <text:p>0,013405467</text:p>
          </table:table-cell>
          <table:table-cell table:formula="of:=IF(OR([.G445]&lt;[.G$549];[.G445]&gt;[.G$550]);&quot;&quot;;[.G445])" office:value-type="float" office:value="0.262682286105494" calcext:value-type="float">
            <text:p>0,2626822861</text:p>
          </table:table-cell>
          <table:table-cell table:formula="of:=IF(OR([.H445]&lt;[.H$549];[.H445]&gt;[.H$550]);&quot;&quot;;[.H445])" office:value-type="float" office:value="0.0208373584931558" calcext:value-type="float">
            <text:p>0,0208373585</text:p>
          </table:table-cell>
          <table:table-cell table:formula="of:=IF(OR([.I445]&lt;[.I$549];[.I445]&gt;[.I$550]);&quot;&quot;;[.I445])" office:value-type="float" office:value="0.343788442814561" calcext:value-type="float">
            <text:p>0,3437884428</text:p>
          </table:table-cell>
          <table:table-cell table:formula="of:=IF(OR([.J445]&lt;[.J$549];[.J445]&gt;[.J$550]);&quot;&quot;;[.J445])" office:value-type="float" office:value="0.0619633824081761" calcext:value-type="float">
            <text:p>0,0619633824</text:p>
          </table:table-cell>
          <table:table-cell table:formula="of:=IF(OR([.K445]&lt;[.K$549];[.K445]&gt;[.K$550]);&quot;&quot;;[.K445])" office:value-type="float" office:value="0.063173511283567" calcext:value-type="float">
            <text:p>0,0631735113</text:p>
          </table:table-cell>
          <table:table-cell table:formula="of:=IF(OR([.L445]&lt;[.L$549];[.L445]&gt;[.L$550]);&quot;&quot;;[.L445])" office:value-type="float" office:value="0.0173035933601587" calcext:value-type="float">
            <text:p>0,0173035934</text:p>
          </table:table-cell>
          <table:table-cell table:formula="of:=IF(OR([.M445]&lt;[.M$549];[.M445]&gt;[.M$550]);&quot;&quot;;[.M445])" office:value-type="float" office:value="0.246778380088636" calcext:value-type="float">
            <text:p>0,2467783801</text:p>
          </table:table-cell>
          <table:table-cell table:formula="of:=IF(OR([.N445]&lt;[.N$549];[.N445]&gt;[.N$550]);&quot;&quot;;[.N445])" office:value-type="float" office:value="0.0787791714243158" calcext:value-type="float">
            <text:p>0,0787791714</text:p>
          </table:table-cell>
          <table:table-cell table:formula="of:=IF(OR([.O445]&lt;[.O$549];[.O445]&gt;[.O$550]);&quot;&quot;;[.O445])" office:value-type="float" office:value="0.249563116760282" calcext:value-type="float">
            <text:p>0,2495631168</text:p>
          </table:table-cell>
          <table:table-cell table:formula="of:=IF(OR([.P445]&lt;[.P$549];[.P445]&gt;[.P$550]);&quot;&quot;;[.P445])" office:value-type="float" office:value="0.025748962834545" calcext:value-type="float">
            <text:p>0,0257489628</text:p>
          </table:table-cell>
          <table:table-cell table:formula="of:=IF(OR([.Q445]&lt;[.Q$549];[.Q445]&gt;[.Q$550]);&quot;&quot;;[.Q445])" office:value-type="float" office:value="0.0143152017003688" calcext:value-type="float">
            <text:p>0,0143152017</text:p>
          </table:table-cell>
          <table:table-cell table:formula="of:=IF(OR([.R445]&lt;[.R$549];[.R445]&gt;[.R$550]);&quot;&quot;;[.R445])" office:value-type="float" office:value="0.103896757297698" calcext:value-type="float">
            <text:p>0,1038967573</text:p>
          </table:table-cell>
          <table:table-cell table:formula="of:=IF(OR([.S445]&lt;[.S$549];[.S445]&gt;[.S$550]);&quot;&quot;;[.S445])" office:value-type="float" office:value="0.344875846619642" calcext:value-type="float">
            <text:p>0,3448758466</text:p>
          </table:table-cell>
          <table:table-cell table:formula="of:=IF(OR([.T445]&lt;[.T$549];[.T445]&gt;[.T$550]);&quot;&quot;;[.T445])" office:value-type="float" office:value="0.240082744866886" calcext:value-type="float">
            <text:p>0,2400827449</text:p>
          </table:table-cell>
          <table:table-cell table:formula="of:=IF(OR([.U445]&lt;[.U$549];[.U445]&gt;[.U$550]);&quot;&quot;;[.U445])" office:value-type="float" office:value="0.327458339250046" calcext:value-type="float">
            <text:p>0,3274583393</text:p>
          </table:table-cell>
          <table:table-cell table:formula="of:=IF(OR([.V445]&lt;[.V$549];[.V445]&gt;[.V$550]);&quot;&quot;;[.V445])" office:value-type="float" office:value="0.382569882866334" calcext:value-type="float">
            <text:p>0,3825698829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formula="of:=IF(OR([.B446]&lt;[.B$549];[.B446]&gt;[.B$550]);&quot;&quot;;[.B446])" office:value-type="float" office:value="0.063693228400504" calcext:value-type="float">
            <text:p>0,0636932284</text:p>
          </table:table-cell>
          <table:table-cell table:formula="of:=IF(OR([.C446]&lt;[.C$549];[.C446]&gt;[.C$550]);&quot;&quot;;[.C446])" office:value-type="float" office:value="0.0234499060414709" calcext:value-type="float">
            <text:p>0,023449906</text:p>
          </table:table-cell>
          <table:table-cell table:formula="of:=IF(OR([.D446]&lt;[.D$549];[.D446]&gt;[.D$550]);&quot;&quot;;[.D446])" office:value-type="float" office:value="0.0703737676620515" calcext:value-type="float">
            <text:p>0,0703737677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float" office:value="0.00975307685017137" calcext:value-type="float">
            <text:p>0,0097530769</text:p>
          </table:table-cell>
          <table:table-cell table:formula="of:=IF(OR([.G446]&lt;[.G$549];[.G446]&gt;[.G$550]);&quot;&quot;;[.G446])" office:value-type="float" office:value="0.265056760162354" calcext:value-type="float">
            <text:p>0,2650567602</text:p>
          </table:table-cell>
          <table:table-cell table:formula="of:=IF(OR([.H446]&lt;[.H$549];[.H446]&gt;[.H$550]);&quot;&quot;;[.H446])" office:value-type="float" office:value="0.0212803283294404" calcext:value-type="float">
            <text:p>0,0212803283</text:p>
          </table:table-cell>
          <table:table-cell table:formula="of:=IF(OR([.I446]&lt;[.I$549];[.I446]&gt;[.I$550]);&quot;&quot;;[.I446])" office:value-type="float" office:value="0.36130834159209" calcext:value-type="float">
            <text:p>0,3613083416</text:p>
          </table:table-cell>
          <table:table-cell table:formula="of:=IF(OR([.J446]&lt;[.J$549];[.J446]&gt;[.J$550]);&quot;&quot;;[.J446])" office:value-type="float" office:value="0.0633284483069663" calcext:value-type="float">
            <text:p>0,0633284483</text:p>
          </table:table-cell>
          <table:table-cell table:formula="of:=IF(OR([.K446]&lt;[.K$549];[.K446]&gt;[.K$550]);&quot;&quot;;[.K446])" office:value-type="float" office:value="0.066728695705131" calcext:value-type="float">
            <text:p>0,0667286957</text:p>
          </table:table-cell>
          <table:table-cell table:formula="of:=IF(OR([.L446]&lt;[.L$549];[.L446]&gt;[.L$550]);&quot;&quot;;[.L446])" office:value-type="float" office:value="0.017517478708623" calcext:value-type="float">
            <text:p>0,0175174787</text:p>
          </table:table-cell>
          <table:table-cell table:formula="of:=IF(OR([.M446]&lt;[.M$549];[.M446]&gt;[.M$550]);&quot;&quot;;[.M446])" office:value-type="float" office:value="0.267355775115336" calcext:value-type="float">
            <text:p>0,2673557751</text:p>
          </table:table-cell>
          <table:table-cell table:formula="of:=IF(OR([.N446]&lt;[.N$549];[.N446]&gt;[.N$550]);&quot;&quot;;[.N446])" office:value-type="float" office:value="0.0838321731102452" calcext:value-type="float">
            <text:p>0,0838321731</text:p>
          </table:table-cell>
          <table:table-cell table:formula="of:=IF(OR([.O446]&lt;[.O$549];[.O446]&gt;[.O$550]);&quot;&quot;;[.O446])" office:value-type="float" office:value="0.280970542397283" calcext:value-type="float">
            <text:p>0,2809705424</text:p>
          </table:table-cell>
          <table:table-cell table:formula="of:=IF(OR([.P446]&lt;[.P$549];[.P446]&gt;[.P$550]);&quot;&quot;;[.P446])" office:value-type="float" office:value="0.0290049840442406" calcext:value-type="float">
            <text:p>0,029004984</text:p>
          </table:table-cell>
          <table:table-cell table:formula="of:=IF(OR([.Q446]&lt;[.Q$549];[.Q446]&gt;[.Q$550]);&quot;&quot;;[.Q446])" office:value-type="float" office:value="0.0150091026371188" calcext:value-type="float">
            <text:p>0,0150091026</text:p>
          </table:table-cell>
          <table:table-cell table:formula="of:=IF(OR([.R446]&lt;[.R$549];[.R446]&gt;[.R$550]);&quot;&quot;;[.R446])" office:value-type="float" office:value="0.116451526443808" calcext:value-type="float">
            <text:p>0,1164515264</text:p>
          </table:table-cell>
          <table:table-cell table:formula="of:=IF(OR([.S446]&lt;[.S$549];[.S446]&gt;[.S$550]);&quot;&quot;;[.S446])" office:value-type="float" office:value="0.3873930597337" calcext:value-type="float">
            <text:p>0,3873930597</text:p>
          </table:table-cell>
          <table:table-cell table:formula="of:=IF(OR([.T446]&lt;[.T$549];[.T446]&gt;[.T$550]);&quot;&quot;;[.T446])" office:value-type="float" office:value="0.258036260567537" calcext:value-type="float">
            <text:p>0,2580362606</text:p>
          </table:table-cell>
          <table:table-cell table:formula="of:=IF(OR([.U446]&lt;[.U$549];[.U446]&gt;[.U$550]);&quot;&quot;;[.U446])" office:value-type="float" office:value="0.357765755723919" calcext:value-type="float">
            <text:p>0,3577657557</text:p>
          </table:table-cell>
          <table:table-cell table:formula="of:=IF(OR([.V446]&lt;[.V$549];[.V446]&gt;[.V$550]);&quot;&quot;;[.V446])" office:value-type="float" office:value="0.407219785404555" calcext:value-type="float">
            <text:p>0,4072197854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formula="of:=IF(OR([.B447]&lt;[.B$549];[.B447]&gt;[.B$550]);&quot;&quot;;[.B447])" office:value-type="float" office:value="0.0642536918589421" calcext:value-type="float">
            <text:p>0,0642536919</text:p>
          </table:table-cell>
          <table:table-cell table:formula="of:=IF(OR([.C447]&lt;[.C$549];[.C447]&gt;[.C$550]);&quot;&quot;;[.C447])" office:value-type="float" office:value="0.0232981106968968" calcext:value-type="float">
            <text:p>0,0232981107</text:p>
          </table:table-cell>
          <table:table-cell table:formula="of:=IF(OR([.D447]&lt;[.D$549];[.D447]&gt;[.D$550]);&quot;&quot;;[.D447])" office:value-type="float" office:value="0.0681961256649577" calcext:value-type="float">
            <text:p>0,0681961257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float" office:value="0.0115990755821281" calcext:value-type="float">
            <text:p>0,0115990756</text:p>
          </table:table-cell>
          <table:table-cell table:formula="of:=IF(OR([.G447]&lt;[.G$549];[.G447]&gt;[.G$550]);&quot;&quot;;[.G447])">
            <text:p/>
          </table:table-cell>
          <table:table-cell table:formula="of:=IF(OR([.H447]&lt;[.H$549];[.H447]&gt;[.H$550]);&quot;&quot;;[.H447])" office:value-type="float" office:value="0.0252361387438846" calcext:value-type="float">
            <text:p>0,0252361387</text:p>
          </table:table-cell>
          <table:table-cell table:formula="of:=IF(OR([.I447]&lt;[.I$549];[.I447]&gt;[.I$550]);&quot;&quot;;[.I447])" office:value-type="float" office:value="0.394108294031658" calcext:value-type="float">
            <text:p>0,394108294</text:p>
          </table:table-cell>
          <table:table-cell table:formula="of:=IF(OR([.J447]&lt;[.J$549];[.J447]&gt;[.J$550]);&quot;&quot;;[.J447])" office:value-type="float" office:value="0.0737940060220024" calcext:value-type="float">
            <text:p>0,073794006</text:p>
          </table:table-cell>
          <table:table-cell table:formula="of:=IF(OR([.K447]&lt;[.K$549];[.K447]&gt;[.K$550]);&quot;&quot;;[.K447])" office:value-type="float" office:value="0.0761256913329291" calcext:value-type="float">
            <text:p>0,0761256913</text:p>
          </table:table-cell>
          <table:table-cell table:formula="of:=IF(OR([.L447]&lt;[.L$549];[.L447]&gt;[.L$550]);&quot;&quot;;[.L447])" office:value-type="float" office:value="0.020425060062638" calcext:value-type="float">
            <text:p>0,0204250601</text:p>
          </table:table-cell>
          <table:table-cell table:formula="of:=IF(OR([.M447]&lt;[.M$549];[.M447]&gt;[.M$550]);&quot;&quot;;[.M447])">
            <text:p/>
          </table:table-cell>
          <table:table-cell table:formula="of:=IF(OR([.N447]&lt;[.N$549];[.N447]&gt;[.N$550]);&quot;&quot;;[.N447])" office:value-type="float" office:value="0.0942233420721107" calcext:value-type="float">
            <text:p>0,0942233421</text:p>
          </table:table-cell>
          <table:table-cell table:formula="of:=IF(OR([.O447]&lt;[.O$549];[.O447]&gt;[.O$550]);&quot;&quot;;[.O447])" office:value-type="float" office:value="0.290520412851519" calcext:value-type="float">
            <text:p>0,2905204129</text:p>
          </table:table-cell>
          <table:table-cell table:formula="of:=IF(OR([.P447]&lt;[.P$549];[.P447]&gt;[.P$550]);&quot;&quot;;[.P447])" office:value-type="float" office:value="0.0312748587562079" calcext:value-type="float">
            <text:p>0,0312748588</text:p>
          </table:table-cell>
          <table:table-cell table:formula="of:=IF(OR([.Q447]&lt;[.Q$549];[.Q447]&gt;[.Q$550]);&quot;&quot;;[.Q447])" office:value-type="float" office:value="0.0160174627598457" calcext:value-type="float">
            <text:p>0,0160174628</text:p>
          </table:table-cell>
          <table:table-cell table:formula="of:=IF(OR([.R447]&lt;[.R$549];[.R447]&gt;[.R$550]);&quot;&quot;;[.R447])" office:value-type="float" office:value="0.115542802841051" calcext:value-type="float">
            <text:p>0,1155428028</text:p>
          </table:table-cell>
          <table:table-cell table:formula="of:=IF(OR([.S447]&lt;[.S$549];[.S447]&gt;[.S$550]);&quot;&quot;;[.S447])" office:value-type="float" office:value="0.397308584255316" calcext:value-type="float">
            <text:p>0,3973085843</text:p>
          </table:table-cell>
          <table:table-cell table:formula="of:=IF(OR([.T447]&lt;[.T$549];[.T447]&gt;[.T$550]);&quot;&quot;;[.T447])" office:value-type="float" office:value="0.267481046019496" calcext:value-type="float">
            <text:p>0,267481046</text:p>
          </table:table-cell>
          <table:table-cell table:formula="of:=IF(OR([.U447]&lt;[.U$549];[.U447]&gt;[.U$550]);&quot;&quot;;[.U447])" office:value-type="float" office:value="0.389403122635094" calcext:value-type="float">
            <text:p>0,3894031226</text:p>
          </table:table-cell>
          <table:table-cell table:formula="of:=IF(OR([.V447]&lt;[.V$549];[.V447]&gt;[.V$550]);&quot;&quot;;[.V447])" office:value-type="float" office:value="0.51640314750509" calcext:value-type="float">
            <text:p>0,5164031475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IF(OR([.B448]&lt;[.B$549];[.B448]&gt;[.B$550]);&quot;&quot;;[.B448])" office:value-type="float" office:value="0.0655760707060593" calcext:value-type="float">
            <text:p>0,0655760707</text:p>
          </table:table-cell>
          <table:table-cell table:formula="of:=IF(OR([.C448]&lt;[.C$549];[.C448]&gt;[.C$550]);&quot;&quot;;[.C448])" office:value-type="float" office:value="0.0241396397783671" calcext:value-type="float">
            <text:p>0,0241396398</text:p>
          </table:table-cell>
          <table:table-cell table:formula="of:=IF(OR([.D448]&lt;[.D$549];[.D448]&gt;[.D$550]);&quot;&quot;;[.D448])" office:value-type="float" office:value="0.0620795031372053" calcext:value-type="float">
            <text:p>0,0620795031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float" office:value="0.0105692378789341" calcext:value-type="float">
            <text:p>0,0105692379</text:p>
          </table:table-cell>
          <table:table-cell table:formula="of:=IF(OR([.G448]&lt;[.G$549];[.G448]&gt;[.G$550]);&quot;&quot;;[.G448])" office:value-type="float" office:value="0.270298456845824" calcext:value-type="float">
            <text:p>0,2702984568</text:p>
          </table:table-cell>
          <table:table-cell table:formula="of:=IF(OR([.H448]&lt;[.H$549];[.H448]&gt;[.H$550]);&quot;&quot;;[.H448])" office:value-type="float" office:value="0.0235066328116075" calcext:value-type="float">
            <text:p>0,0235066328</text:p>
          </table:table-cell>
          <table:table-cell table:formula="of:=IF(OR([.I448]&lt;[.I$549];[.I448]&gt;[.I$550]);&quot;&quot;;[.I448])" office:value-type="float" office:value="0.353532206992407" calcext:value-type="float">
            <text:p>0,353532207</text:p>
          </table:table-cell>
          <table:table-cell table:formula="of:=IF(OR([.J448]&lt;[.J$549];[.J448]&gt;[.J$550]);&quot;&quot;;[.J448])" office:value-type="float" office:value="0.0623834527043839" calcext:value-type="float">
            <text:p>0,0623834527</text:p>
          </table:table-cell>
          <table:table-cell table:formula="of:=IF(OR([.K448]&lt;[.K$549];[.K448]&gt;[.K$550]);&quot;&quot;;[.K448])" office:value-type="float" office:value="0.0685155616230381" calcext:value-type="float">
            <text:p>0,0685155616</text:p>
          </table:table-cell>
          <table:table-cell table:formula="of:=IF(OR([.L448]&lt;[.L$549];[.L448]&gt;[.L$550]);&quot;&quot;;[.L448])" office:value-type="float" office:value="0.0188103025817641" calcext:value-type="float">
            <text:p>0,0188103026</text:p>
          </table:table-cell>
          <table:table-cell table:formula="of:=IF(OR([.M448]&lt;[.M$549];[.M448]&gt;[.M$550]);&quot;&quot;;[.M448])" office:value-type="float" office:value="0.272707877501607" calcext:value-type="float">
            <text:p>0,2727078775</text:p>
          </table:table-cell>
          <table:table-cell table:formula="of:=IF(OR([.N448]&lt;[.N$549];[.N448]&gt;[.N$550]);&quot;&quot;;[.N448])" office:value-type="float" office:value="0.0869515418113661" calcext:value-type="float">
            <text:p>0,0869515418</text:p>
          </table:table-cell>
          <table:table-cell table:formula="of:=IF(OR([.O448]&lt;[.O$549];[.O448]&gt;[.O$550]);&quot;&quot;;[.O448])" office:value-type="float" office:value="0.267713269347033" calcext:value-type="float">
            <text:p>0,2677132693</text:p>
          </table:table-cell>
          <table:table-cell table:formula="of:=IF(OR([.P448]&lt;[.P$549];[.P448]&gt;[.P$550]);&quot;&quot;;[.P448])" office:value-type="float" office:value="0.0298503288405073" calcext:value-type="float">
            <text:p>0,0298503288</text:p>
          </table:table-cell>
          <table:table-cell table:formula="of:=IF(OR([.Q448]&lt;[.Q$549];[.Q448]&gt;[.Q$550]);&quot;&quot;;[.Q448])" office:value-type="float" office:value="0.0152487995133635" calcext:value-type="float">
            <text:p>0,0152487995</text:p>
          </table:table-cell>
          <table:table-cell table:formula="of:=IF(OR([.R448]&lt;[.R$549];[.R448]&gt;[.R$550]);&quot;&quot;;[.R448])" office:value-type="float" office:value="0.116351173344463" calcext:value-type="float">
            <text:p>0,1163511733</text:p>
          </table:table-cell>
          <table:table-cell table:formula="of:=IF(OR([.S448]&lt;[.S$549];[.S448]&gt;[.S$550]);&quot;&quot;;[.S448])" office:value-type="float" office:value="0.392714448435836" calcext:value-type="float">
            <text:p>0,3927144484</text:p>
          </table:table-cell>
          <table:table-cell table:formula="of:=IF(OR([.T448]&lt;[.T$549];[.T448]&gt;[.T$550]);&quot;&quot;;[.T448])" office:value-type="float" office:value="0.245652094266591" calcext:value-type="float">
            <text:p>0,2456520943</text:p>
          </table:table-cell>
          <table:table-cell table:formula="of:=IF(OR([.U448]&lt;[.U$549];[.U448]&gt;[.U$550]);&quot;&quot;;[.U448])" office:value-type="float" office:value="0.328939881226915" calcext:value-type="float">
            <text:p>0,3289398812</text:p>
          </table:table-cell>
          <table:table-cell table:formula="of:=IF(OR([.V448]&lt;[.V$549];[.V448]&gt;[.V$550]);&quot;&quot;;[.V448])" office:value-type="float" office:value="0.387878820504569" calcext:value-type="float">
            <text:p>0,3878788205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formula="of:=IF(OR([.B449]&lt;[.B$549];[.B449]&gt;[.B$550]);&quot;&quot;;[.B449])" office:value-type="float" office:value="0.073813255757391" calcext:value-type="float">
            <text:p>0,0738132558</text:p>
          </table:table-cell>
          <table:table-cell table:formula="of:=IF(OR([.C449]&lt;[.C$549];[.C449]&gt;[.C$550]);&quot;&quot;;[.C449])" office:value-type="float" office:value="0.0264962604909014" calcext:value-type="float">
            <text:p>0,0264962605</text:p>
          </table:table-cell>
          <table:table-cell table:formula="of:=IF(OR([.D449]&lt;[.D$549];[.D449]&gt;[.D$550]);&quot;&quot;;[.D449])" office:value-type="float" office:value="0.0789069056774623" calcext:value-type="float">
            <text:p>0,0789069057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float" office:value="0.0124524066199324" calcext:value-type="float">
            <text:p>0,0124524066</text:p>
          </table:table-cell>
          <table:table-cell table:formula="of:=IF(OR([.G449]&lt;[.G$549];[.G449]&gt;[.G$550]);&quot;&quot;;[.G449])" office:value-type="float" office:value="0.252654315288304" calcext:value-type="float">
            <text:p>0,2526543153</text:p>
          </table:table-cell>
          <table:table-cell table:formula="of:=IF(OR([.H449]&lt;[.H$549];[.H449]&gt;[.H$550]);&quot;&quot;;[.H449])" office:value-type="float" office:value="0.0204245846054269" calcext:value-type="float">
            <text:p>0,0204245846</text:p>
          </table:table-cell>
          <table:table-cell table:formula="of:=IF(OR([.I449]&lt;[.I$549];[.I449]&gt;[.I$550]);&quot;&quot;;[.I449])" office:value-type="float" office:value="0.354996642782555" calcext:value-type="float">
            <text:p>0,3549966428</text:p>
          </table:table-cell>
          <table:table-cell table:formula="of:=IF(OR([.J449]&lt;[.J$549];[.J449]&gt;[.J$550]);&quot;&quot;;[.J449])" office:value-type="float" office:value="0.0589379239488584" calcext:value-type="float">
            <text:p>0,0589379239</text:p>
          </table:table-cell>
          <table:table-cell table:formula="of:=IF(OR([.K449]&lt;[.K$549];[.K449]&gt;[.K$550]);&quot;&quot;;[.K449])" office:value-type="float" office:value="0.0592448702526125" calcext:value-type="float">
            <text:p>0,0592448703</text:p>
          </table:table-cell>
          <table:table-cell table:formula="of:=IF(OR([.L449]&lt;[.L$549];[.L449]&gt;[.L$550]);&quot;&quot;;[.L449])" office:value-type="float" office:value="0.0160172206790703" calcext:value-type="float">
            <text:p>0,0160172207</text:p>
          </table:table-cell>
          <table:table-cell table:formula="of:=IF(OR([.M449]&lt;[.M$549];[.M449]&gt;[.M$550]);&quot;&quot;;[.M449])" office:value-type="float" office:value="0.226943533373748" calcext:value-type="float">
            <text:p>0,2269435334</text:p>
          </table:table-cell>
          <table:table-cell table:formula="of:=IF(OR([.N449]&lt;[.N$549];[.N449]&gt;[.N$550]);&quot;&quot;;[.N449])" office:value-type="float" office:value="0.0729296347366272" calcext:value-type="float">
            <text:p>0,0729296347</text:p>
          </table:table-cell>
          <table:table-cell table:formula="of:=IF(OR([.O449]&lt;[.O$549];[.O449]&gt;[.O$550]);&quot;&quot;;[.O449])" office:value-type="float" office:value="0.228717084513354" calcext:value-type="float">
            <text:p>0,2287170845</text:p>
          </table:table-cell>
          <table:table-cell table:formula="of:=IF(OR([.P449]&lt;[.P$549];[.P449]&gt;[.P$550]);&quot;&quot;;[.P449])" office:value-type="float" office:value="0.0234373567171165" calcext:value-type="float">
            <text:p>0,0234373567</text:p>
          </table:table-cell>
          <table:table-cell table:formula="of:=IF(OR([.Q449]&lt;[.Q$549];[.Q449]&gt;[.Q$550]);&quot;&quot;;[.Q449])" office:value-type="float" office:value="0.0137427039993943" calcext:value-type="float">
            <text:p>0,013742704</text:p>
          </table:table-cell>
          <table:table-cell table:formula="of:=IF(OR([.R449]&lt;[.R$549];[.R449]&gt;[.R$550]);&quot;&quot;;[.R449])" office:value-type="float" office:value="0.0950209044481556" calcext:value-type="float">
            <text:p>0,0950209044</text:p>
          </table:table-cell>
          <table:table-cell table:formula="of:=IF(OR([.S449]&lt;[.S$549];[.S449]&gt;[.S$550]);&quot;&quot;;[.S449])" office:value-type="float" office:value="0.314711339910043" calcext:value-type="float">
            <text:p>0,3147113399</text:p>
          </table:table-cell>
          <table:table-cell table:formula="of:=IF(OR([.T449]&lt;[.T$549];[.T449]&gt;[.T$550]);&quot;&quot;;[.T449])" office:value-type="float" office:value="0.226997073884963" calcext:value-type="float">
            <text:p>0,2269970739</text:p>
          </table:table-cell>
          <table:table-cell table:formula="of:=IF(OR([.U449]&lt;[.U$549];[.U449]&gt;[.U$550]);&quot;&quot;;[.U449])" office:value-type="float" office:value="0.307717022513855" calcext:value-type="float">
            <text:p>0,3077170225</text:p>
          </table:table-cell>
          <table:table-cell table:formula="of:=IF(OR([.V449]&lt;[.V$549];[.V449]&gt;[.V$550]);&quot;&quot;;[.V449])" office:value-type="float" office:value="0.363703578495624" calcext:value-type="float">
            <text:p>0,3637035785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formula="of:=IF(OR([.B450]&lt;[.B$549];[.B450]&gt;[.B$550]);&quot;&quot;;[.B450])" office:value-type="float" office:value="0.0579421734383884" calcext:value-type="float">
            <text:p>0,0579421734</text:p>
          </table:table-cell>
          <table:table-cell table:formula="of:=IF(OR([.C450]&lt;[.C$549];[.C450]&gt;[.C$550]);&quot;&quot;;[.C450])" office:value-type="float" office:value="0.0226358345316465" calcext:value-type="float">
            <text:p>0,0226358345</text:p>
          </table:table-cell>
          <table:table-cell table:formula="of:=IF(OR([.D450]&lt;[.D$549];[.D450]&gt;[.D$550]);&quot;&quot;;[.D450])" office:value-type="float" office:value="0.0810098666571892" calcext:value-type="float">
            <text:p>0,0810098667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float" office:value="0.0112175632034617" calcext:value-type="float">
            <text:p>0,0112175632</text:p>
          </table:table-cell>
          <table:table-cell table:formula="of:=IF(OR([.G450]&lt;[.G$549];[.G450]&gt;[.G$550]);&quot;&quot;;[.G450])" office:value-type="float" office:value="0.26418260821341" calcext:value-type="float">
            <text:p>0,2641826082</text:p>
          </table:table-cell>
          <table:table-cell table:formula="of:=IF(OR([.H450]&lt;[.H$549];[.H450]&gt;[.H$550]);&quot;&quot;;[.H450])" office:value-type="float" office:value="0.0207790376955404" calcext:value-type="float">
            <text:p>0,0207790377</text:p>
          </table:table-cell>
          <table:table-cell table:formula="of:=IF(OR([.I450]&lt;[.I$549];[.I450]&gt;[.I$550]);&quot;&quot;;[.I450])" office:value-type="float" office:value="0.402009511525871" calcext:value-type="float">
            <text:p>0,4020095115</text:p>
          </table:table-cell>
          <table:table-cell table:formula="of:=IF(OR([.J450]&lt;[.J$549];[.J450]&gt;[.J$550]);&quot;&quot;;[.J450])" office:value-type="float" office:value="0.0624387919249333" calcext:value-type="float">
            <text:p>0,0624387919</text:p>
          </table:table-cell>
          <table:table-cell table:formula="of:=IF(OR([.K450]&lt;[.K$549];[.K450]&gt;[.K$550]);&quot;&quot;;[.K450])" office:value-type="float" office:value="0.0631594791784964" calcext:value-type="float">
            <text:p>0,0631594792</text:p>
          </table:table-cell>
          <table:table-cell table:formula="of:=IF(OR([.L450]&lt;[.L$549];[.L450]&gt;[.L$550]);&quot;&quot;;[.L450])" office:value-type="float" office:value="0.0178005484937891" calcext:value-type="float">
            <text:p>0,0178005485</text:p>
          </table:table-cell>
          <table:table-cell table:formula="of:=IF(OR([.M450]&lt;[.M$549];[.M450]&gt;[.M$550]);&quot;&quot;;[.M450])" office:value-type="float" office:value="0.265971923703503" calcext:value-type="float">
            <text:p>0,2659719237</text:p>
          </table:table-cell>
          <table:table-cell table:formula="of:=IF(OR([.N450]&lt;[.N$549];[.N450]&gt;[.N$550]);&quot;&quot;;[.N450])" office:value-type="float" office:value="0.0817539521949573" calcext:value-type="float">
            <text:p>0,0817539522</text:p>
          </table:table-cell>
          <table:table-cell table:formula="of:=IF(OR([.O450]&lt;[.O$549];[.O450]&gt;[.O$550]);&quot;&quot;;[.O450])" office:value-type="float" office:value="0.261549099805605" calcext:value-type="float">
            <text:p>0,2615490998</text:p>
          </table:table-cell>
          <table:table-cell table:formula="of:=IF(OR([.P450]&lt;[.P$549];[.P450]&gt;[.P$550]);&quot;&quot;;[.P450])" office:value-type="float" office:value="0.0285644261842606" calcext:value-type="float">
            <text:p>0,0285644262</text:p>
          </table:table-cell>
          <table:table-cell table:formula="of:=IF(OR([.Q450]&lt;[.Q$549];[.Q450]&gt;[.Q$550]);&quot;&quot;;[.Q450])" office:value-type="float" office:value="0.0158734288956659" calcext:value-type="float">
            <text:p>0,0158734289</text:p>
          </table:table-cell>
          <table:table-cell table:formula="of:=IF(OR([.R450]&lt;[.R$549];[.R450]&gt;[.R$550]);&quot;&quot;;[.R450])" office:value-type="float" office:value="0.107265592087597" calcext:value-type="float">
            <text:p>0,1072655921</text:p>
          </table:table-cell>
          <table:table-cell table:formula="of:=IF(OR([.S450]&lt;[.S$549];[.S450]&gt;[.S$550]);&quot;&quot;;[.S450])" office:value-type="float" office:value="0.374020869515325" calcext:value-type="float">
            <text:p>0,3740208695</text:p>
          </table:table-cell>
          <table:table-cell table:formula="of:=IF(OR([.T450]&lt;[.T$549];[.T450]&gt;[.T$550]);&quot;&quot;;[.T450])" office:value-type="float" office:value="0.25456689099844" calcext:value-type="float">
            <text:p>0,254566891</text:p>
          </table:table-cell>
          <table:table-cell table:formula="of:=IF(OR([.U450]&lt;[.U$549];[.U450]&gt;[.U$550]);&quot;&quot;;[.U450])" office:value-type="float" office:value="0.336545278512216" calcext:value-type="float">
            <text:p>0,3365452785</text:p>
          </table:table-cell>
          <table:table-cell table:formula="of:=IF(OR([.V450]&lt;[.V$549];[.V450]&gt;[.V$550]);&quot;&quot;;[.V450])" office:value-type="float" office:value="0.400545003689729" calcext:value-type="float">
            <text:p>0,4005450037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formula="of:=IF(OR([.B451]&lt;[.B$549];[.B451]&gt;[.B$550]);&quot;&quot;;[.B451])">
            <text:p/>
          </table:table-cell>
          <table:table-cell table:formula="of:=IF(OR([.C451]&lt;[.C$549];[.C451]&gt;[.C$550]);&quot;&quot;;[.C451])" office:value-type="float" office:value="0.0218410058833539" calcext:value-type="float">
            <text:p>0,0218410059</text:p>
          </table:table-cell>
          <table:table-cell table:formula="of:=IF(OR([.D451]&lt;[.D$549];[.D451]&gt;[.D$550]);&quot;&quot;;[.D451])" office:value-type="float" office:value="0.0837339882354203" calcext:value-type="float">
            <text:p>0,0837339882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float" office:value="0.013474422453877" calcext:value-type="float">
            <text:p>0,0134744225</text:p>
          </table:table-cell>
          <table:table-cell table:formula="of:=IF(OR([.G451]&lt;[.G$549];[.G451]&gt;[.G$550]);&quot;&quot;;[.G451])" office:value-type="float" office:value="0.253086023024256" calcext:value-type="float">
            <text:p>0,253086023</text:p>
          </table:table-cell>
          <table:table-cell table:formula="of:=IF(OR([.H451]&lt;[.H$549];[.H451]&gt;[.H$550]);&quot;&quot;;[.H451])" office:value-type="float" office:value="0.0216893487343859" calcext:value-type="float">
            <text:p>0,0216893487</text:p>
          </table:table-cell>
          <table:table-cell table:formula="of:=IF(OR([.I451]&lt;[.I$549];[.I451]&gt;[.I$550]);&quot;&quot;;[.I451])" office:value-type="float" office:value="0.402514353693414" calcext:value-type="float">
            <text:p>0,4025143537</text:p>
          </table:table-cell>
          <table:table-cell table:formula="of:=IF(OR([.J451]&lt;[.J$549];[.J451]&gt;[.J$550]);&quot;&quot;;[.J451])" office:value-type="float" office:value="0.0614963842321611" calcext:value-type="float">
            <text:p>0,0614963842</text:p>
          </table:table-cell>
          <table:table-cell table:formula="of:=IF(OR([.K451]&lt;[.K$549];[.K451]&gt;[.K$550]);&quot;&quot;;[.K451])" office:value-type="float" office:value="0.0641304728540975" calcext:value-type="float">
            <text:p>0,0641304729</text:p>
          </table:table-cell>
          <table:table-cell table:formula="of:=IF(OR([.L451]&lt;[.L$549];[.L451]&gt;[.L$550]);&quot;&quot;;[.L451])" office:value-type="float" office:value="0.0183858688842679" calcext:value-type="float">
            <text:p>0,0183858689</text:p>
          </table:table-cell>
          <table:table-cell table:formula="of:=IF(OR([.M451]&lt;[.M$549];[.M451]&gt;[.M$550]);&quot;&quot;;[.M451])" office:value-type="float" office:value="0.253685353845843" calcext:value-type="float">
            <text:p>0,2536853538</text:p>
          </table:table-cell>
          <table:table-cell table:formula="of:=IF(OR([.N451]&lt;[.N$549];[.N451]&gt;[.N$550]);&quot;&quot;;[.N451])" office:value-type="float" office:value="0.0890911930052031" calcext:value-type="float">
            <text:p>0,089091193</text:p>
          </table:table-cell>
          <table:table-cell table:formula="of:=IF(OR([.O451]&lt;[.O$549];[.O451]&gt;[.O$550]);&quot;&quot;;[.O451])" office:value-type="float" office:value="0.292198227057611" calcext:value-type="float">
            <text:p>0,2921982271</text:p>
          </table:table-cell>
          <table:table-cell table:formula="of:=IF(OR([.P451]&lt;[.P$549];[.P451]&gt;[.P$550]);&quot;&quot;;[.P451])" office:value-type="float" office:value="0.0317779231421112" calcext:value-type="float">
            <text:p>0,0317779231</text:p>
          </table:table-cell>
          <table:table-cell table:formula="of:=IF(OR([.Q451]&lt;[.Q$549];[.Q451]&gt;[.Q$550]);&quot;&quot;;[.Q451])" office:value-type="float" office:value="0.0178105595335667" calcext:value-type="float">
            <text:p>0,0178105595</text:p>
          </table:table-cell>
          <table:table-cell table:formula="of:=IF(OR([.R451]&lt;[.R$549];[.R451]&gt;[.R$550]);&quot;&quot;;[.R451])">
            <text:p/>
          </table:table-cell>
          <table:table-cell table:formula="of:=IF(OR([.S451]&lt;[.S$549];[.S451]&gt;[.S$550]);&quot;&quot;;[.S451])">
            <text:p/>
          </table:table-cell>
          <table:table-cell table:formula="of:=IF(OR([.T451]&lt;[.T$549];[.T451]&gt;[.T$550]);&quot;&quot;;[.T451])" office:value-type="float" office:value="0.351342475679923" calcext:value-type="float">
            <text:p>0,3513424757</text:p>
          </table:table-cell>
          <table:table-cell table:formula="of:=IF(OR([.U451]&lt;[.U$549];[.U451]&gt;[.U$550]);&quot;&quot;;[.U451])">
            <text:p/>
          </table:table-cell>
          <table:table-cell table:formula="of:=IF(OR([.V451]&lt;[.V$549];[.V451]&gt;[.V$550]);&quot;&quot;;[.V451])">
            <text:p/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formula="of:=IF(OR([.B452]&lt;[.B$549];[.B452]&gt;[.B$550]);&quot;&quot;;[.B452])" office:value-type="float" office:value="0.0675681458413656" calcext:value-type="float">
            <text:p>0,0675681458</text:p>
          </table:table-cell>
          <table:table-cell table:formula="of:=IF(OR([.C452]&lt;[.C$549];[.C452]&gt;[.C$550]);&quot;&quot;;[.C452])" office:value-type="float" office:value="0.0238638558217651" calcext:value-type="float">
            <text:p>0,0238638558</text:p>
          </table:table-cell>
          <table:table-cell table:formula="of:=IF(OR([.D452]&lt;[.D$549];[.D452]&gt;[.D$550]);&quot;&quot;;[.D452])" office:value-type="float" office:value="0.0570647577278542" calcext:value-type="float">
            <text:p>0,0570647577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float" office:value="0.0118700183662549" calcext:value-type="float">
            <text:p>0,0118700184</text:p>
          </table:table-cell>
          <table:table-cell table:formula="of:=IF(OR([.G452]&lt;[.G$549];[.G452]&gt;[.G$550]);&quot;&quot;;[.G452])" office:value-type="float" office:value="0.258092959913789" calcext:value-type="float">
            <text:p>0,2580929599</text:p>
          </table:table-cell>
          <table:table-cell table:formula="of:=IF(OR([.H452]&lt;[.H$549];[.H452]&gt;[.H$550]);&quot;&quot;;[.H452])" office:value-type="float" office:value="0.0220174213834044" calcext:value-type="float">
            <text:p>0,0220174214</text:p>
          </table:table-cell>
          <table:table-cell table:formula="of:=IF(OR([.I452]&lt;[.I$549];[.I452]&gt;[.I$550]);&quot;&quot;;[.I452])" office:value-type="float" office:value="0.313195578269303" calcext:value-type="float">
            <text:p>0,3131955783</text:p>
          </table:table-cell>
          <table:table-cell table:formula="of:=IF(OR([.J452]&lt;[.J$549];[.J452]&gt;[.J$550]);&quot;&quot;;[.J452])" office:value-type="float" office:value="0.0529490141212688" calcext:value-type="float">
            <text:p>0,0529490141</text:p>
          </table:table-cell>
          <table:table-cell table:formula="of:=IF(OR([.K452]&lt;[.K$549];[.K452]&gt;[.K$550]);&quot;&quot;;[.K452])" office:value-type="float" office:value="0.0581716150724418" calcext:value-type="float">
            <text:p>0,0581716151</text:p>
          </table:table-cell>
          <table:table-cell table:formula="of:=IF(OR([.L452]&lt;[.L$549];[.L452]&gt;[.L$550]);&quot;&quot;;[.L452])" office:value-type="float" office:value="0.0160838514720355" calcext:value-type="float">
            <text:p>0,0160838515</text:p>
          </table:table-cell>
          <table:table-cell table:formula="of:=IF(OR([.M452]&lt;[.M$549];[.M452]&gt;[.M$550]);&quot;&quot;;[.M452])" office:value-type="float" office:value="0.236824804634764" calcext:value-type="float">
            <text:p>0,2368248046</text:p>
          </table:table-cell>
          <table:table-cell table:formula="of:=IF(OR([.N452]&lt;[.N$549];[.N452]&gt;[.N$550]);&quot;&quot;;[.N452])" office:value-type="float" office:value="0.0758207319441559" calcext:value-type="float">
            <text:p>0,0758207319</text:p>
          </table:table-cell>
          <table:table-cell table:formula="of:=IF(OR([.O452]&lt;[.O$549];[.O452]&gt;[.O$550]);&quot;&quot;;[.O452])" office:value-type="float" office:value="0.233266085272492" calcext:value-type="float">
            <text:p>0,2332660853</text:p>
          </table:table-cell>
          <table:table-cell table:formula="of:=IF(OR([.P452]&lt;[.P$549];[.P452]&gt;[.P$550]);&quot;&quot;;[.P452])" office:value-type="float" office:value="0.0252897934575149" calcext:value-type="float">
            <text:p>0,0252897935</text:p>
          </table:table-cell>
          <table:table-cell table:formula="of:=IF(OR([.Q452]&lt;[.Q$549];[.Q452]&gt;[.Q$550]);&quot;&quot;;[.Q452])" office:value-type="float" office:value="0.0131098571206766" calcext:value-type="float">
            <text:p>0,0131098571</text:p>
          </table:table-cell>
          <table:table-cell table:formula="of:=IF(OR([.R452]&lt;[.R$549];[.R452]&gt;[.R$550]);&quot;&quot;;[.R452])" office:value-type="float" office:value="0.0935126358621696" calcext:value-type="float">
            <text:p>0,0935126359</text:p>
          </table:table-cell>
          <table:table-cell table:formula="of:=IF(OR([.S452]&lt;[.S$549];[.S452]&gt;[.S$550]);&quot;&quot;;[.S452])" office:value-type="float" office:value="0.31715928054476" calcext:value-type="float">
            <text:p>0,3171592805</text:p>
          </table:table-cell>
          <table:table-cell table:formula="of:=IF(OR([.T452]&lt;[.T$549];[.T452]&gt;[.T$550]);&quot;&quot;;[.T452])" office:value-type="float" office:value="0.211716953900637" calcext:value-type="float">
            <text:p>0,2117169539</text:p>
          </table:table-cell>
          <table:table-cell table:formula="of:=IF(OR([.U452]&lt;[.U$549];[.U452]&gt;[.U$550]);&quot;&quot;;[.U452])" office:value-type="float" office:value="0.289186658455586" calcext:value-type="float">
            <text:p>0,2891866585</text:p>
          </table:table-cell>
          <table:table-cell table:formula="of:=IF(OR([.V452]&lt;[.V$549];[.V452]&gt;[.V$550]);&quot;&quot;;[.V452])" office:value-type="float" office:value="0.318010140462181" calcext:value-type="float">
            <text:p>0,3180101405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formula="of:=IF(OR([.B453]&lt;[.B$549];[.B453]&gt;[.B$550]);&quot;&quot;;[.B453])" office:value-type="float" office:value="0.0605794330158637" calcext:value-type="float">
            <text:p>0,060579433</text:p>
          </table:table-cell>
          <table:table-cell table:formula="of:=IF(OR([.C453]&lt;[.C$549];[.C453]&gt;[.C$550]);&quot;&quot;;[.C453])" office:value-type="float" office:value="0.0331213550917591" calcext:value-type="float">
            <text:p>0,0331213551</text:p>
          </table:table-cell>
          <table:table-cell table:formula="of:=IF(OR([.D453]&lt;[.D$549];[.D453]&gt;[.D$550]);&quot;&quot;;[.D453])" office:value-type="float" office:value="0.0625940908504605" calcext:value-type="float">
            <text:p>0,0625940909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float" office:value="0.0123801298794444" calcext:value-type="float">
            <text:p>0,0123801299</text:p>
          </table:table-cell>
          <table:table-cell table:formula="of:=IF(OR([.G453]&lt;[.G$549];[.G453]&gt;[.G$550]);&quot;&quot;;[.G453])" office:value-type="float" office:value="0.266621808462243" calcext:value-type="float">
            <text:p>0,2666218085</text:p>
          </table:table-cell>
          <table:table-cell table:formula="of:=IF(OR([.H453]&lt;[.H$549];[.H453]&gt;[.H$550]);&quot;&quot;;[.H453])" office:value-type="float" office:value="0.0234182416079292" calcext:value-type="float">
            <text:p>0,0234182416</text:p>
          </table:table-cell>
          <table:table-cell table:formula="of:=IF(OR([.I453]&lt;[.I$549];[.I453]&gt;[.I$550]);&quot;&quot;;[.I453])" office:value-type="float" office:value="0.370537100708436" calcext:value-type="float">
            <text:p>0,3705371007</text:p>
          </table:table-cell>
          <table:table-cell table:formula="of:=IF(OR([.J453]&lt;[.J$549];[.J453]&gt;[.J$550]);&quot;&quot;;[.J453])" office:value-type="float" office:value="0.0656618083305664" calcext:value-type="float">
            <text:p>0,0656618083</text:p>
          </table:table-cell>
          <table:table-cell table:formula="of:=IF(OR([.K453]&lt;[.K$549];[.K453]&gt;[.K$550]);&quot;&quot;;[.K453])" office:value-type="float" office:value="0.0697728877903414" calcext:value-type="float">
            <text:p>0,0697728878</text:p>
          </table:table-cell>
          <table:table-cell table:formula="of:=IF(OR([.L453]&lt;[.L$549];[.L453]&gt;[.L$550]);&quot;&quot;;[.L453])" office:value-type="float" office:value="0.0186765743441918" calcext:value-type="float">
            <text:p>0,0186765743</text:p>
          </table:table-cell>
          <table:table-cell table:formula="of:=IF(OR([.M453]&lt;[.M$549];[.M453]&gt;[.M$550]);&quot;&quot;;[.M453])" office:value-type="float" office:value="0.288240448262842" calcext:value-type="float">
            <text:p>0,2882404483</text:p>
          </table:table-cell>
          <table:table-cell table:formula="of:=IF(OR([.N453]&lt;[.N$549];[.N453]&gt;[.N$550]);&quot;&quot;;[.N453])" office:value-type="float" office:value="0.0967374534037597" calcext:value-type="float">
            <text:p>0,0967374534</text:p>
          </table:table-cell>
          <table:table-cell table:formula="of:=IF(OR([.O453]&lt;[.O$549];[.O453]&gt;[.O$550]);&quot;&quot;;[.O453])" office:value-type="float" office:value="0.295576225784655" calcext:value-type="float">
            <text:p>0,2955762258</text:p>
          </table:table-cell>
          <table:table-cell table:formula="of:=IF(OR([.P453]&lt;[.P$549];[.P453]&gt;[.P$550]);&quot;&quot;;[.P453])">
            <text:p/>
          </table:table-cell>
          <table:table-cell table:formula="of:=IF(OR([.Q453]&lt;[.Q$549];[.Q453]&gt;[.Q$550]);&quot;&quot;;[.Q453])" office:value-type="float" office:value="0.0182485258841633" calcext:value-type="float">
            <text:p>0,0182485259</text:p>
          </table:table-cell>
          <table:table-cell table:formula="of:=IF(OR([.R453]&lt;[.R$549];[.R453]&gt;[.R$550]);&quot;&quot;;[.R453])" office:value-type="float" office:value="0.132639428390218" calcext:value-type="float">
            <text:p>0,1326394284</text:p>
          </table:table-cell>
          <table:table-cell table:formula="of:=IF(OR([.S453]&lt;[.S$549];[.S453]&gt;[.S$550]);&quot;&quot;;[.S453])" office:value-type="float" office:value="0.444948733986614" calcext:value-type="float">
            <text:p>0,444948734</text:p>
          </table:table-cell>
          <table:table-cell table:formula="of:=IF(OR([.T453]&lt;[.T$549];[.T453]&gt;[.T$550]);&quot;&quot;;[.T453])" office:value-type="float" office:value="0.28497925037301" calcext:value-type="float">
            <text:p>0,2849792504</text:p>
          </table:table-cell>
          <table:table-cell table:formula="of:=IF(OR([.U453]&lt;[.U$549];[.U453]&gt;[.U$550]);&quot;&quot;;[.U453])" office:value-type="float" office:value="0.383611605571966" calcext:value-type="float">
            <text:p>0,3836116056</text:p>
          </table:table-cell>
          <table:table-cell table:formula="of:=IF(OR([.V453]&lt;[.V$549];[.V453]&gt;[.V$550]);&quot;&quot;;[.V453])" office:value-type="float" office:value="0.431347066710348" calcext:value-type="float">
            <text:p>0,4313470667</text:p>
          </table:table-cell>
          <table:table-cell table:number-columns-repeated="1002"/>
        </table:table-row>
        <table:table-row table:style-name="ro2" table:number-rows-repeated="88">
          <table:table-cell table:number-columns-repeated="1024"/>
        </table:table-row>
        <table:table-row table:style-name="ro2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office:value-type="float" office:value="0.0623856743554489" calcext:value-type="float">
            <text:p>0,0623856744</text:p>
          </table:table-cell>
          <table:table-cell office:value-type="float" office:value="0.0634657240205589" calcext:value-type="float">
            <text:p>0,06346572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0123716320436086" calcext:value-type="float">
            <text:p>0,012371632</text:p>
          </table:table-cell>
          <table:table-cell office:value-type="string" calcext:value-type="string">
            <text:p>NA</text:p>
          </table:table-cell>
          <table:table-cell office:value-type="float" office:value="0.0236431844929926" calcext:value-type="float">
            <text:p>0,0236431845</text:p>
          </table:table-cell>
          <table:table-cell office:value-type="float" office:value="0.444852620806925" calcext:value-type="float">
            <text:p>0,4448526208</text:p>
          </table:table-cell>
          <table:table-cell office:value-type="float" office:value="0.0671588356574436" calcext:value-type="float">
            <text:p>0,0671588357</text:p>
          </table:table-cell>
          <table:table-cell office:value-type="float" office:value="0.0761058197745856" calcext:value-type="float">
            <text:p>0,0761058198</text:p>
          </table:table-cell>
          <table:table-cell office:value-type="string" calcext:value-type="string">
            <text:p>NA</text:p>
          </table:table-cell>
          <table:table-cell office:value-type="float" office:value="0.263884924162331" calcext:value-type="float">
            <text:p>0,2638849242</text:p>
          </table:table-cell>
          <table:table-cell office:value-type="float" office:value="0.0939449388997444" calcext:value-type="float">
            <text:p>0,0939449389</text:p>
          </table:table-cell>
          <table:table-cell office:value-type="float" office:value="0.2695835849654" calcext:value-type="float">
            <text:p>0,269583585</text:p>
          </table:table-cell>
          <table:table-cell office:value-type="float" office:value="0.028453913482868" calcext:value-type="float">
            <text:p>0,0284539135</text:p>
          </table:table-cell>
          <table:table-cell office:value-type="float" office:value="0.0175007464762242" calcext:value-type="float">
            <text:p>0,0175007465</text:p>
          </table:table-cell>
          <table:table-cell office:value-type="float" office:value="0.114377830598181" calcext:value-type="float">
            <text:p>0,1143778306</text:p>
          </table:table-cell>
          <table:table-cell office:value-type="float" office:value="0.427953811795197" calcext:value-type="float">
            <text:p>0,4279538118</text:p>
          </table:table-cell>
          <table:table-cell office:value-type="string" calcext:value-type="string">
            <text:p>NA</text:p>
          </table:table-cell>
          <table:table-cell office:value-type="float" office:value="0.39961128408593" calcext:value-type="float">
            <text:p>0,3996112841</text:p>
          </table:table-cell>
          <table:table-cell office:value-type="float" office:value="0.425032845737119" calcext:value-type="float">
            <text:p>0,4250328457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office:value-type="float" office:value="0.0708976702258172" calcext:value-type="float">
            <text:p>0,07089767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.254673410017022" calcext:value-type="float">
            <text:p>0,25467341</text:p>
          </table:table-cell>
          <table:table-cell office:value-type="float" office:value="0.0250826811475324" calcext:value-type="float">
            <text:p>0,025082681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250154775575825" calcext:value-type="float">
            <text:p>0,2501547756</text:p>
          </table:table-cell>
          <table:table-cell office:value-type="float" office:value="0.084155397342918" calcext:value-type="float">
            <text:p>0,0841553973</text:p>
          </table:table-cell>
          <table:table-cell office:value-type="float" office:value="0.228151367111022" calcext:value-type="float">
            <text:p>0,2281513671</text:p>
          </table:table-cell>
          <table:table-cell office:value-type="float" office:value="0.0227863134279641" calcext:value-type="float">
            <text:p>0,0227863134</text:p>
          </table:table-cell>
          <table:table-cell office:value-type="float" office:value="0.0210103171097553" calcext:value-type="float">
            <text:p>0,0210103171</text:p>
          </table:table-cell>
          <table:table-cell office:value-type="float" office:value="0.108526825333095" calcext:value-type="float">
            <text:p>0,1085268253</text:p>
          </table:table-cell>
          <table:table-cell office:value-type="float" office:value="0.351206269814579" calcext:value-type="float">
            <text:p>0,3512062698</text:p>
          </table:table-cell>
          <table:table-cell office:value-type="float" office:value="0.262786307218745" calcext:value-type="float">
            <text:p>0,2627863072</text:p>
          </table:table-cell>
          <table:table-cell office:value-type="float" office:value="0.325345439793541" calcext:value-type="float">
            <text:p>0,3253454398</text:p>
          </table:table-cell>
          <table:table-cell office:value-type="float" office:value="0.4171546832913" calcext:value-type="float">
            <text:p>0,4171546833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office:value-type="float" office:value="0.0721301944526975" calcext:value-type="float">
            <text:p>0,0721301945</text:p>
          </table:table-cell>
          <table:table-cell office:value-type="float" office:value="0.0976664279162283" calcext:value-type="float">
            <text:p>0,097666427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0154818872083496" calcext:value-type="float">
            <text:p>0,0154818872</text:p>
          </table:table-cell>
          <table:table-cell office:value-type="float" office:value="0.270361882544764" calcext:value-type="float">
            <text:p>0,2703618825</text:p>
          </table:table-cell>
          <table:table-cell office:value-type="float" office:value="0.0243025616663055" calcext:value-type="float">
            <text:p>0,0243025617</text:p>
          </table:table-cell>
          <table:table-cell office:value-type="float" office:value="0.451078305399754" calcext:value-type="float">
            <text:p>0,4510783054</text:p>
          </table:table-cell>
          <table:table-cell office:value-type="float" office:value="0.0742200601992027" calcext:value-type="float">
            <text:p>0,0742200602</text:p>
          </table:table-cell>
          <table:table-cell office:value-type="float" office:value="0.0846363171396152" calcext:value-type="float">
            <text:p>0,0846363171</text:p>
          </table:table-cell>
          <table:table-cell office:value-type="string" calcext:value-type="string">
            <text:p>NA</text:p>
          </table:table-cell>
          <table:table-cell office:value-type="float" office:value="0.266472802521465" calcext:value-type="float">
            <text:p>0,2664728025</text:p>
          </table:table-cell>
          <table:table-cell office:value-type="float" office:value="0.0827785563057353" calcext:value-type="float">
            <text:p>0,0827785563</text:p>
          </table:table-cell>
          <table:table-cell office:value-type="float" office:value="0.254797075358526" calcext:value-type="float">
            <text:p>0,2547970754</text:p>
          </table:table-cell>
          <table:table-cell office:value-type="float" office:value="0.0253203025767345" calcext:value-type="float">
            <text:p>0,0253203026</text:p>
          </table:table-cell>
          <table:table-cell office:value-type="float" office:value="0.0202736244191073" calcext:value-type="float">
            <text:p>0,0202736244</text:p>
          </table:table-cell>
          <table:table-cell office:value-type="float" office:value="0.106384866168118" calcext:value-type="float">
            <text:p>0,1063848662</text:p>
          </table:table-cell>
          <table:table-cell office:value-type="float" office:value="0.3981371406169" calcext:value-type="float">
            <text:p>0,3981371406</text:p>
          </table:table-cell>
          <table:table-cell office:value-type="float" office:value="0.301073435660404" calcext:value-type="float">
            <text:p>0,3010734357</text:p>
          </table:table-cell>
          <table:table-cell office:value-type="float" office:value="0.348669345633169" calcext:value-type="float">
            <text:p>0,3486693456</text:p>
          </table:table-cell>
          <table:table-cell office:value-type="float" office:value="0.448542004174337" calcext:value-type="float">
            <text:p>0,4485420042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office:value-type="float" office:value="0.0685497598491818" calcext:value-type="float">
            <text:p>0,0685497598</text:p>
          </table:table-cell>
          <table:table-cell office:value-type="float" office:value="0.0683360301658135" calcext:value-type="float">
            <text:p>0,0683360302</text:p>
          </table:table-cell>
          <table:table-cell office:value-type="float" office:value="0.0816481668978205" calcext:value-type="float">
            <text:p>0,0816481669</text:p>
          </table:table-cell>
          <table:table-cell office:value-type="float" office:value="1" calcext:value-type="float">
            <text:p>1</text:p>
          </table:table-cell>
          <table:table-cell office:value-type="float" office:value="0.0154540824191982" calcext:value-type="float">
            <text:p>0,0154540824</text:p>
          </table:table-cell>
          <table:table-cell office:value-type="float" office:value="0.271829856122054" calcext:value-type="float">
            <text:p>0,2718298561</text:p>
          </table:table-cell>
          <table:table-cell office:value-type="float" office:value="0.0252827310151201" calcext:value-type="float">
            <text:p>0,025282731</text:p>
          </table:table-cell>
          <table:table-cell office:value-type="float" office:value="0.430020206684952" calcext:value-type="float">
            <text:p>0,4300202067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0297238603627309" calcext:value-type="float">
            <text:p>0,0297238604</text:p>
          </table:table-cell>
          <table:table-cell office:value-type="string" calcext:value-type="string">
            <text:p>NA</text:p>
          </table:table-cell>
          <table:table-cell office:value-type="float" office:value="0.125126605510727" calcext:value-type="float">
            <text:p>0,1251266055</text:p>
          </table:table-cell>
          <table:table-cell office:value-type="float" office:value="0.437267199503061" calcext:value-type="float">
            <text:p>0,4372671995</text:p>
          </table:table-cell>
          <table:table-cell office:value-type="float" office:value="0.351431903408401" calcext:value-type="float">
            <text:p>0,3514319034</text:p>
          </table:table-cell>
          <table:table-cell office:value-type="float" office:value="0.443185009129706" calcext:value-type="float">
            <text:p>0,4431850091</text:p>
          </table:table-cell>
          <table:table-cell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office:value-type="float" office:value="0.0691118177174701" calcext:value-type="float">
            <text:p>0,0691118177</text:p>
          </table:table-cell>
          <table:table-cell office:value-type="float" office:value="0.0441364182539698" calcext:value-type="float">
            <text:p>0,0441364183</text:p>
          </table:table-cell>
          <table:table-cell office:value-type="float" office:value="0.0597017783921475" calcext:value-type="float">
            <text:p>0,0597017784</text:p>
          </table:table-cell>
          <table:table-cell office:value-type="float" office:value="1" calcext:value-type="float">
            <text:p>1</text:p>
          </table:table-cell>
          <table:table-cell office:value-type="float" office:value="0.0132744540067722" calcext:value-type="float">
            <text:p>0,013274454</text:p>
          </table:table-cell>
          <table:table-cell office:value-type="float" office:value="0.265599899431713" calcext:value-type="float">
            <text:p>0,2655998994</text:p>
          </table:table-cell>
          <table:table-cell office:value-type="float" office:value="0.0244105309868743" calcext:value-type="float">
            <text:p>0,024410531</text:p>
          </table:table-cell>
          <table:table-cell office:value-type="float" office:value="0.342401787723551" calcext:value-type="float">
            <text:p>0,3424017877</text:p>
          </table:table-cell>
          <table:table-cell office:value-type="float" office:value="0.0645199379960738" calcext:value-type="float">
            <text:p>0,064519938</text:p>
          </table:table-cell>
          <table:table-cell office:value-type="float" office:value="0.0626412754442887" calcext:value-type="float">
            <text:p>0,0626412754</text:p>
          </table:table-cell>
          <table:table-cell office:value-type="float" office:value="0.0257035566798505" calcext:value-type="float">
            <text:p>0,0257035567</text:p>
          </table:table-cell>
          <table:table-cell office:value-type="float" office:value="0.235347850748697" calcext:value-type="float">
            <text:p>0,2353478507</text:p>
          </table:table-cell>
          <table:table-cell office:value-type="float" office:value="0.077656889924231" calcext:value-type="float">
            <text:p>0,0776568899</text:p>
          </table:table-cell>
          <table:table-cell office:value-type="float" office:value="0.220313677288931" calcext:value-type="float">
            <text:p>0,2203136773</text:p>
          </table:table-cell>
          <table:table-cell office:value-type="float" office:value="0.0227499070923132" calcext:value-type="float">
            <text:p>0,0227499071</text:p>
          </table:table-cell>
          <table:table-cell office:value-type="float" office:value="0.0172132714714681" calcext:value-type="float">
            <text:p>0,0172132715</text:p>
          </table:table-cell>
          <table:table-cell office:value-type="float" office:value="0.0891546074447293" calcext:value-type="float">
            <text:p>0,0891546074</text:p>
          </table:table-cell>
          <table:table-cell office:value-type="float" office:value="0.295519536577021" calcext:value-type="float">
            <text:p>0,2955195366</text:p>
          </table:table-cell>
          <table:table-cell office:value-type="float" office:value="0.206136260623154" calcext:value-type="float">
            <text:p>0,2061362606</text:p>
          </table:table-cell>
          <table:table-cell office:value-type="float" office:value="0.259062246948109" calcext:value-type="float">
            <text:p>0,2590622469</text:p>
          </table:table-cell>
          <table:table-cell office:value-type="float" office:value="0.29432448165582" calcext:value-type="float">
            <text:p>0,2943244817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office:value-type="float" office:value="0.0732278688990463" calcext:value-type="float">
            <text:p>0,0732278689</text:p>
          </table:table-cell>
          <table:table-cell office:value-type="float" office:value="0.0483145525888696" calcext:value-type="float">
            <text:p>0,0483145526</text:p>
          </table:table-cell>
          <table:table-cell office:value-type="float" office:value="0.0737924799233959" calcext:value-type="float">
            <text:p>0,0737924799</text:p>
          </table:table-cell>
          <table:table-cell office:value-type="float" office:value="1" calcext:value-type="float">
            <text:p>1</text:p>
          </table:table-cell>
          <table:table-cell office:value-type="float" office:value="0.0122070138115572" calcext:value-type="float">
            <text:p>0,0122070138</text:p>
          </table:table-cell>
          <table:table-cell office:value-type="float" office:value="0.262002345701813" calcext:value-type="float">
            <text:p>0,2620023457</text:p>
          </table:table-cell>
          <table:table-cell office:value-type="string" calcext:value-type="string">
            <text:p>NA</text:p>
          </table:table-cell>
          <table:table-cell office:value-type="float" office:value="0.359733304504163" calcext:value-type="float">
            <text:p>0,3597333045</text:p>
          </table:table-cell>
          <table:table-cell office:value-type="float" office:value="0.0733114981334077" calcext:value-type="float">
            <text:p>0,0733114981</text:p>
          </table:table-cell>
          <table:table-cell office:value-type="float" office:value="0.0662793322669598" calcext:value-type="float">
            <text:p>0,0662793323</text:p>
          </table:table-cell>
          <table:table-cell office:value-type="float" office:value="0.024678984157248" calcext:value-type="float">
            <text:p>0,0246789842</text:p>
          </table:table-cell>
          <table:table-cell office:value-type="float" office:value="0.232490877732211" calcext:value-type="float">
            <text:p>0,2324908777</text:p>
          </table:table-cell>
          <table:table-cell office:value-type="float" office:value="0.0764756691903834" calcext:value-type="float">
            <text:p>0,0764756692</text:p>
          </table:table-cell>
          <table:table-cell office:value-type="float" office:value="0.237338059312353" calcext:value-type="float">
            <text:p>0,2373380593</text:p>
          </table:table-cell>
          <table:table-cell office:value-type="float" office:value="0.0232219651182589" calcext:value-type="float">
            <text:p>0,0232219651</text:p>
          </table:table-cell>
          <table:table-cell office:value-type="float" office:value="0.0188926887526479" calcext:value-type="float">
            <text:p>0,0188926888</text:p>
          </table:table-cell>
          <table:table-cell office:value-type="float" office:value="0.0943142115890457" calcext:value-type="float">
            <text:p>0,0943142116</text:p>
          </table:table-cell>
          <table:table-cell office:value-type="float" office:value="0.327034312572677" calcext:value-type="float">
            <text:p>0,3270343126</text:p>
          </table:table-cell>
          <table:table-cell office:value-type="float" office:value="0.257905703359936" calcext:value-type="float">
            <text:p>0,2579057034</text:p>
          </table:table-cell>
          <table:table-cell office:value-type="float" office:value="0.32874697504409" calcext:value-type="float">
            <text:p>0,328746975</text:p>
          </table:table-cell>
          <table:table-cell office:value-type="float" office:value="0.410607058738927" calcext:value-type="float">
            <text:p>0,4106070587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office:value-type="float" office:value="0.0646389116270707" calcext:value-type="float">
            <text:p>0,0646389116</text:p>
          </table:table-cell>
          <table:table-cell office:value-type="float" office:value="0.0394512367283776" calcext:value-type="float">
            <text:p>0,0394512367</text:p>
          </table:table-cell>
          <table:table-cell office:value-type="float" office:value="0.0621338791157031" calcext:value-type="float">
            <text:p>0,0621338791</text:p>
          </table:table-cell>
          <table:table-cell office:value-type="float" office:value="1" calcext:value-type="float">
            <text:p>1</text:p>
          </table:table-cell>
          <table:table-cell office:value-type="float" office:value="0.0123247445542704" calcext:value-type="float">
            <text:p>0,0123247446</text:p>
          </table:table-cell>
          <table:table-cell office:value-type="float" office:value="0.277429431391142" calcext:value-type="float">
            <text:p>0,2774294314</text:p>
          </table:table-cell>
          <table:table-cell office:value-type="float" office:value="0.0230693457997286" calcext:value-type="float">
            <text:p>0,0230693458</text:p>
          </table:table-cell>
          <table:table-cell office:value-type="float" office:value="0.349613666305967" calcext:value-type="float">
            <text:p>0,3496136663</text:p>
          </table:table-cell>
          <table:table-cell office:value-type="float" office:value="0.0615925501300588" calcext:value-type="float">
            <text:p>0,0615925501</text:p>
          </table:table-cell>
          <table:table-cell office:value-type="float" office:value="0.0686035144681721" calcext:value-type="float">
            <text:p>0,0686035145</text:p>
          </table:table-cell>
          <table:table-cell office:value-type="float" office:value="0.0250727439555231" calcext:value-type="float">
            <text:p>0,025072744</text:p>
          </table:table-cell>
          <table:table-cell office:value-type="float" office:value="0.250713295175516" calcext:value-type="float">
            <text:p>0,2507132952</text:p>
          </table:table-cell>
          <table:table-cell office:value-type="float" office:value="0.081176213927834" calcext:value-type="float">
            <text:p>0,0811762139</text:p>
          </table:table-cell>
          <table:table-cell office:value-type="float" office:value="0.256384936056442" calcext:value-type="float">
            <text:p>0,2563849361</text:p>
          </table:table-cell>
          <table:table-cell office:value-type="float" office:value="0.0283968185612483" calcext:value-type="float">
            <text:p>0,0283968186</text:p>
          </table:table-cell>
          <table:table-cell office:value-type="float" office:value="0.0187282667185566" calcext:value-type="float">
            <text:p>0,0187282667</text:p>
          </table:table-cell>
          <table:table-cell office:value-type="float" office:value="0.124163152685428" calcext:value-type="float">
            <text:p>0,1241631527</text:p>
          </table:table-cell>
          <table:table-cell office:value-type="float" office:value="0.434856774443199" calcext:value-type="float">
            <text:p>0,4348567744</text:p>
          </table:table-cell>
          <table:table-cell office:value-type="float" office:value="0.286365473311375" calcext:value-type="float">
            <text:p>0,2863654733</text:p>
          </table:table-cell>
          <table:table-cell office:value-type="float" office:value="0.373170227051948" calcext:value-type="float">
            <text:p>0,3731702271</text:p>
          </table:table-cell>
          <table:table-cell office:value-type="float" office:value="0.438788079057056" calcext:value-type="float">
            <text:p>0,4387880791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office:value-type="float" office:value="0.0675230093209691" calcext:value-type="float">
            <text:p>0,0675230093</text:p>
          </table:table-cell>
          <table:table-cell office:value-type="float" office:value="0.035742548798835" calcext:value-type="float">
            <text:p>0,0357425488</text:p>
          </table:table-cell>
          <table:table-cell office:value-type="float" office:value="0.0630352005145935" calcext:value-type="float">
            <text:p>0,0630352005</text:p>
          </table:table-cell>
          <table:table-cell office:value-type="float" office:value="1" calcext:value-type="float">
            <text:p>1</text:p>
          </table:table-cell>
          <table:table-cell office:value-type="float" office:value="0.0122606288125828" calcext:value-type="float">
            <text:p>0,0122606288</text:p>
          </table:table-cell>
          <table:table-cell office:value-type="float" office:value="0.281474011357874" calcext:value-type="float">
            <text:p>0,2814740114</text:p>
          </table:table-cell>
          <table:table-cell office:value-type="float" office:value="0.0233123147471775" calcext:value-type="float">
            <text:p>0,0233123147</text:p>
          </table:table-cell>
          <table:table-cell office:value-type="float" office:value="0.357622604480693" calcext:value-type="float">
            <text:p>0,3576226045</text:p>
          </table:table-cell>
          <table:table-cell office:value-type="float" office:value="0.0637683377770521" calcext:value-type="float">
            <text:p>0,0637683378</text:p>
          </table:table-cell>
          <table:table-cell office:value-type="float" office:value="0.0689551042288645" calcext:value-type="float">
            <text:p>0,0689551042</text:p>
          </table:table-cell>
          <table:table-cell office:value-type="float" office:value="0.0263612412039795" calcext:value-type="float">
            <text:p>0,0263612412</text:p>
          </table:table-cell>
          <table:table-cell office:value-type="float" office:value="0.267778574361837" calcext:value-type="float">
            <text:p>0,2677785744</text:p>
          </table:table-cell>
          <table:table-cell office:value-type="float" office:value="0.0899745140070554" calcext:value-type="float">
            <text:p>0,089974514</text:p>
          </table:table-cell>
          <table:table-cell office:value-type="float" office:value="0.255896566567524" calcext:value-type="float">
            <text:p>0,2558965666</text:p>
          </table:table-cell>
          <table:table-cell office:value-type="float" office:value="0.0275095819241276" calcext:value-type="float">
            <text:p>0,0275095819</text:p>
          </table:table-cell>
          <table:table-cell office:value-type="float" office:value="0.0187022171654553" calcext:value-type="float">
            <text:p>0,0187022172</text:p>
          </table:table-cell>
          <table:table-cell office:value-type="float" office:value="0.114865032275093" calcext:value-type="float">
            <text:p>0,1148650323</text:p>
          </table:table-cell>
          <table:table-cell office:value-type="float" office:value="0.408236361446103" calcext:value-type="float">
            <text:p>0,4082363614</text:p>
          </table:table-cell>
          <table:table-cell office:value-type="float" office:value="0.291724579293654" calcext:value-type="float">
            <text:p>0,2917245793</text:p>
          </table:table-cell>
          <table:table-cell office:value-type="float" office:value="0.375359746104091" calcext:value-type="float">
            <text:p>0,3753597461</text:p>
          </table:table-cell>
          <table:table-cell office:value-type="float" office:value="0.460146494255328" calcext:value-type="float">
            <text:p>0,4601464943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office:value-type="float" office:value="0.0742958291867768" calcext:value-type="float">
            <text:p>0,0742958292</text:p>
          </table:table-cell>
          <table:table-cell office:value-type="float" office:value="0.0320337175817613" calcext:value-type="float">
            <text:p>0,0320337176</text:p>
          </table:table-cell>
          <table:table-cell office:value-type="float" office:value="0.0575413376819617" calcext:value-type="float">
            <text:p>0,0575413377</text:p>
          </table:table-cell>
          <table:table-cell office:value-type="float" office:value="1" calcext:value-type="float">
            <text:p>1</text:p>
          </table:table-cell>
          <table:table-cell office:value-type="float" office:value="0.0118400949615247" calcext:value-type="float">
            <text:p>0,011840095</text:p>
          </table:table-cell>
          <table:table-cell office:value-type="float" office:value="0.255820192423915" calcext:value-type="float">
            <text:p>0,2558201924</text:p>
          </table:table-cell>
          <table:table-cell office:value-type="float" office:value="0.0206493977912009" calcext:value-type="float">
            <text:p>0,0206493978</text:p>
          </table:table-cell>
          <table:table-cell office:value-type="float" office:value="0.309126506355896" calcext:value-type="float">
            <text:p>0,3091265064</text:p>
          </table:table-cell>
          <table:table-cell office:value-type="float" office:value="0.0547534677716548" calcext:value-type="float">
            <text:p>0,0547534678</text:p>
          </table:table-cell>
          <table:table-cell office:value-type="float" office:value="0.0538784771770083" calcext:value-type="float">
            <text:p>0,0538784772</text:p>
          </table:table-cell>
          <table:table-cell office:value-type="float" office:value="0.018262216838056" calcext:value-type="float">
            <text:p>0,018262216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25271667233429" calcext:value-type="float">
            <text:p>0,0125271667</text:p>
          </table:table-cell>
          <table:table-cell office:value-type="float" office:value="0.0824758533429399" calcext:value-type="float">
            <text:p>0,0824758533</text:p>
          </table:table-cell>
          <table:table-cell office:value-type="float" office:value="0.315179115391756" calcext:value-type="float">
            <text:p>0,3151791154</text:p>
          </table:table-cell>
          <table:table-cell office:value-type="float" office:value="0.237005524712036" calcext:value-type="float">
            <text:p>0,2370055247</text:p>
          </table:table-cell>
          <table:table-cell office:value-type="float" office:value="0.311732673079833" calcext:value-type="float">
            <text:p>0,3117326731</text:p>
          </table:table-cell>
          <table:table-cell office:value-type="float" office:value="0.375734601127435" calcext:value-type="float">
            <text:p>0,3757346011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office:value-type="float" office:value="0.072225444133364" calcext:value-type="float">
            <text:p>0,0722254441</text:p>
          </table:table-cell>
          <table:table-cell office:value-type="float" office:value="0.030234928259759" calcext:value-type="float">
            <text:p>0,0302349283</text:p>
          </table:table-cell>
          <table:table-cell office:value-type="float" office:value="0.0631272685608138" calcext:value-type="float">
            <text:p>0,0631272686</text:p>
          </table:table-cell>
          <table:table-cell office:value-type="float" office:value="1" calcext:value-type="float">
            <text:p>1</text:p>
          </table:table-cell>
          <table:table-cell office:value-type="float" office:value="0.0127963571753986" calcext:value-type="float">
            <text:p>0,0127963572</text:p>
          </table:table-cell>
          <table:table-cell office:value-type="float" office:value="0.259605640033499" calcext:value-type="float">
            <text:p>0,25960564</text:p>
          </table:table-cell>
          <table:table-cell office:value-type="float" office:value="0.0209421282898851" calcext:value-type="float">
            <text:p>0,0209421283</text:p>
          </table:table-cell>
          <table:table-cell office:value-type="float" office:value="0.346466863311276" calcext:value-type="float">
            <text:p>0,3464668633</text:p>
          </table:table-cell>
          <table:table-cell office:value-type="float" office:value="0.0590417269129689" calcext:value-type="float">
            <text:p>0,0590417269</text:p>
          </table:table-cell>
          <table:table-cell office:value-type="float" office:value="0.0601030329571254" calcext:value-type="float">
            <text:p>0,060103033</text:p>
          </table:table-cell>
          <table:table-cell office:value-type="float" office:value="0.0209800843288553" calcext:value-type="float">
            <text:p>0,0209800843</text:p>
          </table:table-cell>
          <table:table-cell office:value-type="float" office:value="0.228130522543729" calcext:value-type="float">
            <text:p>0,2281305225</text:p>
          </table:table-cell>
          <table:table-cell office:value-type="float" office:value="0.0751567150877814" calcext:value-type="float">
            <text:p>0,0751567151</text:p>
          </table:table-cell>
          <table:table-cell office:value-type="float" office:value="0.244212956699299" calcext:value-type="float">
            <text:p>0,2442129567</text:p>
          </table:table-cell>
          <table:table-cell office:value-type="float" office:value="0.026108817639489" calcext:value-type="float">
            <text:p>0,0261088176</text:p>
          </table:table-cell>
          <table:table-cell office:value-type="float" office:value="0.0167292428346147" calcext:value-type="float">
            <text:p>0,0167292428</text:p>
          </table:table-cell>
          <table:table-cell office:value-type="float" office:value="0.11186238221652" calcext:value-type="float">
            <text:p>0,1118623822</text:p>
          </table:table-cell>
          <table:table-cell office:value-type="float" office:value="0.421894432928019" calcext:value-type="float">
            <text:p>0,4218944329</text:p>
          </table:table-cell>
          <table:table-cell office:value-type="float" office:value="0.299754468417136" calcext:value-type="float">
            <text:p>0,2997544684</text:p>
          </table:table-cell>
          <table:table-cell office:value-type="float" office:value="0.411787351881292" calcext:value-type="float">
            <text:p>0,4117873519</text:p>
          </table:table-cell>
          <table:table-cell office:value-type="float" office:value="0.494728553548641" calcext:value-type="float">
            <text:p>0,4947285535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office:value-type="float" office:value="0.0696672705692447" calcext:value-type="float">
            <text:p>0,0696672706</text:p>
          </table:table-cell>
          <table:table-cell office:value-type="float" office:value="0.0243360367050185" calcext:value-type="float">
            <text:p>0,0243360367</text:p>
          </table:table-cell>
          <table:table-cell office:value-type="float" office:value="0.0538820110165291" calcext:value-type="float">
            <text:p>0,053882011</text:p>
          </table:table-cell>
          <table:table-cell office:value-type="float" office:value="1" calcext:value-type="float">
            <text:p>1</text:p>
          </table:table-cell>
          <table:table-cell office:value-type="float" office:value="0.0133155134461658" calcext:value-type="float">
            <text:p>0,0133155134</text:p>
          </table:table-cell>
          <table:table-cell office:value-type="float" office:value="0.263431545692787" calcext:value-type="float">
            <text:p>0,2634315457</text:p>
          </table:table-cell>
          <table:table-cell office:value-type="float" office:value="0.0234636391171065" calcext:value-type="float">
            <text:p>0,0234636391</text:p>
          </table:table-cell>
          <table:table-cell office:value-type="float" office:value="0.327803976631867" calcext:value-type="float">
            <text:p>0,3278039766</text:p>
          </table:table-cell>
          <table:table-cell office:value-type="float" office:value="0.0599469251207441" calcext:value-type="float">
            <text:p>0,0599469251</text:p>
          </table:table-cell>
          <table:table-cell office:value-type="float" office:value="0.0668814182945926" calcext:value-type="float">
            <text:p>0,0668814183</text:p>
          </table:table-cell>
          <table:table-cell office:value-type="float" office:value="0.0194463201475963" calcext:value-type="float">
            <text:p>0,0194463201</text:p>
          </table:table-cell>
          <table:table-cell office:value-type="float" office:value="0.257104630071072" calcext:value-type="float">
            <text:p>0,2571046301</text:p>
          </table:table-cell>
          <table:table-cell office:value-type="float" office:value="0.0808008927134988" calcext:value-type="float">
            <text:p>0,0808008927</text:p>
          </table:table-cell>
          <table:table-cell office:value-type="float" office:value="0.254478390019381" calcext:value-type="float">
            <text:p>0,25447839</text:p>
          </table:table-cell>
          <table:table-cell office:value-type="float" office:value="0.0277305409945737" calcext:value-type="float">
            <text:p>0,027730541</text:p>
          </table:table-cell>
          <table:table-cell office:value-type="float" office:value="0.0165453952461516" calcext:value-type="float">
            <text:p>0,0165453952</text:p>
          </table:table-cell>
          <table:table-cell office:value-type="float" office:value="0.112656409175479" calcext:value-type="float">
            <text:p>0,1126564092</text:p>
          </table:table-cell>
          <table:table-cell office:value-type="float" office:value="0.407909995586216" calcext:value-type="float">
            <text:p>0,4079099956</text:p>
          </table:table-cell>
          <table:table-cell office:value-type="float" office:value="0.268441781157487" calcext:value-type="float">
            <text:p>0,2684417812</text:p>
          </table:table-cell>
          <table:table-cell office:value-type="float" office:value="0.359355163193415" calcext:value-type="float">
            <text:p>0,3593551632</text:p>
          </table:table-cell>
          <table:table-cell office:value-type="float" office:value="0.423241411408376" calcext:value-type="float">
            <text:p>0,4232414114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office:value-type="float" office:value="0.0711857389353348" calcext:value-type="float">
            <text:p>0,0711857389</text:p>
          </table:table-cell>
          <table:table-cell office:value-type="float" office:value="0.026688148721921" calcext:value-type="float">
            <text:p>0,0266881487</text:p>
          </table:table-cell>
          <table:table-cell office:value-type="float" office:value="0.0588719057667139" calcext:value-type="float">
            <text:p>0,0588719058</text:p>
          </table:table-cell>
          <table:table-cell office:value-type="float" office:value="1" calcext:value-type="float">
            <text:p>1</text:p>
          </table:table-cell>
          <table:table-cell office:value-type="float" office:value="0.0133442453056973" calcext:value-type="float">
            <text:p>0,0133442453</text:p>
          </table:table-cell>
          <table:table-cell office:value-type="float" office:value="0.26520167739523" calcext:value-type="float">
            <text:p>0,2652016774</text:p>
          </table:table-cell>
          <table:table-cell office:value-type="float" office:value="0.0230700734528166" calcext:value-type="float">
            <text:p>0,0230700735</text:p>
          </table:table-cell>
          <table:table-cell office:value-type="float" office:value="0.332884643286413" calcext:value-type="float">
            <text:p>0,3328846433</text:p>
          </table:table-cell>
          <table:table-cell office:value-type="float" office:value="0.0627435561847272" calcext:value-type="float">
            <text:p>0,0627435562</text:p>
          </table:table-cell>
          <table:table-cell office:value-type="float" office:value="0.0670780352039317" calcext:value-type="float">
            <text:p>0,0670780352</text:p>
          </table:table-cell>
          <table:table-cell office:value-type="float" office:value="0.020668834103475" calcext:value-type="float">
            <text:p>0,0206688341</text:p>
          </table:table-cell>
          <table:table-cell office:value-type="float" office:value="0.260349056331633" calcext:value-type="float">
            <text:p>0,2603490563</text:p>
          </table:table-cell>
          <table:table-cell office:value-type="float" office:value="0.0852661919388873" calcext:value-type="float">
            <text:p>0,0852661919</text:p>
          </table:table-cell>
          <table:table-cell office:value-type="float" office:value="0.257633355591763" calcext:value-type="float">
            <text:p>0,2576333556</text:p>
          </table:table-cell>
          <table:table-cell office:value-type="float" office:value="0.0264509586260317" calcext:value-type="float">
            <text:p>0,0264509586</text:p>
          </table:table-cell>
          <table:table-cell office:value-type="float" office:value="0.015893458692807" calcext:value-type="float">
            <text:p>0,0158934587</text:p>
          </table:table-cell>
          <table:table-cell office:value-type="float" office:value="0.103209748123614" calcext:value-type="float">
            <text:p>0,1032097481</text:p>
          </table:table-cell>
          <table:table-cell office:value-type="float" office:value="0.356612995005208" calcext:value-type="float">
            <text:p>0,356612995</text:p>
          </table:table-cell>
          <table:table-cell office:value-type="float" office:value="0.251127113437859" calcext:value-type="float">
            <text:p>0,2511271134</text:p>
          </table:table-cell>
          <table:table-cell office:value-type="float" office:value="0.33943662170464" calcext:value-type="float">
            <text:p>0,3394366217</text:p>
          </table:table-cell>
          <table:table-cell office:value-type="float" office:value="0.393044891156281" calcext:value-type="float">
            <text:p>0,3930448912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office:value-type="float" office:value="0.067379422028363" calcext:value-type="float">
            <text:p>0,067379422</text:p>
          </table:table-cell>
          <table:table-cell office:value-type="float" office:value="0.0241032054417807" calcext:value-type="float">
            <text:p>0,0241032054</text:p>
          </table:table-cell>
          <table:table-cell office:value-type="float" office:value="0.0587445143015681" calcext:value-type="float">
            <text:p>0,0587445143</text:p>
          </table:table-cell>
          <table:table-cell office:value-type="float" office:value="1" calcext:value-type="float">
            <text:p>1</text:p>
          </table:table-cell>
          <table:table-cell office:value-type="float" office:value="0.0113895449078491" calcext:value-type="float">
            <text:p>0,0113895449</text:p>
          </table:table-cell>
          <table:table-cell office:value-type="float" office:value="0.275383796782476" calcext:value-type="float">
            <text:p>0,2753837968</text:p>
          </table:table-cell>
          <table:table-cell office:value-type="float" office:value="0.023207081929822" calcext:value-type="float">
            <text:p>0,0232070819</text:p>
          </table:table-cell>
          <table:table-cell office:value-type="float" office:value="0.334953329713903" calcext:value-type="float">
            <text:p>0,3349533297</text:p>
          </table:table-cell>
          <table:table-cell office:value-type="float" office:value="0.0606264870246204" calcext:value-type="float">
            <text:p>0,060626487</text:p>
          </table:table-cell>
          <table:table-cell office:value-type="float" office:value="0.0636420935009705" calcext:value-type="float">
            <text:p>0,0636420935</text:p>
          </table:table-cell>
          <table:table-cell office:value-type="float" office:value="0.0185141641216232" calcext:value-type="float">
            <text:p>0,0185141641</text:p>
          </table:table-cell>
          <table:table-cell office:value-type="float" office:value="0.237829291529602" calcext:value-type="float">
            <text:p>0,2378292915</text:p>
          </table:table-cell>
          <table:table-cell office:value-type="float" office:value="0.0776636260633679" calcext:value-type="float">
            <text:p>0,0776636261</text:p>
          </table:table-cell>
          <table:table-cell office:value-type="float" office:value="0.22778064391738" calcext:value-type="float">
            <text:p>0,2277806439</text:p>
          </table:table-cell>
          <table:table-cell office:value-type="float" office:value="0.0217003482198636" calcext:value-type="float">
            <text:p>0,0217003482</text:p>
          </table:table-cell>
          <table:table-cell office:value-type="float" office:value="0.0129701532472072" calcext:value-type="float">
            <text:p>0,0129701532</text:p>
          </table:table-cell>
          <table:table-cell office:value-type="string" calcext:value-type="string">
            <text:p>NA</text:p>
          </table:table-cell>
          <table:table-cell office:value-type="float" office:value="0.285739427660653" calcext:value-type="float">
            <text:p>0,2857394277</text:p>
          </table:table-cell>
          <table:table-cell office:value-type="float" office:value="0.208003007522166" calcext:value-type="float">
            <text:p>0,2080030075</text:p>
          </table:table-cell>
          <table:table-cell office:value-type="float" office:value="0.278124686666824" calcext:value-type="float">
            <text:p>0,2781246867</text:p>
          </table:table-cell>
          <table:table-cell office:value-type="float" office:value="0.321445933699148" calcext:value-type="float">
            <text:p>0,3214459337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office:value-type="float" office:value="0.0617489367444059" calcext:value-type="float">
            <text:p>0,0617489367</text:p>
          </table:table-cell>
          <table:table-cell office:value-type="float" office:value="0.0306615193303787" calcext:value-type="float">
            <text:p>0,0306615193</text:p>
          </table:table-cell>
          <table:table-cell office:value-type="float" office:value="0.0613759054948129" calcext:value-type="float">
            <text:p>0,0613759055</text:p>
          </table:table-cell>
          <table:table-cell office:value-type="float" office:value="1" calcext:value-type="float">
            <text:p>1</text:p>
          </table:table-cell>
          <table:table-cell office:value-type="float" office:value="0.0121520423993486" calcext:value-type="float">
            <text:p>0,0121520424</text:p>
          </table:table-cell>
          <table:table-cell office:value-type="float" office:value="0.272177143863226" calcext:value-type="float">
            <text:p>0,2721771439</text:p>
          </table:table-cell>
          <table:table-cell office:value-type="float" office:value="0.0237354525906673" calcext:value-type="float">
            <text:p>0,0237354526</text:p>
          </table:table-cell>
          <table:table-cell office:value-type="float" office:value="0.365349781917718" calcext:value-type="float">
            <text:p>0,3653497819</text:p>
          </table:table-cell>
          <table:table-cell office:value-type="float" office:value="0.0662056013639285" calcext:value-type="float">
            <text:p>0,0662056014</text:p>
          </table:table-cell>
          <table:table-cell office:value-type="float" office:value="0.0698109707486531" calcext:value-type="float">
            <text:p>0,0698109707</text:p>
          </table:table-cell>
          <table:table-cell office:value-type="float" office:value="0.0215428077667317" calcext:value-type="float">
            <text:p>0,0215428078</text:p>
          </table:table-cell>
          <table:table-cell office:value-type="float" office:value="0.278604629850167" calcext:value-type="float">
            <text:p>0,2786046299</text:p>
          </table:table-cell>
          <table:table-cell office:value-type="float" office:value="0.0929022663293581" calcext:value-type="float">
            <text:p>0,0929022663</text:p>
          </table:table-cell>
          <table:table-cell office:value-type="float" office:value="0.292438882675861" calcext:value-type="float">
            <text:p>0,2924388827</text:p>
          </table:table-cell>
          <table:table-cell office:value-type="float" office:value="0.030580626641246" calcext:value-type="float">
            <text:p>0,0305806266</text:p>
          </table:table-cell>
          <table:table-cell office:value-type="float" office:value="0.0187977398558401" calcext:value-type="float">
            <text:p>0,0187977399</text:p>
          </table:table-cell>
          <table:table-cell office:value-type="float" office:value="0.126884978674249" calcext:value-type="float">
            <text:p>0,1268849787</text:p>
          </table:table-cell>
          <table:table-cell office:value-type="float" office:value="0.460864163399752" calcext:value-type="float">
            <text:p>0,4608641634</text:p>
          </table:table-cell>
          <table:table-cell office:value-type="float" office:value="0.326643924682742" calcext:value-type="float">
            <text:p>0,3266439247</text:p>
          </table:table-cell>
          <table:table-cell office:value-type="float" office:value="0.430572975556445" calcext:value-type="float">
            <text:p>0,4305729756</text:p>
          </table:table-cell>
          <table:table-cell office:value-type="float" office:value="0.518231564853542" calcext:value-type="float">
            <text:p>0,5182315649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office:value-type="float" office:value="0.0713978390735916" calcext:value-type="float">
            <text:p>0,0713978391</text:p>
          </table:table-cell>
          <table:table-cell office:value-type="float" office:value="0.0395809411133321" calcext:value-type="float">
            <text:p>0,0395809411</text:p>
          </table:table-cell>
          <table:table-cell office:value-type="float" office:value="0.0604918782390661" calcext:value-type="float">
            <text:p>0,0604918782</text:p>
          </table:table-cell>
          <table:table-cell office:value-type="float" office:value="1" calcext:value-type="float">
            <text:p>1</text:p>
          </table:table-cell>
          <table:table-cell office:value-type="float" office:value="0.0138997019369615" calcext:value-type="float">
            <text:p>0,0138997019</text:p>
          </table:table-cell>
          <table:table-cell office:value-type="float" office:value="0.270462132687413" calcext:value-type="float">
            <text:p>0,2704621327</text:p>
          </table:table-cell>
          <table:table-cell office:value-type="float" office:value="0.0237516659698944" calcext:value-type="float">
            <text:p>0,023751666</text:p>
          </table:table-cell>
          <table:table-cell office:value-type="float" office:value="0.33558519533523" calcext:value-type="float">
            <text:p>0,3355851953</text:p>
          </table:table-cell>
          <table:table-cell office:value-type="float" office:value="0.0594394835318175" calcext:value-type="float">
            <text:p>0,0594394835</text:p>
          </table:table-cell>
          <table:table-cell office:value-type="float" office:value="0.0653132464344949" calcext:value-type="float">
            <text:p>0,0653132464</text:p>
          </table:table-cell>
          <table:table-cell office:value-type="float" office:value="0.0207867086725678" calcext:value-type="float">
            <text:p>0,0207867087</text:p>
          </table:table-cell>
          <table:table-cell office:value-type="float" office:value="0.245857750778106" calcext:value-type="float">
            <text:p>0,2458577508</text:p>
          </table:table-cell>
          <table:table-cell office:value-type="float" office:value="0.07927705664207" calcext:value-type="float">
            <text:p>0,0792770566</text:p>
          </table:table-cell>
          <table:table-cell office:value-type="float" office:value="0.246877520573317" calcext:value-type="float">
            <text:p>0,2468775206</text:p>
          </table:table-cell>
          <table:table-cell office:value-type="float" office:value="0.0270932820166674" calcext:value-type="float">
            <text:p>0,027093282</text:p>
          </table:table-cell>
          <table:table-cell office:value-type="float" office:value="0.0140463499122008" calcext:value-type="float">
            <text:p>0,0140463499</text:p>
          </table:table-cell>
          <table:table-cell office:value-type="float" office:value="0.100780161153053" calcext:value-type="float">
            <text:p>0,1007801612</text:p>
          </table:table-cell>
          <table:table-cell office:value-type="float" office:value="0.337878914297408" calcext:value-type="float">
            <text:p>0,3378789143</text:p>
          </table:table-cell>
          <table:table-cell office:value-type="float" office:value="0.2297273504892" calcext:value-type="float">
            <text:p>0,2297273505</text:p>
          </table:table-cell>
          <table:table-cell office:value-type="float" office:value="0.303895837802989" calcext:value-type="float">
            <text:p>0,3038958378</text:p>
          </table:table-cell>
          <table:table-cell office:value-type="float" office:value="0.357208520613834" calcext:value-type="float">
            <text:p>0,3572085206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office:value-type="float" office:value="0.0736948081343517" calcext:value-type="float">
            <text:p>0,0736948081</text:p>
          </table:table-cell>
          <table:table-cell office:value-type="float" office:value="0.0269934441037406" calcext:value-type="float">
            <text:p>0,0269934441</text:p>
          </table:table-cell>
          <table:table-cell office:value-type="float" office:value="0.0730125077316219" calcext:value-type="float">
            <text:p>0,0730125077</text:p>
          </table:table-cell>
          <table:table-cell office:value-type="float" office:value="1" calcext:value-type="float">
            <text:p>1</text:p>
          </table:table-cell>
          <table:table-cell office:value-type="float" office:value="0.0120893221519456" calcext:value-type="float">
            <text:p>0,0120893222</text:p>
          </table:table-cell>
          <table:table-cell office:value-type="float" office:value="0.282561823740655" calcext:value-type="float">
            <text:p>0,2825618237</text:p>
          </table:table-cell>
          <table:table-cell office:value-type="float" office:value="0.0218799808740511" calcext:value-type="float">
            <text:p>0,0218799809</text:p>
          </table:table-cell>
          <table:table-cell office:value-type="float" office:value="0.380831630309043" calcext:value-type="float">
            <text:p>0,3808316303</text:p>
          </table:table-cell>
          <table:table-cell office:value-type="float" office:value="0.0608549003147652" calcext:value-type="float">
            <text:p>0,0608549003</text:p>
          </table:table-cell>
          <table:table-cell office:value-type="float" office:value="0.0679011292320176" calcext:value-type="float">
            <text:p>0,0679011292</text:p>
          </table:table-cell>
          <table:table-cell office:value-type="float" office:value="0.0214683157130152" calcext:value-type="float">
            <text:p>0,0214683157</text:p>
          </table:table-cell>
          <table:table-cell office:value-type="float" office:value="0.241761012093105" calcext:value-type="float">
            <text:p>0,2417610121</text:p>
          </table:table-cell>
          <table:table-cell office:value-type="float" office:value="0.0803665104596362" calcext:value-type="float">
            <text:p>0,0803665105</text:p>
          </table:table-cell>
          <table:table-cell office:value-type="float" office:value="0.25690995176832" calcext:value-type="float">
            <text:p>0,2569099518</text:p>
          </table:table-cell>
          <table:table-cell office:value-type="float" office:value="0.0277956579048498" calcext:value-type="float">
            <text:p>0,0277956579</text:p>
          </table:table-cell>
          <table:table-cell office:value-type="float" office:value="0.0166009265672604" calcext:value-type="float">
            <text:p>0,0166009266</text:p>
          </table:table-cell>
          <table:table-cell office:value-type="float" office:value="0.112262218068041" calcext:value-type="float">
            <text:p>0,1122622181</text:p>
          </table:table-cell>
          <table:table-cell office:value-type="float" office:value="0.399926142569113" calcext:value-type="float">
            <text:p>0,3999261426</text:p>
          </table:table-cell>
          <table:table-cell office:value-type="float" office:value="0.284712160695855" calcext:value-type="float">
            <text:p>0,2847121607</text:p>
          </table:table-cell>
          <table:table-cell office:value-type="float" office:value="0.386611344281038" calcext:value-type="float">
            <text:p>0,3866113443</text:p>
          </table:table-cell>
          <table:table-cell office:value-type="float" office:value="0.457874984369702" calcext:value-type="float">
            <text:p>0,4578749844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office:value-type="float" office:value="0.0664164219165183" calcext:value-type="float">
            <text:p>0,0664164219</text:p>
          </table:table-cell>
          <table:table-cell office:value-type="float" office:value="0.0296528703498725" calcext:value-type="float">
            <text:p>0,0296528703</text:p>
          </table:table-cell>
          <table:table-cell office:value-type="float" office:value="0.0658797382387061" calcext:value-type="float">
            <text:p>0,0658797382</text:p>
          </table:table-cell>
          <table:table-cell office:value-type="float" office:value="1" calcext:value-type="float">
            <text:p>1</text:p>
          </table:table-cell>
          <table:table-cell office:value-type="float" office:value="0.0103509095114299" calcext:value-type="float">
            <text:p>0,0103509095</text:p>
          </table:table-cell>
          <table:table-cell office:value-type="float" office:value="0.277688047362464" calcext:value-type="float">
            <text:p>0,2776880474</text:p>
          </table:table-cell>
          <table:table-cell office:value-type="float" office:value="0.0219239328866986" calcext:value-type="float">
            <text:p>0,0219239329</text:p>
          </table:table-cell>
          <table:table-cell office:value-type="float" office:value="0.354777486914855" calcext:value-type="float">
            <text:p>0,3547774869</text:p>
          </table:table-cell>
          <table:table-cell office:value-type="float" office:value="0.0576596370566324" calcext:value-type="float">
            <text:p>0,0576596371</text:p>
          </table:table-cell>
          <table:table-cell office:value-type="float" office:value="0.0608885222281858" calcext:value-type="float">
            <text:p>0,0608885222</text:p>
          </table:table-cell>
          <table:table-cell office:value-type="float" office:value="0.0197737828513332" calcext:value-type="float">
            <text:p>0,0197737829</text:p>
          </table:table-cell>
          <table:table-cell office:value-type="float" office:value="0.245936864400956" calcext:value-type="float">
            <text:p>0,2459368644</text:p>
          </table:table-cell>
          <table:table-cell office:value-type="float" office:value="0.0793109043866742" calcext:value-type="float">
            <text:p>0,0793109044</text:p>
          </table:table-cell>
          <table:table-cell office:value-type="float" office:value="0.246777016437737" calcext:value-type="float">
            <text:p>0,2467770164</text:p>
          </table:table-cell>
          <table:table-cell office:value-type="float" office:value="0.0255212778526613" calcext:value-type="float">
            <text:p>0,0255212779</text:p>
          </table:table-cell>
          <table:table-cell office:value-type="float" office:value="0.0151320565447903" calcext:value-type="float">
            <text:p>0,0151320565</text:p>
          </table:table-cell>
          <table:table-cell office:value-type="float" office:value="0.108029686539901" calcext:value-type="float">
            <text:p>0,1080296865</text:p>
          </table:table-cell>
          <table:table-cell office:value-type="float" office:value="0.393164774406045" calcext:value-type="float">
            <text:p>0,3931647744</text:p>
          </table:table-cell>
          <table:table-cell office:value-type="float" office:value="0.275123687526039" calcext:value-type="float">
            <text:p>0,2751236875</text:p>
          </table:table-cell>
          <table:table-cell office:value-type="float" office:value="0.374460902295599" calcext:value-type="float">
            <text:p>0,3744609023</text:p>
          </table:table-cell>
          <table:table-cell office:value-type="float" office:value="0.442973696164626" calcext:value-type="float">
            <text:p>0,4429736962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office:value-type="float" office:value="0.0615542827076671" calcext:value-type="float">
            <text:p>0,0615542827</text:p>
          </table:table-cell>
          <table:table-cell office:value-type="float" office:value="0.0229089104258431" calcext:value-type="float">
            <text:p>0,0229089104</text:p>
          </table:table-cell>
          <table:table-cell office:value-type="float" office:value="0.0610787523029922" calcext:value-type="float">
            <text:p>0,0610787523</text:p>
          </table:table-cell>
          <table:table-cell office:value-type="float" office:value="1" calcext:value-type="float">
            <text:p>1</text:p>
          </table:table-cell>
          <table:table-cell office:value-type="float" office:value="0.0118421674195256" calcext:value-type="float">
            <text:p>0,0118421674</text:p>
          </table:table-cell>
          <table:table-cell office:value-type="float" office:value="0.271188202846323" calcext:value-type="float">
            <text:p>0,2711882028</text:p>
          </table:table-cell>
          <table:table-cell office:value-type="float" office:value="0.022237829406056" calcext:value-type="float">
            <text:p>0,0222378294</text:p>
          </table:table-cell>
          <table:table-cell office:value-type="float" office:value="0.348926748092224" calcext:value-type="float">
            <text:p>0,3489267481</text:p>
          </table:table-cell>
          <table:table-cell office:value-type="float" office:value="0.0630583669603356" calcext:value-type="float">
            <text:p>0,063058367</text:p>
          </table:table-cell>
          <table:table-cell office:value-type="float" office:value="0.0588826205345526" calcext:value-type="float">
            <text:p>0,0588826205</text:p>
          </table:table-cell>
          <table:table-cell office:value-type="float" office:value="0.0186614560148554" calcext:value-type="float">
            <text:p>0,018661456</text:p>
          </table:table-cell>
          <table:table-cell office:value-type="float" office:value="0.247591295924197" calcext:value-type="float">
            <text:p>0,2475912959</text:p>
          </table:table-cell>
          <table:table-cell office:value-type="float" office:value="0.0807083822144001" calcext:value-type="float">
            <text:p>0,0807083822</text:p>
          </table:table-cell>
          <table:table-cell office:value-type="float" office:value="0.246471707763881" calcext:value-type="float">
            <text:p>0,2464717078</text:p>
          </table:table-cell>
          <table:table-cell office:value-type="float" office:value="0.0263048257196579" calcext:value-type="float">
            <text:p>0,0263048257</text:p>
          </table:table-cell>
          <table:table-cell office:value-type="float" office:value="0.0136721808913391" calcext:value-type="float">
            <text:p>0,0136721809</text:p>
          </table:table-cell>
          <table:table-cell office:value-type="float" office:value="0.0995368489180483" calcext:value-type="float">
            <text:p>0,0995368489</text:p>
          </table:table-cell>
          <table:table-cell office:value-type="float" office:value="0.358628277770028" calcext:value-type="float">
            <text:p>0,3586282778</text:p>
          </table:table-cell>
          <table:table-cell office:value-type="float" office:value="0.229011833531832" calcext:value-type="float">
            <text:p>0,2290118335</text:p>
          </table:table-cell>
          <table:table-cell office:value-type="float" office:value="0.324431883297914" calcext:value-type="float">
            <text:p>0,3244318833</text:p>
          </table:table-cell>
          <table:table-cell office:value-type="float" office:value="0.377280258351495" calcext:value-type="float">
            <text:p>0,3772802584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office:value-type="float" office:value="0.0689277522948095" calcext:value-type="float">
            <text:p>0,0689277523</text:p>
          </table:table-cell>
          <table:table-cell office:value-type="float" office:value="0.0277930863975234" calcext:value-type="float">
            <text:p>0,0277930864</text:p>
          </table:table-cell>
          <table:table-cell office:value-type="float" office:value="0.0669222216847132" calcext:value-type="float">
            <text:p>0,0669222217</text:p>
          </table:table-cell>
          <table:table-cell office:value-type="float" office:value="1" calcext:value-type="float">
            <text:p>1</text:p>
          </table:table-cell>
          <table:table-cell office:value-type="float" office:value="0.0110828370685278" calcext:value-type="float">
            <text:p>0,0110828371</text:p>
          </table:table-cell>
          <table:table-cell office:value-type="float" office:value="0.267716624816555" calcext:value-type="float">
            <text:p>0,2677166248</text:p>
          </table:table-cell>
          <table:table-cell office:value-type="float" office:value="0.0223436690847709" calcext:value-type="float">
            <text:p>0,0223436691</text:p>
          </table:table-cell>
          <table:table-cell office:value-type="float" office:value="0.361732315535182" calcext:value-type="float">
            <text:p>0,3617323155</text:p>
          </table:table-cell>
          <table:table-cell office:value-type="float" office:value="0.0606853297583662" calcext:value-type="float">
            <text:p>0,0606853298</text:p>
          </table:table-cell>
          <table:table-cell office:value-type="float" office:value="0.0647207557623661" calcext:value-type="float">
            <text:p>0,0647207558</text:p>
          </table:table-cell>
          <table:table-cell office:value-type="float" office:value="0.0185105775441746" calcext:value-type="float">
            <text:p>0,0185105775</text:p>
          </table:table-cell>
          <table:table-cell office:value-type="float" office:value="0.249624683152" calcext:value-type="float">
            <text:p>0,2496246832</text:p>
          </table:table-cell>
          <table:table-cell office:value-type="float" office:value="0.0834155947477839" calcext:value-type="float">
            <text:p>0,0834155947</text:p>
          </table:table-cell>
          <table:table-cell office:value-type="float" office:value="0.266108384842499" calcext:value-type="float">
            <text:p>0,2661083848</text:p>
          </table:table-cell>
          <table:table-cell office:value-type="float" office:value="0.0280103101000854" calcext:value-type="float">
            <text:p>0,0280103101</text:p>
          </table:table-cell>
          <table:table-cell office:value-type="float" office:value="0.0160025651183749" calcext:value-type="float">
            <text:p>0,0160025651</text:p>
          </table:table-cell>
          <table:table-cell office:value-type="float" office:value="0.105898307974733" calcext:value-type="float">
            <text:p>0,105898308</text:p>
          </table:table-cell>
          <table:table-cell office:value-type="float" office:value="0.368397021985399" calcext:value-type="float">
            <text:p>0,368397022</text:p>
          </table:table-cell>
          <table:table-cell office:value-type="float" office:value="0.245328363818666" calcext:value-type="float">
            <text:p>0,2453283638</text:p>
          </table:table-cell>
          <table:table-cell office:value-type="float" office:value="0.350579182559419" calcext:value-type="float">
            <text:p>0,3505791826</text:p>
          </table:table-cell>
          <table:table-cell office:value-type="float" office:value="0.398175424497767" calcext:value-type="float">
            <text:p>0,3981754245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office:value-type="float" office:value="0.0632644975709837" calcext:value-type="float">
            <text:p>0,0632644976</text:p>
          </table:table-cell>
          <table:table-cell office:value-type="float" office:value="0.022462994152903" calcext:value-type="float">
            <text:p>0,0224629942</text:p>
          </table:table-cell>
          <table:table-cell office:value-type="float" office:value="0.0731482472506666" calcext:value-type="float">
            <text:p>0,0731482473</text:p>
          </table:table-cell>
          <table:table-cell office:value-type="float" office:value="1" calcext:value-type="float">
            <text:p>1</text:p>
          </table:table-cell>
          <table:table-cell office:value-type="float" office:value="0.012105036798396" calcext:value-type="float">
            <text:p>0,0121050368</text:p>
          </table:table-cell>
          <table:table-cell office:value-type="float" office:value="0.264782789293408" calcext:value-type="float">
            <text:p>0,2647827893</text:p>
          </table:table-cell>
          <table:table-cell office:value-type="float" office:value="0.0211396515397278" calcext:value-type="float">
            <text:p>0,0211396515</text:p>
          </table:table-cell>
          <table:table-cell office:value-type="float" office:value="0.365701393410964" calcext:value-type="float">
            <text:p>0,3657013934</text:p>
          </table:table-cell>
          <table:table-cell office:value-type="float" office:value="0.0608978800007268" calcext:value-type="float">
            <text:p>0,06089788</text:p>
          </table:table-cell>
          <table:table-cell office:value-type="float" office:value="0.0656952654539104" calcext:value-type="float">
            <text:p>0,0656952655</text:p>
          </table:table-cell>
          <table:table-cell office:value-type="float" office:value="0.0177917197759753" calcext:value-type="float">
            <text:p>0,0177917198</text:p>
          </table:table-cell>
          <table:table-cell office:value-type="float" office:value="0.252449504167226" calcext:value-type="float">
            <text:p>0,2524495042</text:p>
          </table:table-cell>
          <table:table-cell office:value-type="float" office:value="0.0855187825150645" calcext:value-type="float">
            <text:p>0,0855187825</text:p>
          </table:table-cell>
          <table:table-cell office:value-type="float" office:value="0.274254959353002" calcext:value-type="float">
            <text:p>0,2742549594</text:p>
          </table:table-cell>
          <table:table-cell office:value-type="float" office:value="0.0282115058260287" calcext:value-type="float">
            <text:p>0,0282115058</text:p>
          </table:table-cell>
          <table:table-cell office:value-type="float" office:value="0.0164038654007579" calcext:value-type="float">
            <text:p>0,0164038654</text:p>
          </table:table-cell>
          <table:table-cell office:value-type="float" office:value="0.115584419357788" calcext:value-type="float">
            <text:p>0,1155844194</text:p>
          </table:table-cell>
          <table:table-cell office:value-type="float" office:value="0.392809470763187" calcext:value-type="float">
            <text:p>0,3928094708</text:p>
          </table:table-cell>
          <table:table-cell office:value-type="float" office:value="0.275168175094528" calcext:value-type="float">
            <text:p>0,2751681751</text:p>
          </table:table-cell>
          <table:table-cell office:value-type="float" office:value="0.374983816451894" calcext:value-type="float">
            <text:p>0,3749838165</text:p>
          </table:table-cell>
          <table:table-cell office:value-type="float" office:value="0.423712085333637" calcext:value-type="float">
            <text:p>0,4237120853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office:value-type="float" office:value="0.0664537277087813" calcext:value-type="float">
            <text:p>0,0664537277</text:p>
          </table:table-cell>
          <table:table-cell office:value-type="float" office:value="0.0226975413006542" calcext:value-type="float">
            <text:p>0,0226975413</text:p>
          </table:table-cell>
          <table:table-cell office:value-type="float" office:value="0.0724517892446842" calcext:value-type="float">
            <text:p>0,0724517892</text:p>
          </table:table-cell>
          <table:table-cell office:value-type="float" office:value="1" calcext:value-type="float">
            <text:p>1</text:p>
          </table:table-cell>
          <table:table-cell office:value-type="float" office:value="0.0103049058167628" calcext:value-type="float">
            <text:p>0,0103049058</text:p>
          </table:table-cell>
          <table:table-cell office:value-type="float" office:value="0.261059368001623" calcext:value-type="float">
            <text:p>0,261059368</text:p>
          </table:table-cell>
          <table:table-cell office:value-type="float" office:value="0.0232940425923836" calcext:value-type="float">
            <text:p>0,0232940426</text:p>
          </table:table-cell>
          <table:table-cell office:value-type="float" office:value="0.364258195918943" calcext:value-type="float">
            <text:p>0,3642581959</text:p>
          </table:table-cell>
          <table:table-cell office:value-type="float" office:value="0.0609944282471812" calcext:value-type="float">
            <text:p>0,0609944282</text:p>
          </table:table-cell>
          <table:table-cell office:value-type="float" office:value="0.0686295609880869" calcext:value-type="float">
            <text:p>0,068629561</text:p>
          </table:table-cell>
          <table:table-cell office:value-type="float" office:value="0.0199534265857319" calcext:value-type="float">
            <text:p>0,0199534266</text:p>
          </table:table-cell>
          <table:table-cell office:value-type="float" office:value="0.259907772056562" calcext:value-type="float">
            <text:p>0,2599077721</text:p>
          </table:table-cell>
          <table:table-cell office:value-type="float" office:value="0.0843814032142374" calcext:value-type="float">
            <text:p>0,0843814032</text:p>
          </table:table-cell>
          <table:table-cell office:value-type="float" office:value="0.26122976650874" calcext:value-type="float">
            <text:p>0,2612297665</text:p>
          </table:table-cell>
          <table:table-cell office:value-type="float" office:value="0.0266789624949307" calcext:value-type="float">
            <text:p>0,0266789625</text:p>
          </table:table-cell>
          <table:table-cell office:value-type="float" office:value="0.0158239825176074" calcext:value-type="float">
            <text:p>0,0158239825</text:p>
          </table:table-cell>
          <table:table-cell office:value-type="float" office:value="0.105252734943617" calcext:value-type="float">
            <text:p>0,1052527349</text:p>
          </table:table-cell>
          <table:table-cell office:value-type="float" office:value="0.35753711241281" calcext:value-type="float">
            <text:p>0,3575371124</text:p>
          </table:table-cell>
          <table:table-cell office:value-type="float" office:value="0.240984100376338" calcext:value-type="float">
            <text:p>0,2409841004</text:p>
          </table:table-cell>
          <table:table-cell office:value-type="float" office:value="0.332453367113841" calcext:value-type="float">
            <text:p>0,3324533671</text:p>
          </table:table-cell>
          <table:table-cell office:value-type="float" office:value="0.388362483554691" calcext:value-type="float">
            <text:p>0,3883624836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office:value-type="float" office:value="0.0623058711349518" calcext:value-type="float">
            <text:p>0,0623058711</text:p>
          </table:table-cell>
          <table:table-cell office:value-type="float" office:value="0.0221074899895023" calcext:value-type="float">
            <text:p>0,02210749</text:p>
          </table:table-cell>
          <table:table-cell office:value-type="float" office:value="0.0809985107918392" calcext:value-type="float">
            <text:p>0,0809985108</text:p>
          </table:table-cell>
          <table:table-cell office:value-type="float" office:value="1" calcext:value-type="float">
            <text:p>1</text:p>
          </table:table-cell>
          <table:table-cell office:value-type="float" office:value="0.00993419687961581" calcext:value-type="float">
            <text:p>0,0099341969</text:p>
          </table:table-cell>
          <table:table-cell office:value-type="float" office:value="0.253898875471627" calcext:value-type="float">
            <text:p>0,2538988755</text:p>
          </table:table-cell>
          <table:table-cell office:value-type="float" office:value="0.0224132333380286" calcext:value-type="float">
            <text:p>0,0224132333</text:p>
          </table:table-cell>
          <table:table-cell office:value-type="float" office:value="0.394700971544756" calcext:value-type="float">
            <text:p>0,3947009715</text:p>
          </table:table-cell>
          <table:table-cell office:value-type="float" office:value="0.0612853802011733" calcext:value-type="float">
            <text:p>0,0612853802</text:p>
          </table:table-cell>
          <table:table-cell office:value-type="float" office:value="0.0610236152977918" calcext:value-type="float">
            <text:p>0,0610236153</text:p>
          </table:table-cell>
          <table:table-cell office:value-type="float" office:value="0.0179143511248141" calcext:value-type="float">
            <text:p>0,0179143511</text:p>
          </table:table-cell>
          <table:table-cell office:value-type="float" office:value="0.249590310801731" calcext:value-type="float">
            <text:p>0,2495903108</text:p>
          </table:table-cell>
          <table:table-cell office:value-type="float" office:value="0.0807864153855107" calcext:value-type="float">
            <text:p>0,0807864154</text:p>
          </table:table-cell>
          <table:table-cell office:value-type="float" office:value="0.267101458335574" calcext:value-type="float">
            <text:p>0,2671014583</text:p>
          </table:table-cell>
          <table:table-cell office:value-type="float" office:value="0.0282546636604761" calcext:value-type="float">
            <text:p>0,0282546637</text:p>
          </table:table-cell>
          <table:table-cell office:value-type="float" office:value="0.0149821207815313" calcext:value-type="float">
            <text:p>0,0149821208</text:p>
          </table:table-cell>
          <table:table-cell office:value-type="float" office:value="0.115971864378742" calcext:value-type="float">
            <text:p>0,1159718644</text:p>
          </table:table-cell>
          <table:table-cell office:value-type="float" office:value="0.434357771211228" calcext:value-type="float">
            <text:p>0,4343577712</text:p>
          </table:table-cell>
          <table:table-cell office:value-type="float" office:value="0.295763098746608" calcext:value-type="float">
            <text:p>0,2957630987</text:p>
          </table:table-cell>
          <table:table-cell office:value-type="float" office:value="0.411605932026859" calcext:value-type="float">
            <text:p>0,411605932</text:p>
          </table:table-cell>
          <table:table-cell office:value-type="float" office:value="0.480523552978034" calcext:value-type="float">
            <text:p>0,480523553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office:value-type="float" office:value="0.0572314109808648" calcext:value-type="float">
            <text:p>0,057231411</text:p>
          </table:table-cell>
          <table:table-cell office:value-type="float" office:value="0.0210305750594213" calcext:value-type="float">
            <text:p>0,0210305751</text:p>
          </table:table-cell>
          <table:table-cell office:value-type="float" office:value="0.0632584007291938" calcext:value-type="float">
            <text:p>0,0632584007</text:p>
          </table:table-cell>
          <table:table-cell office:value-type="float" office:value="1" calcext:value-type="float">
            <text:p>1</text:p>
          </table:table-cell>
          <table:table-cell office:value-type="float" office:value="0.0118848150581262" calcext:value-type="float">
            <text:p>0,0118848151</text:p>
          </table:table-cell>
          <table:table-cell office:value-type="float" office:value="0.271161330139626" calcext:value-type="float">
            <text:p>0,2711613301</text:p>
          </table:table-cell>
          <table:table-cell office:value-type="float" office:value="0.0238730274124368" calcext:value-type="float">
            <text:p>0,0238730274</text:p>
          </table:table-cell>
          <table:table-cell office:value-type="float" office:value="0.362807737394409" calcext:value-type="float">
            <text:p>0,3628077374</text:p>
          </table:table-cell>
          <table:table-cell office:value-type="float" office:value="0.064877307945188" calcext:value-type="float">
            <text:p>0,0648773079</text:p>
          </table:table-cell>
          <table:table-cell office:value-type="float" office:value="0.0642651843065224" calcext:value-type="float">
            <text:p>0,0642651843</text:p>
          </table:table-cell>
          <table:table-cell office:value-type="float" office:value="0.0193741975264088" calcext:value-type="float">
            <text:p>0,0193741975</text:p>
          </table:table-cell>
          <table:table-cell office:value-type="float" office:value="0.266288436430688" calcext:value-type="float">
            <text:p>0,2662884364</text:p>
          </table:table-cell>
          <table:table-cell office:value-type="float" office:value="0.0822577580824313" calcext:value-type="float">
            <text:p>0,0822577581</text:p>
          </table:table-cell>
          <table:table-cell office:value-type="float" office:value="0.267962515891348" calcext:value-type="float">
            <text:p>0,2679625159</text:p>
          </table:table-cell>
          <table:table-cell office:value-type="float" office:value="0.0290396041499621" calcext:value-type="float">
            <text:p>0,0290396041</text:p>
          </table:table-cell>
          <table:table-cell office:value-type="float" office:value="0.0158071877498414" calcext:value-type="float">
            <text:p>0,0158071877</text:p>
          </table:table-cell>
          <table:table-cell office:value-type="float" office:value="0.113501152326417" calcext:value-type="float">
            <text:p>0,1135011523</text:p>
          </table:table-cell>
          <table:table-cell office:value-type="float" office:value="0.407304697874676" calcext:value-type="float">
            <text:p>0,4073046979</text:p>
          </table:table-cell>
          <table:table-cell office:value-type="float" office:value="0.268176217717658" calcext:value-type="float">
            <text:p>0,2681762177</text:p>
          </table:table-cell>
          <table:table-cell office:value-type="float" office:value="0.378261229098781" calcext:value-type="float">
            <text:p>0,3782612291</text:p>
          </table:table-cell>
          <table:table-cell office:value-type="float" office:value="0.445260439310811" calcext:value-type="float">
            <text:p>0,4452604393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office:value-type="float" office:value="0.0713717943615402" calcext:value-type="float">
            <text:p>0,0713717944</text:p>
          </table:table-cell>
          <table:table-cell office:value-type="float" office:value="0.0247249080262384" calcext:value-type="float">
            <text:p>0,024724908</text:p>
          </table:table-cell>
          <table:table-cell office:value-type="float" office:value="0.0644269597367949" calcext:value-type="float">
            <text:p>0,0644269597</text:p>
          </table:table-cell>
          <table:table-cell office:value-type="float" office:value="1" calcext:value-type="float">
            <text:p>1</text:p>
          </table:table-cell>
          <table:table-cell office:value-type="float" office:value="0.0134054670225417" calcext:value-type="float">
            <text:p>0,013405467</text:p>
          </table:table-cell>
          <table:table-cell office:value-type="float" office:value="0.262682286105494" calcext:value-type="float">
            <text:p>0,2626822861</text:p>
          </table:table-cell>
          <table:table-cell office:value-type="float" office:value="0.0208373584931558" calcext:value-type="float">
            <text:p>0,0208373585</text:p>
          </table:table-cell>
          <table:table-cell office:value-type="float" office:value="0.343788442814561" calcext:value-type="float">
            <text:p>0,3437884428</text:p>
          </table:table-cell>
          <table:table-cell office:value-type="float" office:value="0.0619633824081761" calcext:value-type="float">
            <text:p>0,0619633824</text:p>
          </table:table-cell>
          <table:table-cell office:value-type="float" office:value="0.063173511283567" calcext:value-type="float">
            <text:p>0,0631735113</text:p>
          </table:table-cell>
          <table:table-cell office:value-type="float" office:value="0.0173035933601587" calcext:value-type="float">
            <text:p>0,0173035934</text:p>
          </table:table-cell>
          <table:table-cell office:value-type="float" office:value="0.246778380088636" calcext:value-type="float">
            <text:p>0,2467783801</text:p>
          </table:table-cell>
          <table:table-cell office:value-type="float" office:value="0.0787791714243158" calcext:value-type="float">
            <text:p>0,0787791714</text:p>
          </table:table-cell>
          <table:table-cell office:value-type="float" office:value="0.249563116760282" calcext:value-type="float">
            <text:p>0,2495631168</text:p>
          </table:table-cell>
          <table:table-cell office:value-type="float" office:value="0.025748962834545" calcext:value-type="float">
            <text:p>0,0257489628</text:p>
          </table:table-cell>
          <table:table-cell office:value-type="float" office:value="0.0143152017003688" calcext:value-type="float">
            <text:p>0,0143152017</text:p>
          </table:table-cell>
          <table:table-cell office:value-type="float" office:value="0.103896757297698" calcext:value-type="float">
            <text:p>0,1038967573</text:p>
          </table:table-cell>
          <table:table-cell office:value-type="float" office:value="0.344875846619642" calcext:value-type="float">
            <text:p>0,3448758466</text:p>
          </table:table-cell>
          <table:table-cell office:value-type="float" office:value="0.240082744866886" calcext:value-type="float">
            <text:p>0,2400827449</text:p>
          </table:table-cell>
          <table:table-cell office:value-type="float" office:value="0.327458339250046" calcext:value-type="float">
            <text:p>0,3274583393</text:p>
          </table:table-cell>
          <table:table-cell office:value-type="float" office:value="0.382569882866334" calcext:value-type="float">
            <text:p>0,3825698829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office:value-type="float" office:value="0.063693228400504" calcext:value-type="float">
            <text:p>0,0636932284</text:p>
          </table:table-cell>
          <table:table-cell office:value-type="float" office:value="0.0234499060414709" calcext:value-type="float">
            <text:p>0,023449906</text:p>
          </table:table-cell>
          <table:table-cell office:value-type="float" office:value="0.0703737676620515" calcext:value-type="float">
            <text:p>0,0703737677</text:p>
          </table:table-cell>
          <table:table-cell office:value-type="float" office:value="1" calcext:value-type="float">
            <text:p>1</text:p>
          </table:table-cell>
          <table:table-cell office:value-type="float" office:value="0.00975307685017137" calcext:value-type="float">
            <text:p>0,0097530769</text:p>
          </table:table-cell>
          <table:table-cell office:value-type="float" office:value="0.265056760162354" calcext:value-type="float">
            <text:p>0,2650567602</text:p>
          </table:table-cell>
          <table:table-cell office:value-type="float" office:value="0.0212803283294404" calcext:value-type="float">
            <text:p>0,0212803283</text:p>
          </table:table-cell>
          <table:table-cell office:value-type="float" office:value="0.36130834159209" calcext:value-type="float">
            <text:p>0,3613083416</text:p>
          </table:table-cell>
          <table:table-cell office:value-type="float" office:value="0.0633284483069663" calcext:value-type="float">
            <text:p>0,0633284483</text:p>
          </table:table-cell>
          <table:table-cell office:value-type="float" office:value="0.066728695705131" calcext:value-type="float">
            <text:p>0,0667286957</text:p>
          </table:table-cell>
          <table:table-cell office:value-type="float" office:value="0.017517478708623" calcext:value-type="float">
            <text:p>0,0175174787</text:p>
          </table:table-cell>
          <table:table-cell office:value-type="float" office:value="0.267355775115337" calcext:value-type="float">
            <text:p>0,2673557751</text:p>
          </table:table-cell>
          <table:table-cell office:value-type="float" office:value="0.0838321731102452" calcext:value-type="float">
            <text:p>0,0838321731</text:p>
          </table:table-cell>
          <table:table-cell office:value-type="float" office:value="0.280970542397283" calcext:value-type="float">
            <text:p>0,2809705424</text:p>
          </table:table-cell>
          <table:table-cell office:value-type="float" office:value="0.0290049840442406" calcext:value-type="float">
            <text:p>0,029004984</text:p>
          </table:table-cell>
          <table:table-cell office:value-type="float" office:value="0.0150091026371188" calcext:value-type="float">
            <text:p>0,0150091026</text:p>
          </table:table-cell>
          <table:table-cell office:value-type="float" office:value="0.116451526443808" calcext:value-type="float">
            <text:p>0,1164515264</text:p>
          </table:table-cell>
          <table:table-cell office:value-type="float" office:value="0.3873930597337" calcext:value-type="float">
            <text:p>0,3873930597</text:p>
          </table:table-cell>
          <table:table-cell office:value-type="float" office:value="0.258036260567537" calcext:value-type="float">
            <text:p>0,2580362606</text:p>
          </table:table-cell>
          <table:table-cell office:value-type="float" office:value="0.357765755723919" calcext:value-type="float">
            <text:p>0,3577657557</text:p>
          </table:table-cell>
          <table:table-cell office:value-type="float" office:value="0.407219785404555" calcext:value-type="float">
            <text:p>0,4072197854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office:value-type="float" office:value="0.0642536918589421" calcext:value-type="float">
            <text:p>0,0642536919</text:p>
          </table:table-cell>
          <table:table-cell office:value-type="float" office:value="0.0232981106968968" calcext:value-type="float">
            <text:p>0,0232981107</text:p>
          </table:table-cell>
          <table:table-cell office:value-type="float" office:value="0.0681961256649577" calcext:value-type="float">
            <text:p>0,0681961257</text:p>
          </table:table-cell>
          <table:table-cell office:value-type="float" office:value="1" calcext:value-type="float">
            <text:p>1</text:p>
          </table:table-cell>
          <table:table-cell office:value-type="float" office:value="0.0115990755821281" calcext:value-type="float">
            <text:p>0,0115990756</text:p>
          </table:table-cell>
          <table:table-cell office:value-type="string" calcext:value-type="string">
            <text:p>NA</text:p>
          </table:table-cell>
          <table:table-cell office:value-type="float" office:value="0.0252361387438846" calcext:value-type="float">
            <text:p>0,0252361387</text:p>
          </table:table-cell>
          <table:table-cell office:value-type="float" office:value="0.394108294031658" calcext:value-type="float">
            <text:p>0,394108294</text:p>
          </table:table-cell>
          <table:table-cell office:value-type="float" office:value="0.0737940060220024" calcext:value-type="float">
            <text:p>0,073794006</text:p>
          </table:table-cell>
          <table:table-cell office:value-type="float" office:value="0.0761256913329291" calcext:value-type="float">
            <text:p>0,0761256913</text:p>
          </table:table-cell>
          <table:table-cell office:value-type="float" office:value="0.020425060062638" calcext:value-type="float">
            <text:p>0,0204250601</text:p>
          </table:table-cell>
          <table:table-cell office:value-type="string" calcext:value-type="string">
            <text:p>NA</text:p>
          </table:table-cell>
          <table:table-cell office:value-type="float" office:value="0.0942233420721107" calcext:value-type="float">
            <text:p>0,0942233421</text:p>
          </table:table-cell>
          <table:table-cell office:value-type="float" office:value="0.290520412851519" calcext:value-type="float">
            <text:p>0,2905204129</text:p>
          </table:table-cell>
          <table:table-cell office:value-type="float" office:value="0.031274858756208" calcext:value-type="float">
            <text:p>0,0312748588</text:p>
          </table:table-cell>
          <table:table-cell office:value-type="float" office:value="0.0160174627598457" calcext:value-type="float">
            <text:p>0,0160174628</text:p>
          </table:table-cell>
          <table:table-cell office:value-type="float" office:value="0.115542802841051" calcext:value-type="float">
            <text:p>0,1155428028</text:p>
          </table:table-cell>
          <table:table-cell office:value-type="float" office:value="0.397308584255316" calcext:value-type="float">
            <text:p>0,3973085843</text:p>
          </table:table-cell>
          <table:table-cell office:value-type="float" office:value="0.267481046019496" calcext:value-type="float">
            <text:p>0,267481046</text:p>
          </table:table-cell>
          <table:table-cell office:value-type="float" office:value="0.389403122635094" calcext:value-type="float">
            <text:p>0,3894031226</text:p>
          </table:table-cell>
          <table:table-cell office:value-type="float" office:value="0.51640314750509" calcext:value-type="float">
            <text:p>0,5164031475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office:value-type="float" office:value="0.0655760707060593" calcext:value-type="float">
            <text:p>0,0655760707</text:p>
          </table:table-cell>
          <table:table-cell office:value-type="float" office:value="0.0241396397783671" calcext:value-type="float">
            <text:p>0,0241396398</text:p>
          </table:table-cell>
          <table:table-cell office:value-type="float" office:value="0.0620795031372053" calcext:value-type="float">
            <text:p>0,0620795031</text:p>
          </table:table-cell>
          <table:table-cell office:value-type="float" office:value="1" calcext:value-type="float">
            <text:p>1</text:p>
          </table:table-cell>
          <table:table-cell office:value-type="float" office:value="0.0105692378789341" calcext:value-type="float">
            <text:p>0,0105692379</text:p>
          </table:table-cell>
          <table:table-cell office:value-type="float" office:value="0.270298456845824" calcext:value-type="float">
            <text:p>0,2702984568</text:p>
          </table:table-cell>
          <table:table-cell office:value-type="float" office:value="0.0235066328116075" calcext:value-type="float">
            <text:p>0,0235066328</text:p>
          </table:table-cell>
          <table:table-cell office:value-type="float" office:value="0.353532206992407" calcext:value-type="float">
            <text:p>0,353532207</text:p>
          </table:table-cell>
          <table:table-cell office:value-type="float" office:value="0.0623834527043839" calcext:value-type="float">
            <text:p>0,0623834527</text:p>
          </table:table-cell>
          <table:table-cell office:value-type="float" office:value="0.0685155616230381" calcext:value-type="float">
            <text:p>0,0685155616</text:p>
          </table:table-cell>
          <table:table-cell office:value-type="float" office:value="0.0188103025817641" calcext:value-type="float">
            <text:p>0,0188103026</text:p>
          </table:table-cell>
          <table:table-cell office:value-type="float" office:value="0.272707877501607" calcext:value-type="float">
            <text:p>0,2727078775</text:p>
          </table:table-cell>
          <table:table-cell office:value-type="float" office:value="0.0869515418113661" calcext:value-type="float">
            <text:p>0,0869515418</text:p>
          </table:table-cell>
          <table:table-cell office:value-type="float" office:value="0.267713269347033" calcext:value-type="float">
            <text:p>0,2677132693</text:p>
          </table:table-cell>
          <table:table-cell office:value-type="float" office:value="0.0298503288405073" calcext:value-type="float">
            <text:p>0,0298503288</text:p>
          </table:table-cell>
          <table:table-cell office:value-type="float" office:value="0.0152487995133635" calcext:value-type="float">
            <text:p>0,0152487995</text:p>
          </table:table-cell>
          <table:table-cell office:value-type="float" office:value="0.116351173344463" calcext:value-type="float">
            <text:p>0,1163511733</text:p>
          </table:table-cell>
          <table:table-cell office:value-type="float" office:value="0.392714448435836" calcext:value-type="float">
            <text:p>0,3927144484</text:p>
          </table:table-cell>
          <table:table-cell office:value-type="float" office:value="0.245652094266591" calcext:value-type="float">
            <text:p>0,2456520943</text:p>
          </table:table-cell>
          <table:table-cell office:value-type="float" office:value="0.328939881226915" calcext:value-type="float">
            <text:p>0,3289398812</text:p>
          </table:table-cell>
          <table:table-cell office:value-type="float" office:value="0.387878820504569" calcext:value-type="float">
            <text:p>0,3878788205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office:value-type="float" office:value="0.073813255757391" calcext:value-type="float">
            <text:p>0,0738132558</text:p>
          </table:table-cell>
          <table:table-cell office:value-type="float" office:value="0.0264962604909014" calcext:value-type="float">
            <text:p>0,0264962605</text:p>
          </table:table-cell>
          <table:table-cell office:value-type="float" office:value="0.0789069056774623" calcext:value-type="float">
            <text:p>0,0789069057</text:p>
          </table:table-cell>
          <table:table-cell office:value-type="float" office:value="1" calcext:value-type="float">
            <text:p>1</text:p>
          </table:table-cell>
          <table:table-cell office:value-type="float" office:value="0.0124524066199324" calcext:value-type="float">
            <text:p>0,0124524066</text:p>
          </table:table-cell>
          <table:table-cell office:value-type="float" office:value="0.252654315288304" calcext:value-type="float">
            <text:p>0,2526543153</text:p>
          </table:table-cell>
          <table:table-cell office:value-type="float" office:value="0.0204245846054269" calcext:value-type="float">
            <text:p>0,0204245846</text:p>
          </table:table-cell>
          <table:table-cell office:value-type="float" office:value="0.354996642782555" calcext:value-type="float">
            <text:p>0,3549966428</text:p>
          </table:table-cell>
          <table:table-cell office:value-type="float" office:value="0.0589379239488584" calcext:value-type="float">
            <text:p>0,0589379239</text:p>
          </table:table-cell>
          <table:table-cell office:value-type="float" office:value="0.0592448702526125" calcext:value-type="float">
            <text:p>0,0592448703</text:p>
          </table:table-cell>
          <table:table-cell office:value-type="float" office:value="0.0160172206790703" calcext:value-type="float">
            <text:p>0,0160172207</text:p>
          </table:table-cell>
          <table:table-cell office:value-type="float" office:value="0.226943533373748" calcext:value-type="float">
            <text:p>0,2269435334</text:p>
          </table:table-cell>
          <table:table-cell office:value-type="float" office:value="0.0729296347366272" calcext:value-type="float">
            <text:p>0,0729296347</text:p>
          </table:table-cell>
          <table:table-cell office:value-type="float" office:value="0.228717084513354" calcext:value-type="float">
            <text:p>0,2287170845</text:p>
          </table:table-cell>
          <table:table-cell office:value-type="float" office:value="0.0234373567171165" calcext:value-type="float">
            <text:p>0,0234373567</text:p>
          </table:table-cell>
          <table:table-cell office:value-type="float" office:value="0.0137427039993943" calcext:value-type="float">
            <text:p>0,013742704</text:p>
          </table:table-cell>
          <table:table-cell office:value-type="float" office:value="0.0950209044481556" calcext:value-type="float">
            <text:p>0,0950209044</text:p>
          </table:table-cell>
          <table:table-cell office:value-type="float" office:value="0.314711339910043" calcext:value-type="float">
            <text:p>0,3147113399</text:p>
          </table:table-cell>
          <table:table-cell office:value-type="float" office:value="0.226997073884963" calcext:value-type="float">
            <text:p>0,2269970739</text:p>
          </table:table-cell>
          <table:table-cell office:value-type="float" office:value="0.307717022513855" calcext:value-type="float">
            <text:p>0,3077170225</text:p>
          </table:table-cell>
          <table:table-cell office:value-type="float" office:value="0.363703578495624" calcext:value-type="float">
            <text:p>0,3637035785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office:value-type="float" office:value="0.0579421734383884" calcext:value-type="float">
            <text:p>0,0579421734</text:p>
          </table:table-cell>
          <table:table-cell office:value-type="float" office:value="0.0226358345316465" calcext:value-type="float">
            <text:p>0,0226358345</text:p>
          </table:table-cell>
          <table:table-cell office:value-type="float" office:value="0.0810098666571892" calcext:value-type="float">
            <text:p>0,0810098667</text:p>
          </table:table-cell>
          <table:table-cell office:value-type="float" office:value="1" calcext:value-type="float">
            <text:p>1</text:p>
          </table:table-cell>
          <table:table-cell office:value-type="float" office:value="0.0112175632034617" calcext:value-type="float">
            <text:p>0,0112175632</text:p>
          </table:table-cell>
          <table:table-cell office:value-type="float" office:value="0.26418260821341" calcext:value-type="float">
            <text:p>0,2641826082</text:p>
          </table:table-cell>
          <table:table-cell office:value-type="float" office:value="0.0207790376955404" calcext:value-type="float">
            <text:p>0,0207790377</text:p>
          </table:table-cell>
          <table:table-cell office:value-type="float" office:value="0.402009511525871" calcext:value-type="float">
            <text:p>0,4020095115</text:p>
          </table:table-cell>
          <table:table-cell office:value-type="float" office:value="0.0624387919249333" calcext:value-type="float">
            <text:p>0,0624387919</text:p>
          </table:table-cell>
          <table:table-cell office:value-type="float" office:value="0.0631594791784964" calcext:value-type="float">
            <text:p>0,0631594792</text:p>
          </table:table-cell>
          <table:table-cell office:value-type="float" office:value="0.0178005484937891" calcext:value-type="float">
            <text:p>0,0178005485</text:p>
          </table:table-cell>
          <table:table-cell office:value-type="float" office:value="0.265971923703503" calcext:value-type="float">
            <text:p>0,2659719237</text:p>
          </table:table-cell>
          <table:table-cell office:value-type="float" office:value="0.0817539521949573" calcext:value-type="float">
            <text:p>0,0817539522</text:p>
          </table:table-cell>
          <table:table-cell office:value-type="float" office:value="0.261549099805605" calcext:value-type="float">
            <text:p>0,2615490998</text:p>
          </table:table-cell>
          <table:table-cell office:value-type="float" office:value="0.0285644261842606" calcext:value-type="float">
            <text:p>0,0285644262</text:p>
          </table:table-cell>
          <table:table-cell office:value-type="float" office:value="0.0158734288956659" calcext:value-type="float">
            <text:p>0,0158734289</text:p>
          </table:table-cell>
          <table:table-cell office:value-type="float" office:value="0.107265592087597" calcext:value-type="float">
            <text:p>0,1072655921</text:p>
          </table:table-cell>
          <table:table-cell office:value-type="float" office:value="0.374020869515325" calcext:value-type="float">
            <text:p>0,3740208695</text:p>
          </table:table-cell>
          <table:table-cell office:value-type="float" office:value="0.25456689099844" calcext:value-type="float">
            <text:p>0,254566891</text:p>
          </table:table-cell>
          <table:table-cell office:value-type="float" office:value="0.336545278512216" calcext:value-type="float">
            <text:p>0,3365452785</text:p>
          </table:table-cell>
          <table:table-cell office:value-type="float" office:value="0.400545003689729" calcext:value-type="float">
            <text:p>0,4005450037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office:value-type="string" calcext:value-type="string">
            <text:p>NA</text:p>
          </table:table-cell>
          <table:table-cell office:value-type="float" office:value="0.0218410058833539" calcext:value-type="float">
            <text:p>0,0218410059</text:p>
          </table:table-cell>
          <table:table-cell office:value-type="float" office:value="0.0837339882354203" calcext:value-type="float">
            <text:p>0,0837339882</text:p>
          </table:table-cell>
          <table:table-cell office:value-type="float" office:value="1" calcext:value-type="float">
            <text:p>1</text:p>
          </table:table-cell>
          <table:table-cell office:value-type="float" office:value="0.013474422453877" calcext:value-type="float">
            <text:p>0,0134744225</text:p>
          </table:table-cell>
          <table:table-cell office:value-type="float" office:value="0.253086023024256" calcext:value-type="float">
            <text:p>0,253086023</text:p>
          </table:table-cell>
          <table:table-cell office:value-type="float" office:value="0.0216893487343859" calcext:value-type="float">
            <text:p>0,0216893487</text:p>
          </table:table-cell>
          <table:table-cell office:value-type="float" office:value="0.402514353693414" calcext:value-type="float">
            <text:p>0,4025143537</text:p>
          </table:table-cell>
          <table:table-cell office:value-type="float" office:value="0.0614963842321611" calcext:value-type="float">
            <text:p>0,0614963842</text:p>
          </table:table-cell>
          <table:table-cell office:value-type="float" office:value="0.0641304728540975" calcext:value-type="float">
            <text:p>0,0641304729</text:p>
          </table:table-cell>
          <table:table-cell office:value-type="float" office:value="0.0183858688842679" calcext:value-type="float">
            <text:p>0,0183858689</text:p>
          </table:table-cell>
          <table:table-cell office:value-type="float" office:value="0.253685353845843" calcext:value-type="float">
            <text:p>0,2536853538</text:p>
          </table:table-cell>
          <table:table-cell office:value-type="float" office:value="0.0890911930052031" calcext:value-type="float">
            <text:p>0,089091193</text:p>
          </table:table-cell>
          <table:table-cell office:value-type="float" office:value="0.292198227057611" calcext:value-type="float">
            <text:p>0,2921982271</text:p>
          </table:table-cell>
          <table:table-cell office:value-type="float" office:value="0.0317779231421112" calcext:value-type="float">
            <text:p>0,0317779231</text:p>
          </table:table-cell>
          <table:table-cell office:value-type="float" office:value="0.0178105595335667" calcext:value-type="float">
            <text:p>0,01781055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351342475679923" calcext:value-type="float">
            <text:p>0,351342475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office:value-type="float" office:value="0.0675681458413656" calcext:value-type="float">
            <text:p>0,0675681458</text:p>
          </table:table-cell>
          <table:table-cell office:value-type="float" office:value="0.0238638558217651" calcext:value-type="float">
            <text:p>0,0238638558</text:p>
          </table:table-cell>
          <table:table-cell office:value-type="float" office:value="0.0570647577278542" calcext:value-type="float">
            <text:p>0,0570647577</text:p>
          </table:table-cell>
          <table:table-cell office:value-type="float" office:value="1" calcext:value-type="float">
            <text:p>1</text:p>
          </table:table-cell>
          <table:table-cell office:value-type="float" office:value="0.0118700183662549" calcext:value-type="float">
            <text:p>0,0118700184</text:p>
          </table:table-cell>
          <table:table-cell office:value-type="float" office:value="0.258092959913789" calcext:value-type="float">
            <text:p>0,2580929599</text:p>
          </table:table-cell>
          <table:table-cell office:value-type="float" office:value="0.0220174213834044" calcext:value-type="float">
            <text:p>0,0220174214</text:p>
          </table:table-cell>
          <table:table-cell office:value-type="float" office:value="0.313195578269303" calcext:value-type="float">
            <text:p>0,3131955783</text:p>
          </table:table-cell>
          <table:table-cell office:value-type="float" office:value="0.0529490141212688" calcext:value-type="float">
            <text:p>0,0529490141</text:p>
          </table:table-cell>
          <table:table-cell office:value-type="float" office:value="0.0581716150724418" calcext:value-type="float">
            <text:p>0,0581716151</text:p>
          </table:table-cell>
          <table:table-cell office:value-type="float" office:value="0.0160838514720355" calcext:value-type="float">
            <text:p>0,0160838515</text:p>
          </table:table-cell>
          <table:table-cell office:value-type="float" office:value="0.236824804634764" calcext:value-type="float">
            <text:p>0,2368248046</text:p>
          </table:table-cell>
          <table:table-cell office:value-type="float" office:value="0.0758207319441559" calcext:value-type="float">
            <text:p>0,0758207319</text:p>
          </table:table-cell>
          <table:table-cell office:value-type="float" office:value="0.233266085272492" calcext:value-type="float">
            <text:p>0,2332660853</text:p>
          </table:table-cell>
          <table:table-cell office:value-type="float" office:value="0.0252897934575149" calcext:value-type="float">
            <text:p>0,0252897935</text:p>
          </table:table-cell>
          <table:table-cell office:value-type="float" office:value="0.0131098571206766" calcext:value-type="float">
            <text:p>0,0131098571</text:p>
          </table:table-cell>
          <table:table-cell office:value-type="float" office:value="0.0935126358621696" calcext:value-type="float">
            <text:p>0,0935126359</text:p>
          </table:table-cell>
          <table:table-cell office:value-type="float" office:value="0.31715928054476" calcext:value-type="float">
            <text:p>0,3171592805</text:p>
          </table:table-cell>
          <table:table-cell office:value-type="float" office:value="0.211716953900637" calcext:value-type="float">
            <text:p>0,2117169539</text:p>
          </table:table-cell>
          <table:table-cell office:value-type="float" office:value="0.289186658455586" calcext:value-type="float">
            <text:p>0,2891866585</text:p>
          </table:table-cell>
          <table:table-cell office:value-type="float" office:value="0.318010140462181" calcext:value-type="float">
            <text:p>0,3180101405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office:value-type="float" office:value="0.0605794330158637" calcext:value-type="float">
            <text:p>0,060579433</text:p>
          </table:table-cell>
          <table:table-cell office:value-type="float" office:value="0.0331213550917591" calcext:value-type="float">
            <text:p>0,0331213551</text:p>
          </table:table-cell>
          <table:table-cell office:value-type="float" office:value="0.0625940908504605" calcext:value-type="float">
            <text:p>0,0625940909</text:p>
          </table:table-cell>
          <table:table-cell office:value-type="float" office:value="1" calcext:value-type="float">
            <text:p>1</text:p>
          </table:table-cell>
          <table:table-cell office:value-type="float" office:value="0.0123801298794444" calcext:value-type="float">
            <text:p>0,0123801299</text:p>
          </table:table-cell>
          <table:table-cell office:value-type="float" office:value="0.266621808462243" calcext:value-type="float">
            <text:p>0,2666218085</text:p>
          </table:table-cell>
          <table:table-cell office:value-type="float" office:value="0.0234182416079293" calcext:value-type="float">
            <text:p>0,0234182416</text:p>
          </table:table-cell>
          <table:table-cell office:value-type="float" office:value="0.370537100708436" calcext:value-type="float">
            <text:p>0,3705371007</text:p>
          </table:table-cell>
          <table:table-cell office:value-type="float" office:value="0.0656618083305664" calcext:value-type="float">
            <text:p>0,0656618083</text:p>
          </table:table-cell>
          <table:table-cell office:value-type="float" office:value="0.0697728877903414" calcext:value-type="float">
            <text:p>0,0697728878</text:p>
          </table:table-cell>
          <table:table-cell office:value-type="float" office:value="0.0186765743441918" calcext:value-type="float">
            <text:p>0,0186765743</text:p>
          </table:table-cell>
          <table:table-cell office:value-type="float" office:value="0.288240448262842" calcext:value-type="float">
            <text:p>0,2882404483</text:p>
          </table:table-cell>
          <table:table-cell office:value-type="float" office:value="0.0967374534037597" calcext:value-type="float">
            <text:p>0,0967374534</text:p>
          </table:table-cell>
          <table:table-cell office:value-type="float" office:value="0.295576225784655" calcext:value-type="float">
            <text:p>0,2955762258</text:p>
          </table:table-cell>
          <table:table-cell office:value-type="string" calcext:value-type="string">
            <text:p>NA</text:p>
          </table:table-cell>
          <table:table-cell office:value-type="float" office:value="0.0182485258841633" calcext:value-type="float">
            <text:p>0,0182485259</text:p>
          </table:table-cell>
          <table:table-cell office:value-type="float" office:value="0.132639428390218" calcext:value-type="float">
            <text:p>0,1326394284</text:p>
          </table:table-cell>
          <table:table-cell office:value-type="float" office:value="0.444948733986614" calcext:value-type="float">
            <text:p>0,444948734</text:p>
          </table:table-cell>
          <table:table-cell office:value-type="float" office:value="0.28497925037301" calcext:value-type="float">
            <text:p>0,2849792504</text:p>
          </table:table-cell>
          <table:table-cell office:value-type="float" office:value="0.383611605571966" calcext:value-type="float">
            <text:p>0,3836116056</text:p>
          </table:table-cell>
          <table:table-cell office:value-type="float" office:value="0.431347066710348" calcext:value-type="float">
            <text:p>0,4313470667</text:p>
          </table:table-cell>
          <table:table-cell table:number-columns-repeated="1002"/>
        </table:table-row>
        <table:table-row table:style-name="ro2" table:number-rows-repeated="78">
          <table:table-cell table:number-columns-repeated="1024"/>
        </table:table-row>
        <table:table-row table:style-name="ro2" table:number-rows-repeated="47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office:value-type="float" office:value="30.1" calcext:value-type="float">
            <text:p>30,1</text:p>
          </table:table-cell>
          <table:table-cell table:formula="of:=[.B554]-[.B676]" office:value-type="float" office:value="0" calcext:value-type="float">
            <text:p>0</text:p>
          </table:table-cell>
          <table:table-cell table:formula="of:=[.C554]-[.C676]" office:value-type="float" office:value="0" calcext:value-type="float">
            <text:p>0</text:p>
          </table:table-cell>
          <table:table-cell table:formula="of:=[.D554]-[.D676]" office:value-type="string" office:string-value="" calcext:value-type="error">
            <text:p>#VALEUR !</text:p>
          </table:table-cell>
          <table:table-cell table:formula="of:=[.E554]-[.E676]" office:value-type="float" office:value="0" calcext:value-type="float">
            <text:p>0</text:p>
          </table:table-cell>
          <table:table-cell table:formula="of:=[.F554]-[.F676]" office:value-type="float" office:value="0" calcext:value-type="float">
            <text:p>0</text:p>
          </table:table-cell>
          <table:table-cell table:formula="of:=[.G554]-[.G676]" office:value-type="string" office:string-value="" calcext:value-type="error">
            <text:p>#VALEUR !</text:p>
          </table:table-cell>
          <table:table-cell table:formula="of:=[.H554]-[.H676]" office:value-type="float" office:value="0" calcext:value-type="float">
            <text:p>0</text:p>
          </table:table-cell>
          <table:table-cell table:formula="of:=[.I554]-[.I676]" office:value-type="float" office:value="0" calcext:value-type="float">
            <text:p>0</text:p>
          </table:table-cell>
          <table:table-cell table:formula="of:=[.J554]-[.J676]" office:value-type="float" office:value="0" calcext:value-type="float">
            <text:p>0</text:p>
          </table:table-cell>
          <table:table-cell table:formula="of:=[.K554]-[.K676]" office:value-type="float" office:value="0" calcext:value-type="float">
            <text:p>0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float" office:value="0" calcext:value-type="float">
            <text:p>0</text:p>
          </table:table-cell>
          <table:table-cell table:formula="of:=[.N554]-[.N676]" office:value-type="float" office:value="0" calcext:value-type="float">
            <text:p>0</text:p>
          </table:table-cell>
          <table:table-cell table:formula="of:=[.O554]-[.O676]" office:value-type="float" office:value="0" calcext:value-type="float">
            <text:p>0</text:p>
          </table:table-cell>
          <table:table-cell table:formula="of:=[.P554]-[.P676]" office:value-type="float" office:value="0" calcext:value-type="float">
            <text:p>0</text:p>
          </table:table-cell>
          <table:table-cell table:formula="of:=[.Q554]-[.Q676]" office:value-type="float" office:value="0" calcext:value-type="float">
            <text:p>0</text:p>
          </table:table-cell>
          <table:table-cell table:formula="of:=[.R554]-[.R676]" office:value-type="float" office:value="0" calcext:value-type="float">
            <text:p>0</text:p>
          </table:table-cell>
          <table:table-cell table:formula="of:=[.S554]-[.S676]" office:value-type="float" office:value="0" calcext:value-type="float">
            <text:p>0</text:p>
          </table:table-cell>
          <table:table-cell table:formula="of:=[.T554]-[.T676]" office:value-type="string" office:string-value="" calcext:value-type="error">
            <text:p>#VALEUR !</text:p>
          </table:table-cell>
          <table:table-cell table:formula="of:=[.U554]-[.U676]" office:value-type="float" office:value="0" calcext:value-type="float">
            <text:p>0</text:p>
          </table:table-cell>
          <table:table-cell table:formula="of:=[.V554]-[.V6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1.8" calcext:value-type="float">
            <text:p>31,8</text:p>
          </table:table-cell>
          <table:table-cell table:formula="of:=[.B555]-[.B677]" office:value-type="float" office:value="0" calcext:value-type="float">
            <text:p>0</text:p>
          </table:table-cell>
          <table:table-cell table:formula="of:=[.C555]-[.C677]" office:value-type="string" office:string-value="" calcext:value-type="error">
            <text:p>#VALEUR !</text:p>
          </table:table-cell>
          <table:table-cell table:formula="of:=[.D555]-[.D677]" office:value-type="string" office:string-value="" calcext:value-type="error">
            <text:p>#VALEUR !</text:p>
          </table:table-cell>
          <table:table-cell table:formula="of:=[.E555]-[.E677]" office:value-type="float" office:value="0" calcext:value-type="float">
            <text:p>0</text:p>
          </table:table-cell>
          <table:table-cell table:formula="of:=[.F555]-[.F677]" office:value-type="string" office:string-value="" calcext:value-type="error">
            <text:p>#VALEUR !</text:p>
          </table:table-cell>
          <table:table-cell table:formula="of:=[.G555]-[.G677]" office:value-type="float" office:value="0" calcext:value-type="float">
            <text:p>0</text:p>
          </table:table-cell>
          <table:table-cell table:formula="of:=[.H555]-[.H677]" office:value-type="float" office:value="0" calcext:value-type="float">
            <text:p>0</text:p>
          </table:table-cell>
          <table:table-cell table:formula="of:=[.I555]-[.I677]" office:value-type="string" office:string-value="" calcext:value-type="error">
            <text:p>#VALEUR !</text:p>
          </table:table-cell>
          <table:table-cell table:formula="of:=[.J555]-[.J677]" office:value-type="string" office:string-value="" calcext:value-type="error">
            <text:p>#VALEUR !</text:p>
          </table:table-cell>
          <table:table-cell table:formula="of:=[.K555]-[.K677]" office:value-type="string" office:string-value="" calcext:value-type="error">
            <text:p>#VALEUR !</text:p>
          </table:table-cell>
          <table:table-cell table:formula="of:=[.L555]-[.L677]" office:value-type="string" office:string-value="" calcext:value-type="error">
            <text:p>#VALEUR !</text:p>
          </table:table-cell>
          <table:table-cell table:formula="of:=[.M555]-[.M677]" office:value-type="float" office:value="0" calcext:value-type="float">
            <text:p>0</text:p>
          </table:table-cell>
          <table:table-cell table:formula="of:=[.N555]-[.N677]" office:value-type="float" office:value="0" calcext:value-type="float">
            <text:p>0</text:p>
          </table:table-cell>
          <table:table-cell table:formula="of:=[.O555]-[.O677]" office:value-type="float" office:value="0" calcext:value-type="float">
            <text:p>0</text:p>
          </table:table-cell>
          <table:table-cell table:formula="of:=[.P555]-[.P677]" office:value-type="float" office:value="0" calcext:value-type="float">
            <text:p>0</text:p>
          </table:table-cell>
          <table:table-cell table:formula="of:=[.Q555]-[.Q677]" office:value-type="float" office:value="0" calcext:value-type="float">
            <text:p>0</text:p>
          </table:table-cell>
          <table:table-cell table:formula="of:=[.R555]-[.R677]" office:value-type="float" office:value="0" calcext:value-type="float">
            <text:p>0</text:p>
          </table:table-cell>
          <table:table-cell table:formula="of:=[.S555]-[.S677]" office:value-type="float" office:value="0" calcext:value-type="float">
            <text:p>0</text:p>
          </table:table-cell>
          <table:table-cell table:formula="of:=[.T555]-[.T677]" office:value-type="float" office:value="0" calcext:value-type="float">
            <text:p>0</text:p>
          </table:table-cell>
          <table:table-cell table:formula="of:=[.U555]-[.U677]" office:value-type="float" office:value="0" calcext:value-type="float">
            <text:p>0</text:p>
          </table:table-cell>
          <table:table-cell table:formula="of:=[.V555]-[.V67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formula="of:=[.B556]-[.B678]" office:value-type="float" office:value="0" calcext:value-type="float">
            <text:p>0</text:p>
          </table:table-cell>
          <table:table-cell table:formula="of:=[.C556]-[.C678]" office:value-type="float" office:value="0" calcext:value-type="float">
            <text:p>0</text:p>
          </table:table-cell>
          <table:table-cell table:formula="of:=[.D556]-[.D678]" office:value-type="string" office:string-value="" calcext:value-type="error">
            <text:p>#VALEUR !</text:p>
          </table:table-cell>
          <table:table-cell table:formula="of:=[.E556]-[.E678]" office:value-type="float" office:value="0" calcext:value-type="float">
            <text:p>0</text:p>
          </table:table-cell>
          <table:table-cell table:formula="of:=[.F556]-[.F678]" office:value-type="float" office:value="0" calcext:value-type="float">
            <text:p>0</text:p>
          </table:table-cell>
          <table:table-cell table:formula="of:=[.G556]-[.G678]" office:value-type="float" office:value="0" calcext:value-type="float">
            <text:p>0</text:p>
          </table:table-cell>
          <table:table-cell table:formula="of:=[.H556]-[.H678]" office:value-type="float" office:value="0" calcext:value-type="float">
            <text:p>0</text:p>
          </table:table-cell>
          <table:table-cell table:formula="of:=[.I556]-[.I678]" office:value-type="float" office:value="0" calcext:value-type="float">
            <text:p>0</text:p>
          </table:table-cell>
          <table:table-cell table:formula="of:=[.J556]-[.J678]" office:value-type="float" office:value="0" calcext:value-type="float">
            <text:p>0</text:p>
          </table:table-cell>
          <table:table-cell table:formula="of:=[.K556]-[.K678]" office:value-type="float" office:value="0" calcext:value-type="float">
            <text:p>0</text:p>
          </table:table-cell>
          <table:table-cell table:formula="of:=[.L556]-[.L678]" office:value-type="string" office:string-value="" calcext:value-type="error">
            <text:p>#VALEUR !</text:p>
          </table:table-cell>
          <table:table-cell table:formula="of:=[.M556]-[.M678]" office:value-type="float" office:value="0" calcext:value-type="float">
            <text:p>0</text:p>
          </table:table-cell>
          <table:table-cell table:formula="of:=[.N556]-[.N678]" office:value-type="float" office:value="0" calcext:value-type="float">
            <text:p>0</text:p>
          </table:table-cell>
          <table:table-cell table:formula="of:=[.O556]-[.O678]" office:value-type="float" office:value="0" calcext:value-type="float">
            <text:p>0</text:p>
          </table:table-cell>
          <table:table-cell table:formula="of:=[.P556]-[.P678]" office:value-type="float" office:value="0" calcext:value-type="float">
            <text:p>0</text:p>
          </table:table-cell>
          <table:table-cell table:formula="of:=[.Q556]-[.Q678]" office:value-type="float" office:value="0" calcext:value-type="float">
            <text:p>0</text:p>
          </table:table-cell>
          <table:table-cell table:formula="of:=[.R556]-[.R678]" office:value-type="float" office:value="0" calcext:value-type="float">
            <text:p>0</text:p>
          </table:table-cell>
          <table:table-cell table:formula="of:=[.S556]-[.S678]" office:value-type="float" office:value="0" calcext:value-type="float">
            <text:p>0</text:p>
          </table:table-cell>
          <table:table-cell table:formula="of:=[.T556]-[.T678]" office:value-type="float" office:value="0" calcext:value-type="float">
            <text:p>0</text:p>
          </table:table-cell>
          <table:table-cell table:formula="of:=[.U556]-[.U678]" office:value-type="float" office:value="0" calcext:value-type="float">
            <text:p>0</text:p>
          </table:table-cell>
          <table:table-cell table:formula="of:=[.V556]-[.V67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formula="of:=[.B557]-[.B679]" office:value-type="float" office:value="0" calcext:value-type="float">
            <text:p>0</text:p>
          </table:table-cell>
          <table:table-cell table:formula="of:=[.C557]-[.C679]" office:value-type="float" office:value="0" calcext:value-type="float">
            <text:p>0</text:p>
          </table:table-cell>
          <table:table-cell table:formula="of:=[.D557]-[.D679]" office:value-type="float" office:value="0" calcext:value-type="float">
            <text:p>0</text:p>
          </table:table-cell>
          <table:table-cell table:formula="of:=[.E557]-[.E679]" office:value-type="float" office:value="0" calcext:value-type="float">
            <text:p>0</text:p>
          </table:table-cell>
          <table:table-cell table:formula="of:=[.F557]-[.F679]" office:value-type="float" office:value="0" calcext:value-type="float">
            <text:p>0</text:p>
          </table:table-cell>
          <table:table-cell table:formula="of:=[.G557]-[.G679]" office:value-type="float" office:value="0" calcext:value-type="float">
            <text:p>0</text:p>
          </table:table-cell>
          <table:table-cell table:formula="of:=[.H557]-[.H679]" office:value-type="float" office:value="0" calcext:value-type="float">
            <text:p>0</text:p>
          </table:table-cell>
          <table:table-cell table:formula="of:=[.I557]-[.I679]" office:value-type="float" office:value="0" calcext:value-type="float">
            <text:p>0</text:p>
          </table:table-cell>
          <table:table-cell table:formula="of:=[.J557]-[.J679]" office:value-type="string" office:string-value="" calcext:value-type="error">
            <text:p>#VALEUR !</text:p>
          </table:table-cell>
          <table:table-cell table:formula="of:=[.K557]-[.K679]" office:value-type="string" office:string-value="" calcext:value-type="error">
            <text:p>#VALEUR !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string" office:string-value="" calcext:value-type="error">
            <text:p>#VALEUR !</text:p>
          </table:table-cell>
          <table:table-cell table:formula="of:=[.N557]-[.N679]" office:value-type="string" office:string-value="" calcext:value-type="error">
            <text:p>#VALEUR !</text:p>
          </table:table-cell>
          <table:table-cell table:formula="of:=[.O557]-[.O679]" office:value-type="string" office:string-value="" calcext:value-type="error">
            <text:p>#VALEUR !</text:p>
          </table:table-cell>
          <table:table-cell table:formula="of:=[.P557]-[.P679]" office:value-type="float" office:value="0" calcext:value-type="float">
            <text:p>0</text:p>
          </table:table-cell>
          <table:table-cell table:formula="of:=[.Q557]-[.Q679]" office:value-type="string" office:string-value="" calcext:value-type="error">
            <text:p>#VALEUR !</text:p>
          </table:table-cell>
          <table:table-cell table:formula="of:=[.R557]-[.R679]" office:value-type="float" office:value="0" calcext:value-type="float">
            <text:p>0</text:p>
          </table:table-cell>
          <table:table-cell table:formula="of:=[.S557]-[.S679]" office:value-type="float" office:value="0" calcext:value-type="float">
            <text:p>0</text:p>
          </table:table-cell>
          <table:table-cell table:formula="of:=[.T557]-[.T679]" office:value-type="float" office:value="0" calcext:value-type="float">
            <text:p>0</text:p>
          </table:table-cell>
          <table:table-cell table:formula="of:=[.U557]-[.U679]" office:value-type="float" office:value="0" calcext:value-type="float">
            <text:p>0</text:p>
          </table:table-cell>
          <table:table-cell table:formula="of:=[.V557]-[.V67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formula="of:=[.B558]-[.B680]" office:value-type="float" office:value="0" calcext:value-type="float">
            <text:p>0</text:p>
          </table:table-cell>
          <table:table-cell table:formula="of:=[.C558]-[.C680]" office:value-type="float" office:value="0" calcext:value-type="float">
            <text:p>0</text:p>
          </table:table-cell>
          <table:table-cell table:formula="of:=[.D558]-[.D680]" office:value-type="float" office:value="0" calcext:value-type="float">
            <text:p>0</text:p>
          </table:table-cell>
          <table:table-cell table:formula="of:=[.E558]-[.E680]" office:value-type="float" office:value="0" calcext:value-type="float">
            <text:p>0</text:p>
          </table:table-cell>
          <table:table-cell table:formula="of:=[.F558]-[.F680]" office:value-type="float" office:value="0" calcext:value-type="float">
            <text:p>0</text:p>
          </table:table-cell>
          <table:table-cell table:formula="of:=[.G558]-[.G680]" office:value-type="float" office:value="0" calcext:value-type="float">
            <text:p>0</text:p>
          </table:table-cell>
          <table:table-cell table:formula="of:=[.H558]-[.H680]" office:value-type="float" office:value="0" calcext:value-type="float">
            <text:p>0</text:p>
          </table:table-cell>
          <table:table-cell table:formula="of:=[.I558]-[.I680]" office:value-type="float" office:value="0" calcext:value-type="float">
            <text:p>0</text:p>
          </table:table-cell>
          <table:table-cell table:formula="of:=[.J558]-[.J680]" office:value-type="float" office:value="0" calcext:value-type="float">
            <text:p>0</text:p>
          </table:table-cell>
          <table:table-cell table:formula="of:=[.K558]-[.K680]" office:value-type="float" office:value="0" calcext:value-type="float">
            <text:p>0</text:p>
          </table:table-cell>
          <table:table-cell table:formula="of:=[.L558]-[.L680]" office:value-type="float" office:value="0" calcext:value-type="float">
            <text:p>0</text:p>
          </table:table-cell>
          <table:table-cell table:formula="of:=[.M558]-[.M680]" office:value-type="float" office:value="0" calcext:value-type="float">
            <text:p>0</text:p>
          </table:table-cell>
          <table:table-cell table:formula="of:=[.N558]-[.N680]" office:value-type="float" office:value="0" calcext:value-type="float">
            <text:p>0</text:p>
          </table:table-cell>
          <table:table-cell table:formula="of:=[.O558]-[.O680]" office:value-type="float" office:value="0" calcext:value-type="float">
            <text:p>0</text:p>
          </table:table-cell>
          <table:table-cell table:formula="of:=[.P558]-[.P680]" office:value-type="float" office:value="0" calcext:value-type="float">
            <text:p>0</text:p>
          </table:table-cell>
          <table:table-cell table:formula="of:=[.Q558]-[.Q680]" office:value-type="float" office:value="0" calcext:value-type="float">
            <text:p>0</text:p>
          </table:table-cell>
          <table:table-cell table:formula="of:=[.R558]-[.R680]" office:value-type="float" office:value="0" calcext:value-type="float">
            <text:p>0</text:p>
          </table:table-cell>
          <table:table-cell table:formula="of:=[.S558]-[.S680]" office:value-type="float" office:value="0" calcext:value-type="float">
            <text:p>0</text:p>
          </table:table-cell>
          <table:table-cell table:formula="of:=[.T558]-[.T680]" office:value-type="float" office:value="0" calcext:value-type="float">
            <text:p>0</text:p>
          </table:table-cell>
          <table:table-cell table:formula="of:=[.U558]-[.U680]" office:value-type="float" office:value="0" calcext:value-type="float">
            <text:p>0</text:p>
          </table:table-cell>
          <table:table-cell table:formula="of:=[.V558]-[.V68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formula="of:=[.B559]-[.B681]" office:value-type="float" office:value="0" calcext:value-type="float">
            <text:p>0</text:p>
          </table:table-cell>
          <table:table-cell table:formula="of:=[.C559]-[.C681]" office:value-type="float" office:value="0" calcext:value-type="float">
            <text:p>0</text:p>
          </table:table-cell>
          <table:table-cell table:formula="of:=[.D559]-[.D681]" office:value-type="float" office:value="0" calcext:value-type="float">
            <text:p>0</text:p>
          </table:table-cell>
          <table:table-cell table:formula="of:=[.E559]-[.E681]" office:value-type="float" office:value="0" calcext:value-type="float">
            <text:p>0</text:p>
          </table:table-cell>
          <table:table-cell table:formula="of:=[.F559]-[.F681]" office:value-type="float" office:value="0" calcext:value-type="float">
            <text:p>0</text:p>
          </table:table-cell>
          <table:table-cell table:formula="of:=[.G559]-[.G681]" office:value-type="float" office:value="0" calcext:value-type="float">
            <text:p>0</text:p>
          </table:table-cell>
          <table:table-cell table:formula="of:=[.H559]-[.H681]" office:value-type="string" office:string-value="" calcext:value-type="error">
            <text:p>#VALEUR !</text:p>
          </table:table-cell>
          <table:table-cell table:formula="of:=[.I559]-[.I681]" office:value-type="float" office:value="0" calcext:value-type="float">
            <text:p>0</text:p>
          </table:table-cell>
          <table:table-cell table:formula="of:=[.J559]-[.J681]" office:value-type="float" office:value="0" calcext:value-type="float">
            <text:p>0</text:p>
          </table:table-cell>
          <table:table-cell table:formula="of:=[.K559]-[.K681]" office:value-type="float" office:value="0" calcext:value-type="float">
            <text:p>0</text:p>
          </table:table-cell>
          <table:table-cell table:formula="of:=[.L559]-[.L681]" office:value-type="float" office:value="0" calcext:value-type="float">
            <text:p>0</text:p>
          </table:table-cell>
          <table:table-cell table:formula="of:=[.M559]-[.M681]" office:value-type="float" office:value="0" calcext:value-type="float">
            <text:p>0</text:p>
          </table:table-cell>
          <table:table-cell table:formula="of:=[.N559]-[.N681]" office:value-type="float" office:value="0" calcext:value-type="float">
            <text:p>0</text:p>
          </table:table-cell>
          <table:table-cell table:formula="of:=[.O559]-[.O681]" office:value-type="float" office:value="0" calcext:value-type="float">
            <text:p>0</text:p>
          </table:table-cell>
          <table:table-cell table:formula="of:=[.P559]-[.P681]" office:value-type="float" office:value="0" calcext:value-type="float">
            <text:p>0</text:p>
          </table:table-cell>
          <table:table-cell table:formula="of:=[.Q559]-[.Q681]" office:value-type="float" office:value="0" calcext:value-type="float">
            <text:p>0</text:p>
          </table:table-cell>
          <table:table-cell table:formula="of:=[.R559]-[.R681]" office:value-type="float" office:value="0" calcext:value-type="float">
            <text:p>0</text:p>
          </table:table-cell>
          <table:table-cell table:formula="of:=[.S559]-[.S681]" office:value-type="float" office:value="0" calcext:value-type="float">
            <text:p>0</text:p>
          </table:table-cell>
          <table:table-cell table:formula="of:=[.T559]-[.T681]" office:value-type="float" office:value="0" calcext:value-type="float">
            <text:p>0</text:p>
          </table:table-cell>
          <table:table-cell table:formula="of:=[.U559]-[.U681]" office:value-type="float" office:value="0" calcext:value-type="float">
            <text:p>0</text:p>
          </table:table-cell>
          <table:table-cell table:formula="of:=[.V559]-[.V68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formula="of:=[.B560]-[.B682]" office:value-type="float" office:value="0" calcext:value-type="float">
            <text:p>0</text:p>
          </table:table-cell>
          <table:table-cell table:formula="of:=[.C560]-[.C682]" office:value-type="float" office:value="0" calcext:value-type="float">
            <text:p>0</text:p>
          </table:table-cell>
          <table:table-cell table:formula="of:=[.D560]-[.D682]" office:value-type="float" office:value="0" calcext:value-type="float">
            <text:p>0</text:p>
          </table:table-cell>
          <table:table-cell table:formula="of:=[.E560]-[.E682]" office:value-type="float" office:value="0" calcext:value-type="float">
            <text:p>0</text:p>
          </table:table-cell>
          <table:table-cell table:formula="of:=[.F560]-[.F682]" office:value-type="float" office:value="0" calcext:value-type="float">
            <text:p>0</text:p>
          </table:table-cell>
          <table:table-cell table:formula="of:=[.G560]-[.G682]" office:value-type="float" office:value="0" calcext:value-type="float">
            <text:p>0</text:p>
          </table:table-cell>
          <table:table-cell table:formula="of:=[.H560]-[.H682]" office:value-type="float" office:value="0" calcext:value-type="float">
            <text:p>0</text:p>
          </table:table-cell>
          <table:table-cell table:formula="of:=[.I560]-[.I682]" office:value-type="float" office:value="0" calcext:value-type="float">
            <text:p>0</text:p>
          </table:table-cell>
          <table:table-cell table:formula="of:=[.J560]-[.J682]" office:value-type="float" office:value="0" calcext:value-type="float">
            <text:p>0</text:p>
          </table:table-cell>
          <table:table-cell table:formula="of:=[.K560]-[.K682]" office:value-type="float" office:value="0" calcext:value-type="float">
            <text:p>0</text:p>
          </table:table-cell>
          <table:table-cell table:formula="of:=[.L560]-[.L682]" office:value-type="float" office:value="0" calcext:value-type="float">
            <text:p>0</text:p>
          </table:table-cell>
          <table:table-cell table:formula="of:=[.M560]-[.M682]" office:value-type="float" office:value="0" calcext:value-type="float">
            <text:p>0</text:p>
          </table:table-cell>
          <table:table-cell table:formula="of:=[.N560]-[.N682]" office:value-type="float" office:value="0" calcext:value-type="float">
            <text:p>0</text:p>
          </table:table-cell>
          <table:table-cell table:formula="of:=[.O560]-[.O682]" office:value-type="float" office:value="0" calcext:value-type="float">
            <text:p>0</text:p>
          </table:table-cell>
          <table:table-cell table:formula="of:=[.P560]-[.P682]" office:value-type="float" office:value="0" calcext:value-type="float">
            <text:p>0</text:p>
          </table:table-cell>
          <table:table-cell table:formula="of:=[.Q560]-[.Q682]" office:value-type="float" office:value="0" calcext:value-type="float">
            <text:p>0</text:p>
          </table:table-cell>
          <table:table-cell table:formula="of:=[.R560]-[.R682]" office:value-type="float" office:value="0" calcext:value-type="float">
            <text:p>0</text:p>
          </table:table-cell>
          <table:table-cell table:formula="of:=[.S560]-[.S682]" office:value-type="float" office:value="0" calcext:value-type="float">
            <text:p>0</text:p>
          </table:table-cell>
          <table:table-cell table:formula="of:=[.T560]-[.T682]" office:value-type="float" office:value="0" calcext:value-type="float">
            <text:p>0</text:p>
          </table:table-cell>
          <table:table-cell table:formula="of:=[.U560]-[.U682]" office:value-type="float" office:value="0" calcext:value-type="float">
            <text:p>0</text:p>
          </table:table-cell>
          <table:table-cell table:formula="of:=[.V560]-[.V68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formula="of:=[.B561]-[.B683]" office:value-type="float" office:value="0" calcext:value-type="float">
            <text:p>0</text:p>
          </table:table-cell>
          <table:table-cell table:formula="of:=[.C561]-[.C683]" office:value-type="float" office:value="0" calcext:value-type="float">
            <text:p>0</text:p>
          </table:table-cell>
          <table:table-cell table:formula="of:=[.D561]-[.D683]" office:value-type="float" office:value="0" calcext:value-type="float">
            <text:p>0</text:p>
          </table:table-cell>
          <table:table-cell table:formula="of:=[.E561]-[.E683]" office:value-type="float" office:value="0" calcext:value-type="float">
            <text:p>0</text:p>
          </table:table-cell>
          <table:table-cell table:formula="of:=[.F561]-[.F683]" office:value-type="float" office:value="-4.85722573273506E-017" calcext:value-type="float">
            <text:p>-4,85722573273506E-017</text:p>
          </table:table-cell>
          <table:table-cell table:formula="of:=[.G561]-[.G683]" office:value-type="float" office:value="0" calcext:value-type="float">
            <text:p>0</text:p>
          </table:table-cell>
          <table:table-cell table:formula="of:=[.H561]-[.H683]" office:value-type="float" office:value="0" calcext:value-type="float">
            <text:p>0</text:p>
          </table:table-cell>
          <table:table-cell table:formula="of:=[.I561]-[.I683]" office:value-type="float" office:value="0" calcext:value-type="float">
            <text:p>0</text:p>
          </table:table-cell>
          <table:table-cell table:formula="of:=[.J561]-[.J683]" office:value-type="float" office:value="0" calcext:value-type="float">
            <text:p>0</text:p>
          </table:table-cell>
          <table:table-cell table:formula="of:=[.K561]-[.K683]" office:value-type="float" office:value="0" calcext:value-type="float">
            <text:p>0</text:p>
          </table:table-cell>
          <table:table-cell table:formula="of:=[.L561]-[.L683]" office:value-type="float" office:value="0" calcext:value-type="float">
            <text:p>0</text:p>
          </table:table-cell>
          <table:table-cell table:formula="of:=[.M561]-[.M683]" office:value-type="float" office:value="0" calcext:value-type="float">
            <text:p>0</text:p>
          </table:table-cell>
          <table:table-cell table:formula="of:=[.N561]-[.N683]" office:value-type="float" office:value="0" calcext:value-type="float">
            <text:p>0</text:p>
          </table:table-cell>
          <table:table-cell table:formula="of:=[.O561]-[.O683]" office:value-type="float" office:value="0" calcext:value-type="float">
            <text:p>0</text:p>
          </table:table-cell>
          <table:table-cell table:formula="of:=[.P561]-[.P683]" office:value-type="float" office:value="0" calcext:value-type="float">
            <text:p>0</text:p>
          </table:table-cell>
          <table:table-cell table:formula="of:=[.Q561]-[.Q683]" office:value-type="float" office:value="0" calcext:value-type="float">
            <text:p>0</text:p>
          </table:table-cell>
          <table:table-cell table:formula="of:=[.R561]-[.R683]" office:value-type="float" office:value="0" calcext:value-type="float">
            <text:p>0</text:p>
          </table:table-cell>
          <table:table-cell table:formula="of:=[.S561]-[.S683]" office:value-type="float" office:value="0" calcext:value-type="float">
            <text:p>0</text:p>
          </table:table-cell>
          <table:table-cell table:formula="of:=[.T561]-[.T683]" office:value-type="float" office:value="0" calcext:value-type="float">
            <text:p>0</text:p>
          </table:table-cell>
          <table:table-cell table:formula="of:=[.U561]-[.U683]" office:value-type="float" office:value="0" calcext:value-type="float">
            <text:p>0</text:p>
          </table:table-cell>
          <table:table-cell table:formula="of:=[.V561]-[.V68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formula="of:=[.B562]-[.B684]" office:value-type="float" office:value="0" calcext:value-type="float">
            <text:p>0</text:p>
          </table:table-cell>
          <table:table-cell table:formula="of:=[.C562]-[.C684]" office:value-type="float" office:value="0" calcext:value-type="float">
            <text:p>0</text:p>
          </table:table-cell>
          <table:table-cell table:formula="of:=[.D562]-[.D684]" office:value-type="float" office:value="0" calcext:value-type="float">
            <text:p>0</text:p>
          </table:table-cell>
          <table:table-cell table:formula="of:=[.E562]-[.E684]" office:value-type="float" office:value="0" calcext:value-type="float">
            <text:p>0</text:p>
          </table:table-cell>
          <table:table-cell table:formula="of:=[.F562]-[.F684]" office:value-type="float" office:value="0" calcext:value-type="float">
            <text:p>0</text:p>
          </table:table-cell>
          <table:table-cell table:formula="of:=[.G562]-[.G684]" office:value-type="float" office:value="0" calcext:value-type="float">
            <text:p>0</text:p>
          </table:table-cell>
          <table:table-cell table:formula="of:=[.H562]-[.H684]" office:value-type="float" office:value="0" calcext:value-type="float">
            <text:p>0</text:p>
          </table:table-cell>
          <table:table-cell table:formula="of:=[.I562]-[.I684]" office:value-type="float" office:value="0" calcext:value-type="float">
            <text:p>0</text:p>
          </table:table-cell>
          <table:table-cell table:formula="of:=[.J562]-[.J684]" office:value-type="float" office:value="0" calcext:value-type="float">
            <text:p>0</text:p>
          </table:table-cell>
          <table:table-cell table:formula="of:=[.K562]-[.K684]" office:value-type="float" office:value="0" calcext:value-type="float">
            <text:p>0</text:p>
          </table:table-cell>
          <table:table-cell table:formula="of:=[.L562]-[.L684]" office:value-type="float" office:value="0" calcext:value-type="float">
            <text:p>0</text:p>
          </table:table-cell>
          <table:table-cell table:formula="of:=[.M562]-[.M684]" office:value-type="string" office:string-value="" calcext:value-type="error">
            <text:p>#VALEUR !</text:p>
          </table:table-cell>
          <table:table-cell table:formula="of:=[.N562]-[.N684]" office:value-type="string" office:string-value="" calcext:value-type="error">
            <text:p>#VALEUR !</text:p>
          </table:table-cell>
          <table:table-cell table:formula="of:=[.O562]-[.O684]" office:value-type="string" office:string-value="" calcext:value-type="error">
            <text:p>#VALEUR !</text:p>
          </table:table-cell>
          <table:table-cell table:formula="of:=[.P562]-[.P684]" office:value-type="string" office:string-value="" calcext:value-type="error">
            <text:p>#VALEUR !</text:p>
          </table:table-cell>
          <table:table-cell table:formula="of:=[.Q562]-[.Q684]" office:value-type="float" office:value="0" calcext:value-type="float">
            <text:p>0</text:p>
          </table:table-cell>
          <table:table-cell table:formula="of:=[.R562]-[.R684]" office:value-type="float" office:value="0" calcext:value-type="float">
            <text:p>0</text:p>
          </table:table-cell>
          <table:table-cell table:formula="of:=[.S562]-[.S684]" office:value-type="float" office:value="0" calcext:value-type="float">
            <text:p>0</text:p>
          </table:table-cell>
          <table:table-cell table:formula="of:=[.T562]-[.T684]" office:value-type="float" office:value="0" calcext:value-type="float">
            <text:p>0</text:p>
          </table:table-cell>
          <table:table-cell table:formula="of:=[.U562]-[.U684]" office:value-type="float" office:value="0" calcext:value-type="float">
            <text:p>0</text:p>
          </table:table-cell>
          <table:table-cell table:formula="of:=[.V562]-[.V68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563]-[.B685]" office:value-type="float" office:value="0" calcext:value-type="float">
            <text:p>0</text:p>
          </table:table-cell>
          <table:table-cell table:formula="of:=[.C563]-[.C685]" office:value-type="float" office:value="0" calcext:value-type="float">
            <text:p>0</text:p>
          </table:table-cell>
          <table:table-cell table:formula="of:=[.D563]-[.D685]" office:value-type="float" office:value="0" calcext:value-type="float">
            <text:p>0</text:p>
          </table:table-cell>
          <table:table-cell table:formula="of:=[.E563]-[.E685]" office:value-type="float" office:value="0" calcext:value-type="float">
            <text:p>0</text:p>
          </table:table-cell>
          <table:table-cell table:formula="of:=[.F563]-[.F685]" office:value-type="float" office:value="0" calcext:value-type="float">
            <text:p>0</text:p>
          </table:table-cell>
          <table:table-cell table:formula="of:=[.G563]-[.G685]" office:value-type="float" office:value="0" calcext:value-type="float">
            <text:p>0</text:p>
          </table:table-cell>
          <table:table-cell table:formula="of:=[.H563]-[.H685]" office:value-type="float" office:value="0" calcext:value-type="float">
            <text:p>0</text:p>
          </table:table-cell>
          <table:table-cell table:formula="of:=[.I563]-[.I685]" office:value-type="float" office:value="0" calcext:value-type="float">
            <text:p>0</text:p>
          </table:table-cell>
          <table:table-cell table:formula="of:=[.J563]-[.J685]" office:value-type="float" office:value="0" calcext:value-type="float">
            <text:p>0</text:p>
          </table:table-cell>
          <table:table-cell table:formula="of:=[.K563]-[.K685]" office:value-type="float" office:value="0" calcext:value-type="float">
            <text:p>0</text:p>
          </table:table-cell>
          <table:table-cell table:formula="of:=[.L563]-[.L685]" office:value-type="float" office:value="0" calcext:value-type="float">
            <text:p>0</text:p>
          </table:table-cell>
          <table:table-cell table:formula="of:=[.M563]-[.M685]" office:value-type="float" office:value="0" calcext:value-type="float">
            <text:p>0</text:p>
          </table:table-cell>
          <table:table-cell table:formula="of:=[.N563]-[.N685]" office:value-type="float" office:value="0" calcext:value-type="float">
            <text:p>0</text:p>
          </table:table-cell>
          <table:table-cell table:formula="of:=[.O563]-[.O685]" office:value-type="float" office:value="0" calcext:value-type="float">
            <text:p>0</text:p>
          </table:table-cell>
          <table:table-cell table:formula="of:=[.P563]-[.P685]" office:value-type="float" office:value="0" calcext:value-type="float">
            <text:p>0</text:p>
          </table:table-cell>
          <table:table-cell table:formula="of:=[.Q563]-[.Q685]" office:value-type="float" office:value="0" calcext:value-type="float">
            <text:p>0</text:p>
          </table:table-cell>
          <table:table-cell table:formula="of:=[.R563]-[.R685]" office:value-type="float" office:value="0" calcext:value-type="float">
            <text:p>0</text:p>
          </table:table-cell>
          <table:table-cell table:formula="of:=[.S563]-[.S685]" office:value-type="float" office:value="0" calcext:value-type="float">
            <text:p>0</text:p>
          </table:table-cell>
          <table:table-cell table:formula="of:=[.T563]-[.T685]" office:value-type="float" office:value="0" calcext:value-type="float">
            <text:p>0</text:p>
          </table:table-cell>
          <table:table-cell table:formula="of:=[.U563]-[.U685]" office:value-type="float" office:value="0" calcext:value-type="float">
            <text:p>0</text:p>
          </table:table-cell>
          <table:table-cell table:formula="of:=[.V563]-[.V68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formula="of:=[.B564]-[.B686]" office:value-type="float" office:value="0" calcext:value-type="float">
            <text:p>0</text:p>
          </table:table-cell>
          <table:table-cell table:formula="of:=[.C564]-[.C686]" office:value-type="float" office:value="0" calcext:value-type="float">
            <text:p>0</text:p>
          </table:table-cell>
          <table:table-cell table:formula="of:=[.D564]-[.D686]" office:value-type="float" office:value="0" calcext:value-type="float">
            <text:p>0</text:p>
          </table:table-cell>
          <table:table-cell table:formula="of:=[.E564]-[.E686]" office:value-type="float" office:value="0" calcext:value-type="float">
            <text:p>0</text:p>
          </table:table-cell>
          <table:table-cell table:formula="of:=[.F564]-[.F686]" office:value-type="float" office:value="0" calcext:value-type="float">
            <text:p>0</text:p>
          </table:table-cell>
          <table:table-cell table:formula="of:=[.G564]-[.G686]" office:value-type="float" office:value="0" calcext:value-type="float">
            <text:p>0</text:p>
          </table:table-cell>
          <table:table-cell table:formula="of:=[.H564]-[.H686]" office:value-type="float" office:value="0" calcext:value-type="float">
            <text:p>0</text:p>
          </table:table-cell>
          <table:table-cell table:formula="of:=[.I564]-[.I686]" office:value-type="float" office:value="0" calcext:value-type="float">
            <text:p>0</text:p>
          </table:table-cell>
          <table:table-cell table:formula="of:=[.J564]-[.J686]" office:value-type="float" office:value="0" calcext:value-type="float">
            <text:p>0</text:p>
          </table:table-cell>
          <table:table-cell table:formula="of:=[.K564]-[.K686]" office:value-type="float" office:value="0" calcext:value-type="float">
            <text:p>0</text:p>
          </table:table-cell>
          <table:table-cell table:formula="of:=[.L564]-[.L686]" office:value-type="float" office:value="0" calcext:value-type="float">
            <text:p>0</text:p>
          </table:table-cell>
          <table:table-cell table:formula="of:=[.M564]-[.M686]" office:value-type="float" office:value="0" calcext:value-type="float">
            <text:p>0</text:p>
          </table:table-cell>
          <table:table-cell table:formula="of:=[.N564]-[.N686]" office:value-type="float" office:value="0" calcext:value-type="float">
            <text:p>0</text:p>
          </table:table-cell>
          <table:table-cell table:formula="of:=[.O564]-[.O686]" office:value-type="float" office:value="0" calcext:value-type="float">
            <text:p>0</text:p>
          </table:table-cell>
          <table:table-cell table:formula="of:=[.P564]-[.P686]" office:value-type="float" office:value="0" calcext:value-type="float">
            <text:p>0</text:p>
          </table:table-cell>
          <table:table-cell table:formula="of:=[.Q564]-[.Q686]" office:value-type="float" office:value="0" calcext:value-type="float">
            <text:p>0</text:p>
          </table:table-cell>
          <table:table-cell table:formula="of:=[.R564]-[.R686]" office:value-type="float" office:value="0" calcext:value-type="float">
            <text:p>0</text:p>
          </table:table-cell>
          <table:table-cell table:formula="of:=[.S564]-[.S686]" office:value-type="float" office:value="0" calcext:value-type="float">
            <text:p>0</text:p>
          </table:table-cell>
          <table:table-cell table:formula="of:=[.T564]-[.T686]" office:value-type="float" office:value="0" calcext:value-type="float">
            <text:p>0</text:p>
          </table:table-cell>
          <table:table-cell table:formula="of:=[.U564]-[.U686]" office:value-type="float" office:value="0" calcext:value-type="float">
            <text:p>0</text:p>
          </table:table-cell>
          <table:table-cell table:formula="of:=[.V564]-[.V68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formula="of:=[.B565]-[.B687]" office:value-type="float" office:value="0" calcext:value-type="float">
            <text:p>0</text:p>
          </table:table-cell>
          <table:table-cell table:formula="of:=[.C565]-[.C687]" office:value-type="float" office:value="0" calcext:value-type="float">
            <text:p>0</text:p>
          </table:table-cell>
          <table:table-cell table:formula="of:=[.D565]-[.D687]" office:value-type="float" office:value="0" calcext:value-type="float">
            <text:p>0</text:p>
          </table:table-cell>
          <table:table-cell table:formula="of:=[.E565]-[.E687]" office:value-type="float" office:value="0" calcext:value-type="float">
            <text:p>0</text:p>
          </table:table-cell>
          <table:table-cell table:formula="of:=[.F565]-[.F687]" office:value-type="float" office:value="0" calcext:value-type="float">
            <text:p>0</text:p>
          </table:table-cell>
          <table:table-cell table:formula="of:=[.G565]-[.G687]" office:value-type="float" office:value="0" calcext:value-type="float">
            <text:p>0</text:p>
          </table:table-cell>
          <table:table-cell table:formula="of:=[.H565]-[.H687]" office:value-type="float" office:value="0" calcext:value-type="float">
            <text:p>0</text:p>
          </table:table-cell>
          <table:table-cell table:formula="of:=[.I565]-[.I687]" office:value-type="float" office:value="0" calcext:value-type="float">
            <text:p>0</text:p>
          </table:table-cell>
          <table:table-cell table:formula="of:=[.J565]-[.J687]" office:value-type="float" office:value="0" calcext:value-type="float">
            <text:p>0</text:p>
          </table:table-cell>
          <table:table-cell table:formula="of:=[.K565]-[.K687]" office:value-type="float" office:value="0" calcext:value-type="float">
            <text:p>0</text:p>
          </table:table-cell>
          <table:table-cell table:formula="of:=[.L565]-[.L687]" office:value-type="float" office:value="0" calcext:value-type="float">
            <text:p>0</text:p>
          </table:table-cell>
          <table:table-cell table:formula="of:=[.M565]-[.M687]" office:value-type="float" office:value="0" calcext:value-type="float">
            <text:p>0</text:p>
          </table:table-cell>
          <table:table-cell table:formula="of:=[.N565]-[.N687]" office:value-type="float" office:value="0" calcext:value-type="float">
            <text:p>0</text:p>
          </table:table-cell>
          <table:table-cell table:formula="of:=[.O565]-[.O687]" office:value-type="float" office:value="0" calcext:value-type="float">
            <text:p>0</text:p>
          </table:table-cell>
          <table:table-cell table:formula="of:=[.P565]-[.P687]" office:value-type="float" office:value="0" calcext:value-type="float">
            <text:p>0</text:p>
          </table:table-cell>
          <table:table-cell table:formula="of:=[.Q565]-[.Q687]" office:value-type="float" office:value="0" calcext:value-type="float">
            <text:p>0</text:p>
          </table:table-cell>
          <table:table-cell table:formula="of:=[.R565]-[.R687]" office:value-type="float" office:value="4.02455846426619E-016" calcext:value-type="float">
            <text:p>4,02455846426619E-016</text:p>
          </table:table-cell>
          <table:table-cell table:formula="of:=[.S565]-[.S687]" office:value-type="float" office:value="0" calcext:value-type="float">
            <text:p>0</text:p>
          </table:table-cell>
          <table:table-cell table:formula="of:=[.T565]-[.T687]" office:value-type="float" office:value="0" calcext:value-type="float">
            <text:p>0</text:p>
          </table:table-cell>
          <table:table-cell table:formula="of:=[.U565]-[.U687]" office:value-type="float" office:value="0" calcext:value-type="float">
            <text:p>0</text:p>
          </table:table-cell>
          <table:table-cell table:formula="of:=[.V565]-[.V68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formula="of:=[.B566]-[.B688]" office:value-type="float" office:value="0" calcext:value-type="float">
            <text:p>0</text:p>
          </table:table-cell>
          <table:table-cell table:formula="of:=[.C566]-[.C688]" office:value-type="float" office:value="0" calcext:value-type="float">
            <text:p>0</text:p>
          </table:table-cell>
          <table:table-cell table:formula="of:=[.D566]-[.D688]" office:value-type="float" office:value="0" calcext:value-type="float">
            <text:p>0</text:p>
          </table:table-cell>
          <table:table-cell table:formula="of:=[.E566]-[.E688]" office:value-type="float" office:value="0" calcext:value-type="float">
            <text:p>0</text:p>
          </table:table-cell>
          <table:table-cell table:formula="of:=[.F566]-[.F688]" office:value-type="float" office:value="0" calcext:value-type="float">
            <text:p>0</text:p>
          </table:table-cell>
          <table:table-cell table:formula="of:=[.G566]-[.G688]" office:value-type="float" office:value="0" calcext:value-type="float">
            <text:p>0</text:p>
          </table:table-cell>
          <table:table-cell table:formula="of:=[.H566]-[.H688]" office:value-type="float" office:value="0" calcext:value-type="float">
            <text:p>0</text:p>
          </table:table-cell>
          <table:table-cell table:formula="of:=[.I566]-[.I688]" office:value-type="float" office:value="0" calcext:value-type="float">
            <text:p>0</text:p>
          </table:table-cell>
          <table:table-cell table:formula="of:=[.J566]-[.J688]" office:value-type="float" office:value="0" calcext:value-type="float">
            <text:p>0</text:p>
          </table:table-cell>
          <table:table-cell table:formula="of:=[.K566]-[.K688]" office:value-type="float" office:value="0" calcext:value-type="float">
            <text:p>0</text:p>
          </table:table-cell>
          <table:table-cell table:formula="of:=[.L566]-[.L688]" office:value-type="float" office:value="0" calcext:value-type="float">
            <text:p>0</text:p>
          </table:table-cell>
          <table:table-cell table:formula="of:=[.M566]-[.M688]" office:value-type="float" office:value="0" calcext:value-type="float">
            <text:p>0</text:p>
          </table:table-cell>
          <table:table-cell table:formula="of:=[.N566]-[.N688]" office:value-type="float" office:value="0" calcext:value-type="float">
            <text:p>0</text:p>
          </table:table-cell>
          <table:table-cell table:formula="of:=[.O566]-[.O688]" office:value-type="float" office:value="0" calcext:value-type="float">
            <text:p>0</text:p>
          </table:table-cell>
          <table:table-cell table:formula="of:=[.P566]-[.P688]" office:value-type="float" office:value="0" calcext:value-type="float">
            <text:p>0</text:p>
          </table:table-cell>
          <table:table-cell table:formula="of:=[.Q566]-[.Q688]" office:value-type="float" office:value="0" calcext:value-type="float">
            <text:p>0</text:p>
          </table:table-cell>
          <table:table-cell table:formula="of:=[.R566]-[.R688]" office:value-type="string" office:string-value="" calcext:value-type="error">
            <text:p>#VALEUR !</text:p>
          </table:table-cell>
          <table:table-cell table:formula="of:=[.S566]-[.S688]" office:value-type="float" office:value="0" calcext:value-type="float">
            <text:p>0</text:p>
          </table:table-cell>
          <table:table-cell table:formula="of:=[.T566]-[.T688]" office:value-type="float" office:value="0" calcext:value-type="float">
            <text:p>0</text:p>
          </table:table-cell>
          <table:table-cell table:formula="of:=[.U566]-[.U688]" office:value-type="float" office:value="0" calcext:value-type="float">
            <text:p>0</text:p>
          </table:table-cell>
          <table:table-cell table:formula="of:=[.V566]-[.V68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567]-[.B689]" office:value-type="float" office:value="0" calcext:value-type="float">
            <text:p>0</text:p>
          </table:table-cell>
          <table:table-cell table:formula="of:=[.C567]-[.C689]" office:value-type="float" office:value="0" calcext:value-type="float">
            <text:p>0</text:p>
          </table:table-cell>
          <table:table-cell table:formula="of:=[.D567]-[.D689]" office:value-type="float" office:value="0" calcext:value-type="float">
            <text:p>0</text:p>
          </table:table-cell>
          <table:table-cell table:formula="of:=[.E567]-[.E689]" office:value-type="float" office:value="0" calcext:value-type="float">
            <text:p>0</text:p>
          </table:table-cell>
          <table:table-cell table:formula="of:=[.F567]-[.F689]" office:value-type="float" office:value="-4.33680868994202E-017" calcext:value-type="float">
            <text:p>-4,33680868994202E-017</text:p>
          </table:table-cell>
          <table:table-cell table:formula="of:=[.G567]-[.G689]" office:value-type="float" office:value="0" calcext:value-type="float">
            <text:p>0</text:p>
          </table:table-cell>
          <table:table-cell table:formula="of:=[.H567]-[.H689]" office:value-type="float" office:value="0" calcext:value-type="float">
            <text:p>0</text:p>
          </table:table-cell>
          <table:table-cell table:formula="of:=[.I567]-[.I689]" office:value-type="float" office:value="0" calcext:value-type="float">
            <text:p>0</text:p>
          </table:table-cell>
          <table:table-cell table:formula="of:=[.J567]-[.J689]" office:value-type="float" office:value="0" calcext:value-type="float">
            <text:p>0</text:p>
          </table:table-cell>
          <table:table-cell table:formula="of:=[.K567]-[.K689]" office:value-type="float" office:value="0" calcext:value-type="float">
            <text:p>0</text:p>
          </table:table-cell>
          <table:table-cell table:formula="of:=[.L567]-[.L689]" office:value-type="float" office:value="0" calcext:value-type="float">
            <text:p>0</text:p>
          </table:table-cell>
          <table:table-cell table:formula="of:=[.M567]-[.M689]" office:value-type="float" office:value="0" calcext:value-type="float">
            <text:p>0</text:p>
          </table:table-cell>
          <table:table-cell table:formula="of:=[.N567]-[.N689]" office:value-type="float" office:value="0" calcext:value-type="float">
            <text:p>0</text:p>
          </table:table-cell>
          <table:table-cell table:formula="of:=[.O567]-[.O689]" office:value-type="float" office:value="0" calcext:value-type="float">
            <text:p>0</text:p>
          </table:table-cell>
          <table:table-cell table:formula="of:=[.P567]-[.P689]" office:value-type="float" office:value="0" calcext:value-type="float">
            <text:p>0</text:p>
          </table:table-cell>
          <table:table-cell table:formula="of:=[.Q567]-[.Q689]" office:value-type="float" office:value="0" calcext:value-type="float">
            <text:p>0</text:p>
          </table:table-cell>
          <table:table-cell table:formula="of:=[.R567]-[.R689]" office:value-type="float" office:value="0" calcext:value-type="float">
            <text:p>0</text:p>
          </table:table-cell>
          <table:table-cell table:formula="of:=[.S567]-[.S689]" office:value-type="float" office:value="0" calcext:value-type="float">
            <text:p>0</text:p>
          </table:table-cell>
          <table:table-cell table:formula="of:=[.T567]-[.T689]" office:value-type="float" office:value="0" calcext:value-type="float">
            <text:p>0</text:p>
          </table:table-cell>
          <table:table-cell table:formula="of:=[.U567]-[.U689]" office:value-type="float" office:value="0" calcext:value-type="float">
            <text:p>0</text:p>
          </table:table-cell>
          <table:table-cell table:formula="of:=[.V567]-[.V68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formula="of:=[.B568]-[.B690]" office:value-type="float" office:value="0" calcext:value-type="float">
            <text:p>0</text:p>
          </table:table-cell>
          <table:table-cell table:formula="of:=[.C568]-[.C690]" office:value-type="float" office:value="0" calcext:value-type="float">
            <text:p>0</text:p>
          </table:table-cell>
          <table:table-cell table:formula="of:=[.D568]-[.D690]" office:value-type="float" office:value="0" calcext:value-type="float">
            <text:p>0</text:p>
          </table:table-cell>
          <table:table-cell table:formula="of:=[.E568]-[.E690]" office:value-type="float" office:value="0" calcext:value-type="float">
            <text:p>0</text:p>
          </table:table-cell>
          <table:table-cell table:formula="of:=[.F568]-[.F690]" office:value-type="float" office:value="0" calcext:value-type="float">
            <text:p>0</text:p>
          </table:table-cell>
          <table:table-cell table:formula="of:=[.G568]-[.G690]" office:value-type="float" office:value="0" calcext:value-type="float">
            <text:p>0</text:p>
          </table:table-cell>
          <table:table-cell table:formula="of:=[.H568]-[.H690]" office:value-type="float" office:value="0" calcext:value-type="float">
            <text:p>0</text:p>
          </table:table-cell>
          <table:table-cell table:formula="of:=[.I568]-[.I690]" office:value-type="float" office:value="0" calcext:value-type="float">
            <text:p>0</text:p>
          </table:table-cell>
          <table:table-cell table:formula="of:=[.J568]-[.J690]" office:value-type="float" office:value="0" calcext:value-type="float">
            <text:p>0</text:p>
          </table:table-cell>
          <table:table-cell table:formula="of:=[.K568]-[.K690]" office:value-type="float" office:value="0" calcext:value-type="float">
            <text:p>0</text:p>
          </table:table-cell>
          <table:table-cell table:formula="of:=[.L568]-[.L690]" office:value-type="float" office:value="0" calcext:value-type="float">
            <text:p>0</text:p>
          </table:table-cell>
          <table:table-cell table:formula="of:=[.M568]-[.M690]" office:value-type="float" office:value="0" calcext:value-type="float">
            <text:p>0</text:p>
          </table:table-cell>
          <table:table-cell table:formula="of:=[.N568]-[.N690]" office:value-type="float" office:value="0" calcext:value-type="float">
            <text:p>0</text:p>
          </table:table-cell>
          <table:table-cell table:formula="of:=[.O568]-[.O690]" office:value-type="float" office:value="0" calcext:value-type="float">
            <text:p>0</text:p>
          </table:table-cell>
          <table:table-cell table:formula="of:=[.P568]-[.P690]" office:value-type="float" office:value="0" calcext:value-type="float">
            <text:p>0</text:p>
          </table:table-cell>
          <table:table-cell table:formula="of:=[.Q568]-[.Q690]" office:value-type="float" office:value="0" calcext:value-type="float">
            <text:p>0</text:p>
          </table:table-cell>
          <table:table-cell table:formula="of:=[.R568]-[.R690]" office:value-type="float" office:value="0" calcext:value-type="float">
            <text:p>0</text:p>
          </table:table-cell>
          <table:table-cell table:formula="of:=[.S568]-[.S690]" office:value-type="float" office:value="0" calcext:value-type="float">
            <text:p>0</text:p>
          </table:table-cell>
          <table:table-cell table:formula="of:=[.T568]-[.T690]" office:value-type="float" office:value="0" calcext:value-type="float">
            <text:p>0</text:p>
          </table:table-cell>
          <table:table-cell table:formula="of:=[.U568]-[.U690]" office:value-type="float" office:value="0" calcext:value-type="float">
            <text:p>0</text:p>
          </table:table-cell>
          <table:table-cell table:formula="of:=[.V568]-[.V69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formula="of:=[.B569]-[.B691]" office:value-type="float" office:value="0" calcext:value-type="float">
            <text:p>0</text:p>
          </table:table-cell>
          <table:table-cell table:formula="of:=[.C569]-[.C691]" office:value-type="float" office:value="0" calcext:value-type="float">
            <text:p>0</text:p>
          </table:table-cell>
          <table:table-cell table:formula="of:=[.D569]-[.D691]" office:value-type="float" office:value="0" calcext:value-type="float">
            <text:p>0</text:p>
          </table:table-cell>
          <table:table-cell table:formula="of:=[.E569]-[.E691]" office:value-type="float" office:value="0" calcext:value-type="float">
            <text:p>0</text:p>
          </table:table-cell>
          <table:table-cell table:formula="of:=[.F569]-[.F691]" office:value-type="float" office:value="4.85722573273506E-017" calcext:value-type="float">
            <text:p>4,85722573273506E-017</text:p>
          </table:table-cell>
          <table:table-cell table:formula="of:=[.G569]-[.G691]" office:value-type="float" office:value="0" calcext:value-type="float">
            <text:p>0</text:p>
          </table:table-cell>
          <table:table-cell table:formula="of:=[.H569]-[.H691]" office:value-type="float" office:value="0" calcext:value-type="float">
            <text:p>0</text:p>
          </table:table-cell>
          <table:table-cell table:formula="of:=[.I569]-[.I691]" office:value-type="float" office:value="0" calcext:value-type="float">
            <text:p>0</text:p>
          </table:table-cell>
          <table:table-cell table:formula="of:=[.J569]-[.J691]" office:value-type="float" office:value="0" calcext:value-type="float">
            <text:p>0</text:p>
          </table:table-cell>
          <table:table-cell table:formula="of:=[.K569]-[.K691]" office:value-type="float" office:value="0" calcext:value-type="float">
            <text:p>0</text:p>
          </table:table-cell>
          <table:table-cell table:formula="of:=[.L569]-[.L691]" office:value-type="float" office:value="0" calcext:value-type="float">
            <text:p>0</text:p>
          </table:table-cell>
          <table:table-cell table:formula="of:=[.M569]-[.M691]" office:value-type="float" office:value="0" calcext:value-type="float">
            <text:p>0</text:p>
          </table:table-cell>
          <table:table-cell table:formula="of:=[.N569]-[.N691]" office:value-type="float" office:value="0" calcext:value-type="float">
            <text:p>0</text:p>
          </table:table-cell>
          <table:table-cell table:formula="of:=[.O569]-[.O691]" office:value-type="float" office:value="0" calcext:value-type="float">
            <text:p>0</text:p>
          </table:table-cell>
          <table:table-cell table:formula="of:=[.P569]-[.P691]" office:value-type="float" office:value="0" calcext:value-type="float">
            <text:p>0</text:p>
          </table:table-cell>
          <table:table-cell table:formula="of:=[.Q569]-[.Q691]" office:value-type="float" office:value="0" calcext:value-type="float">
            <text:p>0</text:p>
          </table:table-cell>
          <table:table-cell table:formula="of:=[.R569]-[.R691]" office:value-type="float" office:value="0" calcext:value-type="float">
            <text:p>0</text:p>
          </table:table-cell>
          <table:table-cell table:formula="of:=[.S569]-[.S691]" office:value-type="float" office:value="0" calcext:value-type="float">
            <text:p>0</text:p>
          </table:table-cell>
          <table:table-cell table:formula="of:=[.T569]-[.T691]" office:value-type="float" office:value="0" calcext:value-type="float">
            <text:p>0</text:p>
          </table:table-cell>
          <table:table-cell table:formula="of:=[.U569]-[.U691]" office:value-type="float" office:value="0" calcext:value-type="float">
            <text:p>0</text:p>
          </table:table-cell>
          <table:table-cell table:formula="of:=[.V569]-[.V69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formula="of:=[.B570]-[.B692]" office:value-type="float" office:value="0" calcext:value-type="float">
            <text:p>0</text:p>
          </table:table-cell>
          <table:table-cell table:formula="of:=[.C570]-[.C692]" office:value-type="float" office:value="0" calcext:value-type="float">
            <text:p>0</text:p>
          </table:table-cell>
          <table:table-cell table:formula="of:=[.D570]-[.D692]" office:value-type="float" office:value="0" calcext:value-type="float">
            <text:p>0</text:p>
          </table:table-cell>
          <table:table-cell table:formula="of:=[.E570]-[.E692]" office:value-type="float" office:value="0" calcext:value-type="float">
            <text:p>0</text:p>
          </table:table-cell>
          <table:table-cell table:formula="of:=[.F570]-[.F692]" office:value-type="float" office:value="0" calcext:value-type="float">
            <text:p>0</text:p>
          </table:table-cell>
          <table:table-cell table:formula="of:=[.G570]-[.G692]" office:value-type="float" office:value="0" calcext:value-type="float">
            <text:p>0</text:p>
          </table:table-cell>
          <table:table-cell table:formula="of:=[.H570]-[.H692]" office:value-type="float" office:value="0" calcext:value-type="float">
            <text:p>0</text:p>
          </table:table-cell>
          <table:table-cell table:formula="of:=[.I570]-[.I692]" office:value-type="float" office:value="0" calcext:value-type="float">
            <text:p>0</text:p>
          </table:table-cell>
          <table:table-cell table:formula="of:=[.J570]-[.J692]" office:value-type="float" office:value="0" calcext:value-type="float">
            <text:p>0</text:p>
          </table:table-cell>
          <table:table-cell table:formula="of:=[.K570]-[.K692]" office:value-type="float" office:value="0" calcext:value-type="float">
            <text:p>0</text:p>
          </table:table-cell>
          <table:table-cell table:formula="of:=[.L570]-[.L692]" office:value-type="float" office:value="0" calcext:value-type="float">
            <text:p>0</text:p>
          </table:table-cell>
          <table:table-cell table:formula="of:=[.M570]-[.M692]" office:value-type="float" office:value="0" calcext:value-type="float">
            <text:p>0</text:p>
          </table:table-cell>
          <table:table-cell table:formula="of:=[.N570]-[.N692]" office:value-type="float" office:value="0" calcext:value-type="float">
            <text:p>0</text:p>
          </table:table-cell>
          <table:table-cell table:formula="of:=[.O570]-[.O692]" office:value-type="float" office:value="0" calcext:value-type="float">
            <text:p>0</text:p>
          </table:table-cell>
          <table:table-cell table:formula="of:=[.P570]-[.P692]" office:value-type="float" office:value="0" calcext:value-type="float">
            <text:p>0</text:p>
          </table:table-cell>
          <table:table-cell table:formula="of:=[.Q570]-[.Q692]" office:value-type="float" office:value="0" calcext:value-type="float">
            <text:p>0</text:p>
          </table:table-cell>
          <table:table-cell table:formula="of:=[.R570]-[.R692]" office:value-type="float" office:value="0" calcext:value-type="float">
            <text:p>0</text:p>
          </table:table-cell>
          <table:table-cell table:formula="of:=[.S570]-[.S692]" office:value-type="float" office:value="0" calcext:value-type="float">
            <text:p>0</text:p>
          </table:table-cell>
          <table:table-cell table:formula="of:=[.T570]-[.T692]" office:value-type="float" office:value="0" calcext:value-type="float">
            <text:p>0</text:p>
          </table:table-cell>
          <table:table-cell table:formula="of:=[.U570]-[.U692]" office:value-type="float" office:value="0" calcext:value-type="float">
            <text:p>0</text:p>
          </table:table-cell>
          <table:table-cell table:formula="of:=[.V570]-[.V69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formula="of:=[.B571]-[.B693]" office:value-type="float" office:value="0" calcext:value-type="float">
            <text:p>0</text:p>
          </table:table-cell>
          <table:table-cell table:formula="of:=[.C571]-[.C693]" office:value-type="float" office:value="0" calcext:value-type="float">
            <text:p>0</text:p>
          </table:table-cell>
          <table:table-cell table:formula="of:=[.D571]-[.D693]" office:value-type="float" office:value="0" calcext:value-type="float">
            <text:p>0</text:p>
          </table:table-cell>
          <table:table-cell table:formula="of:=[.E571]-[.E693]" office:value-type="float" office:value="0" calcext:value-type="float">
            <text:p>0</text:p>
          </table:table-cell>
          <table:table-cell table:formula="of:=[.F571]-[.F693]" office:value-type="float" office:value="0" calcext:value-type="float">
            <text:p>0</text:p>
          </table:table-cell>
          <table:table-cell table:formula="of:=[.G571]-[.G693]" office:value-type="float" office:value="0" calcext:value-type="float">
            <text:p>0</text:p>
          </table:table-cell>
          <table:table-cell table:formula="of:=[.H571]-[.H693]" office:value-type="float" office:value="0" calcext:value-type="float">
            <text:p>0</text:p>
          </table:table-cell>
          <table:table-cell table:formula="of:=[.I571]-[.I693]" office:value-type="float" office:value="0" calcext:value-type="float">
            <text:p>0</text:p>
          </table:table-cell>
          <table:table-cell table:formula="of:=[.J571]-[.J693]" office:value-type="float" office:value="0" calcext:value-type="float">
            <text:p>0</text:p>
          </table:table-cell>
          <table:table-cell table:formula="of:=[.K571]-[.K693]" office:value-type="float" office:value="0" calcext:value-type="float">
            <text:p>0</text:p>
          </table:table-cell>
          <table:table-cell table:formula="of:=[.L571]-[.L693]" office:value-type="float" office:value="0" calcext:value-type="float">
            <text:p>0</text:p>
          </table:table-cell>
          <table:table-cell table:formula="of:=[.M571]-[.M693]" office:value-type="float" office:value="0" calcext:value-type="float">
            <text:p>0</text:p>
          </table:table-cell>
          <table:table-cell table:formula="of:=[.N571]-[.N693]" office:value-type="float" office:value="0" calcext:value-type="float">
            <text:p>0</text:p>
          </table:table-cell>
          <table:table-cell table:formula="of:=[.O571]-[.O693]" office:value-type="float" office:value="0" calcext:value-type="float">
            <text:p>0</text:p>
          </table:table-cell>
          <table:table-cell table:formula="of:=[.P571]-[.P693]" office:value-type="float" office:value="0" calcext:value-type="float">
            <text:p>0</text:p>
          </table:table-cell>
          <table:table-cell table:formula="of:=[.Q571]-[.Q693]" office:value-type="float" office:value="0" calcext:value-type="float">
            <text:p>0</text:p>
          </table:table-cell>
          <table:table-cell table:formula="of:=[.R571]-[.R693]" office:value-type="float" office:value="0" calcext:value-type="float">
            <text:p>0</text:p>
          </table:table-cell>
          <table:table-cell table:formula="of:=[.S571]-[.S693]" office:value-type="float" office:value="0" calcext:value-type="float">
            <text:p>0</text:p>
          </table:table-cell>
          <table:table-cell table:formula="of:=[.T571]-[.T693]" office:value-type="float" office:value="0" calcext:value-type="float">
            <text:p>0</text:p>
          </table:table-cell>
          <table:table-cell table:formula="of:=[.U571]-[.U693]" office:value-type="float" office:value="0" calcext:value-type="float">
            <text:p>0</text:p>
          </table:table-cell>
          <table:table-cell table:formula="of:=[.V571]-[.V69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formula="of:=[.B572]-[.B694]" office:value-type="float" office:value="0" calcext:value-type="float">
            <text:p>0</text:p>
          </table:table-cell>
          <table:table-cell table:formula="of:=[.C572]-[.C694]" office:value-type="float" office:value="0" calcext:value-type="float">
            <text:p>0</text:p>
          </table:table-cell>
          <table:table-cell table:formula="of:=[.D572]-[.D694]" office:value-type="float" office:value="0" calcext:value-type="float">
            <text:p>0</text:p>
          </table:table-cell>
          <table:table-cell table:formula="of:=[.E572]-[.E694]" office:value-type="float" office:value="0" calcext:value-type="float">
            <text:p>0</text:p>
          </table:table-cell>
          <table:table-cell table:formula="of:=[.F572]-[.F694]" office:value-type="float" office:value="-4.16333634234434E-017" calcext:value-type="float">
            <text:p>-4,16333634234434E-017</text:p>
          </table:table-cell>
          <table:table-cell table:formula="of:=[.G572]-[.G694]" office:value-type="float" office:value="0" calcext:value-type="float">
            <text:p>0</text:p>
          </table:table-cell>
          <table:table-cell table:formula="of:=[.H572]-[.H694]" office:value-type="float" office:value="0" calcext:value-type="float">
            <text:p>0</text:p>
          </table:table-cell>
          <table:table-cell table:formula="of:=[.I572]-[.I694]" office:value-type="float" office:value="0" calcext:value-type="float">
            <text:p>0</text:p>
          </table:table-cell>
          <table:table-cell table:formula="of:=[.J572]-[.J694]" office:value-type="float" office:value="0" calcext:value-type="float">
            <text:p>0</text:p>
          </table:table-cell>
          <table:table-cell table:formula="of:=[.K572]-[.K694]" office:value-type="float" office:value="0" calcext:value-type="float">
            <text:p>0</text:p>
          </table:table-cell>
          <table:table-cell table:formula="of:=[.L572]-[.L694]" office:value-type="float" office:value="0" calcext:value-type="float">
            <text:p>0</text:p>
          </table:table-cell>
          <table:table-cell table:formula="of:=[.M572]-[.M694]" office:value-type="float" office:value="0" calcext:value-type="float">
            <text:p>0</text:p>
          </table:table-cell>
          <table:table-cell table:formula="of:=[.N572]-[.N694]" office:value-type="float" office:value="0" calcext:value-type="float">
            <text:p>0</text:p>
          </table:table-cell>
          <table:table-cell table:formula="of:=[.O572]-[.O694]" office:value-type="float" office:value="0" calcext:value-type="float">
            <text:p>0</text:p>
          </table:table-cell>
          <table:table-cell table:formula="of:=[.P572]-[.P694]" office:value-type="float" office:value="0" calcext:value-type="float">
            <text:p>0</text:p>
          </table:table-cell>
          <table:table-cell table:formula="of:=[.Q572]-[.Q694]" office:value-type="float" office:value="0" calcext:value-type="float">
            <text:p>0</text:p>
          </table:table-cell>
          <table:table-cell table:formula="of:=[.R572]-[.R694]" office:value-type="float" office:value="0" calcext:value-type="float">
            <text:p>0</text:p>
          </table:table-cell>
          <table:table-cell table:formula="of:=[.S572]-[.S694]" office:value-type="float" office:value="0" calcext:value-type="float">
            <text:p>0</text:p>
          </table:table-cell>
          <table:table-cell table:formula="of:=[.T572]-[.T694]" office:value-type="float" office:value="0" calcext:value-type="float">
            <text:p>0</text:p>
          </table:table-cell>
          <table:table-cell table:formula="of:=[.U572]-[.U694]" office:value-type="float" office:value="0" calcext:value-type="float">
            <text:p>0</text:p>
          </table:table-cell>
          <table:table-cell table:formula="of:=[.V572]-[.V69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formula="of:=[.B573]-[.B695]" office:value-type="float" office:value="0" calcext:value-type="float">
            <text:p>0</text:p>
          </table:table-cell>
          <table:table-cell table:formula="of:=[.C573]-[.C695]" office:value-type="float" office:value="0" calcext:value-type="float">
            <text:p>0</text:p>
          </table:table-cell>
          <table:table-cell table:formula="of:=[.D573]-[.D695]" office:value-type="float" office:value="0" calcext:value-type="float">
            <text:p>0</text:p>
          </table:table-cell>
          <table:table-cell table:formula="of:=[.E573]-[.E695]" office:value-type="float" office:value="0" calcext:value-type="float">
            <text:p>0</text:p>
          </table:table-cell>
          <table:table-cell table:formula="of:=[.F573]-[.F695]" office:value-type="float" office:value="0" calcext:value-type="float">
            <text:p>0</text:p>
          </table:table-cell>
          <table:table-cell table:formula="of:=[.G573]-[.G695]" office:value-type="float" office:value="0" calcext:value-type="float">
            <text:p>0</text:p>
          </table:table-cell>
          <table:table-cell table:formula="of:=[.H573]-[.H695]" office:value-type="float" office:value="0" calcext:value-type="float">
            <text:p>0</text:p>
          </table:table-cell>
          <table:table-cell table:formula="of:=[.I573]-[.I695]" office:value-type="float" office:value="0" calcext:value-type="float">
            <text:p>0</text:p>
          </table:table-cell>
          <table:table-cell table:formula="of:=[.J573]-[.J695]" office:value-type="float" office:value="0" calcext:value-type="float">
            <text:p>0</text:p>
          </table:table-cell>
          <table:table-cell table:formula="of:=[.K573]-[.K695]" office:value-type="float" office:value="0" calcext:value-type="float">
            <text:p>0</text:p>
          </table:table-cell>
          <table:table-cell table:formula="of:=[.L573]-[.L695]" office:value-type="float" office:value="0" calcext:value-type="float">
            <text:p>0</text:p>
          </table:table-cell>
          <table:table-cell table:formula="of:=[.M573]-[.M695]" office:value-type="float" office:value="0" calcext:value-type="float">
            <text:p>0</text:p>
          </table:table-cell>
          <table:table-cell table:formula="of:=[.N573]-[.N695]" office:value-type="float" office:value="0" calcext:value-type="float">
            <text:p>0</text:p>
          </table:table-cell>
          <table:table-cell table:formula="of:=[.O573]-[.O695]" office:value-type="float" office:value="0" calcext:value-type="float">
            <text:p>0</text:p>
          </table:table-cell>
          <table:table-cell table:formula="of:=[.P573]-[.P695]" office:value-type="float" office:value="0" calcext:value-type="float">
            <text:p>0</text:p>
          </table:table-cell>
          <table:table-cell table:formula="of:=[.Q573]-[.Q695]" office:value-type="float" office:value="0" calcext:value-type="float">
            <text:p>0</text:p>
          </table:table-cell>
          <table:table-cell table:formula="of:=[.R573]-[.R695]" office:value-type="float" office:value="0" calcext:value-type="float">
            <text:p>0</text:p>
          </table:table-cell>
          <table:table-cell table:formula="of:=[.S573]-[.S695]" office:value-type="float" office:value="0" calcext:value-type="float">
            <text:p>0</text:p>
          </table:table-cell>
          <table:table-cell table:formula="of:=[.T573]-[.T695]" office:value-type="float" office:value="0" calcext:value-type="float">
            <text:p>0</text:p>
          </table:table-cell>
          <table:table-cell table:formula="of:=[.U573]-[.U695]" office:value-type="float" office:value="0" calcext:value-type="float">
            <text:p>0</text:p>
          </table:table-cell>
          <table:table-cell table:formula="of:=[.V573]-[.V69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formula="of:=[.B574]-[.B696]" office:value-type="float" office:value="0" calcext:value-type="float">
            <text:p>0</text:p>
          </table:table-cell>
          <table:table-cell table:formula="of:=[.C574]-[.C696]" office:value-type="float" office:value="0" calcext:value-type="float">
            <text:p>0</text:p>
          </table:table-cell>
          <table:table-cell table:formula="of:=[.D574]-[.D696]" office:value-type="float" office:value="0" calcext:value-type="float">
            <text:p>0</text:p>
          </table:table-cell>
          <table:table-cell table:formula="of:=[.E574]-[.E696]" office:value-type="float" office:value="0" calcext:value-type="float">
            <text:p>0</text:p>
          </table:table-cell>
          <table:table-cell table:formula="of:=[.F574]-[.F696]" office:value-type="float" office:value="0" calcext:value-type="float">
            <text:p>0</text:p>
          </table:table-cell>
          <table:table-cell table:formula="of:=[.G574]-[.G696]" office:value-type="float" office:value="0" calcext:value-type="float">
            <text:p>0</text:p>
          </table:table-cell>
          <table:table-cell table:formula="of:=[.H574]-[.H696]" office:value-type="float" office:value="0" calcext:value-type="float">
            <text:p>0</text:p>
          </table:table-cell>
          <table:table-cell table:formula="of:=[.I574]-[.I696]" office:value-type="float" office:value="0" calcext:value-type="float">
            <text:p>0</text:p>
          </table:table-cell>
          <table:table-cell table:formula="of:=[.J574]-[.J696]" office:value-type="float" office:value="0" calcext:value-type="float">
            <text:p>0</text:p>
          </table:table-cell>
          <table:table-cell table:formula="of:=[.K574]-[.K696]" office:value-type="float" office:value="0" calcext:value-type="float">
            <text:p>0</text:p>
          </table:table-cell>
          <table:table-cell table:formula="of:=[.L574]-[.L696]" office:value-type="float" office:value="0" calcext:value-type="float">
            <text:p>0</text:p>
          </table:table-cell>
          <table:table-cell table:formula="of:=[.M574]-[.M696]" office:value-type="float" office:value="0" calcext:value-type="float">
            <text:p>0</text:p>
          </table:table-cell>
          <table:table-cell table:formula="of:=[.N574]-[.N696]" office:value-type="float" office:value="0" calcext:value-type="float">
            <text:p>0</text:p>
          </table:table-cell>
          <table:table-cell table:formula="of:=[.O574]-[.O696]" office:value-type="float" office:value="0" calcext:value-type="float">
            <text:p>0</text:p>
          </table:table-cell>
          <table:table-cell table:formula="of:=[.P574]-[.P696]" office:value-type="float" office:value="0" calcext:value-type="float">
            <text:p>0</text:p>
          </table:table-cell>
          <table:table-cell table:formula="of:=[.Q574]-[.Q696]" office:value-type="float" office:value="0" calcext:value-type="float">
            <text:p>0</text:p>
          </table:table-cell>
          <table:table-cell table:formula="of:=[.R574]-[.R696]" office:value-type="float" office:value="0" calcext:value-type="float">
            <text:p>0</text:p>
          </table:table-cell>
          <table:table-cell table:formula="of:=[.S574]-[.S696]" office:value-type="float" office:value="0" calcext:value-type="float">
            <text:p>0</text:p>
          </table:table-cell>
          <table:table-cell table:formula="of:=[.T574]-[.T696]" office:value-type="float" office:value="0" calcext:value-type="float">
            <text:p>0</text:p>
          </table:table-cell>
          <table:table-cell table:formula="of:=[.U574]-[.U696]" office:value-type="float" office:value="0" calcext:value-type="float">
            <text:p>0</text:p>
          </table:table-cell>
          <table:table-cell table:formula="of:=[.V574]-[.V69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formula="of:=[.B575]-[.B697]" office:value-type="float" office:value="0" calcext:value-type="float">
            <text:p>0</text:p>
          </table:table-cell>
          <table:table-cell table:formula="of:=[.C575]-[.C697]" office:value-type="float" office:value="0" calcext:value-type="float">
            <text:p>0</text:p>
          </table:table-cell>
          <table:table-cell table:formula="of:=[.D575]-[.D697]" office:value-type="float" office:value="0" calcext:value-type="float">
            <text:p>0</text:p>
          </table:table-cell>
          <table:table-cell table:formula="of:=[.E575]-[.E697]" office:value-type="float" office:value="0" calcext:value-type="float">
            <text:p>0</text:p>
          </table:table-cell>
          <table:table-cell table:formula="of:=[.F575]-[.F697]" office:value-type="float" office:value="0" calcext:value-type="float">
            <text:p>0</text:p>
          </table:table-cell>
          <table:table-cell table:formula="of:=[.G575]-[.G697]" office:value-type="float" office:value="0" calcext:value-type="float">
            <text:p>0</text:p>
          </table:table-cell>
          <table:table-cell table:formula="of:=[.H575]-[.H697]" office:value-type="float" office:value="0" calcext:value-type="float">
            <text:p>0</text:p>
          </table:table-cell>
          <table:table-cell table:formula="of:=[.I575]-[.I697]" office:value-type="float" office:value="0" calcext:value-type="float">
            <text:p>0</text:p>
          </table:table-cell>
          <table:table-cell table:formula="of:=[.J575]-[.J697]" office:value-type="float" office:value="0" calcext:value-type="float">
            <text:p>0</text:p>
          </table:table-cell>
          <table:table-cell table:formula="of:=[.K575]-[.K697]" office:value-type="float" office:value="0" calcext:value-type="float">
            <text:p>0</text:p>
          </table:table-cell>
          <table:table-cell table:formula="of:=[.L575]-[.L697]" office:value-type="float" office:value="0" calcext:value-type="float">
            <text:p>0</text:p>
          </table:table-cell>
          <table:table-cell table:formula="of:=[.M575]-[.M697]" office:value-type="float" office:value="0" calcext:value-type="float">
            <text:p>0</text:p>
          </table:table-cell>
          <table:table-cell table:formula="of:=[.N575]-[.N697]" office:value-type="float" office:value="0" calcext:value-type="float">
            <text:p>0</text:p>
          </table:table-cell>
          <table:table-cell table:formula="of:=[.O575]-[.O697]" office:value-type="float" office:value="0" calcext:value-type="float">
            <text:p>0</text:p>
          </table:table-cell>
          <table:table-cell table:formula="of:=[.P575]-[.P697]" office:value-type="float" office:value="0" calcext:value-type="float">
            <text:p>0</text:p>
          </table:table-cell>
          <table:table-cell table:formula="of:=[.Q575]-[.Q697]" office:value-type="float" office:value="0" calcext:value-type="float">
            <text:p>0</text:p>
          </table:table-cell>
          <table:table-cell table:formula="of:=[.R575]-[.R697]" office:value-type="float" office:value="0" calcext:value-type="float">
            <text:p>0</text:p>
          </table:table-cell>
          <table:table-cell table:formula="of:=[.S575]-[.S697]" office:value-type="float" office:value="0" calcext:value-type="float">
            <text:p>0</text:p>
          </table:table-cell>
          <table:table-cell table:formula="of:=[.T575]-[.T697]" office:value-type="float" office:value="0" calcext:value-type="float">
            <text:p>0</text:p>
          </table:table-cell>
          <table:table-cell table:formula="of:=[.U575]-[.U697]" office:value-type="float" office:value="0" calcext:value-type="float">
            <text:p>0</text:p>
          </table:table-cell>
          <table:table-cell table:formula="of:=[.V575]-[.V69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formula="of:=[.B576]-[.B698]" office:value-type="float" office:value="0" calcext:value-type="float">
            <text:p>0</text:p>
          </table:table-cell>
          <table:table-cell table:formula="of:=[.C576]-[.C698]" office:value-type="float" office:value="0" calcext:value-type="float">
            <text:p>0</text:p>
          </table:table-cell>
          <table:table-cell table:formula="of:=[.D576]-[.D698]" office:value-type="float" office:value="0" calcext:value-type="float">
            <text:p>0</text:p>
          </table:table-cell>
          <table:table-cell table:formula="of:=[.E576]-[.E698]" office:value-type="float" office:value="0" calcext:value-type="float">
            <text:p>0</text:p>
          </table:table-cell>
          <table:table-cell table:formula="of:=[.F576]-[.F698]" office:value-type="float" office:value="0" calcext:value-type="float">
            <text:p>0</text:p>
          </table:table-cell>
          <table:table-cell table:formula="of:=[.G576]-[.G698]" office:value-type="float" office:value="0" calcext:value-type="float">
            <text:p>0</text:p>
          </table:table-cell>
          <table:table-cell table:formula="of:=[.H576]-[.H698]" office:value-type="float" office:value="0" calcext:value-type="float">
            <text:p>0</text:p>
          </table:table-cell>
          <table:table-cell table:formula="of:=[.I576]-[.I698]" office:value-type="float" office:value="0" calcext:value-type="float">
            <text:p>0</text:p>
          </table:table-cell>
          <table:table-cell table:formula="of:=[.J576]-[.J698]" office:value-type="float" office:value="0" calcext:value-type="float">
            <text:p>0</text:p>
          </table:table-cell>
          <table:table-cell table:formula="of:=[.K576]-[.K698]" office:value-type="float" office:value="0" calcext:value-type="float">
            <text:p>0</text:p>
          </table:table-cell>
          <table:table-cell table:formula="of:=[.L576]-[.L698]" office:value-type="float" office:value="0" calcext:value-type="float">
            <text:p>0</text:p>
          </table:table-cell>
          <table:table-cell table:formula="of:=[.M576]-[.M698]" office:value-type="float" office:value="0" calcext:value-type="float">
            <text:p>0</text:p>
          </table:table-cell>
          <table:table-cell table:formula="of:=[.N576]-[.N698]" office:value-type="float" office:value="0" calcext:value-type="float">
            <text:p>0</text:p>
          </table:table-cell>
          <table:table-cell table:formula="of:=[.O576]-[.O698]" office:value-type="float" office:value="0" calcext:value-type="float">
            <text:p>0</text:p>
          </table:table-cell>
          <table:table-cell table:formula="of:=[.P576]-[.P698]" office:value-type="float" office:value="0" calcext:value-type="float">
            <text:p>0</text:p>
          </table:table-cell>
          <table:table-cell table:formula="of:=[.Q576]-[.Q698]" office:value-type="float" office:value="0" calcext:value-type="float">
            <text:p>0</text:p>
          </table:table-cell>
          <table:table-cell table:formula="of:=[.R576]-[.R698]" office:value-type="float" office:value="4.57966997657877E-016" calcext:value-type="float">
            <text:p>4,57966997657877E-016</text:p>
          </table:table-cell>
          <table:table-cell table:formula="of:=[.S576]-[.S698]" office:value-type="float" office:value="0" calcext:value-type="float">
            <text:p>0</text:p>
          </table:table-cell>
          <table:table-cell table:formula="of:=[.T576]-[.T698]" office:value-type="float" office:value="0" calcext:value-type="float">
            <text:p>0</text:p>
          </table:table-cell>
          <table:table-cell table:formula="of:=[.U576]-[.U698]" office:value-type="float" office:value="0" calcext:value-type="float">
            <text:p>0</text:p>
          </table:table-cell>
          <table:table-cell table:formula="of:=[.V576]-[.V69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formula="of:=[.B577]-[.B699]" office:value-type="float" office:value="0" calcext:value-type="float">
            <text:p>0</text:p>
          </table:table-cell>
          <table:table-cell table:formula="of:=[.C577]-[.C699]" office:value-type="float" office:value="0" calcext:value-type="float">
            <text:p>0</text:p>
          </table:table-cell>
          <table:table-cell table:formula="of:=[.D577]-[.D699]" office:value-type="float" office:value="0" calcext:value-type="float">
            <text:p>0</text:p>
          </table:table-cell>
          <table:table-cell table:formula="of:=[.E577]-[.E699]" office:value-type="float" office:value="0" calcext:value-type="float">
            <text:p>0</text:p>
          </table:table-cell>
          <table:table-cell table:formula="of:=[.F577]-[.F699]" office:value-type="float" office:value="0" calcext:value-type="float">
            <text:p>0</text:p>
          </table:table-cell>
          <table:table-cell table:formula="of:=[.G577]-[.G699]" office:value-type="float" office:value="0" calcext:value-type="float">
            <text:p>0</text:p>
          </table:table-cell>
          <table:table-cell table:formula="of:=[.H577]-[.H699]" office:value-type="float" office:value="0" calcext:value-type="float">
            <text:p>0</text:p>
          </table:table-cell>
          <table:table-cell table:formula="of:=[.I577]-[.I699]" office:value-type="float" office:value="0" calcext:value-type="float">
            <text:p>0</text:p>
          </table:table-cell>
          <table:table-cell table:formula="of:=[.J577]-[.J699]" office:value-type="float" office:value="0" calcext:value-type="float">
            <text:p>0</text:p>
          </table:table-cell>
          <table:table-cell table:formula="of:=[.K577]-[.K699]" office:value-type="float" office:value="0" calcext:value-type="float">
            <text:p>0</text:p>
          </table:table-cell>
          <table:table-cell table:formula="of:=[.L577]-[.L699]" office:value-type="float" office:value="0" calcext:value-type="float">
            <text:p>0</text:p>
          </table:table-cell>
          <table:table-cell table:formula="of:=[.M577]-[.M699]" office:value-type="float" office:value="0" calcext:value-type="float">
            <text:p>0</text:p>
          </table:table-cell>
          <table:table-cell table:formula="of:=[.N577]-[.N699]" office:value-type="float" office:value="0" calcext:value-type="float">
            <text:p>0</text:p>
          </table:table-cell>
          <table:table-cell table:formula="of:=[.O577]-[.O699]" office:value-type="float" office:value="0" calcext:value-type="float">
            <text:p>0</text:p>
          </table:table-cell>
          <table:table-cell table:formula="of:=[.P577]-[.P699]" office:value-type="float" office:value="0" calcext:value-type="float">
            <text:p>0</text:p>
          </table:table-cell>
          <table:table-cell table:formula="of:=[.Q577]-[.Q699]" office:value-type="float" office:value="0" calcext:value-type="float">
            <text:p>0</text:p>
          </table:table-cell>
          <table:table-cell table:formula="of:=[.R577]-[.R699]" office:value-type="float" office:value="0" calcext:value-type="float">
            <text:p>0</text:p>
          </table:table-cell>
          <table:table-cell table:formula="of:=[.S577]-[.S699]" office:value-type="float" office:value="0" calcext:value-type="float">
            <text:p>0</text:p>
          </table:table-cell>
          <table:table-cell table:formula="of:=[.T577]-[.T699]" office:value-type="float" office:value="0" calcext:value-type="float">
            <text:p>0</text:p>
          </table:table-cell>
          <table:table-cell table:formula="of:=[.U577]-[.U699]" office:value-type="float" office:value="0" calcext:value-type="float">
            <text:p>0</text:p>
          </table:table-cell>
          <table:table-cell table:formula="of:=[.V577]-[.V69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formula="of:=[.B578]-[.B700]" office:value-type="float" office:value="0" calcext:value-type="float">
            <text:p>0</text:p>
          </table:table-cell>
          <table:table-cell table:formula="of:=[.C578]-[.C700]" office:value-type="float" office:value="0" calcext:value-type="float">
            <text:p>0</text:p>
          </table:table-cell>
          <table:table-cell table:formula="of:=[.D578]-[.D700]" office:value-type="float" office:value="0" calcext:value-type="float">
            <text:p>0</text:p>
          </table:table-cell>
          <table:table-cell table:formula="of:=[.E578]-[.E700]" office:value-type="float" office:value="0" calcext:value-type="float">
            <text:p>0</text:p>
          </table:table-cell>
          <table:table-cell table:formula="of:=[.F578]-[.F700]" office:value-type="float" office:value="0" calcext:value-type="float">
            <text:p>0</text:p>
          </table:table-cell>
          <table:table-cell table:formula="of:=[.G578]-[.G700]" office:value-type="float" office:value="0" calcext:value-type="float">
            <text:p>0</text:p>
          </table:table-cell>
          <table:table-cell table:formula="of:=[.H578]-[.H700]" office:value-type="float" office:value="0" calcext:value-type="float">
            <text:p>0</text:p>
          </table:table-cell>
          <table:table-cell table:formula="of:=[.I578]-[.I700]" office:value-type="float" office:value="0" calcext:value-type="float">
            <text:p>0</text:p>
          </table:table-cell>
          <table:table-cell table:formula="of:=[.J578]-[.J700]" office:value-type="float" office:value="0" calcext:value-type="float">
            <text:p>0</text:p>
          </table:table-cell>
          <table:table-cell table:formula="of:=[.K578]-[.K700]" office:value-type="float" office:value="0" calcext:value-type="float">
            <text:p>0</text:p>
          </table:table-cell>
          <table:table-cell table:formula="of:=[.L578]-[.L700]" office:value-type="float" office:value="0" calcext:value-type="float">
            <text:p>0</text:p>
          </table:table-cell>
          <table:table-cell table:formula="of:=[.M578]-[.M700]" office:value-type="float" office:value="0" calcext:value-type="float">
            <text:p>0</text:p>
          </table:table-cell>
          <table:table-cell table:formula="of:=[.N578]-[.N700]" office:value-type="float" office:value="0" calcext:value-type="float">
            <text:p>0</text:p>
          </table:table-cell>
          <table:table-cell table:formula="of:=[.O578]-[.O700]" office:value-type="float" office:value="0" calcext:value-type="float">
            <text:p>0</text:p>
          </table:table-cell>
          <table:table-cell table:formula="of:=[.P578]-[.P700]" office:value-type="float" office:value="0" calcext:value-type="float">
            <text:p>0</text:p>
          </table:table-cell>
          <table:table-cell table:formula="of:=[.Q578]-[.Q700]" office:value-type="float" office:value="0" calcext:value-type="float">
            <text:p>0</text:p>
          </table:table-cell>
          <table:table-cell table:formula="of:=[.R578]-[.R700]" office:value-type="float" office:value="0" calcext:value-type="float">
            <text:p>0</text:p>
          </table:table-cell>
          <table:table-cell table:formula="of:=[.S578]-[.S700]" office:value-type="float" office:value="0" calcext:value-type="float">
            <text:p>0</text:p>
          </table:table-cell>
          <table:table-cell table:formula="of:=[.T578]-[.T700]" office:value-type="float" office:value="0" calcext:value-type="float">
            <text:p>0</text:p>
          </table:table-cell>
          <table:table-cell table:formula="of:=[.U578]-[.U700]" office:value-type="float" office:value="0" calcext:value-type="float">
            <text:p>0</text:p>
          </table:table-cell>
          <table:table-cell table:formula="of:=[.V578]-[.V70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formula="of:=[.B579]-[.B701]" office:value-type="float" office:value="0" calcext:value-type="float">
            <text:p>0</text:p>
          </table:table-cell>
          <table:table-cell table:formula="of:=[.C579]-[.C701]" office:value-type="float" office:value="0" calcext:value-type="float">
            <text:p>0</text:p>
          </table:table-cell>
          <table:table-cell table:formula="of:=[.D579]-[.D701]" office:value-type="float" office:value="0" calcext:value-type="float">
            <text:p>0</text:p>
          </table:table-cell>
          <table:table-cell table:formula="of:=[.E579]-[.E701]" office:value-type="float" office:value="0" calcext:value-type="float">
            <text:p>0</text:p>
          </table:table-cell>
          <table:table-cell table:formula="of:=[.F579]-[.F701]" office:value-type="float" office:value="0" calcext:value-type="float">
            <text:p>0</text:p>
          </table:table-cell>
          <table:table-cell table:formula="of:=[.G579]-[.G701]" office:value-type="string" office:string-value="" calcext:value-type="error">
            <text:p>#VALEUR !</text:p>
          </table:table-cell>
          <table:table-cell table:formula="of:=[.H579]-[.H701]" office:value-type="float" office:value="0" calcext:value-type="float">
            <text:p>0</text:p>
          </table:table-cell>
          <table:table-cell table:formula="of:=[.I579]-[.I701]" office:value-type="float" office:value="0" calcext:value-type="float">
            <text:p>0</text:p>
          </table:table-cell>
          <table:table-cell table:formula="of:=[.J579]-[.J701]" office:value-type="float" office:value="0" calcext:value-type="float">
            <text:p>0</text:p>
          </table:table-cell>
          <table:table-cell table:formula="of:=[.K579]-[.K701]" office:value-type="float" office:value="0" calcext:value-type="float">
            <text:p>0</text:p>
          </table:table-cell>
          <table:table-cell table:formula="of:=[.L579]-[.L701]" office:value-type="float" office:value="0" calcext:value-type="float">
            <text:p>0</text:p>
          </table:table-cell>
          <table:table-cell table:formula="of:=[.M579]-[.M701]" office:value-type="string" office:string-value="" calcext:value-type="error">
            <text:p>#VALEUR !</text:p>
          </table:table-cell>
          <table:table-cell table:formula="of:=[.N579]-[.N701]" office:value-type="float" office:value="0" calcext:value-type="float">
            <text:p>0</text:p>
          </table:table-cell>
          <table:table-cell table:formula="of:=[.O579]-[.O701]" office:value-type="float" office:value="0" calcext:value-type="float">
            <text:p>0</text:p>
          </table:table-cell>
          <table:table-cell table:formula="of:=[.P579]-[.P701]" office:value-type="float" office:value="0" calcext:value-type="float">
            <text:p>0</text:p>
          </table:table-cell>
          <table:table-cell table:formula="of:=[.Q579]-[.Q701]" office:value-type="float" office:value="0" calcext:value-type="float">
            <text:p>0</text:p>
          </table:table-cell>
          <table:table-cell table:formula="of:=[.R579]-[.R701]" office:value-type="float" office:value="0" calcext:value-type="float">
            <text:p>0</text:p>
          </table:table-cell>
          <table:table-cell table:formula="of:=[.S579]-[.S701]" office:value-type="float" office:value="0" calcext:value-type="float">
            <text:p>0</text:p>
          </table:table-cell>
          <table:table-cell table:formula="of:=[.T579]-[.T701]" office:value-type="float" office:value="0" calcext:value-type="float">
            <text:p>0</text:p>
          </table:table-cell>
          <table:table-cell table:formula="of:=[.U579]-[.U701]" office:value-type="float" office:value="0" calcext:value-type="float">
            <text:p>0</text:p>
          </table:table-cell>
          <table:table-cell table:formula="of:=[.V579]-[.V70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B580]-[.B702]" office:value-type="float" office:value="0" calcext:value-type="float">
            <text:p>0</text:p>
          </table:table-cell>
          <table:table-cell table:formula="of:=[.C580]-[.C702]" office:value-type="float" office:value="0" calcext:value-type="float">
            <text:p>0</text:p>
          </table:table-cell>
          <table:table-cell table:formula="of:=[.D580]-[.D702]" office:value-type="float" office:value="0" calcext:value-type="float">
            <text:p>0</text:p>
          </table:table-cell>
          <table:table-cell table:formula="of:=[.E580]-[.E702]" office:value-type="float" office:value="0" calcext:value-type="float">
            <text:p>0</text:p>
          </table:table-cell>
          <table:table-cell table:formula="of:=[.F580]-[.F702]" office:value-type="float" office:value="-4.33680868994202E-017" calcext:value-type="float">
            <text:p>-4,33680868994202E-017</text:p>
          </table:table-cell>
          <table:table-cell table:formula="of:=[.G580]-[.G702]" office:value-type="float" office:value="0" calcext:value-type="float">
            <text:p>0</text:p>
          </table:table-cell>
          <table:table-cell table:formula="of:=[.H580]-[.H702]" office:value-type="float" office:value="0" calcext:value-type="float">
            <text:p>0</text:p>
          </table:table-cell>
          <table:table-cell table:formula="of:=[.I580]-[.I702]" office:value-type="float" office:value="0" calcext:value-type="float">
            <text:p>0</text:p>
          </table:table-cell>
          <table:table-cell table:formula="of:=[.J580]-[.J702]" office:value-type="float" office:value="0" calcext:value-type="float">
            <text:p>0</text:p>
          </table:table-cell>
          <table:table-cell table:formula="of:=[.K580]-[.K702]" office:value-type="float" office:value="0" calcext:value-type="float">
            <text:p>0</text:p>
          </table:table-cell>
          <table:table-cell table:formula="of:=[.L580]-[.L702]" office:value-type="float" office:value="0" calcext:value-type="float">
            <text:p>0</text:p>
          </table:table-cell>
          <table:table-cell table:formula="of:=[.M580]-[.M702]" office:value-type="float" office:value="0" calcext:value-type="float">
            <text:p>0</text:p>
          </table:table-cell>
          <table:table-cell table:formula="of:=[.N580]-[.N702]" office:value-type="float" office:value="0" calcext:value-type="float">
            <text:p>0</text:p>
          </table:table-cell>
          <table:table-cell table:formula="of:=[.O580]-[.O702]" office:value-type="float" office:value="0" calcext:value-type="float">
            <text:p>0</text:p>
          </table:table-cell>
          <table:table-cell table:formula="of:=[.P580]-[.P702]" office:value-type="float" office:value="0" calcext:value-type="float">
            <text:p>0</text:p>
          </table:table-cell>
          <table:table-cell table:formula="of:=[.Q580]-[.Q702]" office:value-type="float" office:value="0" calcext:value-type="float">
            <text:p>0</text:p>
          </table:table-cell>
          <table:table-cell table:formula="of:=[.R580]-[.R702]" office:value-type="float" office:value="0" calcext:value-type="float">
            <text:p>0</text:p>
          </table:table-cell>
          <table:table-cell table:formula="of:=[.S580]-[.S702]" office:value-type="float" office:value="0" calcext:value-type="float">
            <text:p>0</text:p>
          </table:table-cell>
          <table:table-cell table:formula="of:=[.T580]-[.T702]" office:value-type="float" office:value="0" calcext:value-type="float">
            <text:p>0</text:p>
          </table:table-cell>
          <table:table-cell table:formula="of:=[.U580]-[.U702]" office:value-type="float" office:value="0" calcext:value-type="float">
            <text:p>0</text:p>
          </table:table-cell>
          <table:table-cell table:formula="of:=[.V580]-[.V70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formula="of:=[.B581]-[.B703]" office:value-type="float" office:value="0" calcext:value-type="float">
            <text:p>0</text:p>
          </table:table-cell>
          <table:table-cell table:formula="of:=[.C581]-[.C703]" office:value-type="float" office:value="0" calcext:value-type="float">
            <text:p>0</text:p>
          </table:table-cell>
          <table:table-cell table:formula="of:=[.D581]-[.D703]" office:value-type="float" office:value="0" calcext:value-type="float">
            <text:p>0</text:p>
          </table:table-cell>
          <table:table-cell table:formula="of:=[.E581]-[.E703]" office:value-type="float" office:value="0" calcext:value-type="float">
            <text:p>0</text:p>
          </table:table-cell>
          <table:table-cell table:formula="of:=[.F581]-[.F703]" office:value-type="float" office:value="0" calcext:value-type="float">
            <text:p>0</text:p>
          </table:table-cell>
          <table:table-cell table:formula="of:=[.G581]-[.G703]" office:value-type="float" office:value="0" calcext:value-type="float">
            <text:p>0</text:p>
          </table:table-cell>
          <table:table-cell table:formula="of:=[.H581]-[.H703]" office:value-type="float" office:value="0" calcext:value-type="float">
            <text:p>0</text:p>
          </table:table-cell>
          <table:table-cell table:formula="of:=[.I581]-[.I703]" office:value-type="float" office:value="0" calcext:value-type="float">
            <text:p>0</text:p>
          </table:table-cell>
          <table:table-cell table:formula="of:=[.J581]-[.J703]" office:value-type="float" office:value="0" calcext:value-type="float">
            <text:p>0</text:p>
          </table:table-cell>
          <table:table-cell table:formula="of:=[.K581]-[.K703]" office:value-type="float" office:value="0" calcext:value-type="float">
            <text:p>0</text:p>
          </table:table-cell>
          <table:table-cell table:formula="of:=[.L581]-[.L703]" office:value-type="float" office:value="0" calcext:value-type="float">
            <text:p>0</text:p>
          </table:table-cell>
          <table:table-cell table:formula="of:=[.M581]-[.M703]" office:value-type="float" office:value="0" calcext:value-type="float">
            <text:p>0</text:p>
          </table:table-cell>
          <table:table-cell table:formula="of:=[.N581]-[.N703]" office:value-type="float" office:value="0" calcext:value-type="float">
            <text:p>0</text:p>
          </table:table-cell>
          <table:table-cell table:formula="of:=[.O581]-[.O703]" office:value-type="float" office:value="0" calcext:value-type="float">
            <text:p>0</text:p>
          </table:table-cell>
          <table:table-cell table:formula="of:=[.P581]-[.P703]" office:value-type="float" office:value="0" calcext:value-type="float">
            <text:p>0</text:p>
          </table:table-cell>
          <table:table-cell table:formula="of:=[.Q581]-[.Q703]" office:value-type="float" office:value="0" calcext:value-type="float">
            <text:p>0</text:p>
          </table:table-cell>
          <table:table-cell table:formula="of:=[.R581]-[.R703]" office:value-type="float" office:value="0" calcext:value-type="float">
            <text:p>0</text:p>
          </table:table-cell>
          <table:table-cell table:formula="of:=[.S581]-[.S703]" office:value-type="float" office:value="0" calcext:value-type="float">
            <text:p>0</text:p>
          </table:table-cell>
          <table:table-cell table:formula="of:=[.T581]-[.T703]" office:value-type="float" office:value="0" calcext:value-type="float">
            <text:p>0</text:p>
          </table:table-cell>
          <table:table-cell table:formula="of:=[.U581]-[.U703]" office:value-type="float" office:value="0" calcext:value-type="float">
            <text:p>0</text:p>
          </table:table-cell>
          <table:table-cell table:formula="of:=[.V581]-[.V70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formula="of:=[.B582]-[.B704]" office:value-type="float" office:value="0" calcext:value-type="float">
            <text:p>0</text:p>
          </table:table-cell>
          <table:table-cell table:formula="of:=[.C582]-[.C704]" office:value-type="float" office:value="0" calcext:value-type="float">
            <text:p>0</text:p>
          </table:table-cell>
          <table:table-cell table:formula="of:=[.D582]-[.D704]" office:value-type="float" office:value="0" calcext:value-type="float">
            <text:p>0</text:p>
          </table:table-cell>
          <table:table-cell table:formula="of:=[.E582]-[.E704]" office:value-type="float" office:value="0" calcext:value-type="float">
            <text:p>0</text:p>
          </table:table-cell>
          <table:table-cell table:formula="of:=[.F582]-[.F704]" office:value-type="float" office:value="3.98986399474666E-017" calcext:value-type="float">
            <text:p>3,98986399474666E-017</text:p>
          </table:table-cell>
          <table:table-cell table:formula="of:=[.G582]-[.G704]" office:value-type="float" office:value="0" calcext:value-type="float">
            <text:p>0</text:p>
          </table:table-cell>
          <table:table-cell table:formula="of:=[.H582]-[.H704]" office:value-type="float" office:value="0" calcext:value-type="float">
            <text:p>0</text:p>
          </table:table-cell>
          <table:table-cell table:formula="of:=[.I582]-[.I704]" office:value-type="float" office:value="0" calcext:value-type="float">
            <text:p>0</text:p>
          </table:table-cell>
          <table:table-cell table:formula="of:=[.J582]-[.J704]" office:value-type="float" office:value="0" calcext:value-type="float">
            <text:p>0</text:p>
          </table:table-cell>
          <table:table-cell table:formula="of:=[.K582]-[.K704]" office:value-type="float" office:value="0" calcext:value-type="float">
            <text:p>0</text:p>
          </table:table-cell>
          <table:table-cell table:formula="of:=[.L582]-[.L704]" office:value-type="float" office:value="0" calcext:value-type="float">
            <text:p>0</text:p>
          </table:table-cell>
          <table:table-cell table:formula="of:=[.M582]-[.M704]" office:value-type="float" office:value="0" calcext:value-type="float">
            <text:p>0</text:p>
          </table:table-cell>
          <table:table-cell table:formula="of:=[.N582]-[.N704]" office:value-type="float" office:value="0" calcext:value-type="float">
            <text:p>0</text:p>
          </table:table-cell>
          <table:table-cell table:formula="of:=[.O582]-[.O704]" office:value-type="float" office:value="0" calcext:value-type="float">
            <text:p>0</text:p>
          </table:table-cell>
          <table:table-cell table:formula="of:=[.P582]-[.P704]" office:value-type="float" office:value="0" calcext:value-type="float">
            <text:p>0</text:p>
          </table:table-cell>
          <table:table-cell table:formula="of:=[.Q582]-[.Q704]" office:value-type="float" office:value="0" calcext:value-type="float">
            <text:p>0</text:p>
          </table:table-cell>
          <table:table-cell table:formula="of:=[.R582]-[.R704]" office:value-type="float" office:value="4.57966997657877E-016" calcext:value-type="float">
            <text:p>4,57966997657877E-016</text:p>
          </table:table-cell>
          <table:table-cell table:formula="of:=[.S582]-[.S704]" office:value-type="float" office:value="0" calcext:value-type="float">
            <text:p>0</text:p>
          </table:table-cell>
          <table:table-cell table:formula="of:=[.T582]-[.T704]" office:value-type="float" office:value="0" calcext:value-type="float">
            <text:p>0</text:p>
          </table:table-cell>
          <table:table-cell table:formula="of:=[.U582]-[.U704]" office:value-type="float" office:value="0" calcext:value-type="float">
            <text:p>0</text:p>
          </table:table-cell>
          <table:table-cell table:formula="of:=[.V582]-[.V70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formula="of:=[.B583]-[.B705]" office:value-type="string" office:string-value="" calcext:value-type="error">
            <text:p>#VALEUR !</text:p>
          </table:table-cell>
          <table:table-cell table:formula="of:=[.C583]-[.C705]" office:value-type="float" office:value="0" calcext:value-type="float">
            <text:p>0</text:p>
          </table:table-cell>
          <table:table-cell table:formula="of:=[.D583]-[.D705]" office:value-type="float" office:value="0" calcext:value-type="float">
            <text:p>0</text:p>
          </table:table-cell>
          <table:table-cell table:formula="of:=[.E583]-[.E705]" office:value-type="float" office:value="0" calcext:value-type="float">
            <text:p>0</text:p>
          </table:table-cell>
          <table:table-cell table:formula="of:=[.F583]-[.F705]" office:value-type="float" office:value="0" calcext:value-type="float">
            <text:p>0</text:p>
          </table:table-cell>
          <table:table-cell table:formula="of:=[.G583]-[.G705]" office:value-type="float" office:value="0" calcext:value-type="float">
            <text:p>0</text:p>
          </table:table-cell>
          <table:table-cell table:formula="of:=[.H583]-[.H705]" office:value-type="float" office:value="0" calcext:value-type="float">
            <text:p>0</text:p>
          </table:table-cell>
          <table:table-cell table:formula="of:=[.I583]-[.I705]" office:value-type="float" office:value="0" calcext:value-type="float">
            <text:p>0</text:p>
          </table:table-cell>
          <table:table-cell table:formula="of:=[.J583]-[.J705]" office:value-type="float" office:value="0" calcext:value-type="float">
            <text:p>0</text:p>
          </table:table-cell>
          <table:table-cell table:formula="of:=[.K583]-[.K705]" office:value-type="float" office:value="0" calcext:value-type="float">
            <text:p>0</text:p>
          </table:table-cell>
          <table:table-cell table:formula="of:=[.L583]-[.L705]" office:value-type="float" office:value="0" calcext:value-type="float">
            <text:p>0</text:p>
          </table:table-cell>
          <table:table-cell table:formula="of:=[.M583]-[.M705]" office:value-type="float" office:value="0" calcext:value-type="float">
            <text:p>0</text:p>
          </table:table-cell>
          <table:table-cell table:formula="of:=[.N583]-[.N705]" office:value-type="float" office:value="0" calcext:value-type="float">
            <text:p>0</text:p>
          </table:table-cell>
          <table:table-cell table:formula="of:=[.O583]-[.O705]" office:value-type="float" office:value="0" calcext:value-type="float">
            <text:p>0</text:p>
          </table:table-cell>
          <table:table-cell table:formula="of:=[.P583]-[.P705]" office:value-type="float" office:value="0" calcext:value-type="float">
            <text:p>0</text:p>
          </table:table-cell>
          <table:table-cell table:formula="of:=[.Q583]-[.Q705]" office:value-type="float" office:value="0" calcext:value-type="float">
            <text:p>0</text:p>
          </table:table-cell>
          <table:table-cell table:formula="of:=[.R583]-[.R705]" office:value-type="string" office:string-value="" calcext:value-type="error">
            <text:p>#VALEUR !</text:p>
          </table:table-cell>
          <table:table-cell table:formula="of:=[.S583]-[.S705]" office:value-type="string" office:string-value="" calcext:value-type="error">
            <text:p>#VALEUR !</text:p>
          </table:table-cell>
          <table:table-cell table:formula="of:=[.T583]-[.T705]" office:value-type="float" office:value="0" calcext:value-type="float">
            <text:p>0</text:p>
          </table:table-cell>
          <table:table-cell table:formula="of:=[.U583]-[.U705]" office:value-type="string" office:string-value="" calcext:value-type="error">
            <text:p>#VALEUR !</text:p>
          </table:table-cell>
          <table:table-cell table:formula="of:=[.V583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formula="of:=[.B584]-[.B706]" office:value-type="float" office:value="0" calcext:value-type="float">
            <text:p>0</text:p>
          </table:table-cell>
          <table:table-cell table:formula="of:=[.C584]-[.C706]" office:value-type="float" office:value="0" calcext:value-type="float">
            <text:p>0</text:p>
          </table:table-cell>
          <table:table-cell table:formula="of:=[.D584]-[.D706]" office:value-type="float" office:value="0" calcext:value-type="float">
            <text:p>0</text:p>
          </table:table-cell>
          <table:table-cell table:formula="of:=[.E584]-[.E706]" office:value-type="float" office:value="0" calcext:value-type="float">
            <text:p>0</text:p>
          </table:table-cell>
          <table:table-cell table:formula="of:=[.F584]-[.F706]" office:value-type="float" office:value="0" calcext:value-type="float">
            <text:p>0</text:p>
          </table:table-cell>
          <table:table-cell table:formula="of:=[.G584]-[.G706]" office:value-type="float" office:value="0" calcext:value-type="float">
            <text:p>0</text:p>
          </table:table-cell>
          <table:table-cell table:formula="of:=[.H584]-[.H706]" office:value-type="float" office:value="0" calcext:value-type="float">
            <text:p>0</text:p>
          </table:table-cell>
          <table:table-cell table:formula="of:=[.I584]-[.I706]" office:value-type="float" office:value="0" calcext:value-type="float">
            <text:p>0</text:p>
          </table:table-cell>
          <table:table-cell table:formula="of:=[.J584]-[.J706]" office:value-type="float" office:value="0" calcext:value-type="float">
            <text:p>0</text:p>
          </table:table-cell>
          <table:table-cell table:formula="of:=[.K584]-[.K706]" office:value-type="float" office:value="0" calcext:value-type="float">
            <text:p>0</text:p>
          </table:table-cell>
          <table:table-cell table:formula="of:=[.L584]-[.L706]" office:value-type="float" office:value="0" calcext:value-type="float">
            <text:p>0</text:p>
          </table:table-cell>
          <table:table-cell table:formula="of:=[.M584]-[.M706]" office:value-type="float" office:value="0" calcext:value-type="float">
            <text:p>0</text:p>
          </table:table-cell>
          <table:table-cell table:formula="of:=[.N584]-[.N706]" office:value-type="float" office:value="0" calcext:value-type="float">
            <text:p>0</text:p>
          </table:table-cell>
          <table:table-cell table:formula="of:=[.O584]-[.O706]" office:value-type="float" office:value="0" calcext:value-type="float">
            <text:p>0</text:p>
          </table:table-cell>
          <table:table-cell table:formula="of:=[.P584]-[.P706]" office:value-type="float" office:value="0" calcext:value-type="float">
            <text:p>0</text:p>
          </table:table-cell>
          <table:table-cell table:formula="of:=[.Q584]-[.Q706]" office:value-type="float" office:value="0" calcext:value-type="float">
            <text:p>0</text:p>
          </table:table-cell>
          <table:table-cell table:formula="of:=[.R584]-[.R706]" office:value-type="float" office:value="0" calcext:value-type="float">
            <text:p>0</text:p>
          </table:table-cell>
          <table:table-cell table:formula="of:=[.S584]-[.S706]" office:value-type="float" office:value="0" calcext:value-type="float">
            <text:p>0</text:p>
          </table:table-cell>
          <table:table-cell table:formula="of:=[.T584]-[.T706]" office:value-type="float" office:value="0" calcext:value-type="float">
            <text:p>0</text:p>
          </table:table-cell>
          <table:table-cell table:formula="of:=[.U584]-[.U706]" office:value-type="float" office:value="0" calcext:value-type="float">
            <text:p>0</text:p>
          </table:table-cell>
          <table:table-cell table:formula="of:=[.V584]-[.V70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formula="of:=[.B585]-[.B707]" office:value-type="float" office:value="0" calcext:value-type="float">
            <text:p>0</text:p>
          </table:table-cell>
          <table:table-cell table:formula="of:=[.C585]-[.C707]" office:value-type="float" office:value="0" calcext:value-type="float">
            <text:p>0</text:p>
          </table:table-cell>
          <table:table-cell table:formula="of:=[.D585]-[.D707]" office:value-type="float" office:value="0" calcext:value-type="float">
            <text:p>0</text:p>
          </table:table-cell>
          <table:table-cell table:formula="of:=[.E585]-[.E707]" office:value-type="float" office:value="0" calcext:value-type="float">
            <text:p>0</text:p>
          </table:table-cell>
          <table:table-cell table:formula="of:=[.F585]-[.F707]" office:value-type="float" office:value="0" calcext:value-type="float">
            <text:p>0</text:p>
          </table:table-cell>
          <table:table-cell table:formula="of:=[.G585]-[.G707]" office:value-type="float" office:value="0" calcext:value-type="float">
            <text:p>0</text:p>
          </table:table-cell>
          <table:table-cell table:formula="of:=[.H585]-[.H707]" office:value-type="float" office:value="0" calcext:value-type="float">
            <text:p>0</text:p>
          </table:table-cell>
          <table:table-cell table:formula="of:=[.I585]-[.I707]" office:value-type="float" office:value="0" calcext:value-type="float">
            <text:p>0</text:p>
          </table:table-cell>
          <table:table-cell table:formula="of:=[.J585]-[.J707]" office:value-type="float" office:value="0" calcext:value-type="float">
            <text:p>0</text:p>
          </table:table-cell>
          <table:table-cell table:formula="of:=[.K585]-[.K707]" office:value-type="float" office:value="0" calcext:value-type="float">
            <text:p>0</text:p>
          </table:table-cell>
          <table:table-cell table:formula="of:=[.L585]-[.L707]" office:value-type="float" office:value="0" calcext:value-type="float">
            <text:p>0</text:p>
          </table:table-cell>
          <table:table-cell table:formula="of:=[.M585]-[.M707]" office:value-type="float" office:value="0" calcext:value-type="float">
            <text:p>0</text:p>
          </table:table-cell>
          <table:table-cell table:formula="of:=[.N585]-[.N707]" office:value-type="float" office:value="0" calcext:value-type="float">
            <text:p>0</text:p>
          </table:table-cell>
          <table:table-cell table:formula="of:=[.O585]-[.O707]" office:value-type="float" office:value="0" calcext:value-type="float">
            <text:p>0</text:p>
          </table:table-cell>
          <table:table-cell table:formula="of:=[.P585]-[.P707]" office:value-type="string" office:string-value="" calcext:value-type="error">
            <text:p>#VALEUR !</text:p>
          </table:table-cell>
          <table:table-cell table:formula="of:=[.Q585]-[.Q707]" office:value-type="float" office:value="0" calcext:value-type="float">
            <text:p>0</text:p>
          </table:table-cell>
          <table:table-cell table:formula="of:=[.R585]-[.R707]" office:value-type="float" office:value="0" calcext:value-type="float">
            <text:p>0</text:p>
          </table:table-cell>
          <table:table-cell table:formula="of:=[.S585]-[.S707]" office:value-type="float" office:value="0" calcext:value-type="float">
            <text:p>0</text:p>
          </table:table-cell>
          <table:table-cell table:formula="of:=[.T585]-[.T707]" office:value-type="float" office:value="0" calcext:value-type="float">
            <text:p>0</text:p>
          </table:table-cell>
          <table:table-cell table:formula="of:=[.U585]-[.U707]" office:value-type="float" office:value="0" calcext:value-type="float">
            <text:p>0</text:p>
          </table:table-cell>
          <table:table-cell table:formula="of:=[.V585]-[.V707]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Conclusion: traitement identique</text:p>
          </table:table-cell>
          <table:table-cell table:style-name="ce4" table:number-columns-repeated="3"/>
          <table:table-cell table:number-columns-repeated="1020"/>
        </table:table-row>
        <table:table-row table:style-name="ro2" table:number-rows-repeated="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20:47.735073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23:32.089698919</dc:date>
    <meta:generator>LibreOffice/4.2.8.2$Linux_X86_64 LibreOffice_project/420m0$Build-2</meta:generator>
    <meta:editing-duration>PT57M28S</meta:editing-duration>
    <meta:editing-cycles>15</meta:editing-cycles>
    <meta:document-statistic meta:table-count="1" meta:cell-count="7079" meta:object-count="0"/>
  </office:meta>
</office:document-meta>
</file>